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704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131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8e86ae"/>
    </style:style>
    <style:style style:name="ce7" style:family="table-cell" style:parent-style-name="Default" style:data-style-name="N0">
      <style:table-cell-properties fo:background-color="#ffff38"/>
    </style:style>
    <style:style style:name="ce8" style:family="table-cell" style:parent-style-name="Default">
      <style:table-cell-properties fo:background-color="#ff7b59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map style:condition="cell-content()!=&quot;&quot;" style:apply-style-name="Good" style:base-cell-address="Лист1.N2"/>
    </style:style>
    <style:style style:name="ce11" style:family="table-cell" style:parent-style-name="Default" style:data-style-name="N0">
      <style:map style:condition="cell-content()!=&quot;&quot;" style:apply-style-name="Good" style:base-cell-address="Лист1.N2"/>
    </style:style>
    <style:style style:name="ce12" style:family="table-cell" style:parent-style-name="Default">
      <style:map style:condition="cell-content()!=&quot;&quot;" style:apply-style-name="Good" style:base-cell-address="Лист1.N2"/>
    </style:style>
    <style:style style:name="ce13" style:family="table-cell" style:parent-style-name="Default" style:data-style-name="N0">
      <style:table-cell-properties fo:background-color="#00a933"/>
      <style:map style:condition="cell-content()!=&quot;&quot;" style:apply-style-name="Good" style:base-cell-address="Лист1.N2"/>
    </style:style>
    <style:style style:name="ce14" style:family="table-cell" style:parent-style-name="Default">
      <style:table-cell-properties fo:background-color="#00a933"/>
      <style:map style:condition="cell-content()!=&quot;&quot;" style:apply-style-name="Good" style:base-cell-address="Лист1.N2"/>
    </style:style>
    <style:style style:name="ce15" style:family="table-cell" style:parent-style-name="Default">
      <style:map style:condition="cell-content()!=&quot;&quot;" style:apply-style-name="Good" style:base-cell-address="Лист1.N2"/>
    </style:style>
    <style:style style:name="ce16" style:family="table-cell" style:parent-style-name="Default" style:data-style-name="N0">
      <style:map style:condition="cell-content()!=&quot;&quot;" style:apply-style-name="Good" style:base-cell-address="Лист1.N2"/>
    </style:style>
    <style:style style:name="ce17" style:family="table-cell" style:parent-style-name="Default">
      <style:map style:condition="cell-content()!=&quot;&quot;" style:apply-style-name="Good" style:base-cell-address="Лист1.N2"/>
    </style:style>
    <style:style style:name="ce18" style:family="table-cell" style:parent-style-name="Default" style:data-style-name="N0">
      <style:map style:condition="cell-content()!=&quot;&quot;" style:apply-style-name="Good" style:base-cell-address="Лист1.N2"/>
    </style:style>
    <style:style style:name="ce19" style:family="table-cell" style:parent-style-name="Default">
      <style:map style:condition="cell-content()!=&quot;&quot;" style:apply-style-name="Good" style:base-cell-address="Лист1.N2"/>
    </style:style>
    <style:style style:name="ce20" style:family="table-cell" style:parent-style-name="Default" style:data-style-name="N0">
      <style:map style:condition="cell-content()!=&quot;&quot;" style:apply-style-name="Good" style:base-cell-address="Лист1.N2"/>
    </style:style>
    <style:style style:name="ce21" style:family="table-cell" style:parent-style-name="Default" style:data-style-name="N0">
      <style:map style:condition="cell-content()!=&quot;&quot;" style:apply-style-name="Good" style:base-cell-address="Лист1.N2"/>
    </style:style>
    <style:style style:name="ce22" style:family="table-cell" style:parent-style-name="Default">
      <style:map style:condition="cell-content()!=&quot;&quot;" style:apply-style-name="Good" style:base-cell-address="Лист1.N2"/>
    </style:style>
    <style:style style:name="ce23" style:family="table-cell" style:parent-style-name="Default" style:data-style-name="N0">
      <style:map style:condition="cell-content()!=&quot;&quot;" style:apply-style-name="Good" style:base-cell-address="Лист1.N2"/>
    </style:style>
    <style:style style:name="ce24" style:family="table-cell" style:parent-style-name="Default">
      <style:map style:condition="cell-content()!=&quot;&quot;" style:apply-style-name="Good" style:base-cell-address="Лист1.N2"/>
    </style:style>
    <style:style style:name="ce25" style:family="table-cell" style:parent-style-name="Default" style:data-style-name="N0">
      <style:map style:condition="cell-content()!=&quot;&quot;" style:apply-style-name="Good" style:base-cell-address="Лист1.N2"/>
    </style:style>
    <style:style style:name="ce26" style:family="table-cell" style:parent-style-name="Default">
      <style:map style:condition="cell-content()!=&quot;&quot;" style:apply-style-name="Good" style:base-cell-address="Лист1.N2"/>
    </style:style>
    <style:style style:name="ce27" style:family="table-cell" style:parent-style-name="Default" style:data-style-name="N0">
      <style:map style:condition="cell-content()!=&quot;&quot;" style:apply-style-name="Good" style:base-cell-address="Лист1.N2"/>
    </style:style>
    <style:style style:name="ce28" style:family="table-cell" style:parent-style-name="Default">
      <style:map style:condition="cell-content()!=&quot;&quot;" style:apply-style-name="Good" style:base-cell-address="Лист1.N2"/>
    </style:style>
    <style:style style:name="ce29" style:family="table-cell" style:parent-style-name="Default" style:data-style-name="N0">
      <style:map style:condition="cell-content()!=&quot;&quot;" style:apply-style-name="Good" style:base-cell-address="Лист1.N2"/>
    </style:style>
    <style:style style:name="ce30" style:family="table-cell" style:parent-style-name="Default">
      <style:map style:condition="cell-content()!=&quot;&quot;" style:apply-style-name="Good" style:base-cell-address="Лист1.N2"/>
    </style:style>
    <style:style style:name="ce31" style:family="table-cell" style:parent-style-name="Default" style:data-style-name="N0">
      <style:map style:condition="cell-content()!=&quot;&quot;" style:apply-style-name="Good" style:base-cell-address="Лист1.N2"/>
    </style:style>
    <style:style style:name="ce32" style:family="table-cell" style:parent-style-name="Default">
      <style:map style:condition="cell-content()!=&quot;&quot;" style:apply-style-name="Good" style:base-cell-address="Лист1.N2"/>
    </style:style>
    <style:style style:name="ce33" style:family="table-cell" style:parent-style-name="Default" style:data-style-name="N0">
      <style:map style:condition="cell-content()!=&quot;&quot;" style:apply-style-name="Good" style:base-cell-address="Лист1.N2"/>
    </style:style>
    <style:style style:name="ce34" style:family="table-cell" style:parent-style-name="Default">
      <style:map style:condition="cell-content()!=&quot;&quot;" style:apply-style-name="Good" style:base-cell-address="Лист1.N2"/>
    </style:style>
    <style:style style:name="ce35" style:family="table-cell" style:parent-style-name="Default" style:data-style-name="N0">
      <style:map style:condition="cell-content()!=&quot;&quot;" style:apply-style-name="Good" style:base-cell-address="Лист1.N2"/>
    </style:style>
    <style:style style:name="ce36" style:family="table-cell" style:parent-style-name="Default">
      <style:map style:condition="cell-content()!=&quot;&quot;" style:apply-style-name="Good" style:base-cell-address="Лист1.N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3" table:number-columns-repeated="51" table:default-cell-style-name="Default"/>
        <table:table-column table:style-name="co8" table:number-columns-repeated="39" table:default-cell-style-name="Default"/>
        <table:table-column table:style-name="co9" table:number-columns-repeated="242" table:default-cell-style-name="Default"/>
        <table:table-column table:style-name="co1" table:number-columns-repeated="16030"/>
        <table:table-row table:style-name="ro1">
          <table:table-cell table:style-name="ce1"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4" table:number-rows-spanned="1">
            <text:p>ID процессов 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table:number-columns-repeated="2"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61" calcext:value-type="float">
            <text:p>261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274" calcext:value-type="float">
            <text:p>274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332" calcext:value-type="float">
            <text:p>332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334" calcext:value-type="float">
            <text:p>334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341" calcext:value-type="float">
            <text:p>341</text:p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2];[.$A:.$K];11;0)" office:value-type="float" office:value="0" calcext:value-type="float">
            <text:p>0</text:p>
          </table:table-cell>
          <table:table-cell table:style-name="ce5" table:formula="of:=VLOOKUP([.D2];[.$A:.$K];11;0)" office:value-type="float" office:value="0" calcext:value-type="float">
            <text:p>0</text:p>
          </table:table-cell>
          <table:table-cell table:style-name="ce5" table:formula="of:=VLOOKUP([.E2];[.$A:.$K];11;0)" office:value-type="float" office:value="0" calcext:value-type="float">
            <text:p>0</text:p>
          </table:table-cell>
          <table:table-cell table:style-name="ce5" table:formula="of:=VLOOKUP([.F2];[.$A:.$K];11;0)" office:value-type="float" office:value="0" calcext:value-type="float">
            <text:p>0</text:p>
          </table:table-cell>
          <table:table-cell table:style-name="ce6" table:formula="of:=MAX([.G2:.J2])+[.B2]+[.M2]" office:value-type="float" office:value="20" calcext:value-type="float">
            <text:p>20</text:p>
          </table:table-cell>
          <table:table-cell table:style-name="ce7" table:formula="of:=[.K2]-[.D2]+1" office:value-type="float" office:value="21" calcext:value-type="float">
            <text:p>21</text:p>
          </table:table-cell>
          <table:table-cell table:style-name="ce8"/>
          <table:table-cell table:style-name="ce10" table:formula="of:=IF(AND([.N$1]&gt;=[.$L2];[.N$1]&lt;=[.$K2]);[.N$1];&quot;&quot;)">
            <text:p/>
          </table:table-cell>
          <table:table-cell table:style-name="ce10" table:formula="of:=IF(AND([.O$1]&gt;=[.$L2];[.O$1]&lt;=[.$K2]);[.O$1];&quot;&quot;)">
            <text:p/>
          </table:table-cell>
          <table:table-cell table:style-name="ce10" table:formula="of:=IF(AND([.P$1]&gt;=[.$L2];[.P$1]&lt;=[.$K2]);[.P$1];&quot;&quot;)">
            <text:p/>
          </table:table-cell>
          <table:table-cell table:style-name="ce10" table:formula="of:=IF(AND([.Q$1]&gt;=[.$L2];[.Q$1]&lt;=[.$K2]);[.Q$1];&quot;&quot;)">
            <text:p/>
          </table:table-cell>
          <table:table-cell table:style-name="ce11" table:formula="of:=IF(AND([.R$1]&gt;=[.$L2];[.R$1]&lt;=[.$K2]);[.R$1];&quot;&quot;)">
            <text:p/>
          </table:table-cell>
          <table:table-cell table:style-name="ce11" table:formula="of:=IF(AND([.S$1]&gt;=[.$L2];[.S$1]&lt;=[.$K2]);[.S$1];&quot;&quot;)">
            <text:p/>
          </table:table-cell>
          <table:table-cell table:style-name="ce11" table:formula="of:=IF(AND([.T$1]&gt;=[.$L2];[.T$1]&lt;=[.$K2]);[.T$1];&quot;&quot;)">
            <text:p/>
          </table:table-cell>
          <table:table-cell table:style-name="ce11" table:formula="of:=IF(AND([.U$1]&gt;=[.$L2];[.U$1]&lt;=[.$K2]);[.U$1];&quot;&quot;)">
            <text:p/>
          </table:table-cell>
          <table:table-cell table:style-name="ce11" table:formula="of:=IF(AND([.V$1]&gt;=[.$L2];[.V$1]&lt;=[.$K2]);[.V$1];&quot;&quot;)">
            <text:p/>
          </table:table-cell>
          <table:table-cell table:style-name="ce11" table:formula="of:=IF(AND([.W$1]&gt;=[.$L2];[.W$1]&lt;=[.$K2]);[.W$1];&quot;&quot;)">
            <text:p/>
          </table:table-cell>
          <table:table-cell table:style-name="ce11" table:formula="of:=IF(AND([.X$1]&gt;=[.$L2];[.X$1]&lt;=[.$K2]);[.X$1];&quot;&quot;)">
            <text:p/>
          </table:table-cell>
          <table:table-cell table:style-name="ce11" table:formula="of:=IF(AND([.Y$1]&gt;=[.$L2];[.Y$1]&lt;=[.$K2]);[.Y$1];&quot;&quot;)">
            <text:p/>
          </table:table-cell>
          <table:table-cell table:style-name="ce11" table:formula="of:=IF(AND([.Z$1]&gt;=[.$L2];[.Z$1]&lt;=[.$K2]);[.Z$1];&quot;&quot;)">
            <text:p/>
          </table:table-cell>
          <table:table-cell table:style-name="ce11" table:formula="of:=IF(AND([.AA$1]&gt;=[.$L2];[.AA$1]&lt;=[.$K2]);[.AA$1];&quot;&quot;)">
            <text:p/>
          </table:table-cell>
          <table:table-cell table:style-name="ce11" table:formula="of:=IF(AND([.AB$1]&gt;=[.$L2];[.AB$1]&lt;=[.$K2]);[.AB$1];&quot;&quot;)">
            <text:p/>
          </table:table-cell>
          <table:table-cell table:style-name="ce11" table:formula="of:=IF(AND([.AC$1]&gt;=[.$L2];[.AC$1]&lt;=[.$K2]);[.AC$1];&quot;&quot;)">
            <text:p/>
          </table:table-cell>
          <table:table-cell table:style-name="ce13" table:formula="of:=IF(AND([.AD$1]&gt;=[.$L2];[.AD$1]&lt;=[.$K2]);[.AD$1];&quot;&quot;)">
            <text:p/>
          </table:table-cell>
          <table:table-cell table:style-name="ce16" table:formula="of:=IF(AND([.AE$1]&gt;=[.$L2];[.AE$1]&lt;=[.$K2]);[.AE$1];&quot;&quot;)">
            <text:p/>
          </table:table-cell>
          <table:table-cell table:style-name="ce16" table:formula="of:=IF(AND([.AF$1]&gt;=[.$L2];[.AF$1]&lt;=[.$K2]);[.AF$1];&quot;&quot;)">
            <text:p/>
          </table:table-cell>
          <table:table-cell table:style-name="ce16" table:formula="of:=IF(AND([.AG$1]&gt;=[.$L2];[.AG$1]&lt;=[.$K2]);[.AG$1];&quot;&quot;)">
            <text:p/>
          </table:table-cell>
          <table:table-cell table:style-name="ce16" table:formula="of:=IF(AND([.AH$1]&gt;=[.$L2];[.AH$1]&lt;=[.$K2]);[.AH$1];&quot;&quot;)">
            <text:p/>
          </table:table-cell>
          <table:table-cell table:style-name="ce16" table:formula="of:=IF(AND([.AI$1]&gt;=[.$L2];[.AI$1]&lt;=[.$K2]);[.AI$1];&quot;&quot;)">
            <text:p/>
          </table:table-cell>
          <table:table-cell table:style-name="ce16" table:formula="of:=IF(AND([.AJ$1]&gt;=[.$L2];[.AJ$1]&lt;=[.$K2]);[.AJ$1];&quot;&quot;)">
            <text:p/>
          </table:table-cell>
          <table:table-cell table:style-name="ce16" table:formula="of:=IF(AND([.AK$1]&gt;=[.$L2];[.AK$1]&lt;=[.$K2]);[.AK$1];&quot;&quot;)">
            <text:p/>
          </table:table-cell>
          <table:table-cell table:style-name="ce16" table:formula="of:=IF(AND([.AL$1]&gt;=[.$L2];[.AL$1]&lt;=[.$K2]);[.AL$1];&quot;&quot;)">
            <text:p/>
          </table:table-cell>
          <table:table-cell table:style-name="ce16" table:formula="of:=IF(AND([.AM$1]&gt;=[.$L2];[.AM$1]&lt;=[.$K2]);[.AM$1];&quot;&quot;)">
            <text:p/>
          </table:table-cell>
          <table:table-cell table:style-name="ce16" table:formula="of:=IF(AND([.AN$1]&gt;=[.$L2];[.AN$1]&lt;=[.$K2]);[.AN$1];&quot;&quot;)">
            <text:p/>
          </table:table-cell>
          <table:table-cell table:style-name="ce16" table:formula="of:=IF(AND([.AO$1]&gt;=[.$L2];[.AO$1]&lt;=[.$K2]);[.AO$1];&quot;&quot;)">
            <text:p/>
          </table:table-cell>
          <table:table-cell table:style-name="ce16" table:formula="of:=IF(AND([.AP$1]&gt;=[.$L2];[.AP$1]&lt;=[.$K2]);[.AP$1];&quot;&quot;)">
            <text:p/>
          </table:table-cell>
          <table:table-cell table:style-name="ce16" table:formula="of:=IF(AND([.AQ$1]&gt;=[.$L2];[.AQ$1]&lt;=[.$K2]);[.AQ$1];&quot;&quot;)">
            <text:p/>
          </table:table-cell>
          <table:table-cell table:style-name="ce16" table:formula="of:=IF(AND([.AR$1]&gt;=[.$L2];[.AR$1]&lt;=[.$K2]);[.AR$1];&quot;&quot;)">
            <text:p/>
          </table:table-cell>
          <table:table-cell table:style-name="ce16" table:formula="of:=IF(AND([.AS$1]&gt;=[.$L2];[.AS$1]&lt;=[.$K2]);[.AS$1];&quot;&quot;)">
            <text:p/>
          </table:table-cell>
          <table:table-cell table:style-name="ce16" table:formula="of:=IF(AND([.AT$1]&gt;=[.$L2];[.AT$1]&lt;=[.$K2]);[.AT$1];&quot;&quot;)">
            <text:p/>
          </table:table-cell>
          <table:table-cell table:style-name="ce16" table:formula="of:=IF(AND([.AU$1]&gt;=[.$L2];[.AU$1]&lt;=[.$K2]);[.AU$1];&quot;&quot;)">
            <text:p/>
          </table:table-cell>
          <table:table-cell table:style-name="ce16" table:formula="of:=IF(AND([.AV$1]&gt;=[.$L2];[.AV$1]&lt;=[.$K2]);[.AV$1];&quot;&quot;)">
            <text:p/>
          </table:table-cell>
          <table:table-cell table:style-name="ce16" table:formula="of:=IF(AND([.AW$1]&gt;=[.$L2];[.AW$1]&lt;=[.$K2]);[.AW$1];&quot;&quot;)">
            <text:p/>
          </table:table-cell>
          <table:table-cell table:style-name="ce16" table:formula="of:=IF(AND([.AX$1]&gt;=[.$L2];[.AX$1]&lt;=[.$K2]);[.AX$1];&quot;&quot;)">
            <text:p/>
          </table:table-cell>
          <table:table-cell table:style-name="ce16" table:formula="of:=IF(AND([.AY$1]&gt;=[.$L2];[.AY$1]&lt;=[.$K2]);[.AY$1];&quot;&quot;)">
            <text:p/>
          </table:table-cell>
          <table:table-cell table:style-name="ce16" table:formula="of:=IF(AND([.AZ$1]&gt;=[.$L2];[.AZ$1]&lt;=[.$K2]);[.AZ$1];&quot;&quot;)">
            <text:p/>
          </table:table-cell>
          <table:table-cell table:style-name="ce16" table:formula="of:=IF(AND([.BA$1]&gt;=[.$L2];[.BA$1]&lt;=[.$K2]);[.BA$1];&quot;&quot;)">
            <text:p/>
          </table:table-cell>
          <table:table-cell table:style-name="ce16" table:formula="of:=IF(AND([.BB$1]&gt;=[.$L2];[.BB$1]&lt;=[.$K2]);[.BB$1];&quot;&quot;)">
            <text:p/>
          </table:table-cell>
          <table:table-cell table:style-name="ce16" table:formula="of:=IF(AND([.BC$1]&gt;=[.$L2];[.BC$1]&lt;=[.$K2]);[.BC$1];&quot;&quot;)">
            <text:p/>
          </table:table-cell>
          <table:table-cell table:style-name="ce16" table:formula="of:=IF(AND([.BD$1]&gt;=[.$L2];[.BD$1]&lt;=[.$K2]);[.BD$1];&quot;&quot;)">
            <text:p/>
          </table:table-cell>
          <table:table-cell table:style-name="ce16" table:formula="of:=IF(AND([.BE$1]&gt;=[.$L2];[.BE$1]&lt;=[.$K2]);[.BE$1];&quot;&quot;)">
            <text:p/>
          </table:table-cell>
          <table:table-cell table:style-name="ce16" table:formula="of:=IF(AND([.BF$1]&gt;=[.$L2];[.BF$1]&lt;=[.$K2]);[.BF$1];&quot;&quot;)">
            <text:p/>
          </table:table-cell>
          <table:table-cell table:style-name="ce16" table:formula="of:=IF(AND([.BG$1]&gt;=[.$L2];[.BG$1]&lt;=[.$K2]);[.BG$1];&quot;&quot;)">
            <text:p/>
          </table:table-cell>
          <table:table-cell table:style-name="ce16" table:formula="of:=IF(AND([.BH$1]&gt;=[.$L2];[.BH$1]&lt;=[.$K2]);[.BH$1];&quot;&quot;)">
            <text:p/>
          </table:table-cell>
          <table:table-cell table:style-name="ce16" table:formula="of:=IF(AND([.BI$1]&gt;=[.$L2];[.BI$1]&lt;=[.$K2]);[.BI$1];&quot;&quot;)">
            <text:p/>
          </table:table-cell>
          <table:table-cell table:style-name="ce16" table:formula="of:=IF(AND([.BJ$1]&gt;=[.$L2];[.BJ$1]&lt;=[.$K2]);[.BJ$1];&quot;&quot;)">
            <text:p/>
          </table:table-cell>
          <table:table-cell table:style-name="ce16" table:formula="of:=IF(AND([.BK$1]&gt;=[.$L2];[.BK$1]&lt;=[.$K2]);[.BK$1];&quot;&quot;)">
            <text:p/>
          </table:table-cell>
          <table:table-cell table:style-name="ce16" table:formula="of:=IF(AND([.BL$1]&gt;=[.$L2];[.BL$1]&lt;=[.$K2]);[.BL$1];&quot;&quot;)">
            <text:p/>
          </table:table-cell>
          <table:table-cell table:style-name="ce16" table:formula="of:=IF(AND([.BM$1]&gt;=[.$L2];[.BM$1]&lt;=[.$K2]);[.BM$1];&quot;&quot;)">
            <text:p/>
          </table:table-cell>
          <table:table-cell table:style-name="ce16" table:formula="of:=IF(AND([.BN$1]&gt;=[.$L2];[.BN$1]&lt;=[.$K2]);[.BN$1];&quot;&quot;)">
            <text:p/>
          </table:table-cell>
          <table:table-cell table:style-name="ce16" table:formula="of:=IF(AND([.BO$1]&gt;=[.$L2];[.BO$1]&lt;=[.$K2]);[.BO$1];&quot;&quot;)">
            <text:p/>
          </table:table-cell>
          <table:table-cell table:style-name="ce16" table:formula="of:=IF(AND([.BP$1]&gt;=[.$L2];[.BP$1]&lt;=[.$K2]);[.BP$1];&quot;&quot;)">
            <text:p/>
          </table:table-cell>
          <table:table-cell table:style-name="ce16" table:formula="of:=IF(AND([.BQ$1]&gt;=[.$L2];[.BQ$1]&lt;=[.$K2]);[.BQ$1];&quot;&quot;)">
            <text:p/>
          </table:table-cell>
          <table:table-cell table:style-name="ce16" table:formula="of:=IF(AND([.BR$1]&gt;=[.$L2];[.BR$1]&lt;=[.$K2]);[.BR$1];&quot;&quot;)">
            <text:p/>
          </table:table-cell>
          <table:table-cell table:style-name="ce16" table:formula="of:=IF(AND([.BS$1]&gt;=[.$L2];[.BS$1]&lt;=[.$K2]);[.BS$1];&quot;&quot;)">
            <text:p/>
          </table:table-cell>
          <table:table-cell table:style-name="ce16" table:formula="of:=IF(AND([.BT$1]&gt;=[.$L2];[.BT$1]&lt;=[.$K2]);[.BT$1];&quot;&quot;)">
            <text:p/>
          </table:table-cell>
          <table:table-cell table:style-name="ce16" table:formula="of:=IF(AND([.BU$1]&gt;=[.$L2];[.BU$1]&lt;=[.$K2]);[.BU$1];&quot;&quot;)">
            <text:p/>
          </table:table-cell>
          <table:table-cell table:style-name="ce16" table:formula="of:=IF(AND([.BV$1]&gt;=[.$L2];[.BV$1]&lt;=[.$K2]);[.BV$1];&quot;&quot;)">
            <text:p/>
          </table:table-cell>
          <table:table-cell table:style-name="ce16" table:formula="of:=IF(AND([.BW$1]&gt;=[.$L2];[.BW$1]&lt;=[.$K2]);[.BW$1];&quot;&quot;)">
            <text:p/>
          </table:table-cell>
          <table:table-cell table:style-name="ce16" table:formula="of:=IF(AND([.BX$1]&gt;=[.$L2];[.BX$1]&lt;=[.$K2]);[.BX$1];&quot;&quot;)">
            <text:p/>
          </table:table-cell>
          <table:table-cell table:style-name="ce16" table:formula="of:=IF(AND([.BY$1]&gt;=[.$L2];[.BY$1]&lt;=[.$K2]);[.BY$1];&quot;&quot;)">
            <text:p/>
          </table:table-cell>
          <table:table-cell table:style-name="ce16" table:formula="of:=IF(AND([.BZ$1]&gt;=[.$L2];[.BZ$1]&lt;=[.$K2]);[.BZ$1];&quot;&quot;)">
            <text:p/>
          </table:table-cell>
          <table:table-cell table:style-name="ce16" table:formula="of:=IF(AND([.CA$1]&gt;=[.$L2];[.CA$1]&lt;=[.$K2]);[.CA$1];&quot;&quot;)">
            <text:p/>
          </table:table-cell>
          <table:table-cell table:style-name="ce16" table:formula="of:=IF(AND([.CB$1]&gt;=[.$L2];[.CB$1]&lt;=[.$K2]);[.CB$1];&quot;&quot;)">
            <text:p/>
          </table:table-cell>
          <table:table-cell table:style-name="ce16" table:formula="of:=IF(AND([.CC$1]&gt;=[.$L2];[.CC$1]&lt;=[.$K2]);[.CC$1];&quot;&quot;)">
            <text:p/>
          </table:table-cell>
          <table:table-cell table:style-name="ce16" table:formula="of:=IF(AND([.CD$1]&gt;=[.$L2];[.CD$1]&lt;=[.$K2]);[.CD$1];&quot;&quot;)">
            <text:p/>
          </table:table-cell>
          <table:table-cell table:style-name="ce16" table:formula="of:=IF(AND([.CE$1]&gt;=[.$L2];[.CE$1]&lt;=[.$K2]);[.CE$1];&quot;&quot;)">
            <text:p/>
          </table:table-cell>
          <table:table-cell table:style-name="ce16" table:formula="of:=IF(AND([.CF$1]&gt;=[.$L2];[.CF$1]&lt;=[.$K2]);[.CF$1];&quot;&quot;)">
            <text:p/>
          </table:table-cell>
          <table:table-cell table:style-name="ce16" table:formula="of:=IF(AND([.CG$1]&gt;=[.$L2];[.CG$1]&lt;=[.$K2]);[.CG$1];&quot;&quot;)">
            <text:p/>
          </table:table-cell>
          <table:table-cell table:style-name="ce16" table:formula="of:=IF(AND([.CH$1]&gt;=[.$L2];[.CH$1]&lt;=[.$K2]);[.CH$1];&quot;&quot;)">
            <text:p/>
          </table:table-cell>
          <table:table-cell table:style-name="ce16" table:formula="of:=IF(AND([.CI$1]&gt;=[.$L2];[.CI$1]&lt;=[.$K2]);[.CI$1];&quot;&quot;)">
            <text:p/>
          </table:table-cell>
          <table:table-cell table:style-name="ce16" table:formula="of:=IF(AND([.CJ$1]&gt;=[.$L2];[.CJ$1]&lt;=[.$K2]);[.CJ$1];&quot;&quot;)">
            <text:p/>
          </table:table-cell>
          <table:table-cell table:style-name="ce16" table:formula="of:=IF(AND([.CK$1]&gt;=[.$L2];[.CK$1]&lt;=[.$K2]);[.CK$1];&quot;&quot;)">
            <text:p/>
          </table:table-cell>
          <table:table-cell table:style-name="ce16" table:formula="of:=IF(AND([.CL$1]&gt;=[.$L2];[.CL$1]&lt;=[.$K2]);[.CL$1];&quot;&quot;)">
            <text:p/>
          </table:table-cell>
          <table:table-cell table:style-name="ce16" table:formula="of:=IF(AND([.CM$1]&gt;=[.$L2];[.CM$1]&lt;=[.$K2]);[.CM$1];&quot;&quot;)">
            <text:p/>
          </table:table-cell>
          <table:table-cell table:style-name="ce16" table:formula="of:=IF(AND([.CN$1]&gt;=[.$L2];[.CN$1]&lt;=[.$K2]);[.CN$1];&quot;&quot;)">
            <text:p/>
          </table:table-cell>
          <table:table-cell table:style-name="ce16" table:formula="of:=IF(AND([.CO$1]&gt;=[.$L2];[.CO$1]&lt;=[.$K2]);[.CO$1];&quot;&quot;)">
            <text:p/>
          </table:table-cell>
          <table:table-cell table:style-name="ce16" table:formula="of:=IF(AND([.CP$1]&gt;=[.$L2];[.CP$1]&lt;=[.$K2]);[.CP$1];&quot;&quot;)">
            <text:p/>
          </table:table-cell>
          <table:table-cell table:style-name="ce16" table:formula="of:=IF(AND([.CQ$1]&gt;=[.$L2];[.CQ$1]&lt;=[.$K2]);[.CQ$1];&quot;&quot;)">
            <text:p/>
          </table:table-cell>
          <table:table-cell table:style-name="ce16" table:formula="of:=IF(AND([.CR$1]&gt;=[.$L2];[.CR$1]&lt;=[.$K2]);[.CR$1];&quot;&quot;)">
            <text:p/>
          </table:table-cell>
          <table:table-cell table:style-name="ce16" table:formula="of:=IF(AND([.CS$1]&gt;=[.$L2];[.CS$1]&lt;=[.$K2]);[.CS$1];&quot;&quot;)">
            <text:p/>
          </table:table-cell>
          <table:table-cell table:style-name="ce16" table:formula="of:=IF(AND([.CT$1]&gt;=[.$L2];[.CT$1]&lt;=[.$K2]);[.CT$1];&quot;&quot;)">
            <text:p/>
          </table:table-cell>
          <table:table-cell table:style-name="ce16" table:formula="of:=IF(AND([.CU$1]&gt;=[.$L2];[.CU$1]&lt;=[.$K2]);[.CU$1];&quot;&quot;)">
            <text:p/>
          </table:table-cell>
          <table:table-cell table:style-name="ce16" table:formula="of:=IF(AND([.CV$1]&gt;=[.$L2];[.CV$1]&lt;=[.$K2]);[.CV$1];&quot;&quot;)">
            <text:p/>
          </table:table-cell>
          <table:table-cell table:style-name="ce16" table:formula="of:=IF(AND([.CW$1]&gt;=[.$L2];[.CW$1]&lt;=[.$K2]);[.CW$1];&quot;&quot;)">
            <text:p/>
          </table:table-cell>
          <table:table-cell table:style-name="ce16" table:formula="of:=IF(AND([.CX$1]&gt;=[.$L2];[.CX$1]&lt;=[.$K2]);[.CX$1];&quot;&quot;)">
            <text:p/>
          </table:table-cell>
          <table:table-cell table:style-name="ce16" table:formula="of:=IF(AND([.CY$1]&gt;=[.$L2];[.CY$1]&lt;=[.$K2]);[.CY$1];&quot;&quot;)">
            <text:p/>
          </table:table-cell>
          <table:table-cell table:style-name="ce16" table:formula="of:=IF(AND([.CZ$1]&gt;=[.$L2];[.CZ$1]&lt;=[.$K2]);[.CZ$1];&quot;&quot;)">
            <text:p/>
          </table:table-cell>
          <table:table-cell table:style-name="ce16" table:formula="of:=IF(AND([.DA$1]&gt;=[.$L2];[.DA$1]&lt;=[.$K2]);[.DA$1];&quot;&quot;)">
            <text:p/>
          </table:table-cell>
          <table:table-cell table:style-name="ce16" table:formula="of:=IF(AND([.DB$1]&gt;=[.$L2];[.DB$1]&lt;=[.$K2]);[.DB$1];&quot;&quot;)">
            <text:p/>
          </table:table-cell>
          <table:table-cell table:style-name="ce16" table:formula="of:=IF(AND([.DC$1]&gt;=[.$L2];[.DC$1]&lt;=[.$K2]);[.DC$1];&quot;&quot;)">
            <text:p/>
          </table:table-cell>
          <table:table-cell table:style-name="ce16" table:formula="of:=IF(AND([.DD$1]&gt;=[.$L2];[.DD$1]&lt;=[.$K2]);[.DD$1];&quot;&quot;)">
            <text:p/>
          </table:table-cell>
          <table:table-cell table:style-name="ce16" table:formula="of:=IF(AND([.DE$1]&gt;=[.$L2];[.DE$1]&lt;=[.$K2]);[.DE$1];&quot;&quot;)">
            <text:p/>
          </table:table-cell>
          <table:table-cell table:style-name="ce16" table:formula="of:=IF(AND([.DF$1]&gt;=[.$L2];[.DF$1]&lt;=[.$K2]);[.DF$1];&quot;&quot;)">
            <text:p/>
          </table:table-cell>
          <table:table-cell table:style-name="ce16" table:formula="of:=IF(AND([.DG$1]&gt;=[.$L2];[.DG$1]&lt;=[.$K2]);[.DG$1];&quot;&quot;)">
            <text:p/>
          </table:table-cell>
          <table:table-cell table:style-name="ce16" table:formula="of:=IF(AND([.DH$1]&gt;=[.$L2];[.DH$1]&lt;=[.$K2]);[.DH$1];&quot;&quot;)">
            <text:p/>
          </table:table-cell>
          <table:table-cell table:style-name="ce16" table:formula="of:=IF(AND([.DI$1]&gt;=[.$L2];[.DI$1]&lt;=[.$K2]);[.DI$1];&quot;&quot;)">
            <text:p/>
          </table:table-cell>
          <table:table-cell table:style-name="ce16" table:formula="of:=IF(AND([.DJ$1]&gt;=[.$L2];[.DJ$1]&lt;=[.$K2]);[.DJ$1];&quot;&quot;)">
            <text:p/>
          </table:table-cell>
          <table:table-cell table:style-name="ce16" table:formula="of:=IF(AND([.DK$1]&gt;=[.$L2];[.DK$1]&lt;=[.$K2]);[.DK$1];&quot;&quot;)">
            <text:p/>
          </table:table-cell>
          <table:table-cell table:style-name="ce16" table:formula="of:=IF(AND([.DL$1]&gt;=[.$L2];[.DL$1]&lt;=[.$K2]);[.DL$1];&quot;&quot;)">
            <text:p/>
          </table:table-cell>
          <table:table-cell table:style-name="ce16" table:formula="of:=IF(AND([.DM$1]&gt;=[.$L2];[.DM$1]&lt;=[.$K2]);[.DM$1];&quot;&quot;)">
            <text:p/>
          </table:table-cell>
          <table:table-cell table:style-name="ce16" table:formula="of:=IF(AND([.DN$1]&gt;=[.$L2];[.DN$1]&lt;=[.$K2]);[.DN$1];&quot;&quot;)">
            <text:p/>
          </table:table-cell>
          <table:table-cell table:style-name="ce16" table:formula="of:=IF(AND([.DO$1]&gt;=[.$L2];[.DO$1]&lt;=[.$K2]);[.DO$1];&quot;&quot;)">
            <text:p/>
          </table:table-cell>
          <table:table-cell table:style-name="ce16" table:formula="of:=IF(AND([.DP$1]&gt;=[.$L2];[.DP$1]&lt;=[.$K2]);[.DP$1];&quot;&quot;)">
            <text:p/>
          </table:table-cell>
          <table:table-cell table:style-name="ce16" table:formula="of:=IF(AND([.DQ$1]&gt;=[.$L2];[.DQ$1]&lt;=[.$K2]);[.DQ$1];&quot;&quot;)">
            <text:p/>
          </table:table-cell>
          <table:table-cell table:style-name="ce16" table:formula="of:=IF(AND([.DR$1]&gt;=[.$L2];[.DR$1]&lt;=[.$K2]);[.DR$1];&quot;&quot;)">
            <text:p/>
          </table:table-cell>
          <table:table-cell table:style-name="ce16" table:formula="of:=IF(AND([.DS$1]&gt;=[.$L2];[.DS$1]&lt;=[.$K2]);[.DS$1];&quot;&quot;)">
            <text:p/>
          </table:table-cell>
          <table:table-cell table:style-name="ce16" table:formula="of:=IF(AND([.DT$1]&gt;=[.$L2];[.DT$1]&lt;=[.$K2]);[.DT$1];&quot;&quot;)">
            <text:p/>
          </table:table-cell>
          <table:table-cell table:style-name="ce16" table:formula="of:=IF(AND([.DU$1]&gt;=[.$L2];[.DU$1]&lt;=[.$K2]);[.DU$1];&quot;&quot;)">
            <text:p/>
          </table:table-cell>
          <table:table-cell table:style-name="ce16" table:formula="of:=IF(AND([.DV$1]&gt;=[.$L2];[.DV$1]&lt;=[.$K2]);[.DV$1];&quot;&quot;)">
            <text:p/>
          </table:table-cell>
          <table:table-cell table:style-name="ce16" table:formula="of:=IF(AND([.DW$1]&gt;=[.$L2];[.DW$1]&lt;=[.$K2]);[.DW$1];&quot;&quot;)">
            <text:p/>
          </table:table-cell>
          <table:table-cell table:style-name="ce16" table:formula="of:=IF(AND([.DX$1]&gt;=[.$L2];[.DX$1]&lt;=[.$K2]);[.DX$1];&quot;&quot;)">
            <text:p/>
          </table:table-cell>
          <table:table-cell table:style-name="ce16" table:formula="of:=IF(AND([.DY$1]&gt;=[.$L2];[.DY$1]&lt;=[.$K2]);[.DY$1];&quot;&quot;)">
            <text:p/>
          </table:table-cell>
          <table:table-cell table:style-name="ce16" table:formula="of:=IF(AND([.DZ$1]&gt;=[.$L2];[.DZ$1]&lt;=[.$K2]);[.DZ$1];&quot;&quot;)">
            <text:p/>
          </table:table-cell>
          <table:table-cell table:style-name="ce16" table:formula="of:=IF(AND([.EA$1]&gt;=[.$L2];[.EA$1]&lt;=[.$K2]);[.EA$1];&quot;&quot;)">
            <text:p/>
          </table:table-cell>
          <table:table-cell table:style-name="ce16" table:formula="of:=IF(AND([.EB$1]&gt;=[.$L2];[.EB$1]&lt;=[.$K2]);[.EB$1];&quot;&quot;)">
            <text:p/>
          </table:table-cell>
          <table:table-cell table:style-name="ce16" table:formula="of:=IF(AND([.EC$1]&gt;=[.$L2];[.EC$1]&lt;=[.$K2]);[.EC$1];&quot;&quot;)">
            <text:p/>
          </table:table-cell>
          <table:table-cell table:style-name="ce16" table:formula="of:=IF(AND([.ED$1]&gt;=[.$L2];[.ED$1]&lt;=[.$K2]);[.ED$1];&quot;&quot;)">
            <text:p/>
          </table:table-cell>
          <table:table-cell table:style-name="ce16" table:formula="of:=IF(AND([.EE$1]&gt;=[.$L2];[.EE$1]&lt;=[.$K2]);[.EE$1];&quot;&quot;)">
            <text:p/>
          </table:table-cell>
          <table:table-cell table:style-name="ce16" table:formula="of:=IF(AND([.EF$1]&gt;=[.$L2];[.EF$1]&lt;=[.$K2]);[.EF$1];&quot;&quot;)">
            <text:p/>
          </table:table-cell>
          <table:table-cell table:style-name="ce16" table:formula="of:=IF(AND([.EG$1]&gt;=[.$L2];[.EG$1]&lt;=[.$K2]);[.EG$1];&quot;&quot;)">
            <text:p/>
          </table:table-cell>
          <table:table-cell table:style-name="ce16" table:formula="of:=IF(AND([.EH$1]&gt;=[.$L2];[.EH$1]&lt;=[.$K2]);[.EH$1];&quot;&quot;)">
            <text:p/>
          </table:table-cell>
          <table:table-cell table:style-name="ce16" table:formula="of:=IF(AND([.EI$1]&gt;=[.$L2];[.EI$1]&lt;=[.$K2]);[.EI$1];&quot;&quot;)">
            <text:p/>
          </table:table-cell>
          <table:table-cell table:style-name="ce16" table:formula="of:=IF(AND([.EJ$1]&gt;=[.$L2];[.EJ$1]&lt;=[.$K2]);[.EJ$1];&quot;&quot;)">
            <text:p/>
          </table:table-cell>
          <table:table-cell table:style-name="ce16" table:formula="of:=IF(AND([.EK$1]&gt;=[.$L2];[.EK$1]&lt;=[.$K2]);[.EK$1];&quot;&quot;)">
            <text:p/>
          </table:table-cell>
          <table:table-cell table:style-name="ce16" table:formula="of:=IF(AND([.EL$1]&gt;=[.$L2];[.EL$1]&lt;=[.$K2]);[.EL$1];&quot;&quot;)">
            <text:p/>
          </table:table-cell>
          <table:table-cell table:style-name="ce16" table:formula="of:=IF(AND([.EM$1]&gt;=[.$L2];[.EM$1]&lt;=[.$K2]);[.EM$1];&quot;&quot;)">
            <text:p/>
          </table:table-cell>
          <table:table-cell table:style-name="ce16" table:formula="of:=IF(AND([.EN$1]&gt;=[.$L2];[.EN$1]&lt;=[.$K2]);[.EN$1];&quot;&quot;)">
            <text:p/>
          </table:table-cell>
          <table:table-cell table:style-name="ce16" table:formula="of:=IF(AND([.EO$1]&gt;=[.$L2];[.EO$1]&lt;=[.$K2]);[.EO$1];&quot;&quot;)">
            <text:p/>
          </table:table-cell>
          <table:table-cell table:style-name="ce16" table:formula="of:=IF(AND([.EP$1]&gt;=[.$L2];[.EP$1]&lt;=[.$K2]);[.EP$1];&quot;&quot;)">
            <text:p/>
          </table:table-cell>
          <table:table-cell table:style-name="ce16" table:formula="of:=IF(AND([.EQ$1]&gt;=[.$L2];[.EQ$1]&lt;=[.$K2]);[.EQ$1];&quot;&quot;)">
            <text:p/>
          </table:table-cell>
          <table:table-cell table:style-name="ce16" table:formula="of:=IF(AND([.ER$1]&gt;=[.$L2];[.ER$1]&lt;=[.$K2]);[.ER$1];&quot;&quot;)">
            <text:p/>
          </table:table-cell>
          <table:table-cell table:style-name="ce16" table:formula="of:=IF(AND([.ES$1]&gt;=[.$L2];[.ES$1]&lt;=[.$K2]);[.ES$1];&quot;&quot;)">
            <text:p/>
          </table:table-cell>
          <table:table-cell table:style-name="ce16" table:formula="of:=IF(AND([.ET$1]&gt;=[.$L2];[.ET$1]&lt;=[.$K2]);[.ET$1];&quot;&quot;)">
            <text:p/>
          </table:table-cell>
          <table:table-cell table:style-name="ce16" table:formula="of:=IF(AND([.EU$1]&gt;=[.$L2];[.EU$1]&lt;=[.$K2]);[.EU$1];&quot;&quot;)">
            <text:p/>
          </table:table-cell>
          <table:table-cell table:style-name="ce16" table:formula="of:=IF(AND([.EV$1]&gt;=[.$L2];[.EV$1]&lt;=[.$K2]);[.EV$1];&quot;&quot;)">
            <text:p/>
          </table:table-cell>
          <table:table-cell table:style-name="ce16" table:formula="of:=IF(AND([.EW$1]&gt;=[.$L2];[.EW$1]&lt;=[.$K2]);[.EW$1];&quot;&quot;)">
            <text:p/>
          </table:table-cell>
          <table:table-cell table:style-name="ce18" table:formula="of:=IF(AND([.EX$1]&gt;=[.$L2];[.EX$1]&lt;=[.$K2]);[.EX$1];&quot;&quot;)">
            <text:p/>
          </table:table-cell>
          <table:table-cell table:style-name="ce18" table:formula="of:=IF(AND([.EY$1]&gt;=[.$L2];[.EY$1]&lt;=[.$K2]);[.EY$1];&quot;&quot;)">
            <text:p/>
          </table:table-cell>
          <table:table-cell table:style-name="ce18" table:formula="of:=IF(AND([.EZ$1]&gt;=[.$L2];[.EZ$1]&lt;=[.$K2]);[.EZ$1];&quot;&quot;)">
            <text:p/>
          </table:table-cell>
          <table:table-cell table:style-name="ce18" table:formula="of:=IF(AND([.FA$1]&gt;=[.$L2];[.FA$1]&lt;=[.$K2]);[.FA$1];&quot;&quot;)">
            <text:p/>
          </table:table-cell>
          <table:table-cell table:style-name="ce18" table:formula="of:=IF(AND([.FB$1]&gt;=[.$L2];[.FB$1]&lt;=[.$K2]);[.FB$1];&quot;&quot;)">
            <text:p/>
          </table:table-cell>
          <table:table-cell table:style-name="ce18" table:formula="of:=IF(AND([.FC$1]&gt;=[.$L2];[.FC$1]&lt;=[.$K2]);[.FC$1];&quot;&quot;)">
            <text:p/>
          </table:table-cell>
          <table:table-cell table:style-name="ce18" table:formula="of:=IF(AND([.FD$1]&gt;=[.$L2];[.FD$1]&lt;=[.$K2]);[.FD$1];&quot;&quot;)">
            <text:p/>
          </table:table-cell>
          <table:table-cell table:style-name="ce18" table:formula="of:=IF(AND([.FE$1]&gt;=[.$L2];[.FE$1]&lt;=[.$K2]);[.FE$1];&quot;&quot;)">
            <text:p/>
          </table:table-cell>
          <table:table-cell table:style-name="ce18" table:formula="of:=IF(AND([.FF$1]&gt;=[.$L2];[.FF$1]&lt;=[.$K2]);[.FF$1];&quot;&quot;)">
            <text:p/>
          </table:table-cell>
          <table:table-cell table:style-name="ce18" table:formula="of:=IF(AND([.FG$1]&gt;=[.$L2];[.FG$1]&lt;=[.$K2]);[.FG$1];&quot;&quot;)">
            <text:p/>
          </table:table-cell>
          <table:table-cell table:style-name="ce18" table:formula="of:=IF(AND([.FH$1]&gt;=[.$L2];[.FH$1]&lt;=[.$K2]);[.FH$1];&quot;&quot;)">
            <text:p/>
          </table:table-cell>
          <table:table-cell table:style-name="ce18" table:formula="of:=IF(AND([.FI$1]&gt;=[.$L2];[.FI$1]&lt;=[.$K2]);[.FI$1];&quot;&quot;)">
            <text:p/>
          </table:table-cell>
          <table:table-cell table:style-name="ce21" table:formula="of:=IF(AND([.FJ$1]&gt;=[.$L2];[.FJ$1]&lt;=[.$K2]);[.FJ$1];&quot;&quot;)">
            <text:p/>
          </table:table-cell>
          <table:table-cell table:style-name="ce21" table:formula="of:=IF(AND([.FK$1]&gt;=[.$L2];[.FK$1]&lt;=[.$K2]);[.FK$1];&quot;&quot;)">
            <text:p/>
          </table:table-cell>
          <table:table-cell table:style-name="ce21" table:formula="of:=IF(AND([.FL$1]&gt;=[.$L2];[.FL$1]&lt;=[.$K2]);[.FL$1];&quot;&quot;)">
            <text:p/>
          </table:table-cell>
          <table:table-cell table:style-name="ce21" table:formula="of:=IF(AND([.FM$1]&gt;=[.$L2];[.FM$1]&lt;=[.$K2]);[.FM$1];&quot;&quot;)">
            <text:p/>
          </table:table-cell>
          <table:table-cell table:style-name="ce21" table:formula="of:=IF(AND([.FN$1]&gt;=[.$L2];[.FN$1]&lt;=[.$K2]);[.FN$1];&quot;&quot;)">
            <text:p/>
          </table:table-cell>
          <table:table-cell table:style-name="ce21" table:formula="of:=IF(AND([.FO$1]&gt;=[.$L2];[.FO$1]&lt;=[.$K2]);[.FO$1];&quot;&quot;)">
            <text:p/>
          </table:table-cell>
          <table:table-cell table:style-name="ce21" table:formula="of:=IF(AND([.FP$1]&gt;=[.$L2];[.FP$1]&lt;=[.$K2]);[.FP$1];&quot;&quot;)">
            <text:p/>
          </table:table-cell>
          <table:table-cell table:style-name="ce21" table:formula="of:=IF(AND([.FQ$1]&gt;=[.$L2];[.FQ$1]&lt;=[.$K2]);[.FQ$1];&quot;&quot;)">
            <text:p/>
          </table:table-cell>
          <table:table-cell table:style-name="ce21" table:formula="of:=IF(AND([.FR$1]&gt;=[.$L2];[.FR$1]&lt;=[.$K2]);[.FR$1];&quot;&quot;)">
            <text:p/>
          </table:table-cell>
          <table:table-cell table:style-name="ce21" table:formula="of:=IF(AND([.FS$1]&gt;=[.$L2];[.FS$1]&lt;=[.$K2]);[.FS$1];&quot;&quot;)">
            <text:p/>
          </table:table-cell>
          <table:table-cell table:style-name="ce21" table:formula="of:=IF(AND([.FT$1]&gt;=[.$L2];[.FT$1]&lt;=[.$K2]);[.FT$1];&quot;&quot;)">
            <text:p/>
          </table:table-cell>
          <table:table-cell table:style-name="ce21" table:formula="of:=IF(AND([.FU$1]&gt;=[.$L2];[.FU$1]&lt;=[.$K2]);[.FU$1];&quot;&quot;)">
            <text:p/>
          </table:table-cell>
          <table:table-cell table:style-name="ce21" table:formula="of:=IF(AND([.FV$1]&gt;=[.$L2];[.FV$1]&lt;=[.$K2]);[.FV$1];&quot;&quot;)">
            <text:p/>
          </table:table-cell>
          <table:table-cell table:style-name="ce21" table:formula="of:=IF(AND([.FW$1]&gt;=[.$L2];[.FW$1]&lt;=[.$K2]);[.FW$1];&quot;&quot;)">
            <text:p/>
          </table:table-cell>
          <table:table-cell table:style-name="ce21" table:formula="of:=IF(AND([.FX$1]&gt;=[.$L2];[.FX$1]&lt;=[.$K2]);[.FX$1];&quot;&quot;)">
            <text:p/>
          </table:table-cell>
          <table:table-cell table:style-name="ce21" table:formula="of:=IF(AND([.FY$1]&gt;=[.$L2];[.FY$1]&lt;=[.$K2]);[.FY$1];&quot;&quot;)">
            <text:p/>
          </table:table-cell>
          <table:table-cell table:style-name="ce21" table:formula="of:=IF(AND([.FZ$1]&gt;=[.$L2];[.FZ$1]&lt;=[.$K2]);[.FZ$1];&quot;&quot;)">
            <text:p/>
          </table:table-cell>
          <table:table-cell table:style-name="ce21" table:formula="of:=IF(AND([.GA$1]&gt;=[.$L2];[.GA$1]&lt;=[.$K2]);[.GA$1];&quot;&quot;)">
            <text:p/>
          </table:table-cell>
          <table:table-cell table:style-name="ce21" table:formula="of:=IF(AND([.GB$1]&gt;=[.$L2];[.GB$1]&lt;=[.$K2]);[.GB$1];&quot;&quot;)">
            <text:p/>
          </table:table-cell>
          <table:table-cell table:style-name="ce21" table:formula="of:=IF(AND([.GC$1]&gt;=[.$L2];[.GC$1]&lt;=[.$K2]);[.GC$1];&quot;&quot;)">
            <text:p/>
          </table:table-cell>
          <table:table-cell table:style-name="ce21" table:formula="of:=IF(AND([.GD$1]&gt;=[.$L2];[.GD$1]&lt;=[.$K2]);[.GD$1];&quot;&quot;)">
            <text:p/>
          </table:table-cell>
          <table:table-cell table:style-name="ce21" table:formula="of:=IF(AND([.GE$1]&gt;=[.$L2];[.GE$1]&lt;=[.$K2]);[.GE$1];&quot;&quot;)">
            <text:p/>
          </table:table-cell>
          <table:table-cell table:style-name="ce21" table:formula="of:=IF(AND([.GF$1]&gt;=[.$L2];[.GF$1]&lt;=[.$K2]);[.GF$1];&quot;&quot;)">
            <text:p/>
          </table:table-cell>
          <table:table-cell table:style-name="ce21" table:formula="of:=IF(AND([.GG$1]&gt;=[.$L2];[.GG$1]&lt;=[.$K2]);[.GG$1];&quot;&quot;)">
            <text:p/>
          </table:table-cell>
          <table:table-cell table:style-name="ce21" table:formula="of:=IF(AND([.GH$1]&gt;=[.$L2];[.GH$1]&lt;=[.$K2]);[.GH$1];&quot;&quot;)">
            <text:p/>
          </table:table-cell>
          <table:table-cell table:style-name="ce21" table:formula="of:=IF(AND([.GI$1]&gt;=[.$L2];[.GI$1]&lt;=[.$K2]);[.GI$1];&quot;&quot;)">
            <text:p/>
          </table:table-cell>
          <table:table-cell table:style-name="ce21" table:formula="of:=IF(AND([.GJ$1]&gt;=[.$L2];[.GJ$1]&lt;=[.$K2]);[.GJ$1];&quot;&quot;)">
            <text:p/>
          </table:table-cell>
          <table:table-cell table:style-name="ce21" table:formula="of:=IF(AND([.GK$1]&gt;=[.$L2];[.GK$1]&lt;=[.$K2]);[.GK$1];&quot;&quot;)">
            <text:p/>
          </table:table-cell>
          <table:table-cell table:style-name="ce21" table:formula="of:=IF(AND([.GL$1]&gt;=[.$L2];[.GL$1]&lt;=[.$K2]);[.GL$1];&quot;&quot;)">
            <text:p/>
          </table:table-cell>
          <table:table-cell table:style-name="ce21" table:formula="of:=IF(AND([.GM$1]&gt;=[.$L2];[.GM$1]&lt;=[.$K2]);[.GM$1];&quot;&quot;)">
            <text:p/>
          </table:table-cell>
          <table:table-cell table:style-name="ce21" table:formula="of:=IF(AND([.GN$1]&gt;=[.$L2];[.GN$1]&lt;=[.$K2]);[.GN$1];&quot;&quot;)">
            <text:p/>
          </table:table-cell>
          <table:table-cell table:style-name="ce21" table:formula="of:=IF(AND([.GO$1]&gt;=[.$L2];[.GO$1]&lt;=[.$K2]);[.GO$1];&quot;&quot;)">
            <text:p/>
          </table:table-cell>
          <table:table-cell table:style-name="ce21" table:formula="of:=IF(AND([.GP$1]&gt;=[.$L2];[.GP$1]&lt;=[.$K2]);[.GP$1];&quot;&quot;)">
            <text:p/>
          </table:table-cell>
          <table:table-cell table:style-name="ce21" table:formula="of:=IF(AND([.GQ$1]&gt;=[.$L2];[.GQ$1]&lt;=[.$K2]);[.GQ$1];&quot;&quot;)">
            <text:p/>
          </table:table-cell>
          <table:table-cell table:style-name="ce21" table:formula="of:=IF(AND([.GR$1]&gt;=[.$L2];[.GR$1]&lt;=[.$K2]);[.GR$1];&quot;&quot;)">
            <text:p/>
          </table:table-cell>
          <table:table-cell table:style-name="ce21" table:formula="of:=IF(AND([.GS$1]&gt;=[.$L2];[.GS$1]&lt;=[.$K2]);[.GS$1];&quot;&quot;)">
            <text:p/>
          </table:table-cell>
          <table:table-cell table:style-name="ce21" table:formula="of:=IF(AND([.GT$1]&gt;=[.$L2];[.GT$1]&lt;=[.$K2]);[.GT$1];&quot;&quot;)">
            <text:p/>
          </table:table-cell>
          <table:table-cell table:style-name="ce21" table:formula="of:=IF(AND([.GU$1]&gt;=[.$L2];[.GU$1]&lt;=[.$K2]);[.GU$1];&quot;&quot;)">
            <text:p/>
          </table:table-cell>
          <table:table-cell table:style-name="ce21" table:formula="of:=IF(AND([.GV$1]&gt;=[.$L2];[.GV$1]&lt;=[.$K2]);[.GV$1];&quot;&quot;)">
            <text:p/>
          </table:table-cell>
          <table:table-cell table:style-name="ce21" table:formula="of:=IF(AND([.GW$1]&gt;=[.$L2];[.GW$1]&lt;=[.$K2]);[.GW$1];&quot;&quot;)">
            <text:p/>
          </table:table-cell>
          <table:table-cell table:style-name="ce21" table:formula="of:=IF(AND([.GX$1]&gt;=[.$L2];[.GX$1]&lt;=[.$K2]);[.GX$1];&quot;&quot;)">
            <text:p/>
          </table:table-cell>
          <table:table-cell table:style-name="ce21" table:formula="of:=IF(AND([.GY$1]&gt;=[.$L2];[.GY$1]&lt;=[.$K2]);[.GY$1];&quot;&quot;)">
            <text:p/>
          </table:table-cell>
          <table:table-cell table:style-name="ce21" table:formula="of:=IF(AND([.GZ$1]&gt;=[.$L2];[.GZ$1]&lt;=[.$K2]);[.GZ$1];&quot;&quot;)">
            <text:p/>
          </table:table-cell>
          <table:table-cell table:style-name="ce21" table:formula="of:=IF(AND([.HA$1]&gt;=[.$L2];[.HA$1]&lt;=[.$K2]);[.HA$1];&quot;&quot;)">
            <text:p/>
          </table:table-cell>
          <table:table-cell table:style-name="ce21" table:formula="of:=IF(AND([.HB$1]&gt;=[.$L2];[.HB$1]&lt;=[.$K2]);[.HB$1];&quot;&quot;)">
            <text:p/>
          </table:table-cell>
          <table:table-cell table:style-name="ce21" table:formula="of:=IF(AND([.HC$1]&gt;=[.$L2];[.HC$1]&lt;=[.$K2]);[.HC$1];&quot;&quot;)">
            <text:p/>
          </table:table-cell>
          <table:table-cell table:style-name="ce23" table:formula="of:=IF(AND([.HD$1]&gt;=[.$L2];[.HD$1]&lt;=[.$K2]);[.HD$1];&quot;&quot;)">
            <text:p/>
          </table:table-cell>
          <table:table-cell table:style-name="ce23" table:formula="of:=IF(AND([.HE$1]&gt;=[.$L2];[.HE$1]&lt;=[.$K2]);[.HE$1];&quot;&quot;)">
            <text:p/>
          </table:table-cell>
          <table:table-cell table:style-name="ce23" table:formula="of:=IF(AND([.HF$1]&gt;=[.$L2];[.HF$1]&lt;=[.$K2]);[.HF$1];&quot;&quot;)">
            <text:p/>
          </table:table-cell>
          <table:table-cell table:style-name="ce23" table:formula="of:=IF(AND([.HG$1]&gt;=[.$L2];[.HG$1]&lt;=[.$K2]);[.HG$1];&quot;&quot;)">
            <text:p/>
          </table:table-cell>
          <table:table-cell table:style-name="ce25" table:formula="of:=IF(AND([.HH$1]&gt;=[.$L2];[.HH$1]&lt;=[.$K2]);[.HH$1];&quot;&quot;)">
            <text:p/>
          </table:table-cell>
          <table:table-cell table:style-name="ce25" table:formula="of:=IF(AND([.HI$1]&gt;=[.$L2];[.HI$1]&lt;=[.$K2]);[.HI$1];&quot;&quot;)">
            <text:p/>
          </table:table-cell>
          <table:table-cell table:style-name="ce25" table:formula="of:=IF(AND([.HJ$1]&gt;=[.$L2];[.HJ$1]&lt;=[.$K2]);[.HJ$1];&quot;&quot;)">
            <text:p/>
          </table:table-cell>
          <table:table-cell table:style-name="ce25" table:formula="of:=IF(AND([.HK$1]&gt;=[.$L2];[.HK$1]&lt;=[.$K2]);[.HK$1];&quot;&quot;)">
            <text:p/>
          </table:table-cell>
          <table:table-cell table:style-name="ce25" table:formula="of:=IF(AND([.HL$1]&gt;=[.$L2];[.HL$1]&lt;=[.$K2]);[.HL$1];&quot;&quot;)">
            <text:p/>
          </table:table-cell>
          <table:table-cell table:style-name="ce25" table:formula="of:=IF(AND([.HM$1]&gt;=[.$L2];[.HM$1]&lt;=[.$K2]);[.HM$1];&quot;&quot;)">
            <text:p/>
          </table:table-cell>
          <table:table-cell table:style-name="ce25" table:formula="of:=IF(AND([.HN$1]&gt;=[.$L2];[.HN$1]&lt;=[.$K2]);[.HN$1];&quot;&quot;)">
            <text:p/>
          </table:table-cell>
          <table:table-cell table:style-name="ce25" table:formula="of:=IF(AND([.HO$1]&gt;=[.$L2];[.HO$1]&lt;=[.$K2]);[.HO$1];&quot;&quot;)">
            <text:p/>
          </table:table-cell>
          <table:table-cell table:style-name="ce25" table:formula="of:=IF(AND([.HP$1]&gt;=[.$L2];[.HP$1]&lt;=[.$K2]);[.HP$1];&quot;&quot;)">
            <text:p/>
          </table:table-cell>
          <table:table-cell table:style-name="ce25" table:formula="of:=IF(AND([.HQ$1]&gt;=[.$L2];[.HQ$1]&lt;=[.$K2]);[.HQ$1];&quot;&quot;)">
            <text:p/>
          </table:table-cell>
          <table:table-cell table:style-name="ce25" table:formula="of:=IF(AND([.HR$1]&gt;=[.$L2];[.HR$1]&lt;=[.$K2]);[.HR$1];&quot;&quot;)">
            <text:p/>
          </table:table-cell>
          <table:table-cell table:style-name="ce25" table:formula="of:=IF(AND([.HS$1]&gt;=[.$L2];[.HS$1]&lt;=[.$K2]);[.HS$1];&quot;&quot;)">
            <text:p/>
          </table:table-cell>
          <table:table-cell table:style-name="ce25" table:formula="of:=IF(AND([.HT$1]&gt;=[.$L2];[.HT$1]&lt;=[.$K2]);[.HT$1];&quot;&quot;)">
            <text:p/>
          </table:table-cell>
          <table:table-cell table:style-name="ce25" table:formula="of:=IF(AND([.HU$1]&gt;=[.$L2];[.HU$1]&lt;=[.$K2]);[.HU$1];&quot;&quot;)">
            <text:p/>
          </table:table-cell>
          <table:table-cell table:style-name="ce25" table:formula="of:=IF(AND([.HV$1]&gt;=[.$L2];[.HV$1]&lt;=[.$K2]);[.HV$1];&quot;&quot;)">
            <text:p/>
          </table:table-cell>
          <table:table-cell table:style-name="ce25" table:formula="of:=IF(AND([.HW$1]&gt;=[.$L2];[.HW$1]&lt;=[.$K2]);[.HW$1];&quot;&quot;)">
            <text:p/>
          </table:table-cell>
          <table:table-cell table:style-name="ce25" table:formula="of:=IF(AND([.HX$1]&gt;=[.$L2];[.HX$1]&lt;=[.$K2]);[.HX$1];&quot;&quot;)">
            <text:p/>
          </table:table-cell>
          <table:table-cell table:style-name="ce25" table:formula="of:=IF(AND([.HY$1]&gt;=[.$L2];[.HY$1]&lt;=[.$K2]);[.HY$1];&quot;&quot;)">
            <text:p/>
          </table:table-cell>
          <table:table-cell table:style-name="ce25" table:formula="of:=IF(AND([.HZ$1]&gt;=[.$L2];[.HZ$1]&lt;=[.$K2]);[.HZ$1];&quot;&quot;)">
            <text:p/>
          </table:table-cell>
          <table:table-cell table:style-name="ce25" table:formula="of:=IF(AND([.IA$1]&gt;=[.$L2];[.IA$1]&lt;=[.$K2]);[.IA$1];&quot;&quot;)">
            <text:p/>
          </table:table-cell>
          <table:table-cell table:style-name="ce25" table:formula="of:=IF(AND([.IB$1]&gt;=[.$L2];[.IB$1]&lt;=[.$K2]);[.IB$1];&quot;&quot;)">
            <text:p/>
          </table:table-cell>
          <table:table-cell table:style-name="ce25" table:formula="of:=IF(AND([.IC$1]&gt;=[.$L2];[.IC$1]&lt;=[.$K2]);[.IC$1];&quot;&quot;)">
            <text:p/>
          </table:table-cell>
          <table:table-cell table:style-name="ce25" table:formula="of:=IF(AND([.ID$1]&gt;=[.$L2];[.ID$1]&lt;=[.$K2]);[.ID$1];&quot;&quot;)">
            <text:p/>
          </table:table-cell>
          <table:table-cell table:style-name="ce25" table:formula="of:=IF(AND([.IE$1]&gt;=[.$L2];[.IE$1]&lt;=[.$K2]);[.IE$1];&quot;&quot;)">
            <text:p/>
          </table:table-cell>
          <table:table-cell table:style-name="ce25" table:formula="of:=IF(AND([.IF$1]&gt;=[.$L2];[.IF$1]&lt;=[.$K2]);[.IF$1];&quot;&quot;)">
            <text:p/>
          </table:table-cell>
          <table:table-cell table:style-name="ce25" table:formula="of:=IF(AND([.IG$1]&gt;=[.$L2];[.IG$1]&lt;=[.$K2]);[.IG$1];&quot;&quot;)">
            <text:p/>
          </table:table-cell>
          <table:table-cell table:style-name="ce25" table:formula="of:=IF(AND([.IH$1]&gt;=[.$L2];[.IH$1]&lt;=[.$K2]);[.IH$1];&quot;&quot;)">
            <text:p/>
          </table:table-cell>
          <table:table-cell table:style-name="ce25" table:formula="of:=IF(AND([.II$1]&gt;=[.$L2];[.II$1]&lt;=[.$K2]);[.II$1];&quot;&quot;)">
            <text:p/>
          </table:table-cell>
          <table:table-cell table:style-name="ce25" table:formula="of:=IF(AND([.IJ$1]&gt;=[.$L2];[.IJ$1]&lt;=[.$K2]);[.IJ$1];&quot;&quot;)">
            <text:p/>
          </table:table-cell>
          <table:table-cell table:style-name="ce25" table:formula="of:=IF(AND([.IK$1]&gt;=[.$L2];[.IK$1]&lt;=[.$K2]);[.IK$1];&quot;&quot;)">
            <text:p/>
          </table:table-cell>
          <table:table-cell table:style-name="ce25" table:formula="of:=IF(AND([.IL$1]&gt;=[.$L2];[.IL$1]&lt;=[.$K2]);[.IL$1];&quot;&quot;)">
            <text:p/>
          </table:table-cell>
          <table:table-cell table:style-name="ce25" table:formula="of:=IF(AND([.IM$1]&gt;=[.$L2];[.IM$1]&lt;=[.$K2]);[.IM$1];&quot;&quot;)">
            <text:p/>
          </table:table-cell>
          <table:table-cell table:style-name="ce25" table:formula="of:=IF(AND([.IN$1]&gt;=[.$L2];[.IN$1]&lt;=[.$K2]);[.IN$1];&quot;&quot;)">
            <text:p/>
          </table:table-cell>
          <table:table-cell table:style-name="ce25" table:formula="of:=IF(AND([.IO$1]&gt;=[.$L2];[.IO$1]&lt;=[.$K2]);[.IO$1];&quot;&quot;)">
            <text:p/>
          </table:table-cell>
          <table:table-cell table:style-name="ce25" table:formula="of:=IF(AND([.IP$1]&gt;=[.$L2];[.IP$1]&lt;=[.$K2]);[.IP$1];&quot;&quot;)">
            <text:p/>
          </table:table-cell>
          <table:table-cell table:style-name="ce25" table:formula="of:=IF(AND([.IQ$1]&gt;=[.$L2];[.IQ$1]&lt;=[.$K2]);[.IQ$1];&quot;&quot;)">
            <text:p/>
          </table:table-cell>
          <table:table-cell table:style-name="ce25" table:formula="of:=IF(AND([.IR$1]&gt;=[.$L2];[.IR$1]&lt;=[.$K2]);[.IR$1];&quot;&quot;)">
            <text:p/>
          </table:table-cell>
          <table:table-cell table:style-name="ce25" table:formula="of:=IF(AND([.IS$1]&gt;=[.$L2];[.IS$1]&lt;=[.$K2]);[.IS$1];&quot;&quot;)">
            <text:p/>
          </table:table-cell>
          <table:table-cell table:style-name="ce25" table:formula="of:=IF(AND([.IT$1]&gt;=[.$L2];[.IT$1]&lt;=[.$K2]);[.IT$1];&quot;&quot;)">
            <text:p/>
          </table:table-cell>
          <table:table-cell table:style-name="ce25" table:formula="of:=IF(AND([.IU$1]&gt;=[.$L2];[.IU$1]&lt;=[.$K2]);[.IU$1];&quot;&quot;)">
            <text:p/>
          </table:table-cell>
          <table:table-cell table:style-name="ce25" table:formula="of:=IF(AND([.IV$1]&gt;=[.$L2];[.IV$1]&lt;=[.$K2]);[.IV$1];&quot;&quot;)">
            <text:p/>
          </table:table-cell>
          <table:table-cell table:style-name="ce25" table:formula="of:=IF(AND([.IW$1]&gt;=[.$L2];[.IW$1]&lt;=[.$K2]);[.IW$1];&quot;&quot;)">
            <text:p/>
          </table:table-cell>
          <table:table-cell table:style-name="ce25" table:formula="of:=IF(AND([.IX$1]&gt;=[.$L2];[.IX$1]&lt;=[.$K2]);[.IX$1];&quot;&quot;)">
            <text:p/>
          </table:table-cell>
          <table:table-cell table:style-name="ce25" table:formula="of:=IF(AND([.IY$1]&gt;=[.$L2];[.IY$1]&lt;=[.$K2]);[.IY$1];&quot;&quot;)">
            <text:p/>
          </table:table-cell>
          <table:table-cell table:style-name="ce25" table:formula="of:=IF(AND([.IZ$1]&gt;=[.$L2];[.IZ$1]&lt;=[.$K2]);[.IZ$1];&quot;&quot;)">
            <text:p/>
          </table:table-cell>
          <table:table-cell table:style-name="ce25" table:formula="of:=IF(AND([.JA$1]&gt;=[.$L2];[.JA$1]&lt;=[.$K2]);[.JA$1];&quot;&quot;)">
            <text:p/>
          </table:table-cell>
          <table:table-cell table:style-name="ce25" table:formula="of:=IF(AND([.JB$1]&gt;=[.$L2];[.JB$1]&lt;=[.$K2]);[.JB$1];&quot;&quot;)">
            <text:p/>
          </table:table-cell>
          <table:table-cell table:style-name="ce25" table:formula="of:=IF(AND([.JC$1]&gt;=[.$L2];[.JC$1]&lt;=[.$K2]);[.JC$1];&quot;&quot;)">
            <text:p/>
          </table:table-cell>
          <table:table-cell table:style-name="ce25" table:formula="of:=IF(AND([.JD$1]&gt;=[.$L2];[.JD$1]&lt;=[.$K2]);[.JD$1];&quot;&quot;)">
            <text:p/>
          </table:table-cell>
          <table:table-cell table:style-name="ce25" table:formula="of:=IF(AND([.JE$1]&gt;=[.$L2];[.JE$1]&lt;=[.$K2]);[.JE$1];&quot;&quot;)">
            <text:p/>
          </table:table-cell>
          <table:table-cell table:style-name="ce25" table:formula="of:=IF(AND([.JF$1]&gt;=[.$L2];[.JF$1]&lt;=[.$K2]);[.JF$1];&quot;&quot;)">
            <text:p/>
          </table:table-cell>
          <table:table-cell table:style-name="ce25" table:formula="of:=IF(AND([.JG$1]&gt;=[.$L2];[.JG$1]&lt;=[.$K2]);[.JG$1];&quot;&quot;)">
            <text:p/>
          </table:table-cell>
          <table:table-cell table:style-name="ce25" table:formula="of:=IF(AND([.JH$1]&gt;=[.$L2];[.JH$1]&lt;=[.$K2]);[.JH$1];&quot;&quot;)">
            <text:p/>
          </table:table-cell>
          <table:table-cell table:style-name="ce25" table:formula="of:=IF(AND([.JI$1]&gt;=[.$L2];[.JI$1]&lt;=[.$K2]);[.JI$1];&quot;&quot;)">
            <text:p/>
          </table:table-cell>
          <table:table-cell table:style-name="ce25" table:formula="of:=IF(AND([.JJ$1]&gt;=[.$L2];[.JJ$1]&lt;=[.$K2]);[.JJ$1];&quot;&quot;)">
            <text:p/>
          </table:table-cell>
          <table:table-cell table:style-name="ce25" table:formula="of:=IF(AND([.JK$1]&gt;=[.$L2];[.JK$1]&lt;=[.$K2]);[.JK$1];&quot;&quot;)">
            <text:p/>
          </table:table-cell>
          <table:table-cell table:style-name="ce25" table:formula="of:=IF(AND([.JL$1]&gt;=[.$L2];[.JL$1]&lt;=[.$K2]);[.JL$1];&quot;&quot;)">
            <text:p/>
          </table:table-cell>
          <table:table-cell table:style-name="ce27" table:formula="of:=IF(AND([.JM$1]&gt;=[.$L2];[.JM$1]&lt;=[.$K2]);[.JM$1];&quot;&quot;)">
            <text:p/>
          </table:table-cell>
          <table:table-cell table:style-name="ce27" table:formula="of:=IF(AND([.JN$1]&gt;=[.$L2];[.JN$1]&lt;=[.$K2]);[.JN$1];&quot;&quot;)">
            <text:p/>
          </table:table-cell>
          <table:table-cell table:style-name="ce27" table:formula="of:=IF(AND([.JO$1]&gt;=[.$L2];[.JO$1]&lt;=[.$K2]);[.JO$1];&quot;&quot;)">
            <text:p/>
          </table:table-cell>
          <table:table-cell table:style-name="ce27" table:formula="of:=IF(AND([.JP$1]&gt;=[.$L2];[.JP$1]&lt;=[.$K2]);[.JP$1];&quot;&quot;)">
            <text:p/>
          </table:table-cell>
          <table:table-cell table:style-name="ce27" table:formula="of:=IF(AND([.JQ$1]&gt;=[.$L2];[.JQ$1]&lt;=[.$K2]);[.JQ$1];&quot;&quot;)">
            <text:p/>
          </table:table-cell>
          <table:table-cell table:style-name="ce27" table:formula="of:=IF(AND([.JR$1]&gt;=[.$L2];[.JR$1]&lt;=[.$K2]);[.JR$1];&quot;&quot;)">
            <text:p/>
          </table:table-cell>
          <table:table-cell table:style-name="ce27" table:formula="of:=IF(AND([.JS$1]&gt;=[.$L2];[.JS$1]&lt;=[.$K2]);[.JS$1];&quot;&quot;)">
            <text:p/>
          </table:table-cell>
          <table:table-cell table:style-name="ce29" table:formula="of:=IF(AND([.JT$1]&gt;=[.$L2];[.JT$1]&lt;=[.$K2]);[.JT$1];&quot;&quot;)">
            <text:p/>
          </table:table-cell>
          <table:table-cell table:style-name="ce29" table:formula="of:=IF(AND([.JU$1]&gt;=[.$L2];[.JU$1]&lt;=[.$K2]);[.JU$1];&quot;&quot;)">
            <text:p/>
          </table:table-cell>
          <table:table-cell table:style-name="ce29" table:formula="of:=IF(AND([.JV$1]&gt;=[.$L2];[.JV$1]&lt;=[.$K2]);[.JV$1];&quot;&quot;)">
            <text:p/>
          </table:table-cell>
          <table:table-cell table:style-name="ce29" table:formula="of:=IF(AND([.JW$1]&gt;=[.$L2];[.JW$1]&lt;=[.$K2]);[.JW$1];&quot;&quot;)">
            <text:p/>
          </table:table-cell>
          <table:table-cell table:style-name="ce29" table:formula="of:=IF(AND([.JX$1]&gt;=[.$L2];[.JX$1]&lt;=[.$K2]);[.JX$1];&quot;&quot;)">
            <text:p/>
          </table:table-cell>
          <table:table-cell table:style-name="ce29" table:formula="of:=IF(AND([.JY$1]&gt;=[.$L2];[.JY$1]&lt;=[.$K2]);[.JY$1];&quot;&quot;)">
            <text:p/>
          </table:table-cell>
          <table:table-cell table:style-name="ce29" table:formula="of:=IF(AND([.JZ$1]&gt;=[.$L2];[.JZ$1]&lt;=[.$K2]);[.JZ$1];&quot;&quot;)">
            <text:p/>
          </table:table-cell>
          <table:table-cell table:style-name="ce29" table:formula="of:=IF(AND([.KA$1]&gt;=[.$L2];[.KA$1]&lt;=[.$K2]);[.KA$1];&quot;&quot;)">
            <text:p/>
          </table:table-cell>
          <table:table-cell table:style-name="ce31" table:formula="of:=IF(AND([.KB$1]&gt;=[.$L2];[.KB$1]&lt;=[.$K2]);[.KB$1];&quot;&quot;)">
            <text:p/>
          </table:table-cell>
          <table:table-cell table:style-name="ce31" table:formula="of:=IF(AND([.KC$1]&gt;=[.$L2];[.KC$1]&lt;=[.$K2]);[.KC$1];&quot;&quot;)">
            <text:p/>
          </table:table-cell>
          <table:table-cell table:style-name="ce31" table:formula="of:=IF(AND([.KD$1]&gt;=[.$L2];[.KD$1]&lt;=[.$K2]);[.KD$1];&quot;&quot;)">
            <text:p/>
          </table:table-cell>
          <table:table-cell table:style-name="ce31" table:formula="of:=IF(AND([.KE$1]&gt;=[.$L2];[.KE$1]&lt;=[.$K2]);[.KE$1];&quot;&quot;)">
            <text:p/>
          </table:table-cell>
          <table:table-cell table:style-name="ce31" table:formula="of:=IF(AND([.KF$1]&gt;=[.$L2];[.KF$1]&lt;=[.$K2]);[.KF$1];&quot;&quot;)">
            <text:p/>
          </table:table-cell>
          <table:table-cell table:style-name="ce31" table:formula="of:=IF(AND([.KG$1]&gt;=[.$L2];[.KG$1]&lt;=[.$K2]);[.KG$1];&quot;&quot;)">
            <text:p/>
          </table:table-cell>
          <table:table-cell table:style-name="ce31" table:formula="of:=IF(AND([.KH$1]&gt;=[.$L2];[.KH$1]&lt;=[.$K2]);[.KH$1];&quot;&quot;)">
            <text:p/>
          </table:table-cell>
          <table:table-cell table:style-name="ce31" table:formula="of:=IF(AND([.KI$1]&gt;=[.$L2];[.KI$1]&lt;=[.$K2]);[.KI$1];&quot;&quot;)">
            <text:p/>
          </table:table-cell>
          <table:table-cell table:style-name="ce31" table:formula="of:=IF(AND([.KJ$1]&gt;=[.$L2];[.KJ$1]&lt;=[.$K2]);[.KJ$1];&quot;&quot;)">
            <text:p/>
          </table:table-cell>
          <table:table-cell table:style-name="ce31" table:formula="of:=IF(AND([.KK$1]&gt;=[.$L2];[.KK$1]&lt;=[.$K2]);[.KK$1];&quot;&quot;)">
            <text:p/>
          </table:table-cell>
          <table:table-cell table:style-name="ce31" table:formula="of:=IF(AND([.KL$1]&gt;=[.$L2];[.KL$1]&lt;=[.$K2]);[.KL$1];&quot;&quot;)">
            <text:p/>
          </table:table-cell>
          <table:table-cell table:style-name="ce31" table:formula="of:=IF(AND([.KM$1]&gt;=[.$L2];[.KM$1]&lt;=[.$K2]);[.KM$1];&quot;&quot;)">
            <text:p/>
          </table:table-cell>
          <table:table-cell table:style-name="ce31" table:formula="of:=IF(AND([.KN$1]&gt;=[.$L2];[.KN$1]&lt;=[.$K2]);[.KN$1];&quot;&quot;)">
            <text:p/>
          </table:table-cell>
          <table:table-cell table:style-name="ce31" table:formula="of:=IF(AND([.KO$1]&gt;=[.$L2];[.KO$1]&lt;=[.$K2]);[.KO$1];&quot;&quot;)">
            <text:p/>
          </table:table-cell>
          <table:table-cell table:style-name="ce31" table:formula="of:=IF(AND([.KP$1]&gt;=[.$L2];[.KP$1]&lt;=[.$K2]);[.KP$1];&quot;&quot;)">
            <text:p/>
          </table:table-cell>
          <table:table-cell table:style-name="ce31" table:formula="of:=IF(AND([.KQ$1]&gt;=[.$L2];[.KQ$1]&lt;=[.$K2]);[.KQ$1];&quot;&quot;)">
            <text:p/>
          </table:table-cell>
          <table:table-cell table:style-name="ce31" table:formula="of:=IF(AND([.KR$1]&gt;=[.$L2];[.KR$1]&lt;=[.$K2]);[.KR$1];&quot;&quot;)">
            <text:p/>
          </table:table-cell>
          <table:table-cell table:style-name="ce31" table:formula="of:=IF(AND([.KS$1]&gt;=[.$L2];[.KS$1]&lt;=[.$K2]);[.KS$1];&quot;&quot;)">
            <text:p/>
          </table:table-cell>
          <table:table-cell table:style-name="ce33" table:formula="of:=IF(AND([.KT$1]&gt;=[.$L2];[.KT$1]&lt;=[.$K2]);[.KT$1];&quot;&quot;)">
            <text:p/>
          </table:table-cell>
          <table:table-cell table:style-name="ce33" table:formula="of:=IF(AND([.KU$1]&gt;=[.$L2];[.KU$1]&lt;=[.$K2]);[.KU$1];&quot;&quot;)">
            <text:p/>
          </table:table-cell>
          <table:table-cell table:style-name="ce33" table:formula="of:=IF(AND([.KV$1]&gt;=[.$L2];[.KV$1]&lt;=[.$K2]);[.KV$1];&quot;&quot;)">
            <text:p/>
          </table:table-cell>
          <table:table-cell table:style-name="ce33" table:formula="of:=IF(AND([.KW$1]&gt;=[.$L2];[.KW$1]&lt;=[.$K2]);[.KW$1];&quot;&quot;)">
            <text:p/>
          </table:table-cell>
          <table:table-cell table:style-name="ce33" table:formula="of:=IF(AND([.KX$1]&gt;=[.$L2];[.KX$1]&lt;=[.$K2]);[.KX$1];&quot;&quot;)">
            <text:p/>
          </table:table-cell>
          <table:table-cell table:style-name="ce33" table:formula="of:=IF(AND([.KY$1]&gt;=[.$L2];[.KY$1]&lt;=[.$K2]);[.KY$1];&quot;&quot;)">
            <text:p/>
          </table:table-cell>
          <table:table-cell table:style-name="ce33" table:formula="of:=IF(AND([.KZ$1]&gt;=[.$L2];[.KZ$1]&lt;=[.$K2]);[.KZ$1];&quot;&quot;)">
            <text:p/>
          </table:table-cell>
          <table:table-cell table:style-name="ce33" table:formula="of:=IF(AND([.LA$1]&gt;=[.$L2];[.LA$1]&lt;=[.$K2]);[.LA$1];&quot;&quot;)">
            <text:p/>
          </table:table-cell>
          <table:table-cell table:style-name="ce33" table:formula="of:=IF(AND([.LB$1]&gt;=[.$L2];[.LB$1]&lt;=[.$K2]);[.LB$1];&quot;&quot;)">
            <text:p/>
          </table:table-cell>
          <table:table-cell table:style-name="ce33" table:formula="of:=IF(AND([.LC$1]&gt;=[.$L2];[.LC$1]&lt;=[.$K2]);[.LC$1];&quot;&quot;)">
            <text:p/>
          </table:table-cell>
          <table:table-cell table:style-name="ce33" table:formula="of:=IF(AND([.LD$1]&gt;=[.$L2];[.LD$1]&lt;=[.$K2]);[.LD$1];&quot;&quot;)">
            <text:p/>
          </table:table-cell>
          <table:table-cell table:style-name="ce33" table:formula="of:=IF(AND([.LE$1]&gt;=[.$L2];[.LE$1]&lt;=[.$K2]);[.LE$1];&quot;&quot;)">
            <text:p/>
          </table:table-cell>
          <table:table-cell table:style-name="ce33" table:formula="of:=IF(AND([.LF$1]&gt;=[.$L2];[.LF$1]&lt;=[.$K2]);[.LF$1];&quot;&quot;)">
            <text:p/>
          </table:table-cell>
          <table:table-cell table:style-name="ce33" table:formula="of:=IF(AND([.LG$1]&gt;=[.$L2];[.LG$1]&lt;=[.$K2]);[.LG$1];&quot;&quot;)">
            <text:p/>
          </table:table-cell>
          <table:table-cell table:style-name="ce33" table:formula="of:=IF(AND([.LH$1]&gt;=[.$L2];[.LH$1]&lt;=[.$K2]);[.LH$1];&quot;&quot;)">
            <text:p/>
          </table:table-cell>
          <table:table-cell table:style-name="ce35" table:formula="of:=IF(AND([.LI$1]&gt;=[.$L2];[.LI$1]&lt;=[.$K2]);[.LI$1];&quot;&quot;)">
            <text:p/>
          </table:table-cell>
          <table:table-cell table:style-name="ce35" table:formula="of:=IF(AND([.LJ$1]&gt;=[.$L2];[.LJ$1]&lt;=[.$K2]);[.LJ$1];&quot;&quot;)">
            <text:p/>
          </table:table-cell>
          <table:table-cell table:style-name="ce35" table:formula="of:=IF(AND([.LK$1]&gt;=[.$L2];[.LK$1]&lt;=[.$K2]);[.LK$1];&quot;&quot;)">
            <text:p/>
          </table:table-cell>
          <table:table-cell table:style-name="ce35" table:formula="of:=IF(AND([.LL$1]&gt;=[.$L2];[.LL$1]&lt;=[.$K2]);[.LL$1];&quot;&quot;)">
            <text:p/>
          </table:table-cell>
          <table:table-cell table:style-name="ce35" table:formula="of:=IF(AND([.LM$1]&gt;=[.$L2];[.LM$1]&lt;=[.$K2]);[.LM$1];&quot;&quot;)">
            <text:p/>
          </table:table-cell>
          <table:table-cell table:style-name="ce35" table:formula="of:=IF(AND([.LN$1]&gt;=[.$L2];[.LN$1]&lt;=[.$K2]);[.LN$1];&quot;&quot;)">
            <text:p/>
          </table:table-cell>
          <table:table-cell table:style-name="ce35" table:formula="of:=IF(AND([.LO$1]&gt;=[.$L2];[.LO$1]&lt;=[.$K2]);[.LO$1];&quot;&quot;)">
            <text:p/>
          </table:table-cell>
          <table:table-cell table:style-name="ce35" table:formula="of:=IF(AND([.LP$1]&gt;=[.$L2];[.LP$1]&lt;=[.$K2]);[.LP$1];&quot;&quot;)">
            <text:p/>
          </table:table-cell>
          <table:table-cell table:style-name="ce35" table:formula="of:=IF(AND([.LQ$1]&gt;=[.$L2];[.LQ$1]&lt;=[.$K2]);[.LQ$1];&quot;&quot;)">
            <text:p/>
          </table:table-cell>
          <table:table-cell table:style-name="ce35" table:formula="of:=IF(AND([.LR$1]&gt;=[.$L2];[.LR$1]&lt;=[.$K2]);[.LR$1];&quot;&quot;)">
            <text:p/>
          </table:table-cell>
          <table:table-cell table:style-name="ce35" table:formula="of:=IF(AND([.LS$1]&gt;=[.$L2];[.LS$1]&lt;=[.$K2]);[.LS$1];&quot;&quot;)">
            <text:p/>
          </table:table-cell>
          <table:table-cell table:style-name="ce35" table:formula="of:=IF(AND([.LT$1]&gt;=[.$L2];[.LT$1]&lt;=[.$K2]);[.LT$1];&quot;&quot;)">
            <text:p/>
          </table:table-cell>
          <table:table-cell table:style-name="ce35" table:formula="of:=IF(AND([.LU$1]&gt;=[.$L2];[.LU$1]&lt;=[.$K2]);[.LU$1];&quot;&quot;)">
            <text:p/>
          </table:table-cell>
          <table:table-cell table:style-name="ce35" table:formula="of:=IF(AND([.LV$1]&gt;=[.$L2];[.LV$1]&lt;=[.$K2]);[.LV$1];&quot;&quot;)">
            <text:p/>
          </table:table-cell>
          <table:table-cell table:style-name="ce35" table:formula="of:=IF(AND([.LW$1]&gt;=[.$L2];[.LW$1]&lt;=[.$K2]);[.LW$1];&quot;&quot;)">
            <text:p/>
          </table:table-cell>
          <table:table-cell table:style-name="ce35" table:formula="of:=IF(AND([.LX$1]&gt;=[.$L2];[.LX$1]&lt;=[.$K2]);[.LX$1];&quot;&quot;)">
            <text:p/>
          </table:table-cell>
          <table:table-cell table:style-name="ce35" table:formula="of:=IF(AND([.LY$1]&gt;=[.$L2];[.LY$1]&lt;=[.$K2]);[.LY$1];&quot;&quot;)">
            <text:p/>
          </table:table-cell>
          <table:table-cell table:style-name="ce35" table:formula="of:=IF(AND([.LZ$1]&gt;=[.$L2];[.LZ$1]&lt;=[.$K2]);[.LZ$1];&quot;&quot;)">
            <text:p/>
          </table:table-cell>
          <table:table-cell table:style-name="ce35" table:formula="of:=IF(AND([.MA$1]&gt;=[.$L2];[.MA$1]&lt;=[.$K2]);[.MA$1];&quot;&quot;)">
            <text:p/>
          </table:table-cell>
          <table:table-cell table:style-name="ce35" table:formula="of:=IF(AND([.MB$1]&gt;=[.$L2];[.MB$1]&lt;=[.$K2]);[.MB$1];&quot;&quot;)">
            <text:p/>
          </table:table-cell>
          <table:table-cell table:style-name="ce35" table:formula="of:=IF(AND([.MC$1]&gt;=[.$L2];[.MC$1]&lt;=[.$K2]);[.MC$1];&quot;&quot;)">
            <text:p/>
          </table:table-cell>
          <table:table-cell table:style-name="ce35" table:formula="of:=IF(AND([.MD$1]&gt;=[.$L2];[.MD$1]&lt;=[.$K2]);[.MD$1];&quot;&quot;)">
            <text:p/>
          </table:table-cell>
          <table:table-cell table:style-name="ce35" table:formula="of:=IF(AND([.ME$1]&gt;=[.$L2];[.ME$1]&lt;=[.$K2]);[.ME$1];&quot;&quot;)">
            <text:p/>
          </table:table-cell>
          <table:table-cell table:style-name="ce35" table:formula="of:=IF(AND([.MF$1]&gt;=[.$L2];[.MF$1]&lt;=[.$K2]);[.MF$1];&quot;&quot;)">
            <text:p/>
          </table:table-cell>
          <table:table-cell table:style-name="ce35" table:formula="of:=IF(AND([.MG$1]&gt;=[.$L2];[.MG$1]&lt;=[.$K2]);[.MG$1];&quot;&quot;)">
            <text:p/>
          </table:table-cell>
          <table:table-cell table:style-name="ce35" table:formula="of:=IF(AND([.MH$1]&gt;=[.$L2];[.MH$1]&lt;=[.$K2]);[.MH$1];&quot;&quot;)">
            <text:p/>
          </table:table-cell>
          <table:table-cell table:style-name="ce35" table:formula="of:=IF(AND([.MI$1]&gt;=[.$L2];[.MI$1]&lt;=[.$K2]);[.MI$1];&quot;&quot;)">
            <text:p/>
          </table:table-cell>
          <table:table-cell table:style-name="ce35" table:formula="of:=IF(AND([.MJ$1]&gt;=[.$L2];[.MJ$1]&lt;=[.$K2]);[.MJ$1];&quot;&quot;)">
            <text:p/>
          </table:table-cell>
          <table:table-cell table:style-name="ce35" table:formula="of:=IF(AND([.MK$1]&gt;=[.$L2];[.MK$1]&lt;=[.$K2]);[.MK$1];&quot;&quot;)">
            <text:p/>
          </table:table-cell>
          <table:table-cell table:style-name="ce35" table:formula="of:=IF(AND([.ML$1]&gt;=[.$L2];[.ML$1]&lt;=[.$K2]);[.ML$1];&quot;&quot;)">
            <text:p/>
          </table:table-cell>
          <table:table-cell table:style-name="ce35" table:formula="of:=IF(AND([.MM$1]&gt;=[.$L2];[.MM$1]&lt;=[.$K2]);[.MM$1];&quot;&quot;)">
            <text:p/>
          </table:table-cell>
          <table:table-cell table:style-name="ce35" table:formula="of:=IF(AND([.MN$1]&gt;=[.$L2];[.MN$1]&lt;=[.$K2]);[.MN$1];&quot;&quot;)">
            <text:p/>
          </table:table-cell>
          <table:table-cell table:style-name="ce35" table:formula="of:=IF(AND([.MO$1]&gt;=[.$L2];[.MO$1]&lt;=[.$K2]);[.MO$1];&quot;&quot;)">
            <text:p/>
          </table:table-cell>
          <table:table-cell table:style-name="ce35" table:formula="of:=IF(AND([.MP$1]&gt;=[.$L2];[.MP$1]&lt;=[.$K2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3];[.$A:.$K];11;0)" office:value-type="float" office:value="0" calcext:value-type="float">
            <text:p>0</text:p>
          </table:table-cell>
          <table:table-cell table:style-name="ce5" table:formula="of:=VLOOKUP([.D3];[.$A:.$K];11;0)" office:value-type="float" office:value="0" calcext:value-type="float">
            <text:p>0</text:p>
          </table:table-cell>
          <table:table-cell table:style-name="ce5" table:formula="of:=VLOOKUP([.E3];[.$A:.$K];11;0)" office:value-type="float" office:value="0" calcext:value-type="float">
            <text:p>0</text:p>
          </table:table-cell>
          <table:table-cell table:style-name="ce5" table:formula="of:=VLOOKUP([.F3];[.$A:.$K];11;0)" office:value-type="float" office:value="0" calcext:value-type="float">
            <text:p>0</text:p>
          </table:table-cell>
          <table:table-cell table:style-name="ce6" table:formula="of:=MAX([.G3:.J3])+[.B3]+[.M3]" office:value-type="float" office:value="26" calcext:value-type="float">
            <text:p>26</text:p>
          </table:table-cell>
          <table:table-cell table:style-name="ce7" table:formula="of:=[.K3]-[.D3]+1" office:value-type="float" office:value="27" calcext:value-type="float">
            <text:p>27</text:p>
          </table:table-cell>
          <table:table-cell table:style-name="ce8"/>
          <table:table-cell table:style-name="ce10" table:formula="of:=IF(AND([.N$1]&gt;=[.$L3];[.N$1]&lt;=[.$K3]);[.N$1];&quot;&quot;)">
            <text:p/>
          </table:table-cell>
          <table:table-cell table:style-name="ce10" table:formula="of:=IF(AND([.O$1]&gt;=[.$L3];[.O$1]&lt;=[.$K3]);[.O$1];&quot;&quot;)">
            <text:p/>
          </table:table-cell>
          <table:table-cell table:style-name="ce10" table:formula="of:=IF(AND([.P$1]&gt;=[.$L3];[.P$1]&lt;=[.$K3]);[.P$1];&quot;&quot;)">
            <text:p/>
          </table:table-cell>
          <table:table-cell table:style-name="ce10" table:formula="of:=IF(AND([.Q$1]&gt;=[.$L3];[.Q$1]&lt;=[.$K3]);[.Q$1];&quot;&quot;)">
            <text:p/>
          </table:table-cell>
          <table:table-cell table:style-name="ce12" table:formula="of:=IF(AND([.R$1]&gt;=[.$L3];[.R$1]&lt;=[.$K3]);[.R$1];&quot;&quot;)">
            <text:p/>
          </table:table-cell>
          <table:table-cell table:style-name="ce12" table:formula="of:=IF(AND([.S$1]&gt;=[.$L3];[.S$1]&lt;=[.$K3]);[.S$1];&quot;&quot;)">
            <text:p/>
          </table:table-cell>
          <table:table-cell table:style-name="ce12" table:formula="of:=IF(AND([.T$1]&gt;=[.$L3];[.T$1]&lt;=[.$K3]);[.T$1];&quot;&quot;)">
            <text:p/>
          </table:table-cell>
          <table:table-cell table:style-name="ce12" table:formula="of:=IF(AND([.U$1]&gt;=[.$L3];[.U$1]&lt;=[.$K3]);[.U$1];&quot;&quot;)">
            <text:p/>
          </table:table-cell>
          <table:table-cell table:style-name="ce12" table:formula="of:=IF(AND([.V$1]&gt;=[.$L3];[.V$1]&lt;=[.$K3]);[.V$1];&quot;&quot;)">
            <text:p/>
          </table:table-cell>
          <table:table-cell table:style-name="ce12" table:formula="of:=IF(AND([.W$1]&gt;=[.$L3];[.W$1]&lt;=[.$K3]);[.W$1];&quot;&quot;)">
            <text:p/>
          </table:table-cell>
          <table:table-cell table:style-name="ce12" table:formula="of:=IF(AND([.X$1]&gt;=[.$L3];[.X$1]&lt;=[.$K3]);[.X$1];&quot;&quot;)">
            <text:p/>
          </table:table-cell>
          <table:table-cell table:style-name="ce12" table:formula="of:=IF(AND([.Y$1]&gt;=[.$L3];[.Y$1]&lt;=[.$K3]);[.Y$1];&quot;&quot;)">
            <text:p/>
          </table:table-cell>
          <table:table-cell table:style-name="ce12" table:formula="of:=IF(AND([.Z$1]&gt;=[.$L3];[.Z$1]&lt;=[.$K3]);[.Z$1];&quot;&quot;)">
            <text:p/>
          </table:table-cell>
          <table:table-cell table:style-name="ce12" table:formula="of:=IF(AND([.AA$1]&gt;=[.$L3];[.AA$1]&lt;=[.$K3]);[.AA$1];&quot;&quot;)">
            <text:p/>
          </table:table-cell>
          <table:table-cell table:style-name="ce12" table:formula="of:=IF(AND([.AB$1]&gt;=[.$L3];[.AB$1]&lt;=[.$K3]);[.AB$1];&quot;&quot;)">
            <text:p/>
          </table:table-cell>
          <table:table-cell table:style-name="ce12" table:formula="of:=IF(AND([.AC$1]&gt;=[.$L3];[.AC$1]&lt;=[.$K3]);[.AC$1];&quot;&quot;)">
            <text:p/>
          </table:table-cell>
          <table:table-cell table:style-name="ce14" table:formula="of:=IF(AND([.AD$1]&gt;=[.$L3];[.AD$1]&lt;=[.$K3]);[.AD$1];&quot;&quot;)">
            <text:p/>
          </table:table-cell>
          <table:table-cell table:style-name="ce17" table:formula="of:=IF(AND([.AE$1]&gt;=[.$L3];[.AE$1]&lt;=[.$K3]);[.AE$1];&quot;&quot;)">
            <text:p/>
          </table:table-cell>
          <table:table-cell table:style-name="ce17" table:formula="of:=IF(AND([.AF$1]&gt;=[.$L3];[.AF$1]&lt;=[.$K3]);[.AF$1];&quot;&quot;)">
            <text:p/>
          </table:table-cell>
          <table:table-cell table:style-name="ce17" table:formula="of:=IF(AND([.AG$1]&gt;=[.$L3];[.AG$1]&lt;=[.$K3]);[.AG$1];&quot;&quot;)">
            <text:p/>
          </table:table-cell>
          <table:table-cell table:style-name="ce17" table:formula="of:=IF(AND([.AH$1]&gt;=[.$L3];[.AH$1]&lt;=[.$K3]);[.AH$1];&quot;&quot;)">
            <text:p/>
          </table:table-cell>
          <table:table-cell table:style-name="ce17" table:formula="of:=IF(AND([.AI$1]&gt;=[.$L3];[.AI$1]&lt;=[.$K3]);[.AI$1];&quot;&quot;)">
            <text:p/>
          </table:table-cell>
          <table:table-cell table:style-name="ce17" table:formula="of:=IF(AND([.AJ$1]&gt;=[.$L3];[.AJ$1]&lt;=[.$K3]);[.AJ$1];&quot;&quot;)">
            <text:p/>
          </table:table-cell>
          <table:table-cell table:style-name="ce17" table:formula="of:=IF(AND([.AK$1]&gt;=[.$L3];[.AK$1]&lt;=[.$K3]);[.AK$1];&quot;&quot;)">
            <text:p/>
          </table:table-cell>
          <table:table-cell table:style-name="ce17" table:formula="of:=IF(AND([.AL$1]&gt;=[.$L3];[.AL$1]&lt;=[.$K3]);[.AL$1];&quot;&quot;)">
            <text:p/>
          </table:table-cell>
          <table:table-cell table:style-name="ce17" table:formula="of:=IF(AND([.AM$1]&gt;=[.$L3];[.AM$1]&lt;=[.$K3]);[.AM$1];&quot;&quot;)">
            <text:p/>
          </table:table-cell>
          <table:table-cell table:style-name="ce17" table:formula="of:=IF(AND([.AN$1]&gt;=[.$L3];[.AN$1]&lt;=[.$K3]);[.AN$1];&quot;&quot;)">
            <text:p/>
          </table:table-cell>
          <table:table-cell table:style-name="ce17" table:formula="of:=IF(AND([.AO$1]&gt;=[.$L3];[.AO$1]&lt;=[.$K3]);[.AO$1];&quot;&quot;)">
            <text:p/>
          </table:table-cell>
          <table:table-cell table:style-name="ce17" table:formula="of:=IF(AND([.AP$1]&gt;=[.$L3];[.AP$1]&lt;=[.$K3]);[.AP$1];&quot;&quot;)">
            <text:p/>
          </table:table-cell>
          <table:table-cell table:style-name="ce17" table:formula="of:=IF(AND([.AQ$1]&gt;=[.$L3];[.AQ$1]&lt;=[.$K3]);[.AQ$1];&quot;&quot;)">
            <text:p/>
          </table:table-cell>
          <table:table-cell table:style-name="ce17" table:formula="of:=IF(AND([.AR$1]&gt;=[.$L3];[.AR$1]&lt;=[.$K3]);[.AR$1];&quot;&quot;)">
            <text:p/>
          </table:table-cell>
          <table:table-cell table:style-name="ce17" table:formula="of:=IF(AND([.AS$1]&gt;=[.$L3];[.AS$1]&lt;=[.$K3]);[.AS$1];&quot;&quot;)">
            <text:p/>
          </table:table-cell>
          <table:table-cell table:style-name="ce17" table:formula="of:=IF(AND([.AT$1]&gt;=[.$L3];[.AT$1]&lt;=[.$K3]);[.AT$1];&quot;&quot;)">
            <text:p/>
          </table:table-cell>
          <table:table-cell table:style-name="ce17" table:formula="of:=IF(AND([.AU$1]&gt;=[.$L3];[.AU$1]&lt;=[.$K3]);[.AU$1];&quot;&quot;)">
            <text:p/>
          </table:table-cell>
          <table:table-cell table:style-name="ce17" table:formula="of:=IF(AND([.AV$1]&gt;=[.$L3];[.AV$1]&lt;=[.$K3]);[.AV$1];&quot;&quot;)">
            <text:p/>
          </table:table-cell>
          <table:table-cell table:style-name="ce17" table:formula="of:=IF(AND([.AW$1]&gt;=[.$L3];[.AW$1]&lt;=[.$K3]);[.AW$1];&quot;&quot;)">
            <text:p/>
          </table:table-cell>
          <table:table-cell table:style-name="ce17" table:formula="of:=IF(AND([.AX$1]&gt;=[.$L3];[.AX$1]&lt;=[.$K3]);[.AX$1];&quot;&quot;)">
            <text:p/>
          </table:table-cell>
          <table:table-cell table:style-name="ce17" table:formula="of:=IF(AND([.AY$1]&gt;=[.$L3];[.AY$1]&lt;=[.$K3]);[.AY$1];&quot;&quot;)">
            <text:p/>
          </table:table-cell>
          <table:table-cell table:style-name="ce17" table:formula="of:=IF(AND([.AZ$1]&gt;=[.$L3];[.AZ$1]&lt;=[.$K3]);[.AZ$1];&quot;&quot;)">
            <text:p/>
          </table:table-cell>
          <table:table-cell table:style-name="ce17" table:formula="of:=IF(AND([.BA$1]&gt;=[.$L3];[.BA$1]&lt;=[.$K3]);[.BA$1];&quot;&quot;)">
            <text:p/>
          </table:table-cell>
          <table:table-cell table:style-name="ce17" table:formula="of:=IF(AND([.BB$1]&gt;=[.$L3];[.BB$1]&lt;=[.$K3]);[.BB$1];&quot;&quot;)">
            <text:p/>
          </table:table-cell>
          <table:table-cell table:style-name="ce17" table:formula="of:=IF(AND([.BC$1]&gt;=[.$L3];[.BC$1]&lt;=[.$K3]);[.BC$1];&quot;&quot;)">
            <text:p/>
          </table:table-cell>
          <table:table-cell table:style-name="ce17" table:formula="of:=IF(AND([.BD$1]&gt;=[.$L3];[.BD$1]&lt;=[.$K3]);[.BD$1];&quot;&quot;)">
            <text:p/>
          </table:table-cell>
          <table:table-cell table:style-name="ce17" table:formula="of:=IF(AND([.BE$1]&gt;=[.$L3];[.BE$1]&lt;=[.$K3]);[.BE$1];&quot;&quot;)">
            <text:p/>
          </table:table-cell>
          <table:table-cell table:style-name="ce17" table:formula="of:=IF(AND([.BF$1]&gt;=[.$L3];[.BF$1]&lt;=[.$K3]);[.BF$1];&quot;&quot;)">
            <text:p/>
          </table:table-cell>
          <table:table-cell table:style-name="ce17" table:formula="of:=IF(AND([.BG$1]&gt;=[.$L3];[.BG$1]&lt;=[.$K3]);[.BG$1];&quot;&quot;)">
            <text:p/>
          </table:table-cell>
          <table:table-cell table:style-name="ce17" table:formula="of:=IF(AND([.BH$1]&gt;=[.$L3];[.BH$1]&lt;=[.$K3]);[.BH$1];&quot;&quot;)">
            <text:p/>
          </table:table-cell>
          <table:table-cell table:style-name="ce17" table:formula="of:=IF(AND([.BI$1]&gt;=[.$L3];[.BI$1]&lt;=[.$K3]);[.BI$1];&quot;&quot;)">
            <text:p/>
          </table:table-cell>
          <table:table-cell table:style-name="ce17" table:formula="of:=IF(AND([.BJ$1]&gt;=[.$L3];[.BJ$1]&lt;=[.$K3]);[.BJ$1];&quot;&quot;)">
            <text:p/>
          </table:table-cell>
          <table:table-cell table:style-name="ce17" table:formula="of:=IF(AND([.BK$1]&gt;=[.$L3];[.BK$1]&lt;=[.$K3]);[.BK$1];&quot;&quot;)">
            <text:p/>
          </table:table-cell>
          <table:table-cell table:style-name="ce17" table:formula="of:=IF(AND([.BL$1]&gt;=[.$L3];[.BL$1]&lt;=[.$K3]);[.BL$1];&quot;&quot;)">
            <text:p/>
          </table:table-cell>
          <table:table-cell table:style-name="ce17" table:formula="of:=IF(AND([.BM$1]&gt;=[.$L3];[.BM$1]&lt;=[.$K3]);[.BM$1];&quot;&quot;)">
            <text:p/>
          </table:table-cell>
          <table:table-cell table:style-name="ce17" table:formula="of:=IF(AND([.BN$1]&gt;=[.$L3];[.BN$1]&lt;=[.$K3]);[.BN$1];&quot;&quot;)">
            <text:p/>
          </table:table-cell>
          <table:table-cell table:style-name="ce17" table:formula="of:=IF(AND([.BO$1]&gt;=[.$L3];[.BO$1]&lt;=[.$K3]);[.BO$1];&quot;&quot;)">
            <text:p/>
          </table:table-cell>
          <table:table-cell table:style-name="ce17" table:formula="of:=IF(AND([.BP$1]&gt;=[.$L3];[.BP$1]&lt;=[.$K3]);[.BP$1];&quot;&quot;)">
            <text:p/>
          </table:table-cell>
          <table:table-cell table:style-name="ce17" table:formula="of:=IF(AND([.BQ$1]&gt;=[.$L3];[.BQ$1]&lt;=[.$K3]);[.BQ$1];&quot;&quot;)">
            <text:p/>
          </table:table-cell>
          <table:table-cell table:style-name="ce17" table:formula="of:=IF(AND([.BR$1]&gt;=[.$L3];[.BR$1]&lt;=[.$K3]);[.BR$1];&quot;&quot;)">
            <text:p/>
          </table:table-cell>
          <table:table-cell table:style-name="ce17" table:formula="of:=IF(AND([.BS$1]&gt;=[.$L3];[.BS$1]&lt;=[.$K3]);[.BS$1];&quot;&quot;)">
            <text:p/>
          </table:table-cell>
          <table:table-cell table:style-name="ce17" table:formula="of:=IF(AND([.BT$1]&gt;=[.$L3];[.BT$1]&lt;=[.$K3]);[.BT$1];&quot;&quot;)">
            <text:p/>
          </table:table-cell>
          <table:table-cell table:style-name="ce17" table:formula="of:=IF(AND([.BU$1]&gt;=[.$L3];[.BU$1]&lt;=[.$K3]);[.BU$1];&quot;&quot;)">
            <text:p/>
          </table:table-cell>
          <table:table-cell table:style-name="ce17" table:formula="of:=IF(AND([.BV$1]&gt;=[.$L3];[.BV$1]&lt;=[.$K3]);[.BV$1];&quot;&quot;)">
            <text:p/>
          </table:table-cell>
          <table:table-cell table:style-name="ce17" table:formula="of:=IF(AND([.BW$1]&gt;=[.$L3];[.BW$1]&lt;=[.$K3]);[.BW$1];&quot;&quot;)">
            <text:p/>
          </table:table-cell>
          <table:table-cell table:style-name="ce17" table:formula="of:=IF(AND([.BX$1]&gt;=[.$L3];[.BX$1]&lt;=[.$K3]);[.BX$1];&quot;&quot;)">
            <text:p/>
          </table:table-cell>
          <table:table-cell table:style-name="ce17" table:formula="of:=IF(AND([.BY$1]&gt;=[.$L3];[.BY$1]&lt;=[.$K3]);[.BY$1];&quot;&quot;)">
            <text:p/>
          </table:table-cell>
          <table:table-cell table:style-name="ce17" table:formula="of:=IF(AND([.BZ$1]&gt;=[.$L3];[.BZ$1]&lt;=[.$K3]);[.BZ$1];&quot;&quot;)">
            <text:p/>
          </table:table-cell>
          <table:table-cell table:style-name="ce17" table:formula="of:=IF(AND([.CA$1]&gt;=[.$L3];[.CA$1]&lt;=[.$K3]);[.CA$1];&quot;&quot;)">
            <text:p/>
          </table:table-cell>
          <table:table-cell table:style-name="ce17" table:formula="of:=IF(AND([.CB$1]&gt;=[.$L3];[.CB$1]&lt;=[.$K3]);[.CB$1];&quot;&quot;)">
            <text:p/>
          </table:table-cell>
          <table:table-cell table:style-name="ce17" table:formula="of:=IF(AND([.CC$1]&gt;=[.$L3];[.CC$1]&lt;=[.$K3]);[.CC$1];&quot;&quot;)">
            <text:p/>
          </table:table-cell>
          <table:table-cell table:style-name="ce17" table:formula="of:=IF(AND([.CD$1]&gt;=[.$L3];[.CD$1]&lt;=[.$K3]);[.CD$1];&quot;&quot;)">
            <text:p/>
          </table:table-cell>
          <table:table-cell table:style-name="ce17" table:formula="of:=IF(AND([.CE$1]&gt;=[.$L3];[.CE$1]&lt;=[.$K3]);[.CE$1];&quot;&quot;)">
            <text:p/>
          </table:table-cell>
          <table:table-cell table:style-name="ce17" table:formula="of:=IF(AND([.CF$1]&gt;=[.$L3];[.CF$1]&lt;=[.$K3]);[.CF$1];&quot;&quot;)">
            <text:p/>
          </table:table-cell>
          <table:table-cell table:style-name="ce17" table:formula="of:=IF(AND([.CG$1]&gt;=[.$L3];[.CG$1]&lt;=[.$K3]);[.CG$1];&quot;&quot;)">
            <text:p/>
          </table:table-cell>
          <table:table-cell table:style-name="ce17" table:formula="of:=IF(AND([.CH$1]&gt;=[.$L3];[.CH$1]&lt;=[.$K3]);[.CH$1];&quot;&quot;)">
            <text:p/>
          </table:table-cell>
          <table:table-cell table:style-name="ce17" table:formula="of:=IF(AND([.CI$1]&gt;=[.$L3];[.CI$1]&lt;=[.$K3]);[.CI$1];&quot;&quot;)">
            <text:p/>
          </table:table-cell>
          <table:table-cell table:style-name="ce17" table:formula="of:=IF(AND([.CJ$1]&gt;=[.$L3];[.CJ$1]&lt;=[.$K3]);[.CJ$1];&quot;&quot;)">
            <text:p/>
          </table:table-cell>
          <table:table-cell table:style-name="ce17" table:formula="of:=IF(AND([.CK$1]&gt;=[.$L3];[.CK$1]&lt;=[.$K3]);[.CK$1];&quot;&quot;)">
            <text:p/>
          </table:table-cell>
          <table:table-cell table:style-name="ce17" table:formula="of:=IF(AND([.CL$1]&gt;=[.$L3];[.CL$1]&lt;=[.$K3]);[.CL$1];&quot;&quot;)">
            <text:p/>
          </table:table-cell>
          <table:table-cell table:style-name="ce17" table:formula="of:=IF(AND([.CM$1]&gt;=[.$L3];[.CM$1]&lt;=[.$K3]);[.CM$1];&quot;&quot;)">
            <text:p/>
          </table:table-cell>
          <table:table-cell table:style-name="ce17" table:formula="of:=IF(AND([.CN$1]&gt;=[.$L3];[.CN$1]&lt;=[.$K3]);[.CN$1];&quot;&quot;)">
            <text:p/>
          </table:table-cell>
          <table:table-cell table:style-name="ce17" table:formula="of:=IF(AND([.CO$1]&gt;=[.$L3];[.CO$1]&lt;=[.$K3]);[.CO$1];&quot;&quot;)">
            <text:p/>
          </table:table-cell>
          <table:table-cell table:style-name="ce17" table:formula="of:=IF(AND([.CP$1]&gt;=[.$L3];[.CP$1]&lt;=[.$K3]);[.CP$1];&quot;&quot;)">
            <text:p/>
          </table:table-cell>
          <table:table-cell table:style-name="ce17" table:formula="of:=IF(AND([.CQ$1]&gt;=[.$L3];[.CQ$1]&lt;=[.$K3]);[.CQ$1];&quot;&quot;)">
            <text:p/>
          </table:table-cell>
          <table:table-cell table:style-name="ce17" table:formula="of:=IF(AND([.CR$1]&gt;=[.$L3];[.CR$1]&lt;=[.$K3]);[.CR$1];&quot;&quot;)">
            <text:p/>
          </table:table-cell>
          <table:table-cell table:style-name="ce17" table:formula="of:=IF(AND([.CS$1]&gt;=[.$L3];[.CS$1]&lt;=[.$K3]);[.CS$1];&quot;&quot;)">
            <text:p/>
          </table:table-cell>
          <table:table-cell table:style-name="ce17" table:formula="of:=IF(AND([.CT$1]&gt;=[.$L3];[.CT$1]&lt;=[.$K3]);[.CT$1];&quot;&quot;)">
            <text:p/>
          </table:table-cell>
          <table:table-cell table:style-name="ce17" table:formula="of:=IF(AND([.CU$1]&gt;=[.$L3];[.CU$1]&lt;=[.$K3]);[.CU$1];&quot;&quot;)">
            <text:p/>
          </table:table-cell>
          <table:table-cell table:style-name="ce17" table:formula="of:=IF(AND([.CV$1]&gt;=[.$L3];[.CV$1]&lt;=[.$K3]);[.CV$1];&quot;&quot;)">
            <text:p/>
          </table:table-cell>
          <table:table-cell table:style-name="ce17" table:formula="of:=IF(AND([.CW$1]&gt;=[.$L3];[.CW$1]&lt;=[.$K3]);[.CW$1];&quot;&quot;)">
            <text:p/>
          </table:table-cell>
          <table:table-cell table:style-name="ce17" table:formula="of:=IF(AND([.CX$1]&gt;=[.$L3];[.CX$1]&lt;=[.$K3]);[.CX$1];&quot;&quot;)">
            <text:p/>
          </table:table-cell>
          <table:table-cell table:style-name="ce17" table:formula="of:=IF(AND([.CY$1]&gt;=[.$L3];[.CY$1]&lt;=[.$K3]);[.CY$1];&quot;&quot;)">
            <text:p/>
          </table:table-cell>
          <table:table-cell table:style-name="ce17" table:formula="of:=IF(AND([.CZ$1]&gt;=[.$L3];[.CZ$1]&lt;=[.$K3]);[.CZ$1];&quot;&quot;)">
            <text:p/>
          </table:table-cell>
          <table:table-cell table:style-name="ce17" table:formula="of:=IF(AND([.DA$1]&gt;=[.$L3];[.DA$1]&lt;=[.$K3]);[.DA$1];&quot;&quot;)">
            <text:p/>
          </table:table-cell>
          <table:table-cell table:style-name="ce17" table:formula="of:=IF(AND([.DB$1]&gt;=[.$L3];[.DB$1]&lt;=[.$K3]);[.DB$1];&quot;&quot;)">
            <text:p/>
          </table:table-cell>
          <table:table-cell table:style-name="ce17" table:formula="of:=IF(AND([.DC$1]&gt;=[.$L3];[.DC$1]&lt;=[.$K3]);[.DC$1];&quot;&quot;)">
            <text:p/>
          </table:table-cell>
          <table:table-cell table:style-name="ce17" table:formula="of:=IF(AND([.DD$1]&gt;=[.$L3];[.DD$1]&lt;=[.$K3]);[.DD$1];&quot;&quot;)">
            <text:p/>
          </table:table-cell>
          <table:table-cell table:style-name="ce17" table:formula="of:=IF(AND([.DE$1]&gt;=[.$L3];[.DE$1]&lt;=[.$K3]);[.DE$1];&quot;&quot;)">
            <text:p/>
          </table:table-cell>
          <table:table-cell table:style-name="ce17" table:formula="of:=IF(AND([.DF$1]&gt;=[.$L3];[.DF$1]&lt;=[.$K3]);[.DF$1];&quot;&quot;)">
            <text:p/>
          </table:table-cell>
          <table:table-cell table:style-name="ce17" table:formula="of:=IF(AND([.DG$1]&gt;=[.$L3];[.DG$1]&lt;=[.$K3]);[.DG$1];&quot;&quot;)">
            <text:p/>
          </table:table-cell>
          <table:table-cell table:style-name="ce17" table:formula="of:=IF(AND([.DH$1]&gt;=[.$L3];[.DH$1]&lt;=[.$K3]);[.DH$1];&quot;&quot;)">
            <text:p/>
          </table:table-cell>
          <table:table-cell table:style-name="ce17" table:formula="of:=IF(AND([.DI$1]&gt;=[.$L3];[.DI$1]&lt;=[.$K3]);[.DI$1];&quot;&quot;)">
            <text:p/>
          </table:table-cell>
          <table:table-cell table:style-name="ce17" table:formula="of:=IF(AND([.DJ$1]&gt;=[.$L3];[.DJ$1]&lt;=[.$K3]);[.DJ$1];&quot;&quot;)">
            <text:p/>
          </table:table-cell>
          <table:table-cell table:style-name="ce17" table:formula="of:=IF(AND([.DK$1]&gt;=[.$L3];[.DK$1]&lt;=[.$K3]);[.DK$1];&quot;&quot;)">
            <text:p/>
          </table:table-cell>
          <table:table-cell table:style-name="ce17" table:formula="of:=IF(AND([.DL$1]&gt;=[.$L3];[.DL$1]&lt;=[.$K3]);[.DL$1];&quot;&quot;)">
            <text:p/>
          </table:table-cell>
          <table:table-cell table:style-name="ce17" table:formula="of:=IF(AND([.DM$1]&gt;=[.$L3];[.DM$1]&lt;=[.$K3]);[.DM$1];&quot;&quot;)">
            <text:p/>
          </table:table-cell>
          <table:table-cell table:style-name="ce17" table:formula="of:=IF(AND([.DN$1]&gt;=[.$L3];[.DN$1]&lt;=[.$K3]);[.DN$1];&quot;&quot;)">
            <text:p/>
          </table:table-cell>
          <table:table-cell table:style-name="ce17" table:formula="of:=IF(AND([.DO$1]&gt;=[.$L3];[.DO$1]&lt;=[.$K3]);[.DO$1];&quot;&quot;)">
            <text:p/>
          </table:table-cell>
          <table:table-cell table:style-name="ce17" table:formula="of:=IF(AND([.DP$1]&gt;=[.$L3];[.DP$1]&lt;=[.$K3]);[.DP$1];&quot;&quot;)">
            <text:p/>
          </table:table-cell>
          <table:table-cell table:style-name="ce17" table:formula="of:=IF(AND([.DQ$1]&gt;=[.$L3];[.DQ$1]&lt;=[.$K3]);[.DQ$1];&quot;&quot;)">
            <text:p/>
          </table:table-cell>
          <table:table-cell table:style-name="ce17" table:formula="of:=IF(AND([.DR$1]&gt;=[.$L3];[.DR$1]&lt;=[.$K3]);[.DR$1];&quot;&quot;)">
            <text:p/>
          </table:table-cell>
          <table:table-cell table:style-name="ce17" table:formula="of:=IF(AND([.DS$1]&gt;=[.$L3];[.DS$1]&lt;=[.$K3]);[.DS$1];&quot;&quot;)">
            <text:p/>
          </table:table-cell>
          <table:table-cell table:style-name="ce17" table:formula="of:=IF(AND([.DT$1]&gt;=[.$L3];[.DT$1]&lt;=[.$K3]);[.DT$1];&quot;&quot;)">
            <text:p/>
          </table:table-cell>
          <table:table-cell table:style-name="ce17" table:formula="of:=IF(AND([.DU$1]&gt;=[.$L3];[.DU$1]&lt;=[.$K3]);[.DU$1];&quot;&quot;)">
            <text:p/>
          </table:table-cell>
          <table:table-cell table:style-name="ce17" table:formula="of:=IF(AND([.DV$1]&gt;=[.$L3];[.DV$1]&lt;=[.$K3]);[.DV$1];&quot;&quot;)">
            <text:p/>
          </table:table-cell>
          <table:table-cell table:style-name="ce17" table:formula="of:=IF(AND([.DW$1]&gt;=[.$L3];[.DW$1]&lt;=[.$K3]);[.DW$1];&quot;&quot;)">
            <text:p/>
          </table:table-cell>
          <table:table-cell table:style-name="ce17" table:formula="of:=IF(AND([.DX$1]&gt;=[.$L3];[.DX$1]&lt;=[.$K3]);[.DX$1];&quot;&quot;)">
            <text:p/>
          </table:table-cell>
          <table:table-cell table:style-name="ce17" table:formula="of:=IF(AND([.DY$1]&gt;=[.$L3];[.DY$1]&lt;=[.$K3]);[.DY$1];&quot;&quot;)">
            <text:p/>
          </table:table-cell>
          <table:table-cell table:style-name="ce17" table:formula="of:=IF(AND([.DZ$1]&gt;=[.$L3];[.DZ$1]&lt;=[.$K3]);[.DZ$1];&quot;&quot;)">
            <text:p/>
          </table:table-cell>
          <table:table-cell table:style-name="ce17" table:formula="of:=IF(AND([.EA$1]&gt;=[.$L3];[.EA$1]&lt;=[.$K3]);[.EA$1];&quot;&quot;)">
            <text:p/>
          </table:table-cell>
          <table:table-cell table:style-name="ce17" table:formula="of:=IF(AND([.EB$1]&gt;=[.$L3];[.EB$1]&lt;=[.$K3]);[.EB$1];&quot;&quot;)">
            <text:p/>
          </table:table-cell>
          <table:table-cell table:style-name="ce17" table:formula="of:=IF(AND([.EC$1]&gt;=[.$L3];[.EC$1]&lt;=[.$K3]);[.EC$1];&quot;&quot;)">
            <text:p/>
          </table:table-cell>
          <table:table-cell table:style-name="ce17" table:formula="of:=IF(AND([.ED$1]&gt;=[.$L3];[.ED$1]&lt;=[.$K3]);[.ED$1];&quot;&quot;)">
            <text:p/>
          </table:table-cell>
          <table:table-cell table:style-name="ce17" table:formula="of:=IF(AND([.EE$1]&gt;=[.$L3];[.EE$1]&lt;=[.$K3]);[.EE$1];&quot;&quot;)">
            <text:p/>
          </table:table-cell>
          <table:table-cell table:style-name="ce17" table:formula="of:=IF(AND([.EF$1]&gt;=[.$L3];[.EF$1]&lt;=[.$K3]);[.EF$1];&quot;&quot;)">
            <text:p/>
          </table:table-cell>
          <table:table-cell table:style-name="ce17" table:formula="of:=IF(AND([.EG$1]&gt;=[.$L3];[.EG$1]&lt;=[.$K3]);[.EG$1];&quot;&quot;)">
            <text:p/>
          </table:table-cell>
          <table:table-cell table:style-name="ce17" table:formula="of:=IF(AND([.EH$1]&gt;=[.$L3];[.EH$1]&lt;=[.$K3]);[.EH$1];&quot;&quot;)">
            <text:p/>
          </table:table-cell>
          <table:table-cell table:style-name="ce17" table:formula="of:=IF(AND([.EI$1]&gt;=[.$L3];[.EI$1]&lt;=[.$K3]);[.EI$1];&quot;&quot;)">
            <text:p/>
          </table:table-cell>
          <table:table-cell table:style-name="ce17" table:formula="of:=IF(AND([.EJ$1]&gt;=[.$L3];[.EJ$1]&lt;=[.$K3]);[.EJ$1];&quot;&quot;)">
            <text:p/>
          </table:table-cell>
          <table:table-cell table:style-name="ce17" table:formula="of:=IF(AND([.EK$1]&gt;=[.$L3];[.EK$1]&lt;=[.$K3]);[.EK$1];&quot;&quot;)">
            <text:p/>
          </table:table-cell>
          <table:table-cell table:style-name="ce17" table:formula="of:=IF(AND([.EL$1]&gt;=[.$L3];[.EL$1]&lt;=[.$K3]);[.EL$1];&quot;&quot;)">
            <text:p/>
          </table:table-cell>
          <table:table-cell table:style-name="ce17" table:formula="of:=IF(AND([.EM$1]&gt;=[.$L3];[.EM$1]&lt;=[.$K3]);[.EM$1];&quot;&quot;)">
            <text:p/>
          </table:table-cell>
          <table:table-cell table:style-name="ce17" table:formula="of:=IF(AND([.EN$1]&gt;=[.$L3];[.EN$1]&lt;=[.$K3]);[.EN$1];&quot;&quot;)">
            <text:p/>
          </table:table-cell>
          <table:table-cell table:style-name="ce17" table:formula="of:=IF(AND([.EO$1]&gt;=[.$L3];[.EO$1]&lt;=[.$K3]);[.EO$1];&quot;&quot;)">
            <text:p/>
          </table:table-cell>
          <table:table-cell table:style-name="ce17" table:formula="of:=IF(AND([.EP$1]&gt;=[.$L3];[.EP$1]&lt;=[.$K3]);[.EP$1];&quot;&quot;)">
            <text:p/>
          </table:table-cell>
          <table:table-cell table:style-name="ce17" table:formula="of:=IF(AND([.EQ$1]&gt;=[.$L3];[.EQ$1]&lt;=[.$K3]);[.EQ$1];&quot;&quot;)">
            <text:p/>
          </table:table-cell>
          <table:table-cell table:style-name="ce17" table:formula="of:=IF(AND([.ER$1]&gt;=[.$L3];[.ER$1]&lt;=[.$K3]);[.ER$1];&quot;&quot;)">
            <text:p/>
          </table:table-cell>
          <table:table-cell table:style-name="ce17" table:formula="of:=IF(AND([.ES$1]&gt;=[.$L3];[.ES$1]&lt;=[.$K3]);[.ES$1];&quot;&quot;)">
            <text:p/>
          </table:table-cell>
          <table:table-cell table:style-name="ce17" table:formula="of:=IF(AND([.ET$1]&gt;=[.$L3];[.ET$1]&lt;=[.$K3]);[.ET$1];&quot;&quot;)">
            <text:p/>
          </table:table-cell>
          <table:table-cell table:style-name="ce17" table:formula="of:=IF(AND([.EU$1]&gt;=[.$L3];[.EU$1]&lt;=[.$K3]);[.EU$1];&quot;&quot;)">
            <text:p/>
          </table:table-cell>
          <table:table-cell table:style-name="ce17" table:formula="of:=IF(AND([.EV$1]&gt;=[.$L3];[.EV$1]&lt;=[.$K3]);[.EV$1];&quot;&quot;)">
            <text:p/>
          </table:table-cell>
          <table:table-cell table:style-name="ce17" table:formula="of:=IF(AND([.EW$1]&gt;=[.$L3];[.EW$1]&lt;=[.$K3]);[.EW$1];&quot;&quot;)">
            <text:p/>
          </table:table-cell>
          <table:table-cell table:style-name="ce19" table:formula="of:=IF(AND([.EX$1]&gt;=[.$L3];[.EX$1]&lt;=[.$K3]);[.EX$1];&quot;&quot;)">
            <text:p/>
          </table:table-cell>
          <table:table-cell table:style-name="ce19" table:formula="of:=IF(AND([.EY$1]&gt;=[.$L3];[.EY$1]&lt;=[.$K3]);[.EY$1];&quot;&quot;)">
            <text:p/>
          </table:table-cell>
          <table:table-cell table:style-name="ce19" table:formula="of:=IF(AND([.EZ$1]&gt;=[.$L3];[.EZ$1]&lt;=[.$K3]);[.EZ$1];&quot;&quot;)">
            <text:p/>
          </table:table-cell>
          <table:table-cell table:style-name="ce19" table:formula="of:=IF(AND([.FA$1]&gt;=[.$L3];[.FA$1]&lt;=[.$K3]);[.FA$1];&quot;&quot;)">
            <text:p/>
          </table:table-cell>
          <table:table-cell table:style-name="ce19" table:formula="of:=IF(AND([.FB$1]&gt;=[.$L3];[.FB$1]&lt;=[.$K3]);[.FB$1];&quot;&quot;)">
            <text:p/>
          </table:table-cell>
          <table:table-cell table:style-name="ce19" table:formula="of:=IF(AND([.FC$1]&gt;=[.$L3];[.FC$1]&lt;=[.$K3]);[.FC$1];&quot;&quot;)">
            <text:p/>
          </table:table-cell>
          <table:table-cell table:style-name="ce19" table:formula="of:=IF(AND([.FD$1]&gt;=[.$L3];[.FD$1]&lt;=[.$K3]);[.FD$1];&quot;&quot;)">
            <text:p/>
          </table:table-cell>
          <table:table-cell table:style-name="ce19" table:formula="of:=IF(AND([.FE$1]&gt;=[.$L3];[.FE$1]&lt;=[.$K3]);[.FE$1];&quot;&quot;)">
            <text:p/>
          </table:table-cell>
          <table:table-cell table:style-name="ce19" table:formula="of:=IF(AND([.FF$1]&gt;=[.$L3];[.FF$1]&lt;=[.$K3]);[.FF$1];&quot;&quot;)">
            <text:p/>
          </table:table-cell>
          <table:table-cell table:style-name="ce19" table:formula="of:=IF(AND([.FG$1]&gt;=[.$L3];[.FG$1]&lt;=[.$K3]);[.FG$1];&quot;&quot;)">
            <text:p/>
          </table:table-cell>
          <table:table-cell table:style-name="ce19" table:formula="of:=IF(AND([.FH$1]&gt;=[.$L3];[.FH$1]&lt;=[.$K3]);[.FH$1];&quot;&quot;)">
            <text:p/>
          </table:table-cell>
          <table:table-cell table:style-name="ce19" table:formula="of:=IF(AND([.FI$1]&gt;=[.$L3];[.FI$1]&lt;=[.$K3]);[.FI$1];&quot;&quot;)">
            <text:p/>
          </table:table-cell>
          <table:table-cell table:style-name="ce22" table:formula="of:=IF(AND([.FJ$1]&gt;=[.$L3];[.FJ$1]&lt;=[.$K3]);[.FJ$1];&quot;&quot;)">
            <text:p/>
          </table:table-cell>
          <table:table-cell table:style-name="ce22" table:formula="of:=IF(AND([.FK$1]&gt;=[.$L3];[.FK$1]&lt;=[.$K3]);[.FK$1];&quot;&quot;)">
            <text:p/>
          </table:table-cell>
          <table:table-cell table:style-name="ce22" table:formula="of:=IF(AND([.FL$1]&gt;=[.$L3];[.FL$1]&lt;=[.$K3]);[.FL$1];&quot;&quot;)">
            <text:p/>
          </table:table-cell>
          <table:table-cell table:style-name="ce22" table:formula="of:=IF(AND([.FM$1]&gt;=[.$L3];[.FM$1]&lt;=[.$K3]);[.FM$1];&quot;&quot;)">
            <text:p/>
          </table:table-cell>
          <table:table-cell table:style-name="ce22" table:formula="of:=IF(AND([.FN$1]&gt;=[.$L3];[.FN$1]&lt;=[.$K3]);[.FN$1];&quot;&quot;)">
            <text:p/>
          </table:table-cell>
          <table:table-cell table:style-name="ce22" table:formula="of:=IF(AND([.FO$1]&gt;=[.$L3];[.FO$1]&lt;=[.$K3]);[.FO$1];&quot;&quot;)">
            <text:p/>
          </table:table-cell>
          <table:table-cell table:style-name="ce22" table:formula="of:=IF(AND([.FP$1]&gt;=[.$L3];[.FP$1]&lt;=[.$K3]);[.FP$1];&quot;&quot;)">
            <text:p/>
          </table:table-cell>
          <table:table-cell table:style-name="ce22" table:formula="of:=IF(AND([.FQ$1]&gt;=[.$L3];[.FQ$1]&lt;=[.$K3]);[.FQ$1];&quot;&quot;)">
            <text:p/>
          </table:table-cell>
          <table:table-cell table:style-name="ce22" table:formula="of:=IF(AND([.FR$1]&gt;=[.$L3];[.FR$1]&lt;=[.$K3]);[.FR$1];&quot;&quot;)">
            <text:p/>
          </table:table-cell>
          <table:table-cell table:style-name="ce22" table:formula="of:=IF(AND([.FS$1]&gt;=[.$L3];[.FS$1]&lt;=[.$K3]);[.FS$1];&quot;&quot;)">
            <text:p/>
          </table:table-cell>
          <table:table-cell table:style-name="ce22" table:formula="of:=IF(AND([.FT$1]&gt;=[.$L3];[.FT$1]&lt;=[.$K3]);[.FT$1];&quot;&quot;)">
            <text:p/>
          </table:table-cell>
          <table:table-cell table:style-name="ce22" table:formula="of:=IF(AND([.FU$1]&gt;=[.$L3];[.FU$1]&lt;=[.$K3]);[.FU$1];&quot;&quot;)">
            <text:p/>
          </table:table-cell>
          <table:table-cell table:style-name="ce22" table:formula="of:=IF(AND([.FV$1]&gt;=[.$L3];[.FV$1]&lt;=[.$K3]);[.FV$1];&quot;&quot;)">
            <text:p/>
          </table:table-cell>
          <table:table-cell table:style-name="ce22" table:formula="of:=IF(AND([.FW$1]&gt;=[.$L3];[.FW$1]&lt;=[.$K3]);[.FW$1];&quot;&quot;)">
            <text:p/>
          </table:table-cell>
          <table:table-cell table:style-name="ce22" table:formula="of:=IF(AND([.FX$1]&gt;=[.$L3];[.FX$1]&lt;=[.$K3]);[.FX$1];&quot;&quot;)">
            <text:p/>
          </table:table-cell>
          <table:table-cell table:style-name="ce22" table:formula="of:=IF(AND([.FY$1]&gt;=[.$L3];[.FY$1]&lt;=[.$K3]);[.FY$1];&quot;&quot;)">
            <text:p/>
          </table:table-cell>
          <table:table-cell table:style-name="ce22" table:formula="of:=IF(AND([.FZ$1]&gt;=[.$L3];[.FZ$1]&lt;=[.$K3]);[.FZ$1];&quot;&quot;)">
            <text:p/>
          </table:table-cell>
          <table:table-cell table:style-name="ce22" table:formula="of:=IF(AND([.GA$1]&gt;=[.$L3];[.GA$1]&lt;=[.$K3]);[.GA$1];&quot;&quot;)">
            <text:p/>
          </table:table-cell>
          <table:table-cell table:style-name="ce22" table:formula="of:=IF(AND([.GB$1]&gt;=[.$L3];[.GB$1]&lt;=[.$K3]);[.GB$1];&quot;&quot;)">
            <text:p/>
          </table:table-cell>
          <table:table-cell table:style-name="ce22" table:formula="of:=IF(AND([.GC$1]&gt;=[.$L3];[.GC$1]&lt;=[.$K3]);[.GC$1];&quot;&quot;)">
            <text:p/>
          </table:table-cell>
          <table:table-cell table:style-name="ce22" table:formula="of:=IF(AND([.GD$1]&gt;=[.$L3];[.GD$1]&lt;=[.$K3]);[.GD$1];&quot;&quot;)">
            <text:p/>
          </table:table-cell>
          <table:table-cell table:style-name="ce22" table:formula="of:=IF(AND([.GE$1]&gt;=[.$L3];[.GE$1]&lt;=[.$K3]);[.GE$1];&quot;&quot;)">
            <text:p/>
          </table:table-cell>
          <table:table-cell table:style-name="ce22" table:formula="of:=IF(AND([.GF$1]&gt;=[.$L3];[.GF$1]&lt;=[.$K3]);[.GF$1];&quot;&quot;)">
            <text:p/>
          </table:table-cell>
          <table:table-cell table:style-name="ce22" table:formula="of:=IF(AND([.GG$1]&gt;=[.$L3];[.GG$1]&lt;=[.$K3]);[.GG$1];&quot;&quot;)">
            <text:p/>
          </table:table-cell>
          <table:table-cell table:style-name="ce22" table:formula="of:=IF(AND([.GH$1]&gt;=[.$L3];[.GH$1]&lt;=[.$K3]);[.GH$1];&quot;&quot;)">
            <text:p/>
          </table:table-cell>
          <table:table-cell table:style-name="ce22" table:formula="of:=IF(AND([.GI$1]&gt;=[.$L3];[.GI$1]&lt;=[.$K3]);[.GI$1];&quot;&quot;)">
            <text:p/>
          </table:table-cell>
          <table:table-cell table:style-name="ce22" table:formula="of:=IF(AND([.GJ$1]&gt;=[.$L3];[.GJ$1]&lt;=[.$K3]);[.GJ$1];&quot;&quot;)">
            <text:p/>
          </table:table-cell>
          <table:table-cell table:style-name="ce22" table:formula="of:=IF(AND([.GK$1]&gt;=[.$L3];[.GK$1]&lt;=[.$K3]);[.GK$1];&quot;&quot;)">
            <text:p/>
          </table:table-cell>
          <table:table-cell table:style-name="ce22" table:formula="of:=IF(AND([.GL$1]&gt;=[.$L3];[.GL$1]&lt;=[.$K3]);[.GL$1];&quot;&quot;)">
            <text:p/>
          </table:table-cell>
          <table:table-cell table:style-name="ce22" table:formula="of:=IF(AND([.GM$1]&gt;=[.$L3];[.GM$1]&lt;=[.$K3]);[.GM$1];&quot;&quot;)">
            <text:p/>
          </table:table-cell>
          <table:table-cell table:style-name="ce22" table:formula="of:=IF(AND([.GN$1]&gt;=[.$L3];[.GN$1]&lt;=[.$K3]);[.GN$1];&quot;&quot;)">
            <text:p/>
          </table:table-cell>
          <table:table-cell table:style-name="ce22" table:formula="of:=IF(AND([.GO$1]&gt;=[.$L3];[.GO$1]&lt;=[.$K3]);[.GO$1];&quot;&quot;)">
            <text:p/>
          </table:table-cell>
          <table:table-cell table:style-name="ce22" table:formula="of:=IF(AND([.GP$1]&gt;=[.$L3];[.GP$1]&lt;=[.$K3]);[.GP$1];&quot;&quot;)">
            <text:p/>
          </table:table-cell>
          <table:table-cell table:style-name="ce22" table:formula="of:=IF(AND([.GQ$1]&gt;=[.$L3];[.GQ$1]&lt;=[.$K3]);[.GQ$1];&quot;&quot;)">
            <text:p/>
          </table:table-cell>
          <table:table-cell table:style-name="ce22" table:formula="of:=IF(AND([.GR$1]&gt;=[.$L3];[.GR$1]&lt;=[.$K3]);[.GR$1];&quot;&quot;)">
            <text:p/>
          </table:table-cell>
          <table:table-cell table:style-name="ce22" table:formula="of:=IF(AND([.GS$1]&gt;=[.$L3];[.GS$1]&lt;=[.$K3]);[.GS$1];&quot;&quot;)">
            <text:p/>
          </table:table-cell>
          <table:table-cell table:style-name="ce22" table:formula="of:=IF(AND([.GT$1]&gt;=[.$L3];[.GT$1]&lt;=[.$K3]);[.GT$1];&quot;&quot;)">
            <text:p/>
          </table:table-cell>
          <table:table-cell table:style-name="ce22" table:formula="of:=IF(AND([.GU$1]&gt;=[.$L3];[.GU$1]&lt;=[.$K3]);[.GU$1];&quot;&quot;)">
            <text:p/>
          </table:table-cell>
          <table:table-cell table:style-name="ce22" table:formula="of:=IF(AND([.GV$1]&gt;=[.$L3];[.GV$1]&lt;=[.$K3]);[.GV$1];&quot;&quot;)">
            <text:p/>
          </table:table-cell>
          <table:table-cell table:style-name="ce22" table:formula="of:=IF(AND([.GW$1]&gt;=[.$L3];[.GW$1]&lt;=[.$K3]);[.GW$1];&quot;&quot;)">
            <text:p/>
          </table:table-cell>
          <table:table-cell table:style-name="ce22" table:formula="of:=IF(AND([.GX$1]&gt;=[.$L3];[.GX$1]&lt;=[.$K3]);[.GX$1];&quot;&quot;)">
            <text:p/>
          </table:table-cell>
          <table:table-cell table:style-name="ce22" table:formula="of:=IF(AND([.GY$1]&gt;=[.$L3];[.GY$1]&lt;=[.$K3]);[.GY$1];&quot;&quot;)">
            <text:p/>
          </table:table-cell>
          <table:table-cell table:style-name="ce22" table:formula="of:=IF(AND([.GZ$1]&gt;=[.$L3];[.GZ$1]&lt;=[.$K3]);[.GZ$1];&quot;&quot;)">
            <text:p/>
          </table:table-cell>
          <table:table-cell table:style-name="ce22" table:formula="of:=IF(AND([.HA$1]&gt;=[.$L3];[.HA$1]&lt;=[.$K3]);[.HA$1];&quot;&quot;)">
            <text:p/>
          </table:table-cell>
          <table:table-cell table:style-name="ce22" table:formula="of:=IF(AND([.HB$1]&gt;=[.$L3];[.HB$1]&lt;=[.$K3]);[.HB$1];&quot;&quot;)">
            <text:p/>
          </table:table-cell>
          <table:table-cell table:style-name="ce22" table:formula="of:=IF(AND([.HC$1]&gt;=[.$L3];[.HC$1]&lt;=[.$K3]);[.HC$1];&quot;&quot;)">
            <text:p/>
          </table:table-cell>
          <table:table-cell table:style-name="ce24" table:formula="of:=IF(AND([.HD$1]&gt;=[.$L3];[.HD$1]&lt;=[.$K3]);[.HD$1];&quot;&quot;)">
            <text:p/>
          </table:table-cell>
          <table:table-cell table:style-name="ce24" table:formula="of:=IF(AND([.HE$1]&gt;=[.$L3];[.HE$1]&lt;=[.$K3]);[.HE$1];&quot;&quot;)">
            <text:p/>
          </table:table-cell>
          <table:table-cell table:style-name="ce24" table:formula="of:=IF(AND([.HF$1]&gt;=[.$L3];[.HF$1]&lt;=[.$K3]);[.HF$1];&quot;&quot;)">
            <text:p/>
          </table:table-cell>
          <table:table-cell table:style-name="ce24" table:formula="of:=IF(AND([.HG$1]&gt;=[.$L3];[.HG$1]&lt;=[.$K3]);[.HG$1];&quot;&quot;)">
            <text:p/>
          </table:table-cell>
          <table:table-cell table:style-name="ce26" table:formula="of:=IF(AND([.HH$1]&gt;=[.$L3];[.HH$1]&lt;=[.$K3]);[.HH$1];&quot;&quot;)">
            <text:p/>
          </table:table-cell>
          <table:table-cell table:style-name="ce26" table:formula="of:=IF(AND([.HI$1]&gt;=[.$L3];[.HI$1]&lt;=[.$K3]);[.HI$1];&quot;&quot;)">
            <text:p/>
          </table:table-cell>
          <table:table-cell table:style-name="ce26" table:formula="of:=IF(AND([.HJ$1]&gt;=[.$L3];[.HJ$1]&lt;=[.$K3]);[.HJ$1];&quot;&quot;)">
            <text:p/>
          </table:table-cell>
          <table:table-cell table:style-name="ce26" table:formula="of:=IF(AND([.HK$1]&gt;=[.$L3];[.HK$1]&lt;=[.$K3]);[.HK$1];&quot;&quot;)">
            <text:p/>
          </table:table-cell>
          <table:table-cell table:style-name="ce26" table:formula="of:=IF(AND([.HL$1]&gt;=[.$L3];[.HL$1]&lt;=[.$K3]);[.HL$1];&quot;&quot;)">
            <text:p/>
          </table:table-cell>
          <table:table-cell table:style-name="ce26" table:formula="of:=IF(AND([.HM$1]&gt;=[.$L3];[.HM$1]&lt;=[.$K3]);[.HM$1];&quot;&quot;)">
            <text:p/>
          </table:table-cell>
          <table:table-cell table:style-name="ce26" table:formula="of:=IF(AND([.HN$1]&gt;=[.$L3];[.HN$1]&lt;=[.$K3]);[.HN$1];&quot;&quot;)">
            <text:p/>
          </table:table-cell>
          <table:table-cell table:style-name="ce26" table:formula="of:=IF(AND([.HO$1]&gt;=[.$L3];[.HO$1]&lt;=[.$K3]);[.HO$1];&quot;&quot;)">
            <text:p/>
          </table:table-cell>
          <table:table-cell table:style-name="ce26" table:formula="of:=IF(AND([.HP$1]&gt;=[.$L3];[.HP$1]&lt;=[.$K3]);[.HP$1];&quot;&quot;)">
            <text:p/>
          </table:table-cell>
          <table:table-cell table:style-name="ce26" table:formula="of:=IF(AND([.HQ$1]&gt;=[.$L3];[.HQ$1]&lt;=[.$K3]);[.HQ$1];&quot;&quot;)">
            <text:p/>
          </table:table-cell>
          <table:table-cell table:style-name="ce26" table:formula="of:=IF(AND([.HR$1]&gt;=[.$L3];[.HR$1]&lt;=[.$K3]);[.HR$1];&quot;&quot;)">
            <text:p/>
          </table:table-cell>
          <table:table-cell table:style-name="ce26" table:formula="of:=IF(AND([.HS$1]&gt;=[.$L3];[.HS$1]&lt;=[.$K3]);[.HS$1];&quot;&quot;)">
            <text:p/>
          </table:table-cell>
          <table:table-cell table:style-name="ce26" table:formula="of:=IF(AND([.HT$1]&gt;=[.$L3];[.HT$1]&lt;=[.$K3]);[.HT$1];&quot;&quot;)">
            <text:p/>
          </table:table-cell>
          <table:table-cell table:style-name="ce26" table:formula="of:=IF(AND([.HU$1]&gt;=[.$L3];[.HU$1]&lt;=[.$K3]);[.HU$1];&quot;&quot;)">
            <text:p/>
          </table:table-cell>
          <table:table-cell table:style-name="ce26" table:formula="of:=IF(AND([.HV$1]&gt;=[.$L3];[.HV$1]&lt;=[.$K3]);[.HV$1];&quot;&quot;)">
            <text:p/>
          </table:table-cell>
          <table:table-cell table:style-name="ce26" table:formula="of:=IF(AND([.HW$1]&gt;=[.$L3];[.HW$1]&lt;=[.$K3]);[.HW$1];&quot;&quot;)">
            <text:p/>
          </table:table-cell>
          <table:table-cell table:style-name="ce26" table:formula="of:=IF(AND([.HX$1]&gt;=[.$L3];[.HX$1]&lt;=[.$K3]);[.HX$1];&quot;&quot;)">
            <text:p/>
          </table:table-cell>
          <table:table-cell table:style-name="ce26" table:formula="of:=IF(AND([.HY$1]&gt;=[.$L3];[.HY$1]&lt;=[.$K3]);[.HY$1];&quot;&quot;)">
            <text:p/>
          </table:table-cell>
          <table:table-cell table:style-name="ce26" table:formula="of:=IF(AND([.HZ$1]&gt;=[.$L3];[.HZ$1]&lt;=[.$K3]);[.HZ$1];&quot;&quot;)">
            <text:p/>
          </table:table-cell>
          <table:table-cell table:style-name="ce26" table:formula="of:=IF(AND([.IA$1]&gt;=[.$L3];[.IA$1]&lt;=[.$K3]);[.IA$1];&quot;&quot;)">
            <text:p/>
          </table:table-cell>
          <table:table-cell table:style-name="ce26" table:formula="of:=IF(AND([.IB$1]&gt;=[.$L3];[.IB$1]&lt;=[.$K3]);[.IB$1];&quot;&quot;)">
            <text:p/>
          </table:table-cell>
          <table:table-cell table:style-name="ce26" table:formula="of:=IF(AND([.IC$1]&gt;=[.$L3];[.IC$1]&lt;=[.$K3]);[.IC$1];&quot;&quot;)">
            <text:p/>
          </table:table-cell>
          <table:table-cell table:style-name="ce26" table:formula="of:=IF(AND([.ID$1]&gt;=[.$L3];[.ID$1]&lt;=[.$K3]);[.ID$1];&quot;&quot;)">
            <text:p/>
          </table:table-cell>
          <table:table-cell table:style-name="ce26" table:formula="of:=IF(AND([.IE$1]&gt;=[.$L3];[.IE$1]&lt;=[.$K3]);[.IE$1];&quot;&quot;)">
            <text:p/>
          </table:table-cell>
          <table:table-cell table:style-name="ce26" table:formula="of:=IF(AND([.IF$1]&gt;=[.$L3];[.IF$1]&lt;=[.$K3]);[.IF$1];&quot;&quot;)">
            <text:p/>
          </table:table-cell>
          <table:table-cell table:style-name="ce26" table:formula="of:=IF(AND([.IG$1]&gt;=[.$L3];[.IG$1]&lt;=[.$K3]);[.IG$1];&quot;&quot;)">
            <text:p/>
          </table:table-cell>
          <table:table-cell table:style-name="ce26" table:formula="of:=IF(AND([.IH$1]&gt;=[.$L3];[.IH$1]&lt;=[.$K3]);[.IH$1];&quot;&quot;)">
            <text:p/>
          </table:table-cell>
          <table:table-cell table:style-name="ce26" table:formula="of:=IF(AND([.II$1]&gt;=[.$L3];[.II$1]&lt;=[.$K3]);[.II$1];&quot;&quot;)">
            <text:p/>
          </table:table-cell>
          <table:table-cell table:style-name="ce26" table:formula="of:=IF(AND([.IJ$1]&gt;=[.$L3];[.IJ$1]&lt;=[.$K3]);[.IJ$1];&quot;&quot;)">
            <text:p/>
          </table:table-cell>
          <table:table-cell table:style-name="ce26" table:formula="of:=IF(AND([.IK$1]&gt;=[.$L3];[.IK$1]&lt;=[.$K3]);[.IK$1];&quot;&quot;)">
            <text:p/>
          </table:table-cell>
          <table:table-cell table:style-name="ce26" table:formula="of:=IF(AND([.IL$1]&gt;=[.$L3];[.IL$1]&lt;=[.$K3]);[.IL$1];&quot;&quot;)">
            <text:p/>
          </table:table-cell>
          <table:table-cell table:style-name="ce26" table:formula="of:=IF(AND([.IM$1]&gt;=[.$L3];[.IM$1]&lt;=[.$K3]);[.IM$1];&quot;&quot;)">
            <text:p/>
          </table:table-cell>
          <table:table-cell table:style-name="ce26" table:formula="of:=IF(AND([.IN$1]&gt;=[.$L3];[.IN$1]&lt;=[.$K3]);[.IN$1];&quot;&quot;)">
            <text:p/>
          </table:table-cell>
          <table:table-cell table:style-name="ce26" table:formula="of:=IF(AND([.IO$1]&gt;=[.$L3];[.IO$1]&lt;=[.$K3]);[.IO$1];&quot;&quot;)">
            <text:p/>
          </table:table-cell>
          <table:table-cell table:style-name="ce26" table:formula="of:=IF(AND([.IP$1]&gt;=[.$L3];[.IP$1]&lt;=[.$K3]);[.IP$1];&quot;&quot;)">
            <text:p/>
          </table:table-cell>
          <table:table-cell table:style-name="ce26" table:formula="of:=IF(AND([.IQ$1]&gt;=[.$L3];[.IQ$1]&lt;=[.$K3]);[.IQ$1];&quot;&quot;)">
            <text:p/>
          </table:table-cell>
          <table:table-cell table:style-name="ce26" table:formula="of:=IF(AND([.IR$1]&gt;=[.$L3];[.IR$1]&lt;=[.$K3]);[.IR$1];&quot;&quot;)">
            <text:p/>
          </table:table-cell>
          <table:table-cell table:style-name="ce26" table:formula="of:=IF(AND([.IS$1]&gt;=[.$L3];[.IS$1]&lt;=[.$K3]);[.IS$1];&quot;&quot;)">
            <text:p/>
          </table:table-cell>
          <table:table-cell table:style-name="ce26" table:formula="of:=IF(AND([.IT$1]&gt;=[.$L3];[.IT$1]&lt;=[.$K3]);[.IT$1];&quot;&quot;)">
            <text:p/>
          </table:table-cell>
          <table:table-cell table:style-name="ce26" table:formula="of:=IF(AND([.IU$1]&gt;=[.$L3];[.IU$1]&lt;=[.$K3]);[.IU$1];&quot;&quot;)">
            <text:p/>
          </table:table-cell>
          <table:table-cell table:style-name="ce26" table:formula="of:=IF(AND([.IV$1]&gt;=[.$L3];[.IV$1]&lt;=[.$K3]);[.IV$1];&quot;&quot;)">
            <text:p/>
          </table:table-cell>
          <table:table-cell table:style-name="ce26" table:formula="of:=IF(AND([.IW$1]&gt;=[.$L3];[.IW$1]&lt;=[.$K3]);[.IW$1];&quot;&quot;)">
            <text:p/>
          </table:table-cell>
          <table:table-cell table:style-name="ce26" table:formula="of:=IF(AND([.IX$1]&gt;=[.$L3];[.IX$1]&lt;=[.$K3]);[.IX$1];&quot;&quot;)">
            <text:p/>
          </table:table-cell>
          <table:table-cell table:style-name="ce26" table:formula="of:=IF(AND([.IY$1]&gt;=[.$L3];[.IY$1]&lt;=[.$K3]);[.IY$1];&quot;&quot;)">
            <text:p/>
          </table:table-cell>
          <table:table-cell table:style-name="ce26" table:formula="of:=IF(AND([.IZ$1]&gt;=[.$L3];[.IZ$1]&lt;=[.$K3]);[.IZ$1];&quot;&quot;)">
            <text:p/>
          </table:table-cell>
          <table:table-cell table:style-name="ce26" table:formula="of:=IF(AND([.JA$1]&gt;=[.$L3];[.JA$1]&lt;=[.$K3]);[.JA$1];&quot;&quot;)">
            <text:p/>
          </table:table-cell>
          <table:table-cell table:style-name="ce26" table:formula="of:=IF(AND([.JB$1]&gt;=[.$L3];[.JB$1]&lt;=[.$K3]);[.JB$1];&quot;&quot;)">
            <text:p/>
          </table:table-cell>
          <table:table-cell table:style-name="ce26" table:formula="of:=IF(AND([.JC$1]&gt;=[.$L3];[.JC$1]&lt;=[.$K3]);[.JC$1];&quot;&quot;)">
            <text:p/>
          </table:table-cell>
          <table:table-cell table:style-name="ce26" table:formula="of:=IF(AND([.JD$1]&gt;=[.$L3];[.JD$1]&lt;=[.$K3]);[.JD$1];&quot;&quot;)">
            <text:p/>
          </table:table-cell>
          <table:table-cell table:style-name="ce26" table:formula="of:=IF(AND([.JE$1]&gt;=[.$L3];[.JE$1]&lt;=[.$K3]);[.JE$1];&quot;&quot;)">
            <text:p/>
          </table:table-cell>
          <table:table-cell table:style-name="ce26" table:formula="of:=IF(AND([.JF$1]&gt;=[.$L3];[.JF$1]&lt;=[.$K3]);[.JF$1];&quot;&quot;)">
            <text:p/>
          </table:table-cell>
          <table:table-cell table:style-name="ce26" table:formula="of:=IF(AND([.JG$1]&gt;=[.$L3];[.JG$1]&lt;=[.$K3]);[.JG$1];&quot;&quot;)">
            <text:p/>
          </table:table-cell>
          <table:table-cell table:style-name="ce26" table:formula="of:=IF(AND([.JH$1]&gt;=[.$L3];[.JH$1]&lt;=[.$K3]);[.JH$1];&quot;&quot;)">
            <text:p/>
          </table:table-cell>
          <table:table-cell table:style-name="ce26" table:formula="of:=IF(AND([.JI$1]&gt;=[.$L3];[.JI$1]&lt;=[.$K3]);[.JI$1];&quot;&quot;)">
            <text:p/>
          </table:table-cell>
          <table:table-cell table:style-name="ce26" table:formula="of:=IF(AND([.JJ$1]&gt;=[.$L3];[.JJ$1]&lt;=[.$K3]);[.JJ$1];&quot;&quot;)">
            <text:p/>
          </table:table-cell>
          <table:table-cell table:style-name="ce26" table:formula="of:=IF(AND([.JK$1]&gt;=[.$L3];[.JK$1]&lt;=[.$K3]);[.JK$1];&quot;&quot;)">
            <text:p/>
          </table:table-cell>
          <table:table-cell table:style-name="ce26" table:formula="of:=IF(AND([.JL$1]&gt;=[.$L3];[.JL$1]&lt;=[.$K3]);[.JL$1];&quot;&quot;)">
            <text:p/>
          </table:table-cell>
          <table:table-cell table:style-name="ce28" table:formula="of:=IF(AND([.JM$1]&gt;=[.$L3];[.JM$1]&lt;=[.$K3]);[.JM$1];&quot;&quot;)">
            <text:p/>
          </table:table-cell>
          <table:table-cell table:style-name="ce28" table:formula="of:=IF(AND([.JN$1]&gt;=[.$L3];[.JN$1]&lt;=[.$K3]);[.JN$1];&quot;&quot;)">
            <text:p/>
          </table:table-cell>
          <table:table-cell table:style-name="ce28" table:formula="of:=IF(AND([.JO$1]&gt;=[.$L3];[.JO$1]&lt;=[.$K3]);[.JO$1];&quot;&quot;)">
            <text:p/>
          </table:table-cell>
          <table:table-cell table:style-name="ce28" table:formula="of:=IF(AND([.JP$1]&gt;=[.$L3];[.JP$1]&lt;=[.$K3]);[.JP$1];&quot;&quot;)">
            <text:p/>
          </table:table-cell>
          <table:table-cell table:style-name="ce28" table:formula="of:=IF(AND([.JQ$1]&gt;=[.$L3];[.JQ$1]&lt;=[.$K3]);[.JQ$1];&quot;&quot;)">
            <text:p/>
          </table:table-cell>
          <table:table-cell table:style-name="ce28" table:formula="of:=IF(AND([.JR$1]&gt;=[.$L3];[.JR$1]&lt;=[.$K3]);[.JR$1];&quot;&quot;)">
            <text:p/>
          </table:table-cell>
          <table:table-cell table:style-name="ce28" table:formula="of:=IF(AND([.JS$1]&gt;=[.$L3];[.JS$1]&lt;=[.$K3]);[.JS$1];&quot;&quot;)">
            <text:p/>
          </table:table-cell>
          <table:table-cell table:style-name="ce30" table:formula="of:=IF(AND([.JT$1]&gt;=[.$L3];[.JT$1]&lt;=[.$K3]);[.JT$1];&quot;&quot;)">
            <text:p/>
          </table:table-cell>
          <table:table-cell table:style-name="ce30" table:formula="of:=IF(AND([.JU$1]&gt;=[.$L3];[.JU$1]&lt;=[.$K3]);[.JU$1];&quot;&quot;)">
            <text:p/>
          </table:table-cell>
          <table:table-cell table:style-name="ce30" table:formula="of:=IF(AND([.JV$1]&gt;=[.$L3];[.JV$1]&lt;=[.$K3]);[.JV$1];&quot;&quot;)">
            <text:p/>
          </table:table-cell>
          <table:table-cell table:style-name="ce30" table:formula="of:=IF(AND([.JW$1]&gt;=[.$L3];[.JW$1]&lt;=[.$K3]);[.JW$1];&quot;&quot;)">
            <text:p/>
          </table:table-cell>
          <table:table-cell table:style-name="ce30" table:formula="of:=IF(AND([.JX$1]&gt;=[.$L3];[.JX$1]&lt;=[.$K3]);[.JX$1];&quot;&quot;)">
            <text:p/>
          </table:table-cell>
          <table:table-cell table:style-name="ce30" table:formula="of:=IF(AND([.JY$1]&gt;=[.$L3];[.JY$1]&lt;=[.$K3]);[.JY$1];&quot;&quot;)">
            <text:p/>
          </table:table-cell>
          <table:table-cell table:style-name="ce30" table:formula="of:=IF(AND([.JZ$1]&gt;=[.$L3];[.JZ$1]&lt;=[.$K3]);[.JZ$1];&quot;&quot;)">
            <text:p/>
          </table:table-cell>
          <table:table-cell table:style-name="ce30" table:formula="of:=IF(AND([.KA$1]&gt;=[.$L3];[.KA$1]&lt;=[.$K3]);[.KA$1];&quot;&quot;)">
            <text:p/>
          </table:table-cell>
          <table:table-cell table:style-name="ce32" table:formula="of:=IF(AND([.KB$1]&gt;=[.$L3];[.KB$1]&lt;=[.$K3]);[.KB$1];&quot;&quot;)">
            <text:p/>
          </table:table-cell>
          <table:table-cell table:style-name="ce32" table:formula="of:=IF(AND([.KC$1]&gt;=[.$L3];[.KC$1]&lt;=[.$K3]);[.KC$1];&quot;&quot;)">
            <text:p/>
          </table:table-cell>
          <table:table-cell table:style-name="ce32" table:formula="of:=IF(AND([.KD$1]&gt;=[.$L3];[.KD$1]&lt;=[.$K3]);[.KD$1];&quot;&quot;)">
            <text:p/>
          </table:table-cell>
          <table:table-cell table:style-name="ce32" table:formula="of:=IF(AND([.KE$1]&gt;=[.$L3];[.KE$1]&lt;=[.$K3]);[.KE$1];&quot;&quot;)">
            <text:p/>
          </table:table-cell>
          <table:table-cell table:style-name="ce32" table:formula="of:=IF(AND([.KF$1]&gt;=[.$L3];[.KF$1]&lt;=[.$K3]);[.KF$1];&quot;&quot;)">
            <text:p/>
          </table:table-cell>
          <table:table-cell table:style-name="ce32" table:formula="of:=IF(AND([.KG$1]&gt;=[.$L3];[.KG$1]&lt;=[.$K3]);[.KG$1];&quot;&quot;)">
            <text:p/>
          </table:table-cell>
          <table:table-cell table:style-name="ce32" table:formula="of:=IF(AND([.KH$1]&gt;=[.$L3];[.KH$1]&lt;=[.$K3]);[.KH$1];&quot;&quot;)">
            <text:p/>
          </table:table-cell>
          <table:table-cell table:style-name="ce32" table:formula="of:=IF(AND([.KI$1]&gt;=[.$L3];[.KI$1]&lt;=[.$K3]);[.KI$1];&quot;&quot;)">
            <text:p/>
          </table:table-cell>
          <table:table-cell table:style-name="ce32" table:formula="of:=IF(AND([.KJ$1]&gt;=[.$L3];[.KJ$1]&lt;=[.$K3]);[.KJ$1];&quot;&quot;)">
            <text:p/>
          </table:table-cell>
          <table:table-cell table:style-name="ce32" table:formula="of:=IF(AND([.KK$1]&gt;=[.$L3];[.KK$1]&lt;=[.$K3]);[.KK$1];&quot;&quot;)">
            <text:p/>
          </table:table-cell>
          <table:table-cell table:style-name="ce32" table:formula="of:=IF(AND([.KL$1]&gt;=[.$L3];[.KL$1]&lt;=[.$K3]);[.KL$1];&quot;&quot;)">
            <text:p/>
          </table:table-cell>
          <table:table-cell table:style-name="ce32" table:formula="of:=IF(AND([.KM$1]&gt;=[.$L3];[.KM$1]&lt;=[.$K3]);[.KM$1];&quot;&quot;)">
            <text:p/>
          </table:table-cell>
          <table:table-cell table:style-name="ce32" table:formula="of:=IF(AND([.KN$1]&gt;=[.$L3];[.KN$1]&lt;=[.$K3]);[.KN$1];&quot;&quot;)">
            <text:p/>
          </table:table-cell>
          <table:table-cell table:style-name="ce32" table:formula="of:=IF(AND([.KO$1]&gt;=[.$L3];[.KO$1]&lt;=[.$K3]);[.KO$1];&quot;&quot;)">
            <text:p/>
          </table:table-cell>
          <table:table-cell table:style-name="ce32" table:formula="of:=IF(AND([.KP$1]&gt;=[.$L3];[.KP$1]&lt;=[.$K3]);[.KP$1];&quot;&quot;)">
            <text:p/>
          </table:table-cell>
          <table:table-cell table:style-name="ce32" table:formula="of:=IF(AND([.KQ$1]&gt;=[.$L3];[.KQ$1]&lt;=[.$K3]);[.KQ$1];&quot;&quot;)">
            <text:p/>
          </table:table-cell>
          <table:table-cell table:style-name="ce32" table:formula="of:=IF(AND([.KR$1]&gt;=[.$L3];[.KR$1]&lt;=[.$K3]);[.KR$1];&quot;&quot;)">
            <text:p/>
          </table:table-cell>
          <table:table-cell table:style-name="ce32" table:formula="of:=IF(AND([.KS$1]&gt;=[.$L3];[.KS$1]&lt;=[.$K3]);[.KS$1];&quot;&quot;)">
            <text:p/>
          </table:table-cell>
          <table:table-cell table:style-name="ce34" table:formula="of:=IF(AND([.KT$1]&gt;=[.$L3];[.KT$1]&lt;=[.$K3]);[.KT$1];&quot;&quot;)">
            <text:p/>
          </table:table-cell>
          <table:table-cell table:style-name="ce34" table:formula="of:=IF(AND([.KU$1]&gt;=[.$L3];[.KU$1]&lt;=[.$K3]);[.KU$1];&quot;&quot;)">
            <text:p/>
          </table:table-cell>
          <table:table-cell table:style-name="ce34" table:formula="of:=IF(AND([.KV$1]&gt;=[.$L3];[.KV$1]&lt;=[.$K3]);[.KV$1];&quot;&quot;)">
            <text:p/>
          </table:table-cell>
          <table:table-cell table:style-name="ce34" table:formula="of:=IF(AND([.KW$1]&gt;=[.$L3];[.KW$1]&lt;=[.$K3]);[.KW$1];&quot;&quot;)">
            <text:p/>
          </table:table-cell>
          <table:table-cell table:style-name="ce34" table:formula="of:=IF(AND([.KX$1]&gt;=[.$L3];[.KX$1]&lt;=[.$K3]);[.KX$1];&quot;&quot;)">
            <text:p/>
          </table:table-cell>
          <table:table-cell table:style-name="ce34" table:formula="of:=IF(AND([.KY$1]&gt;=[.$L3];[.KY$1]&lt;=[.$K3]);[.KY$1];&quot;&quot;)">
            <text:p/>
          </table:table-cell>
          <table:table-cell table:style-name="ce34" table:formula="of:=IF(AND([.KZ$1]&gt;=[.$L3];[.KZ$1]&lt;=[.$K3]);[.KZ$1];&quot;&quot;)">
            <text:p/>
          </table:table-cell>
          <table:table-cell table:style-name="ce34" table:formula="of:=IF(AND([.LA$1]&gt;=[.$L3];[.LA$1]&lt;=[.$K3]);[.LA$1];&quot;&quot;)">
            <text:p/>
          </table:table-cell>
          <table:table-cell table:style-name="ce34" table:formula="of:=IF(AND([.LB$1]&gt;=[.$L3];[.LB$1]&lt;=[.$K3]);[.LB$1];&quot;&quot;)">
            <text:p/>
          </table:table-cell>
          <table:table-cell table:style-name="ce34" table:formula="of:=IF(AND([.LC$1]&gt;=[.$L3];[.LC$1]&lt;=[.$K3]);[.LC$1];&quot;&quot;)">
            <text:p/>
          </table:table-cell>
          <table:table-cell table:style-name="ce34" table:formula="of:=IF(AND([.LD$1]&gt;=[.$L3];[.LD$1]&lt;=[.$K3]);[.LD$1];&quot;&quot;)">
            <text:p/>
          </table:table-cell>
          <table:table-cell table:style-name="ce34" table:formula="of:=IF(AND([.LE$1]&gt;=[.$L3];[.LE$1]&lt;=[.$K3]);[.LE$1];&quot;&quot;)">
            <text:p/>
          </table:table-cell>
          <table:table-cell table:style-name="ce34" table:formula="of:=IF(AND([.LF$1]&gt;=[.$L3];[.LF$1]&lt;=[.$K3]);[.LF$1];&quot;&quot;)">
            <text:p/>
          </table:table-cell>
          <table:table-cell table:style-name="ce34" table:formula="of:=IF(AND([.LG$1]&gt;=[.$L3];[.LG$1]&lt;=[.$K3]);[.LG$1];&quot;&quot;)">
            <text:p/>
          </table:table-cell>
          <table:table-cell table:style-name="ce34" table:formula="of:=IF(AND([.LH$1]&gt;=[.$L3];[.LH$1]&lt;=[.$K3]);[.LH$1];&quot;&quot;)">
            <text:p/>
          </table:table-cell>
          <table:table-cell table:style-name="ce36" table:formula="of:=IF(AND([.LI$1]&gt;=[.$L3];[.LI$1]&lt;=[.$K3]);[.LI$1];&quot;&quot;)">
            <text:p/>
          </table:table-cell>
          <table:table-cell table:style-name="ce36" table:formula="of:=IF(AND([.LJ$1]&gt;=[.$L3];[.LJ$1]&lt;=[.$K3]);[.LJ$1];&quot;&quot;)">
            <text:p/>
          </table:table-cell>
          <table:table-cell table:style-name="ce36" table:formula="of:=IF(AND([.LK$1]&gt;=[.$L3];[.LK$1]&lt;=[.$K3]);[.LK$1];&quot;&quot;)">
            <text:p/>
          </table:table-cell>
          <table:table-cell table:style-name="ce36" table:formula="of:=IF(AND([.LL$1]&gt;=[.$L3];[.LL$1]&lt;=[.$K3]);[.LL$1];&quot;&quot;)">
            <text:p/>
          </table:table-cell>
          <table:table-cell table:style-name="ce36" table:formula="of:=IF(AND([.LM$1]&gt;=[.$L3];[.LM$1]&lt;=[.$K3]);[.LM$1];&quot;&quot;)">
            <text:p/>
          </table:table-cell>
          <table:table-cell table:style-name="ce36" table:formula="of:=IF(AND([.LN$1]&gt;=[.$L3];[.LN$1]&lt;=[.$K3]);[.LN$1];&quot;&quot;)">
            <text:p/>
          </table:table-cell>
          <table:table-cell table:style-name="ce36" table:formula="of:=IF(AND([.LO$1]&gt;=[.$L3];[.LO$1]&lt;=[.$K3]);[.LO$1];&quot;&quot;)">
            <text:p/>
          </table:table-cell>
          <table:table-cell table:style-name="ce36" table:formula="of:=IF(AND([.LP$1]&gt;=[.$L3];[.LP$1]&lt;=[.$K3]);[.LP$1];&quot;&quot;)">
            <text:p/>
          </table:table-cell>
          <table:table-cell table:style-name="ce36" table:formula="of:=IF(AND([.LQ$1]&gt;=[.$L3];[.LQ$1]&lt;=[.$K3]);[.LQ$1];&quot;&quot;)">
            <text:p/>
          </table:table-cell>
          <table:table-cell table:style-name="ce36" table:formula="of:=IF(AND([.LR$1]&gt;=[.$L3];[.LR$1]&lt;=[.$K3]);[.LR$1];&quot;&quot;)">
            <text:p/>
          </table:table-cell>
          <table:table-cell table:style-name="ce36" table:formula="of:=IF(AND([.LS$1]&gt;=[.$L3];[.LS$1]&lt;=[.$K3]);[.LS$1];&quot;&quot;)">
            <text:p/>
          </table:table-cell>
          <table:table-cell table:style-name="ce36" table:formula="of:=IF(AND([.LT$1]&gt;=[.$L3];[.LT$1]&lt;=[.$K3]);[.LT$1];&quot;&quot;)">
            <text:p/>
          </table:table-cell>
          <table:table-cell table:style-name="ce36" table:formula="of:=IF(AND([.LU$1]&gt;=[.$L3];[.LU$1]&lt;=[.$K3]);[.LU$1];&quot;&quot;)">
            <text:p/>
          </table:table-cell>
          <table:table-cell table:style-name="ce36" table:formula="of:=IF(AND([.LV$1]&gt;=[.$L3];[.LV$1]&lt;=[.$K3]);[.LV$1];&quot;&quot;)">
            <text:p/>
          </table:table-cell>
          <table:table-cell table:style-name="ce36" table:formula="of:=IF(AND([.LW$1]&gt;=[.$L3];[.LW$1]&lt;=[.$K3]);[.LW$1];&quot;&quot;)">
            <text:p/>
          </table:table-cell>
          <table:table-cell table:style-name="ce36" table:formula="of:=IF(AND([.LX$1]&gt;=[.$L3];[.LX$1]&lt;=[.$K3]);[.LX$1];&quot;&quot;)">
            <text:p/>
          </table:table-cell>
          <table:table-cell table:style-name="ce36" table:formula="of:=IF(AND([.LY$1]&gt;=[.$L3];[.LY$1]&lt;=[.$K3]);[.LY$1];&quot;&quot;)">
            <text:p/>
          </table:table-cell>
          <table:table-cell table:style-name="ce36" table:formula="of:=IF(AND([.LZ$1]&gt;=[.$L3];[.LZ$1]&lt;=[.$K3]);[.LZ$1];&quot;&quot;)">
            <text:p/>
          </table:table-cell>
          <table:table-cell table:style-name="ce36" table:formula="of:=IF(AND([.MA$1]&gt;=[.$L3];[.MA$1]&lt;=[.$K3]);[.MA$1];&quot;&quot;)">
            <text:p/>
          </table:table-cell>
          <table:table-cell table:style-name="ce36" table:formula="of:=IF(AND([.MB$1]&gt;=[.$L3];[.MB$1]&lt;=[.$K3]);[.MB$1];&quot;&quot;)">
            <text:p/>
          </table:table-cell>
          <table:table-cell table:style-name="ce36" table:formula="of:=IF(AND([.MC$1]&gt;=[.$L3];[.MC$1]&lt;=[.$K3]);[.MC$1];&quot;&quot;)">
            <text:p/>
          </table:table-cell>
          <table:table-cell table:style-name="ce36" table:formula="of:=IF(AND([.MD$1]&gt;=[.$L3];[.MD$1]&lt;=[.$K3]);[.MD$1];&quot;&quot;)">
            <text:p/>
          </table:table-cell>
          <table:table-cell table:style-name="ce36" table:formula="of:=IF(AND([.ME$1]&gt;=[.$L3];[.ME$1]&lt;=[.$K3]);[.ME$1];&quot;&quot;)">
            <text:p/>
          </table:table-cell>
          <table:table-cell table:style-name="ce36" table:formula="of:=IF(AND([.MF$1]&gt;=[.$L3];[.MF$1]&lt;=[.$K3]);[.MF$1];&quot;&quot;)">
            <text:p/>
          </table:table-cell>
          <table:table-cell table:style-name="ce36" table:formula="of:=IF(AND([.MG$1]&gt;=[.$L3];[.MG$1]&lt;=[.$K3]);[.MG$1];&quot;&quot;)">
            <text:p/>
          </table:table-cell>
          <table:table-cell table:style-name="ce36" table:formula="of:=IF(AND([.MH$1]&gt;=[.$L3];[.MH$1]&lt;=[.$K3]);[.MH$1];&quot;&quot;)">
            <text:p/>
          </table:table-cell>
          <table:table-cell table:style-name="ce36" table:formula="of:=IF(AND([.MI$1]&gt;=[.$L3];[.MI$1]&lt;=[.$K3]);[.MI$1];&quot;&quot;)">
            <text:p/>
          </table:table-cell>
          <table:table-cell table:style-name="ce36" table:formula="of:=IF(AND([.MJ$1]&gt;=[.$L3];[.MJ$1]&lt;=[.$K3]);[.MJ$1];&quot;&quot;)">
            <text:p/>
          </table:table-cell>
          <table:table-cell table:style-name="ce36" table:formula="of:=IF(AND([.MK$1]&gt;=[.$L3];[.MK$1]&lt;=[.$K3]);[.MK$1];&quot;&quot;)">
            <text:p/>
          </table:table-cell>
          <table:table-cell table:style-name="ce36" table:formula="of:=IF(AND([.ML$1]&gt;=[.$L3];[.ML$1]&lt;=[.$K3]);[.ML$1];&quot;&quot;)">
            <text:p/>
          </table:table-cell>
          <table:table-cell table:style-name="ce36" table:formula="of:=IF(AND([.MM$1]&gt;=[.$L3];[.MM$1]&lt;=[.$K3]);[.MM$1];&quot;&quot;)">
            <text:p/>
          </table:table-cell>
          <table:table-cell table:style-name="ce36" table:formula="of:=IF(AND([.MN$1]&gt;=[.$L3];[.MN$1]&lt;=[.$K3]);[.MN$1];&quot;&quot;)">
            <text:p/>
          </table:table-cell>
          <table:table-cell table:style-name="ce36" table:formula="of:=IF(AND([.MO$1]&gt;=[.$L3];[.MO$1]&lt;=[.$K3]);[.MO$1];&quot;&quot;)">
            <text:p/>
          </table:table-cell>
          <table:table-cell table:style-name="ce36" table:formula="of:=IF(AND([.MP$1]&gt;=[.$L3];[.MP$1]&lt;=[.$K3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4];[.$A:.$K];11;0)" office:value-type="float" office:value="152" calcext:value-type="float">
            <text:p>152</text:p>
          </table:table-cell>
          <table:table-cell table:style-name="ce5" table:formula="of:=VLOOKUP([.D4];[.$A:.$K];11;0)" office:value-type="float" office:value="0" calcext:value-type="float">
            <text:p>0</text:p>
          </table:table-cell>
          <table:table-cell table:style-name="ce5" table:formula="of:=VLOOKUP([.E4];[.$A:.$K];11;0)" office:value-type="float" office:value="0" calcext:value-type="float">
            <text:p>0</text:p>
          </table:table-cell>
          <table:table-cell table:style-name="ce5" table:formula="of:=VLOOKUP([.F4];[.$A:.$K];11;0)" office:value-type="float" office:value="0" calcext:value-type="float">
            <text:p>0</text:p>
          </table:table-cell>
          <table:table-cell table:style-name="ce6" table:formula="of:=MAX([.G4:.J4])+[.B4]+[.M4]" office:value-type="float" office:value="174" calcext:value-type="float">
            <text:p>174</text:p>
          </table:table-cell>
          <table:table-cell table:style-name="ce7" table:formula="of:=[.K4]-[.D4]+1" office:value-type="float" office:value="175" calcext:value-type="float">
            <text:p>175</text:p>
          </table:table-cell>
          <table:table-cell table:style-name="ce8"/>
          <table:table-cell table:style-name="ce10" table:formula="of:=IF(AND([.N$1]&gt;=[.$L4];[.N$1]&lt;=[.$K4]);[.N$1];&quot;&quot;)">
            <text:p/>
          </table:table-cell>
          <table:table-cell table:style-name="ce10" table:formula="of:=IF(AND([.O$1]&gt;=[.$L4];[.O$1]&lt;=[.$K4]);[.O$1];&quot;&quot;)">
            <text:p/>
          </table:table-cell>
          <table:table-cell table:style-name="ce10" table:formula="of:=IF(AND([.P$1]&gt;=[.$L4];[.P$1]&lt;=[.$K4]);[.P$1];&quot;&quot;)">
            <text:p/>
          </table:table-cell>
          <table:table-cell table:style-name="ce10" table:formula="of:=IF(AND([.Q$1]&gt;=[.$L4];[.Q$1]&lt;=[.$K4]);[.Q$1];&quot;&quot;)">
            <text:p/>
          </table:table-cell>
          <table:table-cell table:style-name="ce12" table:formula="of:=IF(AND([.R$1]&gt;=[.$L4];[.R$1]&lt;=[.$K4]);[.R$1];&quot;&quot;)">
            <text:p/>
          </table:table-cell>
          <table:table-cell table:style-name="ce12" table:formula="of:=IF(AND([.S$1]&gt;=[.$L4];[.S$1]&lt;=[.$K4]);[.S$1];&quot;&quot;)">
            <text:p/>
          </table:table-cell>
          <table:table-cell table:style-name="ce12" table:formula="of:=IF(AND([.T$1]&gt;=[.$L4];[.T$1]&lt;=[.$K4]);[.T$1];&quot;&quot;)">
            <text:p/>
          </table:table-cell>
          <table:table-cell table:style-name="ce12" table:formula="of:=IF(AND([.U$1]&gt;=[.$L4];[.U$1]&lt;=[.$K4]);[.U$1];&quot;&quot;)">
            <text:p/>
          </table:table-cell>
          <table:table-cell table:style-name="ce12" table:formula="of:=IF(AND([.V$1]&gt;=[.$L4];[.V$1]&lt;=[.$K4]);[.V$1];&quot;&quot;)">
            <text:p/>
          </table:table-cell>
          <table:table-cell table:style-name="ce12" table:formula="of:=IF(AND([.W$1]&gt;=[.$L4];[.W$1]&lt;=[.$K4]);[.W$1];&quot;&quot;)">
            <text:p/>
          </table:table-cell>
          <table:table-cell table:style-name="ce12" table:formula="of:=IF(AND([.X$1]&gt;=[.$L4];[.X$1]&lt;=[.$K4]);[.X$1];&quot;&quot;)">
            <text:p/>
          </table:table-cell>
          <table:table-cell table:style-name="ce12" table:formula="of:=IF(AND([.Y$1]&gt;=[.$L4];[.Y$1]&lt;=[.$K4]);[.Y$1];&quot;&quot;)">
            <text:p/>
          </table:table-cell>
          <table:table-cell table:style-name="ce12" table:formula="of:=IF(AND([.Z$1]&gt;=[.$L4];[.Z$1]&lt;=[.$K4]);[.Z$1];&quot;&quot;)">
            <text:p/>
          </table:table-cell>
          <table:table-cell table:style-name="ce12" table:formula="of:=IF(AND([.AA$1]&gt;=[.$L4];[.AA$1]&lt;=[.$K4]);[.AA$1];&quot;&quot;)">
            <text:p/>
          </table:table-cell>
          <table:table-cell table:style-name="ce12" table:formula="of:=IF(AND([.AB$1]&gt;=[.$L4];[.AB$1]&lt;=[.$K4]);[.AB$1];&quot;&quot;)">
            <text:p/>
          </table:table-cell>
          <table:table-cell table:style-name="ce12" table:formula="of:=IF(AND([.AC$1]&gt;=[.$L4];[.AC$1]&lt;=[.$K4]);[.AC$1];&quot;&quot;)">
            <text:p/>
          </table:table-cell>
          <table:table-cell table:style-name="ce14" table:formula="of:=IF(AND([.AD$1]&gt;=[.$L4];[.AD$1]&lt;=[.$K4]);[.AD$1];&quot;&quot;)">
            <text:p/>
          </table:table-cell>
          <table:table-cell table:style-name="ce17" table:formula="of:=IF(AND([.AE$1]&gt;=[.$L4];[.AE$1]&lt;=[.$K4]);[.AE$1];&quot;&quot;)">
            <text:p/>
          </table:table-cell>
          <table:table-cell table:style-name="ce17" table:formula="of:=IF(AND([.AF$1]&gt;=[.$L4];[.AF$1]&lt;=[.$K4]);[.AF$1];&quot;&quot;)">
            <text:p/>
          </table:table-cell>
          <table:table-cell table:style-name="ce17" table:formula="of:=IF(AND([.AG$1]&gt;=[.$L4];[.AG$1]&lt;=[.$K4]);[.AG$1];&quot;&quot;)">
            <text:p/>
          </table:table-cell>
          <table:table-cell table:style-name="ce17" table:formula="of:=IF(AND([.AH$1]&gt;=[.$L4];[.AH$1]&lt;=[.$K4]);[.AH$1];&quot;&quot;)">
            <text:p/>
          </table:table-cell>
          <table:table-cell table:style-name="ce17" table:formula="of:=IF(AND([.AI$1]&gt;=[.$L4];[.AI$1]&lt;=[.$K4]);[.AI$1];&quot;&quot;)">
            <text:p/>
          </table:table-cell>
          <table:table-cell table:style-name="ce17" table:formula="of:=IF(AND([.AJ$1]&gt;=[.$L4];[.AJ$1]&lt;=[.$K4]);[.AJ$1];&quot;&quot;)">
            <text:p/>
          </table:table-cell>
          <table:table-cell table:style-name="ce17" table:formula="of:=IF(AND([.AK$1]&gt;=[.$L4];[.AK$1]&lt;=[.$K4]);[.AK$1];&quot;&quot;)">
            <text:p/>
          </table:table-cell>
          <table:table-cell table:style-name="ce17" table:formula="of:=IF(AND([.AL$1]&gt;=[.$L4];[.AL$1]&lt;=[.$K4]);[.AL$1];&quot;&quot;)">
            <text:p/>
          </table:table-cell>
          <table:table-cell table:style-name="ce17" table:formula="of:=IF(AND([.AM$1]&gt;=[.$L4];[.AM$1]&lt;=[.$K4]);[.AM$1];&quot;&quot;)">
            <text:p/>
          </table:table-cell>
          <table:table-cell table:style-name="ce17" table:formula="of:=IF(AND([.AN$1]&gt;=[.$L4];[.AN$1]&lt;=[.$K4]);[.AN$1];&quot;&quot;)">
            <text:p/>
          </table:table-cell>
          <table:table-cell table:style-name="ce17" table:formula="of:=IF(AND([.AO$1]&gt;=[.$L4];[.AO$1]&lt;=[.$K4]);[.AO$1];&quot;&quot;)">
            <text:p/>
          </table:table-cell>
          <table:table-cell table:style-name="ce17" table:formula="of:=IF(AND([.AP$1]&gt;=[.$L4];[.AP$1]&lt;=[.$K4]);[.AP$1];&quot;&quot;)">
            <text:p/>
          </table:table-cell>
          <table:table-cell table:style-name="ce17" table:formula="of:=IF(AND([.AQ$1]&gt;=[.$L4];[.AQ$1]&lt;=[.$K4]);[.AQ$1];&quot;&quot;)">
            <text:p/>
          </table:table-cell>
          <table:table-cell table:style-name="ce17" table:formula="of:=IF(AND([.AR$1]&gt;=[.$L4];[.AR$1]&lt;=[.$K4]);[.AR$1];&quot;&quot;)">
            <text:p/>
          </table:table-cell>
          <table:table-cell table:style-name="ce17" table:formula="of:=IF(AND([.AS$1]&gt;=[.$L4];[.AS$1]&lt;=[.$K4]);[.AS$1];&quot;&quot;)">
            <text:p/>
          </table:table-cell>
          <table:table-cell table:style-name="ce17" table:formula="of:=IF(AND([.AT$1]&gt;=[.$L4];[.AT$1]&lt;=[.$K4]);[.AT$1];&quot;&quot;)">
            <text:p/>
          </table:table-cell>
          <table:table-cell table:style-name="ce17" table:formula="of:=IF(AND([.AU$1]&gt;=[.$L4];[.AU$1]&lt;=[.$K4]);[.AU$1];&quot;&quot;)">
            <text:p/>
          </table:table-cell>
          <table:table-cell table:style-name="ce17" table:formula="of:=IF(AND([.AV$1]&gt;=[.$L4];[.AV$1]&lt;=[.$K4]);[.AV$1];&quot;&quot;)">
            <text:p/>
          </table:table-cell>
          <table:table-cell table:style-name="ce17" table:formula="of:=IF(AND([.AW$1]&gt;=[.$L4];[.AW$1]&lt;=[.$K4]);[.AW$1];&quot;&quot;)">
            <text:p/>
          </table:table-cell>
          <table:table-cell table:style-name="ce17" table:formula="of:=IF(AND([.AX$1]&gt;=[.$L4];[.AX$1]&lt;=[.$K4]);[.AX$1];&quot;&quot;)">
            <text:p/>
          </table:table-cell>
          <table:table-cell table:style-name="ce17" table:formula="of:=IF(AND([.AY$1]&gt;=[.$L4];[.AY$1]&lt;=[.$K4]);[.AY$1];&quot;&quot;)">
            <text:p/>
          </table:table-cell>
          <table:table-cell table:style-name="ce17" table:formula="of:=IF(AND([.AZ$1]&gt;=[.$L4];[.AZ$1]&lt;=[.$K4]);[.AZ$1];&quot;&quot;)">
            <text:p/>
          </table:table-cell>
          <table:table-cell table:style-name="ce17" table:formula="of:=IF(AND([.BA$1]&gt;=[.$L4];[.BA$1]&lt;=[.$K4]);[.BA$1];&quot;&quot;)">
            <text:p/>
          </table:table-cell>
          <table:table-cell table:style-name="ce17" table:formula="of:=IF(AND([.BB$1]&gt;=[.$L4];[.BB$1]&lt;=[.$K4]);[.BB$1];&quot;&quot;)">
            <text:p/>
          </table:table-cell>
          <table:table-cell table:style-name="ce17" table:formula="of:=IF(AND([.BC$1]&gt;=[.$L4];[.BC$1]&lt;=[.$K4]);[.BC$1];&quot;&quot;)">
            <text:p/>
          </table:table-cell>
          <table:table-cell table:style-name="ce17" table:formula="of:=IF(AND([.BD$1]&gt;=[.$L4];[.BD$1]&lt;=[.$K4]);[.BD$1];&quot;&quot;)">
            <text:p/>
          </table:table-cell>
          <table:table-cell table:style-name="ce17" table:formula="of:=IF(AND([.BE$1]&gt;=[.$L4];[.BE$1]&lt;=[.$K4]);[.BE$1];&quot;&quot;)">
            <text:p/>
          </table:table-cell>
          <table:table-cell table:style-name="ce17" table:formula="of:=IF(AND([.BF$1]&gt;=[.$L4];[.BF$1]&lt;=[.$K4]);[.BF$1];&quot;&quot;)">
            <text:p/>
          </table:table-cell>
          <table:table-cell table:style-name="ce17" table:formula="of:=IF(AND([.BG$1]&gt;=[.$L4];[.BG$1]&lt;=[.$K4]);[.BG$1];&quot;&quot;)">
            <text:p/>
          </table:table-cell>
          <table:table-cell table:style-name="ce17" table:formula="of:=IF(AND([.BH$1]&gt;=[.$L4];[.BH$1]&lt;=[.$K4]);[.BH$1];&quot;&quot;)">
            <text:p/>
          </table:table-cell>
          <table:table-cell table:style-name="ce17" table:formula="of:=IF(AND([.BI$1]&gt;=[.$L4];[.BI$1]&lt;=[.$K4]);[.BI$1];&quot;&quot;)">
            <text:p/>
          </table:table-cell>
          <table:table-cell table:style-name="ce17" table:formula="of:=IF(AND([.BJ$1]&gt;=[.$L4];[.BJ$1]&lt;=[.$K4]);[.BJ$1];&quot;&quot;)">
            <text:p/>
          </table:table-cell>
          <table:table-cell table:style-name="ce17" table:formula="of:=IF(AND([.BK$1]&gt;=[.$L4];[.BK$1]&lt;=[.$K4]);[.BK$1];&quot;&quot;)">
            <text:p/>
          </table:table-cell>
          <table:table-cell table:style-name="ce17" table:formula="of:=IF(AND([.BL$1]&gt;=[.$L4];[.BL$1]&lt;=[.$K4]);[.BL$1];&quot;&quot;)">
            <text:p/>
          </table:table-cell>
          <table:table-cell table:style-name="ce17" table:formula="of:=IF(AND([.BM$1]&gt;=[.$L4];[.BM$1]&lt;=[.$K4]);[.BM$1];&quot;&quot;)">
            <text:p/>
          </table:table-cell>
          <table:table-cell table:style-name="ce17" table:formula="of:=IF(AND([.BN$1]&gt;=[.$L4];[.BN$1]&lt;=[.$K4]);[.BN$1];&quot;&quot;)">
            <text:p/>
          </table:table-cell>
          <table:table-cell table:style-name="ce17" table:formula="of:=IF(AND([.BO$1]&gt;=[.$L4];[.BO$1]&lt;=[.$K4]);[.BO$1];&quot;&quot;)">
            <text:p/>
          </table:table-cell>
          <table:table-cell table:style-name="ce17" table:formula="of:=IF(AND([.BP$1]&gt;=[.$L4];[.BP$1]&lt;=[.$K4]);[.BP$1];&quot;&quot;)">
            <text:p/>
          </table:table-cell>
          <table:table-cell table:style-name="ce17" table:formula="of:=IF(AND([.BQ$1]&gt;=[.$L4];[.BQ$1]&lt;=[.$K4]);[.BQ$1];&quot;&quot;)">
            <text:p/>
          </table:table-cell>
          <table:table-cell table:style-name="ce17" table:formula="of:=IF(AND([.BR$1]&gt;=[.$L4];[.BR$1]&lt;=[.$K4]);[.BR$1];&quot;&quot;)">
            <text:p/>
          </table:table-cell>
          <table:table-cell table:style-name="ce17" table:formula="of:=IF(AND([.BS$1]&gt;=[.$L4];[.BS$1]&lt;=[.$K4]);[.BS$1];&quot;&quot;)">
            <text:p/>
          </table:table-cell>
          <table:table-cell table:style-name="ce17" table:formula="of:=IF(AND([.BT$1]&gt;=[.$L4];[.BT$1]&lt;=[.$K4]);[.BT$1];&quot;&quot;)">
            <text:p/>
          </table:table-cell>
          <table:table-cell table:style-name="ce17" table:formula="of:=IF(AND([.BU$1]&gt;=[.$L4];[.BU$1]&lt;=[.$K4]);[.BU$1];&quot;&quot;)">
            <text:p/>
          </table:table-cell>
          <table:table-cell table:style-name="ce17" table:formula="of:=IF(AND([.BV$1]&gt;=[.$L4];[.BV$1]&lt;=[.$K4]);[.BV$1];&quot;&quot;)">
            <text:p/>
          </table:table-cell>
          <table:table-cell table:style-name="ce17" table:formula="of:=IF(AND([.BW$1]&gt;=[.$L4];[.BW$1]&lt;=[.$K4]);[.BW$1];&quot;&quot;)">
            <text:p/>
          </table:table-cell>
          <table:table-cell table:style-name="ce17" table:formula="of:=IF(AND([.BX$1]&gt;=[.$L4];[.BX$1]&lt;=[.$K4]);[.BX$1];&quot;&quot;)">
            <text:p/>
          </table:table-cell>
          <table:table-cell table:style-name="ce17" table:formula="of:=IF(AND([.BY$1]&gt;=[.$L4];[.BY$1]&lt;=[.$K4]);[.BY$1];&quot;&quot;)">
            <text:p/>
          </table:table-cell>
          <table:table-cell table:style-name="ce17" table:formula="of:=IF(AND([.BZ$1]&gt;=[.$L4];[.BZ$1]&lt;=[.$K4]);[.BZ$1];&quot;&quot;)">
            <text:p/>
          </table:table-cell>
          <table:table-cell table:style-name="ce17" table:formula="of:=IF(AND([.CA$1]&gt;=[.$L4];[.CA$1]&lt;=[.$K4]);[.CA$1];&quot;&quot;)">
            <text:p/>
          </table:table-cell>
          <table:table-cell table:style-name="ce17" table:formula="of:=IF(AND([.CB$1]&gt;=[.$L4];[.CB$1]&lt;=[.$K4]);[.CB$1];&quot;&quot;)">
            <text:p/>
          </table:table-cell>
          <table:table-cell table:style-name="ce17" table:formula="of:=IF(AND([.CC$1]&gt;=[.$L4];[.CC$1]&lt;=[.$K4]);[.CC$1];&quot;&quot;)">
            <text:p/>
          </table:table-cell>
          <table:table-cell table:style-name="ce17" table:formula="of:=IF(AND([.CD$1]&gt;=[.$L4];[.CD$1]&lt;=[.$K4]);[.CD$1];&quot;&quot;)">
            <text:p/>
          </table:table-cell>
          <table:table-cell table:style-name="ce17" table:formula="of:=IF(AND([.CE$1]&gt;=[.$L4];[.CE$1]&lt;=[.$K4]);[.CE$1];&quot;&quot;)">
            <text:p/>
          </table:table-cell>
          <table:table-cell table:style-name="ce17" table:formula="of:=IF(AND([.CF$1]&gt;=[.$L4];[.CF$1]&lt;=[.$K4]);[.CF$1];&quot;&quot;)">
            <text:p/>
          </table:table-cell>
          <table:table-cell table:style-name="ce17" table:formula="of:=IF(AND([.CG$1]&gt;=[.$L4];[.CG$1]&lt;=[.$K4]);[.CG$1];&quot;&quot;)">
            <text:p/>
          </table:table-cell>
          <table:table-cell table:style-name="ce17" table:formula="of:=IF(AND([.CH$1]&gt;=[.$L4];[.CH$1]&lt;=[.$K4]);[.CH$1];&quot;&quot;)">
            <text:p/>
          </table:table-cell>
          <table:table-cell table:style-name="ce17" table:formula="of:=IF(AND([.CI$1]&gt;=[.$L4];[.CI$1]&lt;=[.$K4]);[.CI$1];&quot;&quot;)">
            <text:p/>
          </table:table-cell>
          <table:table-cell table:style-name="ce17" table:formula="of:=IF(AND([.CJ$1]&gt;=[.$L4];[.CJ$1]&lt;=[.$K4]);[.CJ$1];&quot;&quot;)">
            <text:p/>
          </table:table-cell>
          <table:table-cell table:style-name="ce17" table:formula="of:=IF(AND([.CK$1]&gt;=[.$L4];[.CK$1]&lt;=[.$K4]);[.CK$1];&quot;&quot;)">
            <text:p/>
          </table:table-cell>
          <table:table-cell table:style-name="ce17" table:formula="of:=IF(AND([.CL$1]&gt;=[.$L4];[.CL$1]&lt;=[.$K4]);[.CL$1];&quot;&quot;)">
            <text:p/>
          </table:table-cell>
          <table:table-cell table:style-name="ce17" table:formula="of:=IF(AND([.CM$1]&gt;=[.$L4];[.CM$1]&lt;=[.$K4]);[.CM$1];&quot;&quot;)">
            <text:p/>
          </table:table-cell>
          <table:table-cell table:style-name="ce17" table:formula="of:=IF(AND([.CN$1]&gt;=[.$L4];[.CN$1]&lt;=[.$K4]);[.CN$1];&quot;&quot;)">
            <text:p/>
          </table:table-cell>
          <table:table-cell table:style-name="ce17" table:formula="of:=IF(AND([.CO$1]&gt;=[.$L4];[.CO$1]&lt;=[.$K4]);[.CO$1];&quot;&quot;)">
            <text:p/>
          </table:table-cell>
          <table:table-cell table:style-name="ce17" table:formula="of:=IF(AND([.CP$1]&gt;=[.$L4];[.CP$1]&lt;=[.$K4]);[.CP$1];&quot;&quot;)">
            <text:p/>
          </table:table-cell>
          <table:table-cell table:style-name="ce17" table:formula="of:=IF(AND([.CQ$1]&gt;=[.$L4];[.CQ$1]&lt;=[.$K4]);[.CQ$1];&quot;&quot;)">
            <text:p/>
          </table:table-cell>
          <table:table-cell table:style-name="ce17" table:formula="of:=IF(AND([.CR$1]&gt;=[.$L4];[.CR$1]&lt;=[.$K4]);[.CR$1];&quot;&quot;)">
            <text:p/>
          </table:table-cell>
          <table:table-cell table:style-name="ce17" table:formula="of:=IF(AND([.CS$1]&gt;=[.$L4];[.CS$1]&lt;=[.$K4]);[.CS$1];&quot;&quot;)">
            <text:p/>
          </table:table-cell>
          <table:table-cell table:style-name="ce17" table:formula="of:=IF(AND([.CT$1]&gt;=[.$L4];[.CT$1]&lt;=[.$K4]);[.CT$1];&quot;&quot;)">
            <text:p/>
          </table:table-cell>
          <table:table-cell table:style-name="ce17" table:formula="of:=IF(AND([.CU$1]&gt;=[.$L4];[.CU$1]&lt;=[.$K4]);[.CU$1];&quot;&quot;)">
            <text:p/>
          </table:table-cell>
          <table:table-cell table:style-name="ce17" table:formula="of:=IF(AND([.CV$1]&gt;=[.$L4];[.CV$1]&lt;=[.$K4]);[.CV$1];&quot;&quot;)">
            <text:p/>
          </table:table-cell>
          <table:table-cell table:style-name="ce17" table:formula="of:=IF(AND([.CW$1]&gt;=[.$L4];[.CW$1]&lt;=[.$K4]);[.CW$1];&quot;&quot;)">
            <text:p/>
          </table:table-cell>
          <table:table-cell table:style-name="ce17" table:formula="of:=IF(AND([.CX$1]&gt;=[.$L4];[.CX$1]&lt;=[.$K4]);[.CX$1];&quot;&quot;)">
            <text:p/>
          </table:table-cell>
          <table:table-cell table:style-name="ce17" table:formula="of:=IF(AND([.CY$1]&gt;=[.$L4];[.CY$1]&lt;=[.$K4]);[.CY$1];&quot;&quot;)">
            <text:p/>
          </table:table-cell>
          <table:table-cell table:style-name="ce17" table:formula="of:=IF(AND([.CZ$1]&gt;=[.$L4];[.CZ$1]&lt;=[.$K4]);[.CZ$1];&quot;&quot;)">
            <text:p/>
          </table:table-cell>
          <table:table-cell table:style-name="ce17" table:formula="of:=IF(AND([.DA$1]&gt;=[.$L4];[.DA$1]&lt;=[.$K4]);[.DA$1];&quot;&quot;)">
            <text:p/>
          </table:table-cell>
          <table:table-cell table:style-name="ce17" table:formula="of:=IF(AND([.DB$1]&gt;=[.$L4];[.DB$1]&lt;=[.$K4]);[.DB$1];&quot;&quot;)">
            <text:p/>
          </table:table-cell>
          <table:table-cell table:style-name="ce17" table:formula="of:=IF(AND([.DC$1]&gt;=[.$L4];[.DC$1]&lt;=[.$K4]);[.DC$1];&quot;&quot;)">
            <text:p/>
          </table:table-cell>
          <table:table-cell table:style-name="ce17" table:formula="of:=IF(AND([.DD$1]&gt;=[.$L4];[.DD$1]&lt;=[.$K4]);[.DD$1];&quot;&quot;)">
            <text:p/>
          </table:table-cell>
          <table:table-cell table:style-name="ce17" table:formula="of:=IF(AND([.DE$1]&gt;=[.$L4];[.DE$1]&lt;=[.$K4]);[.DE$1];&quot;&quot;)">
            <text:p/>
          </table:table-cell>
          <table:table-cell table:style-name="ce17" table:formula="of:=IF(AND([.DF$1]&gt;=[.$L4];[.DF$1]&lt;=[.$K4]);[.DF$1];&quot;&quot;)">
            <text:p/>
          </table:table-cell>
          <table:table-cell table:style-name="ce17" table:formula="of:=IF(AND([.DG$1]&gt;=[.$L4];[.DG$1]&lt;=[.$K4]);[.DG$1];&quot;&quot;)">
            <text:p/>
          </table:table-cell>
          <table:table-cell table:style-name="ce17" table:formula="of:=IF(AND([.DH$1]&gt;=[.$L4];[.DH$1]&lt;=[.$K4]);[.DH$1];&quot;&quot;)">
            <text:p/>
          </table:table-cell>
          <table:table-cell table:style-name="ce17" table:formula="of:=IF(AND([.DI$1]&gt;=[.$L4];[.DI$1]&lt;=[.$K4]);[.DI$1];&quot;&quot;)">
            <text:p/>
          </table:table-cell>
          <table:table-cell table:style-name="ce17" table:formula="of:=IF(AND([.DJ$1]&gt;=[.$L4];[.DJ$1]&lt;=[.$K4]);[.DJ$1];&quot;&quot;)">
            <text:p/>
          </table:table-cell>
          <table:table-cell table:style-name="ce17" table:formula="of:=IF(AND([.DK$1]&gt;=[.$L4];[.DK$1]&lt;=[.$K4]);[.DK$1];&quot;&quot;)">
            <text:p/>
          </table:table-cell>
          <table:table-cell table:style-name="ce17" table:formula="of:=IF(AND([.DL$1]&gt;=[.$L4];[.DL$1]&lt;=[.$K4]);[.DL$1];&quot;&quot;)">
            <text:p/>
          </table:table-cell>
          <table:table-cell table:style-name="ce17" table:formula="of:=IF(AND([.DM$1]&gt;=[.$L4];[.DM$1]&lt;=[.$K4]);[.DM$1];&quot;&quot;)">
            <text:p/>
          </table:table-cell>
          <table:table-cell table:style-name="ce17" table:formula="of:=IF(AND([.DN$1]&gt;=[.$L4];[.DN$1]&lt;=[.$K4]);[.DN$1];&quot;&quot;)">
            <text:p/>
          </table:table-cell>
          <table:table-cell table:style-name="ce17" table:formula="of:=IF(AND([.DO$1]&gt;=[.$L4];[.DO$1]&lt;=[.$K4]);[.DO$1];&quot;&quot;)">
            <text:p/>
          </table:table-cell>
          <table:table-cell table:style-name="ce17" table:formula="of:=IF(AND([.DP$1]&gt;=[.$L4];[.DP$1]&lt;=[.$K4]);[.DP$1];&quot;&quot;)">
            <text:p/>
          </table:table-cell>
          <table:table-cell table:style-name="ce17" table:formula="of:=IF(AND([.DQ$1]&gt;=[.$L4];[.DQ$1]&lt;=[.$K4]);[.DQ$1];&quot;&quot;)">
            <text:p/>
          </table:table-cell>
          <table:table-cell table:style-name="ce17" table:formula="of:=IF(AND([.DR$1]&gt;=[.$L4];[.DR$1]&lt;=[.$K4]);[.DR$1];&quot;&quot;)">
            <text:p/>
          </table:table-cell>
          <table:table-cell table:style-name="ce17" table:formula="of:=IF(AND([.DS$1]&gt;=[.$L4];[.DS$1]&lt;=[.$K4]);[.DS$1];&quot;&quot;)">
            <text:p/>
          </table:table-cell>
          <table:table-cell table:style-name="ce17" table:formula="of:=IF(AND([.DT$1]&gt;=[.$L4];[.DT$1]&lt;=[.$K4]);[.DT$1];&quot;&quot;)">
            <text:p/>
          </table:table-cell>
          <table:table-cell table:style-name="ce17" table:formula="of:=IF(AND([.DU$1]&gt;=[.$L4];[.DU$1]&lt;=[.$K4]);[.DU$1];&quot;&quot;)">
            <text:p/>
          </table:table-cell>
          <table:table-cell table:style-name="ce17" table:formula="of:=IF(AND([.DV$1]&gt;=[.$L4];[.DV$1]&lt;=[.$K4]);[.DV$1];&quot;&quot;)">
            <text:p/>
          </table:table-cell>
          <table:table-cell table:style-name="ce17" table:formula="of:=IF(AND([.DW$1]&gt;=[.$L4];[.DW$1]&lt;=[.$K4]);[.DW$1];&quot;&quot;)">
            <text:p/>
          </table:table-cell>
          <table:table-cell table:style-name="ce17" table:formula="of:=IF(AND([.DX$1]&gt;=[.$L4];[.DX$1]&lt;=[.$K4]);[.DX$1];&quot;&quot;)">
            <text:p/>
          </table:table-cell>
          <table:table-cell table:style-name="ce17" table:formula="of:=IF(AND([.DY$1]&gt;=[.$L4];[.DY$1]&lt;=[.$K4]);[.DY$1];&quot;&quot;)">
            <text:p/>
          </table:table-cell>
          <table:table-cell table:style-name="ce17" table:formula="of:=IF(AND([.DZ$1]&gt;=[.$L4];[.DZ$1]&lt;=[.$K4]);[.DZ$1];&quot;&quot;)">
            <text:p/>
          </table:table-cell>
          <table:table-cell table:style-name="ce17" table:formula="of:=IF(AND([.EA$1]&gt;=[.$L4];[.EA$1]&lt;=[.$K4]);[.EA$1];&quot;&quot;)">
            <text:p/>
          </table:table-cell>
          <table:table-cell table:style-name="ce17" table:formula="of:=IF(AND([.EB$1]&gt;=[.$L4];[.EB$1]&lt;=[.$K4]);[.EB$1];&quot;&quot;)">
            <text:p/>
          </table:table-cell>
          <table:table-cell table:style-name="ce17" table:formula="of:=IF(AND([.EC$1]&gt;=[.$L4];[.EC$1]&lt;=[.$K4]);[.EC$1];&quot;&quot;)">
            <text:p/>
          </table:table-cell>
          <table:table-cell table:style-name="ce17" table:formula="of:=IF(AND([.ED$1]&gt;=[.$L4];[.ED$1]&lt;=[.$K4]);[.ED$1];&quot;&quot;)">
            <text:p/>
          </table:table-cell>
          <table:table-cell table:style-name="ce17" table:formula="of:=IF(AND([.EE$1]&gt;=[.$L4];[.EE$1]&lt;=[.$K4]);[.EE$1];&quot;&quot;)">
            <text:p/>
          </table:table-cell>
          <table:table-cell table:style-name="ce17" table:formula="of:=IF(AND([.EF$1]&gt;=[.$L4];[.EF$1]&lt;=[.$K4]);[.EF$1];&quot;&quot;)">
            <text:p/>
          </table:table-cell>
          <table:table-cell table:style-name="ce17" table:formula="of:=IF(AND([.EG$1]&gt;=[.$L4];[.EG$1]&lt;=[.$K4]);[.EG$1];&quot;&quot;)">
            <text:p/>
          </table:table-cell>
          <table:table-cell table:style-name="ce17" table:formula="of:=IF(AND([.EH$1]&gt;=[.$L4];[.EH$1]&lt;=[.$K4]);[.EH$1];&quot;&quot;)">
            <text:p/>
          </table:table-cell>
          <table:table-cell table:style-name="ce17" table:formula="of:=IF(AND([.EI$1]&gt;=[.$L4];[.EI$1]&lt;=[.$K4]);[.EI$1];&quot;&quot;)">
            <text:p/>
          </table:table-cell>
          <table:table-cell table:style-name="ce17" table:formula="of:=IF(AND([.EJ$1]&gt;=[.$L4];[.EJ$1]&lt;=[.$K4]);[.EJ$1];&quot;&quot;)">
            <text:p/>
          </table:table-cell>
          <table:table-cell table:style-name="ce17" table:formula="of:=IF(AND([.EK$1]&gt;=[.$L4];[.EK$1]&lt;=[.$K4]);[.EK$1];&quot;&quot;)">
            <text:p/>
          </table:table-cell>
          <table:table-cell table:style-name="ce17" table:formula="of:=IF(AND([.EL$1]&gt;=[.$L4];[.EL$1]&lt;=[.$K4]);[.EL$1];&quot;&quot;)">
            <text:p/>
          </table:table-cell>
          <table:table-cell table:style-name="ce17" table:formula="of:=IF(AND([.EM$1]&gt;=[.$L4];[.EM$1]&lt;=[.$K4]);[.EM$1];&quot;&quot;)">
            <text:p/>
          </table:table-cell>
          <table:table-cell table:style-name="ce17" table:formula="of:=IF(AND([.EN$1]&gt;=[.$L4];[.EN$1]&lt;=[.$K4]);[.EN$1];&quot;&quot;)">
            <text:p/>
          </table:table-cell>
          <table:table-cell table:style-name="ce17" table:formula="of:=IF(AND([.EO$1]&gt;=[.$L4];[.EO$1]&lt;=[.$K4]);[.EO$1];&quot;&quot;)">
            <text:p/>
          </table:table-cell>
          <table:table-cell table:style-name="ce17" table:formula="of:=IF(AND([.EP$1]&gt;=[.$L4];[.EP$1]&lt;=[.$K4]);[.EP$1];&quot;&quot;)">
            <text:p/>
          </table:table-cell>
          <table:table-cell table:style-name="ce17" table:formula="of:=IF(AND([.EQ$1]&gt;=[.$L4];[.EQ$1]&lt;=[.$K4]);[.EQ$1];&quot;&quot;)">
            <text:p/>
          </table:table-cell>
          <table:table-cell table:style-name="ce17" table:formula="of:=IF(AND([.ER$1]&gt;=[.$L4];[.ER$1]&lt;=[.$K4]);[.ER$1];&quot;&quot;)">
            <text:p/>
          </table:table-cell>
          <table:table-cell table:style-name="ce17" table:formula="of:=IF(AND([.ES$1]&gt;=[.$L4];[.ES$1]&lt;=[.$K4]);[.ES$1];&quot;&quot;)">
            <text:p/>
          </table:table-cell>
          <table:table-cell table:style-name="ce17" table:formula="of:=IF(AND([.ET$1]&gt;=[.$L4];[.ET$1]&lt;=[.$K4]);[.ET$1];&quot;&quot;)">
            <text:p/>
          </table:table-cell>
          <table:table-cell table:style-name="ce17" table:formula="of:=IF(AND([.EU$1]&gt;=[.$L4];[.EU$1]&lt;=[.$K4]);[.EU$1];&quot;&quot;)">
            <text:p/>
          </table:table-cell>
          <table:table-cell table:style-name="ce17" table:formula="of:=IF(AND([.EV$1]&gt;=[.$L4];[.EV$1]&lt;=[.$K4]);[.EV$1];&quot;&quot;)">
            <text:p/>
          </table:table-cell>
          <table:table-cell table:style-name="ce17" table:formula="of:=IF(AND([.EW$1]&gt;=[.$L4];[.EW$1]&lt;=[.$K4]);[.EW$1];&quot;&quot;)">
            <text:p/>
          </table:table-cell>
          <table:table-cell table:style-name="ce19" table:formula="of:=IF(AND([.EX$1]&gt;=[.$L4];[.EX$1]&lt;=[.$K4]);[.EX$1];&quot;&quot;)">
            <text:p/>
          </table:table-cell>
          <table:table-cell table:style-name="ce19" table:formula="of:=IF(AND([.EY$1]&gt;=[.$L4];[.EY$1]&lt;=[.$K4]);[.EY$1];&quot;&quot;)">
            <text:p/>
          </table:table-cell>
          <table:table-cell table:style-name="ce19" table:formula="of:=IF(AND([.EZ$1]&gt;=[.$L4];[.EZ$1]&lt;=[.$K4]);[.EZ$1];&quot;&quot;)">
            <text:p/>
          </table:table-cell>
          <table:table-cell table:style-name="ce19" table:formula="of:=IF(AND([.FA$1]&gt;=[.$L4];[.FA$1]&lt;=[.$K4]);[.FA$1];&quot;&quot;)">
            <text:p/>
          </table:table-cell>
          <table:table-cell table:style-name="ce19" table:formula="of:=IF(AND([.FB$1]&gt;=[.$L4];[.FB$1]&lt;=[.$K4]);[.FB$1];&quot;&quot;)">
            <text:p/>
          </table:table-cell>
          <table:table-cell table:style-name="ce19" table:formula="of:=IF(AND([.FC$1]&gt;=[.$L4];[.FC$1]&lt;=[.$K4]);[.FC$1];&quot;&quot;)">
            <text:p/>
          </table:table-cell>
          <table:table-cell table:style-name="ce19" table:formula="of:=IF(AND([.FD$1]&gt;=[.$L4];[.FD$1]&lt;=[.$K4]);[.FD$1];&quot;&quot;)">
            <text:p/>
          </table:table-cell>
          <table:table-cell table:style-name="ce19" table:formula="of:=IF(AND([.FE$1]&gt;=[.$L4];[.FE$1]&lt;=[.$K4]);[.FE$1];&quot;&quot;)">
            <text:p/>
          </table:table-cell>
          <table:table-cell table:style-name="ce19" table:formula="of:=IF(AND([.FF$1]&gt;=[.$L4];[.FF$1]&lt;=[.$K4]);[.FF$1];&quot;&quot;)">
            <text:p/>
          </table:table-cell>
          <table:table-cell table:style-name="ce19" table:formula="of:=IF(AND([.FG$1]&gt;=[.$L4];[.FG$1]&lt;=[.$K4]);[.FG$1];&quot;&quot;)">
            <text:p/>
          </table:table-cell>
          <table:table-cell table:style-name="ce19" table:formula="of:=IF(AND([.FH$1]&gt;=[.$L4];[.FH$1]&lt;=[.$K4]);[.FH$1];&quot;&quot;)">
            <text:p/>
          </table:table-cell>
          <table:table-cell table:style-name="ce19" table:formula="of:=IF(AND([.FI$1]&gt;=[.$L4];[.FI$1]&lt;=[.$K4]);[.FI$1];&quot;&quot;)">
            <text:p/>
          </table:table-cell>
          <table:table-cell table:style-name="ce22" table:formula="of:=IF(AND([.FJ$1]&gt;=[.$L4];[.FJ$1]&lt;=[.$K4]);[.FJ$1];&quot;&quot;)">
            <text:p/>
          </table:table-cell>
          <table:table-cell table:style-name="ce22" table:formula="of:=IF(AND([.FK$1]&gt;=[.$L4];[.FK$1]&lt;=[.$K4]);[.FK$1];&quot;&quot;)">
            <text:p/>
          </table:table-cell>
          <table:table-cell table:style-name="ce22" table:formula="of:=IF(AND([.FL$1]&gt;=[.$L4];[.FL$1]&lt;=[.$K4]);[.FL$1];&quot;&quot;)">
            <text:p/>
          </table:table-cell>
          <table:table-cell table:style-name="ce22" table:formula="of:=IF(AND([.FM$1]&gt;=[.$L4];[.FM$1]&lt;=[.$K4]);[.FM$1];&quot;&quot;)">
            <text:p/>
          </table:table-cell>
          <table:table-cell table:style-name="ce22" table:formula="of:=IF(AND([.FN$1]&gt;=[.$L4];[.FN$1]&lt;=[.$K4]);[.FN$1];&quot;&quot;)">
            <text:p/>
          </table:table-cell>
          <table:table-cell table:style-name="ce22" table:formula="of:=IF(AND([.FO$1]&gt;=[.$L4];[.FO$1]&lt;=[.$K4]);[.FO$1];&quot;&quot;)">
            <text:p/>
          </table:table-cell>
          <table:table-cell table:style-name="ce22" table:formula="of:=IF(AND([.FP$1]&gt;=[.$L4];[.FP$1]&lt;=[.$K4]);[.FP$1];&quot;&quot;)">
            <text:p/>
          </table:table-cell>
          <table:table-cell table:style-name="ce22" table:formula="of:=IF(AND([.FQ$1]&gt;=[.$L4];[.FQ$1]&lt;=[.$K4]);[.FQ$1];&quot;&quot;)">
            <text:p/>
          </table:table-cell>
          <table:table-cell table:style-name="ce22" table:formula="of:=IF(AND([.FR$1]&gt;=[.$L4];[.FR$1]&lt;=[.$K4]);[.FR$1];&quot;&quot;)">
            <text:p/>
          </table:table-cell>
          <table:table-cell table:style-name="ce22" table:formula="of:=IF(AND([.FS$1]&gt;=[.$L4];[.FS$1]&lt;=[.$K4]);[.FS$1];&quot;&quot;)">
            <text:p/>
          </table:table-cell>
          <table:table-cell table:style-name="ce22" table:formula="of:=IF(AND([.FT$1]&gt;=[.$L4];[.FT$1]&lt;=[.$K4]);[.FT$1];&quot;&quot;)">
            <text:p/>
          </table:table-cell>
          <table:table-cell table:style-name="ce22" table:formula="of:=IF(AND([.FU$1]&gt;=[.$L4];[.FU$1]&lt;=[.$K4]);[.FU$1];&quot;&quot;)">
            <text:p/>
          </table:table-cell>
          <table:table-cell table:style-name="ce22" table:formula="of:=IF(AND([.FV$1]&gt;=[.$L4];[.FV$1]&lt;=[.$K4]);[.FV$1];&quot;&quot;)">
            <text:p/>
          </table:table-cell>
          <table:table-cell table:style-name="ce22" table:formula="of:=IF(AND([.FW$1]&gt;=[.$L4];[.FW$1]&lt;=[.$K4]);[.FW$1];&quot;&quot;)">
            <text:p/>
          </table:table-cell>
          <table:table-cell table:style-name="ce22" table:formula="of:=IF(AND([.FX$1]&gt;=[.$L4];[.FX$1]&lt;=[.$K4]);[.FX$1];&quot;&quot;)">
            <text:p/>
          </table:table-cell>
          <table:table-cell table:style-name="ce22" table:formula="of:=IF(AND([.FY$1]&gt;=[.$L4];[.FY$1]&lt;=[.$K4]);[.FY$1];&quot;&quot;)">
            <text:p/>
          </table:table-cell>
          <table:table-cell table:style-name="ce22" table:formula="of:=IF(AND([.FZ$1]&gt;=[.$L4];[.FZ$1]&lt;=[.$K4]);[.FZ$1];&quot;&quot;)">
            <text:p/>
          </table:table-cell>
          <table:table-cell table:style-name="ce22" table:formula="of:=IF(AND([.GA$1]&gt;=[.$L4];[.GA$1]&lt;=[.$K4]);[.GA$1];&quot;&quot;)">
            <text:p/>
          </table:table-cell>
          <table:table-cell table:style-name="ce22" table:formula="of:=IF(AND([.GB$1]&gt;=[.$L4];[.GB$1]&lt;=[.$K4]);[.GB$1];&quot;&quot;)">
            <text:p/>
          </table:table-cell>
          <table:table-cell table:style-name="ce22" table:formula="of:=IF(AND([.GC$1]&gt;=[.$L4];[.GC$1]&lt;=[.$K4]);[.GC$1];&quot;&quot;)">
            <text:p/>
          </table:table-cell>
          <table:table-cell table:style-name="ce22" table:formula="of:=IF(AND([.GD$1]&gt;=[.$L4];[.GD$1]&lt;=[.$K4]);[.GD$1];&quot;&quot;)">
            <text:p/>
          </table:table-cell>
          <table:table-cell table:style-name="ce22" table:formula="of:=IF(AND([.GE$1]&gt;=[.$L4];[.GE$1]&lt;=[.$K4]);[.GE$1];&quot;&quot;)">
            <text:p/>
          </table:table-cell>
          <table:table-cell table:style-name="ce22" table:formula="of:=IF(AND([.GF$1]&gt;=[.$L4];[.GF$1]&lt;=[.$K4]);[.GF$1];&quot;&quot;)">
            <text:p/>
          </table:table-cell>
          <table:table-cell table:style-name="ce22" table:formula="of:=IF(AND([.GG$1]&gt;=[.$L4];[.GG$1]&lt;=[.$K4]);[.GG$1];&quot;&quot;)">
            <text:p/>
          </table:table-cell>
          <table:table-cell table:style-name="ce22" table:formula="of:=IF(AND([.GH$1]&gt;=[.$L4];[.GH$1]&lt;=[.$K4]);[.GH$1];&quot;&quot;)">
            <text:p/>
          </table:table-cell>
          <table:table-cell table:style-name="ce22" table:formula="of:=IF(AND([.GI$1]&gt;=[.$L4];[.GI$1]&lt;=[.$K4]);[.GI$1];&quot;&quot;)">
            <text:p/>
          </table:table-cell>
          <table:table-cell table:style-name="ce22" table:formula="of:=IF(AND([.GJ$1]&gt;=[.$L4];[.GJ$1]&lt;=[.$K4]);[.GJ$1];&quot;&quot;)">
            <text:p/>
          </table:table-cell>
          <table:table-cell table:style-name="ce22" table:formula="of:=IF(AND([.GK$1]&gt;=[.$L4];[.GK$1]&lt;=[.$K4]);[.GK$1];&quot;&quot;)">
            <text:p/>
          </table:table-cell>
          <table:table-cell table:style-name="ce22" table:formula="of:=IF(AND([.GL$1]&gt;=[.$L4];[.GL$1]&lt;=[.$K4]);[.GL$1];&quot;&quot;)">
            <text:p/>
          </table:table-cell>
          <table:table-cell table:style-name="ce22" table:formula="of:=IF(AND([.GM$1]&gt;=[.$L4];[.GM$1]&lt;=[.$K4]);[.GM$1];&quot;&quot;)">
            <text:p/>
          </table:table-cell>
          <table:table-cell table:style-name="ce22" table:formula="of:=IF(AND([.GN$1]&gt;=[.$L4];[.GN$1]&lt;=[.$K4]);[.GN$1];&quot;&quot;)">
            <text:p/>
          </table:table-cell>
          <table:table-cell table:style-name="ce22" table:formula="of:=IF(AND([.GO$1]&gt;=[.$L4];[.GO$1]&lt;=[.$K4]);[.GO$1];&quot;&quot;)">
            <text:p/>
          </table:table-cell>
          <table:table-cell table:style-name="ce22" table:formula="of:=IF(AND([.GP$1]&gt;=[.$L4];[.GP$1]&lt;=[.$K4]);[.GP$1];&quot;&quot;)">
            <text:p/>
          </table:table-cell>
          <table:table-cell table:style-name="ce22" table:formula="of:=IF(AND([.GQ$1]&gt;=[.$L4];[.GQ$1]&lt;=[.$K4]);[.GQ$1];&quot;&quot;)">
            <text:p/>
          </table:table-cell>
          <table:table-cell table:style-name="ce22" table:formula="of:=IF(AND([.GR$1]&gt;=[.$L4];[.GR$1]&lt;=[.$K4]);[.GR$1];&quot;&quot;)">
            <text:p/>
          </table:table-cell>
          <table:table-cell table:style-name="ce22" table:formula="of:=IF(AND([.GS$1]&gt;=[.$L4];[.GS$1]&lt;=[.$K4]);[.GS$1];&quot;&quot;)">
            <text:p/>
          </table:table-cell>
          <table:table-cell table:style-name="ce22" table:formula="of:=IF(AND([.GT$1]&gt;=[.$L4];[.GT$1]&lt;=[.$K4]);[.GT$1];&quot;&quot;)">
            <text:p/>
          </table:table-cell>
          <table:table-cell table:style-name="ce22" table:formula="of:=IF(AND([.GU$1]&gt;=[.$L4];[.GU$1]&lt;=[.$K4]);[.GU$1];&quot;&quot;)">
            <text:p/>
          </table:table-cell>
          <table:table-cell table:style-name="ce22" table:formula="of:=IF(AND([.GV$1]&gt;=[.$L4];[.GV$1]&lt;=[.$K4]);[.GV$1];&quot;&quot;)">
            <text:p/>
          </table:table-cell>
          <table:table-cell table:style-name="ce22" table:formula="of:=IF(AND([.GW$1]&gt;=[.$L4];[.GW$1]&lt;=[.$K4]);[.GW$1];&quot;&quot;)">
            <text:p/>
          </table:table-cell>
          <table:table-cell table:style-name="ce22" table:formula="of:=IF(AND([.GX$1]&gt;=[.$L4];[.GX$1]&lt;=[.$K4]);[.GX$1];&quot;&quot;)">
            <text:p/>
          </table:table-cell>
          <table:table-cell table:style-name="ce22" table:formula="of:=IF(AND([.GY$1]&gt;=[.$L4];[.GY$1]&lt;=[.$K4]);[.GY$1];&quot;&quot;)">
            <text:p/>
          </table:table-cell>
          <table:table-cell table:style-name="ce22" table:formula="of:=IF(AND([.GZ$1]&gt;=[.$L4];[.GZ$1]&lt;=[.$K4]);[.GZ$1];&quot;&quot;)">
            <text:p/>
          </table:table-cell>
          <table:table-cell table:style-name="ce22" table:formula="of:=IF(AND([.HA$1]&gt;=[.$L4];[.HA$1]&lt;=[.$K4]);[.HA$1];&quot;&quot;)">
            <text:p/>
          </table:table-cell>
          <table:table-cell table:style-name="ce22" table:formula="of:=IF(AND([.HB$1]&gt;=[.$L4];[.HB$1]&lt;=[.$K4]);[.HB$1];&quot;&quot;)">
            <text:p/>
          </table:table-cell>
          <table:table-cell table:style-name="ce22" table:formula="of:=IF(AND([.HC$1]&gt;=[.$L4];[.HC$1]&lt;=[.$K4]);[.HC$1];&quot;&quot;)">
            <text:p/>
          </table:table-cell>
          <table:table-cell table:style-name="ce24" table:formula="of:=IF(AND([.HD$1]&gt;=[.$L4];[.HD$1]&lt;=[.$K4]);[.HD$1];&quot;&quot;)">
            <text:p/>
          </table:table-cell>
          <table:table-cell table:style-name="ce24" table:formula="of:=IF(AND([.HE$1]&gt;=[.$L4];[.HE$1]&lt;=[.$K4]);[.HE$1];&quot;&quot;)">
            <text:p/>
          </table:table-cell>
          <table:table-cell table:style-name="ce24" table:formula="of:=IF(AND([.HF$1]&gt;=[.$L4];[.HF$1]&lt;=[.$K4]);[.HF$1];&quot;&quot;)">
            <text:p/>
          </table:table-cell>
          <table:table-cell table:style-name="ce24" table:formula="of:=IF(AND([.HG$1]&gt;=[.$L4];[.HG$1]&lt;=[.$K4]);[.HG$1];&quot;&quot;)">
            <text:p/>
          </table:table-cell>
          <table:table-cell table:style-name="ce26" table:formula="of:=IF(AND([.HH$1]&gt;=[.$L4];[.HH$1]&lt;=[.$K4]);[.HH$1];&quot;&quot;)">
            <text:p/>
          </table:table-cell>
          <table:table-cell table:style-name="ce26" table:formula="of:=IF(AND([.HI$1]&gt;=[.$L4];[.HI$1]&lt;=[.$K4]);[.HI$1];&quot;&quot;)">
            <text:p/>
          </table:table-cell>
          <table:table-cell table:style-name="ce26" table:formula="of:=IF(AND([.HJ$1]&gt;=[.$L4];[.HJ$1]&lt;=[.$K4]);[.HJ$1];&quot;&quot;)">
            <text:p/>
          </table:table-cell>
          <table:table-cell table:style-name="ce26" table:formula="of:=IF(AND([.HK$1]&gt;=[.$L4];[.HK$1]&lt;=[.$K4]);[.HK$1];&quot;&quot;)">
            <text:p/>
          </table:table-cell>
          <table:table-cell table:style-name="ce26" table:formula="of:=IF(AND([.HL$1]&gt;=[.$L4];[.HL$1]&lt;=[.$K4]);[.HL$1];&quot;&quot;)">
            <text:p/>
          </table:table-cell>
          <table:table-cell table:style-name="ce26" table:formula="of:=IF(AND([.HM$1]&gt;=[.$L4];[.HM$1]&lt;=[.$K4]);[.HM$1];&quot;&quot;)">
            <text:p/>
          </table:table-cell>
          <table:table-cell table:style-name="ce26" table:formula="of:=IF(AND([.HN$1]&gt;=[.$L4];[.HN$1]&lt;=[.$K4]);[.HN$1];&quot;&quot;)">
            <text:p/>
          </table:table-cell>
          <table:table-cell table:style-name="ce26" table:formula="of:=IF(AND([.HO$1]&gt;=[.$L4];[.HO$1]&lt;=[.$K4]);[.HO$1];&quot;&quot;)">
            <text:p/>
          </table:table-cell>
          <table:table-cell table:style-name="ce26" table:formula="of:=IF(AND([.HP$1]&gt;=[.$L4];[.HP$1]&lt;=[.$K4]);[.HP$1];&quot;&quot;)">
            <text:p/>
          </table:table-cell>
          <table:table-cell table:style-name="ce26" table:formula="of:=IF(AND([.HQ$1]&gt;=[.$L4];[.HQ$1]&lt;=[.$K4]);[.HQ$1];&quot;&quot;)">
            <text:p/>
          </table:table-cell>
          <table:table-cell table:style-name="ce26" table:formula="of:=IF(AND([.HR$1]&gt;=[.$L4];[.HR$1]&lt;=[.$K4]);[.HR$1];&quot;&quot;)">
            <text:p/>
          </table:table-cell>
          <table:table-cell table:style-name="ce26" table:formula="of:=IF(AND([.HS$1]&gt;=[.$L4];[.HS$1]&lt;=[.$K4]);[.HS$1];&quot;&quot;)">
            <text:p/>
          </table:table-cell>
          <table:table-cell table:style-name="ce26" table:formula="of:=IF(AND([.HT$1]&gt;=[.$L4];[.HT$1]&lt;=[.$K4]);[.HT$1];&quot;&quot;)">
            <text:p/>
          </table:table-cell>
          <table:table-cell table:style-name="ce26" table:formula="of:=IF(AND([.HU$1]&gt;=[.$L4];[.HU$1]&lt;=[.$K4]);[.HU$1];&quot;&quot;)">
            <text:p/>
          </table:table-cell>
          <table:table-cell table:style-name="ce26" table:formula="of:=IF(AND([.HV$1]&gt;=[.$L4];[.HV$1]&lt;=[.$K4]);[.HV$1];&quot;&quot;)">
            <text:p/>
          </table:table-cell>
          <table:table-cell table:style-name="ce26" table:formula="of:=IF(AND([.HW$1]&gt;=[.$L4];[.HW$1]&lt;=[.$K4]);[.HW$1];&quot;&quot;)">
            <text:p/>
          </table:table-cell>
          <table:table-cell table:style-name="ce26" table:formula="of:=IF(AND([.HX$1]&gt;=[.$L4];[.HX$1]&lt;=[.$K4]);[.HX$1];&quot;&quot;)">
            <text:p/>
          </table:table-cell>
          <table:table-cell table:style-name="ce26" table:formula="of:=IF(AND([.HY$1]&gt;=[.$L4];[.HY$1]&lt;=[.$K4]);[.HY$1];&quot;&quot;)">
            <text:p/>
          </table:table-cell>
          <table:table-cell table:style-name="ce26" table:formula="of:=IF(AND([.HZ$1]&gt;=[.$L4];[.HZ$1]&lt;=[.$K4]);[.HZ$1];&quot;&quot;)">
            <text:p/>
          </table:table-cell>
          <table:table-cell table:style-name="ce26" table:formula="of:=IF(AND([.IA$1]&gt;=[.$L4];[.IA$1]&lt;=[.$K4]);[.IA$1];&quot;&quot;)">
            <text:p/>
          </table:table-cell>
          <table:table-cell table:style-name="ce26" table:formula="of:=IF(AND([.IB$1]&gt;=[.$L4];[.IB$1]&lt;=[.$K4]);[.IB$1];&quot;&quot;)">
            <text:p/>
          </table:table-cell>
          <table:table-cell table:style-name="ce26" table:formula="of:=IF(AND([.IC$1]&gt;=[.$L4];[.IC$1]&lt;=[.$K4]);[.IC$1];&quot;&quot;)">
            <text:p/>
          </table:table-cell>
          <table:table-cell table:style-name="ce26" table:formula="of:=IF(AND([.ID$1]&gt;=[.$L4];[.ID$1]&lt;=[.$K4]);[.ID$1];&quot;&quot;)">
            <text:p/>
          </table:table-cell>
          <table:table-cell table:style-name="ce26" table:formula="of:=IF(AND([.IE$1]&gt;=[.$L4];[.IE$1]&lt;=[.$K4]);[.IE$1];&quot;&quot;)">
            <text:p/>
          </table:table-cell>
          <table:table-cell table:style-name="ce26" table:formula="of:=IF(AND([.IF$1]&gt;=[.$L4];[.IF$1]&lt;=[.$K4]);[.IF$1];&quot;&quot;)">
            <text:p/>
          </table:table-cell>
          <table:table-cell table:style-name="ce26" table:formula="of:=IF(AND([.IG$1]&gt;=[.$L4];[.IG$1]&lt;=[.$K4]);[.IG$1];&quot;&quot;)">
            <text:p/>
          </table:table-cell>
          <table:table-cell table:style-name="ce26" table:formula="of:=IF(AND([.IH$1]&gt;=[.$L4];[.IH$1]&lt;=[.$K4]);[.IH$1];&quot;&quot;)">
            <text:p/>
          </table:table-cell>
          <table:table-cell table:style-name="ce26" table:formula="of:=IF(AND([.II$1]&gt;=[.$L4];[.II$1]&lt;=[.$K4]);[.II$1];&quot;&quot;)">
            <text:p/>
          </table:table-cell>
          <table:table-cell table:style-name="ce26" table:formula="of:=IF(AND([.IJ$1]&gt;=[.$L4];[.IJ$1]&lt;=[.$K4]);[.IJ$1];&quot;&quot;)">
            <text:p/>
          </table:table-cell>
          <table:table-cell table:style-name="ce26" table:formula="of:=IF(AND([.IK$1]&gt;=[.$L4];[.IK$1]&lt;=[.$K4]);[.IK$1];&quot;&quot;)">
            <text:p/>
          </table:table-cell>
          <table:table-cell table:style-name="ce26" table:formula="of:=IF(AND([.IL$1]&gt;=[.$L4];[.IL$1]&lt;=[.$K4]);[.IL$1];&quot;&quot;)">
            <text:p/>
          </table:table-cell>
          <table:table-cell table:style-name="ce26" table:formula="of:=IF(AND([.IM$1]&gt;=[.$L4];[.IM$1]&lt;=[.$K4]);[.IM$1];&quot;&quot;)">
            <text:p/>
          </table:table-cell>
          <table:table-cell table:style-name="ce26" table:formula="of:=IF(AND([.IN$1]&gt;=[.$L4];[.IN$1]&lt;=[.$K4]);[.IN$1];&quot;&quot;)">
            <text:p/>
          </table:table-cell>
          <table:table-cell table:style-name="ce26" table:formula="of:=IF(AND([.IO$1]&gt;=[.$L4];[.IO$1]&lt;=[.$K4]);[.IO$1];&quot;&quot;)">
            <text:p/>
          </table:table-cell>
          <table:table-cell table:style-name="ce26" table:formula="of:=IF(AND([.IP$1]&gt;=[.$L4];[.IP$1]&lt;=[.$K4]);[.IP$1];&quot;&quot;)">
            <text:p/>
          </table:table-cell>
          <table:table-cell table:style-name="ce26" table:formula="of:=IF(AND([.IQ$1]&gt;=[.$L4];[.IQ$1]&lt;=[.$K4]);[.IQ$1];&quot;&quot;)">
            <text:p/>
          </table:table-cell>
          <table:table-cell table:style-name="ce26" table:formula="of:=IF(AND([.IR$1]&gt;=[.$L4];[.IR$1]&lt;=[.$K4]);[.IR$1];&quot;&quot;)">
            <text:p/>
          </table:table-cell>
          <table:table-cell table:style-name="ce26" table:formula="of:=IF(AND([.IS$1]&gt;=[.$L4];[.IS$1]&lt;=[.$K4]);[.IS$1];&quot;&quot;)">
            <text:p/>
          </table:table-cell>
          <table:table-cell table:style-name="ce26" table:formula="of:=IF(AND([.IT$1]&gt;=[.$L4];[.IT$1]&lt;=[.$K4]);[.IT$1];&quot;&quot;)">
            <text:p/>
          </table:table-cell>
          <table:table-cell table:style-name="ce26" table:formula="of:=IF(AND([.IU$1]&gt;=[.$L4];[.IU$1]&lt;=[.$K4]);[.IU$1];&quot;&quot;)">
            <text:p/>
          </table:table-cell>
          <table:table-cell table:style-name="ce26" table:formula="of:=IF(AND([.IV$1]&gt;=[.$L4];[.IV$1]&lt;=[.$K4]);[.IV$1];&quot;&quot;)">
            <text:p/>
          </table:table-cell>
          <table:table-cell table:style-name="ce26" table:formula="of:=IF(AND([.IW$1]&gt;=[.$L4];[.IW$1]&lt;=[.$K4]);[.IW$1];&quot;&quot;)">
            <text:p/>
          </table:table-cell>
          <table:table-cell table:style-name="ce26" table:formula="of:=IF(AND([.IX$1]&gt;=[.$L4];[.IX$1]&lt;=[.$K4]);[.IX$1];&quot;&quot;)">
            <text:p/>
          </table:table-cell>
          <table:table-cell table:style-name="ce26" table:formula="of:=IF(AND([.IY$1]&gt;=[.$L4];[.IY$1]&lt;=[.$K4]);[.IY$1];&quot;&quot;)">
            <text:p/>
          </table:table-cell>
          <table:table-cell table:style-name="ce26" table:formula="of:=IF(AND([.IZ$1]&gt;=[.$L4];[.IZ$1]&lt;=[.$K4]);[.IZ$1];&quot;&quot;)">
            <text:p/>
          </table:table-cell>
          <table:table-cell table:style-name="ce26" table:formula="of:=IF(AND([.JA$1]&gt;=[.$L4];[.JA$1]&lt;=[.$K4]);[.JA$1];&quot;&quot;)">
            <text:p/>
          </table:table-cell>
          <table:table-cell table:style-name="ce26" table:formula="of:=IF(AND([.JB$1]&gt;=[.$L4];[.JB$1]&lt;=[.$K4]);[.JB$1];&quot;&quot;)">
            <text:p/>
          </table:table-cell>
          <table:table-cell table:style-name="ce26" table:formula="of:=IF(AND([.JC$1]&gt;=[.$L4];[.JC$1]&lt;=[.$K4]);[.JC$1];&quot;&quot;)">
            <text:p/>
          </table:table-cell>
          <table:table-cell table:style-name="ce26" table:formula="of:=IF(AND([.JD$1]&gt;=[.$L4];[.JD$1]&lt;=[.$K4]);[.JD$1];&quot;&quot;)">
            <text:p/>
          </table:table-cell>
          <table:table-cell table:style-name="ce26" table:formula="of:=IF(AND([.JE$1]&gt;=[.$L4];[.JE$1]&lt;=[.$K4]);[.JE$1];&quot;&quot;)">
            <text:p/>
          </table:table-cell>
          <table:table-cell table:style-name="ce26" table:formula="of:=IF(AND([.JF$1]&gt;=[.$L4];[.JF$1]&lt;=[.$K4]);[.JF$1];&quot;&quot;)">
            <text:p/>
          </table:table-cell>
          <table:table-cell table:style-name="ce26" table:formula="of:=IF(AND([.JG$1]&gt;=[.$L4];[.JG$1]&lt;=[.$K4]);[.JG$1];&quot;&quot;)">
            <text:p/>
          </table:table-cell>
          <table:table-cell table:style-name="ce26" table:formula="of:=IF(AND([.JH$1]&gt;=[.$L4];[.JH$1]&lt;=[.$K4]);[.JH$1];&quot;&quot;)">
            <text:p/>
          </table:table-cell>
          <table:table-cell table:style-name="ce26" table:formula="of:=IF(AND([.JI$1]&gt;=[.$L4];[.JI$1]&lt;=[.$K4]);[.JI$1];&quot;&quot;)">
            <text:p/>
          </table:table-cell>
          <table:table-cell table:style-name="ce26" table:formula="of:=IF(AND([.JJ$1]&gt;=[.$L4];[.JJ$1]&lt;=[.$K4]);[.JJ$1];&quot;&quot;)">
            <text:p/>
          </table:table-cell>
          <table:table-cell table:style-name="ce26" table:formula="of:=IF(AND([.JK$1]&gt;=[.$L4];[.JK$1]&lt;=[.$K4]);[.JK$1];&quot;&quot;)">
            <text:p/>
          </table:table-cell>
          <table:table-cell table:style-name="ce26" table:formula="of:=IF(AND([.JL$1]&gt;=[.$L4];[.JL$1]&lt;=[.$K4]);[.JL$1];&quot;&quot;)">
            <text:p/>
          </table:table-cell>
          <table:table-cell table:style-name="ce28" table:formula="of:=IF(AND([.JM$1]&gt;=[.$L4];[.JM$1]&lt;=[.$K4]);[.JM$1];&quot;&quot;)">
            <text:p/>
          </table:table-cell>
          <table:table-cell table:style-name="ce28" table:formula="of:=IF(AND([.JN$1]&gt;=[.$L4];[.JN$1]&lt;=[.$K4]);[.JN$1];&quot;&quot;)">
            <text:p/>
          </table:table-cell>
          <table:table-cell table:style-name="ce28" table:formula="of:=IF(AND([.JO$1]&gt;=[.$L4];[.JO$1]&lt;=[.$K4]);[.JO$1];&quot;&quot;)">
            <text:p/>
          </table:table-cell>
          <table:table-cell table:style-name="ce28" table:formula="of:=IF(AND([.JP$1]&gt;=[.$L4];[.JP$1]&lt;=[.$K4]);[.JP$1];&quot;&quot;)">
            <text:p/>
          </table:table-cell>
          <table:table-cell table:style-name="ce28" table:formula="of:=IF(AND([.JQ$1]&gt;=[.$L4];[.JQ$1]&lt;=[.$K4]);[.JQ$1];&quot;&quot;)">
            <text:p/>
          </table:table-cell>
          <table:table-cell table:style-name="ce28" table:formula="of:=IF(AND([.JR$1]&gt;=[.$L4];[.JR$1]&lt;=[.$K4]);[.JR$1];&quot;&quot;)">
            <text:p/>
          </table:table-cell>
          <table:table-cell table:style-name="ce28" table:formula="of:=IF(AND([.JS$1]&gt;=[.$L4];[.JS$1]&lt;=[.$K4]);[.JS$1];&quot;&quot;)">
            <text:p/>
          </table:table-cell>
          <table:table-cell table:style-name="ce30" table:formula="of:=IF(AND([.JT$1]&gt;=[.$L4];[.JT$1]&lt;=[.$K4]);[.JT$1];&quot;&quot;)">
            <text:p/>
          </table:table-cell>
          <table:table-cell table:style-name="ce30" table:formula="of:=IF(AND([.JU$1]&gt;=[.$L4];[.JU$1]&lt;=[.$K4]);[.JU$1];&quot;&quot;)">
            <text:p/>
          </table:table-cell>
          <table:table-cell table:style-name="ce30" table:formula="of:=IF(AND([.JV$1]&gt;=[.$L4];[.JV$1]&lt;=[.$K4]);[.JV$1];&quot;&quot;)">
            <text:p/>
          </table:table-cell>
          <table:table-cell table:style-name="ce30" table:formula="of:=IF(AND([.JW$1]&gt;=[.$L4];[.JW$1]&lt;=[.$K4]);[.JW$1];&quot;&quot;)">
            <text:p/>
          </table:table-cell>
          <table:table-cell table:style-name="ce30" table:formula="of:=IF(AND([.JX$1]&gt;=[.$L4];[.JX$1]&lt;=[.$K4]);[.JX$1];&quot;&quot;)">
            <text:p/>
          </table:table-cell>
          <table:table-cell table:style-name="ce30" table:formula="of:=IF(AND([.JY$1]&gt;=[.$L4];[.JY$1]&lt;=[.$K4]);[.JY$1];&quot;&quot;)">
            <text:p/>
          </table:table-cell>
          <table:table-cell table:style-name="ce30" table:formula="of:=IF(AND([.JZ$1]&gt;=[.$L4];[.JZ$1]&lt;=[.$K4]);[.JZ$1];&quot;&quot;)">
            <text:p/>
          </table:table-cell>
          <table:table-cell table:style-name="ce30" table:formula="of:=IF(AND([.KA$1]&gt;=[.$L4];[.KA$1]&lt;=[.$K4]);[.KA$1];&quot;&quot;)">
            <text:p/>
          </table:table-cell>
          <table:table-cell table:style-name="ce32" table:formula="of:=IF(AND([.KB$1]&gt;=[.$L4];[.KB$1]&lt;=[.$K4]);[.KB$1];&quot;&quot;)">
            <text:p/>
          </table:table-cell>
          <table:table-cell table:style-name="ce32" table:formula="of:=IF(AND([.KC$1]&gt;=[.$L4];[.KC$1]&lt;=[.$K4]);[.KC$1];&quot;&quot;)">
            <text:p/>
          </table:table-cell>
          <table:table-cell table:style-name="ce32" table:formula="of:=IF(AND([.KD$1]&gt;=[.$L4];[.KD$1]&lt;=[.$K4]);[.KD$1];&quot;&quot;)">
            <text:p/>
          </table:table-cell>
          <table:table-cell table:style-name="ce32" table:formula="of:=IF(AND([.KE$1]&gt;=[.$L4];[.KE$1]&lt;=[.$K4]);[.KE$1];&quot;&quot;)">
            <text:p/>
          </table:table-cell>
          <table:table-cell table:style-name="ce32" table:formula="of:=IF(AND([.KF$1]&gt;=[.$L4];[.KF$1]&lt;=[.$K4]);[.KF$1];&quot;&quot;)">
            <text:p/>
          </table:table-cell>
          <table:table-cell table:style-name="ce32" table:formula="of:=IF(AND([.KG$1]&gt;=[.$L4];[.KG$1]&lt;=[.$K4]);[.KG$1];&quot;&quot;)">
            <text:p/>
          </table:table-cell>
          <table:table-cell table:style-name="ce32" table:formula="of:=IF(AND([.KH$1]&gt;=[.$L4];[.KH$1]&lt;=[.$K4]);[.KH$1];&quot;&quot;)">
            <text:p/>
          </table:table-cell>
          <table:table-cell table:style-name="ce32" table:formula="of:=IF(AND([.KI$1]&gt;=[.$L4];[.KI$1]&lt;=[.$K4]);[.KI$1];&quot;&quot;)">
            <text:p/>
          </table:table-cell>
          <table:table-cell table:style-name="ce32" table:formula="of:=IF(AND([.KJ$1]&gt;=[.$L4];[.KJ$1]&lt;=[.$K4]);[.KJ$1];&quot;&quot;)">
            <text:p/>
          </table:table-cell>
          <table:table-cell table:style-name="ce32" table:formula="of:=IF(AND([.KK$1]&gt;=[.$L4];[.KK$1]&lt;=[.$K4]);[.KK$1];&quot;&quot;)">
            <text:p/>
          </table:table-cell>
          <table:table-cell table:style-name="ce32" table:formula="of:=IF(AND([.KL$1]&gt;=[.$L4];[.KL$1]&lt;=[.$K4]);[.KL$1];&quot;&quot;)">
            <text:p/>
          </table:table-cell>
          <table:table-cell table:style-name="ce32" table:formula="of:=IF(AND([.KM$1]&gt;=[.$L4];[.KM$1]&lt;=[.$K4]);[.KM$1];&quot;&quot;)">
            <text:p/>
          </table:table-cell>
          <table:table-cell table:style-name="ce32" table:formula="of:=IF(AND([.KN$1]&gt;=[.$L4];[.KN$1]&lt;=[.$K4]);[.KN$1];&quot;&quot;)">
            <text:p/>
          </table:table-cell>
          <table:table-cell table:style-name="ce32" table:formula="of:=IF(AND([.KO$1]&gt;=[.$L4];[.KO$1]&lt;=[.$K4]);[.KO$1];&quot;&quot;)">
            <text:p/>
          </table:table-cell>
          <table:table-cell table:style-name="ce32" table:formula="of:=IF(AND([.KP$1]&gt;=[.$L4];[.KP$1]&lt;=[.$K4]);[.KP$1];&quot;&quot;)">
            <text:p/>
          </table:table-cell>
          <table:table-cell table:style-name="ce32" table:formula="of:=IF(AND([.KQ$1]&gt;=[.$L4];[.KQ$1]&lt;=[.$K4]);[.KQ$1];&quot;&quot;)">
            <text:p/>
          </table:table-cell>
          <table:table-cell table:style-name="ce32" table:formula="of:=IF(AND([.KR$1]&gt;=[.$L4];[.KR$1]&lt;=[.$K4]);[.KR$1];&quot;&quot;)">
            <text:p/>
          </table:table-cell>
          <table:table-cell table:style-name="ce32" table:formula="of:=IF(AND([.KS$1]&gt;=[.$L4];[.KS$1]&lt;=[.$K4]);[.KS$1];&quot;&quot;)">
            <text:p/>
          </table:table-cell>
          <table:table-cell table:style-name="ce34" table:formula="of:=IF(AND([.KT$1]&gt;=[.$L4];[.KT$1]&lt;=[.$K4]);[.KT$1];&quot;&quot;)">
            <text:p/>
          </table:table-cell>
          <table:table-cell table:style-name="ce34" table:formula="of:=IF(AND([.KU$1]&gt;=[.$L4];[.KU$1]&lt;=[.$K4]);[.KU$1];&quot;&quot;)">
            <text:p/>
          </table:table-cell>
          <table:table-cell table:style-name="ce34" table:formula="of:=IF(AND([.KV$1]&gt;=[.$L4];[.KV$1]&lt;=[.$K4]);[.KV$1];&quot;&quot;)">
            <text:p/>
          </table:table-cell>
          <table:table-cell table:style-name="ce34" table:formula="of:=IF(AND([.KW$1]&gt;=[.$L4];[.KW$1]&lt;=[.$K4]);[.KW$1];&quot;&quot;)">
            <text:p/>
          </table:table-cell>
          <table:table-cell table:style-name="ce34" table:formula="of:=IF(AND([.KX$1]&gt;=[.$L4];[.KX$1]&lt;=[.$K4]);[.KX$1];&quot;&quot;)">
            <text:p/>
          </table:table-cell>
          <table:table-cell table:style-name="ce34" table:formula="of:=IF(AND([.KY$1]&gt;=[.$L4];[.KY$1]&lt;=[.$K4]);[.KY$1];&quot;&quot;)">
            <text:p/>
          </table:table-cell>
          <table:table-cell table:style-name="ce34" table:formula="of:=IF(AND([.KZ$1]&gt;=[.$L4];[.KZ$1]&lt;=[.$K4]);[.KZ$1];&quot;&quot;)">
            <text:p/>
          </table:table-cell>
          <table:table-cell table:style-name="ce34" table:formula="of:=IF(AND([.LA$1]&gt;=[.$L4];[.LA$1]&lt;=[.$K4]);[.LA$1];&quot;&quot;)">
            <text:p/>
          </table:table-cell>
          <table:table-cell table:style-name="ce34" table:formula="of:=IF(AND([.LB$1]&gt;=[.$L4];[.LB$1]&lt;=[.$K4]);[.LB$1];&quot;&quot;)">
            <text:p/>
          </table:table-cell>
          <table:table-cell table:style-name="ce34" table:formula="of:=IF(AND([.LC$1]&gt;=[.$L4];[.LC$1]&lt;=[.$K4]);[.LC$1];&quot;&quot;)">
            <text:p/>
          </table:table-cell>
          <table:table-cell table:style-name="ce34" table:formula="of:=IF(AND([.LD$1]&gt;=[.$L4];[.LD$1]&lt;=[.$K4]);[.LD$1];&quot;&quot;)">
            <text:p/>
          </table:table-cell>
          <table:table-cell table:style-name="ce34" table:formula="of:=IF(AND([.LE$1]&gt;=[.$L4];[.LE$1]&lt;=[.$K4]);[.LE$1];&quot;&quot;)">
            <text:p/>
          </table:table-cell>
          <table:table-cell table:style-name="ce34" table:formula="of:=IF(AND([.LF$1]&gt;=[.$L4];[.LF$1]&lt;=[.$K4]);[.LF$1];&quot;&quot;)">
            <text:p/>
          </table:table-cell>
          <table:table-cell table:style-name="ce34" table:formula="of:=IF(AND([.LG$1]&gt;=[.$L4];[.LG$1]&lt;=[.$K4]);[.LG$1];&quot;&quot;)">
            <text:p/>
          </table:table-cell>
          <table:table-cell table:style-name="ce34" table:formula="of:=IF(AND([.LH$1]&gt;=[.$L4];[.LH$1]&lt;=[.$K4]);[.LH$1];&quot;&quot;)">
            <text:p/>
          </table:table-cell>
          <table:table-cell table:style-name="ce36" table:formula="of:=IF(AND([.LI$1]&gt;=[.$L4];[.LI$1]&lt;=[.$K4]);[.LI$1];&quot;&quot;)">
            <text:p/>
          </table:table-cell>
          <table:table-cell table:style-name="ce36" table:formula="of:=IF(AND([.LJ$1]&gt;=[.$L4];[.LJ$1]&lt;=[.$K4]);[.LJ$1];&quot;&quot;)">
            <text:p/>
          </table:table-cell>
          <table:table-cell table:style-name="ce36" table:formula="of:=IF(AND([.LK$1]&gt;=[.$L4];[.LK$1]&lt;=[.$K4]);[.LK$1];&quot;&quot;)">
            <text:p/>
          </table:table-cell>
          <table:table-cell table:style-name="ce36" table:formula="of:=IF(AND([.LL$1]&gt;=[.$L4];[.LL$1]&lt;=[.$K4]);[.LL$1];&quot;&quot;)">
            <text:p/>
          </table:table-cell>
          <table:table-cell table:style-name="ce36" table:formula="of:=IF(AND([.LM$1]&gt;=[.$L4];[.LM$1]&lt;=[.$K4]);[.LM$1];&quot;&quot;)">
            <text:p/>
          </table:table-cell>
          <table:table-cell table:style-name="ce36" table:formula="of:=IF(AND([.LN$1]&gt;=[.$L4];[.LN$1]&lt;=[.$K4]);[.LN$1];&quot;&quot;)">
            <text:p/>
          </table:table-cell>
          <table:table-cell table:style-name="ce36" table:formula="of:=IF(AND([.LO$1]&gt;=[.$L4];[.LO$1]&lt;=[.$K4]);[.LO$1];&quot;&quot;)">
            <text:p/>
          </table:table-cell>
          <table:table-cell table:style-name="ce36" table:formula="of:=IF(AND([.LP$1]&gt;=[.$L4];[.LP$1]&lt;=[.$K4]);[.LP$1];&quot;&quot;)">
            <text:p/>
          </table:table-cell>
          <table:table-cell table:style-name="ce36" table:formula="of:=IF(AND([.LQ$1]&gt;=[.$L4];[.LQ$1]&lt;=[.$K4]);[.LQ$1];&quot;&quot;)">
            <text:p/>
          </table:table-cell>
          <table:table-cell table:style-name="ce36" table:formula="of:=IF(AND([.LR$1]&gt;=[.$L4];[.LR$1]&lt;=[.$K4]);[.LR$1];&quot;&quot;)">
            <text:p/>
          </table:table-cell>
          <table:table-cell table:style-name="ce36" table:formula="of:=IF(AND([.LS$1]&gt;=[.$L4];[.LS$1]&lt;=[.$K4]);[.LS$1];&quot;&quot;)">
            <text:p/>
          </table:table-cell>
          <table:table-cell table:style-name="ce36" table:formula="of:=IF(AND([.LT$1]&gt;=[.$L4];[.LT$1]&lt;=[.$K4]);[.LT$1];&quot;&quot;)">
            <text:p/>
          </table:table-cell>
          <table:table-cell table:style-name="ce36" table:formula="of:=IF(AND([.LU$1]&gt;=[.$L4];[.LU$1]&lt;=[.$K4]);[.LU$1];&quot;&quot;)">
            <text:p/>
          </table:table-cell>
          <table:table-cell table:style-name="ce36" table:formula="of:=IF(AND([.LV$1]&gt;=[.$L4];[.LV$1]&lt;=[.$K4]);[.LV$1];&quot;&quot;)">
            <text:p/>
          </table:table-cell>
          <table:table-cell table:style-name="ce36" table:formula="of:=IF(AND([.LW$1]&gt;=[.$L4];[.LW$1]&lt;=[.$K4]);[.LW$1];&quot;&quot;)">
            <text:p/>
          </table:table-cell>
          <table:table-cell table:style-name="ce36" table:formula="of:=IF(AND([.LX$1]&gt;=[.$L4];[.LX$1]&lt;=[.$K4]);[.LX$1];&quot;&quot;)">
            <text:p/>
          </table:table-cell>
          <table:table-cell table:style-name="ce36" table:formula="of:=IF(AND([.LY$1]&gt;=[.$L4];[.LY$1]&lt;=[.$K4]);[.LY$1];&quot;&quot;)">
            <text:p/>
          </table:table-cell>
          <table:table-cell table:style-name="ce36" table:formula="of:=IF(AND([.LZ$1]&gt;=[.$L4];[.LZ$1]&lt;=[.$K4]);[.LZ$1];&quot;&quot;)">
            <text:p/>
          </table:table-cell>
          <table:table-cell table:style-name="ce36" table:formula="of:=IF(AND([.MA$1]&gt;=[.$L4];[.MA$1]&lt;=[.$K4]);[.MA$1];&quot;&quot;)">
            <text:p/>
          </table:table-cell>
          <table:table-cell table:style-name="ce36" table:formula="of:=IF(AND([.MB$1]&gt;=[.$L4];[.MB$1]&lt;=[.$K4]);[.MB$1];&quot;&quot;)">
            <text:p/>
          </table:table-cell>
          <table:table-cell table:style-name="ce36" table:formula="of:=IF(AND([.MC$1]&gt;=[.$L4];[.MC$1]&lt;=[.$K4]);[.MC$1];&quot;&quot;)">
            <text:p/>
          </table:table-cell>
          <table:table-cell table:style-name="ce36" table:formula="of:=IF(AND([.MD$1]&gt;=[.$L4];[.MD$1]&lt;=[.$K4]);[.MD$1];&quot;&quot;)">
            <text:p/>
          </table:table-cell>
          <table:table-cell table:style-name="ce36" table:formula="of:=IF(AND([.ME$1]&gt;=[.$L4];[.ME$1]&lt;=[.$K4]);[.ME$1];&quot;&quot;)">
            <text:p/>
          </table:table-cell>
          <table:table-cell table:style-name="ce36" table:formula="of:=IF(AND([.MF$1]&gt;=[.$L4];[.MF$1]&lt;=[.$K4]);[.MF$1];&quot;&quot;)">
            <text:p/>
          </table:table-cell>
          <table:table-cell table:style-name="ce36" table:formula="of:=IF(AND([.MG$1]&gt;=[.$L4];[.MG$1]&lt;=[.$K4]);[.MG$1];&quot;&quot;)">
            <text:p/>
          </table:table-cell>
          <table:table-cell table:style-name="ce36" table:formula="of:=IF(AND([.MH$1]&gt;=[.$L4];[.MH$1]&lt;=[.$K4]);[.MH$1];&quot;&quot;)">
            <text:p/>
          </table:table-cell>
          <table:table-cell table:style-name="ce36" table:formula="of:=IF(AND([.MI$1]&gt;=[.$L4];[.MI$1]&lt;=[.$K4]);[.MI$1];&quot;&quot;)">
            <text:p/>
          </table:table-cell>
          <table:table-cell table:style-name="ce36" table:formula="of:=IF(AND([.MJ$1]&gt;=[.$L4];[.MJ$1]&lt;=[.$K4]);[.MJ$1];&quot;&quot;)">
            <text:p/>
          </table:table-cell>
          <table:table-cell table:style-name="ce36" table:formula="of:=IF(AND([.MK$1]&gt;=[.$L4];[.MK$1]&lt;=[.$K4]);[.MK$1];&quot;&quot;)">
            <text:p/>
          </table:table-cell>
          <table:table-cell table:style-name="ce36" table:formula="of:=IF(AND([.ML$1]&gt;=[.$L4];[.ML$1]&lt;=[.$K4]);[.ML$1];&quot;&quot;)">
            <text:p/>
          </table:table-cell>
          <table:table-cell table:style-name="ce36" table:formula="of:=IF(AND([.MM$1]&gt;=[.$L4];[.MM$1]&lt;=[.$K4]);[.MM$1];&quot;&quot;)">
            <text:p/>
          </table:table-cell>
          <table:table-cell table:style-name="ce36" table:formula="of:=IF(AND([.MN$1]&gt;=[.$L4];[.MN$1]&lt;=[.$K4]);[.MN$1];&quot;&quot;)">
            <text:p/>
          </table:table-cell>
          <table:table-cell table:style-name="ce36" table:formula="of:=IF(AND([.MO$1]&gt;=[.$L4];[.MO$1]&lt;=[.$K4]);[.MO$1];&quot;&quot;)">
            <text:p/>
          </table:table-cell>
          <table:table-cell table:style-name="ce36" table:formula="of:=IF(AND([.MP$1]&gt;=[.$L4];[.MP$1]&lt;=[.$K4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5];[.$A:.$K];11;0)" office:value-type="float" office:value="0" calcext:value-type="float">
            <text:p>0</text:p>
          </table:table-cell>
          <table:table-cell table:style-name="ce5" table:formula="of:=VLOOKUP([.D5];[.$A:.$K];11;0)" office:value-type="float" office:value="0" calcext:value-type="float">
            <text:p>0</text:p>
          </table:table-cell>
          <table:table-cell table:style-name="ce5" table:formula="of:=VLOOKUP([.E5];[.$A:.$K];11;0)" office:value-type="float" office:value="0" calcext:value-type="float">
            <text:p>0</text:p>
          </table:table-cell>
          <table:table-cell table:style-name="ce5" table:formula="of:=VLOOKUP([.F5];[.$A:.$K];11;0)" office:value-type="float" office:value="0" calcext:value-type="float">
            <text:p>0</text:p>
          </table:table-cell>
          <table:table-cell table:style-name="ce6" table:formula="of:=MAX([.G5:.J5])+[.B5]+[.M5]" office:value-type="float" office:value="28" calcext:value-type="float">
            <text:p>28</text:p>
          </table:table-cell>
          <table:table-cell table:style-name="ce7" table:formula="of:=[.K5]-[.D5]+1" office:value-type="float" office:value="29" calcext:value-type="float">
            <text:p>29</text:p>
          </table:table-cell>
          <table:table-cell table:style-name="ce8"/>
          <table:table-cell table:style-name="ce10" table:formula="of:=IF(AND([.N$1]&gt;=[.$L5];[.N$1]&lt;=[.$K5]);[.N$1];&quot;&quot;)">
            <text:p/>
          </table:table-cell>
          <table:table-cell table:style-name="ce10" table:formula="of:=IF(AND([.O$1]&gt;=[.$L5];[.O$1]&lt;=[.$K5]);[.O$1];&quot;&quot;)">
            <text:p/>
          </table:table-cell>
          <table:table-cell table:style-name="ce10" table:formula="of:=IF(AND([.P$1]&gt;=[.$L5];[.P$1]&lt;=[.$K5]);[.P$1];&quot;&quot;)">
            <text:p/>
          </table:table-cell>
          <table:table-cell table:style-name="ce10" table:formula="of:=IF(AND([.Q$1]&gt;=[.$L5];[.Q$1]&lt;=[.$K5]);[.Q$1];&quot;&quot;)">
            <text:p/>
          </table:table-cell>
          <table:table-cell table:style-name="ce12" table:formula="of:=IF(AND([.R$1]&gt;=[.$L5];[.R$1]&lt;=[.$K5]);[.R$1];&quot;&quot;)">
            <text:p/>
          </table:table-cell>
          <table:table-cell table:style-name="ce12" table:formula="of:=IF(AND([.S$1]&gt;=[.$L5];[.S$1]&lt;=[.$K5]);[.S$1];&quot;&quot;)">
            <text:p/>
          </table:table-cell>
          <table:table-cell table:style-name="ce12" table:formula="of:=IF(AND([.T$1]&gt;=[.$L5];[.T$1]&lt;=[.$K5]);[.T$1];&quot;&quot;)">
            <text:p/>
          </table:table-cell>
          <table:table-cell table:style-name="ce12" table:formula="of:=IF(AND([.U$1]&gt;=[.$L5];[.U$1]&lt;=[.$K5]);[.U$1];&quot;&quot;)">
            <text:p/>
          </table:table-cell>
          <table:table-cell table:style-name="ce12" table:formula="of:=IF(AND([.V$1]&gt;=[.$L5];[.V$1]&lt;=[.$K5]);[.V$1];&quot;&quot;)">
            <text:p/>
          </table:table-cell>
          <table:table-cell table:style-name="ce12" table:formula="of:=IF(AND([.W$1]&gt;=[.$L5];[.W$1]&lt;=[.$K5]);[.W$1];&quot;&quot;)">
            <text:p/>
          </table:table-cell>
          <table:table-cell table:style-name="ce12" table:formula="of:=IF(AND([.X$1]&gt;=[.$L5];[.X$1]&lt;=[.$K5]);[.X$1];&quot;&quot;)">
            <text:p/>
          </table:table-cell>
          <table:table-cell table:style-name="ce12" table:formula="of:=IF(AND([.Y$1]&gt;=[.$L5];[.Y$1]&lt;=[.$K5]);[.Y$1];&quot;&quot;)">
            <text:p/>
          </table:table-cell>
          <table:table-cell table:style-name="ce12" table:formula="of:=IF(AND([.Z$1]&gt;=[.$L5];[.Z$1]&lt;=[.$K5]);[.Z$1];&quot;&quot;)">
            <text:p/>
          </table:table-cell>
          <table:table-cell table:style-name="ce12" table:formula="of:=IF(AND([.AA$1]&gt;=[.$L5];[.AA$1]&lt;=[.$K5]);[.AA$1];&quot;&quot;)">
            <text:p/>
          </table:table-cell>
          <table:table-cell table:style-name="ce12" table:formula="of:=IF(AND([.AB$1]&gt;=[.$L5];[.AB$1]&lt;=[.$K5]);[.AB$1];&quot;&quot;)">
            <text:p/>
          </table:table-cell>
          <table:table-cell table:style-name="ce12" table:formula="of:=IF(AND([.AC$1]&gt;=[.$L5];[.AC$1]&lt;=[.$K5]);[.AC$1];&quot;&quot;)">
            <text:p/>
          </table:table-cell>
          <table:table-cell table:style-name="ce14" table:formula="of:=IF(AND([.AD$1]&gt;=[.$L5];[.AD$1]&lt;=[.$K5]);[.AD$1];&quot;&quot;)">
            <text:p/>
          </table:table-cell>
          <table:table-cell table:style-name="ce17" table:formula="of:=IF(AND([.AE$1]&gt;=[.$L5];[.AE$1]&lt;=[.$K5]);[.AE$1];&quot;&quot;)">
            <text:p/>
          </table:table-cell>
          <table:table-cell table:style-name="ce17" table:formula="of:=IF(AND([.AF$1]&gt;=[.$L5];[.AF$1]&lt;=[.$K5]);[.AF$1];&quot;&quot;)">
            <text:p/>
          </table:table-cell>
          <table:table-cell table:style-name="ce17" table:formula="of:=IF(AND([.AG$1]&gt;=[.$L5];[.AG$1]&lt;=[.$K5]);[.AG$1];&quot;&quot;)">
            <text:p/>
          </table:table-cell>
          <table:table-cell table:style-name="ce17" table:formula="of:=IF(AND([.AH$1]&gt;=[.$L5];[.AH$1]&lt;=[.$K5]);[.AH$1];&quot;&quot;)">
            <text:p/>
          </table:table-cell>
          <table:table-cell table:style-name="ce17" table:formula="of:=IF(AND([.AI$1]&gt;=[.$L5];[.AI$1]&lt;=[.$K5]);[.AI$1];&quot;&quot;)">
            <text:p/>
          </table:table-cell>
          <table:table-cell table:style-name="ce17" table:formula="of:=IF(AND([.AJ$1]&gt;=[.$L5];[.AJ$1]&lt;=[.$K5]);[.AJ$1];&quot;&quot;)">
            <text:p/>
          </table:table-cell>
          <table:table-cell table:style-name="ce17" table:formula="of:=IF(AND([.AK$1]&gt;=[.$L5];[.AK$1]&lt;=[.$K5]);[.AK$1];&quot;&quot;)">
            <text:p/>
          </table:table-cell>
          <table:table-cell table:style-name="ce17" table:formula="of:=IF(AND([.AL$1]&gt;=[.$L5];[.AL$1]&lt;=[.$K5]);[.AL$1];&quot;&quot;)">
            <text:p/>
          </table:table-cell>
          <table:table-cell table:style-name="ce17" table:formula="of:=IF(AND([.AM$1]&gt;=[.$L5];[.AM$1]&lt;=[.$K5]);[.AM$1];&quot;&quot;)">
            <text:p/>
          </table:table-cell>
          <table:table-cell table:style-name="ce17" table:formula="of:=IF(AND([.AN$1]&gt;=[.$L5];[.AN$1]&lt;=[.$K5]);[.AN$1];&quot;&quot;)">
            <text:p/>
          </table:table-cell>
          <table:table-cell table:style-name="ce17" table:formula="of:=IF(AND([.AO$1]&gt;=[.$L5];[.AO$1]&lt;=[.$K5]);[.AO$1];&quot;&quot;)">
            <text:p/>
          </table:table-cell>
          <table:table-cell table:style-name="ce17" table:formula="of:=IF(AND([.AP$1]&gt;=[.$L5];[.AP$1]&lt;=[.$K5]);[.AP$1];&quot;&quot;)">
            <text:p/>
          </table:table-cell>
          <table:table-cell table:style-name="ce17" table:formula="of:=IF(AND([.AQ$1]&gt;=[.$L5];[.AQ$1]&lt;=[.$K5]);[.AQ$1];&quot;&quot;)">
            <text:p/>
          </table:table-cell>
          <table:table-cell table:style-name="ce17" table:formula="of:=IF(AND([.AR$1]&gt;=[.$L5];[.AR$1]&lt;=[.$K5]);[.AR$1];&quot;&quot;)">
            <text:p/>
          </table:table-cell>
          <table:table-cell table:style-name="ce17" table:formula="of:=IF(AND([.AS$1]&gt;=[.$L5];[.AS$1]&lt;=[.$K5]);[.AS$1];&quot;&quot;)">
            <text:p/>
          </table:table-cell>
          <table:table-cell table:style-name="ce17" table:formula="of:=IF(AND([.AT$1]&gt;=[.$L5];[.AT$1]&lt;=[.$K5]);[.AT$1];&quot;&quot;)">
            <text:p/>
          </table:table-cell>
          <table:table-cell table:style-name="ce17" table:formula="of:=IF(AND([.AU$1]&gt;=[.$L5];[.AU$1]&lt;=[.$K5]);[.AU$1];&quot;&quot;)">
            <text:p/>
          </table:table-cell>
          <table:table-cell table:style-name="ce17" table:formula="of:=IF(AND([.AV$1]&gt;=[.$L5];[.AV$1]&lt;=[.$K5]);[.AV$1];&quot;&quot;)">
            <text:p/>
          </table:table-cell>
          <table:table-cell table:style-name="ce17" table:formula="of:=IF(AND([.AW$1]&gt;=[.$L5];[.AW$1]&lt;=[.$K5]);[.AW$1];&quot;&quot;)">
            <text:p/>
          </table:table-cell>
          <table:table-cell table:style-name="ce17" table:formula="of:=IF(AND([.AX$1]&gt;=[.$L5];[.AX$1]&lt;=[.$K5]);[.AX$1];&quot;&quot;)">
            <text:p/>
          </table:table-cell>
          <table:table-cell table:style-name="ce17" table:formula="of:=IF(AND([.AY$1]&gt;=[.$L5];[.AY$1]&lt;=[.$K5]);[.AY$1];&quot;&quot;)">
            <text:p/>
          </table:table-cell>
          <table:table-cell table:style-name="ce17" table:formula="of:=IF(AND([.AZ$1]&gt;=[.$L5];[.AZ$1]&lt;=[.$K5]);[.AZ$1];&quot;&quot;)">
            <text:p/>
          </table:table-cell>
          <table:table-cell table:style-name="ce17" table:formula="of:=IF(AND([.BA$1]&gt;=[.$L5];[.BA$1]&lt;=[.$K5]);[.BA$1];&quot;&quot;)">
            <text:p/>
          </table:table-cell>
          <table:table-cell table:style-name="ce17" table:formula="of:=IF(AND([.BB$1]&gt;=[.$L5];[.BB$1]&lt;=[.$K5]);[.BB$1];&quot;&quot;)">
            <text:p/>
          </table:table-cell>
          <table:table-cell table:style-name="ce17" table:formula="of:=IF(AND([.BC$1]&gt;=[.$L5];[.BC$1]&lt;=[.$K5]);[.BC$1];&quot;&quot;)">
            <text:p/>
          </table:table-cell>
          <table:table-cell table:style-name="ce17" table:formula="of:=IF(AND([.BD$1]&gt;=[.$L5];[.BD$1]&lt;=[.$K5]);[.BD$1];&quot;&quot;)">
            <text:p/>
          </table:table-cell>
          <table:table-cell table:style-name="ce17" table:formula="of:=IF(AND([.BE$1]&gt;=[.$L5];[.BE$1]&lt;=[.$K5]);[.BE$1];&quot;&quot;)">
            <text:p/>
          </table:table-cell>
          <table:table-cell table:style-name="ce17" table:formula="of:=IF(AND([.BF$1]&gt;=[.$L5];[.BF$1]&lt;=[.$K5]);[.BF$1];&quot;&quot;)">
            <text:p/>
          </table:table-cell>
          <table:table-cell table:style-name="ce17" table:formula="of:=IF(AND([.BG$1]&gt;=[.$L5];[.BG$1]&lt;=[.$K5]);[.BG$1];&quot;&quot;)">
            <text:p/>
          </table:table-cell>
          <table:table-cell table:style-name="ce17" table:formula="of:=IF(AND([.BH$1]&gt;=[.$L5];[.BH$1]&lt;=[.$K5]);[.BH$1];&quot;&quot;)">
            <text:p/>
          </table:table-cell>
          <table:table-cell table:style-name="ce17" table:formula="of:=IF(AND([.BI$1]&gt;=[.$L5];[.BI$1]&lt;=[.$K5]);[.BI$1];&quot;&quot;)">
            <text:p/>
          </table:table-cell>
          <table:table-cell table:style-name="ce17" table:formula="of:=IF(AND([.BJ$1]&gt;=[.$L5];[.BJ$1]&lt;=[.$K5]);[.BJ$1];&quot;&quot;)">
            <text:p/>
          </table:table-cell>
          <table:table-cell table:style-name="ce17" table:formula="of:=IF(AND([.BK$1]&gt;=[.$L5];[.BK$1]&lt;=[.$K5]);[.BK$1];&quot;&quot;)">
            <text:p/>
          </table:table-cell>
          <table:table-cell table:style-name="ce17" table:formula="of:=IF(AND([.BL$1]&gt;=[.$L5];[.BL$1]&lt;=[.$K5]);[.BL$1];&quot;&quot;)">
            <text:p/>
          </table:table-cell>
          <table:table-cell table:style-name="ce17" table:formula="of:=IF(AND([.BM$1]&gt;=[.$L5];[.BM$1]&lt;=[.$K5]);[.BM$1];&quot;&quot;)">
            <text:p/>
          </table:table-cell>
          <table:table-cell table:style-name="ce17" table:formula="of:=IF(AND([.BN$1]&gt;=[.$L5];[.BN$1]&lt;=[.$K5]);[.BN$1];&quot;&quot;)">
            <text:p/>
          </table:table-cell>
          <table:table-cell table:style-name="ce17" table:formula="of:=IF(AND([.BO$1]&gt;=[.$L5];[.BO$1]&lt;=[.$K5]);[.BO$1];&quot;&quot;)">
            <text:p/>
          </table:table-cell>
          <table:table-cell table:style-name="ce17" table:formula="of:=IF(AND([.BP$1]&gt;=[.$L5];[.BP$1]&lt;=[.$K5]);[.BP$1];&quot;&quot;)">
            <text:p/>
          </table:table-cell>
          <table:table-cell table:style-name="ce17" table:formula="of:=IF(AND([.BQ$1]&gt;=[.$L5];[.BQ$1]&lt;=[.$K5]);[.BQ$1];&quot;&quot;)">
            <text:p/>
          </table:table-cell>
          <table:table-cell table:style-name="ce17" table:formula="of:=IF(AND([.BR$1]&gt;=[.$L5];[.BR$1]&lt;=[.$K5]);[.BR$1];&quot;&quot;)">
            <text:p/>
          </table:table-cell>
          <table:table-cell table:style-name="ce17" table:formula="of:=IF(AND([.BS$1]&gt;=[.$L5];[.BS$1]&lt;=[.$K5]);[.BS$1];&quot;&quot;)">
            <text:p/>
          </table:table-cell>
          <table:table-cell table:style-name="ce17" table:formula="of:=IF(AND([.BT$1]&gt;=[.$L5];[.BT$1]&lt;=[.$K5]);[.BT$1];&quot;&quot;)">
            <text:p/>
          </table:table-cell>
          <table:table-cell table:style-name="ce17" table:formula="of:=IF(AND([.BU$1]&gt;=[.$L5];[.BU$1]&lt;=[.$K5]);[.BU$1];&quot;&quot;)">
            <text:p/>
          </table:table-cell>
          <table:table-cell table:style-name="ce17" table:formula="of:=IF(AND([.BV$1]&gt;=[.$L5];[.BV$1]&lt;=[.$K5]);[.BV$1];&quot;&quot;)">
            <text:p/>
          </table:table-cell>
          <table:table-cell table:style-name="ce17" table:formula="of:=IF(AND([.BW$1]&gt;=[.$L5];[.BW$1]&lt;=[.$K5]);[.BW$1];&quot;&quot;)">
            <text:p/>
          </table:table-cell>
          <table:table-cell table:style-name="ce17" table:formula="of:=IF(AND([.BX$1]&gt;=[.$L5];[.BX$1]&lt;=[.$K5]);[.BX$1];&quot;&quot;)">
            <text:p/>
          </table:table-cell>
          <table:table-cell table:style-name="ce17" table:formula="of:=IF(AND([.BY$1]&gt;=[.$L5];[.BY$1]&lt;=[.$K5]);[.BY$1];&quot;&quot;)">
            <text:p/>
          </table:table-cell>
          <table:table-cell table:style-name="ce17" table:formula="of:=IF(AND([.BZ$1]&gt;=[.$L5];[.BZ$1]&lt;=[.$K5]);[.BZ$1];&quot;&quot;)">
            <text:p/>
          </table:table-cell>
          <table:table-cell table:style-name="ce17" table:formula="of:=IF(AND([.CA$1]&gt;=[.$L5];[.CA$1]&lt;=[.$K5]);[.CA$1];&quot;&quot;)">
            <text:p/>
          </table:table-cell>
          <table:table-cell table:style-name="ce17" table:formula="of:=IF(AND([.CB$1]&gt;=[.$L5];[.CB$1]&lt;=[.$K5]);[.CB$1];&quot;&quot;)">
            <text:p/>
          </table:table-cell>
          <table:table-cell table:style-name="ce17" table:formula="of:=IF(AND([.CC$1]&gt;=[.$L5];[.CC$1]&lt;=[.$K5]);[.CC$1];&quot;&quot;)">
            <text:p/>
          </table:table-cell>
          <table:table-cell table:style-name="ce17" table:formula="of:=IF(AND([.CD$1]&gt;=[.$L5];[.CD$1]&lt;=[.$K5]);[.CD$1];&quot;&quot;)">
            <text:p/>
          </table:table-cell>
          <table:table-cell table:style-name="ce17" table:formula="of:=IF(AND([.CE$1]&gt;=[.$L5];[.CE$1]&lt;=[.$K5]);[.CE$1];&quot;&quot;)">
            <text:p/>
          </table:table-cell>
          <table:table-cell table:style-name="ce17" table:formula="of:=IF(AND([.CF$1]&gt;=[.$L5];[.CF$1]&lt;=[.$K5]);[.CF$1];&quot;&quot;)">
            <text:p/>
          </table:table-cell>
          <table:table-cell table:style-name="ce17" table:formula="of:=IF(AND([.CG$1]&gt;=[.$L5];[.CG$1]&lt;=[.$K5]);[.CG$1];&quot;&quot;)">
            <text:p/>
          </table:table-cell>
          <table:table-cell table:style-name="ce17" table:formula="of:=IF(AND([.CH$1]&gt;=[.$L5];[.CH$1]&lt;=[.$K5]);[.CH$1];&quot;&quot;)">
            <text:p/>
          </table:table-cell>
          <table:table-cell table:style-name="ce17" table:formula="of:=IF(AND([.CI$1]&gt;=[.$L5];[.CI$1]&lt;=[.$K5]);[.CI$1];&quot;&quot;)">
            <text:p/>
          </table:table-cell>
          <table:table-cell table:style-name="ce17" table:formula="of:=IF(AND([.CJ$1]&gt;=[.$L5];[.CJ$1]&lt;=[.$K5]);[.CJ$1];&quot;&quot;)">
            <text:p/>
          </table:table-cell>
          <table:table-cell table:style-name="ce17" table:formula="of:=IF(AND([.CK$1]&gt;=[.$L5];[.CK$1]&lt;=[.$K5]);[.CK$1];&quot;&quot;)">
            <text:p/>
          </table:table-cell>
          <table:table-cell table:style-name="ce17" table:formula="of:=IF(AND([.CL$1]&gt;=[.$L5];[.CL$1]&lt;=[.$K5]);[.CL$1];&quot;&quot;)">
            <text:p/>
          </table:table-cell>
          <table:table-cell table:style-name="ce17" table:formula="of:=IF(AND([.CM$1]&gt;=[.$L5];[.CM$1]&lt;=[.$K5]);[.CM$1];&quot;&quot;)">
            <text:p/>
          </table:table-cell>
          <table:table-cell table:style-name="ce17" table:formula="of:=IF(AND([.CN$1]&gt;=[.$L5];[.CN$1]&lt;=[.$K5]);[.CN$1];&quot;&quot;)">
            <text:p/>
          </table:table-cell>
          <table:table-cell table:style-name="ce17" table:formula="of:=IF(AND([.CO$1]&gt;=[.$L5];[.CO$1]&lt;=[.$K5]);[.CO$1];&quot;&quot;)">
            <text:p/>
          </table:table-cell>
          <table:table-cell table:style-name="ce17" table:formula="of:=IF(AND([.CP$1]&gt;=[.$L5];[.CP$1]&lt;=[.$K5]);[.CP$1];&quot;&quot;)">
            <text:p/>
          </table:table-cell>
          <table:table-cell table:style-name="ce17" table:formula="of:=IF(AND([.CQ$1]&gt;=[.$L5];[.CQ$1]&lt;=[.$K5]);[.CQ$1];&quot;&quot;)">
            <text:p/>
          </table:table-cell>
          <table:table-cell table:style-name="ce17" table:formula="of:=IF(AND([.CR$1]&gt;=[.$L5];[.CR$1]&lt;=[.$K5]);[.CR$1];&quot;&quot;)">
            <text:p/>
          </table:table-cell>
          <table:table-cell table:style-name="ce17" table:formula="of:=IF(AND([.CS$1]&gt;=[.$L5];[.CS$1]&lt;=[.$K5]);[.CS$1];&quot;&quot;)">
            <text:p/>
          </table:table-cell>
          <table:table-cell table:style-name="ce17" table:formula="of:=IF(AND([.CT$1]&gt;=[.$L5];[.CT$1]&lt;=[.$K5]);[.CT$1];&quot;&quot;)">
            <text:p/>
          </table:table-cell>
          <table:table-cell table:style-name="ce17" table:formula="of:=IF(AND([.CU$1]&gt;=[.$L5];[.CU$1]&lt;=[.$K5]);[.CU$1];&quot;&quot;)">
            <text:p/>
          </table:table-cell>
          <table:table-cell table:style-name="ce17" table:formula="of:=IF(AND([.CV$1]&gt;=[.$L5];[.CV$1]&lt;=[.$K5]);[.CV$1];&quot;&quot;)">
            <text:p/>
          </table:table-cell>
          <table:table-cell table:style-name="ce17" table:formula="of:=IF(AND([.CW$1]&gt;=[.$L5];[.CW$1]&lt;=[.$K5]);[.CW$1];&quot;&quot;)">
            <text:p/>
          </table:table-cell>
          <table:table-cell table:style-name="ce17" table:formula="of:=IF(AND([.CX$1]&gt;=[.$L5];[.CX$1]&lt;=[.$K5]);[.CX$1];&quot;&quot;)">
            <text:p/>
          </table:table-cell>
          <table:table-cell table:style-name="ce17" table:formula="of:=IF(AND([.CY$1]&gt;=[.$L5];[.CY$1]&lt;=[.$K5]);[.CY$1];&quot;&quot;)">
            <text:p/>
          </table:table-cell>
          <table:table-cell table:style-name="ce17" table:formula="of:=IF(AND([.CZ$1]&gt;=[.$L5];[.CZ$1]&lt;=[.$K5]);[.CZ$1];&quot;&quot;)">
            <text:p/>
          </table:table-cell>
          <table:table-cell table:style-name="ce17" table:formula="of:=IF(AND([.DA$1]&gt;=[.$L5];[.DA$1]&lt;=[.$K5]);[.DA$1];&quot;&quot;)">
            <text:p/>
          </table:table-cell>
          <table:table-cell table:style-name="ce17" table:formula="of:=IF(AND([.DB$1]&gt;=[.$L5];[.DB$1]&lt;=[.$K5]);[.DB$1];&quot;&quot;)">
            <text:p/>
          </table:table-cell>
          <table:table-cell table:style-name="ce17" table:formula="of:=IF(AND([.DC$1]&gt;=[.$L5];[.DC$1]&lt;=[.$K5]);[.DC$1];&quot;&quot;)">
            <text:p/>
          </table:table-cell>
          <table:table-cell table:style-name="ce17" table:formula="of:=IF(AND([.DD$1]&gt;=[.$L5];[.DD$1]&lt;=[.$K5]);[.DD$1];&quot;&quot;)">
            <text:p/>
          </table:table-cell>
          <table:table-cell table:style-name="ce17" table:formula="of:=IF(AND([.DE$1]&gt;=[.$L5];[.DE$1]&lt;=[.$K5]);[.DE$1];&quot;&quot;)">
            <text:p/>
          </table:table-cell>
          <table:table-cell table:style-name="ce17" table:formula="of:=IF(AND([.DF$1]&gt;=[.$L5];[.DF$1]&lt;=[.$K5]);[.DF$1];&quot;&quot;)">
            <text:p/>
          </table:table-cell>
          <table:table-cell table:style-name="ce17" table:formula="of:=IF(AND([.DG$1]&gt;=[.$L5];[.DG$1]&lt;=[.$K5]);[.DG$1];&quot;&quot;)">
            <text:p/>
          </table:table-cell>
          <table:table-cell table:style-name="ce17" table:formula="of:=IF(AND([.DH$1]&gt;=[.$L5];[.DH$1]&lt;=[.$K5]);[.DH$1];&quot;&quot;)">
            <text:p/>
          </table:table-cell>
          <table:table-cell table:style-name="ce17" table:formula="of:=IF(AND([.DI$1]&gt;=[.$L5];[.DI$1]&lt;=[.$K5]);[.DI$1];&quot;&quot;)">
            <text:p/>
          </table:table-cell>
          <table:table-cell table:style-name="ce17" table:formula="of:=IF(AND([.DJ$1]&gt;=[.$L5];[.DJ$1]&lt;=[.$K5]);[.DJ$1];&quot;&quot;)">
            <text:p/>
          </table:table-cell>
          <table:table-cell table:style-name="ce17" table:formula="of:=IF(AND([.DK$1]&gt;=[.$L5];[.DK$1]&lt;=[.$K5]);[.DK$1];&quot;&quot;)">
            <text:p/>
          </table:table-cell>
          <table:table-cell table:style-name="ce17" table:formula="of:=IF(AND([.DL$1]&gt;=[.$L5];[.DL$1]&lt;=[.$K5]);[.DL$1];&quot;&quot;)">
            <text:p/>
          </table:table-cell>
          <table:table-cell table:style-name="ce17" table:formula="of:=IF(AND([.DM$1]&gt;=[.$L5];[.DM$1]&lt;=[.$K5]);[.DM$1];&quot;&quot;)">
            <text:p/>
          </table:table-cell>
          <table:table-cell table:style-name="ce17" table:formula="of:=IF(AND([.DN$1]&gt;=[.$L5];[.DN$1]&lt;=[.$K5]);[.DN$1];&quot;&quot;)">
            <text:p/>
          </table:table-cell>
          <table:table-cell table:style-name="ce17" table:formula="of:=IF(AND([.DO$1]&gt;=[.$L5];[.DO$1]&lt;=[.$K5]);[.DO$1];&quot;&quot;)">
            <text:p/>
          </table:table-cell>
          <table:table-cell table:style-name="ce17" table:formula="of:=IF(AND([.DP$1]&gt;=[.$L5];[.DP$1]&lt;=[.$K5]);[.DP$1];&quot;&quot;)">
            <text:p/>
          </table:table-cell>
          <table:table-cell table:style-name="ce17" table:formula="of:=IF(AND([.DQ$1]&gt;=[.$L5];[.DQ$1]&lt;=[.$K5]);[.DQ$1];&quot;&quot;)">
            <text:p/>
          </table:table-cell>
          <table:table-cell table:style-name="ce17" table:formula="of:=IF(AND([.DR$1]&gt;=[.$L5];[.DR$1]&lt;=[.$K5]);[.DR$1];&quot;&quot;)">
            <text:p/>
          </table:table-cell>
          <table:table-cell table:style-name="ce17" table:formula="of:=IF(AND([.DS$1]&gt;=[.$L5];[.DS$1]&lt;=[.$K5]);[.DS$1];&quot;&quot;)">
            <text:p/>
          </table:table-cell>
          <table:table-cell table:style-name="ce17" table:formula="of:=IF(AND([.DT$1]&gt;=[.$L5];[.DT$1]&lt;=[.$K5]);[.DT$1];&quot;&quot;)">
            <text:p/>
          </table:table-cell>
          <table:table-cell table:style-name="ce17" table:formula="of:=IF(AND([.DU$1]&gt;=[.$L5];[.DU$1]&lt;=[.$K5]);[.DU$1];&quot;&quot;)">
            <text:p/>
          </table:table-cell>
          <table:table-cell table:style-name="ce17" table:formula="of:=IF(AND([.DV$1]&gt;=[.$L5];[.DV$1]&lt;=[.$K5]);[.DV$1];&quot;&quot;)">
            <text:p/>
          </table:table-cell>
          <table:table-cell table:style-name="ce17" table:formula="of:=IF(AND([.DW$1]&gt;=[.$L5];[.DW$1]&lt;=[.$K5]);[.DW$1];&quot;&quot;)">
            <text:p/>
          </table:table-cell>
          <table:table-cell table:style-name="ce17" table:formula="of:=IF(AND([.DX$1]&gt;=[.$L5];[.DX$1]&lt;=[.$K5]);[.DX$1];&quot;&quot;)">
            <text:p/>
          </table:table-cell>
          <table:table-cell table:style-name="ce17" table:formula="of:=IF(AND([.DY$1]&gt;=[.$L5];[.DY$1]&lt;=[.$K5]);[.DY$1];&quot;&quot;)">
            <text:p/>
          </table:table-cell>
          <table:table-cell table:style-name="ce17" table:formula="of:=IF(AND([.DZ$1]&gt;=[.$L5];[.DZ$1]&lt;=[.$K5]);[.DZ$1];&quot;&quot;)">
            <text:p/>
          </table:table-cell>
          <table:table-cell table:style-name="ce17" table:formula="of:=IF(AND([.EA$1]&gt;=[.$L5];[.EA$1]&lt;=[.$K5]);[.EA$1];&quot;&quot;)">
            <text:p/>
          </table:table-cell>
          <table:table-cell table:style-name="ce17" table:formula="of:=IF(AND([.EB$1]&gt;=[.$L5];[.EB$1]&lt;=[.$K5]);[.EB$1];&quot;&quot;)">
            <text:p/>
          </table:table-cell>
          <table:table-cell table:style-name="ce17" table:formula="of:=IF(AND([.EC$1]&gt;=[.$L5];[.EC$1]&lt;=[.$K5]);[.EC$1];&quot;&quot;)">
            <text:p/>
          </table:table-cell>
          <table:table-cell table:style-name="ce17" table:formula="of:=IF(AND([.ED$1]&gt;=[.$L5];[.ED$1]&lt;=[.$K5]);[.ED$1];&quot;&quot;)">
            <text:p/>
          </table:table-cell>
          <table:table-cell table:style-name="ce17" table:formula="of:=IF(AND([.EE$1]&gt;=[.$L5];[.EE$1]&lt;=[.$K5]);[.EE$1];&quot;&quot;)">
            <text:p/>
          </table:table-cell>
          <table:table-cell table:style-name="ce17" table:formula="of:=IF(AND([.EF$1]&gt;=[.$L5];[.EF$1]&lt;=[.$K5]);[.EF$1];&quot;&quot;)">
            <text:p/>
          </table:table-cell>
          <table:table-cell table:style-name="ce17" table:formula="of:=IF(AND([.EG$1]&gt;=[.$L5];[.EG$1]&lt;=[.$K5]);[.EG$1];&quot;&quot;)">
            <text:p/>
          </table:table-cell>
          <table:table-cell table:style-name="ce17" table:formula="of:=IF(AND([.EH$1]&gt;=[.$L5];[.EH$1]&lt;=[.$K5]);[.EH$1];&quot;&quot;)">
            <text:p/>
          </table:table-cell>
          <table:table-cell table:style-name="ce17" table:formula="of:=IF(AND([.EI$1]&gt;=[.$L5];[.EI$1]&lt;=[.$K5]);[.EI$1];&quot;&quot;)">
            <text:p/>
          </table:table-cell>
          <table:table-cell table:style-name="ce17" table:formula="of:=IF(AND([.EJ$1]&gt;=[.$L5];[.EJ$1]&lt;=[.$K5]);[.EJ$1];&quot;&quot;)">
            <text:p/>
          </table:table-cell>
          <table:table-cell table:style-name="ce17" table:formula="of:=IF(AND([.EK$1]&gt;=[.$L5];[.EK$1]&lt;=[.$K5]);[.EK$1];&quot;&quot;)">
            <text:p/>
          </table:table-cell>
          <table:table-cell table:style-name="ce17" table:formula="of:=IF(AND([.EL$1]&gt;=[.$L5];[.EL$1]&lt;=[.$K5]);[.EL$1];&quot;&quot;)">
            <text:p/>
          </table:table-cell>
          <table:table-cell table:style-name="ce17" table:formula="of:=IF(AND([.EM$1]&gt;=[.$L5];[.EM$1]&lt;=[.$K5]);[.EM$1];&quot;&quot;)">
            <text:p/>
          </table:table-cell>
          <table:table-cell table:style-name="ce17" table:formula="of:=IF(AND([.EN$1]&gt;=[.$L5];[.EN$1]&lt;=[.$K5]);[.EN$1];&quot;&quot;)">
            <text:p/>
          </table:table-cell>
          <table:table-cell table:style-name="ce17" table:formula="of:=IF(AND([.EO$1]&gt;=[.$L5];[.EO$1]&lt;=[.$K5]);[.EO$1];&quot;&quot;)">
            <text:p/>
          </table:table-cell>
          <table:table-cell table:style-name="ce17" table:formula="of:=IF(AND([.EP$1]&gt;=[.$L5];[.EP$1]&lt;=[.$K5]);[.EP$1];&quot;&quot;)">
            <text:p/>
          </table:table-cell>
          <table:table-cell table:style-name="ce17" table:formula="of:=IF(AND([.EQ$1]&gt;=[.$L5];[.EQ$1]&lt;=[.$K5]);[.EQ$1];&quot;&quot;)">
            <text:p/>
          </table:table-cell>
          <table:table-cell table:style-name="ce17" table:formula="of:=IF(AND([.ER$1]&gt;=[.$L5];[.ER$1]&lt;=[.$K5]);[.ER$1];&quot;&quot;)">
            <text:p/>
          </table:table-cell>
          <table:table-cell table:style-name="ce17" table:formula="of:=IF(AND([.ES$1]&gt;=[.$L5];[.ES$1]&lt;=[.$K5]);[.ES$1];&quot;&quot;)">
            <text:p/>
          </table:table-cell>
          <table:table-cell table:style-name="ce17" table:formula="of:=IF(AND([.ET$1]&gt;=[.$L5];[.ET$1]&lt;=[.$K5]);[.ET$1];&quot;&quot;)">
            <text:p/>
          </table:table-cell>
          <table:table-cell table:style-name="ce17" table:formula="of:=IF(AND([.EU$1]&gt;=[.$L5];[.EU$1]&lt;=[.$K5]);[.EU$1];&quot;&quot;)">
            <text:p/>
          </table:table-cell>
          <table:table-cell table:style-name="ce17" table:formula="of:=IF(AND([.EV$1]&gt;=[.$L5];[.EV$1]&lt;=[.$K5]);[.EV$1];&quot;&quot;)">
            <text:p/>
          </table:table-cell>
          <table:table-cell table:style-name="ce17" table:formula="of:=IF(AND([.EW$1]&gt;=[.$L5];[.EW$1]&lt;=[.$K5]);[.EW$1];&quot;&quot;)">
            <text:p/>
          </table:table-cell>
          <table:table-cell table:style-name="ce19" table:formula="of:=IF(AND([.EX$1]&gt;=[.$L5];[.EX$1]&lt;=[.$K5]);[.EX$1];&quot;&quot;)">
            <text:p/>
          </table:table-cell>
          <table:table-cell table:style-name="ce19" table:formula="of:=IF(AND([.EY$1]&gt;=[.$L5];[.EY$1]&lt;=[.$K5]);[.EY$1];&quot;&quot;)">
            <text:p/>
          </table:table-cell>
          <table:table-cell table:style-name="ce19" table:formula="of:=IF(AND([.EZ$1]&gt;=[.$L5];[.EZ$1]&lt;=[.$K5]);[.EZ$1];&quot;&quot;)">
            <text:p/>
          </table:table-cell>
          <table:table-cell table:style-name="ce19" table:formula="of:=IF(AND([.FA$1]&gt;=[.$L5];[.FA$1]&lt;=[.$K5]);[.FA$1];&quot;&quot;)">
            <text:p/>
          </table:table-cell>
          <table:table-cell table:style-name="ce19" table:formula="of:=IF(AND([.FB$1]&gt;=[.$L5];[.FB$1]&lt;=[.$K5]);[.FB$1];&quot;&quot;)">
            <text:p/>
          </table:table-cell>
          <table:table-cell table:style-name="ce19" table:formula="of:=IF(AND([.FC$1]&gt;=[.$L5];[.FC$1]&lt;=[.$K5]);[.FC$1];&quot;&quot;)">
            <text:p/>
          </table:table-cell>
          <table:table-cell table:style-name="ce19" table:formula="of:=IF(AND([.FD$1]&gt;=[.$L5];[.FD$1]&lt;=[.$K5]);[.FD$1];&quot;&quot;)">
            <text:p/>
          </table:table-cell>
          <table:table-cell table:style-name="ce19" table:formula="of:=IF(AND([.FE$1]&gt;=[.$L5];[.FE$1]&lt;=[.$K5]);[.FE$1];&quot;&quot;)">
            <text:p/>
          </table:table-cell>
          <table:table-cell table:style-name="ce19" table:formula="of:=IF(AND([.FF$1]&gt;=[.$L5];[.FF$1]&lt;=[.$K5]);[.FF$1];&quot;&quot;)">
            <text:p/>
          </table:table-cell>
          <table:table-cell table:style-name="ce19" table:formula="of:=IF(AND([.FG$1]&gt;=[.$L5];[.FG$1]&lt;=[.$K5]);[.FG$1];&quot;&quot;)">
            <text:p/>
          </table:table-cell>
          <table:table-cell table:style-name="ce19" table:formula="of:=IF(AND([.FH$1]&gt;=[.$L5];[.FH$1]&lt;=[.$K5]);[.FH$1];&quot;&quot;)">
            <text:p/>
          </table:table-cell>
          <table:table-cell table:style-name="ce19" table:formula="of:=IF(AND([.FI$1]&gt;=[.$L5];[.FI$1]&lt;=[.$K5]);[.FI$1];&quot;&quot;)">
            <text:p/>
          </table:table-cell>
          <table:table-cell table:style-name="ce22" table:formula="of:=IF(AND([.FJ$1]&gt;=[.$L5];[.FJ$1]&lt;=[.$K5]);[.FJ$1];&quot;&quot;)">
            <text:p/>
          </table:table-cell>
          <table:table-cell table:style-name="ce22" table:formula="of:=IF(AND([.FK$1]&gt;=[.$L5];[.FK$1]&lt;=[.$K5]);[.FK$1];&quot;&quot;)">
            <text:p/>
          </table:table-cell>
          <table:table-cell table:style-name="ce22" table:formula="of:=IF(AND([.FL$1]&gt;=[.$L5];[.FL$1]&lt;=[.$K5]);[.FL$1];&quot;&quot;)">
            <text:p/>
          </table:table-cell>
          <table:table-cell table:style-name="ce22" table:formula="of:=IF(AND([.FM$1]&gt;=[.$L5];[.FM$1]&lt;=[.$K5]);[.FM$1];&quot;&quot;)">
            <text:p/>
          </table:table-cell>
          <table:table-cell table:style-name="ce22" table:formula="of:=IF(AND([.FN$1]&gt;=[.$L5];[.FN$1]&lt;=[.$K5]);[.FN$1];&quot;&quot;)">
            <text:p/>
          </table:table-cell>
          <table:table-cell table:style-name="ce22" table:formula="of:=IF(AND([.FO$1]&gt;=[.$L5];[.FO$1]&lt;=[.$K5]);[.FO$1];&quot;&quot;)">
            <text:p/>
          </table:table-cell>
          <table:table-cell table:style-name="ce22" table:formula="of:=IF(AND([.FP$1]&gt;=[.$L5];[.FP$1]&lt;=[.$K5]);[.FP$1];&quot;&quot;)">
            <text:p/>
          </table:table-cell>
          <table:table-cell table:style-name="ce22" table:formula="of:=IF(AND([.FQ$1]&gt;=[.$L5];[.FQ$1]&lt;=[.$K5]);[.FQ$1];&quot;&quot;)">
            <text:p/>
          </table:table-cell>
          <table:table-cell table:style-name="ce22" table:formula="of:=IF(AND([.FR$1]&gt;=[.$L5];[.FR$1]&lt;=[.$K5]);[.FR$1];&quot;&quot;)">
            <text:p/>
          </table:table-cell>
          <table:table-cell table:style-name="ce22" table:formula="of:=IF(AND([.FS$1]&gt;=[.$L5];[.FS$1]&lt;=[.$K5]);[.FS$1];&quot;&quot;)">
            <text:p/>
          </table:table-cell>
          <table:table-cell table:style-name="ce22" table:formula="of:=IF(AND([.FT$1]&gt;=[.$L5];[.FT$1]&lt;=[.$K5]);[.FT$1];&quot;&quot;)">
            <text:p/>
          </table:table-cell>
          <table:table-cell table:style-name="ce22" table:formula="of:=IF(AND([.FU$1]&gt;=[.$L5];[.FU$1]&lt;=[.$K5]);[.FU$1];&quot;&quot;)">
            <text:p/>
          </table:table-cell>
          <table:table-cell table:style-name="ce22" table:formula="of:=IF(AND([.FV$1]&gt;=[.$L5];[.FV$1]&lt;=[.$K5]);[.FV$1];&quot;&quot;)">
            <text:p/>
          </table:table-cell>
          <table:table-cell table:style-name="ce22" table:formula="of:=IF(AND([.FW$1]&gt;=[.$L5];[.FW$1]&lt;=[.$K5]);[.FW$1];&quot;&quot;)">
            <text:p/>
          </table:table-cell>
          <table:table-cell table:style-name="ce22" table:formula="of:=IF(AND([.FX$1]&gt;=[.$L5];[.FX$1]&lt;=[.$K5]);[.FX$1];&quot;&quot;)">
            <text:p/>
          </table:table-cell>
          <table:table-cell table:style-name="ce22" table:formula="of:=IF(AND([.FY$1]&gt;=[.$L5];[.FY$1]&lt;=[.$K5]);[.FY$1];&quot;&quot;)">
            <text:p/>
          </table:table-cell>
          <table:table-cell table:style-name="ce22" table:formula="of:=IF(AND([.FZ$1]&gt;=[.$L5];[.FZ$1]&lt;=[.$K5]);[.FZ$1];&quot;&quot;)">
            <text:p/>
          </table:table-cell>
          <table:table-cell table:style-name="ce22" table:formula="of:=IF(AND([.GA$1]&gt;=[.$L5];[.GA$1]&lt;=[.$K5]);[.GA$1];&quot;&quot;)">
            <text:p/>
          </table:table-cell>
          <table:table-cell table:style-name="ce22" table:formula="of:=IF(AND([.GB$1]&gt;=[.$L5];[.GB$1]&lt;=[.$K5]);[.GB$1];&quot;&quot;)">
            <text:p/>
          </table:table-cell>
          <table:table-cell table:style-name="ce22" table:formula="of:=IF(AND([.GC$1]&gt;=[.$L5];[.GC$1]&lt;=[.$K5]);[.GC$1];&quot;&quot;)">
            <text:p/>
          </table:table-cell>
          <table:table-cell table:style-name="ce22" table:formula="of:=IF(AND([.GD$1]&gt;=[.$L5];[.GD$1]&lt;=[.$K5]);[.GD$1];&quot;&quot;)">
            <text:p/>
          </table:table-cell>
          <table:table-cell table:style-name="ce22" table:formula="of:=IF(AND([.GE$1]&gt;=[.$L5];[.GE$1]&lt;=[.$K5]);[.GE$1];&quot;&quot;)">
            <text:p/>
          </table:table-cell>
          <table:table-cell table:style-name="ce22" table:formula="of:=IF(AND([.GF$1]&gt;=[.$L5];[.GF$1]&lt;=[.$K5]);[.GF$1];&quot;&quot;)">
            <text:p/>
          </table:table-cell>
          <table:table-cell table:style-name="ce22" table:formula="of:=IF(AND([.GG$1]&gt;=[.$L5];[.GG$1]&lt;=[.$K5]);[.GG$1];&quot;&quot;)">
            <text:p/>
          </table:table-cell>
          <table:table-cell table:style-name="ce22" table:formula="of:=IF(AND([.GH$1]&gt;=[.$L5];[.GH$1]&lt;=[.$K5]);[.GH$1];&quot;&quot;)">
            <text:p/>
          </table:table-cell>
          <table:table-cell table:style-name="ce22" table:formula="of:=IF(AND([.GI$1]&gt;=[.$L5];[.GI$1]&lt;=[.$K5]);[.GI$1];&quot;&quot;)">
            <text:p/>
          </table:table-cell>
          <table:table-cell table:style-name="ce22" table:formula="of:=IF(AND([.GJ$1]&gt;=[.$L5];[.GJ$1]&lt;=[.$K5]);[.GJ$1];&quot;&quot;)">
            <text:p/>
          </table:table-cell>
          <table:table-cell table:style-name="ce22" table:formula="of:=IF(AND([.GK$1]&gt;=[.$L5];[.GK$1]&lt;=[.$K5]);[.GK$1];&quot;&quot;)">
            <text:p/>
          </table:table-cell>
          <table:table-cell table:style-name="ce22" table:formula="of:=IF(AND([.GL$1]&gt;=[.$L5];[.GL$1]&lt;=[.$K5]);[.GL$1];&quot;&quot;)">
            <text:p/>
          </table:table-cell>
          <table:table-cell table:style-name="ce22" table:formula="of:=IF(AND([.GM$1]&gt;=[.$L5];[.GM$1]&lt;=[.$K5]);[.GM$1];&quot;&quot;)">
            <text:p/>
          </table:table-cell>
          <table:table-cell table:style-name="ce22" table:formula="of:=IF(AND([.GN$1]&gt;=[.$L5];[.GN$1]&lt;=[.$K5]);[.GN$1];&quot;&quot;)">
            <text:p/>
          </table:table-cell>
          <table:table-cell table:style-name="ce22" table:formula="of:=IF(AND([.GO$1]&gt;=[.$L5];[.GO$1]&lt;=[.$K5]);[.GO$1];&quot;&quot;)">
            <text:p/>
          </table:table-cell>
          <table:table-cell table:style-name="ce22" table:formula="of:=IF(AND([.GP$1]&gt;=[.$L5];[.GP$1]&lt;=[.$K5]);[.GP$1];&quot;&quot;)">
            <text:p/>
          </table:table-cell>
          <table:table-cell table:style-name="ce22" table:formula="of:=IF(AND([.GQ$1]&gt;=[.$L5];[.GQ$1]&lt;=[.$K5]);[.GQ$1];&quot;&quot;)">
            <text:p/>
          </table:table-cell>
          <table:table-cell table:style-name="ce22" table:formula="of:=IF(AND([.GR$1]&gt;=[.$L5];[.GR$1]&lt;=[.$K5]);[.GR$1];&quot;&quot;)">
            <text:p/>
          </table:table-cell>
          <table:table-cell table:style-name="ce22" table:formula="of:=IF(AND([.GS$1]&gt;=[.$L5];[.GS$1]&lt;=[.$K5]);[.GS$1];&quot;&quot;)">
            <text:p/>
          </table:table-cell>
          <table:table-cell table:style-name="ce22" table:formula="of:=IF(AND([.GT$1]&gt;=[.$L5];[.GT$1]&lt;=[.$K5]);[.GT$1];&quot;&quot;)">
            <text:p/>
          </table:table-cell>
          <table:table-cell table:style-name="ce22" table:formula="of:=IF(AND([.GU$1]&gt;=[.$L5];[.GU$1]&lt;=[.$K5]);[.GU$1];&quot;&quot;)">
            <text:p/>
          </table:table-cell>
          <table:table-cell table:style-name="ce22" table:formula="of:=IF(AND([.GV$1]&gt;=[.$L5];[.GV$1]&lt;=[.$K5]);[.GV$1];&quot;&quot;)">
            <text:p/>
          </table:table-cell>
          <table:table-cell table:style-name="ce22" table:formula="of:=IF(AND([.GW$1]&gt;=[.$L5];[.GW$1]&lt;=[.$K5]);[.GW$1];&quot;&quot;)">
            <text:p/>
          </table:table-cell>
          <table:table-cell table:style-name="ce22" table:formula="of:=IF(AND([.GX$1]&gt;=[.$L5];[.GX$1]&lt;=[.$K5]);[.GX$1];&quot;&quot;)">
            <text:p/>
          </table:table-cell>
          <table:table-cell table:style-name="ce22" table:formula="of:=IF(AND([.GY$1]&gt;=[.$L5];[.GY$1]&lt;=[.$K5]);[.GY$1];&quot;&quot;)">
            <text:p/>
          </table:table-cell>
          <table:table-cell table:style-name="ce22" table:formula="of:=IF(AND([.GZ$1]&gt;=[.$L5];[.GZ$1]&lt;=[.$K5]);[.GZ$1];&quot;&quot;)">
            <text:p/>
          </table:table-cell>
          <table:table-cell table:style-name="ce22" table:formula="of:=IF(AND([.HA$1]&gt;=[.$L5];[.HA$1]&lt;=[.$K5]);[.HA$1];&quot;&quot;)">
            <text:p/>
          </table:table-cell>
          <table:table-cell table:style-name="ce22" table:formula="of:=IF(AND([.HB$1]&gt;=[.$L5];[.HB$1]&lt;=[.$K5]);[.HB$1];&quot;&quot;)">
            <text:p/>
          </table:table-cell>
          <table:table-cell table:style-name="ce22" table:formula="of:=IF(AND([.HC$1]&gt;=[.$L5];[.HC$1]&lt;=[.$K5]);[.HC$1];&quot;&quot;)">
            <text:p/>
          </table:table-cell>
          <table:table-cell table:style-name="ce24" table:formula="of:=IF(AND([.HD$1]&gt;=[.$L5];[.HD$1]&lt;=[.$K5]);[.HD$1];&quot;&quot;)">
            <text:p/>
          </table:table-cell>
          <table:table-cell table:style-name="ce24" table:formula="of:=IF(AND([.HE$1]&gt;=[.$L5];[.HE$1]&lt;=[.$K5]);[.HE$1];&quot;&quot;)">
            <text:p/>
          </table:table-cell>
          <table:table-cell table:style-name="ce24" table:formula="of:=IF(AND([.HF$1]&gt;=[.$L5];[.HF$1]&lt;=[.$K5]);[.HF$1];&quot;&quot;)">
            <text:p/>
          </table:table-cell>
          <table:table-cell table:style-name="ce24" table:formula="of:=IF(AND([.HG$1]&gt;=[.$L5];[.HG$1]&lt;=[.$K5]);[.HG$1];&quot;&quot;)">
            <text:p/>
          </table:table-cell>
          <table:table-cell table:style-name="ce26" table:formula="of:=IF(AND([.HH$1]&gt;=[.$L5];[.HH$1]&lt;=[.$K5]);[.HH$1];&quot;&quot;)">
            <text:p/>
          </table:table-cell>
          <table:table-cell table:style-name="ce26" table:formula="of:=IF(AND([.HI$1]&gt;=[.$L5];[.HI$1]&lt;=[.$K5]);[.HI$1];&quot;&quot;)">
            <text:p/>
          </table:table-cell>
          <table:table-cell table:style-name="ce26" table:formula="of:=IF(AND([.HJ$1]&gt;=[.$L5];[.HJ$1]&lt;=[.$K5]);[.HJ$1];&quot;&quot;)">
            <text:p/>
          </table:table-cell>
          <table:table-cell table:style-name="ce26" table:formula="of:=IF(AND([.HK$1]&gt;=[.$L5];[.HK$1]&lt;=[.$K5]);[.HK$1];&quot;&quot;)">
            <text:p/>
          </table:table-cell>
          <table:table-cell table:style-name="ce26" table:formula="of:=IF(AND([.HL$1]&gt;=[.$L5];[.HL$1]&lt;=[.$K5]);[.HL$1];&quot;&quot;)">
            <text:p/>
          </table:table-cell>
          <table:table-cell table:style-name="ce26" table:formula="of:=IF(AND([.HM$1]&gt;=[.$L5];[.HM$1]&lt;=[.$K5]);[.HM$1];&quot;&quot;)">
            <text:p/>
          </table:table-cell>
          <table:table-cell table:style-name="ce26" table:formula="of:=IF(AND([.HN$1]&gt;=[.$L5];[.HN$1]&lt;=[.$K5]);[.HN$1];&quot;&quot;)">
            <text:p/>
          </table:table-cell>
          <table:table-cell table:style-name="ce26" table:formula="of:=IF(AND([.HO$1]&gt;=[.$L5];[.HO$1]&lt;=[.$K5]);[.HO$1];&quot;&quot;)">
            <text:p/>
          </table:table-cell>
          <table:table-cell table:style-name="ce26" table:formula="of:=IF(AND([.HP$1]&gt;=[.$L5];[.HP$1]&lt;=[.$K5]);[.HP$1];&quot;&quot;)">
            <text:p/>
          </table:table-cell>
          <table:table-cell table:style-name="ce26" table:formula="of:=IF(AND([.HQ$1]&gt;=[.$L5];[.HQ$1]&lt;=[.$K5]);[.HQ$1];&quot;&quot;)">
            <text:p/>
          </table:table-cell>
          <table:table-cell table:style-name="ce26" table:formula="of:=IF(AND([.HR$1]&gt;=[.$L5];[.HR$1]&lt;=[.$K5]);[.HR$1];&quot;&quot;)">
            <text:p/>
          </table:table-cell>
          <table:table-cell table:style-name="ce26" table:formula="of:=IF(AND([.HS$1]&gt;=[.$L5];[.HS$1]&lt;=[.$K5]);[.HS$1];&quot;&quot;)">
            <text:p/>
          </table:table-cell>
          <table:table-cell table:style-name="ce26" table:formula="of:=IF(AND([.HT$1]&gt;=[.$L5];[.HT$1]&lt;=[.$K5]);[.HT$1];&quot;&quot;)">
            <text:p/>
          </table:table-cell>
          <table:table-cell table:style-name="ce26" table:formula="of:=IF(AND([.HU$1]&gt;=[.$L5];[.HU$1]&lt;=[.$K5]);[.HU$1];&quot;&quot;)">
            <text:p/>
          </table:table-cell>
          <table:table-cell table:style-name="ce26" table:formula="of:=IF(AND([.HV$1]&gt;=[.$L5];[.HV$1]&lt;=[.$K5]);[.HV$1];&quot;&quot;)">
            <text:p/>
          </table:table-cell>
          <table:table-cell table:style-name="ce26" table:formula="of:=IF(AND([.HW$1]&gt;=[.$L5];[.HW$1]&lt;=[.$K5]);[.HW$1];&quot;&quot;)">
            <text:p/>
          </table:table-cell>
          <table:table-cell table:style-name="ce26" table:formula="of:=IF(AND([.HX$1]&gt;=[.$L5];[.HX$1]&lt;=[.$K5]);[.HX$1];&quot;&quot;)">
            <text:p/>
          </table:table-cell>
          <table:table-cell table:style-name="ce26" table:formula="of:=IF(AND([.HY$1]&gt;=[.$L5];[.HY$1]&lt;=[.$K5]);[.HY$1];&quot;&quot;)">
            <text:p/>
          </table:table-cell>
          <table:table-cell table:style-name="ce26" table:formula="of:=IF(AND([.HZ$1]&gt;=[.$L5];[.HZ$1]&lt;=[.$K5]);[.HZ$1];&quot;&quot;)">
            <text:p/>
          </table:table-cell>
          <table:table-cell table:style-name="ce26" table:formula="of:=IF(AND([.IA$1]&gt;=[.$L5];[.IA$1]&lt;=[.$K5]);[.IA$1];&quot;&quot;)">
            <text:p/>
          </table:table-cell>
          <table:table-cell table:style-name="ce26" table:formula="of:=IF(AND([.IB$1]&gt;=[.$L5];[.IB$1]&lt;=[.$K5]);[.IB$1];&quot;&quot;)">
            <text:p/>
          </table:table-cell>
          <table:table-cell table:style-name="ce26" table:formula="of:=IF(AND([.IC$1]&gt;=[.$L5];[.IC$1]&lt;=[.$K5]);[.IC$1];&quot;&quot;)">
            <text:p/>
          </table:table-cell>
          <table:table-cell table:style-name="ce26" table:formula="of:=IF(AND([.ID$1]&gt;=[.$L5];[.ID$1]&lt;=[.$K5]);[.ID$1];&quot;&quot;)">
            <text:p/>
          </table:table-cell>
          <table:table-cell table:style-name="ce26" table:formula="of:=IF(AND([.IE$1]&gt;=[.$L5];[.IE$1]&lt;=[.$K5]);[.IE$1];&quot;&quot;)">
            <text:p/>
          </table:table-cell>
          <table:table-cell table:style-name="ce26" table:formula="of:=IF(AND([.IF$1]&gt;=[.$L5];[.IF$1]&lt;=[.$K5]);[.IF$1];&quot;&quot;)">
            <text:p/>
          </table:table-cell>
          <table:table-cell table:style-name="ce26" table:formula="of:=IF(AND([.IG$1]&gt;=[.$L5];[.IG$1]&lt;=[.$K5]);[.IG$1];&quot;&quot;)">
            <text:p/>
          </table:table-cell>
          <table:table-cell table:style-name="ce26" table:formula="of:=IF(AND([.IH$1]&gt;=[.$L5];[.IH$1]&lt;=[.$K5]);[.IH$1];&quot;&quot;)">
            <text:p/>
          </table:table-cell>
          <table:table-cell table:style-name="ce26" table:formula="of:=IF(AND([.II$1]&gt;=[.$L5];[.II$1]&lt;=[.$K5]);[.II$1];&quot;&quot;)">
            <text:p/>
          </table:table-cell>
          <table:table-cell table:style-name="ce26" table:formula="of:=IF(AND([.IJ$1]&gt;=[.$L5];[.IJ$1]&lt;=[.$K5]);[.IJ$1];&quot;&quot;)">
            <text:p/>
          </table:table-cell>
          <table:table-cell table:style-name="ce26" table:formula="of:=IF(AND([.IK$1]&gt;=[.$L5];[.IK$1]&lt;=[.$K5]);[.IK$1];&quot;&quot;)">
            <text:p/>
          </table:table-cell>
          <table:table-cell table:style-name="ce26" table:formula="of:=IF(AND([.IL$1]&gt;=[.$L5];[.IL$1]&lt;=[.$K5]);[.IL$1];&quot;&quot;)">
            <text:p/>
          </table:table-cell>
          <table:table-cell table:style-name="ce26" table:formula="of:=IF(AND([.IM$1]&gt;=[.$L5];[.IM$1]&lt;=[.$K5]);[.IM$1];&quot;&quot;)">
            <text:p/>
          </table:table-cell>
          <table:table-cell table:style-name="ce26" table:formula="of:=IF(AND([.IN$1]&gt;=[.$L5];[.IN$1]&lt;=[.$K5]);[.IN$1];&quot;&quot;)">
            <text:p/>
          </table:table-cell>
          <table:table-cell table:style-name="ce26" table:formula="of:=IF(AND([.IO$1]&gt;=[.$L5];[.IO$1]&lt;=[.$K5]);[.IO$1];&quot;&quot;)">
            <text:p/>
          </table:table-cell>
          <table:table-cell table:style-name="ce26" table:formula="of:=IF(AND([.IP$1]&gt;=[.$L5];[.IP$1]&lt;=[.$K5]);[.IP$1];&quot;&quot;)">
            <text:p/>
          </table:table-cell>
          <table:table-cell table:style-name="ce26" table:formula="of:=IF(AND([.IQ$1]&gt;=[.$L5];[.IQ$1]&lt;=[.$K5]);[.IQ$1];&quot;&quot;)">
            <text:p/>
          </table:table-cell>
          <table:table-cell table:style-name="ce26" table:formula="of:=IF(AND([.IR$1]&gt;=[.$L5];[.IR$1]&lt;=[.$K5]);[.IR$1];&quot;&quot;)">
            <text:p/>
          </table:table-cell>
          <table:table-cell table:style-name="ce26" table:formula="of:=IF(AND([.IS$1]&gt;=[.$L5];[.IS$1]&lt;=[.$K5]);[.IS$1];&quot;&quot;)">
            <text:p/>
          </table:table-cell>
          <table:table-cell table:style-name="ce26" table:formula="of:=IF(AND([.IT$1]&gt;=[.$L5];[.IT$1]&lt;=[.$K5]);[.IT$1];&quot;&quot;)">
            <text:p/>
          </table:table-cell>
          <table:table-cell table:style-name="ce26" table:formula="of:=IF(AND([.IU$1]&gt;=[.$L5];[.IU$1]&lt;=[.$K5]);[.IU$1];&quot;&quot;)">
            <text:p/>
          </table:table-cell>
          <table:table-cell table:style-name="ce26" table:formula="of:=IF(AND([.IV$1]&gt;=[.$L5];[.IV$1]&lt;=[.$K5]);[.IV$1];&quot;&quot;)">
            <text:p/>
          </table:table-cell>
          <table:table-cell table:style-name="ce26" table:formula="of:=IF(AND([.IW$1]&gt;=[.$L5];[.IW$1]&lt;=[.$K5]);[.IW$1];&quot;&quot;)">
            <text:p/>
          </table:table-cell>
          <table:table-cell table:style-name="ce26" table:formula="of:=IF(AND([.IX$1]&gt;=[.$L5];[.IX$1]&lt;=[.$K5]);[.IX$1];&quot;&quot;)">
            <text:p/>
          </table:table-cell>
          <table:table-cell table:style-name="ce26" table:formula="of:=IF(AND([.IY$1]&gt;=[.$L5];[.IY$1]&lt;=[.$K5]);[.IY$1];&quot;&quot;)">
            <text:p/>
          </table:table-cell>
          <table:table-cell table:style-name="ce26" table:formula="of:=IF(AND([.IZ$1]&gt;=[.$L5];[.IZ$1]&lt;=[.$K5]);[.IZ$1];&quot;&quot;)">
            <text:p/>
          </table:table-cell>
          <table:table-cell table:style-name="ce26" table:formula="of:=IF(AND([.JA$1]&gt;=[.$L5];[.JA$1]&lt;=[.$K5]);[.JA$1];&quot;&quot;)">
            <text:p/>
          </table:table-cell>
          <table:table-cell table:style-name="ce26" table:formula="of:=IF(AND([.JB$1]&gt;=[.$L5];[.JB$1]&lt;=[.$K5]);[.JB$1];&quot;&quot;)">
            <text:p/>
          </table:table-cell>
          <table:table-cell table:style-name="ce26" table:formula="of:=IF(AND([.JC$1]&gt;=[.$L5];[.JC$1]&lt;=[.$K5]);[.JC$1];&quot;&quot;)">
            <text:p/>
          </table:table-cell>
          <table:table-cell table:style-name="ce26" table:formula="of:=IF(AND([.JD$1]&gt;=[.$L5];[.JD$1]&lt;=[.$K5]);[.JD$1];&quot;&quot;)">
            <text:p/>
          </table:table-cell>
          <table:table-cell table:style-name="ce26" table:formula="of:=IF(AND([.JE$1]&gt;=[.$L5];[.JE$1]&lt;=[.$K5]);[.JE$1];&quot;&quot;)">
            <text:p/>
          </table:table-cell>
          <table:table-cell table:style-name="ce26" table:formula="of:=IF(AND([.JF$1]&gt;=[.$L5];[.JF$1]&lt;=[.$K5]);[.JF$1];&quot;&quot;)">
            <text:p/>
          </table:table-cell>
          <table:table-cell table:style-name="ce26" table:formula="of:=IF(AND([.JG$1]&gt;=[.$L5];[.JG$1]&lt;=[.$K5]);[.JG$1];&quot;&quot;)">
            <text:p/>
          </table:table-cell>
          <table:table-cell table:style-name="ce26" table:formula="of:=IF(AND([.JH$1]&gt;=[.$L5];[.JH$1]&lt;=[.$K5]);[.JH$1];&quot;&quot;)">
            <text:p/>
          </table:table-cell>
          <table:table-cell table:style-name="ce26" table:formula="of:=IF(AND([.JI$1]&gt;=[.$L5];[.JI$1]&lt;=[.$K5]);[.JI$1];&quot;&quot;)">
            <text:p/>
          </table:table-cell>
          <table:table-cell table:style-name="ce26" table:formula="of:=IF(AND([.JJ$1]&gt;=[.$L5];[.JJ$1]&lt;=[.$K5]);[.JJ$1];&quot;&quot;)">
            <text:p/>
          </table:table-cell>
          <table:table-cell table:style-name="ce26" table:formula="of:=IF(AND([.JK$1]&gt;=[.$L5];[.JK$1]&lt;=[.$K5]);[.JK$1];&quot;&quot;)">
            <text:p/>
          </table:table-cell>
          <table:table-cell table:style-name="ce26" table:formula="of:=IF(AND([.JL$1]&gt;=[.$L5];[.JL$1]&lt;=[.$K5]);[.JL$1];&quot;&quot;)">
            <text:p/>
          </table:table-cell>
          <table:table-cell table:style-name="ce28" table:formula="of:=IF(AND([.JM$1]&gt;=[.$L5];[.JM$1]&lt;=[.$K5]);[.JM$1];&quot;&quot;)">
            <text:p/>
          </table:table-cell>
          <table:table-cell table:style-name="ce28" table:formula="of:=IF(AND([.JN$1]&gt;=[.$L5];[.JN$1]&lt;=[.$K5]);[.JN$1];&quot;&quot;)">
            <text:p/>
          </table:table-cell>
          <table:table-cell table:style-name="ce28" table:formula="of:=IF(AND([.JO$1]&gt;=[.$L5];[.JO$1]&lt;=[.$K5]);[.JO$1];&quot;&quot;)">
            <text:p/>
          </table:table-cell>
          <table:table-cell table:style-name="ce28" table:formula="of:=IF(AND([.JP$1]&gt;=[.$L5];[.JP$1]&lt;=[.$K5]);[.JP$1];&quot;&quot;)">
            <text:p/>
          </table:table-cell>
          <table:table-cell table:style-name="ce28" table:formula="of:=IF(AND([.JQ$1]&gt;=[.$L5];[.JQ$1]&lt;=[.$K5]);[.JQ$1];&quot;&quot;)">
            <text:p/>
          </table:table-cell>
          <table:table-cell table:style-name="ce28" table:formula="of:=IF(AND([.JR$1]&gt;=[.$L5];[.JR$1]&lt;=[.$K5]);[.JR$1];&quot;&quot;)">
            <text:p/>
          </table:table-cell>
          <table:table-cell table:style-name="ce28" table:formula="of:=IF(AND([.JS$1]&gt;=[.$L5];[.JS$1]&lt;=[.$K5]);[.JS$1];&quot;&quot;)">
            <text:p/>
          </table:table-cell>
          <table:table-cell table:style-name="ce30" table:formula="of:=IF(AND([.JT$1]&gt;=[.$L5];[.JT$1]&lt;=[.$K5]);[.JT$1];&quot;&quot;)">
            <text:p/>
          </table:table-cell>
          <table:table-cell table:style-name="ce30" table:formula="of:=IF(AND([.JU$1]&gt;=[.$L5];[.JU$1]&lt;=[.$K5]);[.JU$1];&quot;&quot;)">
            <text:p/>
          </table:table-cell>
          <table:table-cell table:style-name="ce30" table:formula="of:=IF(AND([.JV$1]&gt;=[.$L5];[.JV$1]&lt;=[.$K5]);[.JV$1];&quot;&quot;)">
            <text:p/>
          </table:table-cell>
          <table:table-cell table:style-name="ce30" table:formula="of:=IF(AND([.JW$1]&gt;=[.$L5];[.JW$1]&lt;=[.$K5]);[.JW$1];&quot;&quot;)">
            <text:p/>
          </table:table-cell>
          <table:table-cell table:style-name="ce30" table:formula="of:=IF(AND([.JX$1]&gt;=[.$L5];[.JX$1]&lt;=[.$K5]);[.JX$1];&quot;&quot;)">
            <text:p/>
          </table:table-cell>
          <table:table-cell table:style-name="ce30" table:formula="of:=IF(AND([.JY$1]&gt;=[.$L5];[.JY$1]&lt;=[.$K5]);[.JY$1];&quot;&quot;)">
            <text:p/>
          </table:table-cell>
          <table:table-cell table:style-name="ce30" table:formula="of:=IF(AND([.JZ$1]&gt;=[.$L5];[.JZ$1]&lt;=[.$K5]);[.JZ$1];&quot;&quot;)">
            <text:p/>
          </table:table-cell>
          <table:table-cell table:style-name="ce30" table:formula="of:=IF(AND([.KA$1]&gt;=[.$L5];[.KA$1]&lt;=[.$K5]);[.KA$1];&quot;&quot;)">
            <text:p/>
          </table:table-cell>
          <table:table-cell table:style-name="ce32" table:formula="of:=IF(AND([.KB$1]&gt;=[.$L5];[.KB$1]&lt;=[.$K5]);[.KB$1];&quot;&quot;)">
            <text:p/>
          </table:table-cell>
          <table:table-cell table:style-name="ce32" table:formula="of:=IF(AND([.KC$1]&gt;=[.$L5];[.KC$1]&lt;=[.$K5]);[.KC$1];&quot;&quot;)">
            <text:p/>
          </table:table-cell>
          <table:table-cell table:style-name="ce32" table:formula="of:=IF(AND([.KD$1]&gt;=[.$L5];[.KD$1]&lt;=[.$K5]);[.KD$1];&quot;&quot;)">
            <text:p/>
          </table:table-cell>
          <table:table-cell table:style-name="ce32" table:formula="of:=IF(AND([.KE$1]&gt;=[.$L5];[.KE$1]&lt;=[.$K5]);[.KE$1];&quot;&quot;)">
            <text:p/>
          </table:table-cell>
          <table:table-cell table:style-name="ce32" table:formula="of:=IF(AND([.KF$1]&gt;=[.$L5];[.KF$1]&lt;=[.$K5]);[.KF$1];&quot;&quot;)">
            <text:p/>
          </table:table-cell>
          <table:table-cell table:style-name="ce32" table:formula="of:=IF(AND([.KG$1]&gt;=[.$L5];[.KG$1]&lt;=[.$K5]);[.KG$1];&quot;&quot;)">
            <text:p/>
          </table:table-cell>
          <table:table-cell table:style-name="ce32" table:formula="of:=IF(AND([.KH$1]&gt;=[.$L5];[.KH$1]&lt;=[.$K5]);[.KH$1];&quot;&quot;)">
            <text:p/>
          </table:table-cell>
          <table:table-cell table:style-name="ce32" table:formula="of:=IF(AND([.KI$1]&gt;=[.$L5];[.KI$1]&lt;=[.$K5]);[.KI$1];&quot;&quot;)">
            <text:p/>
          </table:table-cell>
          <table:table-cell table:style-name="ce32" table:formula="of:=IF(AND([.KJ$1]&gt;=[.$L5];[.KJ$1]&lt;=[.$K5]);[.KJ$1];&quot;&quot;)">
            <text:p/>
          </table:table-cell>
          <table:table-cell table:style-name="ce32" table:formula="of:=IF(AND([.KK$1]&gt;=[.$L5];[.KK$1]&lt;=[.$K5]);[.KK$1];&quot;&quot;)">
            <text:p/>
          </table:table-cell>
          <table:table-cell table:style-name="ce32" table:formula="of:=IF(AND([.KL$1]&gt;=[.$L5];[.KL$1]&lt;=[.$K5]);[.KL$1];&quot;&quot;)">
            <text:p/>
          </table:table-cell>
          <table:table-cell table:style-name="ce32" table:formula="of:=IF(AND([.KM$1]&gt;=[.$L5];[.KM$1]&lt;=[.$K5]);[.KM$1];&quot;&quot;)">
            <text:p/>
          </table:table-cell>
          <table:table-cell table:style-name="ce32" table:formula="of:=IF(AND([.KN$1]&gt;=[.$L5];[.KN$1]&lt;=[.$K5]);[.KN$1];&quot;&quot;)">
            <text:p/>
          </table:table-cell>
          <table:table-cell table:style-name="ce32" table:formula="of:=IF(AND([.KO$1]&gt;=[.$L5];[.KO$1]&lt;=[.$K5]);[.KO$1];&quot;&quot;)">
            <text:p/>
          </table:table-cell>
          <table:table-cell table:style-name="ce32" table:formula="of:=IF(AND([.KP$1]&gt;=[.$L5];[.KP$1]&lt;=[.$K5]);[.KP$1];&quot;&quot;)">
            <text:p/>
          </table:table-cell>
          <table:table-cell table:style-name="ce32" table:formula="of:=IF(AND([.KQ$1]&gt;=[.$L5];[.KQ$1]&lt;=[.$K5]);[.KQ$1];&quot;&quot;)">
            <text:p/>
          </table:table-cell>
          <table:table-cell table:style-name="ce32" table:formula="of:=IF(AND([.KR$1]&gt;=[.$L5];[.KR$1]&lt;=[.$K5]);[.KR$1];&quot;&quot;)">
            <text:p/>
          </table:table-cell>
          <table:table-cell table:style-name="ce32" table:formula="of:=IF(AND([.KS$1]&gt;=[.$L5];[.KS$1]&lt;=[.$K5]);[.KS$1];&quot;&quot;)">
            <text:p/>
          </table:table-cell>
          <table:table-cell table:style-name="ce34" table:formula="of:=IF(AND([.KT$1]&gt;=[.$L5];[.KT$1]&lt;=[.$K5]);[.KT$1];&quot;&quot;)">
            <text:p/>
          </table:table-cell>
          <table:table-cell table:style-name="ce34" table:formula="of:=IF(AND([.KU$1]&gt;=[.$L5];[.KU$1]&lt;=[.$K5]);[.KU$1];&quot;&quot;)">
            <text:p/>
          </table:table-cell>
          <table:table-cell table:style-name="ce34" table:formula="of:=IF(AND([.KV$1]&gt;=[.$L5];[.KV$1]&lt;=[.$K5]);[.KV$1];&quot;&quot;)">
            <text:p/>
          </table:table-cell>
          <table:table-cell table:style-name="ce34" table:formula="of:=IF(AND([.KW$1]&gt;=[.$L5];[.KW$1]&lt;=[.$K5]);[.KW$1];&quot;&quot;)">
            <text:p/>
          </table:table-cell>
          <table:table-cell table:style-name="ce34" table:formula="of:=IF(AND([.KX$1]&gt;=[.$L5];[.KX$1]&lt;=[.$K5]);[.KX$1];&quot;&quot;)">
            <text:p/>
          </table:table-cell>
          <table:table-cell table:style-name="ce34" table:formula="of:=IF(AND([.KY$1]&gt;=[.$L5];[.KY$1]&lt;=[.$K5]);[.KY$1];&quot;&quot;)">
            <text:p/>
          </table:table-cell>
          <table:table-cell table:style-name="ce34" table:formula="of:=IF(AND([.KZ$1]&gt;=[.$L5];[.KZ$1]&lt;=[.$K5]);[.KZ$1];&quot;&quot;)">
            <text:p/>
          </table:table-cell>
          <table:table-cell table:style-name="ce34" table:formula="of:=IF(AND([.LA$1]&gt;=[.$L5];[.LA$1]&lt;=[.$K5]);[.LA$1];&quot;&quot;)">
            <text:p/>
          </table:table-cell>
          <table:table-cell table:style-name="ce34" table:formula="of:=IF(AND([.LB$1]&gt;=[.$L5];[.LB$1]&lt;=[.$K5]);[.LB$1];&quot;&quot;)">
            <text:p/>
          </table:table-cell>
          <table:table-cell table:style-name="ce34" table:formula="of:=IF(AND([.LC$1]&gt;=[.$L5];[.LC$1]&lt;=[.$K5]);[.LC$1];&quot;&quot;)">
            <text:p/>
          </table:table-cell>
          <table:table-cell table:style-name="ce34" table:formula="of:=IF(AND([.LD$1]&gt;=[.$L5];[.LD$1]&lt;=[.$K5]);[.LD$1];&quot;&quot;)">
            <text:p/>
          </table:table-cell>
          <table:table-cell table:style-name="ce34" table:formula="of:=IF(AND([.LE$1]&gt;=[.$L5];[.LE$1]&lt;=[.$K5]);[.LE$1];&quot;&quot;)">
            <text:p/>
          </table:table-cell>
          <table:table-cell table:style-name="ce34" table:formula="of:=IF(AND([.LF$1]&gt;=[.$L5];[.LF$1]&lt;=[.$K5]);[.LF$1];&quot;&quot;)">
            <text:p/>
          </table:table-cell>
          <table:table-cell table:style-name="ce34" table:formula="of:=IF(AND([.LG$1]&gt;=[.$L5];[.LG$1]&lt;=[.$K5]);[.LG$1];&quot;&quot;)">
            <text:p/>
          </table:table-cell>
          <table:table-cell table:style-name="ce34" table:formula="of:=IF(AND([.LH$1]&gt;=[.$L5];[.LH$1]&lt;=[.$K5]);[.LH$1];&quot;&quot;)">
            <text:p/>
          </table:table-cell>
          <table:table-cell table:style-name="ce36" table:formula="of:=IF(AND([.LI$1]&gt;=[.$L5];[.LI$1]&lt;=[.$K5]);[.LI$1];&quot;&quot;)">
            <text:p/>
          </table:table-cell>
          <table:table-cell table:style-name="ce36" table:formula="of:=IF(AND([.LJ$1]&gt;=[.$L5];[.LJ$1]&lt;=[.$K5]);[.LJ$1];&quot;&quot;)">
            <text:p/>
          </table:table-cell>
          <table:table-cell table:style-name="ce36" table:formula="of:=IF(AND([.LK$1]&gt;=[.$L5];[.LK$1]&lt;=[.$K5]);[.LK$1];&quot;&quot;)">
            <text:p/>
          </table:table-cell>
          <table:table-cell table:style-name="ce36" table:formula="of:=IF(AND([.LL$1]&gt;=[.$L5];[.LL$1]&lt;=[.$K5]);[.LL$1];&quot;&quot;)">
            <text:p/>
          </table:table-cell>
          <table:table-cell table:style-name="ce36" table:formula="of:=IF(AND([.LM$1]&gt;=[.$L5];[.LM$1]&lt;=[.$K5]);[.LM$1];&quot;&quot;)">
            <text:p/>
          </table:table-cell>
          <table:table-cell table:style-name="ce36" table:formula="of:=IF(AND([.LN$1]&gt;=[.$L5];[.LN$1]&lt;=[.$K5]);[.LN$1];&quot;&quot;)">
            <text:p/>
          </table:table-cell>
          <table:table-cell table:style-name="ce36" table:formula="of:=IF(AND([.LO$1]&gt;=[.$L5];[.LO$1]&lt;=[.$K5]);[.LO$1];&quot;&quot;)">
            <text:p/>
          </table:table-cell>
          <table:table-cell table:style-name="ce36" table:formula="of:=IF(AND([.LP$1]&gt;=[.$L5];[.LP$1]&lt;=[.$K5]);[.LP$1];&quot;&quot;)">
            <text:p/>
          </table:table-cell>
          <table:table-cell table:style-name="ce36" table:formula="of:=IF(AND([.LQ$1]&gt;=[.$L5];[.LQ$1]&lt;=[.$K5]);[.LQ$1];&quot;&quot;)">
            <text:p/>
          </table:table-cell>
          <table:table-cell table:style-name="ce36" table:formula="of:=IF(AND([.LR$1]&gt;=[.$L5];[.LR$1]&lt;=[.$K5]);[.LR$1];&quot;&quot;)">
            <text:p/>
          </table:table-cell>
          <table:table-cell table:style-name="ce36" table:formula="of:=IF(AND([.LS$1]&gt;=[.$L5];[.LS$1]&lt;=[.$K5]);[.LS$1];&quot;&quot;)">
            <text:p/>
          </table:table-cell>
          <table:table-cell table:style-name="ce36" table:formula="of:=IF(AND([.LT$1]&gt;=[.$L5];[.LT$1]&lt;=[.$K5]);[.LT$1];&quot;&quot;)">
            <text:p/>
          </table:table-cell>
          <table:table-cell table:style-name="ce36" table:formula="of:=IF(AND([.LU$1]&gt;=[.$L5];[.LU$1]&lt;=[.$K5]);[.LU$1];&quot;&quot;)">
            <text:p/>
          </table:table-cell>
          <table:table-cell table:style-name="ce36" table:formula="of:=IF(AND([.LV$1]&gt;=[.$L5];[.LV$1]&lt;=[.$K5]);[.LV$1];&quot;&quot;)">
            <text:p/>
          </table:table-cell>
          <table:table-cell table:style-name="ce36" table:formula="of:=IF(AND([.LW$1]&gt;=[.$L5];[.LW$1]&lt;=[.$K5]);[.LW$1];&quot;&quot;)">
            <text:p/>
          </table:table-cell>
          <table:table-cell table:style-name="ce36" table:formula="of:=IF(AND([.LX$1]&gt;=[.$L5];[.LX$1]&lt;=[.$K5]);[.LX$1];&quot;&quot;)">
            <text:p/>
          </table:table-cell>
          <table:table-cell table:style-name="ce36" table:formula="of:=IF(AND([.LY$1]&gt;=[.$L5];[.LY$1]&lt;=[.$K5]);[.LY$1];&quot;&quot;)">
            <text:p/>
          </table:table-cell>
          <table:table-cell table:style-name="ce36" table:formula="of:=IF(AND([.LZ$1]&gt;=[.$L5];[.LZ$1]&lt;=[.$K5]);[.LZ$1];&quot;&quot;)">
            <text:p/>
          </table:table-cell>
          <table:table-cell table:style-name="ce36" table:formula="of:=IF(AND([.MA$1]&gt;=[.$L5];[.MA$1]&lt;=[.$K5]);[.MA$1];&quot;&quot;)">
            <text:p/>
          </table:table-cell>
          <table:table-cell table:style-name="ce36" table:formula="of:=IF(AND([.MB$1]&gt;=[.$L5];[.MB$1]&lt;=[.$K5]);[.MB$1];&quot;&quot;)">
            <text:p/>
          </table:table-cell>
          <table:table-cell table:style-name="ce36" table:formula="of:=IF(AND([.MC$1]&gt;=[.$L5];[.MC$1]&lt;=[.$K5]);[.MC$1];&quot;&quot;)">
            <text:p/>
          </table:table-cell>
          <table:table-cell table:style-name="ce36" table:formula="of:=IF(AND([.MD$1]&gt;=[.$L5];[.MD$1]&lt;=[.$K5]);[.MD$1];&quot;&quot;)">
            <text:p/>
          </table:table-cell>
          <table:table-cell table:style-name="ce36" table:formula="of:=IF(AND([.ME$1]&gt;=[.$L5];[.ME$1]&lt;=[.$K5]);[.ME$1];&quot;&quot;)">
            <text:p/>
          </table:table-cell>
          <table:table-cell table:style-name="ce36" table:formula="of:=IF(AND([.MF$1]&gt;=[.$L5];[.MF$1]&lt;=[.$K5]);[.MF$1];&quot;&quot;)">
            <text:p/>
          </table:table-cell>
          <table:table-cell table:style-name="ce36" table:formula="of:=IF(AND([.MG$1]&gt;=[.$L5];[.MG$1]&lt;=[.$K5]);[.MG$1];&quot;&quot;)">
            <text:p/>
          </table:table-cell>
          <table:table-cell table:style-name="ce36" table:formula="of:=IF(AND([.MH$1]&gt;=[.$L5];[.MH$1]&lt;=[.$K5]);[.MH$1];&quot;&quot;)">
            <text:p/>
          </table:table-cell>
          <table:table-cell table:style-name="ce36" table:formula="of:=IF(AND([.MI$1]&gt;=[.$L5];[.MI$1]&lt;=[.$K5]);[.MI$1];&quot;&quot;)">
            <text:p/>
          </table:table-cell>
          <table:table-cell table:style-name="ce36" table:formula="of:=IF(AND([.MJ$1]&gt;=[.$L5];[.MJ$1]&lt;=[.$K5]);[.MJ$1];&quot;&quot;)">
            <text:p/>
          </table:table-cell>
          <table:table-cell table:style-name="ce36" table:formula="of:=IF(AND([.MK$1]&gt;=[.$L5];[.MK$1]&lt;=[.$K5]);[.MK$1];&quot;&quot;)">
            <text:p/>
          </table:table-cell>
          <table:table-cell table:style-name="ce36" table:formula="of:=IF(AND([.ML$1]&gt;=[.$L5];[.ML$1]&lt;=[.$K5]);[.ML$1];&quot;&quot;)">
            <text:p/>
          </table:table-cell>
          <table:table-cell table:style-name="ce36" table:formula="of:=IF(AND([.MM$1]&gt;=[.$L5];[.MM$1]&lt;=[.$K5]);[.MM$1];&quot;&quot;)">
            <text:p/>
          </table:table-cell>
          <table:table-cell table:style-name="ce36" table:formula="of:=IF(AND([.MN$1]&gt;=[.$L5];[.MN$1]&lt;=[.$K5]);[.MN$1];&quot;&quot;)">
            <text:p/>
          </table:table-cell>
          <table:table-cell table:style-name="ce36" table:formula="of:=IF(AND([.MO$1]&gt;=[.$L5];[.MO$1]&lt;=[.$K5]);[.MO$1];&quot;&quot;)">
            <text:p/>
          </table:table-cell>
          <table:table-cell table:style-name="ce36" table:formula="of:=IF(AND([.MP$1]&gt;=[.$L5];[.MP$1]&lt;=[.$K5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6];[.$A:.$K];11;0)" office:value-type="float" office:value="26" calcext:value-type="float">
            <text:p>26</text:p>
          </table:table-cell>
          <table:table-cell table:style-name="ce5" table:formula="of:=VLOOKUP([.D6];[.$A:.$K];11;0)" office:value-type="float" office:value="0" calcext:value-type="float">
            <text:p>0</text:p>
          </table:table-cell>
          <table:table-cell table:style-name="ce5" table:formula="of:=VLOOKUP([.E6];[.$A:.$K];11;0)" office:value-type="float" office:value="0" calcext:value-type="float">
            <text:p>0</text:p>
          </table:table-cell>
          <table:table-cell table:style-name="ce5" table:formula="of:=VLOOKUP([.F6];[.$A:.$K];11;0)" office:value-type="float" office:value="0" calcext:value-type="float">
            <text:p>0</text:p>
          </table:table-cell>
          <table:table-cell table:style-name="ce6" table:formula="of:=MAX([.G6:.J6])+[.B6]+[.M6]" office:value-type="float" office:value="55" calcext:value-type="float">
            <text:p>55</text:p>
          </table:table-cell>
          <table:table-cell table:style-name="ce7" table:formula="of:=[.K6]-[.D6]+1" office:value-type="float" office:value="56" calcext:value-type="float">
            <text:p>56</text:p>
          </table:table-cell>
          <table:table-cell table:style-name="ce8"/>
          <table:table-cell table:style-name="ce10" table:formula="of:=IF(AND([.N$1]&gt;=[.$L6];[.N$1]&lt;=[.$K6]);[.N$1];&quot;&quot;)">
            <text:p/>
          </table:table-cell>
          <table:table-cell table:style-name="ce10" table:formula="of:=IF(AND([.O$1]&gt;=[.$L6];[.O$1]&lt;=[.$K6]);[.O$1];&quot;&quot;)">
            <text:p/>
          </table:table-cell>
          <table:table-cell table:style-name="ce10" table:formula="of:=IF(AND([.P$1]&gt;=[.$L6];[.P$1]&lt;=[.$K6]);[.P$1];&quot;&quot;)">
            <text:p/>
          </table:table-cell>
          <table:table-cell table:style-name="ce10" table:formula="of:=IF(AND([.Q$1]&gt;=[.$L6];[.Q$1]&lt;=[.$K6]);[.Q$1];&quot;&quot;)">
            <text:p/>
          </table:table-cell>
          <table:table-cell table:style-name="ce12" table:formula="of:=IF(AND([.R$1]&gt;=[.$L6];[.R$1]&lt;=[.$K6]);[.R$1];&quot;&quot;)">
            <text:p/>
          </table:table-cell>
          <table:table-cell table:style-name="ce12" table:formula="of:=IF(AND([.S$1]&gt;=[.$L6];[.S$1]&lt;=[.$K6]);[.S$1];&quot;&quot;)">
            <text:p/>
          </table:table-cell>
          <table:table-cell table:style-name="ce12" table:formula="of:=IF(AND([.T$1]&gt;=[.$L6];[.T$1]&lt;=[.$K6]);[.T$1];&quot;&quot;)">
            <text:p/>
          </table:table-cell>
          <table:table-cell table:style-name="ce12" table:formula="of:=IF(AND([.U$1]&gt;=[.$L6];[.U$1]&lt;=[.$K6]);[.U$1];&quot;&quot;)">
            <text:p/>
          </table:table-cell>
          <table:table-cell table:style-name="ce12" table:formula="of:=IF(AND([.V$1]&gt;=[.$L6];[.V$1]&lt;=[.$K6]);[.V$1];&quot;&quot;)">
            <text:p/>
          </table:table-cell>
          <table:table-cell table:style-name="ce12" table:formula="of:=IF(AND([.W$1]&gt;=[.$L6];[.W$1]&lt;=[.$K6]);[.W$1];&quot;&quot;)">
            <text:p/>
          </table:table-cell>
          <table:table-cell table:style-name="ce12" table:formula="of:=IF(AND([.X$1]&gt;=[.$L6];[.X$1]&lt;=[.$K6]);[.X$1];&quot;&quot;)">
            <text:p/>
          </table:table-cell>
          <table:table-cell table:style-name="ce12" table:formula="of:=IF(AND([.Y$1]&gt;=[.$L6];[.Y$1]&lt;=[.$K6]);[.Y$1];&quot;&quot;)">
            <text:p/>
          </table:table-cell>
          <table:table-cell table:style-name="ce12" table:formula="of:=IF(AND([.Z$1]&gt;=[.$L6];[.Z$1]&lt;=[.$K6]);[.Z$1];&quot;&quot;)">
            <text:p/>
          </table:table-cell>
          <table:table-cell table:style-name="ce12" table:formula="of:=IF(AND([.AA$1]&gt;=[.$L6];[.AA$1]&lt;=[.$K6]);[.AA$1];&quot;&quot;)">
            <text:p/>
          </table:table-cell>
          <table:table-cell table:style-name="ce12" table:formula="of:=IF(AND([.AB$1]&gt;=[.$L6];[.AB$1]&lt;=[.$K6]);[.AB$1];&quot;&quot;)">
            <text:p/>
          </table:table-cell>
          <table:table-cell table:style-name="ce12" table:formula="of:=IF(AND([.AC$1]&gt;=[.$L6];[.AC$1]&lt;=[.$K6]);[.AC$1];&quot;&quot;)">
            <text:p/>
          </table:table-cell>
          <table:table-cell table:style-name="ce14" table:formula="of:=IF(AND([.AD$1]&gt;=[.$L6];[.AD$1]&lt;=[.$K6]);[.AD$1];&quot;&quot;)">
            <text:p/>
          </table:table-cell>
          <table:table-cell table:style-name="ce17" table:formula="of:=IF(AND([.AE$1]&gt;=[.$L6];[.AE$1]&lt;=[.$K6]);[.AE$1];&quot;&quot;)">
            <text:p/>
          </table:table-cell>
          <table:table-cell table:style-name="ce17" table:formula="of:=IF(AND([.AF$1]&gt;=[.$L6];[.AF$1]&lt;=[.$K6]);[.AF$1];&quot;&quot;)">
            <text:p/>
          </table:table-cell>
          <table:table-cell table:style-name="ce17" table:formula="of:=IF(AND([.AG$1]&gt;=[.$L6];[.AG$1]&lt;=[.$K6]);[.AG$1];&quot;&quot;)">
            <text:p/>
          </table:table-cell>
          <table:table-cell table:style-name="ce17" table:formula="of:=IF(AND([.AH$1]&gt;=[.$L6];[.AH$1]&lt;=[.$K6]);[.AH$1];&quot;&quot;)">
            <text:p/>
          </table:table-cell>
          <table:table-cell table:style-name="ce17" table:formula="of:=IF(AND([.AI$1]&gt;=[.$L6];[.AI$1]&lt;=[.$K6]);[.AI$1];&quot;&quot;)">
            <text:p/>
          </table:table-cell>
          <table:table-cell table:style-name="ce17" table:formula="of:=IF(AND([.AJ$1]&gt;=[.$L6];[.AJ$1]&lt;=[.$K6]);[.AJ$1];&quot;&quot;)">
            <text:p/>
          </table:table-cell>
          <table:table-cell table:style-name="ce17" table:formula="of:=IF(AND([.AK$1]&gt;=[.$L6];[.AK$1]&lt;=[.$K6]);[.AK$1];&quot;&quot;)">
            <text:p/>
          </table:table-cell>
          <table:table-cell table:style-name="ce17" table:formula="of:=IF(AND([.AL$1]&gt;=[.$L6];[.AL$1]&lt;=[.$K6]);[.AL$1];&quot;&quot;)">
            <text:p/>
          </table:table-cell>
          <table:table-cell table:style-name="ce17" table:formula="of:=IF(AND([.AM$1]&gt;=[.$L6];[.AM$1]&lt;=[.$K6]);[.AM$1];&quot;&quot;)">
            <text:p/>
          </table:table-cell>
          <table:table-cell table:style-name="ce17" table:formula="of:=IF(AND([.AN$1]&gt;=[.$L6];[.AN$1]&lt;=[.$K6]);[.AN$1];&quot;&quot;)">
            <text:p/>
          </table:table-cell>
          <table:table-cell table:style-name="ce17" table:formula="of:=IF(AND([.AO$1]&gt;=[.$L6];[.AO$1]&lt;=[.$K6]);[.AO$1];&quot;&quot;)">
            <text:p/>
          </table:table-cell>
          <table:table-cell table:style-name="ce17" table:formula="of:=IF(AND([.AP$1]&gt;=[.$L6];[.AP$1]&lt;=[.$K6]);[.AP$1];&quot;&quot;)">
            <text:p/>
          </table:table-cell>
          <table:table-cell table:style-name="ce17" table:formula="of:=IF(AND([.AQ$1]&gt;=[.$L6];[.AQ$1]&lt;=[.$K6]);[.AQ$1];&quot;&quot;)">
            <text:p/>
          </table:table-cell>
          <table:table-cell table:style-name="ce17" table:formula="of:=IF(AND([.AR$1]&gt;=[.$L6];[.AR$1]&lt;=[.$K6]);[.AR$1];&quot;&quot;)">
            <text:p/>
          </table:table-cell>
          <table:table-cell table:style-name="ce17" table:formula="of:=IF(AND([.AS$1]&gt;=[.$L6];[.AS$1]&lt;=[.$K6]);[.AS$1];&quot;&quot;)">
            <text:p/>
          </table:table-cell>
          <table:table-cell table:style-name="ce17" table:formula="of:=IF(AND([.AT$1]&gt;=[.$L6];[.AT$1]&lt;=[.$K6]);[.AT$1];&quot;&quot;)">
            <text:p/>
          </table:table-cell>
          <table:table-cell table:style-name="ce17" table:formula="of:=IF(AND([.AU$1]&gt;=[.$L6];[.AU$1]&lt;=[.$K6]);[.AU$1];&quot;&quot;)">
            <text:p/>
          </table:table-cell>
          <table:table-cell table:style-name="ce17" table:formula="of:=IF(AND([.AV$1]&gt;=[.$L6];[.AV$1]&lt;=[.$K6]);[.AV$1];&quot;&quot;)">
            <text:p/>
          </table:table-cell>
          <table:table-cell table:style-name="ce17" table:formula="of:=IF(AND([.AW$1]&gt;=[.$L6];[.AW$1]&lt;=[.$K6]);[.AW$1];&quot;&quot;)">
            <text:p/>
          </table:table-cell>
          <table:table-cell table:style-name="ce17" table:formula="of:=IF(AND([.AX$1]&gt;=[.$L6];[.AX$1]&lt;=[.$K6]);[.AX$1];&quot;&quot;)">
            <text:p/>
          </table:table-cell>
          <table:table-cell table:style-name="ce17" table:formula="of:=IF(AND([.AY$1]&gt;=[.$L6];[.AY$1]&lt;=[.$K6]);[.AY$1];&quot;&quot;)">
            <text:p/>
          </table:table-cell>
          <table:table-cell table:style-name="ce17" table:formula="of:=IF(AND([.AZ$1]&gt;=[.$L6];[.AZ$1]&lt;=[.$K6]);[.AZ$1];&quot;&quot;)">
            <text:p/>
          </table:table-cell>
          <table:table-cell table:style-name="ce17" table:formula="of:=IF(AND([.BA$1]&gt;=[.$L6];[.BA$1]&lt;=[.$K6]);[.BA$1];&quot;&quot;)">
            <text:p/>
          </table:table-cell>
          <table:table-cell table:style-name="ce17" table:formula="of:=IF(AND([.BB$1]&gt;=[.$L6];[.BB$1]&lt;=[.$K6]);[.BB$1];&quot;&quot;)">
            <text:p/>
          </table:table-cell>
          <table:table-cell table:style-name="ce17" table:formula="of:=IF(AND([.BC$1]&gt;=[.$L6];[.BC$1]&lt;=[.$K6]);[.BC$1];&quot;&quot;)">
            <text:p/>
          </table:table-cell>
          <table:table-cell table:style-name="ce17" table:formula="of:=IF(AND([.BD$1]&gt;=[.$L6];[.BD$1]&lt;=[.$K6]);[.BD$1];&quot;&quot;)">
            <text:p/>
          </table:table-cell>
          <table:table-cell table:style-name="ce17" table:formula="of:=IF(AND([.BE$1]&gt;=[.$L6];[.BE$1]&lt;=[.$K6]);[.BE$1];&quot;&quot;)">
            <text:p/>
          </table:table-cell>
          <table:table-cell table:style-name="ce17" table:formula="of:=IF(AND([.BF$1]&gt;=[.$L6];[.BF$1]&lt;=[.$K6]);[.BF$1];&quot;&quot;)">
            <text:p/>
          </table:table-cell>
          <table:table-cell table:style-name="ce17" table:formula="of:=IF(AND([.BG$1]&gt;=[.$L6];[.BG$1]&lt;=[.$K6]);[.BG$1];&quot;&quot;)">
            <text:p/>
          </table:table-cell>
          <table:table-cell table:style-name="ce17" table:formula="of:=IF(AND([.BH$1]&gt;=[.$L6];[.BH$1]&lt;=[.$K6]);[.BH$1];&quot;&quot;)">
            <text:p/>
          </table:table-cell>
          <table:table-cell table:style-name="ce17" table:formula="of:=IF(AND([.BI$1]&gt;=[.$L6];[.BI$1]&lt;=[.$K6]);[.BI$1];&quot;&quot;)">
            <text:p/>
          </table:table-cell>
          <table:table-cell table:style-name="ce17" table:formula="of:=IF(AND([.BJ$1]&gt;=[.$L6];[.BJ$1]&lt;=[.$K6]);[.BJ$1];&quot;&quot;)">
            <text:p/>
          </table:table-cell>
          <table:table-cell table:style-name="ce17" table:formula="of:=IF(AND([.BK$1]&gt;=[.$L6];[.BK$1]&lt;=[.$K6]);[.BK$1];&quot;&quot;)">
            <text:p/>
          </table:table-cell>
          <table:table-cell table:style-name="ce17" table:formula="of:=IF(AND([.BL$1]&gt;=[.$L6];[.BL$1]&lt;=[.$K6]);[.BL$1];&quot;&quot;)">
            <text:p/>
          </table:table-cell>
          <table:table-cell table:style-name="ce17" table:formula="of:=IF(AND([.BM$1]&gt;=[.$L6];[.BM$1]&lt;=[.$K6]);[.BM$1];&quot;&quot;)">
            <text:p/>
          </table:table-cell>
          <table:table-cell table:style-name="ce17" table:formula="of:=IF(AND([.BN$1]&gt;=[.$L6];[.BN$1]&lt;=[.$K6]);[.BN$1];&quot;&quot;)">
            <text:p/>
          </table:table-cell>
          <table:table-cell table:style-name="ce17" table:formula="of:=IF(AND([.BO$1]&gt;=[.$L6];[.BO$1]&lt;=[.$K6]);[.BO$1];&quot;&quot;)">
            <text:p/>
          </table:table-cell>
          <table:table-cell table:style-name="ce17" table:formula="of:=IF(AND([.BP$1]&gt;=[.$L6];[.BP$1]&lt;=[.$K6]);[.BP$1];&quot;&quot;)">
            <text:p/>
          </table:table-cell>
          <table:table-cell table:style-name="ce17" table:formula="of:=IF(AND([.BQ$1]&gt;=[.$L6];[.BQ$1]&lt;=[.$K6]);[.BQ$1];&quot;&quot;)">
            <text:p/>
          </table:table-cell>
          <table:table-cell table:style-name="ce17" table:formula="of:=IF(AND([.BR$1]&gt;=[.$L6];[.BR$1]&lt;=[.$K6]);[.BR$1];&quot;&quot;)">
            <text:p/>
          </table:table-cell>
          <table:table-cell table:style-name="ce17" table:formula="of:=IF(AND([.BS$1]&gt;=[.$L6];[.BS$1]&lt;=[.$K6]);[.BS$1];&quot;&quot;)">
            <text:p/>
          </table:table-cell>
          <table:table-cell table:style-name="ce17" table:formula="of:=IF(AND([.BT$1]&gt;=[.$L6];[.BT$1]&lt;=[.$K6]);[.BT$1];&quot;&quot;)">
            <text:p/>
          </table:table-cell>
          <table:table-cell table:style-name="ce17" table:formula="of:=IF(AND([.BU$1]&gt;=[.$L6];[.BU$1]&lt;=[.$K6]);[.BU$1];&quot;&quot;)">
            <text:p/>
          </table:table-cell>
          <table:table-cell table:style-name="ce17" table:formula="of:=IF(AND([.BV$1]&gt;=[.$L6];[.BV$1]&lt;=[.$K6]);[.BV$1];&quot;&quot;)">
            <text:p/>
          </table:table-cell>
          <table:table-cell table:style-name="ce17" table:formula="of:=IF(AND([.BW$1]&gt;=[.$L6];[.BW$1]&lt;=[.$K6]);[.BW$1];&quot;&quot;)">
            <text:p/>
          </table:table-cell>
          <table:table-cell table:style-name="ce17" table:formula="of:=IF(AND([.BX$1]&gt;=[.$L6];[.BX$1]&lt;=[.$K6]);[.BX$1];&quot;&quot;)">
            <text:p/>
          </table:table-cell>
          <table:table-cell table:style-name="ce17" table:formula="of:=IF(AND([.BY$1]&gt;=[.$L6];[.BY$1]&lt;=[.$K6]);[.BY$1];&quot;&quot;)">
            <text:p/>
          </table:table-cell>
          <table:table-cell table:style-name="ce17" table:formula="of:=IF(AND([.BZ$1]&gt;=[.$L6];[.BZ$1]&lt;=[.$K6]);[.BZ$1];&quot;&quot;)">
            <text:p/>
          </table:table-cell>
          <table:table-cell table:style-name="ce17" table:formula="of:=IF(AND([.CA$1]&gt;=[.$L6];[.CA$1]&lt;=[.$K6]);[.CA$1];&quot;&quot;)">
            <text:p/>
          </table:table-cell>
          <table:table-cell table:style-name="ce17" table:formula="of:=IF(AND([.CB$1]&gt;=[.$L6];[.CB$1]&lt;=[.$K6]);[.CB$1];&quot;&quot;)">
            <text:p/>
          </table:table-cell>
          <table:table-cell table:style-name="ce17" table:formula="of:=IF(AND([.CC$1]&gt;=[.$L6];[.CC$1]&lt;=[.$K6]);[.CC$1];&quot;&quot;)">
            <text:p/>
          </table:table-cell>
          <table:table-cell table:style-name="ce17" table:formula="of:=IF(AND([.CD$1]&gt;=[.$L6];[.CD$1]&lt;=[.$K6]);[.CD$1];&quot;&quot;)">
            <text:p/>
          </table:table-cell>
          <table:table-cell table:style-name="ce17" table:formula="of:=IF(AND([.CE$1]&gt;=[.$L6];[.CE$1]&lt;=[.$K6]);[.CE$1];&quot;&quot;)">
            <text:p/>
          </table:table-cell>
          <table:table-cell table:style-name="ce17" table:formula="of:=IF(AND([.CF$1]&gt;=[.$L6];[.CF$1]&lt;=[.$K6]);[.CF$1];&quot;&quot;)">
            <text:p/>
          </table:table-cell>
          <table:table-cell table:style-name="ce17" table:formula="of:=IF(AND([.CG$1]&gt;=[.$L6];[.CG$1]&lt;=[.$K6]);[.CG$1];&quot;&quot;)">
            <text:p/>
          </table:table-cell>
          <table:table-cell table:style-name="ce17" table:formula="of:=IF(AND([.CH$1]&gt;=[.$L6];[.CH$1]&lt;=[.$K6]);[.CH$1];&quot;&quot;)">
            <text:p/>
          </table:table-cell>
          <table:table-cell table:style-name="ce17" table:formula="of:=IF(AND([.CI$1]&gt;=[.$L6];[.CI$1]&lt;=[.$K6]);[.CI$1];&quot;&quot;)">
            <text:p/>
          </table:table-cell>
          <table:table-cell table:style-name="ce17" table:formula="of:=IF(AND([.CJ$1]&gt;=[.$L6];[.CJ$1]&lt;=[.$K6]);[.CJ$1];&quot;&quot;)">
            <text:p/>
          </table:table-cell>
          <table:table-cell table:style-name="ce17" table:formula="of:=IF(AND([.CK$1]&gt;=[.$L6];[.CK$1]&lt;=[.$K6]);[.CK$1];&quot;&quot;)">
            <text:p/>
          </table:table-cell>
          <table:table-cell table:style-name="ce17" table:formula="of:=IF(AND([.CL$1]&gt;=[.$L6];[.CL$1]&lt;=[.$K6]);[.CL$1];&quot;&quot;)">
            <text:p/>
          </table:table-cell>
          <table:table-cell table:style-name="ce17" table:formula="of:=IF(AND([.CM$1]&gt;=[.$L6];[.CM$1]&lt;=[.$K6]);[.CM$1];&quot;&quot;)">
            <text:p/>
          </table:table-cell>
          <table:table-cell table:style-name="ce17" table:formula="of:=IF(AND([.CN$1]&gt;=[.$L6];[.CN$1]&lt;=[.$K6]);[.CN$1];&quot;&quot;)">
            <text:p/>
          </table:table-cell>
          <table:table-cell table:style-name="ce17" table:formula="of:=IF(AND([.CO$1]&gt;=[.$L6];[.CO$1]&lt;=[.$K6]);[.CO$1];&quot;&quot;)">
            <text:p/>
          </table:table-cell>
          <table:table-cell table:style-name="ce17" table:formula="of:=IF(AND([.CP$1]&gt;=[.$L6];[.CP$1]&lt;=[.$K6]);[.CP$1];&quot;&quot;)">
            <text:p/>
          </table:table-cell>
          <table:table-cell table:style-name="ce17" table:formula="of:=IF(AND([.CQ$1]&gt;=[.$L6];[.CQ$1]&lt;=[.$K6]);[.CQ$1];&quot;&quot;)">
            <text:p/>
          </table:table-cell>
          <table:table-cell table:style-name="ce17" table:formula="of:=IF(AND([.CR$1]&gt;=[.$L6];[.CR$1]&lt;=[.$K6]);[.CR$1];&quot;&quot;)">
            <text:p/>
          </table:table-cell>
          <table:table-cell table:style-name="ce17" table:formula="of:=IF(AND([.CS$1]&gt;=[.$L6];[.CS$1]&lt;=[.$K6]);[.CS$1];&quot;&quot;)">
            <text:p/>
          </table:table-cell>
          <table:table-cell table:style-name="ce17" table:formula="of:=IF(AND([.CT$1]&gt;=[.$L6];[.CT$1]&lt;=[.$K6]);[.CT$1];&quot;&quot;)">
            <text:p/>
          </table:table-cell>
          <table:table-cell table:style-name="ce17" table:formula="of:=IF(AND([.CU$1]&gt;=[.$L6];[.CU$1]&lt;=[.$K6]);[.CU$1];&quot;&quot;)">
            <text:p/>
          </table:table-cell>
          <table:table-cell table:style-name="ce17" table:formula="of:=IF(AND([.CV$1]&gt;=[.$L6];[.CV$1]&lt;=[.$K6]);[.CV$1];&quot;&quot;)">
            <text:p/>
          </table:table-cell>
          <table:table-cell table:style-name="ce17" table:formula="of:=IF(AND([.CW$1]&gt;=[.$L6];[.CW$1]&lt;=[.$K6]);[.CW$1];&quot;&quot;)">
            <text:p/>
          </table:table-cell>
          <table:table-cell table:style-name="ce17" table:formula="of:=IF(AND([.CX$1]&gt;=[.$L6];[.CX$1]&lt;=[.$K6]);[.CX$1];&quot;&quot;)">
            <text:p/>
          </table:table-cell>
          <table:table-cell table:style-name="ce17" table:formula="of:=IF(AND([.CY$1]&gt;=[.$L6];[.CY$1]&lt;=[.$K6]);[.CY$1];&quot;&quot;)">
            <text:p/>
          </table:table-cell>
          <table:table-cell table:style-name="ce17" table:formula="of:=IF(AND([.CZ$1]&gt;=[.$L6];[.CZ$1]&lt;=[.$K6]);[.CZ$1];&quot;&quot;)">
            <text:p/>
          </table:table-cell>
          <table:table-cell table:style-name="ce17" table:formula="of:=IF(AND([.DA$1]&gt;=[.$L6];[.DA$1]&lt;=[.$K6]);[.DA$1];&quot;&quot;)">
            <text:p/>
          </table:table-cell>
          <table:table-cell table:style-name="ce17" table:formula="of:=IF(AND([.DB$1]&gt;=[.$L6];[.DB$1]&lt;=[.$K6]);[.DB$1];&quot;&quot;)">
            <text:p/>
          </table:table-cell>
          <table:table-cell table:style-name="ce17" table:formula="of:=IF(AND([.DC$1]&gt;=[.$L6];[.DC$1]&lt;=[.$K6]);[.DC$1];&quot;&quot;)">
            <text:p/>
          </table:table-cell>
          <table:table-cell table:style-name="ce17" table:formula="of:=IF(AND([.DD$1]&gt;=[.$L6];[.DD$1]&lt;=[.$K6]);[.DD$1];&quot;&quot;)">
            <text:p/>
          </table:table-cell>
          <table:table-cell table:style-name="ce17" table:formula="of:=IF(AND([.DE$1]&gt;=[.$L6];[.DE$1]&lt;=[.$K6]);[.DE$1];&quot;&quot;)">
            <text:p/>
          </table:table-cell>
          <table:table-cell table:style-name="ce17" table:formula="of:=IF(AND([.DF$1]&gt;=[.$L6];[.DF$1]&lt;=[.$K6]);[.DF$1];&quot;&quot;)">
            <text:p/>
          </table:table-cell>
          <table:table-cell table:style-name="ce17" table:formula="of:=IF(AND([.DG$1]&gt;=[.$L6];[.DG$1]&lt;=[.$K6]);[.DG$1];&quot;&quot;)">
            <text:p/>
          </table:table-cell>
          <table:table-cell table:style-name="ce17" table:formula="of:=IF(AND([.DH$1]&gt;=[.$L6];[.DH$1]&lt;=[.$K6]);[.DH$1];&quot;&quot;)">
            <text:p/>
          </table:table-cell>
          <table:table-cell table:style-name="ce17" table:formula="of:=IF(AND([.DI$1]&gt;=[.$L6];[.DI$1]&lt;=[.$K6]);[.DI$1];&quot;&quot;)">
            <text:p/>
          </table:table-cell>
          <table:table-cell table:style-name="ce17" table:formula="of:=IF(AND([.DJ$1]&gt;=[.$L6];[.DJ$1]&lt;=[.$K6]);[.DJ$1];&quot;&quot;)">
            <text:p/>
          </table:table-cell>
          <table:table-cell table:style-name="ce17" table:formula="of:=IF(AND([.DK$1]&gt;=[.$L6];[.DK$1]&lt;=[.$K6]);[.DK$1];&quot;&quot;)">
            <text:p/>
          </table:table-cell>
          <table:table-cell table:style-name="ce17" table:formula="of:=IF(AND([.DL$1]&gt;=[.$L6];[.DL$1]&lt;=[.$K6]);[.DL$1];&quot;&quot;)">
            <text:p/>
          </table:table-cell>
          <table:table-cell table:style-name="ce17" table:formula="of:=IF(AND([.DM$1]&gt;=[.$L6];[.DM$1]&lt;=[.$K6]);[.DM$1];&quot;&quot;)">
            <text:p/>
          </table:table-cell>
          <table:table-cell table:style-name="ce17" table:formula="of:=IF(AND([.DN$1]&gt;=[.$L6];[.DN$1]&lt;=[.$K6]);[.DN$1];&quot;&quot;)">
            <text:p/>
          </table:table-cell>
          <table:table-cell table:style-name="ce17" table:formula="of:=IF(AND([.DO$1]&gt;=[.$L6];[.DO$1]&lt;=[.$K6]);[.DO$1];&quot;&quot;)">
            <text:p/>
          </table:table-cell>
          <table:table-cell table:style-name="ce17" table:formula="of:=IF(AND([.DP$1]&gt;=[.$L6];[.DP$1]&lt;=[.$K6]);[.DP$1];&quot;&quot;)">
            <text:p/>
          </table:table-cell>
          <table:table-cell table:style-name="ce17" table:formula="of:=IF(AND([.DQ$1]&gt;=[.$L6];[.DQ$1]&lt;=[.$K6]);[.DQ$1];&quot;&quot;)">
            <text:p/>
          </table:table-cell>
          <table:table-cell table:style-name="ce17" table:formula="of:=IF(AND([.DR$1]&gt;=[.$L6];[.DR$1]&lt;=[.$K6]);[.DR$1];&quot;&quot;)">
            <text:p/>
          </table:table-cell>
          <table:table-cell table:style-name="ce17" table:formula="of:=IF(AND([.DS$1]&gt;=[.$L6];[.DS$1]&lt;=[.$K6]);[.DS$1];&quot;&quot;)">
            <text:p/>
          </table:table-cell>
          <table:table-cell table:style-name="ce17" table:formula="of:=IF(AND([.DT$1]&gt;=[.$L6];[.DT$1]&lt;=[.$K6]);[.DT$1];&quot;&quot;)">
            <text:p/>
          </table:table-cell>
          <table:table-cell table:style-name="ce17" table:formula="of:=IF(AND([.DU$1]&gt;=[.$L6];[.DU$1]&lt;=[.$K6]);[.DU$1];&quot;&quot;)">
            <text:p/>
          </table:table-cell>
          <table:table-cell table:style-name="ce17" table:formula="of:=IF(AND([.DV$1]&gt;=[.$L6];[.DV$1]&lt;=[.$K6]);[.DV$1];&quot;&quot;)">
            <text:p/>
          </table:table-cell>
          <table:table-cell table:style-name="ce17" table:formula="of:=IF(AND([.DW$1]&gt;=[.$L6];[.DW$1]&lt;=[.$K6]);[.DW$1];&quot;&quot;)">
            <text:p/>
          </table:table-cell>
          <table:table-cell table:style-name="ce17" table:formula="of:=IF(AND([.DX$1]&gt;=[.$L6];[.DX$1]&lt;=[.$K6]);[.DX$1];&quot;&quot;)">
            <text:p/>
          </table:table-cell>
          <table:table-cell table:style-name="ce17" table:formula="of:=IF(AND([.DY$1]&gt;=[.$L6];[.DY$1]&lt;=[.$K6]);[.DY$1];&quot;&quot;)">
            <text:p/>
          </table:table-cell>
          <table:table-cell table:style-name="ce17" table:formula="of:=IF(AND([.DZ$1]&gt;=[.$L6];[.DZ$1]&lt;=[.$K6]);[.DZ$1];&quot;&quot;)">
            <text:p/>
          </table:table-cell>
          <table:table-cell table:style-name="ce17" table:formula="of:=IF(AND([.EA$1]&gt;=[.$L6];[.EA$1]&lt;=[.$K6]);[.EA$1];&quot;&quot;)">
            <text:p/>
          </table:table-cell>
          <table:table-cell table:style-name="ce17" table:formula="of:=IF(AND([.EB$1]&gt;=[.$L6];[.EB$1]&lt;=[.$K6]);[.EB$1];&quot;&quot;)">
            <text:p/>
          </table:table-cell>
          <table:table-cell table:style-name="ce17" table:formula="of:=IF(AND([.EC$1]&gt;=[.$L6];[.EC$1]&lt;=[.$K6]);[.EC$1];&quot;&quot;)">
            <text:p/>
          </table:table-cell>
          <table:table-cell table:style-name="ce17" table:formula="of:=IF(AND([.ED$1]&gt;=[.$L6];[.ED$1]&lt;=[.$K6]);[.ED$1];&quot;&quot;)">
            <text:p/>
          </table:table-cell>
          <table:table-cell table:style-name="ce17" table:formula="of:=IF(AND([.EE$1]&gt;=[.$L6];[.EE$1]&lt;=[.$K6]);[.EE$1];&quot;&quot;)">
            <text:p/>
          </table:table-cell>
          <table:table-cell table:style-name="ce17" table:formula="of:=IF(AND([.EF$1]&gt;=[.$L6];[.EF$1]&lt;=[.$K6]);[.EF$1];&quot;&quot;)">
            <text:p/>
          </table:table-cell>
          <table:table-cell table:style-name="ce17" table:formula="of:=IF(AND([.EG$1]&gt;=[.$L6];[.EG$1]&lt;=[.$K6]);[.EG$1];&quot;&quot;)">
            <text:p/>
          </table:table-cell>
          <table:table-cell table:style-name="ce17" table:formula="of:=IF(AND([.EH$1]&gt;=[.$L6];[.EH$1]&lt;=[.$K6]);[.EH$1];&quot;&quot;)">
            <text:p/>
          </table:table-cell>
          <table:table-cell table:style-name="ce17" table:formula="of:=IF(AND([.EI$1]&gt;=[.$L6];[.EI$1]&lt;=[.$K6]);[.EI$1];&quot;&quot;)">
            <text:p/>
          </table:table-cell>
          <table:table-cell table:style-name="ce17" table:formula="of:=IF(AND([.EJ$1]&gt;=[.$L6];[.EJ$1]&lt;=[.$K6]);[.EJ$1];&quot;&quot;)">
            <text:p/>
          </table:table-cell>
          <table:table-cell table:style-name="ce17" table:formula="of:=IF(AND([.EK$1]&gt;=[.$L6];[.EK$1]&lt;=[.$K6]);[.EK$1];&quot;&quot;)">
            <text:p/>
          </table:table-cell>
          <table:table-cell table:style-name="ce17" table:formula="of:=IF(AND([.EL$1]&gt;=[.$L6];[.EL$1]&lt;=[.$K6]);[.EL$1];&quot;&quot;)">
            <text:p/>
          </table:table-cell>
          <table:table-cell table:style-name="ce17" table:formula="of:=IF(AND([.EM$1]&gt;=[.$L6];[.EM$1]&lt;=[.$K6]);[.EM$1];&quot;&quot;)">
            <text:p/>
          </table:table-cell>
          <table:table-cell table:style-name="ce17" table:formula="of:=IF(AND([.EN$1]&gt;=[.$L6];[.EN$1]&lt;=[.$K6]);[.EN$1];&quot;&quot;)">
            <text:p/>
          </table:table-cell>
          <table:table-cell table:style-name="ce17" table:formula="of:=IF(AND([.EO$1]&gt;=[.$L6];[.EO$1]&lt;=[.$K6]);[.EO$1];&quot;&quot;)">
            <text:p/>
          </table:table-cell>
          <table:table-cell table:style-name="ce17" table:formula="of:=IF(AND([.EP$1]&gt;=[.$L6];[.EP$1]&lt;=[.$K6]);[.EP$1];&quot;&quot;)">
            <text:p/>
          </table:table-cell>
          <table:table-cell table:style-name="ce17" table:formula="of:=IF(AND([.EQ$1]&gt;=[.$L6];[.EQ$1]&lt;=[.$K6]);[.EQ$1];&quot;&quot;)">
            <text:p/>
          </table:table-cell>
          <table:table-cell table:style-name="ce17" table:formula="of:=IF(AND([.ER$1]&gt;=[.$L6];[.ER$1]&lt;=[.$K6]);[.ER$1];&quot;&quot;)">
            <text:p/>
          </table:table-cell>
          <table:table-cell table:style-name="ce17" table:formula="of:=IF(AND([.ES$1]&gt;=[.$L6];[.ES$1]&lt;=[.$K6]);[.ES$1];&quot;&quot;)">
            <text:p/>
          </table:table-cell>
          <table:table-cell table:style-name="ce17" table:formula="of:=IF(AND([.ET$1]&gt;=[.$L6];[.ET$1]&lt;=[.$K6]);[.ET$1];&quot;&quot;)">
            <text:p/>
          </table:table-cell>
          <table:table-cell table:style-name="ce17" table:formula="of:=IF(AND([.EU$1]&gt;=[.$L6];[.EU$1]&lt;=[.$K6]);[.EU$1];&quot;&quot;)">
            <text:p/>
          </table:table-cell>
          <table:table-cell table:style-name="ce17" table:formula="of:=IF(AND([.EV$1]&gt;=[.$L6];[.EV$1]&lt;=[.$K6]);[.EV$1];&quot;&quot;)">
            <text:p/>
          </table:table-cell>
          <table:table-cell table:style-name="ce17" table:formula="of:=IF(AND([.EW$1]&gt;=[.$L6];[.EW$1]&lt;=[.$K6]);[.EW$1];&quot;&quot;)">
            <text:p/>
          </table:table-cell>
          <table:table-cell table:style-name="ce19" table:formula="of:=IF(AND([.EX$1]&gt;=[.$L6];[.EX$1]&lt;=[.$K6]);[.EX$1];&quot;&quot;)">
            <text:p/>
          </table:table-cell>
          <table:table-cell table:style-name="ce19" table:formula="of:=IF(AND([.EY$1]&gt;=[.$L6];[.EY$1]&lt;=[.$K6]);[.EY$1];&quot;&quot;)">
            <text:p/>
          </table:table-cell>
          <table:table-cell table:style-name="ce19" table:formula="of:=IF(AND([.EZ$1]&gt;=[.$L6];[.EZ$1]&lt;=[.$K6]);[.EZ$1];&quot;&quot;)">
            <text:p/>
          </table:table-cell>
          <table:table-cell table:style-name="ce19" table:formula="of:=IF(AND([.FA$1]&gt;=[.$L6];[.FA$1]&lt;=[.$K6]);[.FA$1];&quot;&quot;)">
            <text:p/>
          </table:table-cell>
          <table:table-cell table:style-name="ce19" table:formula="of:=IF(AND([.FB$1]&gt;=[.$L6];[.FB$1]&lt;=[.$K6]);[.FB$1];&quot;&quot;)">
            <text:p/>
          </table:table-cell>
          <table:table-cell table:style-name="ce19" table:formula="of:=IF(AND([.FC$1]&gt;=[.$L6];[.FC$1]&lt;=[.$K6]);[.FC$1];&quot;&quot;)">
            <text:p/>
          </table:table-cell>
          <table:table-cell table:style-name="ce19" table:formula="of:=IF(AND([.FD$1]&gt;=[.$L6];[.FD$1]&lt;=[.$K6]);[.FD$1];&quot;&quot;)">
            <text:p/>
          </table:table-cell>
          <table:table-cell table:style-name="ce19" table:formula="of:=IF(AND([.FE$1]&gt;=[.$L6];[.FE$1]&lt;=[.$K6]);[.FE$1];&quot;&quot;)">
            <text:p/>
          </table:table-cell>
          <table:table-cell table:style-name="ce19" table:formula="of:=IF(AND([.FF$1]&gt;=[.$L6];[.FF$1]&lt;=[.$K6]);[.FF$1];&quot;&quot;)">
            <text:p/>
          </table:table-cell>
          <table:table-cell table:style-name="ce19" table:formula="of:=IF(AND([.FG$1]&gt;=[.$L6];[.FG$1]&lt;=[.$K6]);[.FG$1];&quot;&quot;)">
            <text:p/>
          </table:table-cell>
          <table:table-cell table:style-name="ce19" table:formula="of:=IF(AND([.FH$1]&gt;=[.$L6];[.FH$1]&lt;=[.$K6]);[.FH$1];&quot;&quot;)">
            <text:p/>
          </table:table-cell>
          <table:table-cell table:style-name="ce19" table:formula="of:=IF(AND([.FI$1]&gt;=[.$L6];[.FI$1]&lt;=[.$K6]);[.FI$1];&quot;&quot;)">
            <text:p/>
          </table:table-cell>
          <table:table-cell table:style-name="ce22" table:formula="of:=IF(AND([.FJ$1]&gt;=[.$L6];[.FJ$1]&lt;=[.$K6]);[.FJ$1];&quot;&quot;)">
            <text:p/>
          </table:table-cell>
          <table:table-cell table:style-name="ce22" table:formula="of:=IF(AND([.FK$1]&gt;=[.$L6];[.FK$1]&lt;=[.$K6]);[.FK$1];&quot;&quot;)">
            <text:p/>
          </table:table-cell>
          <table:table-cell table:style-name="ce22" table:formula="of:=IF(AND([.FL$1]&gt;=[.$L6];[.FL$1]&lt;=[.$K6]);[.FL$1];&quot;&quot;)">
            <text:p/>
          </table:table-cell>
          <table:table-cell table:style-name="ce22" table:formula="of:=IF(AND([.FM$1]&gt;=[.$L6];[.FM$1]&lt;=[.$K6]);[.FM$1];&quot;&quot;)">
            <text:p/>
          </table:table-cell>
          <table:table-cell table:style-name="ce22" table:formula="of:=IF(AND([.FN$1]&gt;=[.$L6];[.FN$1]&lt;=[.$K6]);[.FN$1];&quot;&quot;)">
            <text:p/>
          </table:table-cell>
          <table:table-cell table:style-name="ce22" table:formula="of:=IF(AND([.FO$1]&gt;=[.$L6];[.FO$1]&lt;=[.$K6]);[.FO$1];&quot;&quot;)">
            <text:p/>
          </table:table-cell>
          <table:table-cell table:style-name="ce22" table:formula="of:=IF(AND([.FP$1]&gt;=[.$L6];[.FP$1]&lt;=[.$K6]);[.FP$1];&quot;&quot;)">
            <text:p/>
          </table:table-cell>
          <table:table-cell table:style-name="ce22" table:formula="of:=IF(AND([.FQ$1]&gt;=[.$L6];[.FQ$1]&lt;=[.$K6]);[.FQ$1];&quot;&quot;)">
            <text:p/>
          </table:table-cell>
          <table:table-cell table:style-name="ce22" table:formula="of:=IF(AND([.FR$1]&gt;=[.$L6];[.FR$1]&lt;=[.$K6]);[.FR$1];&quot;&quot;)">
            <text:p/>
          </table:table-cell>
          <table:table-cell table:style-name="ce22" table:formula="of:=IF(AND([.FS$1]&gt;=[.$L6];[.FS$1]&lt;=[.$K6]);[.FS$1];&quot;&quot;)">
            <text:p/>
          </table:table-cell>
          <table:table-cell table:style-name="ce22" table:formula="of:=IF(AND([.FT$1]&gt;=[.$L6];[.FT$1]&lt;=[.$K6]);[.FT$1];&quot;&quot;)">
            <text:p/>
          </table:table-cell>
          <table:table-cell table:style-name="ce22" table:formula="of:=IF(AND([.FU$1]&gt;=[.$L6];[.FU$1]&lt;=[.$K6]);[.FU$1];&quot;&quot;)">
            <text:p/>
          </table:table-cell>
          <table:table-cell table:style-name="ce22" table:formula="of:=IF(AND([.FV$1]&gt;=[.$L6];[.FV$1]&lt;=[.$K6]);[.FV$1];&quot;&quot;)">
            <text:p/>
          </table:table-cell>
          <table:table-cell table:style-name="ce22" table:formula="of:=IF(AND([.FW$1]&gt;=[.$L6];[.FW$1]&lt;=[.$K6]);[.FW$1];&quot;&quot;)">
            <text:p/>
          </table:table-cell>
          <table:table-cell table:style-name="ce22" table:formula="of:=IF(AND([.FX$1]&gt;=[.$L6];[.FX$1]&lt;=[.$K6]);[.FX$1];&quot;&quot;)">
            <text:p/>
          </table:table-cell>
          <table:table-cell table:style-name="ce22" table:formula="of:=IF(AND([.FY$1]&gt;=[.$L6];[.FY$1]&lt;=[.$K6]);[.FY$1];&quot;&quot;)">
            <text:p/>
          </table:table-cell>
          <table:table-cell table:style-name="ce22" table:formula="of:=IF(AND([.FZ$1]&gt;=[.$L6];[.FZ$1]&lt;=[.$K6]);[.FZ$1];&quot;&quot;)">
            <text:p/>
          </table:table-cell>
          <table:table-cell table:style-name="ce22" table:formula="of:=IF(AND([.GA$1]&gt;=[.$L6];[.GA$1]&lt;=[.$K6]);[.GA$1];&quot;&quot;)">
            <text:p/>
          </table:table-cell>
          <table:table-cell table:style-name="ce22" table:formula="of:=IF(AND([.GB$1]&gt;=[.$L6];[.GB$1]&lt;=[.$K6]);[.GB$1];&quot;&quot;)">
            <text:p/>
          </table:table-cell>
          <table:table-cell table:style-name="ce22" table:formula="of:=IF(AND([.GC$1]&gt;=[.$L6];[.GC$1]&lt;=[.$K6]);[.GC$1];&quot;&quot;)">
            <text:p/>
          </table:table-cell>
          <table:table-cell table:style-name="ce22" table:formula="of:=IF(AND([.GD$1]&gt;=[.$L6];[.GD$1]&lt;=[.$K6]);[.GD$1];&quot;&quot;)">
            <text:p/>
          </table:table-cell>
          <table:table-cell table:style-name="ce22" table:formula="of:=IF(AND([.GE$1]&gt;=[.$L6];[.GE$1]&lt;=[.$K6]);[.GE$1];&quot;&quot;)">
            <text:p/>
          </table:table-cell>
          <table:table-cell table:style-name="ce22" table:formula="of:=IF(AND([.GF$1]&gt;=[.$L6];[.GF$1]&lt;=[.$K6]);[.GF$1];&quot;&quot;)">
            <text:p/>
          </table:table-cell>
          <table:table-cell table:style-name="ce22" table:formula="of:=IF(AND([.GG$1]&gt;=[.$L6];[.GG$1]&lt;=[.$K6]);[.GG$1];&quot;&quot;)">
            <text:p/>
          </table:table-cell>
          <table:table-cell table:style-name="ce22" table:formula="of:=IF(AND([.GH$1]&gt;=[.$L6];[.GH$1]&lt;=[.$K6]);[.GH$1];&quot;&quot;)">
            <text:p/>
          </table:table-cell>
          <table:table-cell table:style-name="ce22" table:formula="of:=IF(AND([.GI$1]&gt;=[.$L6];[.GI$1]&lt;=[.$K6]);[.GI$1];&quot;&quot;)">
            <text:p/>
          </table:table-cell>
          <table:table-cell table:style-name="ce22" table:formula="of:=IF(AND([.GJ$1]&gt;=[.$L6];[.GJ$1]&lt;=[.$K6]);[.GJ$1];&quot;&quot;)">
            <text:p/>
          </table:table-cell>
          <table:table-cell table:style-name="ce22" table:formula="of:=IF(AND([.GK$1]&gt;=[.$L6];[.GK$1]&lt;=[.$K6]);[.GK$1];&quot;&quot;)">
            <text:p/>
          </table:table-cell>
          <table:table-cell table:style-name="ce22" table:formula="of:=IF(AND([.GL$1]&gt;=[.$L6];[.GL$1]&lt;=[.$K6]);[.GL$1];&quot;&quot;)">
            <text:p/>
          </table:table-cell>
          <table:table-cell table:style-name="ce22" table:formula="of:=IF(AND([.GM$1]&gt;=[.$L6];[.GM$1]&lt;=[.$K6]);[.GM$1];&quot;&quot;)">
            <text:p/>
          </table:table-cell>
          <table:table-cell table:style-name="ce22" table:formula="of:=IF(AND([.GN$1]&gt;=[.$L6];[.GN$1]&lt;=[.$K6]);[.GN$1];&quot;&quot;)">
            <text:p/>
          </table:table-cell>
          <table:table-cell table:style-name="ce22" table:formula="of:=IF(AND([.GO$1]&gt;=[.$L6];[.GO$1]&lt;=[.$K6]);[.GO$1];&quot;&quot;)">
            <text:p/>
          </table:table-cell>
          <table:table-cell table:style-name="ce22" table:formula="of:=IF(AND([.GP$1]&gt;=[.$L6];[.GP$1]&lt;=[.$K6]);[.GP$1];&quot;&quot;)">
            <text:p/>
          </table:table-cell>
          <table:table-cell table:style-name="ce22" table:formula="of:=IF(AND([.GQ$1]&gt;=[.$L6];[.GQ$1]&lt;=[.$K6]);[.GQ$1];&quot;&quot;)">
            <text:p/>
          </table:table-cell>
          <table:table-cell table:style-name="ce22" table:formula="of:=IF(AND([.GR$1]&gt;=[.$L6];[.GR$1]&lt;=[.$K6]);[.GR$1];&quot;&quot;)">
            <text:p/>
          </table:table-cell>
          <table:table-cell table:style-name="ce22" table:formula="of:=IF(AND([.GS$1]&gt;=[.$L6];[.GS$1]&lt;=[.$K6]);[.GS$1];&quot;&quot;)">
            <text:p/>
          </table:table-cell>
          <table:table-cell table:style-name="ce22" table:formula="of:=IF(AND([.GT$1]&gt;=[.$L6];[.GT$1]&lt;=[.$K6]);[.GT$1];&quot;&quot;)">
            <text:p/>
          </table:table-cell>
          <table:table-cell table:style-name="ce22" table:formula="of:=IF(AND([.GU$1]&gt;=[.$L6];[.GU$1]&lt;=[.$K6]);[.GU$1];&quot;&quot;)">
            <text:p/>
          </table:table-cell>
          <table:table-cell table:style-name="ce22" table:formula="of:=IF(AND([.GV$1]&gt;=[.$L6];[.GV$1]&lt;=[.$K6]);[.GV$1];&quot;&quot;)">
            <text:p/>
          </table:table-cell>
          <table:table-cell table:style-name="ce22" table:formula="of:=IF(AND([.GW$1]&gt;=[.$L6];[.GW$1]&lt;=[.$K6]);[.GW$1];&quot;&quot;)">
            <text:p/>
          </table:table-cell>
          <table:table-cell table:style-name="ce22" table:formula="of:=IF(AND([.GX$1]&gt;=[.$L6];[.GX$1]&lt;=[.$K6]);[.GX$1];&quot;&quot;)">
            <text:p/>
          </table:table-cell>
          <table:table-cell table:style-name="ce22" table:formula="of:=IF(AND([.GY$1]&gt;=[.$L6];[.GY$1]&lt;=[.$K6]);[.GY$1];&quot;&quot;)">
            <text:p/>
          </table:table-cell>
          <table:table-cell table:style-name="ce22" table:formula="of:=IF(AND([.GZ$1]&gt;=[.$L6];[.GZ$1]&lt;=[.$K6]);[.GZ$1];&quot;&quot;)">
            <text:p/>
          </table:table-cell>
          <table:table-cell table:style-name="ce22" table:formula="of:=IF(AND([.HA$1]&gt;=[.$L6];[.HA$1]&lt;=[.$K6]);[.HA$1];&quot;&quot;)">
            <text:p/>
          </table:table-cell>
          <table:table-cell table:style-name="ce22" table:formula="of:=IF(AND([.HB$1]&gt;=[.$L6];[.HB$1]&lt;=[.$K6]);[.HB$1];&quot;&quot;)">
            <text:p/>
          </table:table-cell>
          <table:table-cell table:style-name="ce22" table:formula="of:=IF(AND([.HC$1]&gt;=[.$L6];[.HC$1]&lt;=[.$K6]);[.HC$1];&quot;&quot;)">
            <text:p/>
          </table:table-cell>
          <table:table-cell table:style-name="ce24" table:formula="of:=IF(AND([.HD$1]&gt;=[.$L6];[.HD$1]&lt;=[.$K6]);[.HD$1];&quot;&quot;)">
            <text:p/>
          </table:table-cell>
          <table:table-cell table:style-name="ce24" table:formula="of:=IF(AND([.HE$1]&gt;=[.$L6];[.HE$1]&lt;=[.$K6]);[.HE$1];&quot;&quot;)">
            <text:p/>
          </table:table-cell>
          <table:table-cell table:style-name="ce24" table:formula="of:=IF(AND([.HF$1]&gt;=[.$L6];[.HF$1]&lt;=[.$K6]);[.HF$1];&quot;&quot;)">
            <text:p/>
          </table:table-cell>
          <table:table-cell table:style-name="ce24" table:formula="of:=IF(AND([.HG$1]&gt;=[.$L6];[.HG$1]&lt;=[.$K6]);[.HG$1];&quot;&quot;)">
            <text:p/>
          </table:table-cell>
          <table:table-cell table:style-name="ce26" table:formula="of:=IF(AND([.HH$1]&gt;=[.$L6];[.HH$1]&lt;=[.$K6]);[.HH$1];&quot;&quot;)">
            <text:p/>
          </table:table-cell>
          <table:table-cell table:style-name="ce26" table:formula="of:=IF(AND([.HI$1]&gt;=[.$L6];[.HI$1]&lt;=[.$K6]);[.HI$1];&quot;&quot;)">
            <text:p/>
          </table:table-cell>
          <table:table-cell table:style-name="ce26" table:formula="of:=IF(AND([.HJ$1]&gt;=[.$L6];[.HJ$1]&lt;=[.$K6]);[.HJ$1];&quot;&quot;)">
            <text:p/>
          </table:table-cell>
          <table:table-cell table:style-name="ce26" table:formula="of:=IF(AND([.HK$1]&gt;=[.$L6];[.HK$1]&lt;=[.$K6]);[.HK$1];&quot;&quot;)">
            <text:p/>
          </table:table-cell>
          <table:table-cell table:style-name="ce26" table:formula="of:=IF(AND([.HL$1]&gt;=[.$L6];[.HL$1]&lt;=[.$K6]);[.HL$1];&quot;&quot;)">
            <text:p/>
          </table:table-cell>
          <table:table-cell table:style-name="ce26" table:formula="of:=IF(AND([.HM$1]&gt;=[.$L6];[.HM$1]&lt;=[.$K6]);[.HM$1];&quot;&quot;)">
            <text:p/>
          </table:table-cell>
          <table:table-cell table:style-name="ce26" table:formula="of:=IF(AND([.HN$1]&gt;=[.$L6];[.HN$1]&lt;=[.$K6]);[.HN$1];&quot;&quot;)">
            <text:p/>
          </table:table-cell>
          <table:table-cell table:style-name="ce26" table:formula="of:=IF(AND([.HO$1]&gt;=[.$L6];[.HO$1]&lt;=[.$K6]);[.HO$1];&quot;&quot;)">
            <text:p/>
          </table:table-cell>
          <table:table-cell table:style-name="ce26" table:formula="of:=IF(AND([.HP$1]&gt;=[.$L6];[.HP$1]&lt;=[.$K6]);[.HP$1];&quot;&quot;)">
            <text:p/>
          </table:table-cell>
          <table:table-cell table:style-name="ce26" table:formula="of:=IF(AND([.HQ$1]&gt;=[.$L6];[.HQ$1]&lt;=[.$K6]);[.HQ$1];&quot;&quot;)">
            <text:p/>
          </table:table-cell>
          <table:table-cell table:style-name="ce26" table:formula="of:=IF(AND([.HR$1]&gt;=[.$L6];[.HR$1]&lt;=[.$K6]);[.HR$1];&quot;&quot;)">
            <text:p/>
          </table:table-cell>
          <table:table-cell table:style-name="ce26" table:formula="of:=IF(AND([.HS$1]&gt;=[.$L6];[.HS$1]&lt;=[.$K6]);[.HS$1];&quot;&quot;)">
            <text:p/>
          </table:table-cell>
          <table:table-cell table:style-name="ce26" table:formula="of:=IF(AND([.HT$1]&gt;=[.$L6];[.HT$1]&lt;=[.$K6]);[.HT$1];&quot;&quot;)">
            <text:p/>
          </table:table-cell>
          <table:table-cell table:style-name="ce26" table:formula="of:=IF(AND([.HU$1]&gt;=[.$L6];[.HU$1]&lt;=[.$K6]);[.HU$1];&quot;&quot;)">
            <text:p/>
          </table:table-cell>
          <table:table-cell table:style-name="ce26" table:formula="of:=IF(AND([.HV$1]&gt;=[.$L6];[.HV$1]&lt;=[.$K6]);[.HV$1];&quot;&quot;)">
            <text:p/>
          </table:table-cell>
          <table:table-cell table:style-name="ce26" table:formula="of:=IF(AND([.HW$1]&gt;=[.$L6];[.HW$1]&lt;=[.$K6]);[.HW$1];&quot;&quot;)">
            <text:p/>
          </table:table-cell>
          <table:table-cell table:style-name="ce26" table:formula="of:=IF(AND([.HX$1]&gt;=[.$L6];[.HX$1]&lt;=[.$K6]);[.HX$1];&quot;&quot;)">
            <text:p/>
          </table:table-cell>
          <table:table-cell table:style-name="ce26" table:formula="of:=IF(AND([.HY$1]&gt;=[.$L6];[.HY$1]&lt;=[.$K6]);[.HY$1];&quot;&quot;)">
            <text:p/>
          </table:table-cell>
          <table:table-cell table:style-name="ce26" table:formula="of:=IF(AND([.HZ$1]&gt;=[.$L6];[.HZ$1]&lt;=[.$K6]);[.HZ$1];&quot;&quot;)">
            <text:p/>
          </table:table-cell>
          <table:table-cell table:style-name="ce26" table:formula="of:=IF(AND([.IA$1]&gt;=[.$L6];[.IA$1]&lt;=[.$K6]);[.IA$1];&quot;&quot;)">
            <text:p/>
          </table:table-cell>
          <table:table-cell table:style-name="ce26" table:formula="of:=IF(AND([.IB$1]&gt;=[.$L6];[.IB$1]&lt;=[.$K6]);[.IB$1];&quot;&quot;)">
            <text:p/>
          </table:table-cell>
          <table:table-cell table:style-name="ce26" table:formula="of:=IF(AND([.IC$1]&gt;=[.$L6];[.IC$1]&lt;=[.$K6]);[.IC$1];&quot;&quot;)">
            <text:p/>
          </table:table-cell>
          <table:table-cell table:style-name="ce26" table:formula="of:=IF(AND([.ID$1]&gt;=[.$L6];[.ID$1]&lt;=[.$K6]);[.ID$1];&quot;&quot;)">
            <text:p/>
          </table:table-cell>
          <table:table-cell table:style-name="ce26" table:formula="of:=IF(AND([.IE$1]&gt;=[.$L6];[.IE$1]&lt;=[.$K6]);[.IE$1];&quot;&quot;)">
            <text:p/>
          </table:table-cell>
          <table:table-cell table:style-name="ce26" table:formula="of:=IF(AND([.IF$1]&gt;=[.$L6];[.IF$1]&lt;=[.$K6]);[.IF$1];&quot;&quot;)">
            <text:p/>
          </table:table-cell>
          <table:table-cell table:style-name="ce26" table:formula="of:=IF(AND([.IG$1]&gt;=[.$L6];[.IG$1]&lt;=[.$K6]);[.IG$1];&quot;&quot;)">
            <text:p/>
          </table:table-cell>
          <table:table-cell table:style-name="ce26" table:formula="of:=IF(AND([.IH$1]&gt;=[.$L6];[.IH$1]&lt;=[.$K6]);[.IH$1];&quot;&quot;)">
            <text:p/>
          </table:table-cell>
          <table:table-cell table:style-name="ce26" table:formula="of:=IF(AND([.II$1]&gt;=[.$L6];[.II$1]&lt;=[.$K6]);[.II$1];&quot;&quot;)">
            <text:p/>
          </table:table-cell>
          <table:table-cell table:style-name="ce26" table:formula="of:=IF(AND([.IJ$1]&gt;=[.$L6];[.IJ$1]&lt;=[.$K6]);[.IJ$1];&quot;&quot;)">
            <text:p/>
          </table:table-cell>
          <table:table-cell table:style-name="ce26" table:formula="of:=IF(AND([.IK$1]&gt;=[.$L6];[.IK$1]&lt;=[.$K6]);[.IK$1];&quot;&quot;)">
            <text:p/>
          </table:table-cell>
          <table:table-cell table:style-name="ce26" table:formula="of:=IF(AND([.IL$1]&gt;=[.$L6];[.IL$1]&lt;=[.$K6]);[.IL$1];&quot;&quot;)">
            <text:p/>
          </table:table-cell>
          <table:table-cell table:style-name="ce26" table:formula="of:=IF(AND([.IM$1]&gt;=[.$L6];[.IM$1]&lt;=[.$K6]);[.IM$1];&quot;&quot;)">
            <text:p/>
          </table:table-cell>
          <table:table-cell table:style-name="ce26" table:formula="of:=IF(AND([.IN$1]&gt;=[.$L6];[.IN$1]&lt;=[.$K6]);[.IN$1];&quot;&quot;)">
            <text:p/>
          </table:table-cell>
          <table:table-cell table:style-name="ce26" table:formula="of:=IF(AND([.IO$1]&gt;=[.$L6];[.IO$1]&lt;=[.$K6]);[.IO$1];&quot;&quot;)">
            <text:p/>
          </table:table-cell>
          <table:table-cell table:style-name="ce26" table:formula="of:=IF(AND([.IP$1]&gt;=[.$L6];[.IP$1]&lt;=[.$K6]);[.IP$1];&quot;&quot;)">
            <text:p/>
          </table:table-cell>
          <table:table-cell table:style-name="ce26" table:formula="of:=IF(AND([.IQ$1]&gt;=[.$L6];[.IQ$1]&lt;=[.$K6]);[.IQ$1];&quot;&quot;)">
            <text:p/>
          </table:table-cell>
          <table:table-cell table:style-name="ce26" table:formula="of:=IF(AND([.IR$1]&gt;=[.$L6];[.IR$1]&lt;=[.$K6]);[.IR$1];&quot;&quot;)">
            <text:p/>
          </table:table-cell>
          <table:table-cell table:style-name="ce26" table:formula="of:=IF(AND([.IS$1]&gt;=[.$L6];[.IS$1]&lt;=[.$K6]);[.IS$1];&quot;&quot;)">
            <text:p/>
          </table:table-cell>
          <table:table-cell table:style-name="ce26" table:formula="of:=IF(AND([.IT$1]&gt;=[.$L6];[.IT$1]&lt;=[.$K6]);[.IT$1];&quot;&quot;)">
            <text:p/>
          </table:table-cell>
          <table:table-cell table:style-name="ce26" table:formula="of:=IF(AND([.IU$1]&gt;=[.$L6];[.IU$1]&lt;=[.$K6]);[.IU$1];&quot;&quot;)">
            <text:p/>
          </table:table-cell>
          <table:table-cell table:style-name="ce26" table:formula="of:=IF(AND([.IV$1]&gt;=[.$L6];[.IV$1]&lt;=[.$K6]);[.IV$1];&quot;&quot;)">
            <text:p/>
          </table:table-cell>
          <table:table-cell table:style-name="ce26" table:formula="of:=IF(AND([.IW$1]&gt;=[.$L6];[.IW$1]&lt;=[.$K6]);[.IW$1];&quot;&quot;)">
            <text:p/>
          </table:table-cell>
          <table:table-cell table:style-name="ce26" table:formula="of:=IF(AND([.IX$1]&gt;=[.$L6];[.IX$1]&lt;=[.$K6]);[.IX$1];&quot;&quot;)">
            <text:p/>
          </table:table-cell>
          <table:table-cell table:style-name="ce26" table:formula="of:=IF(AND([.IY$1]&gt;=[.$L6];[.IY$1]&lt;=[.$K6]);[.IY$1];&quot;&quot;)">
            <text:p/>
          </table:table-cell>
          <table:table-cell table:style-name="ce26" table:formula="of:=IF(AND([.IZ$1]&gt;=[.$L6];[.IZ$1]&lt;=[.$K6]);[.IZ$1];&quot;&quot;)">
            <text:p/>
          </table:table-cell>
          <table:table-cell table:style-name="ce26" table:formula="of:=IF(AND([.JA$1]&gt;=[.$L6];[.JA$1]&lt;=[.$K6]);[.JA$1];&quot;&quot;)">
            <text:p/>
          </table:table-cell>
          <table:table-cell table:style-name="ce26" table:formula="of:=IF(AND([.JB$1]&gt;=[.$L6];[.JB$1]&lt;=[.$K6]);[.JB$1];&quot;&quot;)">
            <text:p/>
          </table:table-cell>
          <table:table-cell table:style-name="ce26" table:formula="of:=IF(AND([.JC$1]&gt;=[.$L6];[.JC$1]&lt;=[.$K6]);[.JC$1];&quot;&quot;)">
            <text:p/>
          </table:table-cell>
          <table:table-cell table:style-name="ce26" table:formula="of:=IF(AND([.JD$1]&gt;=[.$L6];[.JD$1]&lt;=[.$K6]);[.JD$1];&quot;&quot;)">
            <text:p/>
          </table:table-cell>
          <table:table-cell table:style-name="ce26" table:formula="of:=IF(AND([.JE$1]&gt;=[.$L6];[.JE$1]&lt;=[.$K6]);[.JE$1];&quot;&quot;)">
            <text:p/>
          </table:table-cell>
          <table:table-cell table:style-name="ce26" table:formula="of:=IF(AND([.JF$1]&gt;=[.$L6];[.JF$1]&lt;=[.$K6]);[.JF$1];&quot;&quot;)">
            <text:p/>
          </table:table-cell>
          <table:table-cell table:style-name="ce26" table:formula="of:=IF(AND([.JG$1]&gt;=[.$L6];[.JG$1]&lt;=[.$K6]);[.JG$1];&quot;&quot;)">
            <text:p/>
          </table:table-cell>
          <table:table-cell table:style-name="ce26" table:formula="of:=IF(AND([.JH$1]&gt;=[.$L6];[.JH$1]&lt;=[.$K6]);[.JH$1];&quot;&quot;)">
            <text:p/>
          </table:table-cell>
          <table:table-cell table:style-name="ce26" table:formula="of:=IF(AND([.JI$1]&gt;=[.$L6];[.JI$1]&lt;=[.$K6]);[.JI$1];&quot;&quot;)">
            <text:p/>
          </table:table-cell>
          <table:table-cell table:style-name="ce26" table:formula="of:=IF(AND([.JJ$1]&gt;=[.$L6];[.JJ$1]&lt;=[.$K6]);[.JJ$1];&quot;&quot;)">
            <text:p/>
          </table:table-cell>
          <table:table-cell table:style-name="ce26" table:formula="of:=IF(AND([.JK$1]&gt;=[.$L6];[.JK$1]&lt;=[.$K6]);[.JK$1];&quot;&quot;)">
            <text:p/>
          </table:table-cell>
          <table:table-cell table:style-name="ce26" table:formula="of:=IF(AND([.JL$1]&gt;=[.$L6];[.JL$1]&lt;=[.$K6]);[.JL$1];&quot;&quot;)">
            <text:p/>
          </table:table-cell>
          <table:table-cell table:style-name="ce28" table:formula="of:=IF(AND([.JM$1]&gt;=[.$L6];[.JM$1]&lt;=[.$K6]);[.JM$1];&quot;&quot;)">
            <text:p/>
          </table:table-cell>
          <table:table-cell table:style-name="ce28" table:formula="of:=IF(AND([.JN$1]&gt;=[.$L6];[.JN$1]&lt;=[.$K6]);[.JN$1];&quot;&quot;)">
            <text:p/>
          </table:table-cell>
          <table:table-cell table:style-name="ce28" table:formula="of:=IF(AND([.JO$1]&gt;=[.$L6];[.JO$1]&lt;=[.$K6]);[.JO$1];&quot;&quot;)">
            <text:p/>
          </table:table-cell>
          <table:table-cell table:style-name="ce28" table:formula="of:=IF(AND([.JP$1]&gt;=[.$L6];[.JP$1]&lt;=[.$K6]);[.JP$1];&quot;&quot;)">
            <text:p/>
          </table:table-cell>
          <table:table-cell table:style-name="ce28" table:formula="of:=IF(AND([.JQ$1]&gt;=[.$L6];[.JQ$1]&lt;=[.$K6]);[.JQ$1];&quot;&quot;)">
            <text:p/>
          </table:table-cell>
          <table:table-cell table:style-name="ce28" table:formula="of:=IF(AND([.JR$1]&gt;=[.$L6];[.JR$1]&lt;=[.$K6]);[.JR$1];&quot;&quot;)">
            <text:p/>
          </table:table-cell>
          <table:table-cell table:style-name="ce28" table:formula="of:=IF(AND([.JS$1]&gt;=[.$L6];[.JS$1]&lt;=[.$K6]);[.JS$1];&quot;&quot;)">
            <text:p/>
          </table:table-cell>
          <table:table-cell table:style-name="ce30" table:formula="of:=IF(AND([.JT$1]&gt;=[.$L6];[.JT$1]&lt;=[.$K6]);[.JT$1];&quot;&quot;)">
            <text:p/>
          </table:table-cell>
          <table:table-cell table:style-name="ce30" table:formula="of:=IF(AND([.JU$1]&gt;=[.$L6];[.JU$1]&lt;=[.$K6]);[.JU$1];&quot;&quot;)">
            <text:p/>
          </table:table-cell>
          <table:table-cell table:style-name="ce30" table:formula="of:=IF(AND([.JV$1]&gt;=[.$L6];[.JV$1]&lt;=[.$K6]);[.JV$1];&quot;&quot;)">
            <text:p/>
          </table:table-cell>
          <table:table-cell table:style-name="ce30" table:formula="of:=IF(AND([.JW$1]&gt;=[.$L6];[.JW$1]&lt;=[.$K6]);[.JW$1];&quot;&quot;)">
            <text:p/>
          </table:table-cell>
          <table:table-cell table:style-name="ce30" table:formula="of:=IF(AND([.JX$1]&gt;=[.$L6];[.JX$1]&lt;=[.$K6]);[.JX$1];&quot;&quot;)">
            <text:p/>
          </table:table-cell>
          <table:table-cell table:style-name="ce30" table:formula="of:=IF(AND([.JY$1]&gt;=[.$L6];[.JY$1]&lt;=[.$K6]);[.JY$1];&quot;&quot;)">
            <text:p/>
          </table:table-cell>
          <table:table-cell table:style-name="ce30" table:formula="of:=IF(AND([.JZ$1]&gt;=[.$L6];[.JZ$1]&lt;=[.$K6]);[.JZ$1];&quot;&quot;)">
            <text:p/>
          </table:table-cell>
          <table:table-cell table:style-name="ce30" table:formula="of:=IF(AND([.KA$1]&gt;=[.$L6];[.KA$1]&lt;=[.$K6]);[.KA$1];&quot;&quot;)">
            <text:p/>
          </table:table-cell>
          <table:table-cell table:style-name="ce32" table:formula="of:=IF(AND([.KB$1]&gt;=[.$L6];[.KB$1]&lt;=[.$K6]);[.KB$1];&quot;&quot;)">
            <text:p/>
          </table:table-cell>
          <table:table-cell table:style-name="ce32" table:formula="of:=IF(AND([.KC$1]&gt;=[.$L6];[.KC$1]&lt;=[.$K6]);[.KC$1];&quot;&quot;)">
            <text:p/>
          </table:table-cell>
          <table:table-cell table:style-name="ce32" table:formula="of:=IF(AND([.KD$1]&gt;=[.$L6];[.KD$1]&lt;=[.$K6]);[.KD$1];&quot;&quot;)">
            <text:p/>
          </table:table-cell>
          <table:table-cell table:style-name="ce32" table:formula="of:=IF(AND([.KE$1]&gt;=[.$L6];[.KE$1]&lt;=[.$K6]);[.KE$1];&quot;&quot;)">
            <text:p/>
          </table:table-cell>
          <table:table-cell table:style-name="ce32" table:formula="of:=IF(AND([.KF$1]&gt;=[.$L6];[.KF$1]&lt;=[.$K6]);[.KF$1];&quot;&quot;)">
            <text:p/>
          </table:table-cell>
          <table:table-cell table:style-name="ce32" table:formula="of:=IF(AND([.KG$1]&gt;=[.$L6];[.KG$1]&lt;=[.$K6]);[.KG$1];&quot;&quot;)">
            <text:p/>
          </table:table-cell>
          <table:table-cell table:style-name="ce32" table:formula="of:=IF(AND([.KH$1]&gt;=[.$L6];[.KH$1]&lt;=[.$K6]);[.KH$1];&quot;&quot;)">
            <text:p/>
          </table:table-cell>
          <table:table-cell table:style-name="ce32" table:formula="of:=IF(AND([.KI$1]&gt;=[.$L6];[.KI$1]&lt;=[.$K6]);[.KI$1];&quot;&quot;)">
            <text:p/>
          </table:table-cell>
          <table:table-cell table:style-name="ce32" table:formula="of:=IF(AND([.KJ$1]&gt;=[.$L6];[.KJ$1]&lt;=[.$K6]);[.KJ$1];&quot;&quot;)">
            <text:p/>
          </table:table-cell>
          <table:table-cell table:style-name="ce32" table:formula="of:=IF(AND([.KK$1]&gt;=[.$L6];[.KK$1]&lt;=[.$K6]);[.KK$1];&quot;&quot;)">
            <text:p/>
          </table:table-cell>
          <table:table-cell table:style-name="ce32" table:formula="of:=IF(AND([.KL$1]&gt;=[.$L6];[.KL$1]&lt;=[.$K6]);[.KL$1];&quot;&quot;)">
            <text:p/>
          </table:table-cell>
          <table:table-cell table:style-name="ce32" table:formula="of:=IF(AND([.KM$1]&gt;=[.$L6];[.KM$1]&lt;=[.$K6]);[.KM$1];&quot;&quot;)">
            <text:p/>
          </table:table-cell>
          <table:table-cell table:style-name="ce32" table:formula="of:=IF(AND([.KN$1]&gt;=[.$L6];[.KN$1]&lt;=[.$K6]);[.KN$1];&quot;&quot;)">
            <text:p/>
          </table:table-cell>
          <table:table-cell table:style-name="ce32" table:formula="of:=IF(AND([.KO$1]&gt;=[.$L6];[.KO$1]&lt;=[.$K6]);[.KO$1];&quot;&quot;)">
            <text:p/>
          </table:table-cell>
          <table:table-cell table:style-name="ce32" table:formula="of:=IF(AND([.KP$1]&gt;=[.$L6];[.KP$1]&lt;=[.$K6]);[.KP$1];&quot;&quot;)">
            <text:p/>
          </table:table-cell>
          <table:table-cell table:style-name="ce32" table:formula="of:=IF(AND([.KQ$1]&gt;=[.$L6];[.KQ$1]&lt;=[.$K6]);[.KQ$1];&quot;&quot;)">
            <text:p/>
          </table:table-cell>
          <table:table-cell table:style-name="ce32" table:formula="of:=IF(AND([.KR$1]&gt;=[.$L6];[.KR$1]&lt;=[.$K6]);[.KR$1];&quot;&quot;)">
            <text:p/>
          </table:table-cell>
          <table:table-cell table:style-name="ce32" table:formula="of:=IF(AND([.KS$1]&gt;=[.$L6];[.KS$1]&lt;=[.$K6]);[.KS$1];&quot;&quot;)">
            <text:p/>
          </table:table-cell>
          <table:table-cell table:style-name="ce34" table:formula="of:=IF(AND([.KT$1]&gt;=[.$L6];[.KT$1]&lt;=[.$K6]);[.KT$1];&quot;&quot;)">
            <text:p/>
          </table:table-cell>
          <table:table-cell table:style-name="ce34" table:formula="of:=IF(AND([.KU$1]&gt;=[.$L6];[.KU$1]&lt;=[.$K6]);[.KU$1];&quot;&quot;)">
            <text:p/>
          </table:table-cell>
          <table:table-cell table:style-name="ce34" table:formula="of:=IF(AND([.KV$1]&gt;=[.$L6];[.KV$1]&lt;=[.$K6]);[.KV$1];&quot;&quot;)">
            <text:p/>
          </table:table-cell>
          <table:table-cell table:style-name="ce34" table:formula="of:=IF(AND([.KW$1]&gt;=[.$L6];[.KW$1]&lt;=[.$K6]);[.KW$1];&quot;&quot;)">
            <text:p/>
          </table:table-cell>
          <table:table-cell table:style-name="ce34" table:formula="of:=IF(AND([.KX$1]&gt;=[.$L6];[.KX$1]&lt;=[.$K6]);[.KX$1];&quot;&quot;)">
            <text:p/>
          </table:table-cell>
          <table:table-cell table:style-name="ce34" table:formula="of:=IF(AND([.KY$1]&gt;=[.$L6];[.KY$1]&lt;=[.$K6]);[.KY$1];&quot;&quot;)">
            <text:p/>
          </table:table-cell>
          <table:table-cell table:style-name="ce34" table:formula="of:=IF(AND([.KZ$1]&gt;=[.$L6];[.KZ$1]&lt;=[.$K6]);[.KZ$1];&quot;&quot;)">
            <text:p/>
          </table:table-cell>
          <table:table-cell table:style-name="ce34" table:formula="of:=IF(AND([.LA$1]&gt;=[.$L6];[.LA$1]&lt;=[.$K6]);[.LA$1];&quot;&quot;)">
            <text:p/>
          </table:table-cell>
          <table:table-cell table:style-name="ce34" table:formula="of:=IF(AND([.LB$1]&gt;=[.$L6];[.LB$1]&lt;=[.$K6]);[.LB$1];&quot;&quot;)">
            <text:p/>
          </table:table-cell>
          <table:table-cell table:style-name="ce34" table:formula="of:=IF(AND([.LC$1]&gt;=[.$L6];[.LC$1]&lt;=[.$K6]);[.LC$1];&quot;&quot;)">
            <text:p/>
          </table:table-cell>
          <table:table-cell table:style-name="ce34" table:formula="of:=IF(AND([.LD$1]&gt;=[.$L6];[.LD$1]&lt;=[.$K6]);[.LD$1];&quot;&quot;)">
            <text:p/>
          </table:table-cell>
          <table:table-cell table:style-name="ce34" table:formula="of:=IF(AND([.LE$1]&gt;=[.$L6];[.LE$1]&lt;=[.$K6]);[.LE$1];&quot;&quot;)">
            <text:p/>
          </table:table-cell>
          <table:table-cell table:style-name="ce34" table:formula="of:=IF(AND([.LF$1]&gt;=[.$L6];[.LF$1]&lt;=[.$K6]);[.LF$1];&quot;&quot;)">
            <text:p/>
          </table:table-cell>
          <table:table-cell table:style-name="ce34" table:formula="of:=IF(AND([.LG$1]&gt;=[.$L6];[.LG$1]&lt;=[.$K6]);[.LG$1];&quot;&quot;)">
            <text:p/>
          </table:table-cell>
          <table:table-cell table:style-name="ce34" table:formula="of:=IF(AND([.LH$1]&gt;=[.$L6];[.LH$1]&lt;=[.$K6]);[.LH$1];&quot;&quot;)">
            <text:p/>
          </table:table-cell>
          <table:table-cell table:style-name="ce36" table:formula="of:=IF(AND([.LI$1]&gt;=[.$L6];[.LI$1]&lt;=[.$K6]);[.LI$1];&quot;&quot;)">
            <text:p/>
          </table:table-cell>
          <table:table-cell table:style-name="ce36" table:formula="of:=IF(AND([.LJ$1]&gt;=[.$L6];[.LJ$1]&lt;=[.$K6]);[.LJ$1];&quot;&quot;)">
            <text:p/>
          </table:table-cell>
          <table:table-cell table:style-name="ce36" table:formula="of:=IF(AND([.LK$1]&gt;=[.$L6];[.LK$1]&lt;=[.$K6]);[.LK$1];&quot;&quot;)">
            <text:p/>
          </table:table-cell>
          <table:table-cell table:style-name="ce36" table:formula="of:=IF(AND([.LL$1]&gt;=[.$L6];[.LL$1]&lt;=[.$K6]);[.LL$1];&quot;&quot;)">
            <text:p/>
          </table:table-cell>
          <table:table-cell table:style-name="ce36" table:formula="of:=IF(AND([.LM$1]&gt;=[.$L6];[.LM$1]&lt;=[.$K6]);[.LM$1];&quot;&quot;)">
            <text:p/>
          </table:table-cell>
          <table:table-cell table:style-name="ce36" table:formula="of:=IF(AND([.LN$1]&gt;=[.$L6];[.LN$1]&lt;=[.$K6]);[.LN$1];&quot;&quot;)">
            <text:p/>
          </table:table-cell>
          <table:table-cell table:style-name="ce36" table:formula="of:=IF(AND([.LO$1]&gt;=[.$L6];[.LO$1]&lt;=[.$K6]);[.LO$1];&quot;&quot;)">
            <text:p/>
          </table:table-cell>
          <table:table-cell table:style-name="ce36" table:formula="of:=IF(AND([.LP$1]&gt;=[.$L6];[.LP$1]&lt;=[.$K6]);[.LP$1];&quot;&quot;)">
            <text:p/>
          </table:table-cell>
          <table:table-cell table:style-name="ce36" table:formula="of:=IF(AND([.LQ$1]&gt;=[.$L6];[.LQ$1]&lt;=[.$K6]);[.LQ$1];&quot;&quot;)">
            <text:p/>
          </table:table-cell>
          <table:table-cell table:style-name="ce36" table:formula="of:=IF(AND([.LR$1]&gt;=[.$L6];[.LR$1]&lt;=[.$K6]);[.LR$1];&quot;&quot;)">
            <text:p/>
          </table:table-cell>
          <table:table-cell table:style-name="ce36" table:formula="of:=IF(AND([.LS$1]&gt;=[.$L6];[.LS$1]&lt;=[.$K6]);[.LS$1];&quot;&quot;)">
            <text:p/>
          </table:table-cell>
          <table:table-cell table:style-name="ce36" table:formula="of:=IF(AND([.LT$1]&gt;=[.$L6];[.LT$1]&lt;=[.$K6]);[.LT$1];&quot;&quot;)">
            <text:p/>
          </table:table-cell>
          <table:table-cell table:style-name="ce36" table:formula="of:=IF(AND([.LU$1]&gt;=[.$L6];[.LU$1]&lt;=[.$K6]);[.LU$1];&quot;&quot;)">
            <text:p/>
          </table:table-cell>
          <table:table-cell table:style-name="ce36" table:formula="of:=IF(AND([.LV$1]&gt;=[.$L6];[.LV$1]&lt;=[.$K6]);[.LV$1];&quot;&quot;)">
            <text:p/>
          </table:table-cell>
          <table:table-cell table:style-name="ce36" table:formula="of:=IF(AND([.LW$1]&gt;=[.$L6];[.LW$1]&lt;=[.$K6]);[.LW$1];&quot;&quot;)">
            <text:p/>
          </table:table-cell>
          <table:table-cell table:style-name="ce36" table:formula="of:=IF(AND([.LX$1]&gt;=[.$L6];[.LX$1]&lt;=[.$K6]);[.LX$1];&quot;&quot;)">
            <text:p/>
          </table:table-cell>
          <table:table-cell table:style-name="ce36" table:formula="of:=IF(AND([.LY$1]&gt;=[.$L6];[.LY$1]&lt;=[.$K6]);[.LY$1];&quot;&quot;)">
            <text:p/>
          </table:table-cell>
          <table:table-cell table:style-name="ce36" table:formula="of:=IF(AND([.LZ$1]&gt;=[.$L6];[.LZ$1]&lt;=[.$K6]);[.LZ$1];&quot;&quot;)">
            <text:p/>
          </table:table-cell>
          <table:table-cell table:style-name="ce36" table:formula="of:=IF(AND([.MA$1]&gt;=[.$L6];[.MA$1]&lt;=[.$K6]);[.MA$1];&quot;&quot;)">
            <text:p/>
          </table:table-cell>
          <table:table-cell table:style-name="ce36" table:formula="of:=IF(AND([.MB$1]&gt;=[.$L6];[.MB$1]&lt;=[.$K6]);[.MB$1];&quot;&quot;)">
            <text:p/>
          </table:table-cell>
          <table:table-cell table:style-name="ce36" table:formula="of:=IF(AND([.MC$1]&gt;=[.$L6];[.MC$1]&lt;=[.$K6]);[.MC$1];&quot;&quot;)">
            <text:p/>
          </table:table-cell>
          <table:table-cell table:style-name="ce36" table:formula="of:=IF(AND([.MD$1]&gt;=[.$L6];[.MD$1]&lt;=[.$K6]);[.MD$1];&quot;&quot;)">
            <text:p/>
          </table:table-cell>
          <table:table-cell table:style-name="ce36" table:formula="of:=IF(AND([.ME$1]&gt;=[.$L6];[.ME$1]&lt;=[.$K6]);[.ME$1];&quot;&quot;)">
            <text:p/>
          </table:table-cell>
          <table:table-cell table:style-name="ce36" table:formula="of:=IF(AND([.MF$1]&gt;=[.$L6];[.MF$1]&lt;=[.$K6]);[.MF$1];&quot;&quot;)">
            <text:p/>
          </table:table-cell>
          <table:table-cell table:style-name="ce36" table:formula="of:=IF(AND([.MG$1]&gt;=[.$L6];[.MG$1]&lt;=[.$K6]);[.MG$1];&quot;&quot;)">
            <text:p/>
          </table:table-cell>
          <table:table-cell table:style-name="ce36" table:formula="of:=IF(AND([.MH$1]&gt;=[.$L6];[.MH$1]&lt;=[.$K6]);[.MH$1];&quot;&quot;)">
            <text:p/>
          </table:table-cell>
          <table:table-cell table:style-name="ce36" table:formula="of:=IF(AND([.MI$1]&gt;=[.$L6];[.MI$1]&lt;=[.$K6]);[.MI$1];&quot;&quot;)">
            <text:p/>
          </table:table-cell>
          <table:table-cell table:style-name="ce36" table:formula="of:=IF(AND([.MJ$1]&gt;=[.$L6];[.MJ$1]&lt;=[.$K6]);[.MJ$1];&quot;&quot;)">
            <text:p/>
          </table:table-cell>
          <table:table-cell table:style-name="ce36" table:formula="of:=IF(AND([.MK$1]&gt;=[.$L6];[.MK$1]&lt;=[.$K6]);[.MK$1];&quot;&quot;)">
            <text:p/>
          </table:table-cell>
          <table:table-cell table:style-name="ce36" table:formula="of:=IF(AND([.ML$1]&gt;=[.$L6];[.ML$1]&lt;=[.$K6]);[.ML$1];&quot;&quot;)">
            <text:p/>
          </table:table-cell>
          <table:table-cell table:style-name="ce36" table:formula="of:=IF(AND([.MM$1]&gt;=[.$L6];[.MM$1]&lt;=[.$K6]);[.MM$1];&quot;&quot;)">
            <text:p/>
          </table:table-cell>
          <table:table-cell table:style-name="ce36" table:formula="of:=IF(AND([.MN$1]&gt;=[.$L6];[.MN$1]&lt;=[.$K6]);[.MN$1];&quot;&quot;)">
            <text:p/>
          </table:table-cell>
          <table:table-cell table:style-name="ce36" table:formula="of:=IF(AND([.MO$1]&gt;=[.$L6];[.MO$1]&lt;=[.$K6]);[.MO$1];&quot;&quot;)">
            <text:p/>
          </table:table-cell>
          <table:table-cell table:style-name="ce36" table:formula="of:=IF(AND([.MP$1]&gt;=[.$L6];[.MP$1]&lt;=[.$K6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VLOOKUP([.C7];[.$A:.$K];11;0)" office:value-type="float" office:value="55" calcext:value-type="float">
            <text:p>55</text:p>
          </table:table-cell>
          <table:table-cell table:style-name="ce5" table:formula="of:=VLOOKUP([.D7];[.$A:.$K];11;0)" office:value-type="float" office:value="86" calcext:value-type="float">
            <text:p>86</text:p>
          </table:table-cell>
          <table:table-cell table:style-name="ce5" table:formula="of:=VLOOKUP([.E7];[.$A:.$K];11;0)" office:value-type="float" office:value="52" calcext:value-type="float">
            <text:p>52</text:p>
          </table:table-cell>
          <table:table-cell table:style-name="ce5" table:formula="of:=VLOOKUP([.F7];[.$A:.$K];11;0)" office:value-type="float" office:value="241" calcext:value-type="float">
            <text:p>241</text:p>
          </table:table-cell>
          <table:table-cell table:style-name="ce6" table:formula="of:=MAX([.G7:.J7])+[.B7]+[.M7]" office:value-type="float" office:value="266" calcext:value-type="float">
            <text:p>266</text:p>
          </table:table-cell>
          <table:table-cell table:style-name="ce7" table:formula="of:=[.K7]-[.D7]+1" office:value-type="float" office:value="260" calcext:value-type="float">
            <text:p>260</text:p>
          </table:table-cell>
          <table:table-cell table:style-name="ce8"/>
          <table:table-cell table:style-name="ce10" table:formula="of:=IF(AND([.N$1]&gt;=[.$L7];[.N$1]&lt;=[.$K7]);[.N$1];&quot;&quot;)">
            <text:p/>
          </table:table-cell>
          <table:table-cell table:style-name="ce10" table:formula="of:=IF(AND([.O$1]&gt;=[.$L7];[.O$1]&lt;=[.$K7]);[.O$1];&quot;&quot;)">
            <text:p/>
          </table:table-cell>
          <table:table-cell table:style-name="ce10" table:formula="of:=IF(AND([.P$1]&gt;=[.$L7];[.P$1]&lt;=[.$K7]);[.P$1];&quot;&quot;)">
            <text:p/>
          </table:table-cell>
          <table:table-cell table:style-name="ce10" table:formula="of:=IF(AND([.Q$1]&gt;=[.$L7];[.Q$1]&lt;=[.$K7]);[.Q$1];&quot;&quot;)">
            <text:p/>
          </table:table-cell>
          <table:table-cell table:style-name="ce12" table:formula="of:=IF(AND([.R$1]&gt;=[.$L7];[.R$1]&lt;=[.$K7]);[.R$1];&quot;&quot;)">
            <text:p/>
          </table:table-cell>
          <table:table-cell table:style-name="ce12" table:formula="of:=IF(AND([.S$1]&gt;=[.$L7];[.S$1]&lt;=[.$K7]);[.S$1];&quot;&quot;)">
            <text:p/>
          </table:table-cell>
          <table:table-cell table:style-name="ce12" table:formula="of:=IF(AND([.T$1]&gt;=[.$L7];[.T$1]&lt;=[.$K7]);[.T$1];&quot;&quot;)">
            <text:p/>
          </table:table-cell>
          <table:table-cell table:style-name="ce12" table:formula="of:=IF(AND([.U$1]&gt;=[.$L7];[.U$1]&lt;=[.$K7]);[.U$1];&quot;&quot;)">
            <text:p/>
          </table:table-cell>
          <table:table-cell table:style-name="ce12" table:formula="of:=IF(AND([.V$1]&gt;=[.$L7];[.V$1]&lt;=[.$K7]);[.V$1];&quot;&quot;)">
            <text:p/>
          </table:table-cell>
          <table:table-cell table:style-name="ce12" table:formula="of:=IF(AND([.W$1]&gt;=[.$L7];[.W$1]&lt;=[.$K7]);[.W$1];&quot;&quot;)">
            <text:p/>
          </table:table-cell>
          <table:table-cell table:style-name="ce12" table:formula="of:=IF(AND([.X$1]&gt;=[.$L7];[.X$1]&lt;=[.$K7]);[.X$1];&quot;&quot;)">
            <text:p/>
          </table:table-cell>
          <table:table-cell table:style-name="ce12" table:formula="of:=IF(AND([.Y$1]&gt;=[.$L7];[.Y$1]&lt;=[.$K7]);[.Y$1];&quot;&quot;)">
            <text:p/>
          </table:table-cell>
          <table:table-cell table:style-name="ce12" table:formula="of:=IF(AND([.Z$1]&gt;=[.$L7];[.Z$1]&lt;=[.$K7]);[.Z$1];&quot;&quot;)">
            <text:p/>
          </table:table-cell>
          <table:table-cell table:style-name="ce12" table:formula="of:=IF(AND([.AA$1]&gt;=[.$L7];[.AA$1]&lt;=[.$K7]);[.AA$1];&quot;&quot;)">
            <text:p/>
          </table:table-cell>
          <table:table-cell table:style-name="ce12" table:formula="of:=IF(AND([.AB$1]&gt;=[.$L7];[.AB$1]&lt;=[.$K7]);[.AB$1];&quot;&quot;)">
            <text:p/>
          </table:table-cell>
          <table:table-cell table:style-name="ce12" table:formula="of:=IF(AND([.AC$1]&gt;=[.$L7];[.AC$1]&lt;=[.$K7]);[.AC$1];&quot;&quot;)">
            <text:p/>
          </table:table-cell>
          <table:table-cell table:style-name="ce14" table:formula="of:=IF(AND([.AD$1]&gt;=[.$L7];[.AD$1]&lt;=[.$K7]);[.AD$1];&quot;&quot;)">
            <text:p/>
          </table:table-cell>
          <table:table-cell table:style-name="ce17" table:formula="of:=IF(AND([.AE$1]&gt;=[.$L7];[.AE$1]&lt;=[.$K7]);[.AE$1];&quot;&quot;)">
            <text:p/>
          </table:table-cell>
          <table:table-cell table:style-name="ce17" table:formula="of:=IF(AND([.AF$1]&gt;=[.$L7];[.AF$1]&lt;=[.$K7]);[.AF$1];&quot;&quot;)">
            <text:p/>
          </table:table-cell>
          <table:table-cell table:style-name="ce17" table:formula="of:=IF(AND([.AG$1]&gt;=[.$L7];[.AG$1]&lt;=[.$K7]);[.AG$1];&quot;&quot;)">
            <text:p/>
          </table:table-cell>
          <table:table-cell table:style-name="ce17" table:formula="of:=IF(AND([.AH$1]&gt;=[.$L7];[.AH$1]&lt;=[.$K7]);[.AH$1];&quot;&quot;)">
            <text:p/>
          </table:table-cell>
          <table:table-cell table:style-name="ce17" table:formula="of:=IF(AND([.AI$1]&gt;=[.$L7];[.AI$1]&lt;=[.$K7]);[.AI$1];&quot;&quot;)">
            <text:p/>
          </table:table-cell>
          <table:table-cell table:style-name="ce17" table:formula="of:=IF(AND([.AJ$1]&gt;=[.$L7];[.AJ$1]&lt;=[.$K7]);[.AJ$1];&quot;&quot;)">
            <text:p/>
          </table:table-cell>
          <table:table-cell table:style-name="ce17" table:formula="of:=IF(AND([.AK$1]&gt;=[.$L7];[.AK$1]&lt;=[.$K7]);[.AK$1];&quot;&quot;)">
            <text:p/>
          </table:table-cell>
          <table:table-cell table:style-name="ce17" table:formula="of:=IF(AND([.AL$1]&gt;=[.$L7];[.AL$1]&lt;=[.$K7]);[.AL$1];&quot;&quot;)">
            <text:p/>
          </table:table-cell>
          <table:table-cell table:style-name="ce17" table:formula="of:=IF(AND([.AM$1]&gt;=[.$L7];[.AM$1]&lt;=[.$K7]);[.AM$1];&quot;&quot;)">
            <text:p/>
          </table:table-cell>
          <table:table-cell table:style-name="ce17" table:formula="of:=IF(AND([.AN$1]&gt;=[.$L7];[.AN$1]&lt;=[.$K7]);[.AN$1];&quot;&quot;)">
            <text:p/>
          </table:table-cell>
          <table:table-cell table:style-name="ce17" table:formula="of:=IF(AND([.AO$1]&gt;=[.$L7];[.AO$1]&lt;=[.$K7]);[.AO$1];&quot;&quot;)">
            <text:p/>
          </table:table-cell>
          <table:table-cell table:style-name="ce17" table:formula="of:=IF(AND([.AP$1]&gt;=[.$L7];[.AP$1]&lt;=[.$K7]);[.AP$1];&quot;&quot;)">
            <text:p/>
          </table:table-cell>
          <table:table-cell table:style-name="ce17" table:formula="of:=IF(AND([.AQ$1]&gt;=[.$L7];[.AQ$1]&lt;=[.$K7]);[.AQ$1];&quot;&quot;)">
            <text:p/>
          </table:table-cell>
          <table:table-cell table:style-name="ce17" table:formula="of:=IF(AND([.AR$1]&gt;=[.$L7];[.AR$1]&lt;=[.$K7]);[.AR$1];&quot;&quot;)">
            <text:p/>
          </table:table-cell>
          <table:table-cell table:style-name="ce17" table:formula="of:=IF(AND([.AS$1]&gt;=[.$L7];[.AS$1]&lt;=[.$K7]);[.AS$1];&quot;&quot;)">
            <text:p/>
          </table:table-cell>
          <table:table-cell table:style-name="ce17" table:formula="of:=IF(AND([.AT$1]&gt;=[.$L7];[.AT$1]&lt;=[.$K7]);[.AT$1];&quot;&quot;)">
            <text:p/>
          </table:table-cell>
          <table:table-cell table:style-name="ce17" table:formula="of:=IF(AND([.AU$1]&gt;=[.$L7];[.AU$1]&lt;=[.$K7]);[.AU$1];&quot;&quot;)">
            <text:p/>
          </table:table-cell>
          <table:table-cell table:style-name="ce17" table:formula="of:=IF(AND([.AV$1]&gt;=[.$L7];[.AV$1]&lt;=[.$K7]);[.AV$1];&quot;&quot;)">
            <text:p/>
          </table:table-cell>
          <table:table-cell table:style-name="ce17" table:formula="of:=IF(AND([.AW$1]&gt;=[.$L7];[.AW$1]&lt;=[.$K7]);[.AW$1];&quot;&quot;)">
            <text:p/>
          </table:table-cell>
          <table:table-cell table:style-name="ce17" table:formula="of:=IF(AND([.AX$1]&gt;=[.$L7];[.AX$1]&lt;=[.$K7]);[.AX$1];&quot;&quot;)">
            <text:p/>
          </table:table-cell>
          <table:table-cell table:style-name="ce17" table:formula="of:=IF(AND([.AY$1]&gt;=[.$L7];[.AY$1]&lt;=[.$K7]);[.AY$1];&quot;&quot;)">
            <text:p/>
          </table:table-cell>
          <table:table-cell table:style-name="ce17" table:formula="of:=IF(AND([.AZ$1]&gt;=[.$L7];[.AZ$1]&lt;=[.$K7]);[.AZ$1];&quot;&quot;)">
            <text:p/>
          </table:table-cell>
          <table:table-cell table:style-name="ce17" table:formula="of:=IF(AND([.BA$1]&gt;=[.$L7];[.BA$1]&lt;=[.$K7]);[.BA$1];&quot;&quot;)">
            <text:p/>
          </table:table-cell>
          <table:table-cell table:style-name="ce17" table:formula="of:=IF(AND([.BB$1]&gt;=[.$L7];[.BB$1]&lt;=[.$K7]);[.BB$1];&quot;&quot;)">
            <text:p/>
          </table:table-cell>
          <table:table-cell table:style-name="ce17" table:formula="of:=IF(AND([.BC$1]&gt;=[.$L7];[.BC$1]&lt;=[.$K7]);[.BC$1];&quot;&quot;)">
            <text:p/>
          </table:table-cell>
          <table:table-cell table:style-name="ce17" table:formula="of:=IF(AND([.BD$1]&gt;=[.$L7];[.BD$1]&lt;=[.$K7]);[.BD$1];&quot;&quot;)">
            <text:p/>
          </table:table-cell>
          <table:table-cell table:style-name="ce17" table:formula="of:=IF(AND([.BE$1]&gt;=[.$L7];[.BE$1]&lt;=[.$K7]);[.BE$1];&quot;&quot;)">
            <text:p/>
          </table:table-cell>
          <table:table-cell table:style-name="ce17" table:formula="of:=IF(AND([.BF$1]&gt;=[.$L7];[.BF$1]&lt;=[.$K7]);[.BF$1];&quot;&quot;)">
            <text:p/>
          </table:table-cell>
          <table:table-cell table:style-name="ce17" table:formula="of:=IF(AND([.BG$1]&gt;=[.$L7];[.BG$1]&lt;=[.$K7]);[.BG$1];&quot;&quot;)">
            <text:p/>
          </table:table-cell>
          <table:table-cell table:style-name="ce17" table:formula="of:=IF(AND([.BH$1]&gt;=[.$L7];[.BH$1]&lt;=[.$K7]);[.BH$1];&quot;&quot;)">
            <text:p/>
          </table:table-cell>
          <table:table-cell table:style-name="ce17" table:formula="of:=IF(AND([.BI$1]&gt;=[.$L7];[.BI$1]&lt;=[.$K7]);[.BI$1];&quot;&quot;)">
            <text:p/>
          </table:table-cell>
          <table:table-cell table:style-name="ce17" table:formula="of:=IF(AND([.BJ$1]&gt;=[.$L7];[.BJ$1]&lt;=[.$K7]);[.BJ$1];&quot;&quot;)">
            <text:p/>
          </table:table-cell>
          <table:table-cell table:style-name="ce17" table:formula="of:=IF(AND([.BK$1]&gt;=[.$L7];[.BK$1]&lt;=[.$K7]);[.BK$1];&quot;&quot;)">
            <text:p/>
          </table:table-cell>
          <table:table-cell table:style-name="ce17" table:formula="of:=IF(AND([.BL$1]&gt;=[.$L7];[.BL$1]&lt;=[.$K7]);[.BL$1];&quot;&quot;)">
            <text:p/>
          </table:table-cell>
          <table:table-cell table:style-name="ce17" table:formula="of:=IF(AND([.BM$1]&gt;=[.$L7];[.BM$1]&lt;=[.$K7]);[.BM$1];&quot;&quot;)">
            <text:p/>
          </table:table-cell>
          <table:table-cell table:style-name="ce17" table:formula="of:=IF(AND([.BN$1]&gt;=[.$L7];[.BN$1]&lt;=[.$K7]);[.BN$1];&quot;&quot;)">
            <text:p/>
          </table:table-cell>
          <table:table-cell table:style-name="ce17" table:formula="of:=IF(AND([.BO$1]&gt;=[.$L7];[.BO$1]&lt;=[.$K7]);[.BO$1];&quot;&quot;)">
            <text:p/>
          </table:table-cell>
          <table:table-cell table:style-name="ce17" table:formula="of:=IF(AND([.BP$1]&gt;=[.$L7];[.BP$1]&lt;=[.$K7]);[.BP$1];&quot;&quot;)">
            <text:p/>
          </table:table-cell>
          <table:table-cell table:style-name="ce17" table:formula="of:=IF(AND([.BQ$1]&gt;=[.$L7];[.BQ$1]&lt;=[.$K7]);[.BQ$1];&quot;&quot;)">
            <text:p/>
          </table:table-cell>
          <table:table-cell table:style-name="ce17" table:formula="of:=IF(AND([.BR$1]&gt;=[.$L7];[.BR$1]&lt;=[.$K7]);[.BR$1];&quot;&quot;)">
            <text:p/>
          </table:table-cell>
          <table:table-cell table:style-name="ce17" table:formula="of:=IF(AND([.BS$1]&gt;=[.$L7];[.BS$1]&lt;=[.$K7]);[.BS$1];&quot;&quot;)">
            <text:p/>
          </table:table-cell>
          <table:table-cell table:style-name="ce17" table:formula="of:=IF(AND([.BT$1]&gt;=[.$L7];[.BT$1]&lt;=[.$K7]);[.BT$1];&quot;&quot;)">
            <text:p/>
          </table:table-cell>
          <table:table-cell table:style-name="ce17" table:formula="of:=IF(AND([.BU$1]&gt;=[.$L7];[.BU$1]&lt;=[.$K7]);[.BU$1];&quot;&quot;)">
            <text:p/>
          </table:table-cell>
          <table:table-cell table:style-name="ce17" table:formula="of:=IF(AND([.BV$1]&gt;=[.$L7];[.BV$1]&lt;=[.$K7]);[.BV$1];&quot;&quot;)">
            <text:p/>
          </table:table-cell>
          <table:table-cell table:style-name="ce17" table:formula="of:=IF(AND([.BW$1]&gt;=[.$L7];[.BW$1]&lt;=[.$K7]);[.BW$1];&quot;&quot;)">
            <text:p/>
          </table:table-cell>
          <table:table-cell table:style-name="ce17" table:formula="of:=IF(AND([.BX$1]&gt;=[.$L7];[.BX$1]&lt;=[.$K7]);[.BX$1];&quot;&quot;)">
            <text:p/>
          </table:table-cell>
          <table:table-cell table:style-name="ce17" table:formula="of:=IF(AND([.BY$1]&gt;=[.$L7];[.BY$1]&lt;=[.$K7]);[.BY$1];&quot;&quot;)">
            <text:p/>
          </table:table-cell>
          <table:table-cell table:style-name="ce17" table:formula="of:=IF(AND([.BZ$1]&gt;=[.$L7];[.BZ$1]&lt;=[.$K7]);[.BZ$1];&quot;&quot;)">
            <text:p/>
          </table:table-cell>
          <table:table-cell table:style-name="ce17" table:formula="of:=IF(AND([.CA$1]&gt;=[.$L7];[.CA$1]&lt;=[.$K7]);[.CA$1];&quot;&quot;)">
            <text:p/>
          </table:table-cell>
          <table:table-cell table:style-name="ce17" table:formula="of:=IF(AND([.CB$1]&gt;=[.$L7];[.CB$1]&lt;=[.$K7]);[.CB$1];&quot;&quot;)">
            <text:p/>
          </table:table-cell>
          <table:table-cell table:style-name="ce17" table:formula="of:=IF(AND([.CC$1]&gt;=[.$L7];[.CC$1]&lt;=[.$K7]);[.CC$1];&quot;&quot;)">
            <text:p/>
          </table:table-cell>
          <table:table-cell table:style-name="ce17" table:formula="of:=IF(AND([.CD$1]&gt;=[.$L7];[.CD$1]&lt;=[.$K7]);[.CD$1];&quot;&quot;)">
            <text:p/>
          </table:table-cell>
          <table:table-cell table:style-name="ce17" table:formula="of:=IF(AND([.CE$1]&gt;=[.$L7];[.CE$1]&lt;=[.$K7]);[.CE$1];&quot;&quot;)">
            <text:p/>
          </table:table-cell>
          <table:table-cell table:style-name="ce17" table:formula="of:=IF(AND([.CF$1]&gt;=[.$L7];[.CF$1]&lt;=[.$K7]);[.CF$1];&quot;&quot;)">
            <text:p/>
          </table:table-cell>
          <table:table-cell table:style-name="ce17" table:formula="of:=IF(AND([.CG$1]&gt;=[.$L7];[.CG$1]&lt;=[.$K7]);[.CG$1];&quot;&quot;)">
            <text:p/>
          </table:table-cell>
          <table:table-cell table:style-name="ce17" table:formula="of:=IF(AND([.CH$1]&gt;=[.$L7];[.CH$1]&lt;=[.$K7]);[.CH$1];&quot;&quot;)">
            <text:p/>
          </table:table-cell>
          <table:table-cell table:style-name="ce17" table:formula="of:=IF(AND([.CI$1]&gt;=[.$L7];[.CI$1]&lt;=[.$K7]);[.CI$1];&quot;&quot;)">
            <text:p/>
          </table:table-cell>
          <table:table-cell table:style-name="ce17" table:formula="of:=IF(AND([.CJ$1]&gt;=[.$L7];[.CJ$1]&lt;=[.$K7]);[.CJ$1];&quot;&quot;)">
            <text:p/>
          </table:table-cell>
          <table:table-cell table:style-name="ce17" table:formula="of:=IF(AND([.CK$1]&gt;=[.$L7];[.CK$1]&lt;=[.$K7]);[.CK$1];&quot;&quot;)">
            <text:p/>
          </table:table-cell>
          <table:table-cell table:style-name="ce17" table:formula="of:=IF(AND([.CL$1]&gt;=[.$L7];[.CL$1]&lt;=[.$K7]);[.CL$1];&quot;&quot;)">
            <text:p/>
          </table:table-cell>
          <table:table-cell table:style-name="ce17" table:formula="of:=IF(AND([.CM$1]&gt;=[.$L7];[.CM$1]&lt;=[.$K7]);[.CM$1];&quot;&quot;)">
            <text:p/>
          </table:table-cell>
          <table:table-cell table:style-name="ce17" table:formula="of:=IF(AND([.CN$1]&gt;=[.$L7];[.CN$1]&lt;=[.$K7]);[.CN$1];&quot;&quot;)">
            <text:p/>
          </table:table-cell>
          <table:table-cell table:style-name="ce17" table:formula="of:=IF(AND([.CO$1]&gt;=[.$L7];[.CO$1]&lt;=[.$K7]);[.CO$1];&quot;&quot;)">
            <text:p/>
          </table:table-cell>
          <table:table-cell table:style-name="ce17" table:formula="of:=IF(AND([.CP$1]&gt;=[.$L7];[.CP$1]&lt;=[.$K7]);[.CP$1];&quot;&quot;)">
            <text:p/>
          </table:table-cell>
          <table:table-cell table:style-name="ce17" table:formula="of:=IF(AND([.CQ$1]&gt;=[.$L7];[.CQ$1]&lt;=[.$K7]);[.CQ$1];&quot;&quot;)">
            <text:p/>
          </table:table-cell>
          <table:table-cell table:style-name="ce17" table:formula="of:=IF(AND([.CR$1]&gt;=[.$L7];[.CR$1]&lt;=[.$K7]);[.CR$1];&quot;&quot;)">
            <text:p/>
          </table:table-cell>
          <table:table-cell table:style-name="ce17" table:formula="of:=IF(AND([.CS$1]&gt;=[.$L7];[.CS$1]&lt;=[.$K7]);[.CS$1];&quot;&quot;)">
            <text:p/>
          </table:table-cell>
          <table:table-cell table:style-name="ce17" table:formula="of:=IF(AND([.CT$1]&gt;=[.$L7];[.CT$1]&lt;=[.$K7]);[.CT$1];&quot;&quot;)">
            <text:p/>
          </table:table-cell>
          <table:table-cell table:style-name="ce17" table:formula="of:=IF(AND([.CU$1]&gt;=[.$L7];[.CU$1]&lt;=[.$K7]);[.CU$1];&quot;&quot;)">
            <text:p/>
          </table:table-cell>
          <table:table-cell table:style-name="ce17" table:formula="of:=IF(AND([.CV$1]&gt;=[.$L7];[.CV$1]&lt;=[.$K7]);[.CV$1];&quot;&quot;)">
            <text:p/>
          </table:table-cell>
          <table:table-cell table:style-name="ce17" table:formula="of:=IF(AND([.CW$1]&gt;=[.$L7];[.CW$1]&lt;=[.$K7]);[.CW$1];&quot;&quot;)">
            <text:p/>
          </table:table-cell>
          <table:table-cell table:style-name="ce17" table:formula="of:=IF(AND([.CX$1]&gt;=[.$L7];[.CX$1]&lt;=[.$K7]);[.CX$1];&quot;&quot;)">
            <text:p/>
          </table:table-cell>
          <table:table-cell table:style-name="ce17" table:formula="of:=IF(AND([.CY$1]&gt;=[.$L7];[.CY$1]&lt;=[.$K7]);[.CY$1];&quot;&quot;)">
            <text:p/>
          </table:table-cell>
          <table:table-cell table:style-name="ce17" table:formula="of:=IF(AND([.CZ$1]&gt;=[.$L7];[.CZ$1]&lt;=[.$K7]);[.CZ$1];&quot;&quot;)">
            <text:p/>
          </table:table-cell>
          <table:table-cell table:style-name="ce17" table:formula="of:=IF(AND([.DA$1]&gt;=[.$L7];[.DA$1]&lt;=[.$K7]);[.DA$1];&quot;&quot;)">
            <text:p/>
          </table:table-cell>
          <table:table-cell table:style-name="ce17" table:formula="of:=IF(AND([.DB$1]&gt;=[.$L7];[.DB$1]&lt;=[.$K7]);[.DB$1];&quot;&quot;)">
            <text:p/>
          </table:table-cell>
          <table:table-cell table:style-name="ce17" table:formula="of:=IF(AND([.DC$1]&gt;=[.$L7];[.DC$1]&lt;=[.$K7]);[.DC$1];&quot;&quot;)">
            <text:p/>
          </table:table-cell>
          <table:table-cell table:style-name="ce17" table:formula="of:=IF(AND([.DD$1]&gt;=[.$L7];[.DD$1]&lt;=[.$K7]);[.DD$1];&quot;&quot;)">
            <text:p/>
          </table:table-cell>
          <table:table-cell table:style-name="ce17" table:formula="of:=IF(AND([.DE$1]&gt;=[.$L7];[.DE$1]&lt;=[.$K7]);[.DE$1];&quot;&quot;)">
            <text:p/>
          </table:table-cell>
          <table:table-cell table:style-name="ce17" table:formula="of:=IF(AND([.DF$1]&gt;=[.$L7];[.DF$1]&lt;=[.$K7]);[.DF$1];&quot;&quot;)">
            <text:p/>
          </table:table-cell>
          <table:table-cell table:style-name="ce17" table:formula="of:=IF(AND([.DG$1]&gt;=[.$L7];[.DG$1]&lt;=[.$K7]);[.DG$1];&quot;&quot;)">
            <text:p/>
          </table:table-cell>
          <table:table-cell table:style-name="ce17" table:formula="of:=IF(AND([.DH$1]&gt;=[.$L7];[.DH$1]&lt;=[.$K7]);[.DH$1];&quot;&quot;)">
            <text:p/>
          </table:table-cell>
          <table:table-cell table:style-name="ce17" table:formula="of:=IF(AND([.DI$1]&gt;=[.$L7];[.DI$1]&lt;=[.$K7]);[.DI$1];&quot;&quot;)">
            <text:p/>
          </table:table-cell>
          <table:table-cell table:style-name="ce17" table:formula="of:=IF(AND([.DJ$1]&gt;=[.$L7];[.DJ$1]&lt;=[.$K7]);[.DJ$1];&quot;&quot;)">
            <text:p/>
          </table:table-cell>
          <table:table-cell table:style-name="ce17" table:formula="of:=IF(AND([.DK$1]&gt;=[.$L7];[.DK$1]&lt;=[.$K7]);[.DK$1];&quot;&quot;)">
            <text:p/>
          </table:table-cell>
          <table:table-cell table:style-name="ce17" table:formula="of:=IF(AND([.DL$1]&gt;=[.$L7];[.DL$1]&lt;=[.$K7]);[.DL$1];&quot;&quot;)">
            <text:p/>
          </table:table-cell>
          <table:table-cell table:style-name="ce17" table:formula="of:=IF(AND([.DM$1]&gt;=[.$L7];[.DM$1]&lt;=[.$K7]);[.DM$1];&quot;&quot;)">
            <text:p/>
          </table:table-cell>
          <table:table-cell table:style-name="ce17" table:formula="of:=IF(AND([.DN$1]&gt;=[.$L7];[.DN$1]&lt;=[.$K7]);[.DN$1];&quot;&quot;)">
            <text:p/>
          </table:table-cell>
          <table:table-cell table:style-name="ce17" table:formula="of:=IF(AND([.DO$1]&gt;=[.$L7];[.DO$1]&lt;=[.$K7]);[.DO$1];&quot;&quot;)">
            <text:p/>
          </table:table-cell>
          <table:table-cell table:style-name="ce17" table:formula="of:=IF(AND([.DP$1]&gt;=[.$L7];[.DP$1]&lt;=[.$K7]);[.DP$1];&quot;&quot;)">
            <text:p/>
          </table:table-cell>
          <table:table-cell table:style-name="ce17" table:formula="of:=IF(AND([.DQ$1]&gt;=[.$L7];[.DQ$1]&lt;=[.$K7]);[.DQ$1];&quot;&quot;)">
            <text:p/>
          </table:table-cell>
          <table:table-cell table:style-name="ce17" table:formula="of:=IF(AND([.DR$1]&gt;=[.$L7];[.DR$1]&lt;=[.$K7]);[.DR$1];&quot;&quot;)">
            <text:p/>
          </table:table-cell>
          <table:table-cell table:style-name="ce17" table:formula="of:=IF(AND([.DS$1]&gt;=[.$L7];[.DS$1]&lt;=[.$K7]);[.DS$1];&quot;&quot;)">
            <text:p/>
          </table:table-cell>
          <table:table-cell table:style-name="ce17" table:formula="of:=IF(AND([.DT$1]&gt;=[.$L7];[.DT$1]&lt;=[.$K7]);[.DT$1];&quot;&quot;)">
            <text:p/>
          </table:table-cell>
          <table:table-cell table:style-name="ce17" table:formula="of:=IF(AND([.DU$1]&gt;=[.$L7];[.DU$1]&lt;=[.$K7]);[.DU$1];&quot;&quot;)">
            <text:p/>
          </table:table-cell>
          <table:table-cell table:style-name="ce17" table:formula="of:=IF(AND([.DV$1]&gt;=[.$L7];[.DV$1]&lt;=[.$K7]);[.DV$1];&quot;&quot;)">
            <text:p/>
          </table:table-cell>
          <table:table-cell table:style-name="ce17" table:formula="of:=IF(AND([.DW$1]&gt;=[.$L7];[.DW$1]&lt;=[.$K7]);[.DW$1];&quot;&quot;)">
            <text:p/>
          </table:table-cell>
          <table:table-cell table:style-name="ce17" table:formula="of:=IF(AND([.DX$1]&gt;=[.$L7];[.DX$1]&lt;=[.$K7]);[.DX$1];&quot;&quot;)">
            <text:p/>
          </table:table-cell>
          <table:table-cell table:style-name="ce17" table:formula="of:=IF(AND([.DY$1]&gt;=[.$L7];[.DY$1]&lt;=[.$K7]);[.DY$1];&quot;&quot;)">
            <text:p/>
          </table:table-cell>
          <table:table-cell table:style-name="ce17" table:formula="of:=IF(AND([.DZ$1]&gt;=[.$L7];[.DZ$1]&lt;=[.$K7]);[.DZ$1];&quot;&quot;)">
            <text:p/>
          </table:table-cell>
          <table:table-cell table:style-name="ce17" table:formula="of:=IF(AND([.EA$1]&gt;=[.$L7];[.EA$1]&lt;=[.$K7]);[.EA$1];&quot;&quot;)">
            <text:p/>
          </table:table-cell>
          <table:table-cell table:style-name="ce17" table:formula="of:=IF(AND([.EB$1]&gt;=[.$L7];[.EB$1]&lt;=[.$K7]);[.EB$1];&quot;&quot;)">
            <text:p/>
          </table:table-cell>
          <table:table-cell table:style-name="ce17" table:formula="of:=IF(AND([.EC$1]&gt;=[.$L7];[.EC$1]&lt;=[.$K7]);[.EC$1];&quot;&quot;)">
            <text:p/>
          </table:table-cell>
          <table:table-cell table:style-name="ce17" table:formula="of:=IF(AND([.ED$1]&gt;=[.$L7];[.ED$1]&lt;=[.$K7]);[.ED$1];&quot;&quot;)">
            <text:p/>
          </table:table-cell>
          <table:table-cell table:style-name="ce17" table:formula="of:=IF(AND([.EE$1]&gt;=[.$L7];[.EE$1]&lt;=[.$K7]);[.EE$1];&quot;&quot;)">
            <text:p/>
          </table:table-cell>
          <table:table-cell table:style-name="ce17" table:formula="of:=IF(AND([.EF$1]&gt;=[.$L7];[.EF$1]&lt;=[.$K7]);[.EF$1];&quot;&quot;)">
            <text:p/>
          </table:table-cell>
          <table:table-cell table:style-name="ce17" table:formula="of:=IF(AND([.EG$1]&gt;=[.$L7];[.EG$1]&lt;=[.$K7]);[.EG$1];&quot;&quot;)">
            <text:p/>
          </table:table-cell>
          <table:table-cell table:style-name="ce17" table:formula="of:=IF(AND([.EH$1]&gt;=[.$L7];[.EH$1]&lt;=[.$K7]);[.EH$1];&quot;&quot;)">
            <text:p/>
          </table:table-cell>
          <table:table-cell table:style-name="ce17" table:formula="of:=IF(AND([.EI$1]&gt;=[.$L7];[.EI$1]&lt;=[.$K7]);[.EI$1];&quot;&quot;)">
            <text:p/>
          </table:table-cell>
          <table:table-cell table:style-name="ce17" table:formula="of:=IF(AND([.EJ$1]&gt;=[.$L7];[.EJ$1]&lt;=[.$K7]);[.EJ$1];&quot;&quot;)">
            <text:p/>
          </table:table-cell>
          <table:table-cell table:style-name="ce17" table:formula="of:=IF(AND([.EK$1]&gt;=[.$L7];[.EK$1]&lt;=[.$K7]);[.EK$1];&quot;&quot;)">
            <text:p/>
          </table:table-cell>
          <table:table-cell table:style-name="ce17" table:formula="of:=IF(AND([.EL$1]&gt;=[.$L7];[.EL$1]&lt;=[.$K7]);[.EL$1];&quot;&quot;)">
            <text:p/>
          </table:table-cell>
          <table:table-cell table:style-name="ce17" table:formula="of:=IF(AND([.EM$1]&gt;=[.$L7];[.EM$1]&lt;=[.$K7]);[.EM$1];&quot;&quot;)">
            <text:p/>
          </table:table-cell>
          <table:table-cell table:style-name="ce17" table:formula="of:=IF(AND([.EN$1]&gt;=[.$L7];[.EN$1]&lt;=[.$K7]);[.EN$1];&quot;&quot;)">
            <text:p/>
          </table:table-cell>
          <table:table-cell table:style-name="ce17" table:formula="of:=IF(AND([.EO$1]&gt;=[.$L7];[.EO$1]&lt;=[.$K7]);[.EO$1];&quot;&quot;)">
            <text:p/>
          </table:table-cell>
          <table:table-cell table:style-name="ce17" table:formula="of:=IF(AND([.EP$1]&gt;=[.$L7];[.EP$1]&lt;=[.$K7]);[.EP$1];&quot;&quot;)">
            <text:p/>
          </table:table-cell>
          <table:table-cell table:style-name="ce17" table:formula="of:=IF(AND([.EQ$1]&gt;=[.$L7];[.EQ$1]&lt;=[.$K7]);[.EQ$1];&quot;&quot;)">
            <text:p/>
          </table:table-cell>
          <table:table-cell table:style-name="ce17" table:formula="of:=IF(AND([.ER$1]&gt;=[.$L7];[.ER$1]&lt;=[.$K7]);[.ER$1];&quot;&quot;)">
            <text:p/>
          </table:table-cell>
          <table:table-cell table:style-name="ce17" table:formula="of:=IF(AND([.ES$1]&gt;=[.$L7];[.ES$1]&lt;=[.$K7]);[.ES$1];&quot;&quot;)">
            <text:p/>
          </table:table-cell>
          <table:table-cell table:style-name="ce17" table:formula="of:=IF(AND([.ET$1]&gt;=[.$L7];[.ET$1]&lt;=[.$K7]);[.ET$1];&quot;&quot;)">
            <text:p/>
          </table:table-cell>
          <table:table-cell table:style-name="ce17" table:formula="of:=IF(AND([.EU$1]&gt;=[.$L7];[.EU$1]&lt;=[.$K7]);[.EU$1];&quot;&quot;)">
            <text:p/>
          </table:table-cell>
          <table:table-cell table:style-name="ce17" table:formula="of:=IF(AND([.EV$1]&gt;=[.$L7];[.EV$1]&lt;=[.$K7]);[.EV$1];&quot;&quot;)">
            <text:p/>
          </table:table-cell>
          <table:table-cell table:style-name="ce17" table:formula="of:=IF(AND([.EW$1]&gt;=[.$L7];[.EW$1]&lt;=[.$K7]);[.EW$1];&quot;&quot;)">
            <text:p/>
          </table:table-cell>
          <table:table-cell table:style-name="ce19" table:formula="of:=IF(AND([.EX$1]&gt;=[.$L7];[.EX$1]&lt;=[.$K7]);[.EX$1];&quot;&quot;)">
            <text:p/>
          </table:table-cell>
          <table:table-cell table:style-name="ce19" table:formula="of:=IF(AND([.EY$1]&gt;=[.$L7];[.EY$1]&lt;=[.$K7]);[.EY$1];&quot;&quot;)">
            <text:p/>
          </table:table-cell>
          <table:table-cell table:style-name="ce19" table:formula="of:=IF(AND([.EZ$1]&gt;=[.$L7];[.EZ$1]&lt;=[.$K7]);[.EZ$1];&quot;&quot;)">
            <text:p/>
          </table:table-cell>
          <table:table-cell table:style-name="ce19" table:formula="of:=IF(AND([.FA$1]&gt;=[.$L7];[.FA$1]&lt;=[.$K7]);[.FA$1];&quot;&quot;)">
            <text:p/>
          </table:table-cell>
          <table:table-cell table:style-name="ce19" table:formula="of:=IF(AND([.FB$1]&gt;=[.$L7];[.FB$1]&lt;=[.$K7]);[.FB$1];&quot;&quot;)">
            <text:p/>
          </table:table-cell>
          <table:table-cell table:style-name="ce19" table:formula="of:=IF(AND([.FC$1]&gt;=[.$L7];[.FC$1]&lt;=[.$K7]);[.FC$1];&quot;&quot;)">
            <text:p/>
          </table:table-cell>
          <table:table-cell table:style-name="ce19" table:formula="of:=IF(AND([.FD$1]&gt;=[.$L7];[.FD$1]&lt;=[.$K7]);[.FD$1];&quot;&quot;)">
            <text:p/>
          </table:table-cell>
          <table:table-cell table:style-name="ce19" table:formula="of:=IF(AND([.FE$1]&gt;=[.$L7];[.FE$1]&lt;=[.$K7]);[.FE$1];&quot;&quot;)">
            <text:p/>
          </table:table-cell>
          <table:table-cell table:style-name="ce19" table:formula="of:=IF(AND([.FF$1]&gt;=[.$L7];[.FF$1]&lt;=[.$K7]);[.FF$1];&quot;&quot;)">
            <text:p/>
          </table:table-cell>
          <table:table-cell table:style-name="ce19" table:formula="of:=IF(AND([.FG$1]&gt;=[.$L7];[.FG$1]&lt;=[.$K7]);[.FG$1];&quot;&quot;)">
            <text:p/>
          </table:table-cell>
          <table:table-cell table:style-name="ce19" table:formula="of:=IF(AND([.FH$1]&gt;=[.$L7];[.FH$1]&lt;=[.$K7]);[.FH$1];&quot;&quot;)">
            <text:p/>
          </table:table-cell>
          <table:table-cell table:style-name="ce19" table:formula="of:=IF(AND([.FI$1]&gt;=[.$L7];[.FI$1]&lt;=[.$K7]);[.FI$1];&quot;&quot;)">
            <text:p/>
          </table:table-cell>
          <table:table-cell table:style-name="ce22" table:formula="of:=IF(AND([.FJ$1]&gt;=[.$L7];[.FJ$1]&lt;=[.$K7]);[.FJ$1];&quot;&quot;)">
            <text:p/>
          </table:table-cell>
          <table:table-cell table:style-name="ce22" table:formula="of:=IF(AND([.FK$1]&gt;=[.$L7];[.FK$1]&lt;=[.$K7]);[.FK$1];&quot;&quot;)">
            <text:p/>
          </table:table-cell>
          <table:table-cell table:style-name="ce22" table:formula="of:=IF(AND([.FL$1]&gt;=[.$L7];[.FL$1]&lt;=[.$K7]);[.FL$1];&quot;&quot;)">
            <text:p/>
          </table:table-cell>
          <table:table-cell table:style-name="ce22" table:formula="of:=IF(AND([.FM$1]&gt;=[.$L7];[.FM$1]&lt;=[.$K7]);[.FM$1];&quot;&quot;)">
            <text:p/>
          </table:table-cell>
          <table:table-cell table:style-name="ce22" table:formula="of:=IF(AND([.FN$1]&gt;=[.$L7];[.FN$1]&lt;=[.$K7]);[.FN$1];&quot;&quot;)">
            <text:p/>
          </table:table-cell>
          <table:table-cell table:style-name="ce22" table:formula="of:=IF(AND([.FO$1]&gt;=[.$L7];[.FO$1]&lt;=[.$K7]);[.FO$1];&quot;&quot;)">
            <text:p/>
          </table:table-cell>
          <table:table-cell table:style-name="ce22" table:formula="of:=IF(AND([.FP$1]&gt;=[.$L7];[.FP$1]&lt;=[.$K7]);[.FP$1];&quot;&quot;)">
            <text:p/>
          </table:table-cell>
          <table:table-cell table:style-name="ce22" table:formula="of:=IF(AND([.FQ$1]&gt;=[.$L7];[.FQ$1]&lt;=[.$K7]);[.FQ$1];&quot;&quot;)">
            <text:p/>
          </table:table-cell>
          <table:table-cell table:style-name="ce22" table:formula="of:=IF(AND([.FR$1]&gt;=[.$L7];[.FR$1]&lt;=[.$K7]);[.FR$1];&quot;&quot;)">
            <text:p/>
          </table:table-cell>
          <table:table-cell table:style-name="ce22" table:formula="of:=IF(AND([.FS$1]&gt;=[.$L7];[.FS$1]&lt;=[.$K7]);[.FS$1];&quot;&quot;)">
            <text:p/>
          </table:table-cell>
          <table:table-cell table:style-name="ce22" table:formula="of:=IF(AND([.FT$1]&gt;=[.$L7];[.FT$1]&lt;=[.$K7]);[.FT$1];&quot;&quot;)">
            <text:p/>
          </table:table-cell>
          <table:table-cell table:style-name="ce22" table:formula="of:=IF(AND([.FU$1]&gt;=[.$L7];[.FU$1]&lt;=[.$K7]);[.FU$1];&quot;&quot;)">
            <text:p/>
          </table:table-cell>
          <table:table-cell table:style-name="ce22" table:formula="of:=IF(AND([.FV$1]&gt;=[.$L7];[.FV$1]&lt;=[.$K7]);[.FV$1];&quot;&quot;)">
            <text:p/>
          </table:table-cell>
          <table:table-cell table:style-name="ce22" table:formula="of:=IF(AND([.FW$1]&gt;=[.$L7];[.FW$1]&lt;=[.$K7]);[.FW$1];&quot;&quot;)">
            <text:p/>
          </table:table-cell>
          <table:table-cell table:style-name="ce22" table:formula="of:=IF(AND([.FX$1]&gt;=[.$L7];[.FX$1]&lt;=[.$K7]);[.FX$1];&quot;&quot;)">
            <text:p/>
          </table:table-cell>
          <table:table-cell table:style-name="ce22" table:formula="of:=IF(AND([.FY$1]&gt;=[.$L7];[.FY$1]&lt;=[.$K7]);[.FY$1];&quot;&quot;)">
            <text:p/>
          </table:table-cell>
          <table:table-cell table:style-name="ce22" table:formula="of:=IF(AND([.FZ$1]&gt;=[.$L7];[.FZ$1]&lt;=[.$K7]);[.FZ$1];&quot;&quot;)">
            <text:p/>
          </table:table-cell>
          <table:table-cell table:style-name="ce22" table:formula="of:=IF(AND([.GA$1]&gt;=[.$L7];[.GA$1]&lt;=[.$K7]);[.GA$1];&quot;&quot;)">
            <text:p/>
          </table:table-cell>
          <table:table-cell table:style-name="ce22" table:formula="of:=IF(AND([.GB$1]&gt;=[.$L7];[.GB$1]&lt;=[.$K7]);[.GB$1];&quot;&quot;)">
            <text:p/>
          </table:table-cell>
          <table:table-cell table:style-name="ce22" table:formula="of:=IF(AND([.GC$1]&gt;=[.$L7];[.GC$1]&lt;=[.$K7]);[.GC$1];&quot;&quot;)">
            <text:p/>
          </table:table-cell>
          <table:table-cell table:style-name="ce22" table:formula="of:=IF(AND([.GD$1]&gt;=[.$L7];[.GD$1]&lt;=[.$K7]);[.GD$1];&quot;&quot;)">
            <text:p/>
          </table:table-cell>
          <table:table-cell table:style-name="ce22" table:formula="of:=IF(AND([.GE$1]&gt;=[.$L7];[.GE$1]&lt;=[.$K7]);[.GE$1];&quot;&quot;)">
            <text:p/>
          </table:table-cell>
          <table:table-cell table:style-name="ce22" table:formula="of:=IF(AND([.GF$1]&gt;=[.$L7];[.GF$1]&lt;=[.$K7]);[.GF$1];&quot;&quot;)">
            <text:p/>
          </table:table-cell>
          <table:table-cell table:style-name="ce22" table:formula="of:=IF(AND([.GG$1]&gt;=[.$L7];[.GG$1]&lt;=[.$K7]);[.GG$1];&quot;&quot;)">
            <text:p/>
          </table:table-cell>
          <table:table-cell table:style-name="ce22" table:formula="of:=IF(AND([.GH$1]&gt;=[.$L7];[.GH$1]&lt;=[.$K7]);[.GH$1];&quot;&quot;)">
            <text:p/>
          </table:table-cell>
          <table:table-cell table:style-name="ce22" table:formula="of:=IF(AND([.GI$1]&gt;=[.$L7];[.GI$1]&lt;=[.$K7]);[.GI$1];&quot;&quot;)">
            <text:p/>
          </table:table-cell>
          <table:table-cell table:style-name="ce22" table:formula="of:=IF(AND([.GJ$1]&gt;=[.$L7];[.GJ$1]&lt;=[.$K7]);[.GJ$1];&quot;&quot;)">
            <text:p/>
          </table:table-cell>
          <table:table-cell table:style-name="ce22" table:formula="of:=IF(AND([.GK$1]&gt;=[.$L7];[.GK$1]&lt;=[.$K7]);[.GK$1];&quot;&quot;)">
            <text:p/>
          </table:table-cell>
          <table:table-cell table:style-name="ce22" table:formula="of:=IF(AND([.GL$1]&gt;=[.$L7];[.GL$1]&lt;=[.$K7]);[.GL$1];&quot;&quot;)">
            <text:p/>
          </table:table-cell>
          <table:table-cell table:style-name="ce22" table:formula="of:=IF(AND([.GM$1]&gt;=[.$L7];[.GM$1]&lt;=[.$K7]);[.GM$1];&quot;&quot;)">
            <text:p/>
          </table:table-cell>
          <table:table-cell table:style-name="ce22" table:formula="of:=IF(AND([.GN$1]&gt;=[.$L7];[.GN$1]&lt;=[.$K7]);[.GN$1];&quot;&quot;)">
            <text:p/>
          </table:table-cell>
          <table:table-cell table:style-name="ce22" table:formula="of:=IF(AND([.GO$1]&gt;=[.$L7];[.GO$1]&lt;=[.$K7]);[.GO$1];&quot;&quot;)">
            <text:p/>
          </table:table-cell>
          <table:table-cell table:style-name="ce22" table:formula="of:=IF(AND([.GP$1]&gt;=[.$L7];[.GP$1]&lt;=[.$K7]);[.GP$1];&quot;&quot;)">
            <text:p/>
          </table:table-cell>
          <table:table-cell table:style-name="ce22" table:formula="of:=IF(AND([.GQ$1]&gt;=[.$L7];[.GQ$1]&lt;=[.$K7]);[.GQ$1];&quot;&quot;)">
            <text:p/>
          </table:table-cell>
          <table:table-cell table:style-name="ce22" table:formula="of:=IF(AND([.GR$1]&gt;=[.$L7];[.GR$1]&lt;=[.$K7]);[.GR$1];&quot;&quot;)">
            <text:p/>
          </table:table-cell>
          <table:table-cell table:style-name="ce22" table:formula="of:=IF(AND([.GS$1]&gt;=[.$L7];[.GS$1]&lt;=[.$K7]);[.GS$1];&quot;&quot;)">
            <text:p/>
          </table:table-cell>
          <table:table-cell table:style-name="ce22" table:formula="of:=IF(AND([.GT$1]&gt;=[.$L7];[.GT$1]&lt;=[.$K7]);[.GT$1];&quot;&quot;)">
            <text:p/>
          </table:table-cell>
          <table:table-cell table:style-name="ce22" table:formula="of:=IF(AND([.GU$1]&gt;=[.$L7];[.GU$1]&lt;=[.$K7]);[.GU$1];&quot;&quot;)">
            <text:p/>
          </table:table-cell>
          <table:table-cell table:style-name="ce22" table:formula="of:=IF(AND([.GV$1]&gt;=[.$L7];[.GV$1]&lt;=[.$K7]);[.GV$1];&quot;&quot;)">
            <text:p/>
          </table:table-cell>
          <table:table-cell table:style-name="ce22" table:formula="of:=IF(AND([.GW$1]&gt;=[.$L7];[.GW$1]&lt;=[.$K7]);[.GW$1];&quot;&quot;)">
            <text:p/>
          </table:table-cell>
          <table:table-cell table:style-name="ce22" table:formula="of:=IF(AND([.GX$1]&gt;=[.$L7];[.GX$1]&lt;=[.$K7]);[.GX$1];&quot;&quot;)">
            <text:p/>
          </table:table-cell>
          <table:table-cell table:style-name="ce22" table:formula="of:=IF(AND([.GY$1]&gt;=[.$L7];[.GY$1]&lt;=[.$K7]);[.GY$1];&quot;&quot;)">
            <text:p/>
          </table:table-cell>
          <table:table-cell table:style-name="ce22" table:formula="of:=IF(AND([.GZ$1]&gt;=[.$L7];[.GZ$1]&lt;=[.$K7]);[.GZ$1];&quot;&quot;)">
            <text:p/>
          </table:table-cell>
          <table:table-cell table:style-name="ce22" table:formula="of:=IF(AND([.HA$1]&gt;=[.$L7];[.HA$1]&lt;=[.$K7]);[.HA$1];&quot;&quot;)">
            <text:p/>
          </table:table-cell>
          <table:table-cell table:style-name="ce22" table:formula="of:=IF(AND([.HB$1]&gt;=[.$L7];[.HB$1]&lt;=[.$K7]);[.HB$1];&quot;&quot;)">
            <text:p/>
          </table:table-cell>
          <table:table-cell table:style-name="ce22" table:formula="of:=IF(AND([.HC$1]&gt;=[.$L7];[.HC$1]&lt;=[.$K7]);[.HC$1];&quot;&quot;)">
            <text:p/>
          </table:table-cell>
          <table:table-cell table:style-name="ce24" table:formula="of:=IF(AND([.HD$1]&gt;=[.$L7];[.HD$1]&lt;=[.$K7]);[.HD$1];&quot;&quot;)">
            <text:p/>
          </table:table-cell>
          <table:table-cell table:style-name="ce24" table:formula="of:=IF(AND([.HE$1]&gt;=[.$L7];[.HE$1]&lt;=[.$K7]);[.HE$1];&quot;&quot;)">
            <text:p/>
          </table:table-cell>
          <table:table-cell table:style-name="ce24" table:formula="of:=IF(AND([.HF$1]&gt;=[.$L7];[.HF$1]&lt;=[.$K7]);[.HF$1];&quot;&quot;)">
            <text:p/>
          </table:table-cell>
          <table:table-cell table:style-name="ce24" table:formula="of:=IF(AND([.HG$1]&gt;=[.$L7];[.HG$1]&lt;=[.$K7]);[.HG$1];&quot;&quot;)">
            <text:p/>
          </table:table-cell>
          <table:table-cell table:style-name="ce26" table:formula="of:=IF(AND([.HH$1]&gt;=[.$L7];[.HH$1]&lt;=[.$K7]);[.HH$1];&quot;&quot;)">
            <text:p/>
          </table:table-cell>
          <table:table-cell table:style-name="ce26" table:formula="of:=IF(AND([.HI$1]&gt;=[.$L7];[.HI$1]&lt;=[.$K7]);[.HI$1];&quot;&quot;)">
            <text:p/>
          </table:table-cell>
          <table:table-cell table:style-name="ce26" table:formula="of:=IF(AND([.HJ$1]&gt;=[.$L7];[.HJ$1]&lt;=[.$K7]);[.HJ$1];&quot;&quot;)">
            <text:p/>
          </table:table-cell>
          <table:table-cell table:style-name="ce26" table:formula="of:=IF(AND([.HK$1]&gt;=[.$L7];[.HK$1]&lt;=[.$K7]);[.HK$1];&quot;&quot;)">
            <text:p/>
          </table:table-cell>
          <table:table-cell table:style-name="ce26" table:formula="of:=IF(AND([.HL$1]&gt;=[.$L7];[.HL$1]&lt;=[.$K7]);[.HL$1];&quot;&quot;)">
            <text:p/>
          </table:table-cell>
          <table:table-cell table:style-name="ce26" table:formula="of:=IF(AND([.HM$1]&gt;=[.$L7];[.HM$1]&lt;=[.$K7]);[.HM$1];&quot;&quot;)">
            <text:p/>
          </table:table-cell>
          <table:table-cell table:style-name="ce26" table:formula="of:=IF(AND([.HN$1]&gt;=[.$L7];[.HN$1]&lt;=[.$K7]);[.HN$1];&quot;&quot;)">
            <text:p/>
          </table:table-cell>
          <table:table-cell table:style-name="ce26" table:formula="of:=IF(AND([.HO$1]&gt;=[.$L7];[.HO$1]&lt;=[.$K7]);[.HO$1];&quot;&quot;)">
            <text:p/>
          </table:table-cell>
          <table:table-cell table:style-name="ce26" table:formula="of:=IF(AND([.HP$1]&gt;=[.$L7];[.HP$1]&lt;=[.$K7]);[.HP$1];&quot;&quot;)">
            <text:p/>
          </table:table-cell>
          <table:table-cell table:style-name="ce26" table:formula="of:=IF(AND([.HQ$1]&gt;=[.$L7];[.HQ$1]&lt;=[.$K7]);[.HQ$1];&quot;&quot;)">
            <text:p/>
          </table:table-cell>
          <table:table-cell table:style-name="ce26" table:formula="of:=IF(AND([.HR$1]&gt;=[.$L7];[.HR$1]&lt;=[.$K7]);[.HR$1];&quot;&quot;)">
            <text:p/>
          </table:table-cell>
          <table:table-cell table:style-name="ce26" table:formula="of:=IF(AND([.HS$1]&gt;=[.$L7];[.HS$1]&lt;=[.$K7]);[.HS$1];&quot;&quot;)">
            <text:p/>
          </table:table-cell>
          <table:table-cell table:style-name="ce26" table:formula="of:=IF(AND([.HT$1]&gt;=[.$L7];[.HT$1]&lt;=[.$K7]);[.HT$1];&quot;&quot;)">
            <text:p/>
          </table:table-cell>
          <table:table-cell table:style-name="ce26" table:formula="of:=IF(AND([.HU$1]&gt;=[.$L7];[.HU$1]&lt;=[.$K7]);[.HU$1];&quot;&quot;)">
            <text:p/>
          </table:table-cell>
          <table:table-cell table:style-name="ce26" table:formula="of:=IF(AND([.HV$1]&gt;=[.$L7];[.HV$1]&lt;=[.$K7]);[.HV$1];&quot;&quot;)">
            <text:p/>
          </table:table-cell>
          <table:table-cell table:style-name="ce26" table:formula="of:=IF(AND([.HW$1]&gt;=[.$L7];[.HW$1]&lt;=[.$K7]);[.HW$1];&quot;&quot;)">
            <text:p/>
          </table:table-cell>
          <table:table-cell table:style-name="ce26" table:formula="of:=IF(AND([.HX$1]&gt;=[.$L7];[.HX$1]&lt;=[.$K7]);[.HX$1];&quot;&quot;)">
            <text:p/>
          </table:table-cell>
          <table:table-cell table:style-name="ce26" table:formula="of:=IF(AND([.HY$1]&gt;=[.$L7];[.HY$1]&lt;=[.$K7]);[.HY$1];&quot;&quot;)">
            <text:p/>
          </table:table-cell>
          <table:table-cell table:style-name="ce26" table:formula="of:=IF(AND([.HZ$1]&gt;=[.$L7];[.HZ$1]&lt;=[.$K7]);[.HZ$1];&quot;&quot;)">
            <text:p/>
          </table:table-cell>
          <table:table-cell table:style-name="ce26" table:formula="of:=IF(AND([.IA$1]&gt;=[.$L7];[.IA$1]&lt;=[.$K7]);[.IA$1];&quot;&quot;)">
            <text:p/>
          </table:table-cell>
          <table:table-cell table:style-name="ce26" table:formula="of:=IF(AND([.IB$1]&gt;=[.$L7];[.IB$1]&lt;=[.$K7]);[.IB$1];&quot;&quot;)">
            <text:p/>
          </table:table-cell>
          <table:table-cell table:style-name="ce26" table:formula="of:=IF(AND([.IC$1]&gt;=[.$L7];[.IC$1]&lt;=[.$K7]);[.IC$1];&quot;&quot;)">
            <text:p/>
          </table:table-cell>
          <table:table-cell table:style-name="ce26" table:formula="of:=IF(AND([.ID$1]&gt;=[.$L7];[.ID$1]&lt;=[.$K7]);[.ID$1];&quot;&quot;)">
            <text:p/>
          </table:table-cell>
          <table:table-cell table:style-name="ce26" table:formula="of:=IF(AND([.IE$1]&gt;=[.$L7];[.IE$1]&lt;=[.$K7]);[.IE$1];&quot;&quot;)">
            <text:p/>
          </table:table-cell>
          <table:table-cell table:style-name="ce26" table:formula="of:=IF(AND([.IF$1]&gt;=[.$L7];[.IF$1]&lt;=[.$K7]);[.IF$1];&quot;&quot;)">
            <text:p/>
          </table:table-cell>
          <table:table-cell table:style-name="ce26" table:formula="of:=IF(AND([.IG$1]&gt;=[.$L7];[.IG$1]&lt;=[.$K7]);[.IG$1];&quot;&quot;)">
            <text:p/>
          </table:table-cell>
          <table:table-cell table:style-name="ce26" table:formula="of:=IF(AND([.IH$1]&gt;=[.$L7];[.IH$1]&lt;=[.$K7]);[.IH$1];&quot;&quot;)">
            <text:p/>
          </table:table-cell>
          <table:table-cell table:style-name="ce26" table:formula="of:=IF(AND([.II$1]&gt;=[.$L7];[.II$1]&lt;=[.$K7]);[.II$1];&quot;&quot;)">
            <text:p/>
          </table:table-cell>
          <table:table-cell table:style-name="ce26" table:formula="of:=IF(AND([.IJ$1]&gt;=[.$L7];[.IJ$1]&lt;=[.$K7]);[.IJ$1];&quot;&quot;)">
            <text:p/>
          </table:table-cell>
          <table:table-cell table:style-name="ce26" table:formula="of:=IF(AND([.IK$1]&gt;=[.$L7];[.IK$1]&lt;=[.$K7]);[.IK$1];&quot;&quot;)">
            <text:p/>
          </table:table-cell>
          <table:table-cell table:style-name="ce26" table:formula="of:=IF(AND([.IL$1]&gt;=[.$L7];[.IL$1]&lt;=[.$K7]);[.IL$1];&quot;&quot;)">
            <text:p/>
          </table:table-cell>
          <table:table-cell table:style-name="ce26" table:formula="of:=IF(AND([.IM$1]&gt;=[.$L7];[.IM$1]&lt;=[.$K7]);[.IM$1];&quot;&quot;)">
            <text:p/>
          </table:table-cell>
          <table:table-cell table:style-name="ce26" table:formula="of:=IF(AND([.IN$1]&gt;=[.$L7];[.IN$1]&lt;=[.$K7]);[.IN$1];&quot;&quot;)">
            <text:p/>
          </table:table-cell>
          <table:table-cell table:style-name="ce26" table:formula="of:=IF(AND([.IO$1]&gt;=[.$L7];[.IO$1]&lt;=[.$K7]);[.IO$1];&quot;&quot;)">
            <text:p/>
          </table:table-cell>
          <table:table-cell table:style-name="ce26" table:formula="of:=IF(AND([.IP$1]&gt;=[.$L7];[.IP$1]&lt;=[.$K7]);[.IP$1];&quot;&quot;)">
            <text:p/>
          </table:table-cell>
          <table:table-cell table:style-name="ce26" table:formula="of:=IF(AND([.IQ$1]&gt;=[.$L7];[.IQ$1]&lt;=[.$K7]);[.IQ$1];&quot;&quot;)">
            <text:p/>
          </table:table-cell>
          <table:table-cell table:style-name="ce26" table:formula="of:=IF(AND([.IR$1]&gt;=[.$L7];[.IR$1]&lt;=[.$K7]);[.IR$1];&quot;&quot;)">
            <text:p/>
          </table:table-cell>
          <table:table-cell table:style-name="ce26" table:formula="of:=IF(AND([.IS$1]&gt;=[.$L7];[.IS$1]&lt;=[.$K7]);[.IS$1];&quot;&quot;)">
            <text:p/>
          </table:table-cell>
          <table:table-cell table:style-name="ce26" table:formula="of:=IF(AND([.IT$1]&gt;=[.$L7];[.IT$1]&lt;=[.$K7]);[.IT$1];&quot;&quot;)">
            <text:p/>
          </table:table-cell>
          <table:table-cell table:style-name="ce26" table:formula="of:=IF(AND([.IU$1]&gt;=[.$L7];[.IU$1]&lt;=[.$K7]);[.IU$1];&quot;&quot;)">
            <text:p/>
          </table:table-cell>
          <table:table-cell table:style-name="ce26" table:formula="of:=IF(AND([.IV$1]&gt;=[.$L7];[.IV$1]&lt;=[.$K7]);[.IV$1];&quot;&quot;)">
            <text:p/>
          </table:table-cell>
          <table:table-cell table:style-name="ce26" table:formula="of:=IF(AND([.IW$1]&gt;=[.$L7];[.IW$1]&lt;=[.$K7]);[.IW$1];&quot;&quot;)">
            <text:p/>
          </table:table-cell>
          <table:table-cell table:style-name="ce26" table:formula="of:=IF(AND([.IX$1]&gt;=[.$L7];[.IX$1]&lt;=[.$K7]);[.IX$1];&quot;&quot;)">
            <text:p/>
          </table:table-cell>
          <table:table-cell table:style-name="ce26" table:formula="of:=IF(AND([.IY$1]&gt;=[.$L7];[.IY$1]&lt;=[.$K7]);[.IY$1];&quot;&quot;)">
            <text:p/>
          </table:table-cell>
          <table:table-cell table:style-name="ce26" table:formula="of:=IF(AND([.IZ$1]&gt;=[.$L7];[.IZ$1]&lt;=[.$K7]);[.IZ$1];&quot;&quot;)">
            <text:p/>
          </table:table-cell>
          <table:table-cell table:style-name="ce26" table:formula="of:=IF(AND([.JA$1]&gt;=[.$L7];[.JA$1]&lt;=[.$K7]);[.JA$1];&quot;&quot;)">
            <text:p/>
          </table:table-cell>
          <table:table-cell table:style-name="ce26" table:formula="of:=IF(AND([.JB$1]&gt;=[.$L7];[.JB$1]&lt;=[.$K7]);[.JB$1];&quot;&quot;)">
            <text:p/>
          </table:table-cell>
          <table:table-cell table:style-name="ce26" table:formula="of:=IF(AND([.JC$1]&gt;=[.$L7];[.JC$1]&lt;=[.$K7]);[.JC$1];&quot;&quot;)">
            <text:p/>
          </table:table-cell>
          <table:table-cell table:style-name="ce26" table:formula="of:=IF(AND([.JD$1]&gt;=[.$L7];[.JD$1]&lt;=[.$K7]);[.JD$1];&quot;&quot;)">
            <text:p/>
          </table:table-cell>
          <table:table-cell table:style-name="ce26" table:formula="of:=IF(AND([.JE$1]&gt;=[.$L7];[.JE$1]&lt;=[.$K7]);[.JE$1];&quot;&quot;)">
            <text:p/>
          </table:table-cell>
          <table:table-cell table:style-name="ce26" table:formula="of:=IF(AND([.JF$1]&gt;=[.$L7];[.JF$1]&lt;=[.$K7]);[.JF$1];&quot;&quot;)">
            <text:p/>
          </table:table-cell>
          <table:table-cell table:style-name="ce26" table:formula="of:=IF(AND([.JG$1]&gt;=[.$L7];[.JG$1]&lt;=[.$K7]);[.JG$1];&quot;&quot;)">
            <text:p/>
          </table:table-cell>
          <table:table-cell table:style-name="ce26" table:formula="of:=IF(AND([.JH$1]&gt;=[.$L7];[.JH$1]&lt;=[.$K7]);[.JH$1];&quot;&quot;)">
            <text:p/>
          </table:table-cell>
          <table:table-cell table:style-name="ce26" table:formula="of:=IF(AND([.JI$1]&gt;=[.$L7];[.JI$1]&lt;=[.$K7]);[.JI$1];&quot;&quot;)">
            <text:p/>
          </table:table-cell>
          <table:table-cell table:style-name="ce26" table:formula="of:=IF(AND([.JJ$1]&gt;=[.$L7];[.JJ$1]&lt;=[.$K7]);[.JJ$1];&quot;&quot;)">
            <text:p/>
          </table:table-cell>
          <table:table-cell table:style-name="ce26" table:formula="of:=IF(AND([.JK$1]&gt;=[.$L7];[.JK$1]&lt;=[.$K7]);[.JK$1];&quot;&quot;)">
            <text:p/>
          </table:table-cell>
          <table:table-cell table:style-name="ce26" table:formula="of:=IF(AND([.JL$1]&gt;=[.$L7];[.JL$1]&lt;=[.$K7]);[.JL$1];&quot;&quot;)">
            <text:p/>
          </table:table-cell>
          <table:table-cell table:style-name="ce20" table:formula="of:=IF(AND([.JM$1]&gt;=[.$L7];[.JM$1]&lt;=[.$K7]);[.JM$1];&quot;&quot;)" office:value-type="float" office:value="260" calcext:value-type="float">
            <text:p>260</text:p>
          </table:table-cell>
          <table:table-cell table:style-name="ce20" table:formula="of:=IF(AND([.JN$1]&gt;=[.$L7];[.JN$1]&lt;=[.$K7]);[.JN$1];&quot;&quot;)" office:value-type="float" office:value="261" calcext:value-type="float">
            <text:p>261</text:p>
          </table:table-cell>
          <table:table-cell table:style-name="ce20" table:formula="of:=IF(AND([.JO$1]&gt;=[.$L7];[.JO$1]&lt;=[.$K7]);[.JO$1];&quot;&quot;)" office:value-type="float" office:value="262" calcext:value-type="float">
            <text:p>262</text:p>
          </table:table-cell>
          <table:table-cell table:style-name="ce20" table:formula="of:=IF(AND([.JP$1]&gt;=[.$L7];[.JP$1]&lt;=[.$K7]);[.JP$1];&quot;&quot;)" office:value-type="float" office:value="263" calcext:value-type="float">
            <text:p>263</text:p>
          </table:table-cell>
          <table:table-cell table:style-name="ce20" table:formula="of:=IF(AND([.JQ$1]&gt;=[.$L7];[.JQ$1]&lt;=[.$K7]);[.JQ$1];&quot;&quot;)" office:value-type="float" office:value="264" calcext:value-type="float">
            <text:p>264</text:p>
          </table:table-cell>
          <table:table-cell table:style-name="ce20" table:formula="of:=IF(AND([.JR$1]&gt;=[.$L7];[.JR$1]&lt;=[.$K7]);[.JR$1];&quot;&quot;)" office:value-type="float" office:value="265" calcext:value-type="float">
            <text:p>265</text:p>
          </table:table-cell>
          <table:table-cell table:style-name="ce20" table:formula="of:=IF(AND([.JS$1]&gt;=[.$L7];[.JS$1]&lt;=[.$K7]);[.JS$1];&quot;&quot;)" office:value-type="float" office:value="266" calcext:value-type="float">
            <text:p>266</text:p>
          </table:table-cell>
          <table:table-cell table:style-name="ce30" table:formula="of:=IF(AND([.JT$1]&gt;=[.$L7];[.JT$1]&lt;=[.$K7]);[.JT$1];&quot;&quot;)">
            <text:p/>
          </table:table-cell>
          <table:table-cell table:style-name="ce30" table:formula="of:=IF(AND([.JU$1]&gt;=[.$L7];[.JU$1]&lt;=[.$K7]);[.JU$1];&quot;&quot;)">
            <text:p/>
          </table:table-cell>
          <table:table-cell table:style-name="ce30" table:formula="of:=IF(AND([.JV$1]&gt;=[.$L7];[.JV$1]&lt;=[.$K7]);[.JV$1];&quot;&quot;)">
            <text:p/>
          </table:table-cell>
          <table:table-cell table:style-name="ce30" table:formula="of:=IF(AND([.JW$1]&gt;=[.$L7];[.JW$1]&lt;=[.$K7]);[.JW$1];&quot;&quot;)">
            <text:p/>
          </table:table-cell>
          <table:table-cell table:style-name="ce30" table:formula="of:=IF(AND([.JX$1]&gt;=[.$L7];[.JX$1]&lt;=[.$K7]);[.JX$1];&quot;&quot;)">
            <text:p/>
          </table:table-cell>
          <table:table-cell table:style-name="ce30" table:formula="of:=IF(AND([.JY$1]&gt;=[.$L7];[.JY$1]&lt;=[.$K7]);[.JY$1];&quot;&quot;)">
            <text:p/>
          </table:table-cell>
          <table:table-cell table:style-name="ce30" table:formula="of:=IF(AND([.JZ$1]&gt;=[.$L7];[.JZ$1]&lt;=[.$K7]);[.JZ$1];&quot;&quot;)">
            <text:p/>
          </table:table-cell>
          <table:table-cell table:style-name="ce30" table:formula="of:=IF(AND([.KA$1]&gt;=[.$L7];[.KA$1]&lt;=[.$K7]);[.KA$1];&quot;&quot;)">
            <text:p/>
          </table:table-cell>
          <table:table-cell table:style-name="ce32" table:formula="of:=IF(AND([.KB$1]&gt;=[.$L7];[.KB$1]&lt;=[.$K7]);[.KB$1];&quot;&quot;)">
            <text:p/>
          </table:table-cell>
          <table:table-cell table:style-name="ce32" table:formula="of:=IF(AND([.KC$1]&gt;=[.$L7];[.KC$1]&lt;=[.$K7]);[.KC$1];&quot;&quot;)">
            <text:p/>
          </table:table-cell>
          <table:table-cell table:style-name="ce32" table:formula="of:=IF(AND([.KD$1]&gt;=[.$L7];[.KD$1]&lt;=[.$K7]);[.KD$1];&quot;&quot;)">
            <text:p/>
          </table:table-cell>
          <table:table-cell table:style-name="ce32" table:formula="of:=IF(AND([.KE$1]&gt;=[.$L7];[.KE$1]&lt;=[.$K7]);[.KE$1];&quot;&quot;)">
            <text:p/>
          </table:table-cell>
          <table:table-cell table:style-name="ce32" table:formula="of:=IF(AND([.KF$1]&gt;=[.$L7];[.KF$1]&lt;=[.$K7]);[.KF$1];&quot;&quot;)">
            <text:p/>
          </table:table-cell>
          <table:table-cell table:style-name="ce32" table:formula="of:=IF(AND([.KG$1]&gt;=[.$L7];[.KG$1]&lt;=[.$K7]);[.KG$1];&quot;&quot;)">
            <text:p/>
          </table:table-cell>
          <table:table-cell table:style-name="ce32" table:formula="of:=IF(AND([.KH$1]&gt;=[.$L7];[.KH$1]&lt;=[.$K7]);[.KH$1];&quot;&quot;)">
            <text:p/>
          </table:table-cell>
          <table:table-cell table:style-name="ce32" table:formula="of:=IF(AND([.KI$1]&gt;=[.$L7];[.KI$1]&lt;=[.$K7]);[.KI$1];&quot;&quot;)">
            <text:p/>
          </table:table-cell>
          <table:table-cell table:style-name="ce32" table:formula="of:=IF(AND([.KJ$1]&gt;=[.$L7];[.KJ$1]&lt;=[.$K7]);[.KJ$1];&quot;&quot;)">
            <text:p/>
          </table:table-cell>
          <table:table-cell table:style-name="ce32" table:formula="of:=IF(AND([.KK$1]&gt;=[.$L7];[.KK$1]&lt;=[.$K7]);[.KK$1];&quot;&quot;)">
            <text:p/>
          </table:table-cell>
          <table:table-cell table:style-name="ce32" table:formula="of:=IF(AND([.KL$1]&gt;=[.$L7];[.KL$1]&lt;=[.$K7]);[.KL$1];&quot;&quot;)">
            <text:p/>
          </table:table-cell>
          <table:table-cell table:style-name="ce32" table:formula="of:=IF(AND([.KM$1]&gt;=[.$L7];[.KM$1]&lt;=[.$K7]);[.KM$1];&quot;&quot;)">
            <text:p/>
          </table:table-cell>
          <table:table-cell table:style-name="ce32" table:formula="of:=IF(AND([.KN$1]&gt;=[.$L7];[.KN$1]&lt;=[.$K7]);[.KN$1];&quot;&quot;)">
            <text:p/>
          </table:table-cell>
          <table:table-cell table:style-name="ce32" table:formula="of:=IF(AND([.KO$1]&gt;=[.$L7];[.KO$1]&lt;=[.$K7]);[.KO$1];&quot;&quot;)">
            <text:p/>
          </table:table-cell>
          <table:table-cell table:style-name="ce32" table:formula="of:=IF(AND([.KP$1]&gt;=[.$L7];[.KP$1]&lt;=[.$K7]);[.KP$1];&quot;&quot;)">
            <text:p/>
          </table:table-cell>
          <table:table-cell table:style-name="ce32" table:formula="of:=IF(AND([.KQ$1]&gt;=[.$L7];[.KQ$1]&lt;=[.$K7]);[.KQ$1];&quot;&quot;)">
            <text:p/>
          </table:table-cell>
          <table:table-cell table:style-name="ce32" table:formula="of:=IF(AND([.KR$1]&gt;=[.$L7];[.KR$1]&lt;=[.$K7]);[.KR$1];&quot;&quot;)">
            <text:p/>
          </table:table-cell>
          <table:table-cell table:style-name="ce32" table:formula="of:=IF(AND([.KS$1]&gt;=[.$L7];[.KS$1]&lt;=[.$K7]);[.KS$1];&quot;&quot;)">
            <text:p/>
          </table:table-cell>
          <table:table-cell table:style-name="ce34" table:formula="of:=IF(AND([.KT$1]&gt;=[.$L7];[.KT$1]&lt;=[.$K7]);[.KT$1];&quot;&quot;)">
            <text:p/>
          </table:table-cell>
          <table:table-cell table:style-name="ce34" table:formula="of:=IF(AND([.KU$1]&gt;=[.$L7];[.KU$1]&lt;=[.$K7]);[.KU$1];&quot;&quot;)">
            <text:p/>
          </table:table-cell>
          <table:table-cell table:style-name="ce34" table:formula="of:=IF(AND([.KV$1]&gt;=[.$L7];[.KV$1]&lt;=[.$K7]);[.KV$1];&quot;&quot;)">
            <text:p/>
          </table:table-cell>
          <table:table-cell table:style-name="ce34" table:formula="of:=IF(AND([.KW$1]&gt;=[.$L7];[.KW$1]&lt;=[.$K7]);[.KW$1];&quot;&quot;)">
            <text:p/>
          </table:table-cell>
          <table:table-cell table:style-name="ce34" table:formula="of:=IF(AND([.KX$1]&gt;=[.$L7];[.KX$1]&lt;=[.$K7]);[.KX$1];&quot;&quot;)">
            <text:p/>
          </table:table-cell>
          <table:table-cell table:style-name="ce34" table:formula="of:=IF(AND([.KY$1]&gt;=[.$L7];[.KY$1]&lt;=[.$K7]);[.KY$1];&quot;&quot;)">
            <text:p/>
          </table:table-cell>
          <table:table-cell table:style-name="ce34" table:formula="of:=IF(AND([.KZ$1]&gt;=[.$L7];[.KZ$1]&lt;=[.$K7]);[.KZ$1];&quot;&quot;)">
            <text:p/>
          </table:table-cell>
          <table:table-cell table:style-name="ce34" table:formula="of:=IF(AND([.LA$1]&gt;=[.$L7];[.LA$1]&lt;=[.$K7]);[.LA$1];&quot;&quot;)">
            <text:p/>
          </table:table-cell>
          <table:table-cell table:style-name="ce34" table:formula="of:=IF(AND([.LB$1]&gt;=[.$L7];[.LB$1]&lt;=[.$K7]);[.LB$1];&quot;&quot;)">
            <text:p/>
          </table:table-cell>
          <table:table-cell table:style-name="ce34" table:formula="of:=IF(AND([.LC$1]&gt;=[.$L7];[.LC$1]&lt;=[.$K7]);[.LC$1];&quot;&quot;)">
            <text:p/>
          </table:table-cell>
          <table:table-cell table:style-name="ce34" table:formula="of:=IF(AND([.LD$1]&gt;=[.$L7];[.LD$1]&lt;=[.$K7]);[.LD$1];&quot;&quot;)">
            <text:p/>
          </table:table-cell>
          <table:table-cell table:style-name="ce34" table:formula="of:=IF(AND([.LE$1]&gt;=[.$L7];[.LE$1]&lt;=[.$K7]);[.LE$1];&quot;&quot;)">
            <text:p/>
          </table:table-cell>
          <table:table-cell table:style-name="ce34" table:formula="of:=IF(AND([.LF$1]&gt;=[.$L7];[.LF$1]&lt;=[.$K7]);[.LF$1];&quot;&quot;)">
            <text:p/>
          </table:table-cell>
          <table:table-cell table:style-name="ce34" table:formula="of:=IF(AND([.LG$1]&gt;=[.$L7];[.LG$1]&lt;=[.$K7]);[.LG$1];&quot;&quot;)">
            <text:p/>
          </table:table-cell>
          <table:table-cell table:style-name="ce34" table:formula="of:=IF(AND([.LH$1]&gt;=[.$L7];[.LH$1]&lt;=[.$K7]);[.LH$1];&quot;&quot;)">
            <text:p/>
          </table:table-cell>
          <table:table-cell table:style-name="ce36" table:formula="of:=IF(AND([.LI$1]&gt;=[.$L7];[.LI$1]&lt;=[.$K7]);[.LI$1];&quot;&quot;)">
            <text:p/>
          </table:table-cell>
          <table:table-cell table:style-name="ce36" table:formula="of:=IF(AND([.LJ$1]&gt;=[.$L7];[.LJ$1]&lt;=[.$K7]);[.LJ$1];&quot;&quot;)">
            <text:p/>
          </table:table-cell>
          <table:table-cell table:style-name="ce36" table:formula="of:=IF(AND([.LK$1]&gt;=[.$L7];[.LK$1]&lt;=[.$K7]);[.LK$1];&quot;&quot;)">
            <text:p/>
          </table:table-cell>
          <table:table-cell table:style-name="ce36" table:formula="of:=IF(AND([.LL$1]&gt;=[.$L7];[.LL$1]&lt;=[.$K7]);[.LL$1];&quot;&quot;)">
            <text:p/>
          </table:table-cell>
          <table:table-cell table:style-name="ce36" table:formula="of:=IF(AND([.LM$1]&gt;=[.$L7];[.LM$1]&lt;=[.$K7]);[.LM$1];&quot;&quot;)">
            <text:p/>
          </table:table-cell>
          <table:table-cell table:style-name="ce36" table:formula="of:=IF(AND([.LN$1]&gt;=[.$L7];[.LN$1]&lt;=[.$K7]);[.LN$1];&quot;&quot;)">
            <text:p/>
          </table:table-cell>
          <table:table-cell table:style-name="ce36" table:formula="of:=IF(AND([.LO$1]&gt;=[.$L7];[.LO$1]&lt;=[.$K7]);[.LO$1];&quot;&quot;)">
            <text:p/>
          </table:table-cell>
          <table:table-cell table:style-name="ce36" table:formula="of:=IF(AND([.LP$1]&gt;=[.$L7];[.LP$1]&lt;=[.$K7]);[.LP$1];&quot;&quot;)">
            <text:p/>
          </table:table-cell>
          <table:table-cell table:style-name="ce36" table:formula="of:=IF(AND([.LQ$1]&gt;=[.$L7];[.LQ$1]&lt;=[.$K7]);[.LQ$1];&quot;&quot;)">
            <text:p/>
          </table:table-cell>
          <table:table-cell table:style-name="ce36" table:formula="of:=IF(AND([.LR$1]&gt;=[.$L7];[.LR$1]&lt;=[.$K7]);[.LR$1];&quot;&quot;)">
            <text:p/>
          </table:table-cell>
          <table:table-cell table:style-name="ce36" table:formula="of:=IF(AND([.LS$1]&gt;=[.$L7];[.LS$1]&lt;=[.$K7]);[.LS$1];&quot;&quot;)">
            <text:p/>
          </table:table-cell>
          <table:table-cell table:style-name="ce36" table:formula="of:=IF(AND([.LT$1]&gt;=[.$L7];[.LT$1]&lt;=[.$K7]);[.LT$1];&quot;&quot;)">
            <text:p/>
          </table:table-cell>
          <table:table-cell table:style-name="ce36" table:formula="of:=IF(AND([.LU$1]&gt;=[.$L7];[.LU$1]&lt;=[.$K7]);[.LU$1];&quot;&quot;)">
            <text:p/>
          </table:table-cell>
          <table:table-cell table:style-name="ce36" table:formula="of:=IF(AND([.LV$1]&gt;=[.$L7];[.LV$1]&lt;=[.$K7]);[.LV$1];&quot;&quot;)">
            <text:p/>
          </table:table-cell>
          <table:table-cell table:style-name="ce36" table:formula="of:=IF(AND([.LW$1]&gt;=[.$L7];[.LW$1]&lt;=[.$K7]);[.LW$1];&quot;&quot;)">
            <text:p/>
          </table:table-cell>
          <table:table-cell table:style-name="ce36" table:formula="of:=IF(AND([.LX$1]&gt;=[.$L7];[.LX$1]&lt;=[.$K7]);[.LX$1];&quot;&quot;)">
            <text:p/>
          </table:table-cell>
          <table:table-cell table:style-name="ce36" table:formula="of:=IF(AND([.LY$1]&gt;=[.$L7];[.LY$1]&lt;=[.$K7]);[.LY$1];&quot;&quot;)">
            <text:p/>
          </table:table-cell>
          <table:table-cell table:style-name="ce36" table:formula="of:=IF(AND([.LZ$1]&gt;=[.$L7];[.LZ$1]&lt;=[.$K7]);[.LZ$1];&quot;&quot;)">
            <text:p/>
          </table:table-cell>
          <table:table-cell table:style-name="ce36" table:formula="of:=IF(AND([.MA$1]&gt;=[.$L7];[.MA$1]&lt;=[.$K7]);[.MA$1];&quot;&quot;)">
            <text:p/>
          </table:table-cell>
          <table:table-cell table:style-name="ce36" table:formula="of:=IF(AND([.MB$1]&gt;=[.$L7];[.MB$1]&lt;=[.$K7]);[.MB$1];&quot;&quot;)">
            <text:p/>
          </table:table-cell>
          <table:table-cell table:style-name="ce36" table:formula="of:=IF(AND([.MC$1]&gt;=[.$L7];[.MC$1]&lt;=[.$K7]);[.MC$1];&quot;&quot;)">
            <text:p/>
          </table:table-cell>
          <table:table-cell table:style-name="ce36" table:formula="of:=IF(AND([.MD$1]&gt;=[.$L7];[.MD$1]&lt;=[.$K7]);[.MD$1];&quot;&quot;)">
            <text:p/>
          </table:table-cell>
          <table:table-cell table:style-name="ce36" table:formula="of:=IF(AND([.ME$1]&gt;=[.$L7];[.ME$1]&lt;=[.$K7]);[.ME$1];&quot;&quot;)">
            <text:p/>
          </table:table-cell>
          <table:table-cell table:style-name="ce36" table:formula="of:=IF(AND([.MF$1]&gt;=[.$L7];[.MF$1]&lt;=[.$K7]);[.MF$1];&quot;&quot;)">
            <text:p/>
          </table:table-cell>
          <table:table-cell table:style-name="ce36" table:formula="of:=IF(AND([.MG$1]&gt;=[.$L7];[.MG$1]&lt;=[.$K7]);[.MG$1];&quot;&quot;)">
            <text:p/>
          </table:table-cell>
          <table:table-cell table:style-name="ce36" table:formula="of:=IF(AND([.MH$1]&gt;=[.$L7];[.MH$1]&lt;=[.$K7]);[.MH$1];&quot;&quot;)">
            <text:p/>
          </table:table-cell>
          <table:table-cell table:style-name="ce36" table:formula="of:=IF(AND([.MI$1]&gt;=[.$L7];[.MI$1]&lt;=[.$K7]);[.MI$1];&quot;&quot;)">
            <text:p/>
          </table:table-cell>
          <table:table-cell table:style-name="ce36" table:formula="of:=IF(AND([.MJ$1]&gt;=[.$L7];[.MJ$1]&lt;=[.$K7]);[.MJ$1];&quot;&quot;)">
            <text:p/>
          </table:table-cell>
          <table:table-cell table:style-name="ce36" table:formula="of:=IF(AND([.MK$1]&gt;=[.$L7];[.MK$1]&lt;=[.$K7]);[.MK$1];&quot;&quot;)">
            <text:p/>
          </table:table-cell>
          <table:table-cell table:style-name="ce36" table:formula="of:=IF(AND([.ML$1]&gt;=[.$L7];[.ML$1]&lt;=[.$K7]);[.ML$1];&quot;&quot;)">
            <text:p/>
          </table:table-cell>
          <table:table-cell table:style-name="ce36" table:formula="of:=IF(AND([.MM$1]&gt;=[.$L7];[.MM$1]&lt;=[.$K7]);[.MM$1];&quot;&quot;)">
            <text:p/>
          </table:table-cell>
          <table:table-cell table:style-name="ce36" table:formula="of:=IF(AND([.MN$1]&gt;=[.$L7];[.MN$1]&lt;=[.$K7]);[.MN$1];&quot;&quot;)">
            <text:p/>
          </table:table-cell>
          <table:table-cell table:style-name="ce36" table:formula="of:=IF(AND([.MO$1]&gt;=[.$L7];[.MO$1]&lt;=[.$K7]);[.MO$1];&quot;&quot;)">
            <text:p/>
          </table:table-cell>
          <table:table-cell table:style-name="ce36" table:formula="of:=IF(AND([.MP$1]&gt;=[.$L7];[.MP$1]&lt;=[.$K7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8];[.$A:.$K];11;0)" office:value-type="float" office:value="55" calcext:value-type="float">
            <text:p>55</text:p>
          </table:table-cell>
          <table:table-cell table:style-name="ce5" table:formula="of:=VLOOKUP([.D8];[.$A:.$K];11;0)" office:value-type="float" office:value="0" calcext:value-type="float">
            <text:p>0</text:p>
          </table:table-cell>
          <table:table-cell table:style-name="ce5" table:formula="of:=VLOOKUP([.E8];[.$A:.$K];11;0)" office:value-type="float" office:value="0" calcext:value-type="float">
            <text:p>0</text:p>
          </table:table-cell>
          <table:table-cell table:style-name="ce5" table:formula="of:=VLOOKUP([.F8];[.$A:.$K];11;0)" office:value-type="float" office:value="0" calcext:value-type="float">
            <text:p>0</text:p>
          </table:table-cell>
          <table:table-cell table:style-name="ce6" table:formula="of:=MAX([.G8:.J8])+[.B8]+[.M8]" office:value-type="float" office:value="86" calcext:value-type="float">
            <text:p>86</text:p>
          </table:table-cell>
          <table:table-cell table:style-name="ce7" table:formula="of:=[.K8]-[.D8]+1" office:value-type="float" office:value="87" calcext:value-type="float">
            <text:p>87</text:p>
          </table:table-cell>
          <table:table-cell table:style-name="ce8"/>
          <table:table-cell table:style-name="ce10" table:formula="of:=IF(AND([.N$1]&gt;=[.$L8];[.N$1]&lt;=[.$K8]);[.N$1];&quot;&quot;)">
            <text:p/>
          </table:table-cell>
          <table:table-cell table:style-name="ce10" table:formula="of:=IF(AND([.O$1]&gt;=[.$L8];[.O$1]&lt;=[.$K8]);[.O$1];&quot;&quot;)">
            <text:p/>
          </table:table-cell>
          <table:table-cell table:style-name="ce10" table:formula="of:=IF(AND([.P$1]&gt;=[.$L8];[.P$1]&lt;=[.$K8]);[.P$1];&quot;&quot;)">
            <text:p/>
          </table:table-cell>
          <table:table-cell table:style-name="ce10" table:formula="of:=IF(AND([.Q$1]&gt;=[.$L8];[.Q$1]&lt;=[.$K8]);[.Q$1];&quot;&quot;)">
            <text:p/>
          </table:table-cell>
          <table:table-cell table:style-name="ce12" table:formula="of:=IF(AND([.R$1]&gt;=[.$L8];[.R$1]&lt;=[.$K8]);[.R$1];&quot;&quot;)">
            <text:p/>
          </table:table-cell>
          <table:table-cell table:style-name="ce12" table:formula="of:=IF(AND([.S$1]&gt;=[.$L8];[.S$1]&lt;=[.$K8]);[.S$1];&quot;&quot;)">
            <text:p/>
          </table:table-cell>
          <table:table-cell table:style-name="ce12" table:formula="of:=IF(AND([.T$1]&gt;=[.$L8];[.T$1]&lt;=[.$K8]);[.T$1];&quot;&quot;)">
            <text:p/>
          </table:table-cell>
          <table:table-cell table:style-name="ce12" table:formula="of:=IF(AND([.U$1]&gt;=[.$L8];[.U$1]&lt;=[.$K8]);[.U$1];&quot;&quot;)">
            <text:p/>
          </table:table-cell>
          <table:table-cell table:style-name="ce12" table:formula="of:=IF(AND([.V$1]&gt;=[.$L8];[.V$1]&lt;=[.$K8]);[.V$1];&quot;&quot;)">
            <text:p/>
          </table:table-cell>
          <table:table-cell table:style-name="ce12" table:formula="of:=IF(AND([.W$1]&gt;=[.$L8];[.W$1]&lt;=[.$K8]);[.W$1];&quot;&quot;)">
            <text:p/>
          </table:table-cell>
          <table:table-cell table:style-name="ce12" table:formula="of:=IF(AND([.X$1]&gt;=[.$L8];[.X$1]&lt;=[.$K8]);[.X$1];&quot;&quot;)">
            <text:p/>
          </table:table-cell>
          <table:table-cell table:style-name="ce12" table:formula="of:=IF(AND([.Y$1]&gt;=[.$L8];[.Y$1]&lt;=[.$K8]);[.Y$1];&quot;&quot;)">
            <text:p/>
          </table:table-cell>
          <table:table-cell table:style-name="ce12" table:formula="of:=IF(AND([.Z$1]&gt;=[.$L8];[.Z$1]&lt;=[.$K8]);[.Z$1];&quot;&quot;)">
            <text:p/>
          </table:table-cell>
          <table:table-cell table:style-name="ce12" table:formula="of:=IF(AND([.AA$1]&gt;=[.$L8];[.AA$1]&lt;=[.$K8]);[.AA$1];&quot;&quot;)">
            <text:p/>
          </table:table-cell>
          <table:table-cell table:style-name="ce12" table:formula="of:=IF(AND([.AB$1]&gt;=[.$L8];[.AB$1]&lt;=[.$K8]);[.AB$1];&quot;&quot;)">
            <text:p/>
          </table:table-cell>
          <table:table-cell table:style-name="ce12" table:formula="of:=IF(AND([.AC$1]&gt;=[.$L8];[.AC$1]&lt;=[.$K8]);[.AC$1];&quot;&quot;)">
            <text:p/>
          </table:table-cell>
          <table:table-cell table:style-name="ce14" table:formula="of:=IF(AND([.AD$1]&gt;=[.$L8];[.AD$1]&lt;=[.$K8]);[.AD$1];&quot;&quot;)">
            <text:p/>
          </table:table-cell>
          <table:table-cell table:style-name="ce17" table:formula="of:=IF(AND([.AE$1]&gt;=[.$L8];[.AE$1]&lt;=[.$K8]);[.AE$1];&quot;&quot;)">
            <text:p/>
          </table:table-cell>
          <table:table-cell table:style-name="ce17" table:formula="of:=IF(AND([.AF$1]&gt;=[.$L8];[.AF$1]&lt;=[.$K8]);[.AF$1];&quot;&quot;)">
            <text:p/>
          </table:table-cell>
          <table:table-cell table:style-name="ce17" table:formula="of:=IF(AND([.AG$1]&gt;=[.$L8];[.AG$1]&lt;=[.$K8]);[.AG$1];&quot;&quot;)">
            <text:p/>
          </table:table-cell>
          <table:table-cell table:style-name="ce17" table:formula="of:=IF(AND([.AH$1]&gt;=[.$L8];[.AH$1]&lt;=[.$K8]);[.AH$1];&quot;&quot;)">
            <text:p/>
          </table:table-cell>
          <table:table-cell table:style-name="ce17" table:formula="of:=IF(AND([.AI$1]&gt;=[.$L8];[.AI$1]&lt;=[.$K8]);[.AI$1];&quot;&quot;)">
            <text:p/>
          </table:table-cell>
          <table:table-cell table:style-name="ce17" table:formula="of:=IF(AND([.AJ$1]&gt;=[.$L8];[.AJ$1]&lt;=[.$K8]);[.AJ$1];&quot;&quot;)">
            <text:p/>
          </table:table-cell>
          <table:table-cell table:style-name="ce17" table:formula="of:=IF(AND([.AK$1]&gt;=[.$L8];[.AK$1]&lt;=[.$K8]);[.AK$1];&quot;&quot;)">
            <text:p/>
          </table:table-cell>
          <table:table-cell table:style-name="ce17" table:formula="of:=IF(AND([.AL$1]&gt;=[.$L8];[.AL$1]&lt;=[.$K8]);[.AL$1];&quot;&quot;)">
            <text:p/>
          </table:table-cell>
          <table:table-cell table:style-name="ce17" table:formula="of:=IF(AND([.AM$1]&gt;=[.$L8];[.AM$1]&lt;=[.$K8]);[.AM$1];&quot;&quot;)">
            <text:p/>
          </table:table-cell>
          <table:table-cell table:style-name="ce17" table:formula="of:=IF(AND([.AN$1]&gt;=[.$L8];[.AN$1]&lt;=[.$K8]);[.AN$1];&quot;&quot;)">
            <text:p/>
          </table:table-cell>
          <table:table-cell table:style-name="ce17" table:formula="of:=IF(AND([.AO$1]&gt;=[.$L8];[.AO$1]&lt;=[.$K8]);[.AO$1];&quot;&quot;)">
            <text:p/>
          </table:table-cell>
          <table:table-cell table:style-name="ce17" table:formula="of:=IF(AND([.AP$1]&gt;=[.$L8];[.AP$1]&lt;=[.$K8]);[.AP$1];&quot;&quot;)">
            <text:p/>
          </table:table-cell>
          <table:table-cell table:style-name="ce17" table:formula="of:=IF(AND([.AQ$1]&gt;=[.$L8];[.AQ$1]&lt;=[.$K8]);[.AQ$1];&quot;&quot;)">
            <text:p/>
          </table:table-cell>
          <table:table-cell table:style-name="ce17" table:formula="of:=IF(AND([.AR$1]&gt;=[.$L8];[.AR$1]&lt;=[.$K8]);[.AR$1];&quot;&quot;)">
            <text:p/>
          </table:table-cell>
          <table:table-cell table:style-name="ce17" table:formula="of:=IF(AND([.AS$1]&gt;=[.$L8];[.AS$1]&lt;=[.$K8]);[.AS$1];&quot;&quot;)">
            <text:p/>
          </table:table-cell>
          <table:table-cell table:style-name="ce17" table:formula="of:=IF(AND([.AT$1]&gt;=[.$L8];[.AT$1]&lt;=[.$K8]);[.AT$1];&quot;&quot;)">
            <text:p/>
          </table:table-cell>
          <table:table-cell table:style-name="ce17" table:formula="of:=IF(AND([.AU$1]&gt;=[.$L8];[.AU$1]&lt;=[.$K8]);[.AU$1];&quot;&quot;)">
            <text:p/>
          </table:table-cell>
          <table:table-cell table:style-name="ce17" table:formula="of:=IF(AND([.AV$1]&gt;=[.$L8];[.AV$1]&lt;=[.$K8]);[.AV$1];&quot;&quot;)">
            <text:p/>
          </table:table-cell>
          <table:table-cell table:style-name="ce17" table:formula="of:=IF(AND([.AW$1]&gt;=[.$L8];[.AW$1]&lt;=[.$K8]);[.AW$1];&quot;&quot;)">
            <text:p/>
          </table:table-cell>
          <table:table-cell table:style-name="ce17" table:formula="of:=IF(AND([.AX$1]&gt;=[.$L8];[.AX$1]&lt;=[.$K8]);[.AX$1];&quot;&quot;)">
            <text:p/>
          </table:table-cell>
          <table:table-cell table:style-name="ce17" table:formula="of:=IF(AND([.AY$1]&gt;=[.$L8];[.AY$1]&lt;=[.$K8]);[.AY$1];&quot;&quot;)">
            <text:p/>
          </table:table-cell>
          <table:table-cell table:style-name="ce17" table:formula="of:=IF(AND([.AZ$1]&gt;=[.$L8];[.AZ$1]&lt;=[.$K8]);[.AZ$1];&quot;&quot;)">
            <text:p/>
          </table:table-cell>
          <table:table-cell table:style-name="ce17" table:formula="of:=IF(AND([.BA$1]&gt;=[.$L8];[.BA$1]&lt;=[.$K8]);[.BA$1];&quot;&quot;)">
            <text:p/>
          </table:table-cell>
          <table:table-cell table:style-name="ce17" table:formula="of:=IF(AND([.BB$1]&gt;=[.$L8];[.BB$1]&lt;=[.$K8]);[.BB$1];&quot;&quot;)">
            <text:p/>
          </table:table-cell>
          <table:table-cell table:style-name="ce17" table:formula="of:=IF(AND([.BC$1]&gt;=[.$L8];[.BC$1]&lt;=[.$K8]);[.BC$1];&quot;&quot;)">
            <text:p/>
          </table:table-cell>
          <table:table-cell table:style-name="ce17" table:formula="of:=IF(AND([.BD$1]&gt;=[.$L8];[.BD$1]&lt;=[.$K8]);[.BD$1];&quot;&quot;)">
            <text:p/>
          </table:table-cell>
          <table:table-cell table:style-name="ce17" table:formula="of:=IF(AND([.BE$1]&gt;=[.$L8];[.BE$1]&lt;=[.$K8]);[.BE$1];&quot;&quot;)">
            <text:p/>
          </table:table-cell>
          <table:table-cell table:style-name="ce17" table:formula="of:=IF(AND([.BF$1]&gt;=[.$L8];[.BF$1]&lt;=[.$K8]);[.BF$1];&quot;&quot;)">
            <text:p/>
          </table:table-cell>
          <table:table-cell table:style-name="ce17" table:formula="of:=IF(AND([.BG$1]&gt;=[.$L8];[.BG$1]&lt;=[.$K8]);[.BG$1];&quot;&quot;)">
            <text:p/>
          </table:table-cell>
          <table:table-cell table:style-name="ce17" table:formula="of:=IF(AND([.BH$1]&gt;=[.$L8];[.BH$1]&lt;=[.$K8]);[.BH$1];&quot;&quot;)">
            <text:p/>
          </table:table-cell>
          <table:table-cell table:style-name="ce17" table:formula="of:=IF(AND([.BI$1]&gt;=[.$L8];[.BI$1]&lt;=[.$K8]);[.BI$1];&quot;&quot;)">
            <text:p/>
          </table:table-cell>
          <table:table-cell table:style-name="ce17" table:formula="of:=IF(AND([.BJ$1]&gt;=[.$L8];[.BJ$1]&lt;=[.$K8]);[.BJ$1];&quot;&quot;)">
            <text:p/>
          </table:table-cell>
          <table:table-cell table:style-name="ce17" table:formula="of:=IF(AND([.BK$1]&gt;=[.$L8];[.BK$1]&lt;=[.$K8]);[.BK$1];&quot;&quot;)">
            <text:p/>
          </table:table-cell>
          <table:table-cell table:style-name="ce17" table:formula="of:=IF(AND([.BL$1]&gt;=[.$L8];[.BL$1]&lt;=[.$K8]);[.BL$1];&quot;&quot;)">
            <text:p/>
          </table:table-cell>
          <table:table-cell table:style-name="ce17" table:formula="of:=IF(AND([.BM$1]&gt;=[.$L8];[.BM$1]&lt;=[.$K8]);[.BM$1];&quot;&quot;)">
            <text:p/>
          </table:table-cell>
          <table:table-cell table:style-name="ce17" table:formula="of:=IF(AND([.BN$1]&gt;=[.$L8];[.BN$1]&lt;=[.$K8]);[.BN$1];&quot;&quot;)">
            <text:p/>
          </table:table-cell>
          <table:table-cell table:style-name="ce17" table:formula="of:=IF(AND([.BO$1]&gt;=[.$L8];[.BO$1]&lt;=[.$K8]);[.BO$1];&quot;&quot;)">
            <text:p/>
          </table:table-cell>
          <table:table-cell table:style-name="ce17" table:formula="of:=IF(AND([.BP$1]&gt;=[.$L8];[.BP$1]&lt;=[.$K8]);[.BP$1];&quot;&quot;)">
            <text:p/>
          </table:table-cell>
          <table:table-cell table:style-name="ce17" table:formula="of:=IF(AND([.BQ$1]&gt;=[.$L8];[.BQ$1]&lt;=[.$K8]);[.BQ$1];&quot;&quot;)">
            <text:p/>
          </table:table-cell>
          <table:table-cell table:style-name="ce17" table:formula="of:=IF(AND([.BR$1]&gt;=[.$L8];[.BR$1]&lt;=[.$K8]);[.BR$1];&quot;&quot;)">
            <text:p/>
          </table:table-cell>
          <table:table-cell table:style-name="ce17" table:formula="of:=IF(AND([.BS$1]&gt;=[.$L8];[.BS$1]&lt;=[.$K8]);[.BS$1];&quot;&quot;)">
            <text:p/>
          </table:table-cell>
          <table:table-cell table:style-name="ce17" table:formula="of:=IF(AND([.BT$1]&gt;=[.$L8];[.BT$1]&lt;=[.$K8]);[.BT$1];&quot;&quot;)">
            <text:p/>
          </table:table-cell>
          <table:table-cell table:style-name="ce17" table:formula="of:=IF(AND([.BU$1]&gt;=[.$L8];[.BU$1]&lt;=[.$K8]);[.BU$1];&quot;&quot;)">
            <text:p/>
          </table:table-cell>
          <table:table-cell table:style-name="ce17" table:formula="of:=IF(AND([.BV$1]&gt;=[.$L8];[.BV$1]&lt;=[.$K8]);[.BV$1];&quot;&quot;)">
            <text:p/>
          </table:table-cell>
          <table:table-cell table:style-name="ce17" table:formula="of:=IF(AND([.BW$1]&gt;=[.$L8];[.BW$1]&lt;=[.$K8]);[.BW$1];&quot;&quot;)">
            <text:p/>
          </table:table-cell>
          <table:table-cell table:style-name="ce17" table:formula="of:=IF(AND([.BX$1]&gt;=[.$L8];[.BX$1]&lt;=[.$K8]);[.BX$1];&quot;&quot;)">
            <text:p/>
          </table:table-cell>
          <table:table-cell table:style-name="ce17" table:formula="of:=IF(AND([.BY$1]&gt;=[.$L8];[.BY$1]&lt;=[.$K8]);[.BY$1];&quot;&quot;)">
            <text:p/>
          </table:table-cell>
          <table:table-cell table:style-name="ce17" table:formula="of:=IF(AND([.BZ$1]&gt;=[.$L8];[.BZ$1]&lt;=[.$K8]);[.BZ$1];&quot;&quot;)">
            <text:p/>
          </table:table-cell>
          <table:table-cell table:style-name="ce17" table:formula="of:=IF(AND([.CA$1]&gt;=[.$L8];[.CA$1]&lt;=[.$K8]);[.CA$1];&quot;&quot;)">
            <text:p/>
          </table:table-cell>
          <table:table-cell table:style-name="ce17" table:formula="of:=IF(AND([.CB$1]&gt;=[.$L8];[.CB$1]&lt;=[.$K8]);[.CB$1];&quot;&quot;)">
            <text:p/>
          </table:table-cell>
          <table:table-cell table:style-name="ce17" table:formula="of:=IF(AND([.CC$1]&gt;=[.$L8];[.CC$1]&lt;=[.$K8]);[.CC$1];&quot;&quot;)">
            <text:p/>
          </table:table-cell>
          <table:table-cell table:style-name="ce17" table:formula="of:=IF(AND([.CD$1]&gt;=[.$L8];[.CD$1]&lt;=[.$K8]);[.CD$1];&quot;&quot;)">
            <text:p/>
          </table:table-cell>
          <table:table-cell table:style-name="ce17" table:formula="of:=IF(AND([.CE$1]&gt;=[.$L8];[.CE$1]&lt;=[.$K8]);[.CE$1];&quot;&quot;)">
            <text:p/>
          </table:table-cell>
          <table:table-cell table:style-name="ce17" table:formula="of:=IF(AND([.CF$1]&gt;=[.$L8];[.CF$1]&lt;=[.$K8]);[.CF$1];&quot;&quot;)">
            <text:p/>
          </table:table-cell>
          <table:table-cell table:style-name="ce17" table:formula="of:=IF(AND([.CG$1]&gt;=[.$L8];[.CG$1]&lt;=[.$K8]);[.CG$1];&quot;&quot;)">
            <text:p/>
          </table:table-cell>
          <table:table-cell table:style-name="ce17" table:formula="of:=IF(AND([.CH$1]&gt;=[.$L8];[.CH$1]&lt;=[.$K8]);[.CH$1];&quot;&quot;)">
            <text:p/>
          </table:table-cell>
          <table:table-cell table:style-name="ce17" table:formula="of:=IF(AND([.CI$1]&gt;=[.$L8];[.CI$1]&lt;=[.$K8]);[.CI$1];&quot;&quot;)">
            <text:p/>
          </table:table-cell>
          <table:table-cell table:style-name="ce17" table:formula="of:=IF(AND([.CJ$1]&gt;=[.$L8];[.CJ$1]&lt;=[.$K8]);[.CJ$1];&quot;&quot;)">
            <text:p/>
          </table:table-cell>
          <table:table-cell table:style-name="ce17" table:formula="of:=IF(AND([.CK$1]&gt;=[.$L8];[.CK$1]&lt;=[.$K8]);[.CK$1];&quot;&quot;)">
            <text:p/>
          </table:table-cell>
          <table:table-cell table:style-name="ce17" table:formula="of:=IF(AND([.CL$1]&gt;=[.$L8];[.CL$1]&lt;=[.$K8]);[.CL$1];&quot;&quot;)">
            <text:p/>
          </table:table-cell>
          <table:table-cell table:style-name="ce17" table:formula="of:=IF(AND([.CM$1]&gt;=[.$L8];[.CM$1]&lt;=[.$K8]);[.CM$1];&quot;&quot;)">
            <text:p/>
          </table:table-cell>
          <table:table-cell table:style-name="ce17" table:formula="of:=IF(AND([.CN$1]&gt;=[.$L8];[.CN$1]&lt;=[.$K8]);[.CN$1];&quot;&quot;)">
            <text:p/>
          </table:table-cell>
          <table:table-cell table:style-name="ce17" table:formula="of:=IF(AND([.CO$1]&gt;=[.$L8];[.CO$1]&lt;=[.$K8]);[.CO$1];&quot;&quot;)">
            <text:p/>
          </table:table-cell>
          <table:table-cell table:style-name="ce17" table:formula="of:=IF(AND([.CP$1]&gt;=[.$L8];[.CP$1]&lt;=[.$K8]);[.CP$1];&quot;&quot;)">
            <text:p/>
          </table:table-cell>
          <table:table-cell table:style-name="ce17" table:formula="of:=IF(AND([.CQ$1]&gt;=[.$L8];[.CQ$1]&lt;=[.$K8]);[.CQ$1];&quot;&quot;)">
            <text:p/>
          </table:table-cell>
          <table:table-cell table:style-name="ce17" table:formula="of:=IF(AND([.CR$1]&gt;=[.$L8];[.CR$1]&lt;=[.$K8]);[.CR$1];&quot;&quot;)">
            <text:p/>
          </table:table-cell>
          <table:table-cell table:style-name="ce17" table:formula="of:=IF(AND([.CS$1]&gt;=[.$L8];[.CS$1]&lt;=[.$K8]);[.CS$1];&quot;&quot;)">
            <text:p/>
          </table:table-cell>
          <table:table-cell table:style-name="ce17" table:formula="of:=IF(AND([.CT$1]&gt;=[.$L8];[.CT$1]&lt;=[.$K8]);[.CT$1];&quot;&quot;)">
            <text:p/>
          </table:table-cell>
          <table:table-cell table:style-name="ce17" table:formula="of:=IF(AND([.CU$1]&gt;=[.$L8];[.CU$1]&lt;=[.$K8]);[.CU$1];&quot;&quot;)">
            <text:p/>
          </table:table-cell>
          <table:table-cell table:style-name="ce17" table:formula="of:=IF(AND([.CV$1]&gt;=[.$L8];[.CV$1]&lt;=[.$K8]);[.CV$1];&quot;&quot;)">
            <text:p/>
          </table:table-cell>
          <table:table-cell table:style-name="ce17" table:formula="of:=IF(AND([.CW$1]&gt;=[.$L8];[.CW$1]&lt;=[.$K8]);[.CW$1];&quot;&quot;)">
            <text:p/>
          </table:table-cell>
          <table:table-cell table:style-name="ce17" table:formula="of:=IF(AND([.CX$1]&gt;=[.$L8];[.CX$1]&lt;=[.$K8]);[.CX$1];&quot;&quot;)">
            <text:p/>
          </table:table-cell>
          <table:table-cell table:style-name="ce17" table:formula="of:=IF(AND([.CY$1]&gt;=[.$L8];[.CY$1]&lt;=[.$K8]);[.CY$1];&quot;&quot;)">
            <text:p/>
          </table:table-cell>
          <table:table-cell table:style-name="ce17" table:formula="of:=IF(AND([.CZ$1]&gt;=[.$L8];[.CZ$1]&lt;=[.$K8]);[.CZ$1];&quot;&quot;)">
            <text:p/>
          </table:table-cell>
          <table:table-cell table:style-name="ce17" table:formula="of:=IF(AND([.DA$1]&gt;=[.$L8];[.DA$1]&lt;=[.$K8]);[.DA$1];&quot;&quot;)">
            <text:p/>
          </table:table-cell>
          <table:table-cell table:style-name="ce17" table:formula="of:=IF(AND([.DB$1]&gt;=[.$L8];[.DB$1]&lt;=[.$K8]);[.DB$1];&quot;&quot;)">
            <text:p/>
          </table:table-cell>
          <table:table-cell table:style-name="ce17" table:formula="of:=IF(AND([.DC$1]&gt;=[.$L8];[.DC$1]&lt;=[.$K8]);[.DC$1];&quot;&quot;)">
            <text:p/>
          </table:table-cell>
          <table:table-cell table:style-name="ce17" table:formula="of:=IF(AND([.DD$1]&gt;=[.$L8];[.DD$1]&lt;=[.$K8]);[.DD$1];&quot;&quot;)">
            <text:p/>
          </table:table-cell>
          <table:table-cell table:style-name="ce17" table:formula="of:=IF(AND([.DE$1]&gt;=[.$L8];[.DE$1]&lt;=[.$K8]);[.DE$1];&quot;&quot;)">
            <text:p/>
          </table:table-cell>
          <table:table-cell table:style-name="ce17" table:formula="of:=IF(AND([.DF$1]&gt;=[.$L8];[.DF$1]&lt;=[.$K8]);[.DF$1];&quot;&quot;)">
            <text:p/>
          </table:table-cell>
          <table:table-cell table:style-name="ce17" table:formula="of:=IF(AND([.DG$1]&gt;=[.$L8];[.DG$1]&lt;=[.$K8]);[.DG$1];&quot;&quot;)">
            <text:p/>
          </table:table-cell>
          <table:table-cell table:style-name="ce17" table:formula="of:=IF(AND([.DH$1]&gt;=[.$L8];[.DH$1]&lt;=[.$K8]);[.DH$1];&quot;&quot;)">
            <text:p/>
          </table:table-cell>
          <table:table-cell table:style-name="ce17" table:formula="of:=IF(AND([.DI$1]&gt;=[.$L8];[.DI$1]&lt;=[.$K8]);[.DI$1];&quot;&quot;)">
            <text:p/>
          </table:table-cell>
          <table:table-cell table:style-name="ce17" table:formula="of:=IF(AND([.DJ$1]&gt;=[.$L8];[.DJ$1]&lt;=[.$K8]);[.DJ$1];&quot;&quot;)">
            <text:p/>
          </table:table-cell>
          <table:table-cell table:style-name="ce17" table:formula="of:=IF(AND([.DK$1]&gt;=[.$L8];[.DK$1]&lt;=[.$K8]);[.DK$1];&quot;&quot;)">
            <text:p/>
          </table:table-cell>
          <table:table-cell table:style-name="ce17" table:formula="of:=IF(AND([.DL$1]&gt;=[.$L8];[.DL$1]&lt;=[.$K8]);[.DL$1];&quot;&quot;)">
            <text:p/>
          </table:table-cell>
          <table:table-cell table:style-name="ce17" table:formula="of:=IF(AND([.DM$1]&gt;=[.$L8];[.DM$1]&lt;=[.$K8]);[.DM$1];&quot;&quot;)">
            <text:p/>
          </table:table-cell>
          <table:table-cell table:style-name="ce17" table:formula="of:=IF(AND([.DN$1]&gt;=[.$L8];[.DN$1]&lt;=[.$K8]);[.DN$1];&quot;&quot;)">
            <text:p/>
          </table:table-cell>
          <table:table-cell table:style-name="ce17" table:formula="of:=IF(AND([.DO$1]&gt;=[.$L8];[.DO$1]&lt;=[.$K8]);[.DO$1];&quot;&quot;)">
            <text:p/>
          </table:table-cell>
          <table:table-cell table:style-name="ce17" table:formula="of:=IF(AND([.DP$1]&gt;=[.$L8];[.DP$1]&lt;=[.$K8]);[.DP$1];&quot;&quot;)">
            <text:p/>
          </table:table-cell>
          <table:table-cell table:style-name="ce17" table:formula="of:=IF(AND([.DQ$1]&gt;=[.$L8];[.DQ$1]&lt;=[.$K8]);[.DQ$1];&quot;&quot;)">
            <text:p/>
          </table:table-cell>
          <table:table-cell table:style-name="ce17" table:formula="of:=IF(AND([.DR$1]&gt;=[.$L8];[.DR$1]&lt;=[.$K8]);[.DR$1];&quot;&quot;)">
            <text:p/>
          </table:table-cell>
          <table:table-cell table:style-name="ce17" table:formula="of:=IF(AND([.DS$1]&gt;=[.$L8];[.DS$1]&lt;=[.$K8]);[.DS$1];&quot;&quot;)">
            <text:p/>
          </table:table-cell>
          <table:table-cell table:style-name="ce17" table:formula="of:=IF(AND([.DT$1]&gt;=[.$L8];[.DT$1]&lt;=[.$K8]);[.DT$1];&quot;&quot;)">
            <text:p/>
          </table:table-cell>
          <table:table-cell table:style-name="ce17" table:formula="of:=IF(AND([.DU$1]&gt;=[.$L8];[.DU$1]&lt;=[.$K8]);[.DU$1];&quot;&quot;)">
            <text:p/>
          </table:table-cell>
          <table:table-cell table:style-name="ce17" table:formula="of:=IF(AND([.DV$1]&gt;=[.$L8];[.DV$1]&lt;=[.$K8]);[.DV$1];&quot;&quot;)">
            <text:p/>
          </table:table-cell>
          <table:table-cell table:style-name="ce17" table:formula="of:=IF(AND([.DW$1]&gt;=[.$L8];[.DW$1]&lt;=[.$K8]);[.DW$1];&quot;&quot;)">
            <text:p/>
          </table:table-cell>
          <table:table-cell table:style-name="ce17" table:formula="of:=IF(AND([.DX$1]&gt;=[.$L8];[.DX$1]&lt;=[.$K8]);[.DX$1];&quot;&quot;)">
            <text:p/>
          </table:table-cell>
          <table:table-cell table:style-name="ce17" table:formula="of:=IF(AND([.DY$1]&gt;=[.$L8];[.DY$1]&lt;=[.$K8]);[.DY$1];&quot;&quot;)">
            <text:p/>
          </table:table-cell>
          <table:table-cell table:style-name="ce17" table:formula="of:=IF(AND([.DZ$1]&gt;=[.$L8];[.DZ$1]&lt;=[.$K8]);[.DZ$1];&quot;&quot;)">
            <text:p/>
          </table:table-cell>
          <table:table-cell table:style-name="ce17" table:formula="of:=IF(AND([.EA$1]&gt;=[.$L8];[.EA$1]&lt;=[.$K8]);[.EA$1];&quot;&quot;)">
            <text:p/>
          </table:table-cell>
          <table:table-cell table:style-name="ce17" table:formula="of:=IF(AND([.EB$1]&gt;=[.$L8];[.EB$1]&lt;=[.$K8]);[.EB$1];&quot;&quot;)">
            <text:p/>
          </table:table-cell>
          <table:table-cell table:style-name="ce17" table:formula="of:=IF(AND([.EC$1]&gt;=[.$L8];[.EC$1]&lt;=[.$K8]);[.EC$1];&quot;&quot;)">
            <text:p/>
          </table:table-cell>
          <table:table-cell table:style-name="ce17" table:formula="of:=IF(AND([.ED$1]&gt;=[.$L8];[.ED$1]&lt;=[.$K8]);[.ED$1];&quot;&quot;)">
            <text:p/>
          </table:table-cell>
          <table:table-cell table:style-name="ce17" table:formula="of:=IF(AND([.EE$1]&gt;=[.$L8];[.EE$1]&lt;=[.$K8]);[.EE$1];&quot;&quot;)">
            <text:p/>
          </table:table-cell>
          <table:table-cell table:style-name="ce17" table:formula="of:=IF(AND([.EF$1]&gt;=[.$L8];[.EF$1]&lt;=[.$K8]);[.EF$1];&quot;&quot;)">
            <text:p/>
          </table:table-cell>
          <table:table-cell table:style-name="ce17" table:formula="of:=IF(AND([.EG$1]&gt;=[.$L8];[.EG$1]&lt;=[.$K8]);[.EG$1];&quot;&quot;)">
            <text:p/>
          </table:table-cell>
          <table:table-cell table:style-name="ce17" table:formula="of:=IF(AND([.EH$1]&gt;=[.$L8];[.EH$1]&lt;=[.$K8]);[.EH$1];&quot;&quot;)">
            <text:p/>
          </table:table-cell>
          <table:table-cell table:style-name="ce17" table:formula="of:=IF(AND([.EI$1]&gt;=[.$L8];[.EI$1]&lt;=[.$K8]);[.EI$1];&quot;&quot;)">
            <text:p/>
          </table:table-cell>
          <table:table-cell table:style-name="ce17" table:formula="of:=IF(AND([.EJ$1]&gt;=[.$L8];[.EJ$1]&lt;=[.$K8]);[.EJ$1];&quot;&quot;)">
            <text:p/>
          </table:table-cell>
          <table:table-cell table:style-name="ce17" table:formula="of:=IF(AND([.EK$1]&gt;=[.$L8];[.EK$1]&lt;=[.$K8]);[.EK$1];&quot;&quot;)">
            <text:p/>
          </table:table-cell>
          <table:table-cell table:style-name="ce17" table:formula="of:=IF(AND([.EL$1]&gt;=[.$L8];[.EL$1]&lt;=[.$K8]);[.EL$1];&quot;&quot;)">
            <text:p/>
          </table:table-cell>
          <table:table-cell table:style-name="ce17" table:formula="of:=IF(AND([.EM$1]&gt;=[.$L8];[.EM$1]&lt;=[.$K8]);[.EM$1];&quot;&quot;)">
            <text:p/>
          </table:table-cell>
          <table:table-cell table:style-name="ce17" table:formula="of:=IF(AND([.EN$1]&gt;=[.$L8];[.EN$1]&lt;=[.$K8]);[.EN$1];&quot;&quot;)">
            <text:p/>
          </table:table-cell>
          <table:table-cell table:style-name="ce17" table:formula="of:=IF(AND([.EO$1]&gt;=[.$L8];[.EO$1]&lt;=[.$K8]);[.EO$1];&quot;&quot;)">
            <text:p/>
          </table:table-cell>
          <table:table-cell table:style-name="ce17" table:formula="of:=IF(AND([.EP$1]&gt;=[.$L8];[.EP$1]&lt;=[.$K8]);[.EP$1];&quot;&quot;)">
            <text:p/>
          </table:table-cell>
          <table:table-cell table:style-name="ce17" table:formula="of:=IF(AND([.EQ$1]&gt;=[.$L8];[.EQ$1]&lt;=[.$K8]);[.EQ$1];&quot;&quot;)">
            <text:p/>
          </table:table-cell>
          <table:table-cell table:style-name="ce17" table:formula="of:=IF(AND([.ER$1]&gt;=[.$L8];[.ER$1]&lt;=[.$K8]);[.ER$1];&quot;&quot;)">
            <text:p/>
          </table:table-cell>
          <table:table-cell table:style-name="ce17" table:formula="of:=IF(AND([.ES$1]&gt;=[.$L8];[.ES$1]&lt;=[.$K8]);[.ES$1];&quot;&quot;)">
            <text:p/>
          </table:table-cell>
          <table:table-cell table:style-name="ce17" table:formula="of:=IF(AND([.ET$1]&gt;=[.$L8];[.ET$1]&lt;=[.$K8]);[.ET$1];&quot;&quot;)">
            <text:p/>
          </table:table-cell>
          <table:table-cell table:style-name="ce17" table:formula="of:=IF(AND([.EU$1]&gt;=[.$L8];[.EU$1]&lt;=[.$K8]);[.EU$1];&quot;&quot;)">
            <text:p/>
          </table:table-cell>
          <table:table-cell table:style-name="ce17" table:formula="of:=IF(AND([.EV$1]&gt;=[.$L8];[.EV$1]&lt;=[.$K8]);[.EV$1];&quot;&quot;)">
            <text:p/>
          </table:table-cell>
          <table:table-cell table:style-name="ce17" table:formula="of:=IF(AND([.EW$1]&gt;=[.$L8];[.EW$1]&lt;=[.$K8]);[.EW$1];&quot;&quot;)">
            <text:p/>
          </table:table-cell>
          <table:table-cell table:style-name="ce19" table:formula="of:=IF(AND([.EX$1]&gt;=[.$L8];[.EX$1]&lt;=[.$K8]);[.EX$1];&quot;&quot;)">
            <text:p/>
          </table:table-cell>
          <table:table-cell table:style-name="ce19" table:formula="of:=IF(AND([.EY$1]&gt;=[.$L8];[.EY$1]&lt;=[.$K8]);[.EY$1];&quot;&quot;)">
            <text:p/>
          </table:table-cell>
          <table:table-cell table:style-name="ce19" table:formula="of:=IF(AND([.EZ$1]&gt;=[.$L8];[.EZ$1]&lt;=[.$K8]);[.EZ$1];&quot;&quot;)">
            <text:p/>
          </table:table-cell>
          <table:table-cell table:style-name="ce19" table:formula="of:=IF(AND([.FA$1]&gt;=[.$L8];[.FA$1]&lt;=[.$K8]);[.FA$1];&quot;&quot;)">
            <text:p/>
          </table:table-cell>
          <table:table-cell table:style-name="ce19" table:formula="of:=IF(AND([.FB$1]&gt;=[.$L8];[.FB$1]&lt;=[.$K8]);[.FB$1];&quot;&quot;)">
            <text:p/>
          </table:table-cell>
          <table:table-cell table:style-name="ce19" table:formula="of:=IF(AND([.FC$1]&gt;=[.$L8];[.FC$1]&lt;=[.$K8]);[.FC$1];&quot;&quot;)">
            <text:p/>
          </table:table-cell>
          <table:table-cell table:style-name="ce19" table:formula="of:=IF(AND([.FD$1]&gt;=[.$L8];[.FD$1]&lt;=[.$K8]);[.FD$1];&quot;&quot;)">
            <text:p/>
          </table:table-cell>
          <table:table-cell table:style-name="ce19" table:formula="of:=IF(AND([.FE$1]&gt;=[.$L8];[.FE$1]&lt;=[.$K8]);[.FE$1];&quot;&quot;)">
            <text:p/>
          </table:table-cell>
          <table:table-cell table:style-name="ce19" table:formula="of:=IF(AND([.FF$1]&gt;=[.$L8];[.FF$1]&lt;=[.$K8]);[.FF$1];&quot;&quot;)">
            <text:p/>
          </table:table-cell>
          <table:table-cell table:style-name="ce19" table:formula="of:=IF(AND([.FG$1]&gt;=[.$L8];[.FG$1]&lt;=[.$K8]);[.FG$1];&quot;&quot;)">
            <text:p/>
          </table:table-cell>
          <table:table-cell table:style-name="ce19" table:formula="of:=IF(AND([.FH$1]&gt;=[.$L8];[.FH$1]&lt;=[.$K8]);[.FH$1];&quot;&quot;)">
            <text:p/>
          </table:table-cell>
          <table:table-cell table:style-name="ce19" table:formula="of:=IF(AND([.FI$1]&gt;=[.$L8];[.FI$1]&lt;=[.$K8]);[.FI$1];&quot;&quot;)">
            <text:p/>
          </table:table-cell>
          <table:table-cell table:style-name="ce22" table:formula="of:=IF(AND([.FJ$1]&gt;=[.$L8];[.FJ$1]&lt;=[.$K8]);[.FJ$1];&quot;&quot;)">
            <text:p/>
          </table:table-cell>
          <table:table-cell table:style-name="ce22" table:formula="of:=IF(AND([.FK$1]&gt;=[.$L8];[.FK$1]&lt;=[.$K8]);[.FK$1];&quot;&quot;)">
            <text:p/>
          </table:table-cell>
          <table:table-cell table:style-name="ce22" table:formula="of:=IF(AND([.FL$1]&gt;=[.$L8];[.FL$1]&lt;=[.$K8]);[.FL$1];&quot;&quot;)">
            <text:p/>
          </table:table-cell>
          <table:table-cell table:style-name="ce22" table:formula="of:=IF(AND([.FM$1]&gt;=[.$L8];[.FM$1]&lt;=[.$K8]);[.FM$1];&quot;&quot;)">
            <text:p/>
          </table:table-cell>
          <table:table-cell table:style-name="ce22" table:formula="of:=IF(AND([.FN$1]&gt;=[.$L8];[.FN$1]&lt;=[.$K8]);[.FN$1];&quot;&quot;)">
            <text:p/>
          </table:table-cell>
          <table:table-cell table:style-name="ce22" table:formula="of:=IF(AND([.FO$1]&gt;=[.$L8];[.FO$1]&lt;=[.$K8]);[.FO$1];&quot;&quot;)">
            <text:p/>
          </table:table-cell>
          <table:table-cell table:style-name="ce22" table:formula="of:=IF(AND([.FP$1]&gt;=[.$L8];[.FP$1]&lt;=[.$K8]);[.FP$1];&quot;&quot;)">
            <text:p/>
          </table:table-cell>
          <table:table-cell table:style-name="ce22" table:formula="of:=IF(AND([.FQ$1]&gt;=[.$L8];[.FQ$1]&lt;=[.$K8]);[.FQ$1];&quot;&quot;)">
            <text:p/>
          </table:table-cell>
          <table:table-cell table:style-name="ce22" table:formula="of:=IF(AND([.FR$1]&gt;=[.$L8];[.FR$1]&lt;=[.$K8]);[.FR$1];&quot;&quot;)">
            <text:p/>
          </table:table-cell>
          <table:table-cell table:style-name="ce22" table:formula="of:=IF(AND([.FS$1]&gt;=[.$L8];[.FS$1]&lt;=[.$K8]);[.FS$1];&quot;&quot;)">
            <text:p/>
          </table:table-cell>
          <table:table-cell table:style-name="ce22" table:formula="of:=IF(AND([.FT$1]&gt;=[.$L8];[.FT$1]&lt;=[.$K8]);[.FT$1];&quot;&quot;)">
            <text:p/>
          </table:table-cell>
          <table:table-cell table:style-name="ce22" table:formula="of:=IF(AND([.FU$1]&gt;=[.$L8];[.FU$1]&lt;=[.$K8]);[.FU$1];&quot;&quot;)">
            <text:p/>
          </table:table-cell>
          <table:table-cell table:style-name="ce22" table:formula="of:=IF(AND([.FV$1]&gt;=[.$L8];[.FV$1]&lt;=[.$K8]);[.FV$1];&quot;&quot;)">
            <text:p/>
          </table:table-cell>
          <table:table-cell table:style-name="ce22" table:formula="of:=IF(AND([.FW$1]&gt;=[.$L8];[.FW$1]&lt;=[.$K8]);[.FW$1];&quot;&quot;)">
            <text:p/>
          </table:table-cell>
          <table:table-cell table:style-name="ce22" table:formula="of:=IF(AND([.FX$1]&gt;=[.$L8];[.FX$1]&lt;=[.$K8]);[.FX$1];&quot;&quot;)">
            <text:p/>
          </table:table-cell>
          <table:table-cell table:style-name="ce22" table:formula="of:=IF(AND([.FY$1]&gt;=[.$L8];[.FY$1]&lt;=[.$K8]);[.FY$1];&quot;&quot;)">
            <text:p/>
          </table:table-cell>
          <table:table-cell table:style-name="ce22" table:formula="of:=IF(AND([.FZ$1]&gt;=[.$L8];[.FZ$1]&lt;=[.$K8]);[.FZ$1];&quot;&quot;)">
            <text:p/>
          </table:table-cell>
          <table:table-cell table:style-name="ce22" table:formula="of:=IF(AND([.GA$1]&gt;=[.$L8];[.GA$1]&lt;=[.$K8]);[.GA$1];&quot;&quot;)">
            <text:p/>
          </table:table-cell>
          <table:table-cell table:style-name="ce22" table:formula="of:=IF(AND([.GB$1]&gt;=[.$L8];[.GB$1]&lt;=[.$K8]);[.GB$1];&quot;&quot;)">
            <text:p/>
          </table:table-cell>
          <table:table-cell table:style-name="ce22" table:formula="of:=IF(AND([.GC$1]&gt;=[.$L8];[.GC$1]&lt;=[.$K8]);[.GC$1];&quot;&quot;)">
            <text:p/>
          </table:table-cell>
          <table:table-cell table:style-name="ce22" table:formula="of:=IF(AND([.GD$1]&gt;=[.$L8];[.GD$1]&lt;=[.$K8]);[.GD$1];&quot;&quot;)">
            <text:p/>
          </table:table-cell>
          <table:table-cell table:style-name="ce22" table:formula="of:=IF(AND([.GE$1]&gt;=[.$L8];[.GE$1]&lt;=[.$K8]);[.GE$1];&quot;&quot;)">
            <text:p/>
          </table:table-cell>
          <table:table-cell table:style-name="ce22" table:formula="of:=IF(AND([.GF$1]&gt;=[.$L8];[.GF$1]&lt;=[.$K8]);[.GF$1];&quot;&quot;)">
            <text:p/>
          </table:table-cell>
          <table:table-cell table:style-name="ce22" table:formula="of:=IF(AND([.GG$1]&gt;=[.$L8];[.GG$1]&lt;=[.$K8]);[.GG$1];&quot;&quot;)">
            <text:p/>
          </table:table-cell>
          <table:table-cell table:style-name="ce22" table:formula="of:=IF(AND([.GH$1]&gt;=[.$L8];[.GH$1]&lt;=[.$K8]);[.GH$1];&quot;&quot;)">
            <text:p/>
          </table:table-cell>
          <table:table-cell table:style-name="ce22" table:formula="of:=IF(AND([.GI$1]&gt;=[.$L8];[.GI$1]&lt;=[.$K8]);[.GI$1];&quot;&quot;)">
            <text:p/>
          </table:table-cell>
          <table:table-cell table:style-name="ce22" table:formula="of:=IF(AND([.GJ$1]&gt;=[.$L8];[.GJ$1]&lt;=[.$K8]);[.GJ$1];&quot;&quot;)">
            <text:p/>
          </table:table-cell>
          <table:table-cell table:style-name="ce22" table:formula="of:=IF(AND([.GK$1]&gt;=[.$L8];[.GK$1]&lt;=[.$K8]);[.GK$1];&quot;&quot;)">
            <text:p/>
          </table:table-cell>
          <table:table-cell table:style-name="ce22" table:formula="of:=IF(AND([.GL$1]&gt;=[.$L8];[.GL$1]&lt;=[.$K8]);[.GL$1];&quot;&quot;)">
            <text:p/>
          </table:table-cell>
          <table:table-cell table:style-name="ce22" table:formula="of:=IF(AND([.GM$1]&gt;=[.$L8];[.GM$1]&lt;=[.$K8]);[.GM$1];&quot;&quot;)">
            <text:p/>
          </table:table-cell>
          <table:table-cell table:style-name="ce22" table:formula="of:=IF(AND([.GN$1]&gt;=[.$L8];[.GN$1]&lt;=[.$K8]);[.GN$1];&quot;&quot;)">
            <text:p/>
          </table:table-cell>
          <table:table-cell table:style-name="ce22" table:formula="of:=IF(AND([.GO$1]&gt;=[.$L8];[.GO$1]&lt;=[.$K8]);[.GO$1];&quot;&quot;)">
            <text:p/>
          </table:table-cell>
          <table:table-cell table:style-name="ce22" table:formula="of:=IF(AND([.GP$1]&gt;=[.$L8];[.GP$1]&lt;=[.$K8]);[.GP$1];&quot;&quot;)">
            <text:p/>
          </table:table-cell>
          <table:table-cell table:style-name="ce22" table:formula="of:=IF(AND([.GQ$1]&gt;=[.$L8];[.GQ$1]&lt;=[.$K8]);[.GQ$1];&quot;&quot;)">
            <text:p/>
          </table:table-cell>
          <table:table-cell table:style-name="ce22" table:formula="of:=IF(AND([.GR$1]&gt;=[.$L8];[.GR$1]&lt;=[.$K8]);[.GR$1];&quot;&quot;)">
            <text:p/>
          </table:table-cell>
          <table:table-cell table:style-name="ce22" table:formula="of:=IF(AND([.GS$1]&gt;=[.$L8];[.GS$1]&lt;=[.$K8]);[.GS$1];&quot;&quot;)">
            <text:p/>
          </table:table-cell>
          <table:table-cell table:style-name="ce22" table:formula="of:=IF(AND([.GT$1]&gt;=[.$L8];[.GT$1]&lt;=[.$K8]);[.GT$1];&quot;&quot;)">
            <text:p/>
          </table:table-cell>
          <table:table-cell table:style-name="ce22" table:formula="of:=IF(AND([.GU$1]&gt;=[.$L8];[.GU$1]&lt;=[.$K8]);[.GU$1];&quot;&quot;)">
            <text:p/>
          </table:table-cell>
          <table:table-cell table:style-name="ce22" table:formula="of:=IF(AND([.GV$1]&gt;=[.$L8];[.GV$1]&lt;=[.$K8]);[.GV$1];&quot;&quot;)">
            <text:p/>
          </table:table-cell>
          <table:table-cell table:style-name="ce22" table:formula="of:=IF(AND([.GW$1]&gt;=[.$L8];[.GW$1]&lt;=[.$K8]);[.GW$1];&quot;&quot;)">
            <text:p/>
          </table:table-cell>
          <table:table-cell table:style-name="ce22" table:formula="of:=IF(AND([.GX$1]&gt;=[.$L8];[.GX$1]&lt;=[.$K8]);[.GX$1];&quot;&quot;)">
            <text:p/>
          </table:table-cell>
          <table:table-cell table:style-name="ce22" table:formula="of:=IF(AND([.GY$1]&gt;=[.$L8];[.GY$1]&lt;=[.$K8]);[.GY$1];&quot;&quot;)">
            <text:p/>
          </table:table-cell>
          <table:table-cell table:style-name="ce22" table:formula="of:=IF(AND([.GZ$1]&gt;=[.$L8];[.GZ$1]&lt;=[.$K8]);[.GZ$1];&quot;&quot;)">
            <text:p/>
          </table:table-cell>
          <table:table-cell table:style-name="ce22" table:formula="of:=IF(AND([.HA$1]&gt;=[.$L8];[.HA$1]&lt;=[.$K8]);[.HA$1];&quot;&quot;)">
            <text:p/>
          </table:table-cell>
          <table:table-cell table:style-name="ce22" table:formula="of:=IF(AND([.HB$1]&gt;=[.$L8];[.HB$1]&lt;=[.$K8]);[.HB$1];&quot;&quot;)">
            <text:p/>
          </table:table-cell>
          <table:table-cell table:style-name="ce22" table:formula="of:=IF(AND([.HC$1]&gt;=[.$L8];[.HC$1]&lt;=[.$K8]);[.HC$1];&quot;&quot;)">
            <text:p/>
          </table:table-cell>
          <table:table-cell table:style-name="ce24" table:formula="of:=IF(AND([.HD$1]&gt;=[.$L8];[.HD$1]&lt;=[.$K8]);[.HD$1];&quot;&quot;)">
            <text:p/>
          </table:table-cell>
          <table:table-cell table:style-name="ce24" table:formula="of:=IF(AND([.HE$1]&gt;=[.$L8];[.HE$1]&lt;=[.$K8]);[.HE$1];&quot;&quot;)">
            <text:p/>
          </table:table-cell>
          <table:table-cell table:style-name="ce24" table:formula="of:=IF(AND([.HF$1]&gt;=[.$L8];[.HF$1]&lt;=[.$K8]);[.HF$1];&quot;&quot;)">
            <text:p/>
          </table:table-cell>
          <table:table-cell table:style-name="ce24" table:formula="of:=IF(AND([.HG$1]&gt;=[.$L8];[.HG$1]&lt;=[.$K8]);[.HG$1];&quot;&quot;)">
            <text:p/>
          </table:table-cell>
          <table:table-cell table:style-name="ce26" table:formula="of:=IF(AND([.HH$1]&gt;=[.$L8];[.HH$1]&lt;=[.$K8]);[.HH$1];&quot;&quot;)">
            <text:p/>
          </table:table-cell>
          <table:table-cell table:style-name="ce26" table:formula="of:=IF(AND([.HI$1]&gt;=[.$L8];[.HI$1]&lt;=[.$K8]);[.HI$1];&quot;&quot;)">
            <text:p/>
          </table:table-cell>
          <table:table-cell table:style-name="ce26" table:formula="of:=IF(AND([.HJ$1]&gt;=[.$L8];[.HJ$1]&lt;=[.$K8]);[.HJ$1];&quot;&quot;)">
            <text:p/>
          </table:table-cell>
          <table:table-cell table:style-name="ce26" table:formula="of:=IF(AND([.HK$1]&gt;=[.$L8];[.HK$1]&lt;=[.$K8]);[.HK$1];&quot;&quot;)">
            <text:p/>
          </table:table-cell>
          <table:table-cell table:style-name="ce26" table:formula="of:=IF(AND([.HL$1]&gt;=[.$L8];[.HL$1]&lt;=[.$K8]);[.HL$1];&quot;&quot;)">
            <text:p/>
          </table:table-cell>
          <table:table-cell table:style-name="ce26" table:formula="of:=IF(AND([.HM$1]&gt;=[.$L8];[.HM$1]&lt;=[.$K8]);[.HM$1];&quot;&quot;)">
            <text:p/>
          </table:table-cell>
          <table:table-cell table:style-name="ce26" table:formula="of:=IF(AND([.HN$1]&gt;=[.$L8];[.HN$1]&lt;=[.$K8]);[.HN$1];&quot;&quot;)">
            <text:p/>
          </table:table-cell>
          <table:table-cell table:style-name="ce26" table:formula="of:=IF(AND([.HO$1]&gt;=[.$L8];[.HO$1]&lt;=[.$K8]);[.HO$1];&quot;&quot;)">
            <text:p/>
          </table:table-cell>
          <table:table-cell table:style-name="ce26" table:formula="of:=IF(AND([.HP$1]&gt;=[.$L8];[.HP$1]&lt;=[.$K8]);[.HP$1];&quot;&quot;)">
            <text:p/>
          </table:table-cell>
          <table:table-cell table:style-name="ce26" table:formula="of:=IF(AND([.HQ$1]&gt;=[.$L8];[.HQ$1]&lt;=[.$K8]);[.HQ$1];&quot;&quot;)">
            <text:p/>
          </table:table-cell>
          <table:table-cell table:style-name="ce26" table:formula="of:=IF(AND([.HR$1]&gt;=[.$L8];[.HR$1]&lt;=[.$K8]);[.HR$1];&quot;&quot;)">
            <text:p/>
          </table:table-cell>
          <table:table-cell table:style-name="ce26" table:formula="of:=IF(AND([.HS$1]&gt;=[.$L8];[.HS$1]&lt;=[.$K8]);[.HS$1];&quot;&quot;)">
            <text:p/>
          </table:table-cell>
          <table:table-cell table:style-name="ce26" table:formula="of:=IF(AND([.HT$1]&gt;=[.$L8];[.HT$1]&lt;=[.$K8]);[.HT$1];&quot;&quot;)">
            <text:p/>
          </table:table-cell>
          <table:table-cell table:style-name="ce26" table:formula="of:=IF(AND([.HU$1]&gt;=[.$L8];[.HU$1]&lt;=[.$K8]);[.HU$1];&quot;&quot;)">
            <text:p/>
          </table:table-cell>
          <table:table-cell table:style-name="ce26" table:formula="of:=IF(AND([.HV$1]&gt;=[.$L8];[.HV$1]&lt;=[.$K8]);[.HV$1];&quot;&quot;)">
            <text:p/>
          </table:table-cell>
          <table:table-cell table:style-name="ce26" table:formula="of:=IF(AND([.HW$1]&gt;=[.$L8];[.HW$1]&lt;=[.$K8]);[.HW$1];&quot;&quot;)">
            <text:p/>
          </table:table-cell>
          <table:table-cell table:style-name="ce26" table:formula="of:=IF(AND([.HX$1]&gt;=[.$L8];[.HX$1]&lt;=[.$K8]);[.HX$1];&quot;&quot;)">
            <text:p/>
          </table:table-cell>
          <table:table-cell table:style-name="ce26" table:formula="of:=IF(AND([.HY$1]&gt;=[.$L8];[.HY$1]&lt;=[.$K8]);[.HY$1];&quot;&quot;)">
            <text:p/>
          </table:table-cell>
          <table:table-cell table:style-name="ce26" table:formula="of:=IF(AND([.HZ$1]&gt;=[.$L8];[.HZ$1]&lt;=[.$K8]);[.HZ$1];&quot;&quot;)">
            <text:p/>
          </table:table-cell>
          <table:table-cell table:style-name="ce26" table:formula="of:=IF(AND([.IA$1]&gt;=[.$L8];[.IA$1]&lt;=[.$K8]);[.IA$1];&quot;&quot;)">
            <text:p/>
          </table:table-cell>
          <table:table-cell table:style-name="ce26" table:formula="of:=IF(AND([.IB$1]&gt;=[.$L8];[.IB$1]&lt;=[.$K8]);[.IB$1];&quot;&quot;)">
            <text:p/>
          </table:table-cell>
          <table:table-cell table:style-name="ce26" table:formula="of:=IF(AND([.IC$1]&gt;=[.$L8];[.IC$1]&lt;=[.$K8]);[.IC$1];&quot;&quot;)">
            <text:p/>
          </table:table-cell>
          <table:table-cell table:style-name="ce26" table:formula="of:=IF(AND([.ID$1]&gt;=[.$L8];[.ID$1]&lt;=[.$K8]);[.ID$1];&quot;&quot;)">
            <text:p/>
          </table:table-cell>
          <table:table-cell table:style-name="ce26" table:formula="of:=IF(AND([.IE$1]&gt;=[.$L8];[.IE$1]&lt;=[.$K8]);[.IE$1];&quot;&quot;)">
            <text:p/>
          </table:table-cell>
          <table:table-cell table:style-name="ce26" table:formula="of:=IF(AND([.IF$1]&gt;=[.$L8];[.IF$1]&lt;=[.$K8]);[.IF$1];&quot;&quot;)">
            <text:p/>
          </table:table-cell>
          <table:table-cell table:style-name="ce26" table:formula="of:=IF(AND([.IG$1]&gt;=[.$L8];[.IG$1]&lt;=[.$K8]);[.IG$1];&quot;&quot;)">
            <text:p/>
          </table:table-cell>
          <table:table-cell table:style-name="ce26" table:formula="of:=IF(AND([.IH$1]&gt;=[.$L8];[.IH$1]&lt;=[.$K8]);[.IH$1];&quot;&quot;)">
            <text:p/>
          </table:table-cell>
          <table:table-cell table:style-name="ce26" table:formula="of:=IF(AND([.II$1]&gt;=[.$L8];[.II$1]&lt;=[.$K8]);[.II$1];&quot;&quot;)">
            <text:p/>
          </table:table-cell>
          <table:table-cell table:style-name="ce26" table:formula="of:=IF(AND([.IJ$1]&gt;=[.$L8];[.IJ$1]&lt;=[.$K8]);[.IJ$1];&quot;&quot;)">
            <text:p/>
          </table:table-cell>
          <table:table-cell table:style-name="ce26" table:formula="of:=IF(AND([.IK$1]&gt;=[.$L8];[.IK$1]&lt;=[.$K8]);[.IK$1];&quot;&quot;)">
            <text:p/>
          </table:table-cell>
          <table:table-cell table:style-name="ce26" table:formula="of:=IF(AND([.IL$1]&gt;=[.$L8];[.IL$1]&lt;=[.$K8]);[.IL$1];&quot;&quot;)">
            <text:p/>
          </table:table-cell>
          <table:table-cell table:style-name="ce26" table:formula="of:=IF(AND([.IM$1]&gt;=[.$L8];[.IM$1]&lt;=[.$K8]);[.IM$1];&quot;&quot;)">
            <text:p/>
          </table:table-cell>
          <table:table-cell table:style-name="ce26" table:formula="of:=IF(AND([.IN$1]&gt;=[.$L8];[.IN$1]&lt;=[.$K8]);[.IN$1];&quot;&quot;)">
            <text:p/>
          </table:table-cell>
          <table:table-cell table:style-name="ce26" table:formula="of:=IF(AND([.IO$1]&gt;=[.$L8];[.IO$1]&lt;=[.$K8]);[.IO$1];&quot;&quot;)">
            <text:p/>
          </table:table-cell>
          <table:table-cell table:style-name="ce26" table:formula="of:=IF(AND([.IP$1]&gt;=[.$L8];[.IP$1]&lt;=[.$K8]);[.IP$1];&quot;&quot;)">
            <text:p/>
          </table:table-cell>
          <table:table-cell table:style-name="ce26" table:formula="of:=IF(AND([.IQ$1]&gt;=[.$L8];[.IQ$1]&lt;=[.$K8]);[.IQ$1];&quot;&quot;)">
            <text:p/>
          </table:table-cell>
          <table:table-cell table:style-name="ce26" table:formula="of:=IF(AND([.IR$1]&gt;=[.$L8];[.IR$1]&lt;=[.$K8]);[.IR$1];&quot;&quot;)">
            <text:p/>
          </table:table-cell>
          <table:table-cell table:style-name="ce26" table:formula="of:=IF(AND([.IS$1]&gt;=[.$L8];[.IS$1]&lt;=[.$K8]);[.IS$1];&quot;&quot;)">
            <text:p/>
          </table:table-cell>
          <table:table-cell table:style-name="ce26" table:formula="of:=IF(AND([.IT$1]&gt;=[.$L8];[.IT$1]&lt;=[.$K8]);[.IT$1];&quot;&quot;)">
            <text:p/>
          </table:table-cell>
          <table:table-cell table:style-name="ce26" table:formula="of:=IF(AND([.IU$1]&gt;=[.$L8];[.IU$1]&lt;=[.$K8]);[.IU$1];&quot;&quot;)">
            <text:p/>
          </table:table-cell>
          <table:table-cell table:style-name="ce26" table:formula="of:=IF(AND([.IV$1]&gt;=[.$L8];[.IV$1]&lt;=[.$K8]);[.IV$1];&quot;&quot;)">
            <text:p/>
          </table:table-cell>
          <table:table-cell table:style-name="ce26" table:formula="of:=IF(AND([.IW$1]&gt;=[.$L8];[.IW$1]&lt;=[.$K8]);[.IW$1];&quot;&quot;)">
            <text:p/>
          </table:table-cell>
          <table:table-cell table:style-name="ce26" table:formula="of:=IF(AND([.IX$1]&gt;=[.$L8];[.IX$1]&lt;=[.$K8]);[.IX$1];&quot;&quot;)">
            <text:p/>
          </table:table-cell>
          <table:table-cell table:style-name="ce26" table:formula="of:=IF(AND([.IY$1]&gt;=[.$L8];[.IY$1]&lt;=[.$K8]);[.IY$1];&quot;&quot;)">
            <text:p/>
          </table:table-cell>
          <table:table-cell table:style-name="ce26" table:formula="of:=IF(AND([.IZ$1]&gt;=[.$L8];[.IZ$1]&lt;=[.$K8]);[.IZ$1];&quot;&quot;)">
            <text:p/>
          </table:table-cell>
          <table:table-cell table:style-name="ce26" table:formula="of:=IF(AND([.JA$1]&gt;=[.$L8];[.JA$1]&lt;=[.$K8]);[.JA$1];&quot;&quot;)">
            <text:p/>
          </table:table-cell>
          <table:table-cell table:style-name="ce26" table:formula="of:=IF(AND([.JB$1]&gt;=[.$L8];[.JB$1]&lt;=[.$K8]);[.JB$1];&quot;&quot;)">
            <text:p/>
          </table:table-cell>
          <table:table-cell table:style-name="ce26" table:formula="of:=IF(AND([.JC$1]&gt;=[.$L8];[.JC$1]&lt;=[.$K8]);[.JC$1];&quot;&quot;)">
            <text:p/>
          </table:table-cell>
          <table:table-cell table:style-name="ce26" table:formula="of:=IF(AND([.JD$1]&gt;=[.$L8];[.JD$1]&lt;=[.$K8]);[.JD$1];&quot;&quot;)">
            <text:p/>
          </table:table-cell>
          <table:table-cell table:style-name="ce26" table:formula="of:=IF(AND([.JE$1]&gt;=[.$L8];[.JE$1]&lt;=[.$K8]);[.JE$1];&quot;&quot;)">
            <text:p/>
          </table:table-cell>
          <table:table-cell table:style-name="ce26" table:formula="of:=IF(AND([.JF$1]&gt;=[.$L8];[.JF$1]&lt;=[.$K8]);[.JF$1];&quot;&quot;)">
            <text:p/>
          </table:table-cell>
          <table:table-cell table:style-name="ce26" table:formula="of:=IF(AND([.JG$1]&gt;=[.$L8];[.JG$1]&lt;=[.$K8]);[.JG$1];&quot;&quot;)">
            <text:p/>
          </table:table-cell>
          <table:table-cell table:style-name="ce26" table:formula="of:=IF(AND([.JH$1]&gt;=[.$L8];[.JH$1]&lt;=[.$K8]);[.JH$1];&quot;&quot;)">
            <text:p/>
          </table:table-cell>
          <table:table-cell table:style-name="ce26" table:formula="of:=IF(AND([.JI$1]&gt;=[.$L8];[.JI$1]&lt;=[.$K8]);[.JI$1];&quot;&quot;)">
            <text:p/>
          </table:table-cell>
          <table:table-cell table:style-name="ce26" table:formula="of:=IF(AND([.JJ$1]&gt;=[.$L8];[.JJ$1]&lt;=[.$K8]);[.JJ$1];&quot;&quot;)">
            <text:p/>
          </table:table-cell>
          <table:table-cell table:style-name="ce26" table:formula="of:=IF(AND([.JK$1]&gt;=[.$L8];[.JK$1]&lt;=[.$K8]);[.JK$1];&quot;&quot;)">
            <text:p/>
          </table:table-cell>
          <table:table-cell table:style-name="ce26" table:formula="of:=IF(AND([.JL$1]&gt;=[.$L8];[.JL$1]&lt;=[.$K8]);[.JL$1];&quot;&quot;)">
            <text:p/>
          </table:table-cell>
          <table:table-cell table:style-name="ce28" table:formula="of:=IF(AND([.JM$1]&gt;=[.$L8];[.JM$1]&lt;=[.$K8]);[.JM$1];&quot;&quot;)">
            <text:p/>
          </table:table-cell>
          <table:table-cell table:style-name="ce28" table:formula="of:=IF(AND([.JN$1]&gt;=[.$L8];[.JN$1]&lt;=[.$K8]);[.JN$1];&quot;&quot;)">
            <text:p/>
          </table:table-cell>
          <table:table-cell table:style-name="ce28" table:formula="of:=IF(AND([.JO$1]&gt;=[.$L8];[.JO$1]&lt;=[.$K8]);[.JO$1];&quot;&quot;)">
            <text:p/>
          </table:table-cell>
          <table:table-cell table:style-name="ce28" table:formula="of:=IF(AND([.JP$1]&gt;=[.$L8];[.JP$1]&lt;=[.$K8]);[.JP$1];&quot;&quot;)">
            <text:p/>
          </table:table-cell>
          <table:table-cell table:style-name="ce28" table:formula="of:=IF(AND([.JQ$1]&gt;=[.$L8];[.JQ$1]&lt;=[.$K8]);[.JQ$1];&quot;&quot;)">
            <text:p/>
          </table:table-cell>
          <table:table-cell table:style-name="ce28" table:formula="of:=IF(AND([.JR$1]&gt;=[.$L8];[.JR$1]&lt;=[.$K8]);[.JR$1];&quot;&quot;)">
            <text:p/>
          </table:table-cell>
          <table:table-cell table:style-name="ce28" table:formula="of:=IF(AND([.JS$1]&gt;=[.$L8];[.JS$1]&lt;=[.$K8]);[.JS$1];&quot;&quot;)">
            <text:p/>
          </table:table-cell>
          <table:table-cell table:style-name="ce30" table:formula="of:=IF(AND([.JT$1]&gt;=[.$L8];[.JT$1]&lt;=[.$K8]);[.JT$1];&quot;&quot;)">
            <text:p/>
          </table:table-cell>
          <table:table-cell table:style-name="ce30" table:formula="of:=IF(AND([.JU$1]&gt;=[.$L8];[.JU$1]&lt;=[.$K8]);[.JU$1];&quot;&quot;)">
            <text:p/>
          </table:table-cell>
          <table:table-cell table:style-name="ce30" table:formula="of:=IF(AND([.JV$1]&gt;=[.$L8];[.JV$1]&lt;=[.$K8]);[.JV$1];&quot;&quot;)">
            <text:p/>
          </table:table-cell>
          <table:table-cell table:style-name="ce30" table:formula="of:=IF(AND([.JW$1]&gt;=[.$L8];[.JW$1]&lt;=[.$K8]);[.JW$1];&quot;&quot;)">
            <text:p/>
          </table:table-cell>
          <table:table-cell table:style-name="ce30" table:formula="of:=IF(AND([.JX$1]&gt;=[.$L8];[.JX$1]&lt;=[.$K8]);[.JX$1];&quot;&quot;)">
            <text:p/>
          </table:table-cell>
          <table:table-cell table:style-name="ce30" table:formula="of:=IF(AND([.JY$1]&gt;=[.$L8];[.JY$1]&lt;=[.$K8]);[.JY$1];&quot;&quot;)">
            <text:p/>
          </table:table-cell>
          <table:table-cell table:style-name="ce30" table:formula="of:=IF(AND([.JZ$1]&gt;=[.$L8];[.JZ$1]&lt;=[.$K8]);[.JZ$1];&quot;&quot;)">
            <text:p/>
          </table:table-cell>
          <table:table-cell table:style-name="ce30" table:formula="of:=IF(AND([.KA$1]&gt;=[.$L8];[.KA$1]&lt;=[.$K8]);[.KA$1];&quot;&quot;)">
            <text:p/>
          </table:table-cell>
          <table:table-cell table:style-name="ce32" table:formula="of:=IF(AND([.KB$1]&gt;=[.$L8];[.KB$1]&lt;=[.$K8]);[.KB$1];&quot;&quot;)">
            <text:p/>
          </table:table-cell>
          <table:table-cell table:style-name="ce32" table:formula="of:=IF(AND([.KC$1]&gt;=[.$L8];[.KC$1]&lt;=[.$K8]);[.KC$1];&quot;&quot;)">
            <text:p/>
          </table:table-cell>
          <table:table-cell table:style-name="ce32" table:formula="of:=IF(AND([.KD$1]&gt;=[.$L8];[.KD$1]&lt;=[.$K8]);[.KD$1];&quot;&quot;)">
            <text:p/>
          </table:table-cell>
          <table:table-cell table:style-name="ce32" table:formula="of:=IF(AND([.KE$1]&gt;=[.$L8];[.KE$1]&lt;=[.$K8]);[.KE$1];&quot;&quot;)">
            <text:p/>
          </table:table-cell>
          <table:table-cell table:style-name="ce32" table:formula="of:=IF(AND([.KF$1]&gt;=[.$L8];[.KF$1]&lt;=[.$K8]);[.KF$1];&quot;&quot;)">
            <text:p/>
          </table:table-cell>
          <table:table-cell table:style-name="ce32" table:formula="of:=IF(AND([.KG$1]&gt;=[.$L8];[.KG$1]&lt;=[.$K8]);[.KG$1];&quot;&quot;)">
            <text:p/>
          </table:table-cell>
          <table:table-cell table:style-name="ce32" table:formula="of:=IF(AND([.KH$1]&gt;=[.$L8];[.KH$1]&lt;=[.$K8]);[.KH$1];&quot;&quot;)">
            <text:p/>
          </table:table-cell>
          <table:table-cell table:style-name="ce32" table:formula="of:=IF(AND([.KI$1]&gt;=[.$L8];[.KI$1]&lt;=[.$K8]);[.KI$1];&quot;&quot;)">
            <text:p/>
          </table:table-cell>
          <table:table-cell table:style-name="ce32" table:formula="of:=IF(AND([.KJ$1]&gt;=[.$L8];[.KJ$1]&lt;=[.$K8]);[.KJ$1];&quot;&quot;)">
            <text:p/>
          </table:table-cell>
          <table:table-cell table:style-name="ce32" table:formula="of:=IF(AND([.KK$1]&gt;=[.$L8];[.KK$1]&lt;=[.$K8]);[.KK$1];&quot;&quot;)">
            <text:p/>
          </table:table-cell>
          <table:table-cell table:style-name="ce32" table:formula="of:=IF(AND([.KL$1]&gt;=[.$L8];[.KL$1]&lt;=[.$K8]);[.KL$1];&quot;&quot;)">
            <text:p/>
          </table:table-cell>
          <table:table-cell table:style-name="ce32" table:formula="of:=IF(AND([.KM$1]&gt;=[.$L8];[.KM$1]&lt;=[.$K8]);[.KM$1];&quot;&quot;)">
            <text:p/>
          </table:table-cell>
          <table:table-cell table:style-name="ce32" table:formula="of:=IF(AND([.KN$1]&gt;=[.$L8];[.KN$1]&lt;=[.$K8]);[.KN$1];&quot;&quot;)">
            <text:p/>
          </table:table-cell>
          <table:table-cell table:style-name="ce32" table:formula="of:=IF(AND([.KO$1]&gt;=[.$L8];[.KO$1]&lt;=[.$K8]);[.KO$1];&quot;&quot;)">
            <text:p/>
          </table:table-cell>
          <table:table-cell table:style-name="ce32" table:formula="of:=IF(AND([.KP$1]&gt;=[.$L8];[.KP$1]&lt;=[.$K8]);[.KP$1];&quot;&quot;)">
            <text:p/>
          </table:table-cell>
          <table:table-cell table:style-name="ce32" table:formula="of:=IF(AND([.KQ$1]&gt;=[.$L8];[.KQ$1]&lt;=[.$K8]);[.KQ$1];&quot;&quot;)">
            <text:p/>
          </table:table-cell>
          <table:table-cell table:style-name="ce32" table:formula="of:=IF(AND([.KR$1]&gt;=[.$L8];[.KR$1]&lt;=[.$K8]);[.KR$1];&quot;&quot;)">
            <text:p/>
          </table:table-cell>
          <table:table-cell table:style-name="ce32" table:formula="of:=IF(AND([.KS$1]&gt;=[.$L8];[.KS$1]&lt;=[.$K8]);[.KS$1];&quot;&quot;)">
            <text:p/>
          </table:table-cell>
          <table:table-cell table:style-name="ce34" table:formula="of:=IF(AND([.KT$1]&gt;=[.$L8];[.KT$1]&lt;=[.$K8]);[.KT$1];&quot;&quot;)">
            <text:p/>
          </table:table-cell>
          <table:table-cell table:style-name="ce34" table:formula="of:=IF(AND([.KU$1]&gt;=[.$L8];[.KU$1]&lt;=[.$K8]);[.KU$1];&quot;&quot;)">
            <text:p/>
          </table:table-cell>
          <table:table-cell table:style-name="ce34" table:formula="of:=IF(AND([.KV$1]&gt;=[.$L8];[.KV$1]&lt;=[.$K8]);[.KV$1];&quot;&quot;)">
            <text:p/>
          </table:table-cell>
          <table:table-cell table:style-name="ce34" table:formula="of:=IF(AND([.KW$1]&gt;=[.$L8];[.KW$1]&lt;=[.$K8]);[.KW$1];&quot;&quot;)">
            <text:p/>
          </table:table-cell>
          <table:table-cell table:style-name="ce34" table:formula="of:=IF(AND([.KX$1]&gt;=[.$L8];[.KX$1]&lt;=[.$K8]);[.KX$1];&quot;&quot;)">
            <text:p/>
          </table:table-cell>
          <table:table-cell table:style-name="ce34" table:formula="of:=IF(AND([.KY$1]&gt;=[.$L8];[.KY$1]&lt;=[.$K8]);[.KY$1];&quot;&quot;)">
            <text:p/>
          </table:table-cell>
          <table:table-cell table:style-name="ce34" table:formula="of:=IF(AND([.KZ$1]&gt;=[.$L8];[.KZ$1]&lt;=[.$K8]);[.KZ$1];&quot;&quot;)">
            <text:p/>
          </table:table-cell>
          <table:table-cell table:style-name="ce34" table:formula="of:=IF(AND([.LA$1]&gt;=[.$L8];[.LA$1]&lt;=[.$K8]);[.LA$1];&quot;&quot;)">
            <text:p/>
          </table:table-cell>
          <table:table-cell table:style-name="ce34" table:formula="of:=IF(AND([.LB$1]&gt;=[.$L8];[.LB$1]&lt;=[.$K8]);[.LB$1];&quot;&quot;)">
            <text:p/>
          </table:table-cell>
          <table:table-cell table:style-name="ce34" table:formula="of:=IF(AND([.LC$1]&gt;=[.$L8];[.LC$1]&lt;=[.$K8]);[.LC$1];&quot;&quot;)">
            <text:p/>
          </table:table-cell>
          <table:table-cell table:style-name="ce34" table:formula="of:=IF(AND([.LD$1]&gt;=[.$L8];[.LD$1]&lt;=[.$K8]);[.LD$1];&quot;&quot;)">
            <text:p/>
          </table:table-cell>
          <table:table-cell table:style-name="ce34" table:formula="of:=IF(AND([.LE$1]&gt;=[.$L8];[.LE$1]&lt;=[.$K8]);[.LE$1];&quot;&quot;)">
            <text:p/>
          </table:table-cell>
          <table:table-cell table:style-name="ce34" table:formula="of:=IF(AND([.LF$1]&gt;=[.$L8];[.LF$1]&lt;=[.$K8]);[.LF$1];&quot;&quot;)">
            <text:p/>
          </table:table-cell>
          <table:table-cell table:style-name="ce34" table:formula="of:=IF(AND([.LG$1]&gt;=[.$L8];[.LG$1]&lt;=[.$K8]);[.LG$1];&quot;&quot;)">
            <text:p/>
          </table:table-cell>
          <table:table-cell table:style-name="ce34" table:formula="of:=IF(AND([.LH$1]&gt;=[.$L8];[.LH$1]&lt;=[.$K8]);[.LH$1];&quot;&quot;)">
            <text:p/>
          </table:table-cell>
          <table:table-cell table:style-name="ce36" table:formula="of:=IF(AND([.LI$1]&gt;=[.$L8];[.LI$1]&lt;=[.$K8]);[.LI$1];&quot;&quot;)">
            <text:p/>
          </table:table-cell>
          <table:table-cell table:style-name="ce36" table:formula="of:=IF(AND([.LJ$1]&gt;=[.$L8];[.LJ$1]&lt;=[.$K8]);[.LJ$1];&quot;&quot;)">
            <text:p/>
          </table:table-cell>
          <table:table-cell table:style-name="ce36" table:formula="of:=IF(AND([.LK$1]&gt;=[.$L8];[.LK$1]&lt;=[.$K8]);[.LK$1];&quot;&quot;)">
            <text:p/>
          </table:table-cell>
          <table:table-cell table:style-name="ce36" table:formula="of:=IF(AND([.LL$1]&gt;=[.$L8];[.LL$1]&lt;=[.$K8]);[.LL$1];&quot;&quot;)">
            <text:p/>
          </table:table-cell>
          <table:table-cell table:style-name="ce36" table:formula="of:=IF(AND([.LM$1]&gt;=[.$L8];[.LM$1]&lt;=[.$K8]);[.LM$1];&quot;&quot;)">
            <text:p/>
          </table:table-cell>
          <table:table-cell table:style-name="ce36" table:formula="of:=IF(AND([.LN$1]&gt;=[.$L8];[.LN$1]&lt;=[.$K8]);[.LN$1];&quot;&quot;)">
            <text:p/>
          </table:table-cell>
          <table:table-cell table:style-name="ce36" table:formula="of:=IF(AND([.LO$1]&gt;=[.$L8];[.LO$1]&lt;=[.$K8]);[.LO$1];&quot;&quot;)">
            <text:p/>
          </table:table-cell>
          <table:table-cell table:style-name="ce36" table:formula="of:=IF(AND([.LP$1]&gt;=[.$L8];[.LP$1]&lt;=[.$K8]);[.LP$1];&quot;&quot;)">
            <text:p/>
          </table:table-cell>
          <table:table-cell table:style-name="ce36" table:formula="of:=IF(AND([.LQ$1]&gt;=[.$L8];[.LQ$1]&lt;=[.$K8]);[.LQ$1];&quot;&quot;)">
            <text:p/>
          </table:table-cell>
          <table:table-cell table:style-name="ce36" table:formula="of:=IF(AND([.LR$1]&gt;=[.$L8];[.LR$1]&lt;=[.$K8]);[.LR$1];&quot;&quot;)">
            <text:p/>
          </table:table-cell>
          <table:table-cell table:style-name="ce36" table:formula="of:=IF(AND([.LS$1]&gt;=[.$L8];[.LS$1]&lt;=[.$K8]);[.LS$1];&quot;&quot;)">
            <text:p/>
          </table:table-cell>
          <table:table-cell table:style-name="ce36" table:formula="of:=IF(AND([.LT$1]&gt;=[.$L8];[.LT$1]&lt;=[.$K8]);[.LT$1];&quot;&quot;)">
            <text:p/>
          </table:table-cell>
          <table:table-cell table:style-name="ce36" table:formula="of:=IF(AND([.LU$1]&gt;=[.$L8];[.LU$1]&lt;=[.$K8]);[.LU$1];&quot;&quot;)">
            <text:p/>
          </table:table-cell>
          <table:table-cell table:style-name="ce36" table:formula="of:=IF(AND([.LV$1]&gt;=[.$L8];[.LV$1]&lt;=[.$K8]);[.LV$1];&quot;&quot;)">
            <text:p/>
          </table:table-cell>
          <table:table-cell table:style-name="ce36" table:formula="of:=IF(AND([.LW$1]&gt;=[.$L8];[.LW$1]&lt;=[.$K8]);[.LW$1];&quot;&quot;)">
            <text:p/>
          </table:table-cell>
          <table:table-cell table:style-name="ce36" table:formula="of:=IF(AND([.LX$1]&gt;=[.$L8];[.LX$1]&lt;=[.$K8]);[.LX$1];&quot;&quot;)">
            <text:p/>
          </table:table-cell>
          <table:table-cell table:style-name="ce36" table:formula="of:=IF(AND([.LY$1]&gt;=[.$L8];[.LY$1]&lt;=[.$K8]);[.LY$1];&quot;&quot;)">
            <text:p/>
          </table:table-cell>
          <table:table-cell table:style-name="ce36" table:formula="of:=IF(AND([.LZ$1]&gt;=[.$L8];[.LZ$1]&lt;=[.$K8]);[.LZ$1];&quot;&quot;)">
            <text:p/>
          </table:table-cell>
          <table:table-cell table:style-name="ce36" table:formula="of:=IF(AND([.MA$1]&gt;=[.$L8];[.MA$1]&lt;=[.$K8]);[.MA$1];&quot;&quot;)">
            <text:p/>
          </table:table-cell>
          <table:table-cell table:style-name="ce36" table:formula="of:=IF(AND([.MB$1]&gt;=[.$L8];[.MB$1]&lt;=[.$K8]);[.MB$1];&quot;&quot;)">
            <text:p/>
          </table:table-cell>
          <table:table-cell table:style-name="ce36" table:formula="of:=IF(AND([.MC$1]&gt;=[.$L8];[.MC$1]&lt;=[.$K8]);[.MC$1];&quot;&quot;)">
            <text:p/>
          </table:table-cell>
          <table:table-cell table:style-name="ce36" table:formula="of:=IF(AND([.MD$1]&gt;=[.$L8];[.MD$1]&lt;=[.$K8]);[.MD$1];&quot;&quot;)">
            <text:p/>
          </table:table-cell>
          <table:table-cell table:style-name="ce36" table:formula="of:=IF(AND([.ME$1]&gt;=[.$L8];[.ME$1]&lt;=[.$K8]);[.ME$1];&quot;&quot;)">
            <text:p/>
          </table:table-cell>
          <table:table-cell table:style-name="ce36" table:formula="of:=IF(AND([.MF$1]&gt;=[.$L8];[.MF$1]&lt;=[.$K8]);[.MF$1];&quot;&quot;)">
            <text:p/>
          </table:table-cell>
          <table:table-cell table:style-name="ce36" table:formula="of:=IF(AND([.MG$1]&gt;=[.$L8];[.MG$1]&lt;=[.$K8]);[.MG$1];&quot;&quot;)">
            <text:p/>
          </table:table-cell>
          <table:table-cell table:style-name="ce36" table:formula="of:=IF(AND([.MH$1]&gt;=[.$L8];[.MH$1]&lt;=[.$K8]);[.MH$1];&quot;&quot;)">
            <text:p/>
          </table:table-cell>
          <table:table-cell table:style-name="ce36" table:formula="of:=IF(AND([.MI$1]&gt;=[.$L8];[.MI$1]&lt;=[.$K8]);[.MI$1];&quot;&quot;)">
            <text:p/>
          </table:table-cell>
          <table:table-cell table:style-name="ce36" table:formula="of:=IF(AND([.MJ$1]&gt;=[.$L8];[.MJ$1]&lt;=[.$K8]);[.MJ$1];&quot;&quot;)">
            <text:p/>
          </table:table-cell>
          <table:table-cell table:style-name="ce36" table:formula="of:=IF(AND([.MK$1]&gt;=[.$L8];[.MK$1]&lt;=[.$K8]);[.MK$1];&quot;&quot;)">
            <text:p/>
          </table:table-cell>
          <table:table-cell table:style-name="ce36" table:formula="of:=IF(AND([.ML$1]&gt;=[.$L8];[.ML$1]&lt;=[.$K8]);[.ML$1];&quot;&quot;)">
            <text:p/>
          </table:table-cell>
          <table:table-cell table:style-name="ce36" table:formula="of:=IF(AND([.MM$1]&gt;=[.$L8];[.MM$1]&lt;=[.$K8]);[.MM$1];&quot;&quot;)">
            <text:p/>
          </table:table-cell>
          <table:table-cell table:style-name="ce36" table:formula="of:=IF(AND([.MN$1]&gt;=[.$L8];[.MN$1]&lt;=[.$K8]);[.MN$1];&quot;&quot;)">
            <text:p/>
          </table:table-cell>
          <table:table-cell table:style-name="ce36" table:formula="of:=IF(AND([.MO$1]&gt;=[.$L8];[.MO$1]&lt;=[.$K8]);[.MO$1];&quot;&quot;)">
            <text:p/>
          </table:table-cell>
          <table:table-cell table:style-name="ce36" table:formula="of:=IF(AND([.MP$1]&gt;=[.$L8];[.MP$1]&lt;=[.$K8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9];[.$A:.$K];11;0)" office:value-type="float" office:value="20" calcext:value-type="float">
            <text:p>20</text:p>
          </table:table-cell>
          <table:table-cell table:style-name="ce5" table:formula="of:=VLOOKUP([.D9];[.$A:.$K];11;0)" office:value-type="float" office:value="0" calcext:value-type="float">
            <text:p>0</text:p>
          </table:table-cell>
          <table:table-cell table:style-name="ce5" table:formula="of:=VLOOKUP([.E9];[.$A:.$K];11;0)" office:value-type="float" office:value="0" calcext:value-type="float">
            <text:p>0</text:p>
          </table:table-cell>
          <table:table-cell table:style-name="ce5" table:formula="of:=VLOOKUP([.F9];[.$A:.$K];11;0)" office:value-type="float" office:value="0" calcext:value-type="float">
            <text:p>0</text:p>
          </table:table-cell>
          <table:table-cell table:style-name="ce6" table:formula="of:=MAX([.G9:.J9])+[.B9]+[.M9]" office:value-type="float" office:value="52" calcext:value-type="float">
            <text:p>52</text:p>
          </table:table-cell>
          <table:table-cell table:style-name="ce7" table:formula="of:=[.K9]-[.D9]+1" office:value-type="float" office:value="53" calcext:value-type="float">
            <text:p>53</text:p>
          </table:table-cell>
          <table:table-cell table:style-name="ce8"/>
          <table:table-cell table:style-name="ce10" table:formula="of:=IF(AND([.N$1]&gt;=[.$L9];[.N$1]&lt;=[.$K9]);[.N$1];&quot;&quot;)">
            <text:p/>
          </table:table-cell>
          <table:table-cell table:style-name="ce10" table:formula="of:=IF(AND([.O$1]&gt;=[.$L9];[.O$1]&lt;=[.$K9]);[.O$1];&quot;&quot;)">
            <text:p/>
          </table:table-cell>
          <table:table-cell table:style-name="ce10" table:formula="of:=IF(AND([.P$1]&gt;=[.$L9];[.P$1]&lt;=[.$K9]);[.P$1];&quot;&quot;)">
            <text:p/>
          </table:table-cell>
          <table:table-cell table:style-name="ce10" table:formula="of:=IF(AND([.Q$1]&gt;=[.$L9];[.Q$1]&lt;=[.$K9]);[.Q$1];&quot;&quot;)">
            <text:p/>
          </table:table-cell>
          <table:table-cell table:style-name="ce12" table:formula="of:=IF(AND([.R$1]&gt;=[.$L9];[.R$1]&lt;=[.$K9]);[.R$1];&quot;&quot;)">
            <text:p/>
          </table:table-cell>
          <table:table-cell table:style-name="ce12" table:formula="of:=IF(AND([.S$1]&gt;=[.$L9];[.S$1]&lt;=[.$K9]);[.S$1];&quot;&quot;)">
            <text:p/>
          </table:table-cell>
          <table:table-cell table:style-name="ce12" table:formula="of:=IF(AND([.T$1]&gt;=[.$L9];[.T$1]&lt;=[.$K9]);[.T$1];&quot;&quot;)">
            <text:p/>
          </table:table-cell>
          <table:table-cell table:style-name="ce12" table:formula="of:=IF(AND([.U$1]&gt;=[.$L9];[.U$1]&lt;=[.$K9]);[.U$1];&quot;&quot;)">
            <text:p/>
          </table:table-cell>
          <table:table-cell table:style-name="ce12" table:formula="of:=IF(AND([.V$1]&gt;=[.$L9];[.V$1]&lt;=[.$K9]);[.V$1];&quot;&quot;)">
            <text:p/>
          </table:table-cell>
          <table:table-cell table:style-name="ce12" table:formula="of:=IF(AND([.W$1]&gt;=[.$L9];[.W$1]&lt;=[.$K9]);[.W$1];&quot;&quot;)">
            <text:p/>
          </table:table-cell>
          <table:table-cell table:style-name="ce12" table:formula="of:=IF(AND([.X$1]&gt;=[.$L9];[.X$1]&lt;=[.$K9]);[.X$1];&quot;&quot;)">
            <text:p/>
          </table:table-cell>
          <table:table-cell table:style-name="ce12" table:formula="of:=IF(AND([.Y$1]&gt;=[.$L9];[.Y$1]&lt;=[.$K9]);[.Y$1];&quot;&quot;)">
            <text:p/>
          </table:table-cell>
          <table:table-cell table:style-name="ce12" table:formula="of:=IF(AND([.Z$1]&gt;=[.$L9];[.Z$1]&lt;=[.$K9]);[.Z$1];&quot;&quot;)">
            <text:p/>
          </table:table-cell>
          <table:table-cell table:style-name="ce12" table:formula="of:=IF(AND([.AA$1]&gt;=[.$L9];[.AA$1]&lt;=[.$K9]);[.AA$1];&quot;&quot;)">
            <text:p/>
          </table:table-cell>
          <table:table-cell table:style-name="ce12" table:formula="of:=IF(AND([.AB$1]&gt;=[.$L9];[.AB$1]&lt;=[.$K9]);[.AB$1];&quot;&quot;)">
            <text:p/>
          </table:table-cell>
          <table:table-cell table:style-name="ce12" table:formula="of:=IF(AND([.AC$1]&gt;=[.$L9];[.AC$1]&lt;=[.$K9]);[.AC$1];&quot;&quot;)">
            <text:p/>
          </table:table-cell>
          <table:table-cell table:style-name="ce14" table:formula="of:=IF(AND([.AD$1]&gt;=[.$L9];[.AD$1]&lt;=[.$K9]);[.AD$1];&quot;&quot;)">
            <text:p/>
          </table:table-cell>
          <table:table-cell table:style-name="ce17" table:formula="of:=IF(AND([.AE$1]&gt;=[.$L9];[.AE$1]&lt;=[.$K9]);[.AE$1];&quot;&quot;)">
            <text:p/>
          </table:table-cell>
          <table:table-cell table:style-name="ce17" table:formula="of:=IF(AND([.AF$1]&gt;=[.$L9];[.AF$1]&lt;=[.$K9]);[.AF$1];&quot;&quot;)">
            <text:p/>
          </table:table-cell>
          <table:table-cell table:style-name="ce17" table:formula="of:=IF(AND([.AG$1]&gt;=[.$L9];[.AG$1]&lt;=[.$K9]);[.AG$1];&quot;&quot;)">
            <text:p/>
          </table:table-cell>
          <table:table-cell table:style-name="ce17" table:formula="of:=IF(AND([.AH$1]&gt;=[.$L9];[.AH$1]&lt;=[.$K9]);[.AH$1];&quot;&quot;)">
            <text:p/>
          </table:table-cell>
          <table:table-cell table:style-name="ce17" table:formula="of:=IF(AND([.AI$1]&gt;=[.$L9];[.AI$1]&lt;=[.$K9]);[.AI$1];&quot;&quot;)">
            <text:p/>
          </table:table-cell>
          <table:table-cell table:style-name="ce17" table:formula="of:=IF(AND([.AJ$1]&gt;=[.$L9];[.AJ$1]&lt;=[.$K9]);[.AJ$1];&quot;&quot;)">
            <text:p/>
          </table:table-cell>
          <table:table-cell table:style-name="ce17" table:formula="of:=IF(AND([.AK$1]&gt;=[.$L9];[.AK$1]&lt;=[.$K9]);[.AK$1];&quot;&quot;)">
            <text:p/>
          </table:table-cell>
          <table:table-cell table:style-name="ce17" table:formula="of:=IF(AND([.AL$1]&gt;=[.$L9];[.AL$1]&lt;=[.$K9]);[.AL$1];&quot;&quot;)">
            <text:p/>
          </table:table-cell>
          <table:table-cell table:style-name="ce17" table:formula="of:=IF(AND([.AM$1]&gt;=[.$L9];[.AM$1]&lt;=[.$K9]);[.AM$1];&quot;&quot;)">
            <text:p/>
          </table:table-cell>
          <table:table-cell table:style-name="ce17" table:formula="of:=IF(AND([.AN$1]&gt;=[.$L9];[.AN$1]&lt;=[.$K9]);[.AN$1];&quot;&quot;)">
            <text:p/>
          </table:table-cell>
          <table:table-cell table:style-name="ce17" table:formula="of:=IF(AND([.AO$1]&gt;=[.$L9];[.AO$1]&lt;=[.$K9]);[.AO$1];&quot;&quot;)">
            <text:p/>
          </table:table-cell>
          <table:table-cell table:style-name="ce17" table:formula="of:=IF(AND([.AP$1]&gt;=[.$L9];[.AP$1]&lt;=[.$K9]);[.AP$1];&quot;&quot;)">
            <text:p/>
          </table:table-cell>
          <table:table-cell table:style-name="ce17" table:formula="of:=IF(AND([.AQ$1]&gt;=[.$L9];[.AQ$1]&lt;=[.$K9]);[.AQ$1];&quot;&quot;)">
            <text:p/>
          </table:table-cell>
          <table:table-cell table:style-name="ce17" table:formula="of:=IF(AND([.AR$1]&gt;=[.$L9];[.AR$1]&lt;=[.$K9]);[.AR$1];&quot;&quot;)">
            <text:p/>
          </table:table-cell>
          <table:table-cell table:style-name="ce17" table:formula="of:=IF(AND([.AS$1]&gt;=[.$L9];[.AS$1]&lt;=[.$K9]);[.AS$1];&quot;&quot;)">
            <text:p/>
          </table:table-cell>
          <table:table-cell table:style-name="ce17" table:formula="of:=IF(AND([.AT$1]&gt;=[.$L9];[.AT$1]&lt;=[.$K9]);[.AT$1];&quot;&quot;)">
            <text:p/>
          </table:table-cell>
          <table:table-cell table:style-name="ce17" table:formula="of:=IF(AND([.AU$1]&gt;=[.$L9];[.AU$1]&lt;=[.$K9]);[.AU$1];&quot;&quot;)">
            <text:p/>
          </table:table-cell>
          <table:table-cell table:style-name="ce17" table:formula="of:=IF(AND([.AV$1]&gt;=[.$L9];[.AV$1]&lt;=[.$K9]);[.AV$1];&quot;&quot;)">
            <text:p/>
          </table:table-cell>
          <table:table-cell table:style-name="ce17" table:formula="of:=IF(AND([.AW$1]&gt;=[.$L9];[.AW$1]&lt;=[.$K9]);[.AW$1];&quot;&quot;)">
            <text:p/>
          </table:table-cell>
          <table:table-cell table:style-name="ce17" table:formula="of:=IF(AND([.AX$1]&gt;=[.$L9];[.AX$1]&lt;=[.$K9]);[.AX$1];&quot;&quot;)">
            <text:p/>
          </table:table-cell>
          <table:table-cell table:style-name="ce17" table:formula="of:=IF(AND([.AY$1]&gt;=[.$L9];[.AY$1]&lt;=[.$K9]);[.AY$1];&quot;&quot;)">
            <text:p/>
          </table:table-cell>
          <table:table-cell table:style-name="ce17" table:formula="of:=IF(AND([.AZ$1]&gt;=[.$L9];[.AZ$1]&lt;=[.$K9]);[.AZ$1];&quot;&quot;)">
            <text:p/>
          </table:table-cell>
          <table:table-cell table:style-name="ce17" table:formula="of:=IF(AND([.BA$1]&gt;=[.$L9];[.BA$1]&lt;=[.$K9]);[.BA$1];&quot;&quot;)">
            <text:p/>
          </table:table-cell>
          <table:table-cell table:style-name="ce17" table:formula="of:=IF(AND([.BB$1]&gt;=[.$L9];[.BB$1]&lt;=[.$K9]);[.BB$1];&quot;&quot;)">
            <text:p/>
          </table:table-cell>
          <table:table-cell table:style-name="ce17" table:formula="of:=IF(AND([.BC$1]&gt;=[.$L9];[.BC$1]&lt;=[.$K9]);[.BC$1];&quot;&quot;)">
            <text:p/>
          </table:table-cell>
          <table:table-cell table:style-name="ce17" table:formula="of:=IF(AND([.BD$1]&gt;=[.$L9];[.BD$1]&lt;=[.$K9]);[.BD$1];&quot;&quot;)">
            <text:p/>
          </table:table-cell>
          <table:table-cell table:style-name="ce17" table:formula="of:=IF(AND([.BE$1]&gt;=[.$L9];[.BE$1]&lt;=[.$K9]);[.BE$1];&quot;&quot;)">
            <text:p/>
          </table:table-cell>
          <table:table-cell table:style-name="ce17" table:formula="of:=IF(AND([.BF$1]&gt;=[.$L9];[.BF$1]&lt;=[.$K9]);[.BF$1];&quot;&quot;)">
            <text:p/>
          </table:table-cell>
          <table:table-cell table:style-name="ce17" table:formula="of:=IF(AND([.BG$1]&gt;=[.$L9];[.BG$1]&lt;=[.$K9]);[.BG$1];&quot;&quot;)">
            <text:p/>
          </table:table-cell>
          <table:table-cell table:style-name="ce17" table:formula="of:=IF(AND([.BH$1]&gt;=[.$L9];[.BH$1]&lt;=[.$K9]);[.BH$1];&quot;&quot;)">
            <text:p/>
          </table:table-cell>
          <table:table-cell table:style-name="ce17" table:formula="of:=IF(AND([.BI$1]&gt;=[.$L9];[.BI$1]&lt;=[.$K9]);[.BI$1];&quot;&quot;)">
            <text:p/>
          </table:table-cell>
          <table:table-cell table:style-name="ce17" table:formula="of:=IF(AND([.BJ$1]&gt;=[.$L9];[.BJ$1]&lt;=[.$K9]);[.BJ$1];&quot;&quot;)">
            <text:p/>
          </table:table-cell>
          <table:table-cell table:style-name="ce17" table:formula="of:=IF(AND([.BK$1]&gt;=[.$L9];[.BK$1]&lt;=[.$K9]);[.BK$1];&quot;&quot;)">
            <text:p/>
          </table:table-cell>
          <table:table-cell table:style-name="ce17" table:formula="of:=IF(AND([.BL$1]&gt;=[.$L9];[.BL$1]&lt;=[.$K9]);[.BL$1];&quot;&quot;)">
            <text:p/>
          </table:table-cell>
          <table:table-cell table:style-name="ce17" table:formula="of:=IF(AND([.BM$1]&gt;=[.$L9];[.BM$1]&lt;=[.$K9]);[.BM$1];&quot;&quot;)">
            <text:p/>
          </table:table-cell>
          <table:table-cell table:style-name="ce17" table:formula="of:=IF(AND([.BN$1]&gt;=[.$L9];[.BN$1]&lt;=[.$K9]);[.BN$1];&quot;&quot;)">
            <text:p/>
          </table:table-cell>
          <table:table-cell table:style-name="ce17" table:formula="of:=IF(AND([.BO$1]&gt;=[.$L9];[.BO$1]&lt;=[.$K9]);[.BO$1];&quot;&quot;)">
            <text:p/>
          </table:table-cell>
          <table:table-cell table:style-name="ce17" table:formula="of:=IF(AND([.BP$1]&gt;=[.$L9];[.BP$1]&lt;=[.$K9]);[.BP$1];&quot;&quot;)">
            <text:p/>
          </table:table-cell>
          <table:table-cell table:style-name="ce17" table:formula="of:=IF(AND([.BQ$1]&gt;=[.$L9];[.BQ$1]&lt;=[.$K9]);[.BQ$1];&quot;&quot;)">
            <text:p/>
          </table:table-cell>
          <table:table-cell table:style-name="ce17" table:formula="of:=IF(AND([.BR$1]&gt;=[.$L9];[.BR$1]&lt;=[.$K9]);[.BR$1];&quot;&quot;)">
            <text:p/>
          </table:table-cell>
          <table:table-cell table:style-name="ce17" table:formula="of:=IF(AND([.BS$1]&gt;=[.$L9];[.BS$1]&lt;=[.$K9]);[.BS$1];&quot;&quot;)">
            <text:p/>
          </table:table-cell>
          <table:table-cell table:style-name="ce17" table:formula="of:=IF(AND([.BT$1]&gt;=[.$L9];[.BT$1]&lt;=[.$K9]);[.BT$1];&quot;&quot;)">
            <text:p/>
          </table:table-cell>
          <table:table-cell table:style-name="ce17" table:formula="of:=IF(AND([.BU$1]&gt;=[.$L9];[.BU$1]&lt;=[.$K9]);[.BU$1];&quot;&quot;)">
            <text:p/>
          </table:table-cell>
          <table:table-cell table:style-name="ce17" table:formula="of:=IF(AND([.BV$1]&gt;=[.$L9];[.BV$1]&lt;=[.$K9]);[.BV$1];&quot;&quot;)">
            <text:p/>
          </table:table-cell>
          <table:table-cell table:style-name="ce17" table:formula="of:=IF(AND([.BW$1]&gt;=[.$L9];[.BW$1]&lt;=[.$K9]);[.BW$1];&quot;&quot;)">
            <text:p/>
          </table:table-cell>
          <table:table-cell table:style-name="ce17" table:formula="of:=IF(AND([.BX$1]&gt;=[.$L9];[.BX$1]&lt;=[.$K9]);[.BX$1];&quot;&quot;)">
            <text:p/>
          </table:table-cell>
          <table:table-cell table:style-name="ce17" table:formula="of:=IF(AND([.BY$1]&gt;=[.$L9];[.BY$1]&lt;=[.$K9]);[.BY$1];&quot;&quot;)">
            <text:p/>
          </table:table-cell>
          <table:table-cell table:style-name="ce17" table:formula="of:=IF(AND([.BZ$1]&gt;=[.$L9];[.BZ$1]&lt;=[.$K9]);[.BZ$1];&quot;&quot;)">
            <text:p/>
          </table:table-cell>
          <table:table-cell table:style-name="ce17" table:formula="of:=IF(AND([.CA$1]&gt;=[.$L9];[.CA$1]&lt;=[.$K9]);[.CA$1];&quot;&quot;)">
            <text:p/>
          </table:table-cell>
          <table:table-cell table:style-name="ce17" table:formula="of:=IF(AND([.CB$1]&gt;=[.$L9];[.CB$1]&lt;=[.$K9]);[.CB$1];&quot;&quot;)">
            <text:p/>
          </table:table-cell>
          <table:table-cell table:style-name="ce17" table:formula="of:=IF(AND([.CC$1]&gt;=[.$L9];[.CC$1]&lt;=[.$K9]);[.CC$1];&quot;&quot;)">
            <text:p/>
          </table:table-cell>
          <table:table-cell table:style-name="ce17" table:formula="of:=IF(AND([.CD$1]&gt;=[.$L9];[.CD$1]&lt;=[.$K9]);[.CD$1];&quot;&quot;)">
            <text:p/>
          </table:table-cell>
          <table:table-cell table:style-name="ce17" table:formula="of:=IF(AND([.CE$1]&gt;=[.$L9];[.CE$1]&lt;=[.$K9]);[.CE$1];&quot;&quot;)">
            <text:p/>
          </table:table-cell>
          <table:table-cell table:style-name="ce17" table:formula="of:=IF(AND([.CF$1]&gt;=[.$L9];[.CF$1]&lt;=[.$K9]);[.CF$1];&quot;&quot;)">
            <text:p/>
          </table:table-cell>
          <table:table-cell table:style-name="ce17" table:formula="of:=IF(AND([.CG$1]&gt;=[.$L9];[.CG$1]&lt;=[.$K9]);[.CG$1];&quot;&quot;)">
            <text:p/>
          </table:table-cell>
          <table:table-cell table:style-name="ce17" table:formula="of:=IF(AND([.CH$1]&gt;=[.$L9];[.CH$1]&lt;=[.$K9]);[.CH$1];&quot;&quot;)">
            <text:p/>
          </table:table-cell>
          <table:table-cell table:style-name="ce17" table:formula="of:=IF(AND([.CI$1]&gt;=[.$L9];[.CI$1]&lt;=[.$K9]);[.CI$1];&quot;&quot;)">
            <text:p/>
          </table:table-cell>
          <table:table-cell table:style-name="ce17" table:formula="of:=IF(AND([.CJ$1]&gt;=[.$L9];[.CJ$1]&lt;=[.$K9]);[.CJ$1];&quot;&quot;)">
            <text:p/>
          </table:table-cell>
          <table:table-cell table:style-name="ce17" table:formula="of:=IF(AND([.CK$1]&gt;=[.$L9];[.CK$1]&lt;=[.$K9]);[.CK$1];&quot;&quot;)">
            <text:p/>
          </table:table-cell>
          <table:table-cell table:style-name="ce17" table:formula="of:=IF(AND([.CL$1]&gt;=[.$L9];[.CL$1]&lt;=[.$K9]);[.CL$1];&quot;&quot;)">
            <text:p/>
          </table:table-cell>
          <table:table-cell table:style-name="ce17" table:formula="of:=IF(AND([.CM$1]&gt;=[.$L9];[.CM$1]&lt;=[.$K9]);[.CM$1];&quot;&quot;)">
            <text:p/>
          </table:table-cell>
          <table:table-cell table:style-name="ce17" table:formula="of:=IF(AND([.CN$1]&gt;=[.$L9];[.CN$1]&lt;=[.$K9]);[.CN$1];&quot;&quot;)">
            <text:p/>
          </table:table-cell>
          <table:table-cell table:style-name="ce17" table:formula="of:=IF(AND([.CO$1]&gt;=[.$L9];[.CO$1]&lt;=[.$K9]);[.CO$1];&quot;&quot;)">
            <text:p/>
          </table:table-cell>
          <table:table-cell table:style-name="ce17" table:formula="of:=IF(AND([.CP$1]&gt;=[.$L9];[.CP$1]&lt;=[.$K9]);[.CP$1];&quot;&quot;)">
            <text:p/>
          </table:table-cell>
          <table:table-cell table:style-name="ce17" table:formula="of:=IF(AND([.CQ$1]&gt;=[.$L9];[.CQ$1]&lt;=[.$K9]);[.CQ$1];&quot;&quot;)">
            <text:p/>
          </table:table-cell>
          <table:table-cell table:style-name="ce17" table:formula="of:=IF(AND([.CR$1]&gt;=[.$L9];[.CR$1]&lt;=[.$K9]);[.CR$1];&quot;&quot;)">
            <text:p/>
          </table:table-cell>
          <table:table-cell table:style-name="ce17" table:formula="of:=IF(AND([.CS$1]&gt;=[.$L9];[.CS$1]&lt;=[.$K9]);[.CS$1];&quot;&quot;)">
            <text:p/>
          </table:table-cell>
          <table:table-cell table:style-name="ce17" table:formula="of:=IF(AND([.CT$1]&gt;=[.$L9];[.CT$1]&lt;=[.$K9]);[.CT$1];&quot;&quot;)">
            <text:p/>
          </table:table-cell>
          <table:table-cell table:style-name="ce17" table:formula="of:=IF(AND([.CU$1]&gt;=[.$L9];[.CU$1]&lt;=[.$K9]);[.CU$1];&quot;&quot;)">
            <text:p/>
          </table:table-cell>
          <table:table-cell table:style-name="ce17" table:formula="of:=IF(AND([.CV$1]&gt;=[.$L9];[.CV$1]&lt;=[.$K9]);[.CV$1];&quot;&quot;)">
            <text:p/>
          </table:table-cell>
          <table:table-cell table:style-name="ce17" table:formula="of:=IF(AND([.CW$1]&gt;=[.$L9];[.CW$1]&lt;=[.$K9]);[.CW$1];&quot;&quot;)">
            <text:p/>
          </table:table-cell>
          <table:table-cell table:style-name="ce17" table:formula="of:=IF(AND([.CX$1]&gt;=[.$L9];[.CX$1]&lt;=[.$K9]);[.CX$1];&quot;&quot;)">
            <text:p/>
          </table:table-cell>
          <table:table-cell table:style-name="ce17" table:formula="of:=IF(AND([.CY$1]&gt;=[.$L9];[.CY$1]&lt;=[.$K9]);[.CY$1];&quot;&quot;)">
            <text:p/>
          </table:table-cell>
          <table:table-cell table:style-name="ce17" table:formula="of:=IF(AND([.CZ$1]&gt;=[.$L9];[.CZ$1]&lt;=[.$K9]);[.CZ$1];&quot;&quot;)">
            <text:p/>
          </table:table-cell>
          <table:table-cell table:style-name="ce17" table:formula="of:=IF(AND([.DA$1]&gt;=[.$L9];[.DA$1]&lt;=[.$K9]);[.DA$1];&quot;&quot;)">
            <text:p/>
          </table:table-cell>
          <table:table-cell table:style-name="ce17" table:formula="of:=IF(AND([.DB$1]&gt;=[.$L9];[.DB$1]&lt;=[.$K9]);[.DB$1];&quot;&quot;)">
            <text:p/>
          </table:table-cell>
          <table:table-cell table:style-name="ce17" table:formula="of:=IF(AND([.DC$1]&gt;=[.$L9];[.DC$1]&lt;=[.$K9]);[.DC$1];&quot;&quot;)">
            <text:p/>
          </table:table-cell>
          <table:table-cell table:style-name="ce17" table:formula="of:=IF(AND([.DD$1]&gt;=[.$L9];[.DD$1]&lt;=[.$K9]);[.DD$1];&quot;&quot;)">
            <text:p/>
          </table:table-cell>
          <table:table-cell table:style-name="ce17" table:formula="of:=IF(AND([.DE$1]&gt;=[.$L9];[.DE$1]&lt;=[.$K9]);[.DE$1];&quot;&quot;)">
            <text:p/>
          </table:table-cell>
          <table:table-cell table:style-name="ce17" table:formula="of:=IF(AND([.DF$1]&gt;=[.$L9];[.DF$1]&lt;=[.$K9]);[.DF$1];&quot;&quot;)">
            <text:p/>
          </table:table-cell>
          <table:table-cell table:style-name="ce17" table:formula="of:=IF(AND([.DG$1]&gt;=[.$L9];[.DG$1]&lt;=[.$K9]);[.DG$1];&quot;&quot;)">
            <text:p/>
          </table:table-cell>
          <table:table-cell table:style-name="ce17" table:formula="of:=IF(AND([.DH$1]&gt;=[.$L9];[.DH$1]&lt;=[.$K9]);[.DH$1];&quot;&quot;)">
            <text:p/>
          </table:table-cell>
          <table:table-cell table:style-name="ce17" table:formula="of:=IF(AND([.DI$1]&gt;=[.$L9];[.DI$1]&lt;=[.$K9]);[.DI$1];&quot;&quot;)">
            <text:p/>
          </table:table-cell>
          <table:table-cell table:style-name="ce17" table:formula="of:=IF(AND([.DJ$1]&gt;=[.$L9];[.DJ$1]&lt;=[.$K9]);[.DJ$1];&quot;&quot;)">
            <text:p/>
          </table:table-cell>
          <table:table-cell table:style-name="ce17" table:formula="of:=IF(AND([.DK$1]&gt;=[.$L9];[.DK$1]&lt;=[.$K9]);[.DK$1];&quot;&quot;)">
            <text:p/>
          </table:table-cell>
          <table:table-cell table:style-name="ce17" table:formula="of:=IF(AND([.DL$1]&gt;=[.$L9];[.DL$1]&lt;=[.$K9]);[.DL$1];&quot;&quot;)">
            <text:p/>
          </table:table-cell>
          <table:table-cell table:style-name="ce17" table:formula="of:=IF(AND([.DM$1]&gt;=[.$L9];[.DM$1]&lt;=[.$K9]);[.DM$1];&quot;&quot;)">
            <text:p/>
          </table:table-cell>
          <table:table-cell table:style-name="ce17" table:formula="of:=IF(AND([.DN$1]&gt;=[.$L9];[.DN$1]&lt;=[.$K9]);[.DN$1];&quot;&quot;)">
            <text:p/>
          </table:table-cell>
          <table:table-cell table:style-name="ce17" table:formula="of:=IF(AND([.DO$1]&gt;=[.$L9];[.DO$1]&lt;=[.$K9]);[.DO$1];&quot;&quot;)">
            <text:p/>
          </table:table-cell>
          <table:table-cell table:style-name="ce17" table:formula="of:=IF(AND([.DP$1]&gt;=[.$L9];[.DP$1]&lt;=[.$K9]);[.DP$1];&quot;&quot;)">
            <text:p/>
          </table:table-cell>
          <table:table-cell table:style-name="ce17" table:formula="of:=IF(AND([.DQ$1]&gt;=[.$L9];[.DQ$1]&lt;=[.$K9]);[.DQ$1];&quot;&quot;)">
            <text:p/>
          </table:table-cell>
          <table:table-cell table:style-name="ce17" table:formula="of:=IF(AND([.DR$1]&gt;=[.$L9];[.DR$1]&lt;=[.$K9]);[.DR$1];&quot;&quot;)">
            <text:p/>
          </table:table-cell>
          <table:table-cell table:style-name="ce17" table:formula="of:=IF(AND([.DS$1]&gt;=[.$L9];[.DS$1]&lt;=[.$K9]);[.DS$1];&quot;&quot;)">
            <text:p/>
          </table:table-cell>
          <table:table-cell table:style-name="ce17" table:formula="of:=IF(AND([.DT$1]&gt;=[.$L9];[.DT$1]&lt;=[.$K9]);[.DT$1];&quot;&quot;)">
            <text:p/>
          </table:table-cell>
          <table:table-cell table:style-name="ce17" table:formula="of:=IF(AND([.DU$1]&gt;=[.$L9];[.DU$1]&lt;=[.$K9]);[.DU$1];&quot;&quot;)">
            <text:p/>
          </table:table-cell>
          <table:table-cell table:style-name="ce17" table:formula="of:=IF(AND([.DV$1]&gt;=[.$L9];[.DV$1]&lt;=[.$K9]);[.DV$1];&quot;&quot;)">
            <text:p/>
          </table:table-cell>
          <table:table-cell table:style-name="ce17" table:formula="of:=IF(AND([.DW$1]&gt;=[.$L9];[.DW$1]&lt;=[.$K9]);[.DW$1];&quot;&quot;)">
            <text:p/>
          </table:table-cell>
          <table:table-cell table:style-name="ce17" table:formula="of:=IF(AND([.DX$1]&gt;=[.$L9];[.DX$1]&lt;=[.$K9]);[.DX$1];&quot;&quot;)">
            <text:p/>
          </table:table-cell>
          <table:table-cell table:style-name="ce17" table:formula="of:=IF(AND([.DY$1]&gt;=[.$L9];[.DY$1]&lt;=[.$K9]);[.DY$1];&quot;&quot;)">
            <text:p/>
          </table:table-cell>
          <table:table-cell table:style-name="ce17" table:formula="of:=IF(AND([.DZ$1]&gt;=[.$L9];[.DZ$1]&lt;=[.$K9]);[.DZ$1];&quot;&quot;)">
            <text:p/>
          </table:table-cell>
          <table:table-cell table:style-name="ce17" table:formula="of:=IF(AND([.EA$1]&gt;=[.$L9];[.EA$1]&lt;=[.$K9]);[.EA$1];&quot;&quot;)">
            <text:p/>
          </table:table-cell>
          <table:table-cell table:style-name="ce17" table:formula="of:=IF(AND([.EB$1]&gt;=[.$L9];[.EB$1]&lt;=[.$K9]);[.EB$1];&quot;&quot;)">
            <text:p/>
          </table:table-cell>
          <table:table-cell table:style-name="ce17" table:formula="of:=IF(AND([.EC$1]&gt;=[.$L9];[.EC$1]&lt;=[.$K9]);[.EC$1];&quot;&quot;)">
            <text:p/>
          </table:table-cell>
          <table:table-cell table:style-name="ce17" table:formula="of:=IF(AND([.ED$1]&gt;=[.$L9];[.ED$1]&lt;=[.$K9]);[.ED$1];&quot;&quot;)">
            <text:p/>
          </table:table-cell>
          <table:table-cell table:style-name="ce17" table:formula="of:=IF(AND([.EE$1]&gt;=[.$L9];[.EE$1]&lt;=[.$K9]);[.EE$1];&quot;&quot;)">
            <text:p/>
          </table:table-cell>
          <table:table-cell table:style-name="ce17" table:formula="of:=IF(AND([.EF$1]&gt;=[.$L9];[.EF$1]&lt;=[.$K9]);[.EF$1];&quot;&quot;)">
            <text:p/>
          </table:table-cell>
          <table:table-cell table:style-name="ce17" table:formula="of:=IF(AND([.EG$1]&gt;=[.$L9];[.EG$1]&lt;=[.$K9]);[.EG$1];&quot;&quot;)">
            <text:p/>
          </table:table-cell>
          <table:table-cell table:style-name="ce17" table:formula="of:=IF(AND([.EH$1]&gt;=[.$L9];[.EH$1]&lt;=[.$K9]);[.EH$1];&quot;&quot;)">
            <text:p/>
          </table:table-cell>
          <table:table-cell table:style-name="ce17" table:formula="of:=IF(AND([.EI$1]&gt;=[.$L9];[.EI$1]&lt;=[.$K9]);[.EI$1];&quot;&quot;)">
            <text:p/>
          </table:table-cell>
          <table:table-cell table:style-name="ce17" table:formula="of:=IF(AND([.EJ$1]&gt;=[.$L9];[.EJ$1]&lt;=[.$K9]);[.EJ$1];&quot;&quot;)">
            <text:p/>
          </table:table-cell>
          <table:table-cell table:style-name="ce17" table:formula="of:=IF(AND([.EK$1]&gt;=[.$L9];[.EK$1]&lt;=[.$K9]);[.EK$1];&quot;&quot;)">
            <text:p/>
          </table:table-cell>
          <table:table-cell table:style-name="ce17" table:formula="of:=IF(AND([.EL$1]&gt;=[.$L9];[.EL$1]&lt;=[.$K9]);[.EL$1];&quot;&quot;)">
            <text:p/>
          </table:table-cell>
          <table:table-cell table:style-name="ce17" table:formula="of:=IF(AND([.EM$1]&gt;=[.$L9];[.EM$1]&lt;=[.$K9]);[.EM$1];&quot;&quot;)">
            <text:p/>
          </table:table-cell>
          <table:table-cell table:style-name="ce17" table:formula="of:=IF(AND([.EN$1]&gt;=[.$L9];[.EN$1]&lt;=[.$K9]);[.EN$1];&quot;&quot;)">
            <text:p/>
          </table:table-cell>
          <table:table-cell table:style-name="ce17" table:formula="of:=IF(AND([.EO$1]&gt;=[.$L9];[.EO$1]&lt;=[.$K9]);[.EO$1];&quot;&quot;)">
            <text:p/>
          </table:table-cell>
          <table:table-cell table:style-name="ce17" table:formula="of:=IF(AND([.EP$1]&gt;=[.$L9];[.EP$1]&lt;=[.$K9]);[.EP$1];&quot;&quot;)">
            <text:p/>
          </table:table-cell>
          <table:table-cell table:style-name="ce17" table:formula="of:=IF(AND([.EQ$1]&gt;=[.$L9];[.EQ$1]&lt;=[.$K9]);[.EQ$1];&quot;&quot;)">
            <text:p/>
          </table:table-cell>
          <table:table-cell table:style-name="ce17" table:formula="of:=IF(AND([.ER$1]&gt;=[.$L9];[.ER$1]&lt;=[.$K9]);[.ER$1];&quot;&quot;)">
            <text:p/>
          </table:table-cell>
          <table:table-cell table:style-name="ce17" table:formula="of:=IF(AND([.ES$1]&gt;=[.$L9];[.ES$1]&lt;=[.$K9]);[.ES$1];&quot;&quot;)">
            <text:p/>
          </table:table-cell>
          <table:table-cell table:style-name="ce17" table:formula="of:=IF(AND([.ET$1]&gt;=[.$L9];[.ET$1]&lt;=[.$K9]);[.ET$1];&quot;&quot;)">
            <text:p/>
          </table:table-cell>
          <table:table-cell table:style-name="ce17" table:formula="of:=IF(AND([.EU$1]&gt;=[.$L9];[.EU$1]&lt;=[.$K9]);[.EU$1];&quot;&quot;)">
            <text:p/>
          </table:table-cell>
          <table:table-cell table:style-name="ce17" table:formula="of:=IF(AND([.EV$1]&gt;=[.$L9];[.EV$1]&lt;=[.$K9]);[.EV$1];&quot;&quot;)">
            <text:p/>
          </table:table-cell>
          <table:table-cell table:style-name="ce17" table:formula="of:=IF(AND([.EW$1]&gt;=[.$L9];[.EW$1]&lt;=[.$K9]);[.EW$1];&quot;&quot;)">
            <text:p/>
          </table:table-cell>
          <table:table-cell table:style-name="ce19" table:formula="of:=IF(AND([.EX$1]&gt;=[.$L9];[.EX$1]&lt;=[.$K9]);[.EX$1];&quot;&quot;)">
            <text:p/>
          </table:table-cell>
          <table:table-cell table:style-name="ce19" table:formula="of:=IF(AND([.EY$1]&gt;=[.$L9];[.EY$1]&lt;=[.$K9]);[.EY$1];&quot;&quot;)">
            <text:p/>
          </table:table-cell>
          <table:table-cell table:style-name="ce19" table:formula="of:=IF(AND([.EZ$1]&gt;=[.$L9];[.EZ$1]&lt;=[.$K9]);[.EZ$1];&quot;&quot;)">
            <text:p/>
          </table:table-cell>
          <table:table-cell table:style-name="ce19" table:formula="of:=IF(AND([.FA$1]&gt;=[.$L9];[.FA$1]&lt;=[.$K9]);[.FA$1];&quot;&quot;)">
            <text:p/>
          </table:table-cell>
          <table:table-cell table:style-name="ce19" table:formula="of:=IF(AND([.FB$1]&gt;=[.$L9];[.FB$1]&lt;=[.$K9]);[.FB$1];&quot;&quot;)">
            <text:p/>
          </table:table-cell>
          <table:table-cell table:style-name="ce19" table:formula="of:=IF(AND([.FC$1]&gt;=[.$L9];[.FC$1]&lt;=[.$K9]);[.FC$1];&quot;&quot;)">
            <text:p/>
          </table:table-cell>
          <table:table-cell table:style-name="ce19" table:formula="of:=IF(AND([.FD$1]&gt;=[.$L9];[.FD$1]&lt;=[.$K9]);[.FD$1];&quot;&quot;)">
            <text:p/>
          </table:table-cell>
          <table:table-cell table:style-name="ce19" table:formula="of:=IF(AND([.FE$1]&gt;=[.$L9];[.FE$1]&lt;=[.$K9]);[.FE$1];&quot;&quot;)">
            <text:p/>
          </table:table-cell>
          <table:table-cell table:style-name="ce19" table:formula="of:=IF(AND([.FF$1]&gt;=[.$L9];[.FF$1]&lt;=[.$K9]);[.FF$1];&quot;&quot;)">
            <text:p/>
          </table:table-cell>
          <table:table-cell table:style-name="ce19" table:formula="of:=IF(AND([.FG$1]&gt;=[.$L9];[.FG$1]&lt;=[.$K9]);[.FG$1];&quot;&quot;)">
            <text:p/>
          </table:table-cell>
          <table:table-cell table:style-name="ce19" table:formula="of:=IF(AND([.FH$1]&gt;=[.$L9];[.FH$1]&lt;=[.$K9]);[.FH$1];&quot;&quot;)">
            <text:p/>
          </table:table-cell>
          <table:table-cell table:style-name="ce19" table:formula="of:=IF(AND([.FI$1]&gt;=[.$L9];[.FI$1]&lt;=[.$K9]);[.FI$1];&quot;&quot;)">
            <text:p/>
          </table:table-cell>
          <table:table-cell table:style-name="ce22" table:formula="of:=IF(AND([.FJ$1]&gt;=[.$L9];[.FJ$1]&lt;=[.$K9]);[.FJ$1];&quot;&quot;)">
            <text:p/>
          </table:table-cell>
          <table:table-cell table:style-name="ce22" table:formula="of:=IF(AND([.FK$1]&gt;=[.$L9];[.FK$1]&lt;=[.$K9]);[.FK$1];&quot;&quot;)">
            <text:p/>
          </table:table-cell>
          <table:table-cell table:style-name="ce22" table:formula="of:=IF(AND([.FL$1]&gt;=[.$L9];[.FL$1]&lt;=[.$K9]);[.FL$1];&quot;&quot;)">
            <text:p/>
          </table:table-cell>
          <table:table-cell table:style-name="ce22" table:formula="of:=IF(AND([.FM$1]&gt;=[.$L9];[.FM$1]&lt;=[.$K9]);[.FM$1];&quot;&quot;)">
            <text:p/>
          </table:table-cell>
          <table:table-cell table:style-name="ce22" table:formula="of:=IF(AND([.FN$1]&gt;=[.$L9];[.FN$1]&lt;=[.$K9]);[.FN$1];&quot;&quot;)">
            <text:p/>
          </table:table-cell>
          <table:table-cell table:style-name="ce22" table:formula="of:=IF(AND([.FO$1]&gt;=[.$L9];[.FO$1]&lt;=[.$K9]);[.FO$1];&quot;&quot;)">
            <text:p/>
          </table:table-cell>
          <table:table-cell table:style-name="ce22" table:formula="of:=IF(AND([.FP$1]&gt;=[.$L9];[.FP$1]&lt;=[.$K9]);[.FP$1];&quot;&quot;)">
            <text:p/>
          </table:table-cell>
          <table:table-cell table:style-name="ce22" table:formula="of:=IF(AND([.FQ$1]&gt;=[.$L9];[.FQ$1]&lt;=[.$K9]);[.FQ$1];&quot;&quot;)">
            <text:p/>
          </table:table-cell>
          <table:table-cell table:style-name="ce22" table:formula="of:=IF(AND([.FR$1]&gt;=[.$L9];[.FR$1]&lt;=[.$K9]);[.FR$1];&quot;&quot;)">
            <text:p/>
          </table:table-cell>
          <table:table-cell table:style-name="ce22" table:formula="of:=IF(AND([.FS$1]&gt;=[.$L9];[.FS$1]&lt;=[.$K9]);[.FS$1];&quot;&quot;)">
            <text:p/>
          </table:table-cell>
          <table:table-cell table:style-name="ce22" table:formula="of:=IF(AND([.FT$1]&gt;=[.$L9];[.FT$1]&lt;=[.$K9]);[.FT$1];&quot;&quot;)">
            <text:p/>
          </table:table-cell>
          <table:table-cell table:style-name="ce22" table:formula="of:=IF(AND([.FU$1]&gt;=[.$L9];[.FU$1]&lt;=[.$K9]);[.FU$1];&quot;&quot;)">
            <text:p/>
          </table:table-cell>
          <table:table-cell table:style-name="ce22" table:formula="of:=IF(AND([.FV$1]&gt;=[.$L9];[.FV$1]&lt;=[.$K9]);[.FV$1];&quot;&quot;)">
            <text:p/>
          </table:table-cell>
          <table:table-cell table:style-name="ce22" table:formula="of:=IF(AND([.FW$1]&gt;=[.$L9];[.FW$1]&lt;=[.$K9]);[.FW$1];&quot;&quot;)">
            <text:p/>
          </table:table-cell>
          <table:table-cell table:style-name="ce22" table:formula="of:=IF(AND([.FX$1]&gt;=[.$L9];[.FX$1]&lt;=[.$K9]);[.FX$1];&quot;&quot;)">
            <text:p/>
          </table:table-cell>
          <table:table-cell table:style-name="ce22" table:formula="of:=IF(AND([.FY$1]&gt;=[.$L9];[.FY$1]&lt;=[.$K9]);[.FY$1];&quot;&quot;)">
            <text:p/>
          </table:table-cell>
          <table:table-cell table:style-name="ce22" table:formula="of:=IF(AND([.FZ$1]&gt;=[.$L9];[.FZ$1]&lt;=[.$K9]);[.FZ$1];&quot;&quot;)">
            <text:p/>
          </table:table-cell>
          <table:table-cell table:style-name="ce22" table:formula="of:=IF(AND([.GA$1]&gt;=[.$L9];[.GA$1]&lt;=[.$K9]);[.GA$1];&quot;&quot;)">
            <text:p/>
          </table:table-cell>
          <table:table-cell table:style-name="ce22" table:formula="of:=IF(AND([.GB$1]&gt;=[.$L9];[.GB$1]&lt;=[.$K9]);[.GB$1];&quot;&quot;)">
            <text:p/>
          </table:table-cell>
          <table:table-cell table:style-name="ce22" table:formula="of:=IF(AND([.GC$1]&gt;=[.$L9];[.GC$1]&lt;=[.$K9]);[.GC$1];&quot;&quot;)">
            <text:p/>
          </table:table-cell>
          <table:table-cell table:style-name="ce22" table:formula="of:=IF(AND([.GD$1]&gt;=[.$L9];[.GD$1]&lt;=[.$K9]);[.GD$1];&quot;&quot;)">
            <text:p/>
          </table:table-cell>
          <table:table-cell table:style-name="ce22" table:formula="of:=IF(AND([.GE$1]&gt;=[.$L9];[.GE$1]&lt;=[.$K9]);[.GE$1];&quot;&quot;)">
            <text:p/>
          </table:table-cell>
          <table:table-cell table:style-name="ce22" table:formula="of:=IF(AND([.GF$1]&gt;=[.$L9];[.GF$1]&lt;=[.$K9]);[.GF$1];&quot;&quot;)">
            <text:p/>
          </table:table-cell>
          <table:table-cell table:style-name="ce22" table:formula="of:=IF(AND([.GG$1]&gt;=[.$L9];[.GG$1]&lt;=[.$K9]);[.GG$1];&quot;&quot;)">
            <text:p/>
          </table:table-cell>
          <table:table-cell table:style-name="ce22" table:formula="of:=IF(AND([.GH$1]&gt;=[.$L9];[.GH$1]&lt;=[.$K9]);[.GH$1];&quot;&quot;)">
            <text:p/>
          </table:table-cell>
          <table:table-cell table:style-name="ce22" table:formula="of:=IF(AND([.GI$1]&gt;=[.$L9];[.GI$1]&lt;=[.$K9]);[.GI$1];&quot;&quot;)">
            <text:p/>
          </table:table-cell>
          <table:table-cell table:style-name="ce22" table:formula="of:=IF(AND([.GJ$1]&gt;=[.$L9];[.GJ$1]&lt;=[.$K9]);[.GJ$1];&quot;&quot;)">
            <text:p/>
          </table:table-cell>
          <table:table-cell table:style-name="ce22" table:formula="of:=IF(AND([.GK$1]&gt;=[.$L9];[.GK$1]&lt;=[.$K9]);[.GK$1];&quot;&quot;)">
            <text:p/>
          </table:table-cell>
          <table:table-cell table:style-name="ce22" table:formula="of:=IF(AND([.GL$1]&gt;=[.$L9];[.GL$1]&lt;=[.$K9]);[.GL$1];&quot;&quot;)">
            <text:p/>
          </table:table-cell>
          <table:table-cell table:style-name="ce22" table:formula="of:=IF(AND([.GM$1]&gt;=[.$L9];[.GM$1]&lt;=[.$K9]);[.GM$1];&quot;&quot;)">
            <text:p/>
          </table:table-cell>
          <table:table-cell table:style-name="ce22" table:formula="of:=IF(AND([.GN$1]&gt;=[.$L9];[.GN$1]&lt;=[.$K9]);[.GN$1];&quot;&quot;)">
            <text:p/>
          </table:table-cell>
          <table:table-cell table:style-name="ce22" table:formula="of:=IF(AND([.GO$1]&gt;=[.$L9];[.GO$1]&lt;=[.$K9]);[.GO$1];&quot;&quot;)">
            <text:p/>
          </table:table-cell>
          <table:table-cell table:style-name="ce22" table:formula="of:=IF(AND([.GP$1]&gt;=[.$L9];[.GP$1]&lt;=[.$K9]);[.GP$1];&quot;&quot;)">
            <text:p/>
          </table:table-cell>
          <table:table-cell table:style-name="ce22" table:formula="of:=IF(AND([.GQ$1]&gt;=[.$L9];[.GQ$1]&lt;=[.$K9]);[.GQ$1];&quot;&quot;)">
            <text:p/>
          </table:table-cell>
          <table:table-cell table:style-name="ce22" table:formula="of:=IF(AND([.GR$1]&gt;=[.$L9];[.GR$1]&lt;=[.$K9]);[.GR$1];&quot;&quot;)">
            <text:p/>
          </table:table-cell>
          <table:table-cell table:style-name="ce22" table:formula="of:=IF(AND([.GS$1]&gt;=[.$L9];[.GS$1]&lt;=[.$K9]);[.GS$1];&quot;&quot;)">
            <text:p/>
          </table:table-cell>
          <table:table-cell table:style-name="ce22" table:formula="of:=IF(AND([.GT$1]&gt;=[.$L9];[.GT$1]&lt;=[.$K9]);[.GT$1];&quot;&quot;)">
            <text:p/>
          </table:table-cell>
          <table:table-cell table:style-name="ce22" table:formula="of:=IF(AND([.GU$1]&gt;=[.$L9];[.GU$1]&lt;=[.$K9]);[.GU$1];&quot;&quot;)">
            <text:p/>
          </table:table-cell>
          <table:table-cell table:style-name="ce22" table:formula="of:=IF(AND([.GV$1]&gt;=[.$L9];[.GV$1]&lt;=[.$K9]);[.GV$1];&quot;&quot;)">
            <text:p/>
          </table:table-cell>
          <table:table-cell table:style-name="ce22" table:formula="of:=IF(AND([.GW$1]&gt;=[.$L9];[.GW$1]&lt;=[.$K9]);[.GW$1];&quot;&quot;)">
            <text:p/>
          </table:table-cell>
          <table:table-cell table:style-name="ce22" table:formula="of:=IF(AND([.GX$1]&gt;=[.$L9];[.GX$1]&lt;=[.$K9]);[.GX$1];&quot;&quot;)">
            <text:p/>
          </table:table-cell>
          <table:table-cell table:style-name="ce22" table:formula="of:=IF(AND([.GY$1]&gt;=[.$L9];[.GY$1]&lt;=[.$K9]);[.GY$1];&quot;&quot;)">
            <text:p/>
          </table:table-cell>
          <table:table-cell table:style-name="ce22" table:formula="of:=IF(AND([.GZ$1]&gt;=[.$L9];[.GZ$1]&lt;=[.$K9]);[.GZ$1];&quot;&quot;)">
            <text:p/>
          </table:table-cell>
          <table:table-cell table:style-name="ce22" table:formula="of:=IF(AND([.HA$1]&gt;=[.$L9];[.HA$1]&lt;=[.$K9]);[.HA$1];&quot;&quot;)">
            <text:p/>
          </table:table-cell>
          <table:table-cell table:style-name="ce22" table:formula="of:=IF(AND([.HB$1]&gt;=[.$L9];[.HB$1]&lt;=[.$K9]);[.HB$1];&quot;&quot;)">
            <text:p/>
          </table:table-cell>
          <table:table-cell table:style-name="ce22" table:formula="of:=IF(AND([.HC$1]&gt;=[.$L9];[.HC$1]&lt;=[.$K9]);[.HC$1];&quot;&quot;)">
            <text:p/>
          </table:table-cell>
          <table:table-cell table:style-name="ce24" table:formula="of:=IF(AND([.HD$1]&gt;=[.$L9];[.HD$1]&lt;=[.$K9]);[.HD$1];&quot;&quot;)">
            <text:p/>
          </table:table-cell>
          <table:table-cell table:style-name="ce24" table:formula="of:=IF(AND([.HE$1]&gt;=[.$L9];[.HE$1]&lt;=[.$K9]);[.HE$1];&quot;&quot;)">
            <text:p/>
          </table:table-cell>
          <table:table-cell table:style-name="ce24" table:formula="of:=IF(AND([.HF$1]&gt;=[.$L9];[.HF$1]&lt;=[.$K9]);[.HF$1];&quot;&quot;)">
            <text:p/>
          </table:table-cell>
          <table:table-cell table:style-name="ce24" table:formula="of:=IF(AND([.HG$1]&gt;=[.$L9];[.HG$1]&lt;=[.$K9]);[.HG$1];&quot;&quot;)">
            <text:p/>
          </table:table-cell>
          <table:table-cell table:style-name="ce26" table:formula="of:=IF(AND([.HH$1]&gt;=[.$L9];[.HH$1]&lt;=[.$K9]);[.HH$1];&quot;&quot;)">
            <text:p/>
          </table:table-cell>
          <table:table-cell table:style-name="ce26" table:formula="of:=IF(AND([.HI$1]&gt;=[.$L9];[.HI$1]&lt;=[.$K9]);[.HI$1];&quot;&quot;)">
            <text:p/>
          </table:table-cell>
          <table:table-cell table:style-name="ce26" table:formula="of:=IF(AND([.HJ$1]&gt;=[.$L9];[.HJ$1]&lt;=[.$K9]);[.HJ$1];&quot;&quot;)">
            <text:p/>
          </table:table-cell>
          <table:table-cell table:style-name="ce26" table:formula="of:=IF(AND([.HK$1]&gt;=[.$L9];[.HK$1]&lt;=[.$K9]);[.HK$1];&quot;&quot;)">
            <text:p/>
          </table:table-cell>
          <table:table-cell table:style-name="ce26" table:formula="of:=IF(AND([.HL$1]&gt;=[.$L9];[.HL$1]&lt;=[.$K9]);[.HL$1];&quot;&quot;)">
            <text:p/>
          </table:table-cell>
          <table:table-cell table:style-name="ce26" table:formula="of:=IF(AND([.HM$1]&gt;=[.$L9];[.HM$1]&lt;=[.$K9]);[.HM$1];&quot;&quot;)">
            <text:p/>
          </table:table-cell>
          <table:table-cell table:style-name="ce26" table:formula="of:=IF(AND([.HN$1]&gt;=[.$L9];[.HN$1]&lt;=[.$K9]);[.HN$1];&quot;&quot;)">
            <text:p/>
          </table:table-cell>
          <table:table-cell table:style-name="ce26" table:formula="of:=IF(AND([.HO$1]&gt;=[.$L9];[.HO$1]&lt;=[.$K9]);[.HO$1];&quot;&quot;)">
            <text:p/>
          </table:table-cell>
          <table:table-cell table:style-name="ce26" table:formula="of:=IF(AND([.HP$1]&gt;=[.$L9];[.HP$1]&lt;=[.$K9]);[.HP$1];&quot;&quot;)">
            <text:p/>
          </table:table-cell>
          <table:table-cell table:style-name="ce26" table:formula="of:=IF(AND([.HQ$1]&gt;=[.$L9];[.HQ$1]&lt;=[.$K9]);[.HQ$1];&quot;&quot;)">
            <text:p/>
          </table:table-cell>
          <table:table-cell table:style-name="ce26" table:formula="of:=IF(AND([.HR$1]&gt;=[.$L9];[.HR$1]&lt;=[.$K9]);[.HR$1];&quot;&quot;)">
            <text:p/>
          </table:table-cell>
          <table:table-cell table:style-name="ce26" table:formula="of:=IF(AND([.HS$1]&gt;=[.$L9];[.HS$1]&lt;=[.$K9]);[.HS$1];&quot;&quot;)">
            <text:p/>
          </table:table-cell>
          <table:table-cell table:style-name="ce26" table:formula="of:=IF(AND([.HT$1]&gt;=[.$L9];[.HT$1]&lt;=[.$K9]);[.HT$1];&quot;&quot;)">
            <text:p/>
          </table:table-cell>
          <table:table-cell table:style-name="ce26" table:formula="of:=IF(AND([.HU$1]&gt;=[.$L9];[.HU$1]&lt;=[.$K9]);[.HU$1];&quot;&quot;)">
            <text:p/>
          </table:table-cell>
          <table:table-cell table:style-name="ce26" table:formula="of:=IF(AND([.HV$1]&gt;=[.$L9];[.HV$1]&lt;=[.$K9]);[.HV$1];&quot;&quot;)">
            <text:p/>
          </table:table-cell>
          <table:table-cell table:style-name="ce26" table:formula="of:=IF(AND([.HW$1]&gt;=[.$L9];[.HW$1]&lt;=[.$K9]);[.HW$1];&quot;&quot;)">
            <text:p/>
          </table:table-cell>
          <table:table-cell table:style-name="ce26" table:formula="of:=IF(AND([.HX$1]&gt;=[.$L9];[.HX$1]&lt;=[.$K9]);[.HX$1];&quot;&quot;)">
            <text:p/>
          </table:table-cell>
          <table:table-cell table:style-name="ce26" table:formula="of:=IF(AND([.HY$1]&gt;=[.$L9];[.HY$1]&lt;=[.$K9]);[.HY$1];&quot;&quot;)">
            <text:p/>
          </table:table-cell>
          <table:table-cell table:style-name="ce26" table:formula="of:=IF(AND([.HZ$1]&gt;=[.$L9];[.HZ$1]&lt;=[.$K9]);[.HZ$1];&quot;&quot;)">
            <text:p/>
          </table:table-cell>
          <table:table-cell table:style-name="ce26" table:formula="of:=IF(AND([.IA$1]&gt;=[.$L9];[.IA$1]&lt;=[.$K9]);[.IA$1];&quot;&quot;)">
            <text:p/>
          </table:table-cell>
          <table:table-cell table:style-name="ce26" table:formula="of:=IF(AND([.IB$1]&gt;=[.$L9];[.IB$1]&lt;=[.$K9]);[.IB$1];&quot;&quot;)">
            <text:p/>
          </table:table-cell>
          <table:table-cell table:style-name="ce26" table:formula="of:=IF(AND([.IC$1]&gt;=[.$L9];[.IC$1]&lt;=[.$K9]);[.IC$1];&quot;&quot;)">
            <text:p/>
          </table:table-cell>
          <table:table-cell table:style-name="ce26" table:formula="of:=IF(AND([.ID$1]&gt;=[.$L9];[.ID$1]&lt;=[.$K9]);[.ID$1];&quot;&quot;)">
            <text:p/>
          </table:table-cell>
          <table:table-cell table:style-name="ce26" table:formula="of:=IF(AND([.IE$1]&gt;=[.$L9];[.IE$1]&lt;=[.$K9]);[.IE$1];&quot;&quot;)">
            <text:p/>
          </table:table-cell>
          <table:table-cell table:style-name="ce26" table:formula="of:=IF(AND([.IF$1]&gt;=[.$L9];[.IF$1]&lt;=[.$K9]);[.IF$1];&quot;&quot;)">
            <text:p/>
          </table:table-cell>
          <table:table-cell table:style-name="ce26" table:formula="of:=IF(AND([.IG$1]&gt;=[.$L9];[.IG$1]&lt;=[.$K9]);[.IG$1];&quot;&quot;)">
            <text:p/>
          </table:table-cell>
          <table:table-cell table:style-name="ce26" table:formula="of:=IF(AND([.IH$1]&gt;=[.$L9];[.IH$1]&lt;=[.$K9]);[.IH$1];&quot;&quot;)">
            <text:p/>
          </table:table-cell>
          <table:table-cell table:style-name="ce26" table:formula="of:=IF(AND([.II$1]&gt;=[.$L9];[.II$1]&lt;=[.$K9]);[.II$1];&quot;&quot;)">
            <text:p/>
          </table:table-cell>
          <table:table-cell table:style-name="ce26" table:formula="of:=IF(AND([.IJ$1]&gt;=[.$L9];[.IJ$1]&lt;=[.$K9]);[.IJ$1];&quot;&quot;)">
            <text:p/>
          </table:table-cell>
          <table:table-cell table:style-name="ce26" table:formula="of:=IF(AND([.IK$1]&gt;=[.$L9];[.IK$1]&lt;=[.$K9]);[.IK$1];&quot;&quot;)">
            <text:p/>
          </table:table-cell>
          <table:table-cell table:style-name="ce26" table:formula="of:=IF(AND([.IL$1]&gt;=[.$L9];[.IL$1]&lt;=[.$K9]);[.IL$1];&quot;&quot;)">
            <text:p/>
          </table:table-cell>
          <table:table-cell table:style-name="ce26" table:formula="of:=IF(AND([.IM$1]&gt;=[.$L9];[.IM$1]&lt;=[.$K9]);[.IM$1];&quot;&quot;)">
            <text:p/>
          </table:table-cell>
          <table:table-cell table:style-name="ce26" table:formula="of:=IF(AND([.IN$1]&gt;=[.$L9];[.IN$1]&lt;=[.$K9]);[.IN$1];&quot;&quot;)">
            <text:p/>
          </table:table-cell>
          <table:table-cell table:style-name="ce26" table:formula="of:=IF(AND([.IO$1]&gt;=[.$L9];[.IO$1]&lt;=[.$K9]);[.IO$1];&quot;&quot;)">
            <text:p/>
          </table:table-cell>
          <table:table-cell table:style-name="ce26" table:formula="of:=IF(AND([.IP$1]&gt;=[.$L9];[.IP$1]&lt;=[.$K9]);[.IP$1];&quot;&quot;)">
            <text:p/>
          </table:table-cell>
          <table:table-cell table:style-name="ce26" table:formula="of:=IF(AND([.IQ$1]&gt;=[.$L9];[.IQ$1]&lt;=[.$K9]);[.IQ$1];&quot;&quot;)">
            <text:p/>
          </table:table-cell>
          <table:table-cell table:style-name="ce26" table:formula="of:=IF(AND([.IR$1]&gt;=[.$L9];[.IR$1]&lt;=[.$K9]);[.IR$1];&quot;&quot;)">
            <text:p/>
          </table:table-cell>
          <table:table-cell table:style-name="ce26" table:formula="of:=IF(AND([.IS$1]&gt;=[.$L9];[.IS$1]&lt;=[.$K9]);[.IS$1];&quot;&quot;)">
            <text:p/>
          </table:table-cell>
          <table:table-cell table:style-name="ce26" table:formula="of:=IF(AND([.IT$1]&gt;=[.$L9];[.IT$1]&lt;=[.$K9]);[.IT$1];&quot;&quot;)">
            <text:p/>
          </table:table-cell>
          <table:table-cell table:style-name="ce26" table:formula="of:=IF(AND([.IU$1]&gt;=[.$L9];[.IU$1]&lt;=[.$K9]);[.IU$1];&quot;&quot;)">
            <text:p/>
          </table:table-cell>
          <table:table-cell table:style-name="ce26" table:formula="of:=IF(AND([.IV$1]&gt;=[.$L9];[.IV$1]&lt;=[.$K9]);[.IV$1];&quot;&quot;)">
            <text:p/>
          </table:table-cell>
          <table:table-cell table:style-name="ce26" table:formula="of:=IF(AND([.IW$1]&gt;=[.$L9];[.IW$1]&lt;=[.$K9]);[.IW$1];&quot;&quot;)">
            <text:p/>
          </table:table-cell>
          <table:table-cell table:style-name="ce26" table:formula="of:=IF(AND([.IX$1]&gt;=[.$L9];[.IX$1]&lt;=[.$K9]);[.IX$1];&quot;&quot;)">
            <text:p/>
          </table:table-cell>
          <table:table-cell table:style-name="ce26" table:formula="of:=IF(AND([.IY$1]&gt;=[.$L9];[.IY$1]&lt;=[.$K9]);[.IY$1];&quot;&quot;)">
            <text:p/>
          </table:table-cell>
          <table:table-cell table:style-name="ce26" table:formula="of:=IF(AND([.IZ$1]&gt;=[.$L9];[.IZ$1]&lt;=[.$K9]);[.IZ$1];&quot;&quot;)">
            <text:p/>
          </table:table-cell>
          <table:table-cell table:style-name="ce26" table:formula="of:=IF(AND([.JA$1]&gt;=[.$L9];[.JA$1]&lt;=[.$K9]);[.JA$1];&quot;&quot;)">
            <text:p/>
          </table:table-cell>
          <table:table-cell table:style-name="ce26" table:formula="of:=IF(AND([.JB$1]&gt;=[.$L9];[.JB$1]&lt;=[.$K9]);[.JB$1];&quot;&quot;)">
            <text:p/>
          </table:table-cell>
          <table:table-cell table:style-name="ce26" table:formula="of:=IF(AND([.JC$1]&gt;=[.$L9];[.JC$1]&lt;=[.$K9]);[.JC$1];&quot;&quot;)">
            <text:p/>
          </table:table-cell>
          <table:table-cell table:style-name="ce26" table:formula="of:=IF(AND([.JD$1]&gt;=[.$L9];[.JD$1]&lt;=[.$K9]);[.JD$1];&quot;&quot;)">
            <text:p/>
          </table:table-cell>
          <table:table-cell table:style-name="ce26" table:formula="of:=IF(AND([.JE$1]&gt;=[.$L9];[.JE$1]&lt;=[.$K9]);[.JE$1];&quot;&quot;)">
            <text:p/>
          </table:table-cell>
          <table:table-cell table:style-name="ce26" table:formula="of:=IF(AND([.JF$1]&gt;=[.$L9];[.JF$1]&lt;=[.$K9]);[.JF$1];&quot;&quot;)">
            <text:p/>
          </table:table-cell>
          <table:table-cell table:style-name="ce26" table:formula="of:=IF(AND([.JG$1]&gt;=[.$L9];[.JG$1]&lt;=[.$K9]);[.JG$1];&quot;&quot;)">
            <text:p/>
          </table:table-cell>
          <table:table-cell table:style-name="ce26" table:formula="of:=IF(AND([.JH$1]&gt;=[.$L9];[.JH$1]&lt;=[.$K9]);[.JH$1];&quot;&quot;)">
            <text:p/>
          </table:table-cell>
          <table:table-cell table:style-name="ce26" table:formula="of:=IF(AND([.JI$1]&gt;=[.$L9];[.JI$1]&lt;=[.$K9]);[.JI$1];&quot;&quot;)">
            <text:p/>
          </table:table-cell>
          <table:table-cell table:style-name="ce26" table:formula="of:=IF(AND([.JJ$1]&gt;=[.$L9];[.JJ$1]&lt;=[.$K9]);[.JJ$1];&quot;&quot;)">
            <text:p/>
          </table:table-cell>
          <table:table-cell table:style-name="ce26" table:formula="of:=IF(AND([.JK$1]&gt;=[.$L9];[.JK$1]&lt;=[.$K9]);[.JK$1];&quot;&quot;)">
            <text:p/>
          </table:table-cell>
          <table:table-cell table:style-name="ce26" table:formula="of:=IF(AND([.JL$1]&gt;=[.$L9];[.JL$1]&lt;=[.$K9]);[.JL$1];&quot;&quot;)">
            <text:p/>
          </table:table-cell>
          <table:table-cell table:style-name="ce28" table:formula="of:=IF(AND([.JM$1]&gt;=[.$L9];[.JM$1]&lt;=[.$K9]);[.JM$1];&quot;&quot;)">
            <text:p/>
          </table:table-cell>
          <table:table-cell table:style-name="ce28" table:formula="of:=IF(AND([.JN$1]&gt;=[.$L9];[.JN$1]&lt;=[.$K9]);[.JN$1];&quot;&quot;)">
            <text:p/>
          </table:table-cell>
          <table:table-cell table:style-name="ce28" table:formula="of:=IF(AND([.JO$1]&gt;=[.$L9];[.JO$1]&lt;=[.$K9]);[.JO$1];&quot;&quot;)">
            <text:p/>
          </table:table-cell>
          <table:table-cell table:style-name="ce28" table:formula="of:=IF(AND([.JP$1]&gt;=[.$L9];[.JP$1]&lt;=[.$K9]);[.JP$1];&quot;&quot;)">
            <text:p/>
          </table:table-cell>
          <table:table-cell table:style-name="ce28" table:formula="of:=IF(AND([.JQ$1]&gt;=[.$L9];[.JQ$1]&lt;=[.$K9]);[.JQ$1];&quot;&quot;)">
            <text:p/>
          </table:table-cell>
          <table:table-cell table:style-name="ce28" table:formula="of:=IF(AND([.JR$1]&gt;=[.$L9];[.JR$1]&lt;=[.$K9]);[.JR$1];&quot;&quot;)">
            <text:p/>
          </table:table-cell>
          <table:table-cell table:style-name="ce28" table:formula="of:=IF(AND([.JS$1]&gt;=[.$L9];[.JS$1]&lt;=[.$K9]);[.JS$1];&quot;&quot;)">
            <text:p/>
          </table:table-cell>
          <table:table-cell table:style-name="ce30" table:formula="of:=IF(AND([.JT$1]&gt;=[.$L9];[.JT$1]&lt;=[.$K9]);[.JT$1];&quot;&quot;)">
            <text:p/>
          </table:table-cell>
          <table:table-cell table:style-name="ce30" table:formula="of:=IF(AND([.JU$1]&gt;=[.$L9];[.JU$1]&lt;=[.$K9]);[.JU$1];&quot;&quot;)">
            <text:p/>
          </table:table-cell>
          <table:table-cell table:style-name="ce30" table:formula="of:=IF(AND([.JV$1]&gt;=[.$L9];[.JV$1]&lt;=[.$K9]);[.JV$1];&quot;&quot;)">
            <text:p/>
          </table:table-cell>
          <table:table-cell table:style-name="ce30" table:formula="of:=IF(AND([.JW$1]&gt;=[.$L9];[.JW$1]&lt;=[.$K9]);[.JW$1];&quot;&quot;)">
            <text:p/>
          </table:table-cell>
          <table:table-cell table:style-name="ce30" table:formula="of:=IF(AND([.JX$1]&gt;=[.$L9];[.JX$1]&lt;=[.$K9]);[.JX$1];&quot;&quot;)">
            <text:p/>
          </table:table-cell>
          <table:table-cell table:style-name="ce30" table:formula="of:=IF(AND([.JY$1]&gt;=[.$L9];[.JY$1]&lt;=[.$K9]);[.JY$1];&quot;&quot;)">
            <text:p/>
          </table:table-cell>
          <table:table-cell table:style-name="ce30" table:formula="of:=IF(AND([.JZ$1]&gt;=[.$L9];[.JZ$1]&lt;=[.$K9]);[.JZ$1];&quot;&quot;)">
            <text:p/>
          </table:table-cell>
          <table:table-cell table:style-name="ce30" table:formula="of:=IF(AND([.KA$1]&gt;=[.$L9];[.KA$1]&lt;=[.$K9]);[.KA$1];&quot;&quot;)">
            <text:p/>
          </table:table-cell>
          <table:table-cell table:style-name="ce32" table:formula="of:=IF(AND([.KB$1]&gt;=[.$L9];[.KB$1]&lt;=[.$K9]);[.KB$1];&quot;&quot;)">
            <text:p/>
          </table:table-cell>
          <table:table-cell table:style-name="ce32" table:formula="of:=IF(AND([.KC$1]&gt;=[.$L9];[.KC$1]&lt;=[.$K9]);[.KC$1];&quot;&quot;)">
            <text:p/>
          </table:table-cell>
          <table:table-cell table:style-name="ce32" table:formula="of:=IF(AND([.KD$1]&gt;=[.$L9];[.KD$1]&lt;=[.$K9]);[.KD$1];&quot;&quot;)">
            <text:p/>
          </table:table-cell>
          <table:table-cell table:style-name="ce32" table:formula="of:=IF(AND([.KE$1]&gt;=[.$L9];[.KE$1]&lt;=[.$K9]);[.KE$1];&quot;&quot;)">
            <text:p/>
          </table:table-cell>
          <table:table-cell table:style-name="ce32" table:formula="of:=IF(AND([.KF$1]&gt;=[.$L9];[.KF$1]&lt;=[.$K9]);[.KF$1];&quot;&quot;)">
            <text:p/>
          </table:table-cell>
          <table:table-cell table:style-name="ce32" table:formula="of:=IF(AND([.KG$1]&gt;=[.$L9];[.KG$1]&lt;=[.$K9]);[.KG$1];&quot;&quot;)">
            <text:p/>
          </table:table-cell>
          <table:table-cell table:style-name="ce32" table:formula="of:=IF(AND([.KH$1]&gt;=[.$L9];[.KH$1]&lt;=[.$K9]);[.KH$1];&quot;&quot;)">
            <text:p/>
          </table:table-cell>
          <table:table-cell table:style-name="ce32" table:formula="of:=IF(AND([.KI$1]&gt;=[.$L9];[.KI$1]&lt;=[.$K9]);[.KI$1];&quot;&quot;)">
            <text:p/>
          </table:table-cell>
          <table:table-cell table:style-name="ce32" table:formula="of:=IF(AND([.KJ$1]&gt;=[.$L9];[.KJ$1]&lt;=[.$K9]);[.KJ$1];&quot;&quot;)">
            <text:p/>
          </table:table-cell>
          <table:table-cell table:style-name="ce32" table:formula="of:=IF(AND([.KK$1]&gt;=[.$L9];[.KK$1]&lt;=[.$K9]);[.KK$1];&quot;&quot;)">
            <text:p/>
          </table:table-cell>
          <table:table-cell table:style-name="ce32" table:formula="of:=IF(AND([.KL$1]&gt;=[.$L9];[.KL$1]&lt;=[.$K9]);[.KL$1];&quot;&quot;)">
            <text:p/>
          </table:table-cell>
          <table:table-cell table:style-name="ce32" table:formula="of:=IF(AND([.KM$1]&gt;=[.$L9];[.KM$1]&lt;=[.$K9]);[.KM$1];&quot;&quot;)">
            <text:p/>
          </table:table-cell>
          <table:table-cell table:style-name="ce32" table:formula="of:=IF(AND([.KN$1]&gt;=[.$L9];[.KN$1]&lt;=[.$K9]);[.KN$1];&quot;&quot;)">
            <text:p/>
          </table:table-cell>
          <table:table-cell table:style-name="ce32" table:formula="of:=IF(AND([.KO$1]&gt;=[.$L9];[.KO$1]&lt;=[.$K9]);[.KO$1];&quot;&quot;)">
            <text:p/>
          </table:table-cell>
          <table:table-cell table:style-name="ce32" table:formula="of:=IF(AND([.KP$1]&gt;=[.$L9];[.KP$1]&lt;=[.$K9]);[.KP$1];&quot;&quot;)">
            <text:p/>
          </table:table-cell>
          <table:table-cell table:style-name="ce32" table:formula="of:=IF(AND([.KQ$1]&gt;=[.$L9];[.KQ$1]&lt;=[.$K9]);[.KQ$1];&quot;&quot;)">
            <text:p/>
          </table:table-cell>
          <table:table-cell table:style-name="ce32" table:formula="of:=IF(AND([.KR$1]&gt;=[.$L9];[.KR$1]&lt;=[.$K9]);[.KR$1];&quot;&quot;)">
            <text:p/>
          </table:table-cell>
          <table:table-cell table:style-name="ce32" table:formula="of:=IF(AND([.KS$1]&gt;=[.$L9];[.KS$1]&lt;=[.$K9]);[.KS$1];&quot;&quot;)">
            <text:p/>
          </table:table-cell>
          <table:table-cell table:style-name="ce34" table:formula="of:=IF(AND([.KT$1]&gt;=[.$L9];[.KT$1]&lt;=[.$K9]);[.KT$1];&quot;&quot;)">
            <text:p/>
          </table:table-cell>
          <table:table-cell table:style-name="ce34" table:formula="of:=IF(AND([.KU$1]&gt;=[.$L9];[.KU$1]&lt;=[.$K9]);[.KU$1];&quot;&quot;)">
            <text:p/>
          </table:table-cell>
          <table:table-cell table:style-name="ce34" table:formula="of:=IF(AND([.KV$1]&gt;=[.$L9];[.KV$1]&lt;=[.$K9]);[.KV$1];&quot;&quot;)">
            <text:p/>
          </table:table-cell>
          <table:table-cell table:style-name="ce34" table:formula="of:=IF(AND([.KW$1]&gt;=[.$L9];[.KW$1]&lt;=[.$K9]);[.KW$1];&quot;&quot;)">
            <text:p/>
          </table:table-cell>
          <table:table-cell table:style-name="ce34" table:formula="of:=IF(AND([.KX$1]&gt;=[.$L9];[.KX$1]&lt;=[.$K9]);[.KX$1];&quot;&quot;)">
            <text:p/>
          </table:table-cell>
          <table:table-cell table:style-name="ce34" table:formula="of:=IF(AND([.KY$1]&gt;=[.$L9];[.KY$1]&lt;=[.$K9]);[.KY$1];&quot;&quot;)">
            <text:p/>
          </table:table-cell>
          <table:table-cell table:style-name="ce34" table:formula="of:=IF(AND([.KZ$1]&gt;=[.$L9];[.KZ$1]&lt;=[.$K9]);[.KZ$1];&quot;&quot;)">
            <text:p/>
          </table:table-cell>
          <table:table-cell table:style-name="ce34" table:formula="of:=IF(AND([.LA$1]&gt;=[.$L9];[.LA$1]&lt;=[.$K9]);[.LA$1];&quot;&quot;)">
            <text:p/>
          </table:table-cell>
          <table:table-cell table:style-name="ce34" table:formula="of:=IF(AND([.LB$1]&gt;=[.$L9];[.LB$1]&lt;=[.$K9]);[.LB$1];&quot;&quot;)">
            <text:p/>
          </table:table-cell>
          <table:table-cell table:style-name="ce34" table:formula="of:=IF(AND([.LC$1]&gt;=[.$L9];[.LC$1]&lt;=[.$K9]);[.LC$1];&quot;&quot;)">
            <text:p/>
          </table:table-cell>
          <table:table-cell table:style-name="ce34" table:formula="of:=IF(AND([.LD$1]&gt;=[.$L9];[.LD$1]&lt;=[.$K9]);[.LD$1];&quot;&quot;)">
            <text:p/>
          </table:table-cell>
          <table:table-cell table:style-name="ce34" table:formula="of:=IF(AND([.LE$1]&gt;=[.$L9];[.LE$1]&lt;=[.$K9]);[.LE$1];&quot;&quot;)">
            <text:p/>
          </table:table-cell>
          <table:table-cell table:style-name="ce34" table:formula="of:=IF(AND([.LF$1]&gt;=[.$L9];[.LF$1]&lt;=[.$K9]);[.LF$1];&quot;&quot;)">
            <text:p/>
          </table:table-cell>
          <table:table-cell table:style-name="ce34" table:formula="of:=IF(AND([.LG$1]&gt;=[.$L9];[.LG$1]&lt;=[.$K9]);[.LG$1];&quot;&quot;)">
            <text:p/>
          </table:table-cell>
          <table:table-cell table:style-name="ce34" table:formula="of:=IF(AND([.LH$1]&gt;=[.$L9];[.LH$1]&lt;=[.$K9]);[.LH$1];&quot;&quot;)">
            <text:p/>
          </table:table-cell>
          <table:table-cell table:style-name="ce36" table:formula="of:=IF(AND([.LI$1]&gt;=[.$L9];[.LI$1]&lt;=[.$K9]);[.LI$1];&quot;&quot;)">
            <text:p/>
          </table:table-cell>
          <table:table-cell table:style-name="ce36" table:formula="of:=IF(AND([.LJ$1]&gt;=[.$L9];[.LJ$1]&lt;=[.$K9]);[.LJ$1];&quot;&quot;)">
            <text:p/>
          </table:table-cell>
          <table:table-cell table:style-name="ce36" table:formula="of:=IF(AND([.LK$1]&gt;=[.$L9];[.LK$1]&lt;=[.$K9]);[.LK$1];&quot;&quot;)">
            <text:p/>
          </table:table-cell>
          <table:table-cell table:style-name="ce36" table:formula="of:=IF(AND([.LL$1]&gt;=[.$L9];[.LL$1]&lt;=[.$K9]);[.LL$1];&quot;&quot;)">
            <text:p/>
          </table:table-cell>
          <table:table-cell table:style-name="ce36" table:formula="of:=IF(AND([.LM$1]&gt;=[.$L9];[.LM$1]&lt;=[.$K9]);[.LM$1];&quot;&quot;)">
            <text:p/>
          </table:table-cell>
          <table:table-cell table:style-name="ce36" table:formula="of:=IF(AND([.LN$1]&gt;=[.$L9];[.LN$1]&lt;=[.$K9]);[.LN$1];&quot;&quot;)">
            <text:p/>
          </table:table-cell>
          <table:table-cell table:style-name="ce36" table:formula="of:=IF(AND([.LO$1]&gt;=[.$L9];[.LO$1]&lt;=[.$K9]);[.LO$1];&quot;&quot;)">
            <text:p/>
          </table:table-cell>
          <table:table-cell table:style-name="ce36" table:formula="of:=IF(AND([.LP$1]&gt;=[.$L9];[.LP$1]&lt;=[.$K9]);[.LP$1];&quot;&quot;)">
            <text:p/>
          </table:table-cell>
          <table:table-cell table:style-name="ce36" table:formula="of:=IF(AND([.LQ$1]&gt;=[.$L9];[.LQ$1]&lt;=[.$K9]);[.LQ$1];&quot;&quot;)">
            <text:p/>
          </table:table-cell>
          <table:table-cell table:style-name="ce36" table:formula="of:=IF(AND([.LR$1]&gt;=[.$L9];[.LR$1]&lt;=[.$K9]);[.LR$1];&quot;&quot;)">
            <text:p/>
          </table:table-cell>
          <table:table-cell table:style-name="ce36" table:formula="of:=IF(AND([.LS$1]&gt;=[.$L9];[.LS$1]&lt;=[.$K9]);[.LS$1];&quot;&quot;)">
            <text:p/>
          </table:table-cell>
          <table:table-cell table:style-name="ce36" table:formula="of:=IF(AND([.LT$1]&gt;=[.$L9];[.LT$1]&lt;=[.$K9]);[.LT$1];&quot;&quot;)">
            <text:p/>
          </table:table-cell>
          <table:table-cell table:style-name="ce36" table:formula="of:=IF(AND([.LU$1]&gt;=[.$L9];[.LU$1]&lt;=[.$K9]);[.LU$1];&quot;&quot;)">
            <text:p/>
          </table:table-cell>
          <table:table-cell table:style-name="ce36" table:formula="of:=IF(AND([.LV$1]&gt;=[.$L9];[.LV$1]&lt;=[.$K9]);[.LV$1];&quot;&quot;)">
            <text:p/>
          </table:table-cell>
          <table:table-cell table:style-name="ce36" table:formula="of:=IF(AND([.LW$1]&gt;=[.$L9];[.LW$1]&lt;=[.$K9]);[.LW$1];&quot;&quot;)">
            <text:p/>
          </table:table-cell>
          <table:table-cell table:style-name="ce36" table:formula="of:=IF(AND([.LX$1]&gt;=[.$L9];[.LX$1]&lt;=[.$K9]);[.LX$1];&quot;&quot;)">
            <text:p/>
          </table:table-cell>
          <table:table-cell table:style-name="ce36" table:formula="of:=IF(AND([.LY$1]&gt;=[.$L9];[.LY$1]&lt;=[.$K9]);[.LY$1];&quot;&quot;)">
            <text:p/>
          </table:table-cell>
          <table:table-cell table:style-name="ce36" table:formula="of:=IF(AND([.LZ$1]&gt;=[.$L9];[.LZ$1]&lt;=[.$K9]);[.LZ$1];&quot;&quot;)">
            <text:p/>
          </table:table-cell>
          <table:table-cell table:style-name="ce36" table:formula="of:=IF(AND([.MA$1]&gt;=[.$L9];[.MA$1]&lt;=[.$K9]);[.MA$1];&quot;&quot;)">
            <text:p/>
          </table:table-cell>
          <table:table-cell table:style-name="ce36" table:formula="of:=IF(AND([.MB$1]&gt;=[.$L9];[.MB$1]&lt;=[.$K9]);[.MB$1];&quot;&quot;)">
            <text:p/>
          </table:table-cell>
          <table:table-cell table:style-name="ce36" table:formula="of:=IF(AND([.MC$1]&gt;=[.$L9];[.MC$1]&lt;=[.$K9]);[.MC$1];&quot;&quot;)">
            <text:p/>
          </table:table-cell>
          <table:table-cell table:style-name="ce36" table:formula="of:=IF(AND([.MD$1]&gt;=[.$L9];[.MD$1]&lt;=[.$K9]);[.MD$1];&quot;&quot;)">
            <text:p/>
          </table:table-cell>
          <table:table-cell table:style-name="ce36" table:formula="of:=IF(AND([.ME$1]&gt;=[.$L9];[.ME$1]&lt;=[.$K9]);[.ME$1];&quot;&quot;)">
            <text:p/>
          </table:table-cell>
          <table:table-cell table:style-name="ce36" table:formula="of:=IF(AND([.MF$1]&gt;=[.$L9];[.MF$1]&lt;=[.$K9]);[.MF$1];&quot;&quot;)">
            <text:p/>
          </table:table-cell>
          <table:table-cell table:style-name="ce36" table:formula="of:=IF(AND([.MG$1]&gt;=[.$L9];[.MG$1]&lt;=[.$K9]);[.MG$1];&quot;&quot;)">
            <text:p/>
          </table:table-cell>
          <table:table-cell table:style-name="ce36" table:formula="of:=IF(AND([.MH$1]&gt;=[.$L9];[.MH$1]&lt;=[.$K9]);[.MH$1];&quot;&quot;)">
            <text:p/>
          </table:table-cell>
          <table:table-cell table:style-name="ce36" table:formula="of:=IF(AND([.MI$1]&gt;=[.$L9];[.MI$1]&lt;=[.$K9]);[.MI$1];&quot;&quot;)">
            <text:p/>
          </table:table-cell>
          <table:table-cell table:style-name="ce36" table:formula="of:=IF(AND([.MJ$1]&gt;=[.$L9];[.MJ$1]&lt;=[.$K9]);[.MJ$1];&quot;&quot;)">
            <text:p/>
          </table:table-cell>
          <table:table-cell table:style-name="ce36" table:formula="of:=IF(AND([.MK$1]&gt;=[.$L9];[.MK$1]&lt;=[.$K9]);[.MK$1];&quot;&quot;)">
            <text:p/>
          </table:table-cell>
          <table:table-cell table:style-name="ce36" table:formula="of:=IF(AND([.ML$1]&gt;=[.$L9];[.ML$1]&lt;=[.$K9]);[.ML$1];&quot;&quot;)">
            <text:p/>
          </table:table-cell>
          <table:table-cell table:style-name="ce36" table:formula="of:=IF(AND([.MM$1]&gt;=[.$L9];[.MM$1]&lt;=[.$K9]);[.MM$1];&quot;&quot;)">
            <text:p/>
          </table:table-cell>
          <table:table-cell table:style-name="ce36" table:formula="of:=IF(AND([.MN$1]&gt;=[.$L9];[.MN$1]&lt;=[.$K9]);[.MN$1];&quot;&quot;)">
            <text:p/>
          </table:table-cell>
          <table:table-cell table:style-name="ce36" table:formula="of:=IF(AND([.MO$1]&gt;=[.$L9];[.MO$1]&lt;=[.$K9]);[.MO$1];&quot;&quot;)">
            <text:p/>
          </table:table-cell>
          <table:table-cell table:style-name="ce36" table:formula="of:=IF(AND([.MP$1]&gt;=[.$L9];[.MP$1]&lt;=[.$K9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0];[.$A:.$K];11;0)" office:value-type="float" office:value="174" calcext:value-type="float">
            <text:p>174</text:p>
          </table:table-cell>
          <table:table-cell table:style-name="ce5" table:formula="of:=VLOOKUP([.D10];[.$A:.$K];11;0)" office:value-type="float" office:value="28" calcext:value-type="float">
            <text:p>28</text:p>
          </table:table-cell>
          <table:table-cell table:style-name="ce5" table:formula="of:=VLOOKUP([.E10];[.$A:.$K];11;0)" office:value-type="float" office:value="0" calcext:value-type="float">
            <text:p>0</text:p>
          </table:table-cell>
          <table:table-cell table:style-name="ce5" table:formula="of:=VLOOKUP([.F10];[.$A:.$K];11;0)" office:value-type="float" office:value="0" calcext:value-type="float">
            <text:p>0</text:p>
          </table:table-cell>
          <table:table-cell table:style-name="ce6" table:formula="of:=MAX([.G10:.J10])+[.B10]+[.M10]" office:value-type="float" office:value="202" calcext:value-type="float">
            <text:p>202</text:p>
          </table:table-cell>
          <table:table-cell table:style-name="ce7" table:formula="of:=[.K10]-[.D10]+1" office:value-type="float" office:value="199" calcext:value-type="float">
            <text:p>199</text:p>
          </table:table-cell>
          <table:table-cell table:style-name="ce8"/>
          <table:table-cell table:style-name="ce10" table:formula="of:=IF(AND([.N$1]&gt;=[.$L10];[.N$1]&lt;=[.$K10]);[.N$1];&quot;&quot;)">
            <text:p/>
          </table:table-cell>
          <table:table-cell table:style-name="ce10" table:formula="of:=IF(AND([.O$1]&gt;=[.$L10];[.O$1]&lt;=[.$K10]);[.O$1];&quot;&quot;)">
            <text:p/>
          </table:table-cell>
          <table:table-cell table:style-name="ce10" table:formula="of:=IF(AND([.P$1]&gt;=[.$L10];[.P$1]&lt;=[.$K10]);[.P$1];&quot;&quot;)">
            <text:p/>
          </table:table-cell>
          <table:table-cell table:style-name="ce10" table:formula="of:=IF(AND([.Q$1]&gt;=[.$L10];[.Q$1]&lt;=[.$K10]);[.Q$1];&quot;&quot;)">
            <text:p/>
          </table:table-cell>
          <table:table-cell table:style-name="ce12" table:formula="of:=IF(AND([.R$1]&gt;=[.$L10];[.R$1]&lt;=[.$K10]);[.R$1];&quot;&quot;)">
            <text:p/>
          </table:table-cell>
          <table:table-cell table:style-name="ce12" table:formula="of:=IF(AND([.S$1]&gt;=[.$L10];[.S$1]&lt;=[.$K10]);[.S$1];&quot;&quot;)">
            <text:p/>
          </table:table-cell>
          <table:table-cell table:style-name="ce12" table:formula="of:=IF(AND([.T$1]&gt;=[.$L10];[.T$1]&lt;=[.$K10]);[.T$1];&quot;&quot;)">
            <text:p/>
          </table:table-cell>
          <table:table-cell table:style-name="ce12" table:formula="of:=IF(AND([.U$1]&gt;=[.$L10];[.U$1]&lt;=[.$K10]);[.U$1];&quot;&quot;)">
            <text:p/>
          </table:table-cell>
          <table:table-cell table:style-name="ce12" table:formula="of:=IF(AND([.V$1]&gt;=[.$L10];[.V$1]&lt;=[.$K10]);[.V$1];&quot;&quot;)">
            <text:p/>
          </table:table-cell>
          <table:table-cell table:style-name="ce12" table:formula="of:=IF(AND([.W$1]&gt;=[.$L10];[.W$1]&lt;=[.$K10]);[.W$1];&quot;&quot;)">
            <text:p/>
          </table:table-cell>
          <table:table-cell table:style-name="ce12" table:formula="of:=IF(AND([.X$1]&gt;=[.$L10];[.X$1]&lt;=[.$K10]);[.X$1];&quot;&quot;)">
            <text:p/>
          </table:table-cell>
          <table:table-cell table:style-name="ce12" table:formula="of:=IF(AND([.Y$1]&gt;=[.$L10];[.Y$1]&lt;=[.$K10]);[.Y$1];&quot;&quot;)">
            <text:p/>
          </table:table-cell>
          <table:table-cell table:style-name="ce12" table:formula="of:=IF(AND([.Z$1]&gt;=[.$L10];[.Z$1]&lt;=[.$K10]);[.Z$1];&quot;&quot;)">
            <text:p/>
          </table:table-cell>
          <table:table-cell table:style-name="ce12" table:formula="of:=IF(AND([.AA$1]&gt;=[.$L10];[.AA$1]&lt;=[.$K10]);[.AA$1];&quot;&quot;)">
            <text:p/>
          </table:table-cell>
          <table:table-cell table:style-name="ce12" table:formula="of:=IF(AND([.AB$1]&gt;=[.$L10];[.AB$1]&lt;=[.$K10]);[.AB$1];&quot;&quot;)">
            <text:p/>
          </table:table-cell>
          <table:table-cell table:style-name="ce12" table:formula="of:=IF(AND([.AC$1]&gt;=[.$L10];[.AC$1]&lt;=[.$K10]);[.AC$1];&quot;&quot;)">
            <text:p/>
          </table:table-cell>
          <table:table-cell table:style-name="ce14" table:formula="of:=IF(AND([.AD$1]&gt;=[.$L10];[.AD$1]&lt;=[.$K10]);[.AD$1];&quot;&quot;)">
            <text:p/>
          </table:table-cell>
          <table:table-cell table:style-name="ce17" table:formula="of:=IF(AND([.AE$1]&gt;=[.$L10];[.AE$1]&lt;=[.$K10]);[.AE$1];&quot;&quot;)">
            <text:p/>
          </table:table-cell>
          <table:table-cell table:style-name="ce17" table:formula="of:=IF(AND([.AF$1]&gt;=[.$L10];[.AF$1]&lt;=[.$K10]);[.AF$1];&quot;&quot;)">
            <text:p/>
          </table:table-cell>
          <table:table-cell table:style-name="ce17" table:formula="of:=IF(AND([.AG$1]&gt;=[.$L10];[.AG$1]&lt;=[.$K10]);[.AG$1];&quot;&quot;)">
            <text:p/>
          </table:table-cell>
          <table:table-cell table:style-name="ce17" table:formula="of:=IF(AND([.AH$1]&gt;=[.$L10];[.AH$1]&lt;=[.$K10]);[.AH$1];&quot;&quot;)">
            <text:p/>
          </table:table-cell>
          <table:table-cell table:style-name="ce17" table:formula="of:=IF(AND([.AI$1]&gt;=[.$L10];[.AI$1]&lt;=[.$K10]);[.AI$1];&quot;&quot;)">
            <text:p/>
          </table:table-cell>
          <table:table-cell table:style-name="ce17" table:formula="of:=IF(AND([.AJ$1]&gt;=[.$L10];[.AJ$1]&lt;=[.$K10]);[.AJ$1];&quot;&quot;)">
            <text:p/>
          </table:table-cell>
          <table:table-cell table:style-name="ce17" table:formula="of:=IF(AND([.AK$1]&gt;=[.$L10];[.AK$1]&lt;=[.$K10]);[.AK$1];&quot;&quot;)">
            <text:p/>
          </table:table-cell>
          <table:table-cell table:style-name="ce17" table:formula="of:=IF(AND([.AL$1]&gt;=[.$L10];[.AL$1]&lt;=[.$K10]);[.AL$1];&quot;&quot;)">
            <text:p/>
          </table:table-cell>
          <table:table-cell table:style-name="ce17" table:formula="of:=IF(AND([.AM$1]&gt;=[.$L10];[.AM$1]&lt;=[.$K10]);[.AM$1];&quot;&quot;)">
            <text:p/>
          </table:table-cell>
          <table:table-cell table:style-name="ce17" table:formula="of:=IF(AND([.AN$1]&gt;=[.$L10];[.AN$1]&lt;=[.$K10]);[.AN$1];&quot;&quot;)">
            <text:p/>
          </table:table-cell>
          <table:table-cell table:style-name="ce17" table:formula="of:=IF(AND([.AO$1]&gt;=[.$L10];[.AO$1]&lt;=[.$K10]);[.AO$1];&quot;&quot;)">
            <text:p/>
          </table:table-cell>
          <table:table-cell table:style-name="ce17" table:formula="of:=IF(AND([.AP$1]&gt;=[.$L10];[.AP$1]&lt;=[.$K10]);[.AP$1];&quot;&quot;)">
            <text:p/>
          </table:table-cell>
          <table:table-cell table:style-name="ce17" table:formula="of:=IF(AND([.AQ$1]&gt;=[.$L10];[.AQ$1]&lt;=[.$K10]);[.AQ$1];&quot;&quot;)">
            <text:p/>
          </table:table-cell>
          <table:table-cell table:style-name="ce17" table:formula="of:=IF(AND([.AR$1]&gt;=[.$L10];[.AR$1]&lt;=[.$K10]);[.AR$1];&quot;&quot;)">
            <text:p/>
          </table:table-cell>
          <table:table-cell table:style-name="ce17" table:formula="of:=IF(AND([.AS$1]&gt;=[.$L10];[.AS$1]&lt;=[.$K10]);[.AS$1];&quot;&quot;)">
            <text:p/>
          </table:table-cell>
          <table:table-cell table:style-name="ce17" table:formula="of:=IF(AND([.AT$1]&gt;=[.$L10];[.AT$1]&lt;=[.$K10]);[.AT$1];&quot;&quot;)">
            <text:p/>
          </table:table-cell>
          <table:table-cell table:style-name="ce17" table:formula="of:=IF(AND([.AU$1]&gt;=[.$L10];[.AU$1]&lt;=[.$K10]);[.AU$1];&quot;&quot;)">
            <text:p/>
          </table:table-cell>
          <table:table-cell table:style-name="ce17" table:formula="of:=IF(AND([.AV$1]&gt;=[.$L10];[.AV$1]&lt;=[.$K10]);[.AV$1];&quot;&quot;)">
            <text:p/>
          </table:table-cell>
          <table:table-cell table:style-name="ce17" table:formula="of:=IF(AND([.AW$1]&gt;=[.$L10];[.AW$1]&lt;=[.$K10]);[.AW$1];&quot;&quot;)">
            <text:p/>
          </table:table-cell>
          <table:table-cell table:style-name="ce17" table:formula="of:=IF(AND([.AX$1]&gt;=[.$L10];[.AX$1]&lt;=[.$K10]);[.AX$1];&quot;&quot;)">
            <text:p/>
          </table:table-cell>
          <table:table-cell table:style-name="ce17" table:formula="of:=IF(AND([.AY$1]&gt;=[.$L10];[.AY$1]&lt;=[.$K10]);[.AY$1];&quot;&quot;)">
            <text:p/>
          </table:table-cell>
          <table:table-cell table:style-name="ce17" table:formula="of:=IF(AND([.AZ$1]&gt;=[.$L10];[.AZ$1]&lt;=[.$K10]);[.AZ$1];&quot;&quot;)">
            <text:p/>
          </table:table-cell>
          <table:table-cell table:style-name="ce17" table:formula="of:=IF(AND([.BA$1]&gt;=[.$L10];[.BA$1]&lt;=[.$K10]);[.BA$1];&quot;&quot;)">
            <text:p/>
          </table:table-cell>
          <table:table-cell table:style-name="ce17" table:formula="of:=IF(AND([.BB$1]&gt;=[.$L10];[.BB$1]&lt;=[.$K10]);[.BB$1];&quot;&quot;)">
            <text:p/>
          </table:table-cell>
          <table:table-cell table:style-name="ce17" table:formula="of:=IF(AND([.BC$1]&gt;=[.$L10];[.BC$1]&lt;=[.$K10]);[.BC$1];&quot;&quot;)">
            <text:p/>
          </table:table-cell>
          <table:table-cell table:style-name="ce17" table:formula="of:=IF(AND([.BD$1]&gt;=[.$L10];[.BD$1]&lt;=[.$K10]);[.BD$1];&quot;&quot;)">
            <text:p/>
          </table:table-cell>
          <table:table-cell table:style-name="ce17" table:formula="of:=IF(AND([.BE$1]&gt;=[.$L10];[.BE$1]&lt;=[.$K10]);[.BE$1];&quot;&quot;)">
            <text:p/>
          </table:table-cell>
          <table:table-cell table:style-name="ce17" table:formula="of:=IF(AND([.BF$1]&gt;=[.$L10];[.BF$1]&lt;=[.$K10]);[.BF$1];&quot;&quot;)">
            <text:p/>
          </table:table-cell>
          <table:table-cell table:style-name="ce17" table:formula="of:=IF(AND([.BG$1]&gt;=[.$L10];[.BG$1]&lt;=[.$K10]);[.BG$1];&quot;&quot;)">
            <text:p/>
          </table:table-cell>
          <table:table-cell table:style-name="ce17" table:formula="of:=IF(AND([.BH$1]&gt;=[.$L10];[.BH$1]&lt;=[.$K10]);[.BH$1];&quot;&quot;)">
            <text:p/>
          </table:table-cell>
          <table:table-cell table:style-name="ce17" table:formula="of:=IF(AND([.BI$1]&gt;=[.$L10];[.BI$1]&lt;=[.$K10]);[.BI$1];&quot;&quot;)">
            <text:p/>
          </table:table-cell>
          <table:table-cell table:style-name="ce17" table:formula="of:=IF(AND([.BJ$1]&gt;=[.$L10];[.BJ$1]&lt;=[.$K10]);[.BJ$1];&quot;&quot;)">
            <text:p/>
          </table:table-cell>
          <table:table-cell table:style-name="ce17" table:formula="of:=IF(AND([.BK$1]&gt;=[.$L10];[.BK$1]&lt;=[.$K10]);[.BK$1];&quot;&quot;)">
            <text:p/>
          </table:table-cell>
          <table:table-cell table:style-name="ce17" table:formula="of:=IF(AND([.BL$1]&gt;=[.$L10];[.BL$1]&lt;=[.$K10]);[.BL$1];&quot;&quot;)">
            <text:p/>
          </table:table-cell>
          <table:table-cell table:style-name="ce17" table:formula="of:=IF(AND([.BM$1]&gt;=[.$L10];[.BM$1]&lt;=[.$K10]);[.BM$1];&quot;&quot;)">
            <text:p/>
          </table:table-cell>
          <table:table-cell table:style-name="ce17" table:formula="of:=IF(AND([.BN$1]&gt;=[.$L10];[.BN$1]&lt;=[.$K10]);[.BN$1];&quot;&quot;)">
            <text:p/>
          </table:table-cell>
          <table:table-cell table:style-name="ce17" table:formula="of:=IF(AND([.BO$1]&gt;=[.$L10];[.BO$1]&lt;=[.$K10]);[.BO$1];&quot;&quot;)">
            <text:p/>
          </table:table-cell>
          <table:table-cell table:style-name="ce17" table:formula="of:=IF(AND([.BP$1]&gt;=[.$L10];[.BP$1]&lt;=[.$K10]);[.BP$1];&quot;&quot;)">
            <text:p/>
          </table:table-cell>
          <table:table-cell table:style-name="ce17" table:formula="of:=IF(AND([.BQ$1]&gt;=[.$L10];[.BQ$1]&lt;=[.$K10]);[.BQ$1];&quot;&quot;)">
            <text:p/>
          </table:table-cell>
          <table:table-cell table:style-name="ce17" table:formula="of:=IF(AND([.BR$1]&gt;=[.$L10];[.BR$1]&lt;=[.$K10]);[.BR$1];&quot;&quot;)">
            <text:p/>
          </table:table-cell>
          <table:table-cell table:style-name="ce17" table:formula="of:=IF(AND([.BS$1]&gt;=[.$L10];[.BS$1]&lt;=[.$K10]);[.BS$1];&quot;&quot;)">
            <text:p/>
          </table:table-cell>
          <table:table-cell table:style-name="ce17" table:formula="of:=IF(AND([.BT$1]&gt;=[.$L10];[.BT$1]&lt;=[.$K10]);[.BT$1];&quot;&quot;)">
            <text:p/>
          </table:table-cell>
          <table:table-cell table:style-name="ce17" table:formula="of:=IF(AND([.BU$1]&gt;=[.$L10];[.BU$1]&lt;=[.$K10]);[.BU$1];&quot;&quot;)">
            <text:p/>
          </table:table-cell>
          <table:table-cell table:style-name="ce17" table:formula="of:=IF(AND([.BV$1]&gt;=[.$L10];[.BV$1]&lt;=[.$K10]);[.BV$1];&quot;&quot;)">
            <text:p/>
          </table:table-cell>
          <table:table-cell table:style-name="ce17" table:formula="of:=IF(AND([.BW$1]&gt;=[.$L10];[.BW$1]&lt;=[.$K10]);[.BW$1];&quot;&quot;)">
            <text:p/>
          </table:table-cell>
          <table:table-cell table:style-name="ce17" table:formula="of:=IF(AND([.BX$1]&gt;=[.$L10];[.BX$1]&lt;=[.$K10]);[.BX$1];&quot;&quot;)">
            <text:p/>
          </table:table-cell>
          <table:table-cell table:style-name="ce17" table:formula="of:=IF(AND([.BY$1]&gt;=[.$L10];[.BY$1]&lt;=[.$K10]);[.BY$1];&quot;&quot;)">
            <text:p/>
          </table:table-cell>
          <table:table-cell table:style-name="ce17" table:formula="of:=IF(AND([.BZ$1]&gt;=[.$L10];[.BZ$1]&lt;=[.$K10]);[.BZ$1];&quot;&quot;)">
            <text:p/>
          </table:table-cell>
          <table:table-cell table:style-name="ce17" table:formula="of:=IF(AND([.CA$1]&gt;=[.$L10];[.CA$1]&lt;=[.$K10]);[.CA$1];&quot;&quot;)">
            <text:p/>
          </table:table-cell>
          <table:table-cell table:style-name="ce17" table:formula="of:=IF(AND([.CB$1]&gt;=[.$L10];[.CB$1]&lt;=[.$K10]);[.CB$1];&quot;&quot;)">
            <text:p/>
          </table:table-cell>
          <table:table-cell table:style-name="ce17" table:formula="of:=IF(AND([.CC$1]&gt;=[.$L10];[.CC$1]&lt;=[.$K10]);[.CC$1];&quot;&quot;)">
            <text:p/>
          </table:table-cell>
          <table:table-cell table:style-name="ce17" table:formula="of:=IF(AND([.CD$1]&gt;=[.$L10];[.CD$1]&lt;=[.$K10]);[.CD$1];&quot;&quot;)">
            <text:p/>
          </table:table-cell>
          <table:table-cell table:style-name="ce17" table:formula="of:=IF(AND([.CE$1]&gt;=[.$L10];[.CE$1]&lt;=[.$K10]);[.CE$1];&quot;&quot;)">
            <text:p/>
          </table:table-cell>
          <table:table-cell table:style-name="ce17" table:formula="of:=IF(AND([.CF$1]&gt;=[.$L10];[.CF$1]&lt;=[.$K10]);[.CF$1];&quot;&quot;)">
            <text:p/>
          </table:table-cell>
          <table:table-cell table:style-name="ce17" table:formula="of:=IF(AND([.CG$1]&gt;=[.$L10];[.CG$1]&lt;=[.$K10]);[.CG$1];&quot;&quot;)">
            <text:p/>
          </table:table-cell>
          <table:table-cell table:style-name="ce17" table:formula="of:=IF(AND([.CH$1]&gt;=[.$L10];[.CH$1]&lt;=[.$K10]);[.CH$1];&quot;&quot;)">
            <text:p/>
          </table:table-cell>
          <table:table-cell table:style-name="ce17" table:formula="of:=IF(AND([.CI$1]&gt;=[.$L10];[.CI$1]&lt;=[.$K10]);[.CI$1];&quot;&quot;)">
            <text:p/>
          </table:table-cell>
          <table:table-cell table:style-name="ce17" table:formula="of:=IF(AND([.CJ$1]&gt;=[.$L10];[.CJ$1]&lt;=[.$K10]);[.CJ$1];&quot;&quot;)">
            <text:p/>
          </table:table-cell>
          <table:table-cell table:style-name="ce17" table:formula="of:=IF(AND([.CK$1]&gt;=[.$L10];[.CK$1]&lt;=[.$K10]);[.CK$1];&quot;&quot;)">
            <text:p/>
          </table:table-cell>
          <table:table-cell table:style-name="ce17" table:formula="of:=IF(AND([.CL$1]&gt;=[.$L10];[.CL$1]&lt;=[.$K10]);[.CL$1];&quot;&quot;)">
            <text:p/>
          </table:table-cell>
          <table:table-cell table:style-name="ce17" table:formula="of:=IF(AND([.CM$1]&gt;=[.$L10];[.CM$1]&lt;=[.$K10]);[.CM$1];&quot;&quot;)">
            <text:p/>
          </table:table-cell>
          <table:table-cell table:style-name="ce17" table:formula="of:=IF(AND([.CN$1]&gt;=[.$L10];[.CN$1]&lt;=[.$K10]);[.CN$1];&quot;&quot;)">
            <text:p/>
          </table:table-cell>
          <table:table-cell table:style-name="ce17" table:formula="of:=IF(AND([.CO$1]&gt;=[.$L10];[.CO$1]&lt;=[.$K10]);[.CO$1];&quot;&quot;)">
            <text:p/>
          </table:table-cell>
          <table:table-cell table:style-name="ce17" table:formula="of:=IF(AND([.CP$1]&gt;=[.$L10];[.CP$1]&lt;=[.$K10]);[.CP$1];&quot;&quot;)">
            <text:p/>
          </table:table-cell>
          <table:table-cell table:style-name="ce17" table:formula="of:=IF(AND([.CQ$1]&gt;=[.$L10];[.CQ$1]&lt;=[.$K10]);[.CQ$1];&quot;&quot;)">
            <text:p/>
          </table:table-cell>
          <table:table-cell table:style-name="ce17" table:formula="of:=IF(AND([.CR$1]&gt;=[.$L10];[.CR$1]&lt;=[.$K10]);[.CR$1];&quot;&quot;)">
            <text:p/>
          </table:table-cell>
          <table:table-cell table:style-name="ce17" table:formula="of:=IF(AND([.CS$1]&gt;=[.$L10];[.CS$1]&lt;=[.$K10]);[.CS$1];&quot;&quot;)">
            <text:p/>
          </table:table-cell>
          <table:table-cell table:style-name="ce17" table:formula="of:=IF(AND([.CT$1]&gt;=[.$L10];[.CT$1]&lt;=[.$K10]);[.CT$1];&quot;&quot;)">
            <text:p/>
          </table:table-cell>
          <table:table-cell table:style-name="ce17" table:formula="of:=IF(AND([.CU$1]&gt;=[.$L10];[.CU$1]&lt;=[.$K10]);[.CU$1];&quot;&quot;)">
            <text:p/>
          </table:table-cell>
          <table:table-cell table:style-name="ce17" table:formula="of:=IF(AND([.CV$1]&gt;=[.$L10];[.CV$1]&lt;=[.$K10]);[.CV$1];&quot;&quot;)">
            <text:p/>
          </table:table-cell>
          <table:table-cell table:style-name="ce17" table:formula="of:=IF(AND([.CW$1]&gt;=[.$L10];[.CW$1]&lt;=[.$K10]);[.CW$1];&quot;&quot;)">
            <text:p/>
          </table:table-cell>
          <table:table-cell table:style-name="ce17" table:formula="of:=IF(AND([.CX$1]&gt;=[.$L10];[.CX$1]&lt;=[.$K10]);[.CX$1];&quot;&quot;)">
            <text:p/>
          </table:table-cell>
          <table:table-cell table:style-name="ce17" table:formula="of:=IF(AND([.CY$1]&gt;=[.$L10];[.CY$1]&lt;=[.$K10]);[.CY$1];&quot;&quot;)">
            <text:p/>
          </table:table-cell>
          <table:table-cell table:style-name="ce17" table:formula="of:=IF(AND([.CZ$1]&gt;=[.$L10];[.CZ$1]&lt;=[.$K10]);[.CZ$1];&quot;&quot;)">
            <text:p/>
          </table:table-cell>
          <table:table-cell table:style-name="ce17" table:formula="of:=IF(AND([.DA$1]&gt;=[.$L10];[.DA$1]&lt;=[.$K10]);[.DA$1];&quot;&quot;)">
            <text:p/>
          </table:table-cell>
          <table:table-cell table:style-name="ce17" table:formula="of:=IF(AND([.DB$1]&gt;=[.$L10];[.DB$1]&lt;=[.$K10]);[.DB$1];&quot;&quot;)">
            <text:p/>
          </table:table-cell>
          <table:table-cell table:style-name="ce17" table:formula="of:=IF(AND([.DC$1]&gt;=[.$L10];[.DC$1]&lt;=[.$K10]);[.DC$1];&quot;&quot;)">
            <text:p/>
          </table:table-cell>
          <table:table-cell table:style-name="ce17" table:formula="of:=IF(AND([.DD$1]&gt;=[.$L10];[.DD$1]&lt;=[.$K10]);[.DD$1];&quot;&quot;)">
            <text:p/>
          </table:table-cell>
          <table:table-cell table:style-name="ce17" table:formula="of:=IF(AND([.DE$1]&gt;=[.$L10];[.DE$1]&lt;=[.$K10]);[.DE$1];&quot;&quot;)">
            <text:p/>
          </table:table-cell>
          <table:table-cell table:style-name="ce17" table:formula="of:=IF(AND([.DF$1]&gt;=[.$L10];[.DF$1]&lt;=[.$K10]);[.DF$1];&quot;&quot;)">
            <text:p/>
          </table:table-cell>
          <table:table-cell table:style-name="ce17" table:formula="of:=IF(AND([.DG$1]&gt;=[.$L10];[.DG$1]&lt;=[.$K10]);[.DG$1];&quot;&quot;)">
            <text:p/>
          </table:table-cell>
          <table:table-cell table:style-name="ce17" table:formula="of:=IF(AND([.DH$1]&gt;=[.$L10];[.DH$1]&lt;=[.$K10]);[.DH$1];&quot;&quot;)">
            <text:p/>
          </table:table-cell>
          <table:table-cell table:style-name="ce17" table:formula="of:=IF(AND([.DI$1]&gt;=[.$L10];[.DI$1]&lt;=[.$K10]);[.DI$1];&quot;&quot;)">
            <text:p/>
          </table:table-cell>
          <table:table-cell table:style-name="ce17" table:formula="of:=IF(AND([.DJ$1]&gt;=[.$L10];[.DJ$1]&lt;=[.$K10]);[.DJ$1];&quot;&quot;)">
            <text:p/>
          </table:table-cell>
          <table:table-cell table:style-name="ce17" table:formula="of:=IF(AND([.DK$1]&gt;=[.$L10];[.DK$1]&lt;=[.$K10]);[.DK$1];&quot;&quot;)">
            <text:p/>
          </table:table-cell>
          <table:table-cell table:style-name="ce17" table:formula="of:=IF(AND([.DL$1]&gt;=[.$L10];[.DL$1]&lt;=[.$K10]);[.DL$1];&quot;&quot;)">
            <text:p/>
          </table:table-cell>
          <table:table-cell table:style-name="ce17" table:formula="of:=IF(AND([.DM$1]&gt;=[.$L10];[.DM$1]&lt;=[.$K10]);[.DM$1];&quot;&quot;)">
            <text:p/>
          </table:table-cell>
          <table:table-cell table:style-name="ce17" table:formula="of:=IF(AND([.DN$1]&gt;=[.$L10];[.DN$1]&lt;=[.$K10]);[.DN$1];&quot;&quot;)">
            <text:p/>
          </table:table-cell>
          <table:table-cell table:style-name="ce17" table:formula="of:=IF(AND([.DO$1]&gt;=[.$L10];[.DO$1]&lt;=[.$K10]);[.DO$1];&quot;&quot;)">
            <text:p/>
          </table:table-cell>
          <table:table-cell table:style-name="ce17" table:formula="of:=IF(AND([.DP$1]&gt;=[.$L10];[.DP$1]&lt;=[.$K10]);[.DP$1];&quot;&quot;)">
            <text:p/>
          </table:table-cell>
          <table:table-cell table:style-name="ce17" table:formula="of:=IF(AND([.DQ$1]&gt;=[.$L10];[.DQ$1]&lt;=[.$K10]);[.DQ$1];&quot;&quot;)">
            <text:p/>
          </table:table-cell>
          <table:table-cell table:style-name="ce17" table:formula="of:=IF(AND([.DR$1]&gt;=[.$L10];[.DR$1]&lt;=[.$K10]);[.DR$1];&quot;&quot;)">
            <text:p/>
          </table:table-cell>
          <table:table-cell table:style-name="ce17" table:formula="of:=IF(AND([.DS$1]&gt;=[.$L10];[.DS$1]&lt;=[.$K10]);[.DS$1];&quot;&quot;)">
            <text:p/>
          </table:table-cell>
          <table:table-cell table:style-name="ce17" table:formula="of:=IF(AND([.DT$1]&gt;=[.$L10];[.DT$1]&lt;=[.$K10]);[.DT$1];&quot;&quot;)">
            <text:p/>
          </table:table-cell>
          <table:table-cell table:style-name="ce17" table:formula="of:=IF(AND([.DU$1]&gt;=[.$L10];[.DU$1]&lt;=[.$K10]);[.DU$1];&quot;&quot;)">
            <text:p/>
          </table:table-cell>
          <table:table-cell table:style-name="ce17" table:formula="of:=IF(AND([.DV$1]&gt;=[.$L10];[.DV$1]&lt;=[.$K10]);[.DV$1];&quot;&quot;)">
            <text:p/>
          </table:table-cell>
          <table:table-cell table:style-name="ce17" table:formula="of:=IF(AND([.DW$1]&gt;=[.$L10];[.DW$1]&lt;=[.$K10]);[.DW$1];&quot;&quot;)">
            <text:p/>
          </table:table-cell>
          <table:table-cell table:style-name="ce17" table:formula="of:=IF(AND([.DX$1]&gt;=[.$L10];[.DX$1]&lt;=[.$K10]);[.DX$1];&quot;&quot;)">
            <text:p/>
          </table:table-cell>
          <table:table-cell table:style-name="ce17" table:formula="of:=IF(AND([.DY$1]&gt;=[.$L10];[.DY$1]&lt;=[.$K10]);[.DY$1];&quot;&quot;)">
            <text:p/>
          </table:table-cell>
          <table:table-cell table:style-name="ce17" table:formula="of:=IF(AND([.DZ$1]&gt;=[.$L10];[.DZ$1]&lt;=[.$K10]);[.DZ$1];&quot;&quot;)">
            <text:p/>
          </table:table-cell>
          <table:table-cell table:style-name="ce17" table:formula="of:=IF(AND([.EA$1]&gt;=[.$L10];[.EA$1]&lt;=[.$K10]);[.EA$1];&quot;&quot;)">
            <text:p/>
          </table:table-cell>
          <table:table-cell table:style-name="ce17" table:formula="of:=IF(AND([.EB$1]&gt;=[.$L10];[.EB$1]&lt;=[.$K10]);[.EB$1];&quot;&quot;)">
            <text:p/>
          </table:table-cell>
          <table:table-cell table:style-name="ce17" table:formula="of:=IF(AND([.EC$1]&gt;=[.$L10];[.EC$1]&lt;=[.$K10]);[.EC$1];&quot;&quot;)">
            <text:p/>
          </table:table-cell>
          <table:table-cell table:style-name="ce17" table:formula="of:=IF(AND([.ED$1]&gt;=[.$L10];[.ED$1]&lt;=[.$K10]);[.ED$1];&quot;&quot;)">
            <text:p/>
          </table:table-cell>
          <table:table-cell table:style-name="ce17" table:formula="of:=IF(AND([.EE$1]&gt;=[.$L10];[.EE$1]&lt;=[.$K10]);[.EE$1];&quot;&quot;)">
            <text:p/>
          </table:table-cell>
          <table:table-cell table:style-name="ce17" table:formula="of:=IF(AND([.EF$1]&gt;=[.$L10];[.EF$1]&lt;=[.$K10]);[.EF$1];&quot;&quot;)">
            <text:p/>
          </table:table-cell>
          <table:table-cell table:style-name="ce17" table:formula="of:=IF(AND([.EG$1]&gt;=[.$L10];[.EG$1]&lt;=[.$K10]);[.EG$1];&quot;&quot;)">
            <text:p/>
          </table:table-cell>
          <table:table-cell table:style-name="ce17" table:formula="of:=IF(AND([.EH$1]&gt;=[.$L10];[.EH$1]&lt;=[.$K10]);[.EH$1];&quot;&quot;)">
            <text:p/>
          </table:table-cell>
          <table:table-cell table:style-name="ce17" table:formula="of:=IF(AND([.EI$1]&gt;=[.$L10];[.EI$1]&lt;=[.$K10]);[.EI$1];&quot;&quot;)">
            <text:p/>
          </table:table-cell>
          <table:table-cell table:style-name="ce17" table:formula="of:=IF(AND([.EJ$1]&gt;=[.$L10];[.EJ$1]&lt;=[.$K10]);[.EJ$1];&quot;&quot;)">
            <text:p/>
          </table:table-cell>
          <table:table-cell table:style-name="ce17" table:formula="of:=IF(AND([.EK$1]&gt;=[.$L10];[.EK$1]&lt;=[.$K10]);[.EK$1];&quot;&quot;)">
            <text:p/>
          </table:table-cell>
          <table:table-cell table:style-name="ce17" table:formula="of:=IF(AND([.EL$1]&gt;=[.$L10];[.EL$1]&lt;=[.$K10]);[.EL$1];&quot;&quot;)">
            <text:p/>
          </table:table-cell>
          <table:table-cell table:style-name="ce17" table:formula="of:=IF(AND([.EM$1]&gt;=[.$L10];[.EM$1]&lt;=[.$K10]);[.EM$1];&quot;&quot;)">
            <text:p/>
          </table:table-cell>
          <table:table-cell table:style-name="ce17" table:formula="of:=IF(AND([.EN$1]&gt;=[.$L10];[.EN$1]&lt;=[.$K10]);[.EN$1];&quot;&quot;)">
            <text:p/>
          </table:table-cell>
          <table:table-cell table:style-name="ce17" table:formula="of:=IF(AND([.EO$1]&gt;=[.$L10];[.EO$1]&lt;=[.$K10]);[.EO$1];&quot;&quot;)">
            <text:p/>
          </table:table-cell>
          <table:table-cell table:style-name="ce17" table:formula="of:=IF(AND([.EP$1]&gt;=[.$L10];[.EP$1]&lt;=[.$K10]);[.EP$1];&quot;&quot;)">
            <text:p/>
          </table:table-cell>
          <table:table-cell table:style-name="ce17" table:formula="of:=IF(AND([.EQ$1]&gt;=[.$L10];[.EQ$1]&lt;=[.$K10]);[.EQ$1];&quot;&quot;)">
            <text:p/>
          </table:table-cell>
          <table:table-cell table:style-name="ce17" table:formula="of:=IF(AND([.ER$1]&gt;=[.$L10];[.ER$1]&lt;=[.$K10]);[.ER$1];&quot;&quot;)">
            <text:p/>
          </table:table-cell>
          <table:table-cell table:style-name="ce17" table:formula="of:=IF(AND([.ES$1]&gt;=[.$L10];[.ES$1]&lt;=[.$K10]);[.ES$1];&quot;&quot;)">
            <text:p/>
          </table:table-cell>
          <table:table-cell table:style-name="ce17" table:formula="of:=IF(AND([.ET$1]&gt;=[.$L10];[.ET$1]&lt;=[.$K10]);[.ET$1];&quot;&quot;)">
            <text:p/>
          </table:table-cell>
          <table:table-cell table:style-name="ce17" table:formula="of:=IF(AND([.EU$1]&gt;=[.$L10];[.EU$1]&lt;=[.$K10]);[.EU$1];&quot;&quot;)">
            <text:p/>
          </table:table-cell>
          <table:table-cell table:style-name="ce17" table:formula="of:=IF(AND([.EV$1]&gt;=[.$L10];[.EV$1]&lt;=[.$K10]);[.EV$1];&quot;&quot;)">
            <text:p/>
          </table:table-cell>
          <table:table-cell table:style-name="ce17" table:formula="of:=IF(AND([.EW$1]&gt;=[.$L10];[.EW$1]&lt;=[.$K10]);[.EW$1];&quot;&quot;)">
            <text:p/>
          </table:table-cell>
          <table:table-cell table:style-name="ce19" table:formula="of:=IF(AND([.EX$1]&gt;=[.$L10];[.EX$1]&lt;=[.$K10]);[.EX$1];&quot;&quot;)">
            <text:p/>
          </table:table-cell>
          <table:table-cell table:style-name="ce19" table:formula="of:=IF(AND([.EY$1]&gt;=[.$L10];[.EY$1]&lt;=[.$K10]);[.EY$1];&quot;&quot;)">
            <text:p/>
          </table:table-cell>
          <table:table-cell table:style-name="ce19" table:formula="of:=IF(AND([.EZ$1]&gt;=[.$L10];[.EZ$1]&lt;=[.$K10]);[.EZ$1];&quot;&quot;)">
            <text:p/>
          </table:table-cell>
          <table:table-cell table:style-name="ce19" table:formula="of:=IF(AND([.FA$1]&gt;=[.$L10];[.FA$1]&lt;=[.$K10]);[.FA$1];&quot;&quot;)">
            <text:p/>
          </table:table-cell>
          <table:table-cell table:style-name="ce19" table:formula="of:=IF(AND([.FB$1]&gt;=[.$L10];[.FB$1]&lt;=[.$K10]);[.FB$1];&quot;&quot;)">
            <text:p/>
          </table:table-cell>
          <table:table-cell table:style-name="ce19" table:formula="of:=IF(AND([.FC$1]&gt;=[.$L10];[.FC$1]&lt;=[.$K10]);[.FC$1];&quot;&quot;)">
            <text:p/>
          </table:table-cell>
          <table:table-cell table:style-name="ce19" table:formula="of:=IF(AND([.FD$1]&gt;=[.$L10];[.FD$1]&lt;=[.$K10]);[.FD$1];&quot;&quot;)">
            <text:p/>
          </table:table-cell>
          <table:table-cell table:style-name="ce19" table:formula="of:=IF(AND([.FE$1]&gt;=[.$L10];[.FE$1]&lt;=[.$K10]);[.FE$1];&quot;&quot;)">
            <text:p/>
          </table:table-cell>
          <table:table-cell table:style-name="ce19" table:formula="of:=IF(AND([.FF$1]&gt;=[.$L10];[.FF$1]&lt;=[.$K10]);[.FF$1];&quot;&quot;)">
            <text:p/>
          </table:table-cell>
          <table:table-cell table:style-name="ce19" table:formula="of:=IF(AND([.FG$1]&gt;=[.$L10];[.FG$1]&lt;=[.$K10]);[.FG$1];&quot;&quot;)">
            <text:p/>
          </table:table-cell>
          <table:table-cell table:style-name="ce19" table:formula="of:=IF(AND([.FH$1]&gt;=[.$L10];[.FH$1]&lt;=[.$K10]);[.FH$1];&quot;&quot;)">
            <text:p/>
          </table:table-cell>
          <table:table-cell table:style-name="ce19" table:formula="of:=IF(AND([.FI$1]&gt;=[.$L10];[.FI$1]&lt;=[.$K10]);[.FI$1];&quot;&quot;)">
            <text:p/>
          </table:table-cell>
          <table:table-cell table:style-name="ce22" table:formula="of:=IF(AND([.FJ$1]&gt;=[.$L10];[.FJ$1]&lt;=[.$K10]);[.FJ$1];&quot;&quot;)">
            <text:p/>
          </table:table-cell>
          <table:table-cell table:style-name="ce22" table:formula="of:=IF(AND([.FK$1]&gt;=[.$L10];[.FK$1]&lt;=[.$K10]);[.FK$1];&quot;&quot;)">
            <text:p/>
          </table:table-cell>
          <table:table-cell table:style-name="ce22" table:formula="of:=IF(AND([.FL$1]&gt;=[.$L10];[.FL$1]&lt;=[.$K10]);[.FL$1];&quot;&quot;)">
            <text:p/>
          </table:table-cell>
          <table:table-cell table:style-name="ce22" table:formula="of:=IF(AND([.FM$1]&gt;=[.$L10];[.FM$1]&lt;=[.$K10]);[.FM$1];&quot;&quot;)">
            <text:p/>
          </table:table-cell>
          <table:table-cell table:style-name="ce22" table:formula="of:=IF(AND([.FN$1]&gt;=[.$L10];[.FN$1]&lt;=[.$K10]);[.FN$1];&quot;&quot;)">
            <text:p/>
          </table:table-cell>
          <table:table-cell table:style-name="ce22" table:formula="of:=IF(AND([.FO$1]&gt;=[.$L10];[.FO$1]&lt;=[.$K10]);[.FO$1];&quot;&quot;)">
            <text:p/>
          </table:table-cell>
          <table:table-cell table:style-name="ce22" table:formula="of:=IF(AND([.FP$1]&gt;=[.$L10];[.FP$1]&lt;=[.$K10]);[.FP$1];&quot;&quot;)">
            <text:p/>
          </table:table-cell>
          <table:table-cell table:style-name="ce22" table:formula="of:=IF(AND([.FQ$1]&gt;=[.$L10];[.FQ$1]&lt;=[.$K10]);[.FQ$1];&quot;&quot;)">
            <text:p/>
          </table:table-cell>
          <table:table-cell table:style-name="ce22" table:formula="of:=IF(AND([.FR$1]&gt;=[.$L10];[.FR$1]&lt;=[.$K10]);[.FR$1];&quot;&quot;)">
            <text:p/>
          </table:table-cell>
          <table:table-cell table:style-name="ce22" table:formula="of:=IF(AND([.FS$1]&gt;=[.$L10];[.FS$1]&lt;=[.$K10]);[.FS$1];&quot;&quot;)">
            <text:p/>
          </table:table-cell>
          <table:table-cell table:style-name="ce22" table:formula="of:=IF(AND([.FT$1]&gt;=[.$L10];[.FT$1]&lt;=[.$K10]);[.FT$1];&quot;&quot;)">
            <text:p/>
          </table:table-cell>
          <table:table-cell table:style-name="ce22" table:formula="of:=IF(AND([.FU$1]&gt;=[.$L10];[.FU$1]&lt;=[.$K10]);[.FU$1];&quot;&quot;)">
            <text:p/>
          </table:table-cell>
          <table:table-cell table:style-name="ce22" table:formula="of:=IF(AND([.FV$1]&gt;=[.$L10];[.FV$1]&lt;=[.$K10]);[.FV$1];&quot;&quot;)">
            <text:p/>
          </table:table-cell>
          <table:table-cell table:style-name="ce22" table:formula="of:=IF(AND([.FW$1]&gt;=[.$L10];[.FW$1]&lt;=[.$K10]);[.FW$1];&quot;&quot;)">
            <text:p/>
          </table:table-cell>
          <table:table-cell table:style-name="ce22" table:formula="of:=IF(AND([.FX$1]&gt;=[.$L10];[.FX$1]&lt;=[.$K10]);[.FX$1];&quot;&quot;)">
            <text:p/>
          </table:table-cell>
          <table:table-cell table:style-name="ce22" table:formula="of:=IF(AND([.FY$1]&gt;=[.$L10];[.FY$1]&lt;=[.$K10]);[.FY$1];&quot;&quot;)">
            <text:p/>
          </table:table-cell>
          <table:table-cell table:style-name="ce22" table:formula="of:=IF(AND([.FZ$1]&gt;=[.$L10];[.FZ$1]&lt;=[.$K10]);[.FZ$1];&quot;&quot;)">
            <text:p/>
          </table:table-cell>
          <table:table-cell table:style-name="ce22" table:formula="of:=IF(AND([.GA$1]&gt;=[.$L10];[.GA$1]&lt;=[.$K10]);[.GA$1];&quot;&quot;)">
            <text:p/>
          </table:table-cell>
          <table:table-cell table:style-name="ce22" table:formula="of:=IF(AND([.GB$1]&gt;=[.$L10];[.GB$1]&lt;=[.$K10]);[.GB$1];&quot;&quot;)">
            <text:p/>
          </table:table-cell>
          <table:table-cell table:style-name="ce22" table:formula="of:=IF(AND([.GC$1]&gt;=[.$L10];[.GC$1]&lt;=[.$K10]);[.GC$1];&quot;&quot;)">
            <text:p/>
          </table:table-cell>
          <table:table-cell table:style-name="ce22" table:formula="of:=IF(AND([.GD$1]&gt;=[.$L10];[.GD$1]&lt;=[.$K10]);[.GD$1];&quot;&quot;)">
            <text:p/>
          </table:table-cell>
          <table:table-cell table:style-name="ce22" table:formula="of:=IF(AND([.GE$1]&gt;=[.$L10];[.GE$1]&lt;=[.$K10]);[.GE$1];&quot;&quot;)">
            <text:p/>
          </table:table-cell>
          <table:table-cell table:style-name="ce22" table:formula="of:=IF(AND([.GF$1]&gt;=[.$L10];[.GF$1]&lt;=[.$K10]);[.GF$1];&quot;&quot;)">
            <text:p/>
          </table:table-cell>
          <table:table-cell table:style-name="ce22" table:formula="of:=IF(AND([.GG$1]&gt;=[.$L10];[.GG$1]&lt;=[.$K10]);[.GG$1];&quot;&quot;)">
            <text:p/>
          </table:table-cell>
          <table:table-cell table:style-name="ce22" table:formula="of:=IF(AND([.GH$1]&gt;=[.$L10];[.GH$1]&lt;=[.$K10]);[.GH$1];&quot;&quot;)">
            <text:p/>
          </table:table-cell>
          <table:table-cell table:style-name="ce22" table:formula="of:=IF(AND([.GI$1]&gt;=[.$L10];[.GI$1]&lt;=[.$K10]);[.GI$1];&quot;&quot;)">
            <text:p/>
          </table:table-cell>
          <table:table-cell table:style-name="ce22" table:formula="of:=IF(AND([.GJ$1]&gt;=[.$L10];[.GJ$1]&lt;=[.$K10]);[.GJ$1];&quot;&quot;)">
            <text:p/>
          </table:table-cell>
          <table:table-cell table:style-name="ce22" table:formula="of:=IF(AND([.GK$1]&gt;=[.$L10];[.GK$1]&lt;=[.$K10]);[.GK$1];&quot;&quot;)">
            <text:p/>
          </table:table-cell>
          <table:table-cell table:style-name="ce22" table:formula="of:=IF(AND([.GL$1]&gt;=[.$L10];[.GL$1]&lt;=[.$K10]);[.GL$1];&quot;&quot;)">
            <text:p/>
          </table:table-cell>
          <table:table-cell table:style-name="ce22" table:formula="of:=IF(AND([.GM$1]&gt;=[.$L10];[.GM$1]&lt;=[.$K10]);[.GM$1];&quot;&quot;)">
            <text:p/>
          </table:table-cell>
          <table:table-cell table:style-name="ce22" table:formula="of:=IF(AND([.GN$1]&gt;=[.$L10];[.GN$1]&lt;=[.$K10]);[.GN$1];&quot;&quot;)">
            <text:p/>
          </table:table-cell>
          <table:table-cell table:style-name="ce22" table:formula="of:=IF(AND([.GO$1]&gt;=[.$L10];[.GO$1]&lt;=[.$K10]);[.GO$1];&quot;&quot;)">
            <text:p/>
          </table:table-cell>
          <table:table-cell table:style-name="ce22" table:formula="of:=IF(AND([.GP$1]&gt;=[.$L10];[.GP$1]&lt;=[.$K10]);[.GP$1];&quot;&quot;)">
            <text:p/>
          </table:table-cell>
          <table:table-cell table:style-name="ce22" table:formula="of:=IF(AND([.GQ$1]&gt;=[.$L10];[.GQ$1]&lt;=[.$K10]);[.GQ$1];&quot;&quot;)">
            <text:p/>
          </table:table-cell>
          <table:table-cell table:style-name="ce22" table:formula="of:=IF(AND([.GR$1]&gt;=[.$L10];[.GR$1]&lt;=[.$K10]);[.GR$1];&quot;&quot;)">
            <text:p/>
          </table:table-cell>
          <table:table-cell table:style-name="ce22" table:formula="of:=IF(AND([.GS$1]&gt;=[.$L10];[.GS$1]&lt;=[.$K10]);[.GS$1];&quot;&quot;)">
            <text:p/>
          </table:table-cell>
          <table:table-cell table:style-name="ce22" table:formula="of:=IF(AND([.GT$1]&gt;=[.$L10];[.GT$1]&lt;=[.$K10]);[.GT$1];&quot;&quot;)">
            <text:p/>
          </table:table-cell>
          <table:table-cell table:style-name="ce22" table:formula="of:=IF(AND([.GU$1]&gt;=[.$L10];[.GU$1]&lt;=[.$K10]);[.GU$1];&quot;&quot;)">
            <text:p/>
          </table:table-cell>
          <table:table-cell table:style-name="ce22" table:formula="of:=IF(AND([.GV$1]&gt;=[.$L10];[.GV$1]&lt;=[.$K10]);[.GV$1];&quot;&quot;)">
            <text:p/>
          </table:table-cell>
          <table:table-cell table:style-name="ce22" table:formula="of:=IF(AND([.GW$1]&gt;=[.$L10];[.GW$1]&lt;=[.$K10]);[.GW$1];&quot;&quot;)">
            <text:p/>
          </table:table-cell>
          <table:table-cell table:style-name="ce22" table:formula="of:=IF(AND([.GX$1]&gt;=[.$L10];[.GX$1]&lt;=[.$K10]);[.GX$1];&quot;&quot;)">
            <text:p/>
          </table:table-cell>
          <table:table-cell table:style-name="ce22" table:formula="of:=IF(AND([.GY$1]&gt;=[.$L10];[.GY$1]&lt;=[.$K10]);[.GY$1];&quot;&quot;)">
            <text:p/>
          </table:table-cell>
          <table:table-cell table:style-name="ce22" table:formula="of:=IF(AND([.GZ$1]&gt;=[.$L10];[.GZ$1]&lt;=[.$K10]);[.GZ$1];&quot;&quot;)">
            <text:p/>
          </table:table-cell>
          <table:table-cell table:style-name="ce22" table:formula="of:=IF(AND([.HA$1]&gt;=[.$L10];[.HA$1]&lt;=[.$K10]);[.HA$1];&quot;&quot;)">
            <text:p/>
          </table:table-cell>
          <table:table-cell table:style-name="ce22" table:formula="of:=IF(AND([.HB$1]&gt;=[.$L10];[.HB$1]&lt;=[.$K10]);[.HB$1];&quot;&quot;)">
            <text:p/>
          </table:table-cell>
          <table:table-cell table:style-name="ce22" table:formula="of:=IF(AND([.HC$1]&gt;=[.$L10];[.HC$1]&lt;=[.$K10]);[.HC$1];&quot;&quot;)">
            <text:p/>
          </table:table-cell>
          <table:table-cell table:style-name="ce20" table:formula="of:=IF(AND([.HD$1]&gt;=[.$L10];[.HD$1]&lt;=[.$K10]);[.HD$1];&quot;&quot;)" office:value-type="float" office:value="199" calcext:value-type="float">
            <text:p>199</text:p>
          </table:table-cell>
          <table:table-cell table:style-name="ce20" table:formula="of:=IF(AND([.HE$1]&gt;=[.$L10];[.HE$1]&lt;=[.$K10]);[.HE$1];&quot;&quot;)" office:value-type="float" office:value="200" calcext:value-type="float">
            <text:p>200</text:p>
          </table:table-cell>
          <table:table-cell table:style-name="ce20" table:formula="of:=IF(AND([.HF$1]&gt;=[.$L10];[.HF$1]&lt;=[.$K10]);[.HF$1];&quot;&quot;)" office:value-type="float" office:value="201" calcext:value-type="float">
            <text:p>201</text:p>
          </table:table-cell>
          <table:table-cell table:style-name="ce20" table:formula="of:=IF(AND([.HG$1]&gt;=[.$L10];[.HG$1]&lt;=[.$K10]);[.HG$1];&quot;&quot;)" office:value-type="float" office:value="202" calcext:value-type="float">
            <text:p>202</text:p>
          </table:table-cell>
          <table:table-cell table:style-name="ce26" table:formula="of:=IF(AND([.HH$1]&gt;=[.$L10];[.HH$1]&lt;=[.$K10]);[.HH$1];&quot;&quot;)">
            <text:p/>
          </table:table-cell>
          <table:table-cell table:style-name="ce26" table:formula="of:=IF(AND([.HI$1]&gt;=[.$L10];[.HI$1]&lt;=[.$K10]);[.HI$1];&quot;&quot;)">
            <text:p/>
          </table:table-cell>
          <table:table-cell table:style-name="ce26" table:formula="of:=IF(AND([.HJ$1]&gt;=[.$L10];[.HJ$1]&lt;=[.$K10]);[.HJ$1];&quot;&quot;)">
            <text:p/>
          </table:table-cell>
          <table:table-cell table:style-name="ce26" table:formula="of:=IF(AND([.HK$1]&gt;=[.$L10];[.HK$1]&lt;=[.$K10]);[.HK$1];&quot;&quot;)">
            <text:p/>
          </table:table-cell>
          <table:table-cell table:style-name="ce26" table:formula="of:=IF(AND([.HL$1]&gt;=[.$L10];[.HL$1]&lt;=[.$K10]);[.HL$1];&quot;&quot;)">
            <text:p/>
          </table:table-cell>
          <table:table-cell table:style-name="ce26" table:formula="of:=IF(AND([.HM$1]&gt;=[.$L10];[.HM$1]&lt;=[.$K10]);[.HM$1];&quot;&quot;)">
            <text:p/>
          </table:table-cell>
          <table:table-cell table:style-name="ce26" table:formula="of:=IF(AND([.HN$1]&gt;=[.$L10];[.HN$1]&lt;=[.$K10]);[.HN$1];&quot;&quot;)">
            <text:p/>
          </table:table-cell>
          <table:table-cell table:style-name="ce26" table:formula="of:=IF(AND([.HO$1]&gt;=[.$L10];[.HO$1]&lt;=[.$K10]);[.HO$1];&quot;&quot;)">
            <text:p/>
          </table:table-cell>
          <table:table-cell table:style-name="ce26" table:formula="of:=IF(AND([.HP$1]&gt;=[.$L10];[.HP$1]&lt;=[.$K10]);[.HP$1];&quot;&quot;)">
            <text:p/>
          </table:table-cell>
          <table:table-cell table:style-name="ce26" table:formula="of:=IF(AND([.HQ$1]&gt;=[.$L10];[.HQ$1]&lt;=[.$K10]);[.HQ$1];&quot;&quot;)">
            <text:p/>
          </table:table-cell>
          <table:table-cell table:style-name="ce26" table:formula="of:=IF(AND([.HR$1]&gt;=[.$L10];[.HR$1]&lt;=[.$K10]);[.HR$1];&quot;&quot;)">
            <text:p/>
          </table:table-cell>
          <table:table-cell table:style-name="ce26" table:formula="of:=IF(AND([.HS$1]&gt;=[.$L10];[.HS$1]&lt;=[.$K10]);[.HS$1];&quot;&quot;)">
            <text:p/>
          </table:table-cell>
          <table:table-cell table:style-name="ce26" table:formula="of:=IF(AND([.HT$1]&gt;=[.$L10];[.HT$1]&lt;=[.$K10]);[.HT$1];&quot;&quot;)">
            <text:p/>
          </table:table-cell>
          <table:table-cell table:style-name="ce26" table:formula="of:=IF(AND([.HU$1]&gt;=[.$L10];[.HU$1]&lt;=[.$K10]);[.HU$1];&quot;&quot;)">
            <text:p/>
          </table:table-cell>
          <table:table-cell table:style-name="ce26" table:formula="of:=IF(AND([.HV$1]&gt;=[.$L10];[.HV$1]&lt;=[.$K10]);[.HV$1];&quot;&quot;)">
            <text:p/>
          </table:table-cell>
          <table:table-cell table:style-name="ce26" table:formula="of:=IF(AND([.HW$1]&gt;=[.$L10];[.HW$1]&lt;=[.$K10]);[.HW$1];&quot;&quot;)">
            <text:p/>
          </table:table-cell>
          <table:table-cell table:style-name="ce26" table:formula="of:=IF(AND([.HX$1]&gt;=[.$L10];[.HX$1]&lt;=[.$K10]);[.HX$1];&quot;&quot;)">
            <text:p/>
          </table:table-cell>
          <table:table-cell table:style-name="ce26" table:formula="of:=IF(AND([.HY$1]&gt;=[.$L10];[.HY$1]&lt;=[.$K10]);[.HY$1];&quot;&quot;)">
            <text:p/>
          </table:table-cell>
          <table:table-cell table:style-name="ce26" table:formula="of:=IF(AND([.HZ$1]&gt;=[.$L10];[.HZ$1]&lt;=[.$K10]);[.HZ$1];&quot;&quot;)">
            <text:p/>
          </table:table-cell>
          <table:table-cell table:style-name="ce26" table:formula="of:=IF(AND([.IA$1]&gt;=[.$L10];[.IA$1]&lt;=[.$K10]);[.IA$1];&quot;&quot;)">
            <text:p/>
          </table:table-cell>
          <table:table-cell table:style-name="ce26" table:formula="of:=IF(AND([.IB$1]&gt;=[.$L10];[.IB$1]&lt;=[.$K10]);[.IB$1];&quot;&quot;)">
            <text:p/>
          </table:table-cell>
          <table:table-cell table:style-name="ce26" table:formula="of:=IF(AND([.IC$1]&gt;=[.$L10];[.IC$1]&lt;=[.$K10]);[.IC$1];&quot;&quot;)">
            <text:p/>
          </table:table-cell>
          <table:table-cell table:style-name="ce26" table:formula="of:=IF(AND([.ID$1]&gt;=[.$L10];[.ID$1]&lt;=[.$K10]);[.ID$1];&quot;&quot;)">
            <text:p/>
          </table:table-cell>
          <table:table-cell table:style-name="ce26" table:formula="of:=IF(AND([.IE$1]&gt;=[.$L10];[.IE$1]&lt;=[.$K10]);[.IE$1];&quot;&quot;)">
            <text:p/>
          </table:table-cell>
          <table:table-cell table:style-name="ce26" table:formula="of:=IF(AND([.IF$1]&gt;=[.$L10];[.IF$1]&lt;=[.$K10]);[.IF$1];&quot;&quot;)">
            <text:p/>
          </table:table-cell>
          <table:table-cell table:style-name="ce26" table:formula="of:=IF(AND([.IG$1]&gt;=[.$L10];[.IG$1]&lt;=[.$K10]);[.IG$1];&quot;&quot;)">
            <text:p/>
          </table:table-cell>
          <table:table-cell table:style-name="ce26" table:formula="of:=IF(AND([.IH$1]&gt;=[.$L10];[.IH$1]&lt;=[.$K10]);[.IH$1];&quot;&quot;)">
            <text:p/>
          </table:table-cell>
          <table:table-cell table:style-name="ce26" table:formula="of:=IF(AND([.II$1]&gt;=[.$L10];[.II$1]&lt;=[.$K10]);[.II$1];&quot;&quot;)">
            <text:p/>
          </table:table-cell>
          <table:table-cell table:style-name="ce26" table:formula="of:=IF(AND([.IJ$1]&gt;=[.$L10];[.IJ$1]&lt;=[.$K10]);[.IJ$1];&quot;&quot;)">
            <text:p/>
          </table:table-cell>
          <table:table-cell table:style-name="ce26" table:formula="of:=IF(AND([.IK$1]&gt;=[.$L10];[.IK$1]&lt;=[.$K10]);[.IK$1];&quot;&quot;)">
            <text:p/>
          </table:table-cell>
          <table:table-cell table:style-name="ce26" table:formula="of:=IF(AND([.IL$1]&gt;=[.$L10];[.IL$1]&lt;=[.$K10]);[.IL$1];&quot;&quot;)">
            <text:p/>
          </table:table-cell>
          <table:table-cell table:style-name="ce26" table:formula="of:=IF(AND([.IM$1]&gt;=[.$L10];[.IM$1]&lt;=[.$K10]);[.IM$1];&quot;&quot;)">
            <text:p/>
          </table:table-cell>
          <table:table-cell table:style-name="ce26" table:formula="of:=IF(AND([.IN$1]&gt;=[.$L10];[.IN$1]&lt;=[.$K10]);[.IN$1];&quot;&quot;)">
            <text:p/>
          </table:table-cell>
          <table:table-cell table:style-name="ce26" table:formula="of:=IF(AND([.IO$1]&gt;=[.$L10];[.IO$1]&lt;=[.$K10]);[.IO$1];&quot;&quot;)">
            <text:p/>
          </table:table-cell>
          <table:table-cell table:style-name="ce26" table:formula="of:=IF(AND([.IP$1]&gt;=[.$L10];[.IP$1]&lt;=[.$K10]);[.IP$1];&quot;&quot;)">
            <text:p/>
          </table:table-cell>
          <table:table-cell table:style-name="ce26" table:formula="of:=IF(AND([.IQ$1]&gt;=[.$L10];[.IQ$1]&lt;=[.$K10]);[.IQ$1];&quot;&quot;)">
            <text:p/>
          </table:table-cell>
          <table:table-cell table:style-name="ce26" table:formula="of:=IF(AND([.IR$1]&gt;=[.$L10];[.IR$1]&lt;=[.$K10]);[.IR$1];&quot;&quot;)">
            <text:p/>
          </table:table-cell>
          <table:table-cell table:style-name="ce26" table:formula="of:=IF(AND([.IS$1]&gt;=[.$L10];[.IS$1]&lt;=[.$K10]);[.IS$1];&quot;&quot;)">
            <text:p/>
          </table:table-cell>
          <table:table-cell table:style-name="ce26" table:formula="of:=IF(AND([.IT$1]&gt;=[.$L10];[.IT$1]&lt;=[.$K10]);[.IT$1];&quot;&quot;)">
            <text:p/>
          </table:table-cell>
          <table:table-cell table:style-name="ce26" table:formula="of:=IF(AND([.IU$1]&gt;=[.$L10];[.IU$1]&lt;=[.$K10]);[.IU$1];&quot;&quot;)">
            <text:p/>
          </table:table-cell>
          <table:table-cell table:style-name="ce26" table:formula="of:=IF(AND([.IV$1]&gt;=[.$L10];[.IV$1]&lt;=[.$K10]);[.IV$1];&quot;&quot;)">
            <text:p/>
          </table:table-cell>
          <table:table-cell table:style-name="ce26" table:formula="of:=IF(AND([.IW$1]&gt;=[.$L10];[.IW$1]&lt;=[.$K10]);[.IW$1];&quot;&quot;)">
            <text:p/>
          </table:table-cell>
          <table:table-cell table:style-name="ce26" table:formula="of:=IF(AND([.IX$1]&gt;=[.$L10];[.IX$1]&lt;=[.$K10]);[.IX$1];&quot;&quot;)">
            <text:p/>
          </table:table-cell>
          <table:table-cell table:style-name="ce26" table:formula="of:=IF(AND([.IY$1]&gt;=[.$L10];[.IY$1]&lt;=[.$K10]);[.IY$1];&quot;&quot;)">
            <text:p/>
          </table:table-cell>
          <table:table-cell table:style-name="ce26" table:formula="of:=IF(AND([.IZ$1]&gt;=[.$L10];[.IZ$1]&lt;=[.$K10]);[.IZ$1];&quot;&quot;)">
            <text:p/>
          </table:table-cell>
          <table:table-cell table:style-name="ce26" table:formula="of:=IF(AND([.JA$1]&gt;=[.$L10];[.JA$1]&lt;=[.$K10]);[.JA$1];&quot;&quot;)">
            <text:p/>
          </table:table-cell>
          <table:table-cell table:style-name="ce26" table:formula="of:=IF(AND([.JB$1]&gt;=[.$L10];[.JB$1]&lt;=[.$K10]);[.JB$1];&quot;&quot;)">
            <text:p/>
          </table:table-cell>
          <table:table-cell table:style-name="ce26" table:formula="of:=IF(AND([.JC$1]&gt;=[.$L10];[.JC$1]&lt;=[.$K10]);[.JC$1];&quot;&quot;)">
            <text:p/>
          </table:table-cell>
          <table:table-cell table:style-name="ce26" table:formula="of:=IF(AND([.JD$1]&gt;=[.$L10];[.JD$1]&lt;=[.$K10]);[.JD$1];&quot;&quot;)">
            <text:p/>
          </table:table-cell>
          <table:table-cell table:style-name="ce26" table:formula="of:=IF(AND([.JE$1]&gt;=[.$L10];[.JE$1]&lt;=[.$K10]);[.JE$1];&quot;&quot;)">
            <text:p/>
          </table:table-cell>
          <table:table-cell table:style-name="ce26" table:formula="of:=IF(AND([.JF$1]&gt;=[.$L10];[.JF$1]&lt;=[.$K10]);[.JF$1];&quot;&quot;)">
            <text:p/>
          </table:table-cell>
          <table:table-cell table:style-name="ce26" table:formula="of:=IF(AND([.JG$1]&gt;=[.$L10];[.JG$1]&lt;=[.$K10]);[.JG$1];&quot;&quot;)">
            <text:p/>
          </table:table-cell>
          <table:table-cell table:style-name="ce26" table:formula="of:=IF(AND([.JH$1]&gt;=[.$L10];[.JH$1]&lt;=[.$K10]);[.JH$1];&quot;&quot;)">
            <text:p/>
          </table:table-cell>
          <table:table-cell table:style-name="ce26" table:formula="of:=IF(AND([.JI$1]&gt;=[.$L10];[.JI$1]&lt;=[.$K10]);[.JI$1];&quot;&quot;)">
            <text:p/>
          </table:table-cell>
          <table:table-cell table:style-name="ce26" table:formula="of:=IF(AND([.JJ$1]&gt;=[.$L10];[.JJ$1]&lt;=[.$K10]);[.JJ$1];&quot;&quot;)">
            <text:p/>
          </table:table-cell>
          <table:table-cell table:style-name="ce26" table:formula="of:=IF(AND([.JK$1]&gt;=[.$L10];[.JK$1]&lt;=[.$K10]);[.JK$1];&quot;&quot;)">
            <text:p/>
          </table:table-cell>
          <table:table-cell table:style-name="ce26" table:formula="of:=IF(AND([.JL$1]&gt;=[.$L10];[.JL$1]&lt;=[.$K10]);[.JL$1];&quot;&quot;)">
            <text:p/>
          </table:table-cell>
          <table:table-cell table:style-name="ce28" table:formula="of:=IF(AND([.JM$1]&gt;=[.$L10];[.JM$1]&lt;=[.$K10]);[.JM$1];&quot;&quot;)">
            <text:p/>
          </table:table-cell>
          <table:table-cell table:style-name="ce28" table:formula="of:=IF(AND([.JN$1]&gt;=[.$L10];[.JN$1]&lt;=[.$K10]);[.JN$1];&quot;&quot;)">
            <text:p/>
          </table:table-cell>
          <table:table-cell table:style-name="ce28" table:formula="of:=IF(AND([.JO$1]&gt;=[.$L10];[.JO$1]&lt;=[.$K10]);[.JO$1];&quot;&quot;)">
            <text:p/>
          </table:table-cell>
          <table:table-cell table:style-name="ce28" table:formula="of:=IF(AND([.JP$1]&gt;=[.$L10];[.JP$1]&lt;=[.$K10]);[.JP$1];&quot;&quot;)">
            <text:p/>
          </table:table-cell>
          <table:table-cell table:style-name="ce28" table:formula="of:=IF(AND([.JQ$1]&gt;=[.$L10];[.JQ$1]&lt;=[.$K10]);[.JQ$1];&quot;&quot;)">
            <text:p/>
          </table:table-cell>
          <table:table-cell table:style-name="ce28" table:formula="of:=IF(AND([.JR$1]&gt;=[.$L10];[.JR$1]&lt;=[.$K10]);[.JR$1];&quot;&quot;)">
            <text:p/>
          </table:table-cell>
          <table:table-cell table:style-name="ce28" table:formula="of:=IF(AND([.JS$1]&gt;=[.$L10];[.JS$1]&lt;=[.$K10]);[.JS$1];&quot;&quot;)">
            <text:p/>
          </table:table-cell>
          <table:table-cell table:style-name="ce30" table:formula="of:=IF(AND([.JT$1]&gt;=[.$L10];[.JT$1]&lt;=[.$K10]);[.JT$1];&quot;&quot;)">
            <text:p/>
          </table:table-cell>
          <table:table-cell table:style-name="ce30" table:formula="of:=IF(AND([.JU$1]&gt;=[.$L10];[.JU$1]&lt;=[.$K10]);[.JU$1];&quot;&quot;)">
            <text:p/>
          </table:table-cell>
          <table:table-cell table:style-name="ce30" table:formula="of:=IF(AND([.JV$1]&gt;=[.$L10];[.JV$1]&lt;=[.$K10]);[.JV$1];&quot;&quot;)">
            <text:p/>
          </table:table-cell>
          <table:table-cell table:style-name="ce30" table:formula="of:=IF(AND([.JW$1]&gt;=[.$L10];[.JW$1]&lt;=[.$K10]);[.JW$1];&quot;&quot;)">
            <text:p/>
          </table:table-cell>
          <table:table-cell table:style-name="ce30" table:formula="of:=IF(AND([.JX$1]&gt;=[.$L10];[.JX$1]&lt;=[.$K10]);[.JX$1];&quot;&quot;)">
            <text:p/>
          </table:table-cell>
          <table:table-cell table:style-name="ce30" table:formula="of:=IF(AND([.JY$1]&gt;=[.$L10];[.JY$1]&lt;=[.$K10]);[.JY$1];&quot;&quot;)">
            <text:p/>
          </table:table-cell>
          <table:table-cell table:style-name="ce30" table:formula="of:=IF(AND([.JZ$1]&gt;=[.$L10];[.JZ$1]&lt;=[.$K10]);[.JZ$1];&quot;&quot;)">
            <text:p/>
          </table:table-cell>
          <table:table-cell table:style-name="ce30" table:formula="of:=IF(AND([.KA$1]&gt;=[.$L10];[.KA$1]&lt;=[.$K10]);[.KA$1];&quot;&quot;)">
            <text:p/>
          </table:table-cell>
          <table:table-cell table:style-name="ce32" table:formula="of:=IF(AND([.KB$1]&gt;=[.$L10];[.KB$1]&lt;=[.$K10]);[.KB$1];&quot;&quot;)">
            <text:p/>
          </table:table-cell>
          <table:table-cell table:style-name="ce32" table:formula="of:=IF(AND([.KC$1]&gt;=[.$L10];[.KC$1]&lt;=[.$K10]);[.KC$1];&quot;&quot;)">
            <text:p/>
          </table:table-cell>
          <table:table-cell table:style-name="ce32" table:formula="of:=IF(AND([.KD$1]&gt;=[.$L10];[.KD$1]&lt;=[.$K10]);[.KD$1];&quot;&quot;)">
            <text:p/>
          </table:table-cell>
          <table:table-cell table:style-name="ce32" table:formula="of:=IF(AND([.KE$1]&gt;=[.$L10];[.KE$1]&lt;=[.$K10]);[.KE$1];&quot;&quot;)">
            <text:p/>
          </table:table-cell>
          <table:table-cell table:style-name="ce32" table:formula="of:=IF(AND([.KF$1]&gt;=[.$L10];[.KF$1]&lt;=[.$K10]);[.KF$1];&quot;&quot;)">
            <text:p/>
          </table:table-cell>
          <table:table-cell table:style-name="ce32" table:formula="of:=IF(AND([.KG$1]&gt;=[.$L10];[.KG$1]&lt;=[.$K10]);[.KG$1];&quot;&quot;)">
            <text:p/>
          </table:table-cell>
          <table:table-cell table:style-name="ce32" table:formula="of:=IF(AND([.KH$1]&gt;=[.$L10];[.KH$1]&lt;=[.$K10]);[.KH$1];&quot;&quot;)">
            <text:p/>
          </table:table-cell>
          <table:table-cell table:style-name="ce32" table:formula="of:=IF(AND([.KI$1]&gt;=[.$L10];[.KI$1]&lt;=[.$K10]);[.KI$1];&quot;&quot;)">
            <text:p/>
          </table:table-cell>
          <table:table-cell table:style-name="ce32" table:formula="of:=IF(AND([.KJ$1]&gt;=[.$L10];[.KJ$1]&lt;=[.$K10]);[.KJ$1];&quot;&quot;)">
            <text:p/>
          </table:table-cell>
          <table:table-cell table:style-name="ce32" table:formula="of:=IF(AND([.KK$1]&gt;=[.$L10];[.KK$1]&lt;=[.$K10]);[.KK$1];&quot;&quot;)">
            <text:p/>
          </table:table-cell>
          <table:table-cell table:style-name="ce32" table:formula="of:=IF(AND([.KL$1]&gt;=[.$L10];[.KL$1]&lt;=[.$K10]);[.KL$1];&quot;&quot;)">
            <text:p/>
          </table:table-cell>
          <table:table-cell table:style-name="ce32" table:formula="of:=IF(AND([.KM$1]&gt;=[.$L10];[.KM$1]&lt;=[.$K10]);[.KM$1];&quot;&quot;)">
            <text:p/>
          </table:table-cell>
          <table:table-cell table:style-name="ce32" table:formula="of:=IF(AND([.KN$1]&gt;=[.$L10];[.KN$1]&lt;=[.$K10]);[.KN$1];&quot;&quot;)">
            <text:p/>
          </table:table-cell>
          <table:table-cell table:style-name="ce32" table:formula="of:=IF(AND([.KO$1]&gt;=[.$L10];[.KO$1]&lt;=[.$K10]);[.KO$1];&quot;&quot;)">
            <text:p/>
          </table:table-cell>
          <table:table-cell table:style-name="ce32" table:formula="of:=IF(AND([.KP$1]&gt;=[.$L10];[.KP$1]&lt;=[.$K10]);[.KP$1];&quot;&quot;)">
            <text:p/>
          </table:table-cell>
          <table:table-cell table:style-name="ce32" table:formula="of:=IF(AND([.KQ$1]&gt;=[.$L10];[.KQ$1]&lt;=[.$K10]);[.KQ$1];&quot;&quot;)">
            <text:p/>
          </table:table-cell>
          <table:table-cell table:style-name="ce32" table:formula="of:=IF(AND([.KR$1]&gt;=[.$L10];[.KR$1]&lt;=[.$K10]);[.KR$1];&quot;&quot;)">
            <text:p/>
          </table:table-cell>
          <table:table-cell table:style-name="ce32" table:formula="of:=IF(AND([.KS$1]&gt;=[.$L10];[.KS$1]&lt;=[.$K10]);[.KS$1];&quot;&quot;)">
            <text:p/>
          </table:table-cell>
          <table:table-cell table:style-name="ce34" table:formula="of:=IF(AND([.KT$1]&gt;=[.$L10];[.KT$1]&lt;=[.$K10]);[.KT$1];&quot;&quot;)">
            <text:p/>
          </table:table-cell>
          <table:table-cell table:style-name="ce34" table:formula="of:=IF(AND([.KU$1]&gt;=[.$L10];[.KU$1]&lt;=[.$K10]);[.KU$1];&quot;&quot;)">
            <text:p/>
          </table:table-cell>
          <table:table-cell table:style-name="ce34" table:formula="of:=IF(AND([.KV$1]&gt;=[.$L10];[.KV$1]&lt;=[.$K10]);[.KV$1];&quot;&quot;)">
            <text:p/>
          </table:table-cell>
          <table:table-cell table:style-name="ce34" table:formula="of:=IF(AND([.KW$1]&gt;=[.$L10];[.KW$1]&lt;=[.$K10]);[.KW$1];&quot;&quot;)">
            <text:p/>
          </table:table-cell>
          <table:table-cell table:style-name="ce34" table:formula="of:=IF(AND([.KX$1]&gt;=[.$L10];[.KX$1]&lt;=[.$K10]);[.KX$1];&quot;&quot;)">
            <text:p/>
          </table:table-cell>
          <table:table-cell table:style-name="ce34" table:formula="of:=IF(AND([.KY$1]&gt;=[.$L10];[.KY$1]&lt;=[.$K10]);[.KY$1];&quot;&quot;)">
            <text:p/>
          </table:table-cell>
          <table:table-cell table:style-name="ce34" table:formula="of:=IF(AND([.KZ$1]&gt;=[.$L10];[.KZ$1]&lt;=[.$K10]);[.KZ$1];&quot;&quot;)">
            <text:p/>
          </table:table-cell>
          <table:table-cell table:style-name="ce34" table:formula="of:=IF(AND([.LA$1]&gt;=[.$L10];[.LA$1]&lt;=[.$K10]);[.LA$1];&quot;&quot;)">
            <text:p/>
          </table:table-cell>
          <table:table-cell table:style-name="ce34" table:formula="of:=IF(AND([.LB$1]&gt;=[.$L10];[.LB$1]&lt;=[.$K10]);[.LB$1];&quot;&quot;)">
            <text:p/>
          </table:table-cell>
          <table:table-cell table:style-name="ce34" table:formula="of:=IF(AND([.LC$1]&gt;=[.$L10];[.LC$1]&lt;=[.$K10]);[.LC$1];&quot;&quot;)">
            <text:p/>
          </table:table-cell>
          <table:table-cell table:style-name="ce34" table:formula="of:=IF(AND([.LD$1]&gt;=[.$L10];[.LD$1]&lt;=[.$K10]);[.LD$1];&quot;&quot;)">
            <text:p/>
          </table:table-cell>
          <table:table-cell table:style-name="ce34" table:formula="of:=IF(AND([.LE$1]&gt;=[.$L10];[.LE$1]&lt;=[.$K10]);[.LE$1];&quot;&quot;)">
            <text:p/>
          </table:table-cell>
          <table:table-cell table:style-name="ce34" table:formula="of:=IF(AND([.LF$1]&gt;=[.$L10];[.LF$1]&lt;=[.$K10]);[.LF$1];&quot;&quot;)">
            <text:p/>
          </table:table-cell>
          <table:table-cell table:style-name="ce34" table:formula="of:=IF(AND([.LG$1]&gt;=[.$L10];[.LG$1]&lt;=[.$K10]);[.LG$1];&quot;&quot;)">
            <text:p/>
          </table:table-cell>
          <table:table-cell table:style-name="ce34" table:formula="of:=IF(AND([.LH$1]&gt;=[.$L10];[.LH$1]&lt;=[.$K10]);[.LH$1];&quot;&quot;)">
            <text:p/>
          </table:table-cell>
          <table:table-cell table:style-name="ce36" table:formula="of:=IF(AND([.LI$1]&gt;=[.$L10];[.LI$1]&lt;=[.$K10]);[.LI$1];&quot;&quot;)">
            <text:p/>
          </table:table-cell>
          <table:table-cell table:style-name="ce36" table:formula="of:=IF(AND([.LJ$1]&gt;=[.$L10];[.LJ$1]&lt;=[.$K10]);[.LJ$1];&quot;&quot;)">
            <text:p/>
          </table:table-cell>
          <table:table-cell table:style-name="ce36" table:formula="of:=IF(AND([.LK$1]&gt;=[.$L10];[.LK$1]&lt;=[.$K10]);[.LK$1];&quot;&quot;)">
            <text:p/>
          </table:table-cell>
          <table:table-cell table:style-name="ce36" table:formula="of:=IF(AND([.LL$1]&gt;=[.$L10];[.LL$1]&lt;=[.$K10]);[.LL$1];&quot;&quot;)">
            <text:p/>
          </table:table-cell>
          <table:table-cell table:style-name="ce36" table:formula="of:=IF(AND([.LM$1]&gt;=[.$L10];[.LM$1]&lt;=[.$K10]);[.LM$1];&quot;&quot;)">
            <text:p/>
          </table:table-cell>
          <table:table-cell table:style-name="ce36" table:formula="of:=IF(AND([.LN$1]&gt;=[.$L10];[.LN$1]&lt;=[.$K10]);[.LN$1];&quot;&quot;)">
            <text:p/>
          </table:table-cell>
          <table:table-cell table:style-name="ce36" table:formula="of:=IF(AND([.LO$1]&gt;=[.$L10];[.LO$1]&lt;=[.$K10]);[.LO$1];&quot;&quot;)">
            <text:p/>
          </table:table-cell>
          <table:table-cell table:style-name="ce36" table:formula="of:=IF(AND([.LP$1]&gt;=[.$L10];[.LP$1]&lt;=[.$K10]);[.LP$1];&quot;&quot;)">
            <text:p/>
          </table:table-cell>
          <table:table-cell table:style-name="ce36" table:formula="of:=IF(AND([.LQ$1]&gt;=[.$L10];[.LQ$1]&lt;=[.$K10]);[.LQ$1];&quot;&quot;)">
            <text:p/>
          </table:table-cell>
          <table:table-cell table:style-name="ce36" table:formula="of:=IF(AND([.LR$1]&gt;=[.$L10];[.LR$1]&lt;=[.$K10]);[.LR$1];&quot;&quot;)">
            <text:p/>
          </table:table-cell>
          <table:table-cell table:style-name="ce36" table:formula="of:=IF(AND([.LS$1]&gt;=[.$L10];[.LS$1]&lt;=[.$K10]);[.LS$1];&quot;&quot;)">
            <text:p/>
          </table:table-cell>
          <table:table-cell table:style-name="ce36" table:formula="of:=IF(AND([.LT$1]&gt;=[.$L10];[.LT$1]&lt;=[.$K10]);[.LT$1];&quot;&quot;)">
            <text:p/>
          </table:table-cell>
          <table:table-cell table:style-name="ce36" table:formula="of:=IF(AND([.LU$1]&gt;=[.$L10];[.LU$1]&lt;=[.$K10]);[.LU$1];&quot;&quot;)">
            <text:p/>
          </table:table-cell>
          <table:table-cell table:style-name="ce36" table:formula="of:=IF(AND([.LV$1]&gt;=[.$L10];[.LV$1]&lt;=[.$K10]);[.LV$1];&quot;&quot;)">
            <text:p/>
          </table:table-cell>
          <table:table-cell table:style-name="ce36" table:formula="of:=IF(AND([.LW$1]&gt;=[.$L10];[.LW$1]&lt;=[.$K10]);[.LW$1];&quot;&quot;)">
            <text:p/>
          </table:table-cell>
          <table:table-cell table:style-name="ce36" table:formula="of:=IF(AND([.LX$1]&gt;=[.$L10];[.LX$1]&lt;=[.$K10]);[.LX$1];&quot;&quot;)">
            <text:p/>
          </table:table-cell>
          <table:table-cell table:style-name="ce36" table:formula="of:=IF(AND([.LY$1]&gt;=[.$L10];[.LY$1]&lt;=[.$K10]);[.LY$1];&quot;&quot;)">
            <text:p/>
          </table:table-cell>
          <table:table-cell table:style-name="ce36" table:formula="of:=IF(AND([.LZ$1]&gt;=[.$L10];[.LZ$1]&lt;=[.$K10]);[.LZ$1];&quot;&quot;)">
            <text:p/>
          </table:table-cell>
          <table:table-cell table:style-name="ce36" table:formula="of:=IF(AND([.MA$1]&gt;=[.$L10];[.MA$1]&lt;=[.$K10]);[.MA$1];&quot;&quot;)">
            <text:p/>
          </table:table-cell>
          <table:table-cell table:style-name="ce36" table:formula="of:=IF(AND([.MB$1]&gt;=[.$L10];[.MB$1]&lt;=[.$K10]);[.MB$1];&quot;&quot;)">
            <text:p/>
          </table:table-cell>
          <table:table-cell table:style-name="ce36" table:formula="of:=IF(AND([.MC$1]&gt;=[.$L10];[.MC$1]&lt;=[.$K10]);[.MC$1];&quot;&quot;)">
            <text:p/>
          </table:table-cell>
          <table:table-cell table:style-name="ce36" table:formula="of:=IF(AND([.MD$1]&gt;=[.$L10];[.MD$1]&lt;=[.$K10]);[.MD$1];&quot;&quot;)">
            <text:p/>
          </table:table-cell>
          <table:table-cell table:style-name="ce36" table:formula="of:=IF(AND([.ME$1]&gt;=[.$L10];[.ME$1]&lt;=[.$K10]);[.ME$1];&quot;&quot;)">
            <text:p/>
          </table:table-cell>
          <table:table-cell table:style-name="ce36" table:formula="of:=IF(AND([.MF$1]&gt;=[.$L10];[.MF$1]&lt;=[.$K10]);[.MF$1];&quot;&quot;)">
            <text:p/>
          </table:table-cell>
          <table:table-cell table:style-name="ce36" table:formula="of:=IF(AND([.MG$1]&gt;=[.$L10];[.MG$1]&lt;=[.$K10]);[.MG$1];&quot;&quot;)">
            <text:p/>
          </table:table-cell>
          <table:table-cell table:style-name="ce36" table:formula="of:=IF(AND([.MH$1]&gt;=[.$L10];[.MH$1]&lt;=[.$K10]);[.MH$1];&quot;&quot;)">
            <text:p/>
          </table:table-cell>
          <table:table-cell table:style-name="ce36" table:formula="of:=IF(AND([.MI$1]&gt;=[.$L10];[.MI$1]&lt;=[.$K10]);[.MI$1];&quot;&quot;)">
            <text:p/>
          </table:table-cell>
          <table:table-cell table:style-name="ce36" table:formula="of:=IF(AND([.MJ$1]&gt;=[.$L10];[.MJ$1]&lt;=[.$K10]);[.MJ$1];&quot;&quot;)">
            <text:p/>
          </table:table-cell>
          <table:table-cell table:style-name="ce36" table:formula="of:=IF(AND([.MK$1]&gt;=[.$L10];[.MK$1]&lt;=[.$K10]);[.MK$1];&quot;&quot;)">
            <text:p/>
          </table:table-cell>
          <table:table-cell table:style-name="ce36" table:formula="of:=IF(AND([.ML$1]&gt;=[.$L10];[.ML$1]&lt;=[.$K10]);[.ML$1];&quot;&quot;)">
            <text:p/>
          </table:table-cell>
          <table:table-cell table:style-name="ce36" table:formula="of:=IF(AND([.MM$1]&gt;=[.$L10];[.MM$1]&lt;=[.$K10]);[.MM$1];&quot;&quot;)">
            <text:p/>
          </table:table-cell>
          <table:table-cell table:style-name="ce36" table:formula="of:=IF(AND([.MN$1]&gt;=[.$L10];[.MN$1]&lt;=[.$K10]);[.MN$1];&quot;&quot;)">
            <text:p/>
          </table:table-cell>
          <table:table-cell table:style-name="ce36" table:formula="of:=IF(AND([.MO$1]&gt;=[.$L10];[.MO$1]&lt;=[.$K10]);[.MO$1];&quot;&quot;)">
            <text:p/>
          </table:table-cell>
          <table:table-cell table:style-name="ce36" table:formula="of:=IF(AND([.MP$1]&gt;=[.$L10];[.MP$1]&lt;=[.$K10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1];[.$A:.$K];11;0)" office:value-type="float" office:value="86" calcext:value-type="float">
            <text:p>86</text:p>
          </table:table-cell>
          <table:table-cell table:style-name="ce5" table:formula="of:=VLOOKUP([.D11];[.$A:.$K];11;0)" office:value-type="float" office:value="0" calcext:value-type="float">
            <text:p>0</text:p>
          </table:table-cell>
          <table:table-cell table:style-name="ce5" table:formula="of:=VLOOKUP([.E11];[.$A:.$K];11;0)" office:value-type="float" office:value="0" calcext:value-type="float">
            <text:p>0</text:p>
          </table:table-cell>
          <table:table-cell table:style-name="ce5" table:formula="of:=VLOOKUP([.F11];[.$A:.$K];11;0)" office:value-type="float" office:value="0" calcext:value-type="float">
            <text:p>0</text:p>
          </table:table-cell>
          <table:table-cell table:style-name="ce6" table:formula="of:=MAX([.G11:.J11])+[.B11]+[.M11]" office:value-type="float" office:value="120" calcext:value-type="float">
            <text:p>120</text:p>
          </table:table-cell>
          <table:table-cell table:style-name="ce7" table:formula="of:=[.K11]-[.D11]+1" office:value-type="float" office:value="121" calcext:value-type="float">
            <text:p>121</text:p>
          </table:table-cell>
          <table:table-cell table:style-name="ce8"/>
          <table:table-cell table:style-name="ce10" table:formula="of:=IF(AND([.N$1]&gt;=[.$L11];[.N$1]&lt;=[.$K11]);[.N$1];&quot;&quot;)">
            <text:p/>
          </table:table-cell>
          <table:table-cell table:style-name="ce10" table:formula="of:=IF(AND([.O$1]&gt;=[.$L11];[.O$1]&lt;=[.$K11]);[.O$1];&quot;&quot;)">
            <text:p/>
          </table:table-cell>
          <table:table-cell table:style-name="ce10" table:formula="of:=IF(AND([.P$1]&gt;=[.$L11];[.P$1]&lt;=[.$K11]);[.P$1];&quot;&quot;)">
            <text:p/>
          </table:table-cell>
          <table:table-cell table:style-name="ce10" table:formula="of:=IF(AND([.Q$1]&gt;=[.$L11];[.Q$1]&lt;=[.$K11]);[.Q$1];&quot;&quot;)">
            <text:p/>
          </table:table-cell>
          <table:table-cell table:style-name="ce12" table:formula="of:=IF(AND([.R$1]&gt;=[.$L11];[.R$1]&lt;=[.$K11]);[.R$1];&quot;&quot;)">
            <text:p/>
          </table:table-cell>
          <table:table-cell table:style-name="ce12" table:formula="of:=IF(AND([.S$1]&gt;=[.$L11];[.S$1]&lt;=[.$K11]);[.S$1];&quot;&quot;)">
            <text:p/>
          </table:table-cell>
          <table:table-cell table:style-name="ce12" table:formula="of:=IF(AND([.T$1]&gt;=[.$L11];[.T$1]&lt;=[.$K11]);[.T$1];&quot;&quot;)">
            <text:p/>
          </table:table-cell>
          <table:table-cell table:style-name="ce12" table:formula="of:=IF(AND([.U$1]&gt;=[.$L11];[.U$1]&lt;=[.$K11]);[.U$1];&quot;&quot;)">
            <text:p/>
          </table:table-cell>
          <table:table-cell table:style-name="ce12" table:formula="of:=IF(AND([.V$1]&gt;=[.$L11];[.V$1]&lt;=[.$K11]);[.V$1];&quot;&quot;)">
            <text:p/>
          </table:table-cell>
          <table:table-cell table:style-name="ce12" table:formula="of:=IF(AND([.W$1]&gt;=[.$L11];[.W$1]&lt;=[.$K11]);[.W$1];&quot;&quot;)">
            <text:p/>
          </table:table-cell>
          <table:table-cell table:style-name="ce12" table:formula="of:=IF(AND([.X$1]&gt;=[.$L11];[.X$1]&lt;=[.$K11]);[.X$1];&quot;&quot;)">
            <text:p/>
          </table:table-cell>
          <table:table-cell table:style-name="ce12" table:formula="of:=IF(AND([.Y$1]&gt;=[.$L11];[.Y$1]&lt;=[.$K11]);[.Y$1];&quot;&quot;)">
            <text:p/>
          </table:table-cell>
          <table:table-cell table:style-name="ce12" table:formula="of:=IF(AND([.Z$1]&gt;=[.$L11];[.Z$1]&lt;=[.$K11]);[.Z$1];&quot;&quot;)">
            <text:p/>
          </table:table-cell>
          <table:table-cell table:style-name="ce12" table:formula="of:=IF(AND([.AA$1]&gt;=[.$L11];[.AA$1]&lt;=[.$K11]);[.AA$1];&quot;&quot;)">
            <text:p/>
          </table:table-cell>
          <table:table-cell table:style-name="ce12" table:formula="of:=IF(AND([.AB$1]&gt;=[.$L11];[.AB$1]&lt;=[.$K11]);[.AB$1];&quot;&quot;)">
            <text:p/>
          </table:table-cell>
          <table:table-cell table:style-name="ce12" table:formula="of:=IF(AND([.AC$1]&gt;=[.$L11];[.AC$1]&lt;=[.$K11]);[.AC$1];&quot;&quot;)">
            <text:p/>
          </table:table-cell>
          <table:table-cell table:style-name="ce14" table:formula="of:=IF(AND([.AD$1]&gt;=[.$L11];[.AD$1]&lt;=[.$K11]);[.AD$1];&quot;&quot;)">
            <text:p/>
          </table:table-cell>
          <table:table-cell table:style-name="ce17" table:formula="of:=IF(AND([.AE$1]&gt;=[.$L11];[.AE$1]&lt;=[.$K11]);[.AE$1];&quot;&quot;)">
            <text:p/>
          </table:table-cell>
          <table:table-cell table:style-name="ce17" table:formula="of:=IF(AND([.AF$1]&gt;=[.$L11];[.AF$1]&lt;=[.$K11]);[.AF$1];&quot;&quot;)">
            <text:p/>
          </table:table-cell>
          <table:table-cell table:style-name="ce17" table:formula="of:=IF(AND([.AG$1]&gt;=[.$L11];[.AG$1]&lt;=[.$K11]);[.AG$1];&quot;&quot;)">
            <text:p/>
          </table:table-cell>
          <table:table-cell table:style-name="ce17" table:formula="of:=IF(AND([.AH$1]&gt;=[.$L11];[.AH$1]&lt;=[.$K11]);[.AH$1];&quot;&quot;)">
            <text:p/>
          </table:table-cell>
          <table:table-cell table:style-name="ce17" table:formula="of:=IF(AND([.AI$1]&gt;=[.$L11];[.AI$1]&lt;=[.$K11]);[.AI$1];&quot;&quot;)">
            <text:p/>
          </table:table-cell>
          <table:table-cell table:style-name="ce17" table:formula="of:=IF(AND([.AJ$1]&gt;=[.$L11];[.AJ$1]&lt;=[.$K11]);[.AJ$1];&quot;&quot;)">
            <text:p/>
          </table:table-cell>
          <table:table-cell table:style-name="ce17" table:formula="of:=IF(AND([.AK$1]&gt;=[.$L11];[.AK$1]&lt;=[.$K11]);[.AK$1];&quot;&quot;)">
            <text:p/>
          </table:table-cell>
          <table:table-cell table:style-name="ce17" table:formula="of:=IF(AND([.AL$1]&gt;=[.$L11];[.AL$1]&lt;=[.$K11]);[.AL$1];&quot;&quot;)">
            <text:p/>
          </table:table-cell>
          <table:table-cell table:style-name="ce17" table:formula="of:=IF(AND([.AM$1]&gt;=[.$L11];[.AM$1]&lt;=[.$K11]);[.AM$1];&quot;&quot;)">
            <text:p/>
          </table:table-cell>
          <table:table-cell table:style-name="ce17" table:formula="of:=IF(AND([.AN$1]&gt;=[.$L11];[.AN$1]&lt;=[.$K11]);[.AN$1];&quot;&quot;)">
            <text:p/>
          </table:table-cell>
          <table:table-cell table:style-name="ce17" table:formula="of:=IF(AND([.AO$1]&gt;=[.$L11];[.AO$1]&lt;=[.$K11]);[.AO$1];&quot;&quot;)">
            <text:p/>
          </table:table-cell>
          <table:table-cell table:style-name="ce17" table:formula="of:=IF(AND([.AP$1]&gt;=[.$L11];[.AP$1]&lt;=[.$K11]);[.AP$1];&quot;&quot;)">
            <text:p/>
          </table:table-cell>
          <table:table-cell table:style-name="ce17" table:formula="of:=IF(AND([.AQ$1]&gt;=[.$L11];[.AQ$1]&lt;=[.$K11]);[.AQ$1];&quot;&quot;)">
            <text:p/>
          </table:table-cell>
          <table:table-cell table:style-name="ce17" table:formula="of:=IF(AND([.AR$1]&gt;=[.$L11];[.AR$1]&lt;=[.$K11]);[.AR$1];&quot;&quot;)">
            <text:p/>
          </table:table-cell>
          <table:table-cell table:style-name="ce17" table:formula="of:=IF(AND([.AS$1]&gt;=[.$L11];[.AS$1]&lt;=[.$K11]);[.AS$1];&quot;&quot;)">
            <text:p/>
          </table:table-cell>
          <table:table-cell table:style-name="ce17" table:formula="of:=IF(AND([.AT$1]&gt;=[.$L11];[.AT$1]&lt;=[.$K11]);[.AT$1];&quot;&quot;)">
            <text:p/>
          </table:table-cell>
          <table:table-cell table:style-name="ce17" table:formula="of:=IF(AND([.AU$1]&gt;=[.$L11];[.AU$1]&lt;=[.$K11]);[.AU$1];&quot;&quot;)">
            <text:p/>
          </table:table-cell>
          <table:table-cell table:style-name="ce17" table:formula="of:=IF(AND([.AV$1]&gt;=[.$L11];[.AV$1]&lt;=[.$K11]);[.AV$1];&quot;&quot;)">
            <text:p/>
          </table:table-cell>
          <table:table-cell table:style-name="ce17" table:formula="of:=IF(AND([.AW$1]&gt;=[.$L11];[.AW$1]&lt;=[.$K11]);[.AW$1];&quot;&quot;)">
            <text:p/>
          </table:table-cell>
          <table:table-cell table:style-name="ce17" table:formula="of:=IF(AND([.AX$1]&gt;=[.$L11];[.AX$1]&lt;=[.$K11]);[.AX$1];&quot;&quot;)">
            <text:p/>
          </table:table-cell>
          <table:table-cell table:style-name="ce17" table:formula="of:=IF(AND([.AY$1]&gt;=[.$L11];[.AY$1]&lt;=[.$K11]);[.AY$1];&quot;&quot;)">
            <text:p/>
          </table:table-cell>
          <table:table-cell table:style-name="ce17" table:formula="of:=IF(AND([.AZ$1]&gt;=[.$L11];[.AZ$1]&lt;=[.$K11]);[.AZ$1];&quot;&quot;)">
            <text:p/>
          </table:table-cell>
          <table:table-cell table:style-name="ce17" table:formula="of:=IF(AND([.BA$1]&gt;=[.$L11];[.BA$1]&lt;=[.$K11]);[.BA$1];&quot;&quot;)">
            <text:p/>
          </table:table-cell>
          <table:table-cell table:style-name="ce17" table:formula="of:=IF(AND([.BB$1]&gt;=[.$L11];[.BB$1]&lt;=[.$K11]);[.BB$1];&quot;&quot;)">
            <text:p/>
          </table:table-cell>
          <table:table-cell table:style-name="ce17" table:formula="of:=IF(AND([.BC$1]&gt;=[.$L11];[.BC$1]&lt;=[.$K11]);[.BC$1];&quot;&quot;)">
            <text:p/>
          </table:table-cell>
          <table:table-cell table:style-name="ce17" table:formula="of:=IF(AND([.BD$1]&gt;=[.$L11];[.BD$1]&lt;=[.$K11]);[.BD$1];&quot;&quot;)">
            <text:p/>
          </table:table-cell>
          <table:table-cell table:style-name="ce17" table:formula="of:=IF(AND([.BE$1]&gt;=[.$L11];[.BE$1]&lt;=[.$K11]);[.BE$1];&quot;&quot;)">
            <text:p/>
          </table:table-cell>
          <table:table-cell table:style-name="ce17" table:formula="of:=IF(AND([.BF$1]&gt;=[.$L11];[.BF$1]&lt;=[.$K11]);[.BF$1];&quot;&quot;)">
            <text:p/>
          </table:table-cell>
          <table:table-cell table:style-name="ce17" table:formula="of:=IF(AND([.BG$1]&gt;=[.$L11];[.BG$1]&lt;=[.$K11]);[.BG$1];&quot;&quot;)">
            <text:p/>
          </table:table-cell>
          <table:table-cell table:style-name="ce17" table:formula="of:=IF(AND([.BH$1]&gt;=[.$L11];[.BH$1]&lt;=[.$K11]);[.BH$1];&quot;&quot;)">
            <text:p/>
          </table:table-cell>
          <table:table-cell table:style-name="ce17" table:formula="of:=IF(AND([.BI$1]&gt;=[.$L11];[.BI$1]&lt;=[.$K11]);[.BI$1];&quot;&quot;)">
            <text:p/>
          </table:table-cell>
          <table:table-cell table:style-name="ce17" table:formula="of:=IF(AND([.BJ$1]&gt;=[.$L11];[.BJ$1]&lt;=[.$K11]);[.BJ$1];&quot;&quot;)">
            <text:p/>
          </table:table-cell>
          <table:table-cell table:style-name="ce17" table:formula="of:=IF(AND([.BK$1]&gt;=[.$L11];[.BK$1]&lt;=[.$K11]);[.BK$1];&quot;&quot;)">
            <text:p/>
          </table:table-cell>
          <table:table-cell table:style-name="ce17" table:formula="of:=IF(AND([.BL$1]&gt;=[.$L11];[.BL$1]&lt;=[.$K11]);[.BL$1];&quot;&quot;)">
            <text:p/>
          </table:table-cell>
          <table:table-cell table:style-name="ce17" table:formula="of:=IF(AND([.BM$1]&gt;=[.$L11];[.BM$1]&lt;=[.$K11]);[.BM$1];&quot;&quot;)">
            <text:p/>
          </table:table-cell>
          <table:table-cell table:style-name="ce17" table:formula="of:=IF(AND([.BN$1]&gt;=[.$L11];[.BN$1]&lt;=[.$K11]);[.BN$1];&quot;&quot;)">
            <text:p/>
          </table:table-cell>
          <table:table-cell table:style-name="ce17" table:formula="of:=IF(AND([.BO$1]&gt;=[.$L11];[.BO$1]&lt;=[.$K11]);[.BO$1];&quot;&quot;)">
            <text:p/>
          </table:table-cell>
          <table:table-cell table:style-name="ce17" table:formula="of:=IF(AND([.BP$1]&gt;=[.$L11];[.BP$1]&lt;=[.$K11]);[.BP$1];&quot;&quot;)">
            <text:p/>
          </table:table-cell>
          <table:table-cell table:style-name="ce17" table:formula="of:=IF(AND([.BQ$1]&gt;=[.$L11];[.BQ$1]&lt;=[.$K11]);[.BQ$1];&quot;&quot;)">
            <text:p/>
          </table:table-cell>
          <table:table-cell table:style-name="ce17" table:formula="of:=IF(AND([.BR$1]&gt;=[.$L11];[.BR$1]&lt;=[.$K11]);[.BR$1];&quot;&quot;)">
            <text:p/>
          </table:table-cell>
          <table:table-cell table:style-name="ce17" table:formula="of:=IF(AND([.BS$1]&gt;=[.$L11];[.BS$1]&lt;=[.$K11]);[.BS$1];&quot;&quot;)">
            <text:p/>
          </table:table-cell>
          <table:table-cell table:style-name="ce17" table:formula="of:=IF(AND([.BT$1]&gt;=[.$L11];[.BT$1]&lt;=[.$K11]);[.BT$1];&quot;&quot;)">
            <text:p/>
          </table:table-cell>
          <table:table-cell table:style-name="ce17" table:formula="of:=IF(AND([.BU$1]&gt;=[.$L11];[.BU$1]&lt;=[.$K11]);[.BU$1];&quot;&quot;)">
            <text:p/>
          </table:table-cell>
          <table:table-cell table:style-name="ce17" table:formula="of:=IF(AND([.BV$1]&gt;=[.$L11];[.BV$1]&lt;=[.$K11]);[.BV$1];&quot;&quot;)">
            <text:p/>
          </table:table-cell>
          <table:table-cell table:style-name="ce17" table:formula="of:=IF(AND([.BW$1]&gt;=[.$L11];[.BW$1]&lt;=[.$K11]);[.BW$1];&quot;&quot;)">
            <text:p/>
          </table:table-cell>
          <table:table-cell table:style-name="ce17" table:formula="of:=IF(AND([.BX$1]&gt;=[.$L11];[.BX$1]&lt;=[.$K11]);[.BX$1];&quot;&quot;)">
            <text:p/>
          </table:table-cell>
          <table:table-cell table:style-name="ce17" table:formula="of:=IF(AND([.BY$1]&gt;=[.$L11];[.BY$1]&lt;=[.$K11]);[.BY$1];&quot;&quot;)">
            <text:p/>
          </table:table-cell>
          <table:table-cell table:style-name="ce17" table:formula="of:=IF(AND([.BZ$1]&gt;=[.$L11];[.BZ$1]&lt;=[.$K11]);[.BZ$1];&quot;&quot;)">
            <text:p/>
          </table:table-cell>
          <table:table-cell table:style-name="ce17" table:formula="of:=IF(AND([.CA$1]&gt;=[.$L11];[.CA$1]&lt;=[.$K11]);[.CA$1];&quot;&quot;)">
            <text:p/>
          </table:table-cell>
          <table:table-cell table:style-name="ce17" table:formula="of:=IF(AND([.CB$1]&gt;=[.$L11];[.CB$1]&lt;=[.$K11]);[.CB$1];&quot;&quot;)">
            <text:p/>
          </table:table-cell>
          <table:table-cell table:style-name="ce17" table:formula="of:=IF(AND([.CC$1]&gt;=[.$L11];[.CC$1]&lt;=[.$K11]);[.CC$1];&quot;&quot;)">
            <text:p/>
          </table:table-cell>
          <table:table-cell table:style-name="ce17" table:formula="of:=IF(AND([.CD$1]&gt;=[.$L11];[.CD$1]&lt;=[.$K11]);[.CD$1];&quot;&quot;)">
            <text:p/>
          </table:table-cell>
          <table:table-cell table:style-name="ce17" table:formula="of:=IF(AND([.CE$1]&gt;=[.$L11];[.CE$1]&lt;=[.$K11]);[.CE$1];&quot;&quot;)">
            <text:p/>
          </table:table-cell>
          <table:table-cell table:style-name="ce17" table:formula="of:=IF(AND([.CF$1]&gt;=[.$L11];[.CF$1]&lt;=[.$K11]);[.CF$1];&quot;&quot;)">
            <text:p/>
          </table:table-cell>
          <table:table-cell table:style-name="ce17" table:formula="of:=IF(AND([.CG$1]&gt;=[.$L11];[.CG$1]&lt;=[.$K11]);[.CG$1];&quot;&quot;)">
            <text:p/>
          </table:table-cell>
          <table:table-cell table:style-name="ce17" table:formula="of:=IF(AND([.CH$1]&gt;=[.$L11];[.CH$1]&lt;=[.$K11]);[.CH$1];&quot;&quot;)">
            <text:p/>
          </table:table-cell>
          <table:table-cell table:style-name="ce17" table:formula="of:=IF(AND([.CI$1]&gt;=[.$L11];[.CI$1]&lt;=[.$K11]);[.CI$1];&quot;&quot;)">
            <text:p/>
          </table:table-cell>
          <table:table-cell table:style-name="ce17" table:formula="of:=IF(AND([.CJ$1]&gt;=[.$L11];[.CJ$1]&lt;=[.$K11]);[.CJ$1];&quot;&quot;)">
            <text:p/>
          </table:table-cell>
          <table:table-cell table:style-name="ce17" table:formula="of:=IF(AND([.CK$1]&gt;=[.$L11];[.CK$1]&lt;=[.$K11]);[.CK$1];&quot;&quot;)">
            <text:p/>
          </table:table-cell>
          <table:table-cell table:style-name="ce17" table:formula="of:=IF(AND([.CL$1]&gt;=[.$L11];[.CL$1]&lt;=[.$K11]);[.CL$1];&quot;&quot;)">
            <text:p/>
          </table:table-cell>
          <table:table-cell table:style-name="ce17" table:formula="of:=IF(AND([.CM$1]&gt;=[.$L11];[.CM$1]&lt;=[.$K11]);[.CM$1];&quot;&quot;)">
            <text:p/>
          </table:table-cell>
          <table:table-cell table:style-name="ce17" table:formula="of:=IF(AND([.CN$1]&gt;=[.$L11];[.CN$1]&lt;=[.$K11]);[.CN$1];&quot;&quot;)">
            <text:p/>
          </table:table-cell>
          <table:table-cell table:style-name="ce17" table:formula="of:=IF(AND([.CO$1]&gt;=[.$L11];[.CO$1]&lt;=[.$K11]);[.CO$1];&quot;&quot;)">
            <text:p/>
          </table:table-cell>
          <table:table-cell table:style-name="ce17" table:formula="of:=IF(AND([.CP$1]&gt;=[.$L11];[.CP$1]&lt;=[.$K11]);[.CP$1];&quot;&quot;)">
            <text:p/>
          </table:table-cell>
          <table:table-cell table:style-name="ce17" table:formula="of:=IF(AND([.CQ$1]&gt;=[.$L11];[.CQ$1]&lt;=[.$K11]);[.CQ$1];&quot;&quot;)">
            <text:p/>
          </table:table-cell>
          <table:table-cell table:style-name="ce17" table:formula="of:=IF(AND([.CR$1]&gt;=[.$L11];[.CR$1]&lt;=[.$K11]);[.CR$1];&quot;&quot;)">
            <text:p/>
          </table:table-cell>
          <table:table-cell table:style-name="ce17" table:formula="of:=IF(AND([.CS$1]&gt;=[.$L11];[.CS$1]&lt;=[.$K11]);[.CS$1];&quot;&quot;)">
            <text:p/>
          </table:table-cell>
          <table:table-cell table:style-name="ce17" table:formula="of:=IF(AND([.CT$1]&gt;=[.$L11];[.CT$1]&lt;=[.$K11]);[.CT$1];&quot;&quot;)">
            <text:p/>
          </table:table-cell>
          <table:table-cell table:style-name="ce17" table:formula="of:=IF(AND([.CU$1]&gt;=[.$L11];[.CU$1]&lt;=[.$K11]);[.CU$1];&quot;&quot;)">
            <text:p/>
          </table:table-cell>
          <table:table-cell table:style-name="ce17" table:formula="of:=IF(AND([.CV$1]&gt;=[.$L11];[.CV$1]&lt;=[.$K11]);[.CV$1];&quot;&quot;)">
            <text:p/>
          </table:table-cell>
          <table:table-cell table:style-name="ce17" table:formula="of:=IF(AND([.CW$1]&gt;=[.$L11];[.CW$1]&lt;=[.$K11]);[.CW$1];&quot;&quot;)">
            <text:p/>
          </table:table-cell>
          <table:table-cell table:style-name="ce17" table:formula="of:=IF(AND([.CX$1]&gt;=[.$L11];[.CX$1]&lt;=[.$K11]);[.CX$1];&quot;&quot;)">
            <text:p/>
          </table:table-cell>
          <table:table-cell table:style-name="ce17" table:formula="of:=IF(AND([.CY$1]&gt;=[.$L11];[.CY$1]&lt;=[.$K11]);[.CY$1];&quot;&quot;)">
            <text:p/>
          </table:table-cell>
          <table:table-cell table:style-name="ce17" table:formula="of:=IF(AND([.CZ$1]&gt;=[.$L11];[.CZ$1]&lt;=[.$K11]);[.CZ$1];&quot;&quot;)">
            <text:p/>
          </table:table-cell>
          <table:table-cell table:style-name="ce17" table:formula="of:=IF(AND([.DA$1]&gt;=[.$L11];[.DA$1]&lt;=[.$K11]);[.DA$1];&quot;&quot;)">
            <text:p/>
          </table:table-cell>
          <table:table-cell table:style-name="ce17" table:formula="of:=IF(AND([.DB$1]&gt;=[.$L11];[.DB$1]&lt;=[.$K11]);[.DB$1];&quot;&quot;)">
            <text:p/>
          </table:table-cell>
          <table:table-cell table:style-name="ce17" table:formula="of:=IF(AND([.DC$1]&gt;=[.$L11];[.DC$1]&lt;=[.$K11]);[.DC$1];&quot;&quot;)">
            <text:p/>
          </table:table-cell>
          <table:table-cell table:style-name="ce17" table:formula="of:=IF(AND([.DD$1]&gt;=[.$L11];[.DD$1]&lt;=[.$K11]);[.DD$1];&quot;&quot;)">
            <text:p/>
          </table:table-cell>
          <table:table-cell table:style-name="ce17" table:formula="of:=IF(AND([.DE$1]&gt;=[.$L11];[.DE$1]&lt;=[.$K11]);[.DE$1];&quot;&quot;)">
            <text:p/>
          </table:table-cell>
          <table:table-cell table:style-name="ce17" table:formula="of:=IF(AND([.DF$1]&gt;=[.$L11];[.DF$1]&lt;=[.$K11]);[.DF$1];&quot;&quot;)">
            <text:p/>
          </table:table-cell>
          <table:table-cell table:style-name="ce17" table:formula="of:=IF(AND([.DG$1]&gt;=[.$L11];[.DG$1]&lt;=[.$K11]);[.DG$1];&quot;&quot;)">
            <text:p/>
          </table:table-cell>
          <table:table-cell table:style-name="ce17" table:formula="of:=IF(AND([.DH$1]&gt;=[.$L11];[.DH$1]&lt;=[.$K11]);[.DH$1];&quot;&quot;)">
            <text:p/>
          </table:table-cell>
          <table:table-cell table:style-name="ce17" table:formula="of:=IF(AND([.DI$1]&gt;=[.$L11];[.DI$1]&lt;=[.$K11]);[.DI$1];&quot;&quot;)">
            <text:p/>
          </table:table-cell>
          <table:table-cell table:style-name="ce17" table:formula="of:=IF(AND([.DJ$1]&gt;=[.$L11];[.DJ$1]&lt;=[.$K11]);[.DJ$1];&quot;&quot;)">
            <text:p/>
          </table:table-cell>
          <table:table-cell table:style-name="ce17" table:formula="of:=IF(AND([.DK$1]&gt;=[.$L11];[.DK$1]&lt;=[.$K11]);[.DK$1];&quot;&quot;)">
            <text:p/>
          </table:table-cell>
          <table:table-cell table:style-name="ce17" table:formula="of:=IF(AND([.DL$1]&gt;=[.$L11];[.DL$1]&lt;=[.$K11]);[.DL$1];&quot;&quot;)">
            <text:p/>
          </table:table-cell>
          <table:table-cell table:style-name="ce17" table:formula="of:=IF(AND([.DM$1]&gt;=[.$L11];[.DM$1]&lt;=[.$K11]);[.DM$1];&quot;&quot;)">
            <text:p/>
          </table:table-cell>
          <table:table-cell table:style-name="ce17" table:formula="of:=IF(AND([.DN$1]&gt;=[.$L11];[.DN$1]&lt;=[.$K11]);[.DN$1];&quot;&quot;)">
            <text:p/>
          </table:table-cell>
          <table:table-cell table:style-name="ce17" table:formula="of:=IF(AND([.DO$1]&gt;=[.$L11];[.DO$1]&lt;=[.$K11]);[.DO$1];&quot;&quot;)">
            <text:p/>
          </table:table-cell>
          <table:table-cell table:style-name="ce17" table:formula="of:=IF(AND([.DP$1]&gt;=[.$L11];[.DP$1]&lt;=[.$K11]);[.DP$1];&quot;&quot;)">
            <text:p/>
          </table:table-cell>
          <table:table-cell table:style-name="ce17" table:formula="of:=IF(AND([.DQ$1]&gt;=[.$L11];[.DQ$1]&lt;=[.$K11]);[.DQ$1];&quot;&quot;)">
            <text:p/>
          </table:table-cell>
          <table:table-cell table:style-name="ce17" table:formula="of:=IF(AND([.DR$1]&gt;=[.$L11];[.DR$1]&lt;=[.$K11]);[.DR$1];&quot;&quot;)">
            <text:p/>
          </table:table-cell>
          <table:table-cell table:style-name="ce17" table:formula="of:=IF(AND([.DS$1]&gt;=[.$L11];[.DS$1]&lt;=[.$K11]);[.DS$1];&quot;&quot;)">
            <text:p/>
          </table:table-cell>
          <table:table-cell table:style-name="ce17" table:formula="of:=IF(AND([.DT$1]&gt;=[.$L11];[.DT$1]&lt;=[.$K11]);[.DT$1];&quot;&quot;)">
            <text:p/>
          </table:table-cell>
          <table:table-cell table:style-name="ce17" table:formula="of:=IF(AND([.DU$1]&gt;=[.$L11];[.DU$1]&lt;=[.$K11]);[.DU$1];&quot;&quot;)">
            <text:p/>
          </table:table-cell>
          <table:table-cell table:style-name="ce17" table:formula="of:=IF(AND([.DV$1]&gt;=[.$L11];[.DV$1]&lt;=[.$K11]);[.DV$1];&quot;&quot;)">
            <text:p/>
          </table:table-cell>
          <table:table-cell table:style-name="ce17" table:formula="of:=IF(AND([.DW$1]&gt;=[.$L11];[.DW$1]&lt;=[.$K11]);[.DW$1];&quot;&quot;)">
            <text:p/>
          </table:table-cell>
          <table:table-cell table:style-name="ce17" table:formula="of:=IF(AND([.DX$1]&gt;=[.$L11];[.DX$1]&lt;=[.$K11]);[.DX$1];&quot;&quot;)">
            <text:p/>
          </table:table-cell>
          <table:table-cell table:style-name="ce17" table:formula="of:=IF(AND([.DY$1]&gt;=[.$L11];[.DY$1]&lt;=[.$K11]);[.DY$1];&quot;&quot;)">
            <text:p/>
          </table:table-cell>
          <table:table-cell table:style-name="ce17" table:formula="of:=IF(AND([.DZ$1]&gt;=[.$L11];[.DZ$1]&lt;=[.$K11]);[.DZ$1];&quot;&quot;)">
            <text:p/>
          </table:table-cell>
          <table:table-cell table:style-name="ce17" table:formula="of:=IF(AND([.EA$1]&gt;=[.$L11];[.EA$1]&lt;=[.$K11]);[.EA$1];&quot;&quot;)">
            <text:p/>
          </table:table-cell>
          <table:table-cell table:style-name="ce17" table:formula="of:=IF(AND([.EB$1]&gt;=[.$L11];[.EB$1]&lt;=[.$K11]);[.EB$1];&quot;&quot;)">
            <text:p/>
          </table:table-cell>
          <table:table-cell table:style-name="ce17" table:formula="of:=IF(AND([.EC$1]&gt;=[.$L11];[.EC$1]&lt;=[.$K11]);[.EC$1];&quot;&quot;)">
            <text:p/>
          </table:table-cell>
          <table:table-cell table:style-name="ce17" table:formula="of:=IF(AND([.ED$1]&gt;=[.$L11];[.ED$1]&lt;=[.$K11]);[.ED$1];&quot;&quot;)">
            <text:p/>
          </table:table-cell>
          <table:table-cell table:style-name="ce17" table:formula="of:=IF(AND([.EE$1]&gt;=[.$L11];[.EE$1]&lt;=[.$K11]);[.EE$1];&quot;&quot;)">
            <text:p/>
          </table:table-cell>
          <table:table-cell table:style-name="ce17" table:formula="of:=IF(AND([.EF$1]&gt;=[.$L11];[.EF$1]&lt;=[.$K11]);[.EF$1];&quot;&quot;)">
            <text:p/>
          </table:table-cell>
          <table:table-cell table:style-name="ce17" table:formula="of:=IF(AND([.EG$1]&gt;=[.$L11];[.EG$1]&lt;=[.$K11]);[.EG$1];&quot;&quot;)">
            <text:p/>
          </table:table-cell>
          <table:table-cell table:style-name="ce17" table:formula="of:=IF(AND([.EH$1]&gt;=[.$L11];[.EH$1]&lt;=[.$K11]);[.EH$1];&quot;&quot;)">
            <text:p/>
          </table:table-cell>
          <table:table-cell table:style-name="ce17" table:formula="of:=IF(AND([.EI$1]&gt;=[.$L11];[.EI$1]&lt;=[.$K11]);[.EI$1];&quot;&quot;)">
            <text:p/>
          </table:table-cell>
          <table:table-cell table:style-name="ce17" table:formula="of:=IF(AND([.EJ$1]&gt;=[.$L11];[.EJ$1]&lt;=[.$K11]);[.EJ$1];&quot;&quot;)">
            <text:p/>
          </table:table-cell>
          <table:table-cell table:style-name="ce17" table:formula="of:=IF(AND([.EK$1]&gt;=[.$L11];[.EK$1]&lt;=[.$K11]);[.EK$1];&quot;&quot;)">
            <text:p/>
          </table:table-cell>
          <table:table-cell table:style-name="ce17" table:formula="of:=IF(AND([.EL$1]&gt;=[.$L11];[.EL$1]&lt;=[.$K11]);[.EL$1];&quot;&quot;)">
            <text:p/>
          </table:table-cell>
          <table:table-cell table:style-name="ce17" table:formula="of:=IF(AND([.EM$1]&gt;=[.$L11];[.EM$1]&lt;=[.$K11]);[.EM$1];&quot;&quot;)">
            <text:p/>
          </table:table-cell>
          <table:table-cell table:style-name="ce17" table:formula="of:=IF(AND([.EN$1]&gt;=[.$L11];[.EN$1]&lt;=[.$K11]);[.EN$1];&quot;&quot;)">
            <text:p/>
          </table:table-cell>
          <table:table-cell table:style-name="ce17" table:formula="of:=IF(AND([.EO$1]&gt;=[.$L11];[.EO$1]&lt;=[.$K11]);[.EO$1];&quot;&quot;)">
            <text:p/>
          </table:table-cell>
          <table:table-cell table:style-name="ce17" table:formula="of:=IF(AND([.EP$1]&gt;=[.$L11];[.EP$1]&lt;=[.$K11]);[.EP$1];&quot;&quot;)">
            <text:p/>
          </table:table-cell>
          <table:table-cell table:style-name="ce17" table:formula="of:=IF(AND([.EQ$1]&gt;=[.$L11];[.EQ$1]&lt;=[.$K11]);[.EQ$1];&quot;&quot;)">
            <text:p/>
          </table:table-cell>
          <table:table-cell table:style-name="ce17" table:formula="of:=IF(AND([.ER$1]&gt;=[.$L11];[.ER$1]&lt;=[.$K11]);[.ER$1];&quot;&quot;)">
            <text:p/>
          </table:table-cell>
          <table:table-cell table:style-name="ce17" table:formula="of:=IF(AND([.ES$1]&gt;=[.$L11];[.ES$1]&lt;=[.$K11]);[.ES$1];&quot;&quot;)">
            <text:p/>
          </table:table-cell>
          <table:table-cell table:style-name="ce17" table:formula="of:=IF(AND([.ET$1]&gt;=[.$L11];[.ET$1]&lt;=[.$K11]);[.ET$1];&quot;&quot;)">
            <text:p/>
          </table:table-cell>
          <table:table-cell table:style-name="ce17" table:formula="of:=IF(AND([.EU$1]&gt;=[.$L11];[.EU$1]&lt;=[.$K11]);[.EU$1];&quot;&quot;)">
            <text:p/>
          </table:table-cell>
          <table:table-cell table:style-name="ce17" table:formula="of:=IF(AND([.EV$1]&gt;=[.$L11];[.EV$1]&lt;=[.$K11]);[.EV$1];&quot;&quot;)">
            <text:p/>
          </table:table-cell>
          <table:table-cell table:style-name="ce17" table:formula="of:=IF(AND([.EW$1]&gt;=[.$L11];[.EW$1]&lt;=[.$K11]);[.EW$1];&quot;&quot;)">
            <text:p/>
          </table:table-cell>
          <table:table-cell table:style-name="ce19" table:formula="of:=IF(AND([.EX$1]&gt;=[.$L11];[.EX$1]&lt;=[.$K11]);[.EX$1];&quot;&quot;)">
            <text:p/>
          </table:table-cell>
          <table:table-cell table:style-name="ce19" table:formula="of:=IF(AND([.EY$1]&gt;=[.$L11];[.EY$1]&lt;=[.$K11]);[.EY$1];&quot;&quot;)">
            <text:p/>
          </table:table-cell>
          <table:table-cell table:style-name="ce19" table:formula="of:=IF(AND([.EZ$1]&gt;=[.$L11];[.EZ$1]&lt;=[.$K11]);[.EZ$1];&quot;&quot;)">
            <text:p/>
          </table:table-cell>
          <table:table-cell table:style-name="ce19" table:formula="of:=IF(AND([.FA$1]&gt;=[.$L11];[.FA$1]&lt;=[.$K11]);[.FA$1];&quot;&quot;)">
            <text:p/>
          </table:table-cell>
          <table:table-cell table:style-name="ce19" table:formula="of:=IF(AND([.FB$1]&gt;=[.$L11];[.FB$1]&lt;=[.$K11]);[.FB$1];&quot;&quot;)">
            <text:p/>
          </table:table-cell>
          <table:table-cell table:style-name="ce19" table:formula="of:=IF(AND([.FC$1]&gt;=[.$L11];[.FC$1]&lt;=[.$K11]);[.FC$1];&quot;&quot;)">
            <text:p/>
          </table:table-cell>
          <table:table-cell table:style-name="ce19" table:formula="of:=IF(AND([.FD$1]&gt;=[.$L11];[.FD$1]&lt;=[.$K11]);[.FD$1];&quot;&quot;)">
            <text:p/>
          </table:table-cell>
          <table:table-cell table:style-name="ce19" table:formula="of:=IF(AND([.FE$1]&gt;=[.$L11];[.FE$1]&lt;=[.$K11]);[.FE$1];&quot;&quot;)">
            <text:p/>
          </table:table-cell>
          <table:table-cell table:style-name="ce19" table:formula="of:=IF(AND([.FF$1]&gt;=[.$L11];[.FF$1]&lt;=[.$K11]);[.FF$1];&quot;&quot;)">
            <text:p/>
          </table:table-cell>
          <table:table-cell table:style-name="ce19" table:formula="of:=IF(AND([.FG$1]&gt;=[.$L11];[.FG$1]&lt;=[.$K11]);[.FG$1];&quot;&quot;)">
            <text:p/>
          </table:table-cell>
          <table:table-cell table:style-name="ce19" table:formula="of:=IF(AND([.FH$1]&gt;=[.$L11];[.FH$1]&lt;=[.$K11]);[.FH$1];&quot;&quot;)">
            <text:p/>
          </table:table-cell>
          <table:table-cell table:style-name="ce19" table:formula="of:=IF(AND([.FI$1]&gt;=[.$L11];[.FI$1]&lt;=[.$K11]);[.FI$1];&quot;&quot;)">
            <text:p/>
          </table:table-cell>
          <table:table-cell table:style-name="ce22" table:formula="of:=IF(AND([.FJ$1]&gt;=[.$L11];[.FJ$1]&lt;=[.$K11]);[.FJ$1];&quot;&quot;)">
            <text:p/>
          </table:table-cell>
          <table:table-cell table:style-name="ce22" table:formula="of:=IF(AND([.FK$1]&gt;=[.$L11];[.FK$1]&lt;=[.$K11]);[.FK$1];&quot;&quot;)">
            <text:p/>
          </table:table-cell>
          <table:table-cell table:style-name="ce22" table:formula="of:=IF(AND([.FL$1]&gt;=[.$L11];[.FL$1]&lt;=[.$K11]);[.FL$1];&quot;&quot;)">
            <text:p/>
          </table:table-cell>
          <table:table-cell table:style-name="ce22" table:formula="of:=IF(AND([.FM$1]&gt;=[.$L11];[.FM$1]&lt;=[.$K11]);[.FM$1];&quot;&quot;)">
            <text:p/>
          </table:table-cell>
          <table:table-cell table:style-name="ce22" table:formula="of:=IF(AND([.FN$1]&gt;=[.$L11];[.FN$1]&lt;=[.$K11]);[.FN$1];&quot;&quot;)">
            <text:p/>
          </table:table-cell>
          <table:table-cell table:style-name="ce22" table:formula="of:=IF(AND([.FO$1]&gt;=[.$L11];[.FO$1]&lt;=[.$K11]);[.FO$1];&quot;&quot;)">
            <text:p/>
          </table:table-cell>
          <table:table-cell table:style-name="ce22" table:formula="of:=IF(AND([.FP$1]&gt;=[.$L11];[.FP$1]&lt;=[.$K11]);[.FP$1];&quot;&quot;)">
            <text:p/>
          </table:table-cell>
          <table:table-cell table:style-name="ce22" table:formula="of:=IF(AND([.FQ$1]&gt;=[.$L11];[.FQ$1]&lt;=[.$K11]);[.FQ$1];&quot;&quot;)">
            <text:p/>
          </table:table-cell>
          <table:table-cell table:style-name="ce22" table:formula="of:=IF(AND([.FR$1]&gt;=[.$L11];[.FR$1]&lt;=[.$K11]);[.FR$1];&quot;&quot;)">
            <text:p/>
          </table:table-cell>
          <table:table-cell table:style-name="ce22" table:formula="of:=IF(AND([.FS$1]&gt;=[.$L11];[.FS$1]&lt;=[.$K11]);[.FS$1];&quot;&quot;)">
            <text:p/>
          </table:table-cell>
          <table:table-cell table:style-name="ce22" table:formula="of:=IF(AND([.FT$1]&gt;=[.$L11];[.FT$1]&lt;=[.$K11]);[.FT$1];&quot;&quot;)">
            <text:p/>
          </table:table-cell>
          <table:table-cell table:style-name="ce22" table:formula="of:=IF(AND([.FU$1]&gt;=[.$L11];[.FU$1]&lt;=[.$K11]);[.FU$1];&quot;&quot;)">
            <text:p/>
          </table:table-cell>
          <table:table-cell table:style-name="ce22" table:formula="of:=IF(AND([.FV$1]&gt;=[.$L11];[.FV$1]&lt;=[.$K11]);[.FV$1];&quot;&quot;)">
            <text:p/>
          </table:table-cell>
          <table:table-cell table:style-name="ce22" table:formula="of:=IF(AND([.FW$1]&gt;=[.$L11];[.FW$1]&lt;=[.$K11]);[.FW$1];&quot;&quot;)">
            <text:p/>
          </table:table-cell>
          <table:table-cell table:style-name="ce22" table:formula="of:=IF(AND([.FX$1]&gt;=[.$L11];[.FX$1]&lt;=[.$K11]);[.FX$1];&quot;&quot;)">
            <text:p/>
          </table:table-cell>
          <table:table-cell table:style-name="ce22" table:formula="of:=IF(AND([.FY$1]&gt;=[.$L11];[.FY$1]&lt;=[.$K11]);[.FY$1];&quot;&quot;)">
            <text:p/>
          </table:table-cell>
          <table:table-cell table:style-name="ce22" table:formula="of:=IF(AND([.FZ$1]&gt;=[.$L11];[.FZ$1]&lt;=[.$K11]);[.FZ$1];&quot;&quot;)">
            <text:p/>
          </table:table-cell>
          <table:table-cell table:style-name="ce22" table:formula="of:=IF(AND([.GA$1]&gt;=[.$L11];[.GA$1]&lt;=[.$K11]);[.GA$1];&quot;&quot;)">
            <text:p/>
          </table:table-cell>
          <table:table-cell table:style-name="ce22" table:formula="of:=IF(AND([.GB$1]&gt;=[.$L11];[.GB$1]&lt;=[.$K11]);[.GB$1];&quot;&quot;)">
            <text:p/>
          </table:table-cell>
          <table:table-cell table:style-name="ce22" table:formula="of:=IF(AND([.GC$1]&gt;=[.$L11];[.GC$1]&lt;=[.$K11]);[.GC$1];&quot;&quot;)">
            <text:p/>
          </table:table-cell>
          <table:table-cell table:style-name="ce22" table:formula="of:=IF(AND([.GD$1]&gt;=[.$L11];[.GD$1]&lt;=[.$K11]);[.GD$1];&quot;&quot;)">
            <text:p/>
          </table:table-cell>
          <table:table-cell table:style-name="ce22" table:formula="of:=IF(AND([.GE$1]&gt;=[.$L11];[.GE$1]&lt;=[.$K11]);[.GE$1];&quot;&quot;)">
            <text:p/>
          </table:table-cell>
          <table:table-cell table:style-name="ce22" table:formula="of:=IF(AND([.GF$1]&gt;=[.$L11];[.GF$1]&lt;=[.$K11]);[.GF$1];&quot;&quot;)">
            <text:p/>
          </table:table-cell>
          <table:table-cell table:style-name="ce22" table:formula="of:=IF(AND([.GG$1]&gt;=[.$L11];[.GG$1]&lt;=[.$K11]);[.GG$1];&quot;&quot;)">
            <text:p/>
          </table:table-cell>
          <table:table-cell table:style-name="ce22" table:formula="of:=IF(AND([.GH$1]&gt;=[.$L11];[.GH$1]&lt;=[.$K11]);[.GH$1];&quot;&quot;)">
            <text:p/>
          </table:table-cell>
          <table:table-cell table:style-name="ce22" table:formula="of:=IF(AND([.GI$1]&gt;=[.$L11];[.GI$1]&lt;=[.$K11]);[.GI$1];&quot;&quot;)">
            <text:p/>
          </table:table-cell>
          <table:table-cell table:style-name="ce22" table:formula="of:=IF(AND([.GJ$1]&gt;=[.$L11];[.GJ$1]&lt;=[.$K11]);[.GJ$1];&quot;&quot;)">
            <text:p/>
          </table:table-cell>
          <table:table-cell table:style-name="ce22" table:formula="of:=IF(AND([.GK$1]&gt;=[.$L11];[.GK$1]&lt;=[.$K11]);[.GK$1];&quot;&quot;)">
            <text:p/>
          </table:table-cell>
          <table:table-cell table:style-name="ce22" table:formula="of:=IF(AND([.GL$1]&gt;=[.$L11];[.GL$1]&lt;=[.$K11]);[.GL$1];&quot;&quot;)">
            <text:p/>
          </table:table-cell>
          <table:table-cell table:style-name="ce22" table:formula="of:=IF(AND([.GM$1]&gt;=[.$L11];[.GM$1]&lt;=[.$K11]);[.GM$1];&quot;&quot;)">
            <text:p/>
          </table:table-cell>
          <table:table-cell table:style-name="ce22" table:formula="of:=IF(AND([.GN$1]&gt;=[.$L11];[.GN$1]&lt;=[.$K11]);[.GN$1];&quot;&quot;)">
            <text:p/>
          </table:table-cell>
          <table:table-cell table:style-name="ce22" table:formula="of:=IF(AND([.GO$1]&gt;=[.$L11];[.GO$1]&lt;=[.$K11]);[.GO$1];&quot;&quot;)">
            <text:p/>
          </table:table-cell>
          <table:table-cell table:style-name="ce22" table:formula="of:=IF(AND([.GP$1]&gt;=[.$L11];[.GP$1]&lt;=[.$K11]);[.GP$1];&quot;&quot;)">
            <text:p/>
          </table:table-cell>
          <table:table-cell table:style-name="ce22" table:formula="of:=IF(AND([.GQ$1]&gt;=[.$L11];[.GQ$1]&lt;=[.$K11]);[.GQ$1];&quot;&quot;)">
            <text:p/>
          </table:table-cell>
          <table:table-cell table:style-name="ce22" table:formula="of:=IF(AND([.GR$1]&gt;=[.$L11];[.GR$1]&lt;=[.$K11]);[.GR$1];&quot;&quot;)">
            <text:p/>
          </table:table-cell>
          <table:table-cell table:style-name="ce22" table:formula="of:=IF(AND([.GS$1]&gt;=[.$L11];[.GS$1]&lt;=[.$K11]);[.GS$1];&quot;&quot;)">
            <text:p/>
          </table:table-cell>
          <table:table-cell table:style-name="ce22" table:formula="of:=IF(AND([.GT$1]&gt;=[.$L11];[.GT$1]&lt;=[.$K11]);[.GT$1];&quot;&quot;)">
            <text:p/>
          </table:table-cell>
          <table:table-cell table:style-name="ce22" table:formula="of:=IF(AND([.GU$1]&gt;=[.$L11];[.GU$1]&lt;=[.$K11]);[.GU$1];&quot;&quot;)">
            <text:p/>
          </table:table-cell>
          <table:table-cell table:style-name="ce22" table:formula="of:=IF(AND([.GV$1]&gt;=[.$L11];[.GV$1]&lt;=[.$K11]);[.GV$1];&quot;&quot;)">
            <text:p/>
          </table:table-cell>
          <table:table-cell table:style-name="ce22" table:formula="of:=IF(AND([.GW$1]&gt;=[.$L11];[.GW$1]&lt;=[.$K11]);[.GW$1];&quot;&quot;)">
            <text:p/>
          </table:table-cell>
          <table:table-cell table:style-name="ce22" table:formula="of:=IF(AND([.GX$1]&gt;=[.$L11];[.GX$1]&lt;=[.$K11]);[.GX$1];&quot;&quot;)">
            <text:p/>
          </table:table-cell>
          <table:table-cell table:style-name="ce22" table:formula="of:=IF(AND([.GY$1]&gt;=[.$L11];[.GY$1]&lt;=[.$K11]);[.GY$1];&quot;&quot;)">
            <text:p/>
          </table:table-cell>
          <table:table-cell table:style-name="ce22" table:formula="of:=IF(AND([.GZ$1]&gt;=[.$L11];[.GZ$1]&lt;=[.$K11]);[.GZ$1];&quot;&quot;)">
            <text:p/>
          </table:table-cell>
          <table:table-cell table:style-name="ce22" table:formula="of:=IF(AND([.HA$1]&gt;=[.$L11];[.HA$1]&lt;=[.$K11]);[.HA$1];&quot;&quot;)">
            <text:p/>
          </table:table-cell>
          <table:table-cell table:style-name="ce22" table:formula="of:=IF(AND([.HB$1]&gt;=[.$L11];[.HB$1]&lt;=[.$K11]);[.HB$1];&quot;&quot;)">
            <text:p/>
          </table:table-cell>
          <table:table-cell table:style-name="ce22" table:formula="of:=IF(AND([.HC$1]&gt;=[.$L11];[.HC$1]&lt;=[.$K11]);[.HC$1];&quot;&quot;)">
            <text:p/>
          </table:table-cell>
          <table:table-cell table:style-name="ce24" table:formula="of:=IF(AND([.HD$1]&gt;=[.$L11];[.HD$1]&lt;=[.$K11]);[.HD$1];&quot;&quot;)">
            <text:p/>
          </table:table-cell>
          <table:table-cell table:style-name="ce24" table:formula="of:=IF(AND([.HE$1]&gt;=[.$L11];[.HE$1]&lt;=[.$K11]);[.HE$1];&quot;&quot;)">
            <text:p/>
          </table:table-cell>
          <table:table-cell table:style-name="ce24" table:formula="of:=IF(AND([.HF$1]&gt;=[.$L11];[.HF$1]&lt;=[.$K11]);[.HF$1];&quot;&quot;)">
            <text:p/>
          </table:table-cell>
          <table:table-cell table:style-name="ce24" table:formula="of:=IF(AND([.HG$1]&gt;=[.$L11];[.HG$1]&lt;=[.$K11]);[.HG$1];&quot;&quot;)">
            <text:p/>
          </table:table-cell>
          <table:table-cell table:style-name="ce26" table:formula="of:=IF(AND([.HH$1]&gt;=[.$L11];[.HH$1]&lt;=[.$K11]);[.HH$1];&quot;&quot;)">
            <text:p/>
          </table:table-cell>
          <table:table-cell table:style-name="ce26" table:formula="of:=IF(AND([.HI$1]&gt;=[.$L11];[.HI$1]&lt;=[.$K11]);[.HI$1];&quot;&quot;)">
            <text:p/>
          </table:table-cell>
          <table:table-cell table:style-name="ce26" table:formula="of:=IF(AND([.HJ$1]&gt;=[.$L11];[.HJ$1]&lt;=[.$K11]);[.HJ$1];&quot;&quot;)">
            <text:p/>
          </table:table-cell>
          <table:table-cell table:style-name="ce26" table:formula="of:=IF(AND([.HK$1]&gt;=[.$L11];[.HK$1]&lt;=[.$K11]);[.HK$1];&quot;&quot;)">
            <text:p/>
          </table:table-cell>
          <table:table-cell table:style-name="ce26" table:formula="of:=IF(AND([.HL$1]&gt;=[.$L11];[.HL$1]&lt;=[.$K11]);[.HL$1];&quot;&quot;)">
            <text:p/>
          </table:table-cell>
          <table:table-cell table:style-name="ce26" table:formula="of:=IF(AND([.HM$1]&gt;=[.$L11];[.HM$1]&lt;=[.$K11]);[.HM$1];&quot;&quot;)">
            <text:p/>
          </table:table-cell>
          <table:table-cell table:style-name="ce26" table:formula="of:=IF(AND([.HN$1]&gt;=[.$L11];[.HN$1]&lt;=[.$K11]);[.HN$1];&quot;&quot;)">
            <text:p/>
          </table:table-cell>
          <table:table-cell table:style-name="ce26" table:formula="of:=IF(AND([.HO$1]&gt;=[.$L11];[.HO$1]&lt;=[.$K11]);[.HO$1];&quot;&quot;)">
            <text:p/>
          </table:table-cell>
          <table:table-cell table:style-name="ce26" table:formula="of:=IF(AND([.HP$1]&gt;=[.$L11];[.HP$1]&lt;=[.$K11]);[.HP$1];&quot;&quot;)">
            <text:p/>
          </table:table-cell>
          <table:table-cell table:style-name="ce26" table:formula="of:=IF(AND([.HQ$1]&gt;=[.$L11];[.HQ$1]&lt;=[.$K11]);[.HQ$1];&quot;&quot;)">
            <text:p/>
          </table:table-cell>
          <table:table-cell table:style-name="ce26" table:formula="of:=IF(AND([.HR$1]&gt;=[.$L11];[.HR$1]&lt;=[.$K11]);[.HR$1];&quot;&quot;)">
            <text:p/>
          </table:table-cell>
          <table:table-cell table:style-name="ce26" table:formula="of:=IF(AND([.HS$1]&gt;=[.$L11];[.HS$1]&lt;=[.$K11]);[.HS$1];&quot;&quot;)">
            <text:p/>
          </table:table-cell>
          <table:table-cell table:style-name="ce26" table:formula="of:=IF(AND([.HT$1]&gt;=[.$L11];[.HT$1]&lt;=[.$K11]);[.HT$1];&quot;&quot;)">
            <text:p/>
          </table:table-cell>
          <table:table-cell table:style-name="ce26" table:formula="of:=IF(AND([.HU$1]&gt;=[.$L11];[.HU$1]&lt;=[.$K11]);[.HU$1];&quot;&quot;)">
            <text:p/>
          </table:table-cell>
          <table:table-cell table:style-name="ce26" table:formula="of:=IF(AND([.HV$1]&gt;=[.$L11];[.HV$1]&lt;=[.$K11]);[.HV$1];&quot;&quot;)">
            <text:p/>
          </table:table-cell>
          <table:table-cell table:style-name="ce26" table:formula="of:=IF(AND([.HW$1]&gt;=[.$L11];[.HW$1]&lt;=[.$K11]);[.HW$1];&quot;&quot;)">
            <text:p/>
          </table:table-cell>
          <table:table-cell table:style-name="ce26" table:formula="of:=IF(AND([.HX$1]&gt;=[.$L11];[.HX$1]&lt;=[.$K11]);[.HX$1];&quot;&quot;)">
            <text:p/>
          </table:table-cell>
          <table:table-cell table:style-name="ce26" table:formula="of:=IF(AND([.HY$1]&gt;=[.$L11];[.HY$1]&lt;=[.$K11]);[.HY$1];&quot;&quot;)">
            <text:p/>
          </table:table-cell>
          <table:table-cell table:style-name="ce26" table:formula="of:=IF(AND([.HZ$1]&gt;=[.$L11];[.HZ$1]&lt;=[.$K11]);[.HZ$1];&quot;&quot;)">
            <text:p/>
          </table:table-cell>
          <table:table-cell table:style-name="ce26" table:formula="of:=IF(AND([.IA$1]&gt;=[.$L11];[.IA$1]&lt;=[.$K11]);[.IA$1];&quot;&quot;)">
            <text:p/>
          </table:table-cell>
          <table:table-cell table:style-name="ce26" table:formula="of:=IF(AND([.IB$1]&gt;=[.$L11];[.IB$1]&lt;=[.$K11]);[.IB$1];&quot;&quot;)">
            <text:p/>
          </table:table-cell>
          <table:table-cell table:style-name="ce26" table:formula="of:=IF(AND([.IC$1]&gt;=[.$L11];[.IC$1]&lt;=[.$K11]);[.IC$1];&quot;&quot;)">
            <text:p/>
          </table:table-cell>
          <table:table-cell table:style-name="ce26" table:formula="of:=IF(AND([.ID$1]&gt;=[.$L11];[.ID$1]&lt;=[.$K11]);[.ID$1];&quot;&quot;)">
            <text:p/>
          </table:table-cell>
          <table:table-cell table:style-name="ce26" table:formula="of:=IF(AND([.IE$1]&gt;=[.$L11];[.IE$1]&lt;=[.$K11]);[.IE$1];&quot;&quot;)">
            <text:p/>
          </table:table-cell>
          <table:table-cell table:style-name="ce26" table:formula="of:=IF(AND([.IF$1]&gt;=[.$L11];[.IF$1]&lt;=[.$K11]);[.IF$1];&quot;&quot;)">
            <text:p/>
          </table:table-cell>
          <table:table-cell table:style-name="ce26" table:formula="of:=IF(AND([.IG$1]&gt;=[.$L11];[.IG$1]&lt;=[.$K11]);[.IG$1];&quot;&quot;)">
            <text:p/>
          </table:table-cell>
          <table:table-cell table:style-name="ce26" table:formula="of:=IF(AND([.IH$1]&gt;=[.$L11];[.IH$1]&lt;=[.$K11]);[.IH$1];&quot;&quot;)">
            <text:p/>
          </table:table-cell>
          <table:table-cell table:style-name="ce26" table:formula="of:=IF(AND([.II$1]&gt;=[.$L11];[.II$1]&lt;=[.$K11]);[.II$1];&quot;&quot;)">
            <text:p/>
          </table:table-cell>
          <table:table-cell table:style-name="ce26" table:formula="of:=IF(AND([.IJ$1]&gt;=[.$L11];[.IJ$1]&lt;=[.$K11]);[.IJ$1];&quot;&quot;)">
            <text:p/>
          </table:table-cell>
          <table:table-cell table:style-name="ce26" table:formula="of:=IF(AND([.IK$1]&gt;=[.$L11];[.IK$1]&lt;=[.$K11]);[.IK$1];&quot;&quot;)">
            <text:p/>
          </table:table-cell>
          <table:table-cell table:style-name="ce26" table:formula="of:=IF(AND([.IL$1]&gt;=[.$L11];[.IL$1]&lt;=[.$K11]);[.IL$1];&quot;&quot;)">
            <text:p/>
          </table:table-cell>
          <table:table-cell table:style-name="ce26" table:formula="of:=IF(AND([.IM$1]&gt;=[.$L11];[.IM$1]&lt;=[.$K11]);[.IM$1];&quot;&quot;)">
            <text:p/>
          </table:table-cell>
          <table:table-cell table:style-name="ce26" table:formula="of:=IF(AND([.IN$1]&gt;=[.$L11];[.IN$1]&lt;=[.$K11]);[.IN$1];&quot;&quot;)">
            <text:p/>
          </table:table-cell>
          <table:table-cell table:style-name="ce26" table:formula="of:=IF(AND([.IO$1]&gt;=[.$L11];[.IO$1]&lt;=[.$K11]);[.IO$1];&quot;&quot;)">
            <text:p/>
          </table:table-cell>
          <table:table-cell table:style-name="ce26" table:formula="of:=IF(AND([.IP$1]&gt;=[.$L11];[.IP$1]&lt;=[.$K11]);[.IP$1];&quot;&quot;)">
            <text:p/>
          </table:table-cell>
          <table:table-cell table:style-name="ce26" table:formula="of:=IF(AND([.IQ$1]&gt;=[.$L11];[.IQ$1]&lt;=[.$K11]);[.IQ$1];&quot;&quot;)">
            <text:p/>
          </table:table-cell>
          <table:table-cell table:style-name="ce26" table:formula="of:=IF(AND([.IR$1]&gt;=[.$L11];[.IR$1]&lt;=[.$K11]);[.IR$1];&quot;&quot;)">
            <text:p/>
          </table:table-cell>
          <table:table-cell table:style-name="ce26" table:formula="of:=IF(AND([.IS$1]&gt;=[.$L11];[.IS$1]&lt;=[.$K11]);[.IS$1];&quot;&quot;)">
            <text:p/>
          </table:table-cell>
          <table:table-cell table:style-name="ce26" table:formula="of:=IF(AND([.IT$1]&gt;=[.$L11];[.IT$1]&lt;=[.$K11]);[.IT$1];&quot;&quot;)">
            <text:p/>
          </table:table-cell>
          <table:table-cell table:style-name="ce26" table:formula="of:=IF(AND([.IU$1]&gt;=[.$L11];[.IU$1]&lt;=[.$K11]);[.IU$1];&quot;&quot;)">
            <text:p/>
          </table:table-cell>
          <table:table-cell table:style-name="ce26" table:formula="of:=IF(AND([.IV$1]&gt;=[.$L11];[.IV$1]&lt;=[.$K11]);[.IV$1];&quot;&quot;)">
            <text:p/>
          </table:table-cell>
          <table:table-cell table:style-name="ce26" table:formula="of:=IF(AND([.IW$1]&gt;=[.$L11];[.IW$1]&lt;=[.$K11]);[.IW$1];&quot;&quot;)">
            <text:p/>
          </table:table-cell>
          <table:table-cell table:style-name="ce26" table:formula="of:=IF(AND([.IX$1]&gt;=[.$L11];[.IX$1]&lt;=[.$K11]);[.IX$1];&quot;&quot;)">
            <text:p/>
          </table:table-cell>
          <table:table-cell table:style-name="ce26" table:formula="of:=IF(AND([.IY$1]&gt;=[.$L11];[.IY$1]&lt;=[.$K11]);[.IY$1];&quot;&quot;)">
            <text:p/>
          </table:table-cell>
          <table:table-cell table:style-name="ce26" table:formula="of:=IF(AND([.IZ$1]&gt;=[.$L11];[.IZ$1]&lt;=[.$K11]);[.IZ$1];&quot;&quot;)">
            <text:p/>
          </table:table-cell>
          <table:table-cell table:style-name="ce26" table:formula="of:=IF(AND([.JA$1]&gt;=[.$L11];[.JA$1]&lt;=[.$K11]);[.JA$1];&quot;&quot;)">
            <text:p/>
          </table:table-cell>
          <table:table-cell table:style-name="ce26" table:formula="of:=IF(AND([.JB$1]&gt;=[.$L11];[.JB$1]&lt;=[.$K11]);[.JB$1];&quot;&quot;)">
            <text:p/>
          </table:table-cell>
          <table:table-cell table:style-name="ce26" table:formula="of:=IF(AND([.JC$1]&gt;=[.$L11];[.JC$1]&lt;=[.$K11]);[.JC$1];&quot;&quot;)">
            <text:p/>
          </table:table-cell>
          <table:table-cell table:style-name="ce26" table:formula="of:=IF(AND([.JD$1]&gt;=[.$L11];[.JD$1]&lt;=[.$K11]);[.JD$1];&quot;&quot;)">
            <text:p/>
          </table:table-cell>
          <table:table-cell table:style-name="ce26" table:formula="of:=IF(AND([.JE$1]&gt;=[.$L11];[.JE$1]&lt;=[.$K11]);[.JE$1];&quot;&quot;)">
            <text:p/>
          </table:table-cell>
          <table:table-cell table:style-name="ce26" table:formula="of:=IF(AND([.JF$1]&gt;=[.$L11];[.JF$1]&lt;=[.$K11]);[.JF$1];&quot;&quot;)">
            <text:p/>
          </table:table-cell>
          <table:table-cell table:style-name="ce26" table:formula="of:=IF(AND([.JG$1]&gt;=[.$L11];[.JG$1]&lt;=[.$K11]);[.JG$1];&quot;&quot;)">
            <text:p/>
          </table:table-cell>
          <table:table-cell table:style-name="ce26" table:formula="of:=IF(AND([.JH$1]&gt;=[.$L11];[.JH$1]&lt;=[.$K11]);[.JH$1];&quot;&quot;)">
            <text:p/>
          </table:table-cell>
          <table:table-cell table:style-name="ce26" table:formula="of:=IF(AND([.JI$1]&gt;=[.$L11];[.JI$1]&lt;=[.$K11]);[.JI$1];&quot;&quot;)">
            <text:p/>
          </table:table-cell>
          <table:table-cell table:style-name="ce26" table:formula="of:=IF(AND([.JJ$1]&gt;=[.$L11];[.JJ$1]&lt;=[.$K11]);[.JJ$1];&quot;&quot;)">
            <text:p/>
          </table:table-cell>
          <table:table-cell table:style-name="ce26" table:formula="of:=IF(AND([.JK$1]&gt;=[.$L11];[.JK$1]&lt;=[.$K11]);[.JK$1];&quot;&quot;)">
            <text:p/>
          </table:table-cell>
          <table:table-cell table:style-name="ce26" table:formula="of:=IF(AND([.JL$1]&gt;=[.$L11];[.JL$1]&lt;=[.$K11]);[.JL$1];&quot;&quot;)">
            <text:p/>
          </table:table-cell>
          <table:table-cell table:style-name="ce28" table:formula="of:=IF(AND([.JM$1]&gt;=[.$L11];[.JM$1]&lt;=[.$K11]);[.JM$1];&quot;&quot;)">
            <text:p/>
          </table:table-cell>
          <table:table-cell table:style-name="ce28" table:formula="of:=IF(AND([.JN$1]&gt;=[.$L11];[.JN$1]&lt;=[.$K11]);[.JN$1];&quot;&quot;)">
            <text:p/>
          </table:table-cell>
          <table:table-cell table:style-name="ce28" table:formula="of:=IF(AND([.JO$1]&gt;=[.$L11];[.JO$1]&lt;=[.$K11]);[.JO$1];&quot;&quot;)">
            <text:p/>
          </table:table-cell>
          <table:table-cell table:style-name="ce28" table:formula="of:=IF(AND([.JP$1]&gt;=[.$L11];[.JP$1]&lt;=[.$K11]);[.JP$1];&quot;&quot;)">
            <text:p/>
          </table:table-cell>
          <table:table-cell table:style-name="ce28" table:formula="of:=IF(AND([.JQ$1]&gt;=[.$L11];[.JQ$1]&lt;=[.$K11]);[.JQ$1];&quot;&quot;)">
            <text:p/>
          </table:table-cell>
          <table:table-cell table:style-name="ce28" table:formula="of:=IF(AND([.JR$1]&gt;=[.$L11];[.JR$1]&lt;=[.$K11]);[.JR$1];&quot;&quot;)">
            <text:p/>
          </table:table-cell>
          <table:table-cell table:style-name="ce28" table:formula="of:=IF(AND([.JS$1]&gt;=[.$L11];[.JS$1]&lt;=[.$K11]);[.JS$1];&quot;&quot;)">
            <text:p/>
          </table:table-cell>
          <table:table-cell table:style-name="ce30" table:formula="of:=IF(AND([.JT$1]&gt;=[.$L11];[.JT$1]&lt;=[.$K11]);[.JT$1];&quot;&quot;)">
            <text:p/>
          </table:table-cell>
          <table:table-cell table:style-name="ce30" table:formula="of:=IF(AND([.JU$1]&gt;=[.$L11];[.JU$1]&lt;=[.$K11]);[.JU$1];&quot;&quot;)">
            <text:p/>
          </table:table-cell>
          <table:table-cell table:style-name="ce30" table:formula="of:=IF(AND([.JV$1]&gt;=[.$L11];[.JV$1]&lt;=[.$K11]);[.JV$1];&quot;&quot;)">
            <text:p/>
          </table:table-cell>
          <table:table-cell table:style-name="ce30" table:formula="of:=IF(AND([.JW$1]&gt;=[.$L11];[.JW$1]&lt;=[.$K11]);[.JW$1];&quot;&quot;)">
            <text:p/>
          </table:table-cell>
          <table:table-cell table:style-name="ce30" table:formula="of:=IF(AND([.JX$1]&gt;=[.$L11];[.JX$1]&lt;=[.$K11]);[.JX$1];&quot;&quot;)">
            <text:p/>
          </table:table-cell>
          <table:table-cell table:style-name="ce30" table:formula="of:=IF(AND([.JY$1]&gt;=[.$L11];[.JY$1]&lt;=[.$K11]);[.JY$1];&quot;&quot;)">
            <text:p/>
          </table:table-cell>
          <table:table-cell table:style-name="ce30" table:formula="of:=IF(AND([.JZ$1]&gt;=[.$L11];[.JZ$1]&lt;=[.$K11]);[.JZ$1];&quot;&quot;)">
            <text:p/>
          </table:table-cell>
          <table:table-cell table:style-name="ce30" table:formula="of:=IF(AND([.KA$1]&gt;=[.$L11];[.KA$1]&lt;=[.$K11]);[.KA$1];&quot;&quot;)">
            <text:p/>
          </table:table-cell>
          <table:table-cell table:style-name="ce32" table:formula="of:=IF(AND([.KB$1]&gt;=[.$L11];[.KB$1]&lt;=[.$K11]);[.KB$1];&quot;&quot;)">
            <text:p/>
          </table:table-cell>
          <table:table-cell table:style-name="ce32" table:formula="of:=IF(AND([.KC$1]&gt;=[.$L11];[.KC$1]&lt;=[.$K11]);[.KC$1];&quot;&quot;)">
            <text:p/>
          </table:table-cell>
          <table:table-cell table:style-name="ce32" table:formula="of:=IF(AND([.KD$1]&gt;=[.$L11];[.KD$1]&lt;=[.$K11]);[.KD$1];&quot;&quot;)">
            <text:p/>
          </table:table-cell>
          <table:table-cell table:style-name="ce32" table:formula="of:=IF(AND([.KE$1]&gt;=[.$L11];[.KE$1]&lt;=[.$K11]);[.KE$1];&quot;&quot;)">
            <text:p/>
          </table:table-cell>
          <table:table-cell table:style-name="ce32" table:formula="of:=IF(AND([.KF$1]&gt;=[.$L11];[.KF$1]&lt;=[.$K11]);[.KF$1];&quot;&quot;)">
            <text:p/>
          </table:table-cell>
          <table:table-cell table:style-name="ce32" table:formula="of:=IF(AND([.KG$1]&gt;=[.$L11];[.KG$1]&lt;=[.$K11]);[.KG$1];&quot;&quot;)">
            <text:p/>
          </table:table-cell>
          <table:table-cell table:style-name="ce32" table:formula="of:=IF(AND([.KH$1]&gt;=[.$L11];[.KH$1]&lt;=[.$K11]);[.KH$1];&quot;&quot;)">
            <text:p/>
          </table:table-cell>
          <table:table-cell table:style-name="ce32" table:formula="of:=IF(AND([.KI$1]&gt;=[.$L11];[.KI$1]&lt;=[.$K11]);[.KI$1];&quot;&quot;)">
            <text:p/>
          </table:table-cell>
          <table:table-cell table:style-name="ce32" table:formula="of:=IF(AND([.KJ$1]&gt;=[.$L11];[.KJ$1]&lt;=[.$K11]);[.KJ$1];&quot;&quot;)">
            <text:p/>
          </table:table-cell>
          <table:table-cell table:style-name="ce32" table:formula="of:=IF(AND([.KK$1]&gt;=[.$L11];[.KK$1]&lt;=[.$K11]);[.KK$1];&quot;&quot;)">
            <text:p/>
          </table:table-cell>
          <table:table-cell table:style-name="ce32" table:formula="of:=IF(AND([.KL$1]&gt;=[.$L11];[.KL$1]&lt;=[.$K11]);[.KL$1];&quot;&quot;)">
            <text:p/>
          </table:table-cell>
          <table:table-cell table:style-name="ce32" table:formula="of:=IF(AND([.KM$1]&gt;=[.$L11];[.KM$1]&lt;=[.$K11]);[.KM$1];&quot;&quot;)">
            <text:p/>
          </table:table-cell>
          <table:table-cell table:style-name="ce32" table:formula="of:=IF(AND([.KN$1]&gt;=[.$L11];[.KN$1]&lt;=[.$K11]);[.KN$1];&quot;&quot;)">
            <text:p/>
          </table:table-cell>
          <table:table-cell table:style-name="ce32" table:formula="of:=IF(AND([.KO$1]&gt;=[.$L11];[.KO$1]&lt;=[.$K11]);[.KO$1];&quot;&quot;)">
            <text:p/>
          </table:table-cell>
          <table:table-cell table:style-name="ce32" table:formula="of:=IF(AND([.KP$1]&gt;=[.$L11];[.KP$1]&lt;=[.$K11]);[.KP$1];&quot;&quot;)">
            <text:p/>
          </table:table-cell>
          <table:table-cell table:style-name="ce32" table:formula="of:=IF(AND([.KQ$1]&gt;=[.$L11];[.KQ$1]&lt;=[.$K11]);[.KQ$1];&quot;&quot;)">
            <text:p/>
          </table:table-cell>
          <table:table-cell table:style-name="ce32" table:formula="of:=IF(AND([.KR$1]&gt;=[.$L11];[.KR$1]&lt;=[.$K11]);[.KR$1];&quot;&quot;)">
            <text:p/>
          </table:table-cell>
          <table:table-cell table:style-name="ce32" table:formula="of:=IF(AND([.KS$1]&gt;=[.$L11];[.KS$1]&lt;=[.$K11]);[.KS$1];&quot;&quot;)">
            <text:p/>
          </table:table-cell>
          <table:table-cell table:style-name="ce34" table:formula="of:=IF(AND([.KT$1]&gt;=[.$L11];[.KT$1]&lt;=[.$K11]);[.KT$1];&quot;&quot;)">
            <text:p/>
          </table:table-cell>
          <table:table-cell table:style-name="ce34" table:formula="of:=IF(AND([.KU$1]&gt;=[.$L11];[.KU$1]&lt;=[.$K11]);[.KU$1];&quot;&quot;)">
            <text:p/>
          </table:table-cell>
          <table:table-cell table:style-name="ce34" table:formula="of:=IF(AND([.KV$1]&gt;=[.$L11];[.KV$1]&lt;=[.$K11]);[.KV$1];&quot;&quot;)">
            <text:p/>
          </table:table-cell>
          <table:table-cell table:style-name="ce34" table:formula="of:=IF(AND([.KW$1]&gt;=[.$L11];[.KW$1]&lt;=[.$K11]);[.KW$1];&quot;&quot;)">
            <text:p/>
          </table:table-cell>
          <table:table-cell table:style-name="ce34" table:formula="of:=IF(AND([.KX$1]&gt;=[.$L11];[.KX$1]&lt;=[.$K11]);[.KX$1];&quot;&quot;)">
            <text:p/>
          </table:table-cell>
          <table:table-cell table:style-name="ce34" table:formula="of:=IF(AND([.KY$1]&gt;=[.$L11];[.KY$1]&lt;=[.$K11]);[.KY$1];&quot;&quot;)">
            <text:p/>
          </table:table-cell>
          <table:table-cell table:style-name="ce34" table:formula="of:=IF(AND([.KZ$1]&gt;=[.$L11];[.KZ$1]&lt;=[.$K11]);[.KZ$1];&quot;&quot;)">
            <text:p/>
          </table:table-cell>
          <table:table-cell table:style-name="ce34" table:formula="of:=IF(AND([.LA$1]&gt;=[.$L11];[.LA$1]&lt;=[.$K11]);[.LA$1];&quot;&quot;)">
            <text:p/>
          </table:table-cell>
          <table:table-cell table:style-name="ce34" table:formula="of:=IF(AND([.LB$1]&gt;=[.$L11];[.LB$1]&lt;=[.$K11]);[.LB$1];&quot;&quot;)">
            <text:p/>
          </table:table-cell>
          <table:table-cell table:style-name="ce34" table:formula="of:=IF(AND([.LC$1]&gt;=[.$L11];[.LC$1]&lt;=[.$K11]);[.LC$1];&quot;&quot;)">
            <text:p/>
          </table:table-cell>
          <table:table-cell table:style-name="ce34" table:formula="of:=IF(AND([.LD$1]&gt;=[.$L11];[.LD$1]&lt;=[.$K11]);[.LD$1];&quot;&quot;)">
            <text:p/>
          </table:table-cell>
          <table:table-cell table:style-name="ce34" table:formula="of:=IF(AND([.LE$1]&gt;=[.$L11];[.LE$1]&lt;=[.$K11]);[.LE$1];&quot;&quot;)">
            <text:p/>
          </table:table-cell>
          <table:table-cell table:style-name="ce34" table:formula="of:=IF(AND([.LF$1]&gt;=[.$L11];[.LF$1]&lt;=[.$K11]);[.LF$1];&quot;&quot;)">
            <text:p/>
          </table:table-cell>
          <table:table-cell table:style-name="ce34" table:formula="of:=IF(AND([.LG$1]&gt;=[.$L11];[.LG$1]&lt;=[.$K11]);[.LG$1];&quot;&quot;)">
            <text:p/>
          </table:table-cell>
          <table:table-cell table:style-name="ce34" table:formula="of:=IF(AND([.LH$1]&gt;=[.$L11];[.LH$1]&lt;=[.$K11]);[.LH$1];&quot;&quot;)">
            <text:p/>
          </table:table-cell>
          <table:table-cell table:style-name="ce36" table:formula="of:=IF(AND([.LI$1]&gt;=[.$L11];[.LI$1]&lt;=[.$K11]);[.LI$1];&quot;&quot;)">
            <text:p/>
          </table:table-cell>
          <table:table-cell table:style-name="ce36" table:formula="of:=IF(AND([.LJ$1]&gt;=[.$L11];[.LJ$1]&lt;=[.$K11]);[.LJ$1];&quot;&quot;)">
            <text:p/>
          </table:table-cell>
          <table:table-cell table:style-name="ce36" table:formula="of:=IF(AND([.LK$1]&gt;=[.$L11];[.LK$1]&lt;=[.$K11]);[.LK$1];&quot;&quot;)">
            <text:p/>
          </table:table-cell>
          <table:table-cell table:style-name="ce36" table:formula="of:=IF(AND([.LL$1]&gt;=[.$L11];[.LL$1]&lt;=[.$K11]);[.LL$1];&quot;&quot;)">
            <text:p/>
          </table:table-cell>
          <table:table-cell table:style-name="ce36" table:formula="of:=IF(AND([.LM$1]&gt;=[.$L11];[.LM$1]&lt;=[.$K11]);[.LM$1];&quot;&quot;)">
            <text:p/>
          </table:table-cell>
          <table:table-cell table:style-name="ce36" table:formula="of:=IF(AND([.LN$1]&gt;=[.$L11];[.LN$1]&lt;=[.$K11]);[.LN$1];&quot;&quot;)">
            <text:p/>
          </table:table-cell>
          <table:table-cell table:style-name="ce36" table:formula="of:=IF(AND([.LO$1]&gt;=[.$L11];[.LO$1]&lt;=[.$K11]);[.LO$1];&quot;&quot;)">
            <text:p/>
          </table:table-cell>
          <table:table-cell table:style-name="ce36" table:formula="of:=IF(AND([.LP$1]&gt;=[.$L11];[.LP$1]&lt;=[.$K11]);[.LP$1];&quot;&quot;)">
            <text:p/>
          </table:table-cell>
          <table:table-cell table:style-name="ce36" table:formula="of:=IF(AND([.LQ$1]&gt;=[.$L11];[.LQ$1]&lt;=[.$K11]);[.LQ$1];&quot;&quot;)">
            <text:p/>
          </table:table-cell>
          <table:table-cell table:style-name="ce36" table:formula="of:=IF(AND([.LR$1]&gt;=[.$L11];[.LR$1]&lt;=[.$K11]);[.LR$1];&quot;&quot;)">
            <text:p/>
          </table:table-cell>
          <table:table-cell table:style-name="ce36" table:formula="of:=IF(AND([.LS$1]&gt;=[.$L11];[.LS$1]&lt;=[.$K11]);[.LS$1];&quot;&quot;)">
            <text:p/>
          </table:table-cell>
          <table:table-cell table:style-name="ce36" table:formula="of:=IF(AND([.LT$1]&gt;=[.$L11];[.LT$1]&lt;=[.$K11]);[.LT$1];&quot;&quot;)">
            <text:p/>
          </table:table-cell>
          <table:table-cell table:style-name="ce36" table:formula="of:=IF(AND([.LU$1]&gt;=[.$L11];[.LU$1]&lt;=[.$K11]);[.LU$1];&quot;&quot;)">
            <text:p/>
          </table:table-cell>
          <table:table-cell table:style-name="ce36" table:formula="of:=IF(AND([.LV$1]&gt;=[.$L11];[.LV$1]&lt;=[.$K11]);[.LV$1];&quot;&quot;)">
            <text:p/>
          </table:table-cell>
          <table:table-cell table:style-name="ce36" table:formula="of:=IF(AND([.LW$1]&gt;=[.$L11];[.LW$1]&lt;=[.$K11]);[.LW$1];&quot;&quot;)">
            <text:p/>
          </table:table-cell>
          <table:table-cell table:style-name="ce36" table:formula="of:=IF(AND([.LX$1]&gt;=[.$L11];[.LX$1]&lt;=[.$K11]);[.LX$1];&quot;&quot;)">
            <text:p/>
          </table:table-cell>
          <table:table-cell table:style-name="ce36" table:formula="of:=IF(AND([.LY$1]&gt;=[.$L11];[.LY$1]&lt;=[.$K11]);[.LY$1];&quot;&quot;)">
            <text:p/>
          </table:table-cell>
          <table:table-cell table:style-name="ce36" table:formula="of:=IF(AND([.LZ$1]&gt;=[.$L11];[.LZ$1]&lt;=[.$K11]);[.LZ$1];&quot;&quot;)">
            <text:p/>
          </table:table-cell>
          <table:table-cell table:style-name="ce36" table:formula="of:=IF(AND([.MA$1]&gt;=[.$L11];[.MA$1]&lt;=[.$K11]);[.MA$1];&quot;&quot;)">
            <text:p/>
          </table:table-cell>
          <table:table-cell table:style-name="ce36" table:formula="of:=IF(AND([.MB$1]&gt;=[.$L11];[.MB$1]&lt;=[.$K11]);[.MB$1];&quot;&quot;)">
            <text:p/>
          </table:table-cell>
          <table:table-cell table:style-name="ce36" table:formula="of:=IF(AND([.MC$1]&gt;=[.$L11];[.MC$1]&lt;=[.$K11]);[.MC$1];&quot;&quot;)">
            <text:p/>
          </table:table-cell>
          <table:table-cell table:style-name="ce36" table:formula="of:=IF(AND([.MD$1]&gt;=[.$L11];[.MD$1]&lt;=[.$K11]);[.MD$1];&quot;&quot;)">
            <text:p/>
          </table:table-cell>
          <table:table-cell table:style-name="ce36" table:formula="of:=IF(AND([.ME$1]&gt;=[.$L11];[.ME$1]&lt;=[.$K11]);[.ME$1];&quot;&quot;)">
            <text:p/>
          </table:table-cell>
          <table:table-cell table:style-name="ce36" table:formula="of:=IF(AND([.MF$1]&gt;=[.$L11];[.MF$1]&lt;=[.$K11]);[.MF$1];&quot;&quot;)">
            <text:p/>
          </table:table-cell>
          <table:table-cell table:style-name="ce36" table:formula="of:=IF(AND([.MG$1]&gt;=[.$L11];[.MG$1]&lt;=[.$K11]);[.MG$1];&quot;&quot;)">
            <text:p/>
          </table:table-cell>
          <table:table-cell table:style-name="ce36" table:formula="of:=IF(AND([.MH$1]&gt;=[.$L11];[.MH$1]&lt;=[.$K11]);[.MH$1];&quot;&quot;)">
            <text:p/>
          </table:table-cell>
          <table:table-cell table:style-name="ce36" table:formula="of:=IF(AND([.MI$1]&gt;=[.$L11];[.MI$1]&lt;=[.$K11]);[.MI$1];&quot;&quot;)">
            <text:p/>
          </table:table-cell>
          <table:table-cell table:style-name="ce36" table:formula="of:=IF(AND([.MJ$1]&gt;=[.$L11];[.MJ$1]&lt;=[.$K11]);[.MJ$1];&quot;&quot;)">
            <text:p/>
          </table:table-cell>
          <table:table-cell table:style-name="ce36" table:formula="of:=IF(AND([.MK$1]&gt;=[.$L11];[.MK$1]&lt;=[.$K11]);[.MK$1];&quot;&quot;)">
            <text:p/>
          </table:table-cell>
          <table:table-cell table:style-name="ce36" table:formula="of:=IF(AND([.ML$1]&gt;=[.$L11];[.ML$1]&lt;=[.$K11]);[.ML$1];&quot;&quot;)">
            <text:p/>
          </table:table-cell>
          <table:table-cell table:style-name="ce36" table:formula="of:=IF(AND([.MM$1]&gt;=[.$L11];[.MM$1]&lt;=[.$K11]);[.MM$1];&quot;&quot;)">
            <text:p/>
          </table:table-cell>
          <table:table-cell table:style-name="ce36" table:formula="of:=IF(AND([.MN$1]&gt;=[.$L11];[.MN$1]&lt;=[.$K11]);[.MN$1];&quot;&quot;)">
            <text:p/>
          </table:table-cell>
          <table:table-cell table:style-name="ce36" table:formula="of:=IF(AND([.MO$1]&gt;=[.$L11];[.MO$1]&lt;=[.$K11]);[.MO$1];&quot;&quot;)">
            <text:p/>
          </table:table-cell>
          <table:table-cell table:style-name="ce36" table:formula="of:=IF(AND([.MP$1]&gt;=[.$L11];[.MP$1]&lt;=[.$K11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2];[.$A:.$K];11;0)" office:value-type="float" office:value="202" calcext:value-type="float">
            <text:p>202</text:p>
          </table:table-cell>
          <table:table-cell table:style-name="ce5" table:formula="of:=VLOOKUP([.D12];[.$A:.$K];11;0)" office:value-type="float" office:value="0" calcext:value-type="float">
            <text:p>0</text:p>
          </table:table-cell>
          <table:table-cell table:style-name="ce5" table:formula="of:=VLOOKUP([.E12];[.$A:.$K];11;0)" office:value-type="float" office:value="0" calcext:value-type="float">
            <text:p>0</text:p>
          </table:table-cell>
          <table:table-cell table:style-name="ce5" table:formula="of:=VLOOKUP([.F12];[.$A:.$K];11;0)" office:value-type="float" office:value="0" calcext:value-type="float">
            <text:p>0</text:p>
          </table:table-cell>
          <table:table-cell table:style-name="ce6" table:formula="of:=MAX([.G12:.J12])+[.B12]+[.M12]" office:value-type="float" office:value="232" calcext:value-type="float">
            <text:p>232</text:p>
          </table:table-cell>
          <table:table-cell table:style-name="ce7" table:formula="of:=[.K12]-[.D12]+1" office:value-type="float" office:value="233" calcext:value-type="float">
            <text:p>233</text:p>
          </table:table-cell>
          <table:table-cell table:style-name="ce8"/>
          <table:table-cell table:style-name="ce10" table:formula="of:=IF(AND([.N$1]&gt;=[.$L12];[.N$1]&lt;=[.$K12]);[.N$1];&quot;&quot;)">
            <text:p/>
          </table:table-cell>
          <table:table-cell table:style-name="ce10" table:formula="of:=IF(AND([.O$1]&gt;=[.$L12];[.O$1]&lt;=[.$K12]);[.O$1];&quot;&quot;)">
            <text:p/>
          </table:table-cell>
          <table:table-cell table:style-name="ce10" table:formula="of:=IF(AND([.P$1]&gt;=[.$L12];[.P$1]&lt;=[.$K12]);[.P$1];&quot;&quot;)">
            <text:p/>
          </table:table-cell>
          <table:table-cell table:style-name="ce10" table:formula="of:=IF(AND([.Q$1]&gt;=[.$L12];[.Q$1]&lt;=[.$K12]);[.Q$1];&quot;&quot;)">
            <text:p/>
          </table:table-cell>
          <table:table-cell table:style-name="ce12" table:formula="of:=IF(AND([.R$1]&gt;=[.$L12];[.R$1]&lt;=[.$K12]);[.R$1];&quot;&quot;)">
            <text:p/>
          </table:table-cell>
          <table:table-cell table:style-name="ce12" table:formula="of:=IF(AND([.S$1]&gt;=[.$L12];[.S$1]&lt;=[.$K12]);[.S$1];&quot;&quot;)">
            <text:p/>
          </table:table-cell>
          <table:table-cell table:style-name="ce12" table:formula="of:=IF(AND([.T$1]&gt;=[.$L12];[.T$1]&lt;=[.$K12]);[.T$1];&quot;&quot;)">
            <text:p/>
          </table:table-cell>
          <table:table-cell table:style-name="ce12" table:formula="of:=IF(AND([.U$1]&gt;=[.$L12];[.U$1]&lt;=[.$K12]);[.U$1];&quot;&quot;)">
            <text:p/>
          </table:table-cell>
          <table:table-cell table:style-name="ce12" table:formula="of:=IF(AND([.V$1]&gt;=[.$L12];[.V$1]&lt;=[.$K12]);[.V$1];&quot;&quot;)">
            <text:p/>
          </table:table-cell>
          <table:table-cell table:style-name="ce12" table:formula="of:=IF(AND([.W$1]&gt;=[.$L12];[.W$1]&lt;=[.$K12]);[.W$1];&quot;&quot;)">
            <text:p/>
          </table:table-cell>
          <table:table-cell table:style-name="ce12" table:formula="of:=IF(AND([.X$1]&gt;=[.$L12];[.X$1]&lt;=[.$K12]);[.X$1];&quot;&quot;)">
            <text:p/>
          </table:table-cell>
          <table:table-cell table:style-name="ce12" table:formula="of:=IF(AND([.Y$1]&gt;=[.$L12];[.Y$1]&lt;=[.$K12]);[.Y$1];&quot;&quot;)">
            <text:p/>
          </table:table-cell>
          <table:table-cell table:style-name="ce12" table:formula="of:=IF(AND([.Z$1]&gt;=[.$L12];[.Z$1]&lt;=[.$K12]);[.Z$1];&quot;&quot;)">
            <text:p/>
          </table:table-cell>
          <table:table-cell table:style-name="ce12" table:formula="of:=IF(AND([.AA$1]&gt;=[.$L12];[.AA$1]&lt;=[.$K12]);[.AA$1];&quot;&quot;)">
            <text:p/>
          </table:table-cell>
          <table:table-cell table:style-name="ce12" table:formula="of:=IF(AND([.AB$1]&gt;=[.$L12];[.AB$1]&lt;=[.$K12]);[.AB$1];&quot;&quot;)">
            <text:p/>
          </table:table-cell>
          <table:table-cell table:style-name="ce12" table:formula="of:=IF(AND([.AC$1]&gt;=[.$L12];[.AC$1]&lt;=[.$K12]);[.AC$1];&quot;&quot;)">
            <text:p/>
          </table:table-cell>
          <table:table-cell table:style-name="ce14" table:formula="of:=IF(AND([.AD$1]&gt;=[.$L12];[.AD$1]&lt;=[.$K12]);[.AD$1];&quot;&quot;)">
            <text:p/>
          </table:table-cell>
          <table:table-cell table:style-name="ce17" table:formula="of:=IF(AND([.AE$1]&gt;=[.$L12];[.AE$1]&lt;=[.$K12]);[.AE$1];&quot;&quot;)">
            <text:p/>
          </table:table-cell>
          <table:table-cell table:style-name="ce17" table:formula="of:=IF(AND([.AF$1]&gt;=[.$L12];[.AF$1]&lt;=[.$K12]);[.AF$1];&quot;&quot;)">
            <text:p/>
          </table:table-cell>
          <table:table-cell table:style-name="ce17" table:formula="of:=IF(AND([.AG$1]&gt;=[.$L12];[.AG$1]&lt;=[.$K12]);[.AG$1];&quot;&quot;)">
            <text:p/>
          </table:table-cell>
          <table:table-cell table:style-name="ce17" table:formula="of:=IF(AND([.AH$1]&gt;=[.$L12];[.AH$1]&lt;=[.$K12]);[.AH$1];&quot;&quot;)">
            <text:p/>
          </table:table-cell>
          <table:table-cell table:style-name="ce17" table:formula="of:=IF(AND([.AI$1]&gt;=[.$L12];[.AI$1]&lt;=[.$K12]);[.AI$1];&quot;&quot;)">
            <text:p/>
          </table:table-cell>
          <table:table-cell table:style-name="ce17" table:formula="of:=IF(AND([.AJ$1]&gt;=[.$L12];[.AJ$1]&lt;=[.$K12]);[.AJ$1];&quot;&quot;)">
            <text:p/>
          </table:table-cell>
          <table:table-cell table:style-name="ce17" table:formula="of:=IF(AND([.AK$1]&gt;=[.$L12];[.AK$1]&lt;=[.$K12]);[.AK$1];&quot;&quot;)">
            <text:p/>
          </table:table-cell>
          <table:table-cell table:style-name="ce17" table:formula="of:=IF(AND([.AL$1]&gt;=[.$L12];[.AL$1]&lt;=[.$K12]);[.AL$1];&quot;&quot;)">
            <text:p/>
          </table:table-cell>
          <table:table-cell table:style-name="ce17" table:formula="of:=IF(AND([.AM$1]&gt;=[.$L12];[.AM$1]&lt;=[.$K12]);[.AM$1];&quot;&quot;)">
            <text:p/>
          </table:table-cell>
          <table:table-cell table:style-name="ce17" table:formula="of:=IF(AND([.AN$1]&gt;=[.$L12];[.AN$1]&lt;=[.$K12]);[.AN$1];&quot;&quot;)">
            <text:p/>
          </table:table-cell>
          <table:table-cell table:style-name="ce17" table:formula="of:=IF(AND([.AO$1]&gt;=[.$L12];[.AO$1]&lt;=[.$K12]);[.AO$1];&quot;&quot;)">
            <text:p/>
          </table:table-cell>
          <table:table-cell table:style-name="ce17" table:formula="of:=IF(AND([.AP$1]&gt;=[.$L12];[.AP$1]&lt;=[.$K12]);[.AP$1];&quot;&quot;)">
            <text:p/>
          </table:table-cell>
          <table:table-cell table:style-name="ce17" table:formula="of:=IF(AND([.AQ$1]&gt;=[.$L12];[.AQ$1]&lt;=[.$K12]);[.AQ$1];&quot;&quot;)">
            <text:p/>
          </table:table-cell>
          <table:table-cell table:style-name="ce17" table:formula="of:=IF(AND([.AR$1]&gt;=[.$L12];[.AR$1]&lt;=[.$K12]);[.AR$1];&quot;&quot;)">
            <text:p/>
          </table:table-cell>
          <table:table-cell table:style-name="ce17" table:formula="of:=IF(AND([.AS$1]&gt;=[.$L12];[.AS$1]&lt;=[.$K12]);[.AS$1];&quot;&quot;)">
            <text:p/>
          </table:table-cell>
          <table:table-cell table:style-name="ce17" table:formula="of:=IF(AND([.AT$1]&gt;=[.$L12];[.AT$1]&lt;=[.$K12]);[.AT$1];&quot;&quot;)">
            <text:p/>
          </table:table-cell>
          <table:table-cell table:style-name="ce17" table:formula="of:=IF(AND([.AU$1]&gt;=[.$L12];[.AU$1]&lt;=[.$K12]);[.AU$1];&quot;&quot;)">
            <text:p/>
          </table:table-cell>
          <table:table-cell table:style-name="ce17" table:formula="of:=IF(AND([.AV$1]&gt;=[.$L12];[.AV$1]&lt;=[.$K12]);[.AV$1];&quot;&quot;)">
            <text:p/>
          </table:table-cell>
          <table:table-cell table:style-name="ce17" table:formula="of:=IF(AND([.AW$1]&gt;=[.$L12];[.AW$1]&lt;=[.$K12]);[.AW$1];&quot;&quot;)">
            <text:p/>
          </table:table-cell>
          <table:table-cell table:style-name="ce17" table:formula="of:=IF(AND([.AX$1]&gt;=[.$L12];[.AX$1]&lt;=[.$K12]);[.AX$1];&quot;&quot;)">
            <text:p/>
          </table:table-cell>
          <table:table-cell table:style-name="ce17" table:formula="of:=IF(AND([.AY$1]&gt;=[.$L12];[.AY$1]&lt;=[.$K12]);[.AY$1];&quot;&quot;)">
            <text:p/>
          </table:table-cell>
          <table:table-cell table:style-name="ce17" table:formula="of:=IF(AND([.AZ$1]&gt;=[.$L12];[.AZ$1]&lt;=[.$K12]);[.AZ$1];&quot;&quot;)">
            <text:p/>
          </table:table-cell>
          <table:table-cell table:style-name="ce17" table:formula="of:=IF(AND([.BA$1]&gt;=[.$L12];[.BA$1]&lt;=[.$K12]);[.BA$1];&quot;&quot;)">
            <text:p/>
          </table:table-cell>
          <table:table-cell table:style-name="ce17" table:formula="of:=IF(AND([.BB$1]&gt;=[.$L12];[.BB$1]&lt;=[.$K12]);[.BB$1];&quot;&quot;)">
            <text:p/>
          </table:table-cell>
          <table:table-cell table:style-name="ce17" table:formula="of:=IF(AND([.BC$1]&gt;=[.$L12];[.BC$1]&lt;=[.$K12]);[.BC$1];&quot;&quot;)">
            <text:p/>
          </table:table-cell>
          <table:table-cell table:style-name="ce17" table:formula="of:=IF(AND([.BD$1]&gt;=[.$L12];[.BD$1]&lt;=[.$K12]);[.BD$1];&quot;&quot;)">
            <text:p/>
          </table:table-cell>
          <table:table-cell table:style-name="ce17" table:formula="of:=IF(AND([.BE$1]&gt;=[.$L12];[.BE$1]&lt;=[.$K12]);[.BE$1];&quot;&quot;)">
            <text:p/>
          </table:table-cell>
          <table:table-cell table:style-name="ce17" table:formula="of:=IF(AND([.BF$1]&gt;=[.$L12];[.BF$1]&lt;=[.$K12]);[.BF$1];&quot;&quot;)">
            <text:p/>
          </table:table-cell>
          <table:table-cell table:style-name="ce17" table:formula="of:=IF(AND([.BG$1]&gt;=[.$L12];[.BG$1]&lt;=[.$K12]);[.BG$1];&quot;&quot;)">
            <text:p/>
          </table:table-cell>
          <table:table-cell table:style-name="ce17" table:formula="of:=IF(AND([.BH$1]&gt;=[.$L12];[.BH$1]&lt;=[.$K12]);[.BH$1];&quot;&quot;)">
            <text:p/>
          </table:table-cell>
          <table:table-cell table:style-name="ce17" table:formula="of:=IF(AND([.BI$1]&gt;=[.$L12];[.BI$1]&lt;=[.$K12]);[.BI$1];&quot;&quot;)">
            <text:p/>
          </table:table-cell>
          <table:table-cell table:style-name="ce17" table:formula="of:=IF(AND([.BJ$1]&gt;=[.$L12];[.BJ$1]&lt;=[.$K12]);[.BJ$1];&quot;&quot;)">
            <text:p/>
          </table:table-cell>
          <table:table-cell table:style-name="ce17" table:formula="of:=IF(AND([.BK$1]&gt;=[.$L12];[.BK$1]&lt;=[.$K12]);[.BK$1];&quot;&quot;)">
            <text:p/>
          </table:table-cell>
          <table:table-cell table:style-name="ce17" table:formula="of:=IF(AND([.BL$1]&gt;=[.$L12];[.BL$1]&lt;=[.$K12]);[.BL$1];&quot;&quot;)">
            <text:p/>
          </table:table-cell>
          <table:table-cell table:style-name="ce17" table:formula="of:=IF(AND([.BM$1]&gt;=[.$L12];[.BM$1]&lt;=[.$K12]);[.BM$1];&quot;&quot;)">
            <text:p/>
          </table:table-cell>
          <table:table-cell table:style-name="ce17" table:formula="of:=IF(AND([.BN$1]&gt;=[.$L12];[.BN$1]&lt;=[.$K12]);[.BN$1];&quot;&quot;)">
            <text:p/>
          </table:table-cell>
          <table:table-cell table:style-name="ce17" table:formula="of:=IF(AND([.BO$1]&gt;=[.$L12];[.BO$1]&lt;=[.$K12]);[.BO$1];&quot;&quot;)">
            <text:p/>
          </table:table-cell>
          <table:table-cell table:style-name="ce17" table:formula="of:=IF(AND([.BP$1]&gt;=[.$L12];[.BP$1]&lt;=[.$K12]);[.BP$1];&quot;&quot;)">
            <text:p/>
          </table:table-cell>
          <table:table-cell table:style-name="ce17" table:formula="of:=IF(AND([.BQ$1]&gt;=[.$L12];[.BQ$1]&lt;=[.$K12]);[.BQ$1];&quot;&quot;)">
            <text:p/>
          </table:table-cell>
          <table:table-cell table:style-name="ce17" table:formula="of:=IF(AND([.BR$1]&gt;=[.$L12];[.BR$1]&lt;=[.$K12]);[.BR$1];&quot;&quot;)">
            <text:p/>
          </table:table-cell>
          <table:table-cell table:style-name="ce17" table:formula="of:=IF(AND([.BS$1]&gt;=[.$L12];[.BS$1]&lt;=[.$K12]);[.BS$1];&quot;&quot;)">
            <text:p/>
          </table:table-cell>
          <table:table-cell table:style-name="ce17" table:formula="of:=IF(AND([.BT$1]&gt;=[.$L12];[.BT$1]&lt;=[.$K12]);[.BT$1];&quot;&quot;)">
            <text:p/>
          </table:table-cell>
          <table:table-cell table:style-name="ce17" table:formula="of:=IF(AND([.BU$1]&gt;=[.$L12];[.BU$1]&lt;=[.$K12]);[.BU$1];&quot;&quot;)">
            <text:p/>
          </table:table-cell>
          <table:table-cell table:style-name="ce17" table:formula="of:=IF(AND([.BV$1]&gt;=[.$L12];[.BV$1]&lt;=[.$K12]);[.BV$1];&quot;&quot;)">
            <text:p/>
          </table:table-cell>
          <table:table-cell table:style-name="ce17" table:formula="of:=IF(AND([.BW$1]&gt;=[.$L12];[.BW$1]&lt;=[.$K12]);[.BW$1];&quot;&quot;)">
            <text:p/>
          </table:table-cell>
          <table:table-cell table:style-name="ce17" table:formula="of:=IF(AND([.BX$1]&gt;=[.$L12];[.BX$1]&lt;=[.$K12]);[.BX$1];&quot;&quot;)">
            <text:p/>
          </table:table-cell>
          <table:table-cell table:style-name="ce17" table:formula="of:=IF(AND([.BY$1]&gt;=[.$L12];[.BY$1]&lt;=[.$K12]);[.BY$1];&quot;&quot;)">
            <text:p/>
          </table:table-cell>
          <table:table-cell table:style-name="ce17" table:formula="of:=IF(AND([.BZ$1]&gt;=[.$L12];[.BZ$1]&lt;=[.$K12]);[.BZ$1];&quot;&quot;)">
            <text:p/>
          </table:table-cell>
          <table:table-cell table:style-name="ce17" table:formula="of:=IF(AND([.CA$1]&gt;=[.$L12];[.CA$1]&lt;=[.$K12]);[.CA$1];&quot;&quot;)">
            <text:p/>
          </table:table-cell>
          <table:table-cell table:style-name="ce17" table:formula="of:=IF(AND([.CB$1]&gt;=[.$L12];[.CB$1]&lt;=[.$K12]);[.CB$1];&quot;&quot;)">
            <text:p/>
          </table:table-cell>
          <table:table-cell table:style-name="ce17" table:formula="of:=IF(AND([.CC$1]&gt;=[.$L12];[.CC$1]&lt;=[.$K12]);[.CC$1];&quot;&quot;)">
            <text:p/>
          </table:table-cell>
          <table:table-cell table:style-name="ce17" table:formula="of:=IF(AND([.CD$1]&gt;=[.$L12];[.CD$1]&lt;=[.$K12]);[.CD$1];&quot;&quot;)">
            <text:p/>
          </table:table-cell>
          <table:table-cell table:style-name="ce17" table:formula="of:=IF(AND([.CE$1]&gt;=[.$L12];[.CE$1]&lt;=[.$K12]);[.CE$1];&quot;&quot;)">
            <text:p/>
          </table:table-cell>
          <table:table-cell table:style-name="ce17" table:formula="of:=IF(AND([.CF$1]&gt;=[.$L12];[.CF$1]&lt;=[.$K12]);[.CF$1];&quot;&quot;)">
            <text:p/>
          </table:table-cell>
          <table:table-cell table:style-name="ce17" table:formula="of:=IF(AND([.CG$1]&gt;=[.$L12];[.CG$1]&lt;=[.$K12]);[.CG$1];&quot;&quot;)">
            <text:p/>
          </table:table-cell>
          <table:table-cell table:style-name="ce17" table:formula="of:=IF(AND([.CH$1]&gt;=[.$L12];[.CH$1]&lt;=[.$K12]);[.CH$1];&quot;&quot;)">
            <text:p/>
          </table:table-cell>
          <table:table-cell table:style-name="ce17" table:formula="of:=IF(AND([.CI$1]&gt;=[.$L12];[.CI$1]&lt;=[.$K12]);[.CI$1];&quot;&quot;)">
            <text:p/>
          </table:table-cell>
          <table:table-cell table:style-name="ce17" table:formula="of:=IF(AND([.CJ$1]&gt;=[.$L12];[.CJ$1]&lt;=[.$K12]);[.CJ$1];&quot;&quot;)">
            <text:p/>
          </table:table-cell>
          <table:table-cell table:style-name="ce17" table:formula="of:=IF(AND([.CK$1]&gt;=[.$L12];[.CK$1]&lt;=[.$K12]);[.CK$1];&quot;&quot;)">
            <text:p/>
          </table:table-cell>
          <table:table-cell table:style-name="ce17" table:formula="of:=IF(AND([.CL$1]&gt;=[.$L12];[.CL$1]&lt;=[.$K12]);[.CL$1];&quot;&quot;)">
            <text:p/>
          </table:table-cell>
          <table:table-cell table:style-name="ce17" table:formula="of:=IF(AND([.CM$1]&gt;=[.$L12];[.CM$1]&lt;=[.$K12]);[.CM$1];&quot;&quot;)">
            <text:p/>
          </table:table-cell>
          <table:table-cell table:style-name="ce17" table:formula="of:=IF(AND([.CN$1]&gt;=[.$L12];[.CN$1]&lt;=[.$K12]);[.CN$1];&quot;&quot;)">
            <text:p/>
          </table:table-cell>
          <table:table-cell table:style-name="ce17" table:formula="of:=IF(AND([.CO$1]&gt;=[.$L12];[.CO$1]&lt;=[.$K12]);[.CO$1];&quot;&quot;)">
            <text:p/>
          </table:table-cell>
          <table:table-cell table:style-name="ce17" table:formula="of:=IF(AND([.CP$1]&gt;=[.$L12];[.CP$1]&lt;=[.$K12]);[.CP$1];&quot;&quot;)">
            <text:p/>
          </table:table-cell>
          <table:table-cell table:style-name="ce17" table:formula="of:=IF(AND([.CQ$1]&gt;=[.$L12];[.CQ$1]&lt;=[.$K12]);[.CQ$1];&quot;&quot;)">
            <text:p/>
          </table:table-cell>
          <table:table-cell table:style-name="ce17" table:formula="of:=IF(AND([.CR$1]&gt;=[.$L12];[.CR$1]&lt;=[.$K12]);[.CR$1];&quot;&quot;)">
            <text:p/>
          </table:table-cell>
          <table:table-cell table:style-name="ce17" table:formula="of:=IF(AND([.CS$1]&gt;=[.$L12];[.CS$1]&lt;=[.$K12]);[.CS$1];&quot;&quot;)">
            <text:p/>
          </table:table-cell>
          <table:table-cell table:style-name="ce17" table:formula="of:=IF(AND([.CT$1]&gt;=[.$L12];[.CT$1]&lt;=[.$K12]);[.CT$1];&quot;&quot;)">
            <text:p/>
          </table:table-cell>
          <table:table-cell table:style-name="ce17" table:formula="of:=IF(AND([.CU$1]&gt;=[.$L12];[.CU$1]&lt;=[.$K12]);[.CU$1];&quot;&quot;)">
            <text:p/>
          </table:table-cell>
          <table:table-cell table:style-name="ce17" table:formula="of:=IF(AND([.CV$1]&gt;=[.$L12];[.CV$1]&lt;=[.$K12]);[.CV$1];&quot;&quot;)">
            <text:p/>
          </table:table-cell>
          <table:table-cell table:style-name="ce17" table:formula="of:=IF(AND([.CW$1]&gt;=[.$L12];[.CW$1]&lt;=[.$K12]);[.CW$1];&quot;&quot;)">
            <text:p/>
          </table:table-cell>
          <table:table-cell table:style-name="ce17" table:formula="of:=IF(AND([.CX$1]&gt;=[.$L12];[.CX$1]&lt;=[.$K12]);[.CX$1];&quot;&quot;)">
            <text:p/>
          </table:table-cell>
          <table:table-cell table:style-name="ce17" table:formula="of:=IF(AND([.CY$1]&gt;=[.$L12];[.CY$1]&lt;=[.$K12]);[.CY$1];&quot;&quot;)">
            <text:p/>
          </table:table-cell>
          <table:table-cell table:style-name="ce17" table:formula="of:=IF(AND([.CZ$1]&gt;=[.$L12];[.CZ$1]&lt;=[.$K12]);[.CZ$1];&quot;&quot;)">
            <text:p/>
          </table:table-cell>
          <table:table-cell table:style-name="ce17" table:formula="of:=IF(AND([.DA$1]&gt;=[.$L12];[.DA$1]&lt;=[.$K12]);[.DA$1];&quot;&quot;)">
            <text:p/>
          </table:table-cell>
          <table:table-cell table:style-name="ce17" table:formula="of:=IF(AND([.DB$1]&gt;=[.$L12];[.DB$1]&lt;=[.$K12]);[.DB$1];&quot;&quot;)">
            <text:p/>
          </table:table-cell>
          <table:table-cell table:style-name="ce17" table:formula="of:=IF(AND([.DC$1]&gt;=[.$L12];[.DC$1]&lt;=[.$K12]);[.DC$1];&quot;&quot;)">
            <text:p/>
          </table:table-cell>
          <table:table-cell table:style-name="ce17" table:formula="of:=IF(AND([.DD$1]&gt;=[.$L12];[.DD$1]&lt;=[.$K12]);[.DD$1];&quot;&quot;)">
            <text:p/>
          </table:table-cell>
          <table:table-cell table:style-name="ce17" table:formula="of:=IF(AND([.DE$1]&gt;=[.$L12];[.DE$1]&lt;=[.$K12]);[.DE$1];&quot;&quot;)">
            <text:p/>
          </table:table-cell>
          <table:table-cell table:style-name="ce17" table:formula="of:=IF(AND([.DF$1]&gt;=[.$L12];[.DF$1]&lt;=[.$K12]);[.DF$1];&quot;&quot;)">
            <text:p/>
          </table:table-cell>
          <table:table-cell table:style-name="ce17" table:formula="of:=IF(AND([.DG$1]&gt;=[.$L12];[.DG$1]&lt;=[.$K12]);[.DG$1];&quot;&quot;)">
            <text:p/>
          </table:table-cell>
          <table:table-cell table:style-name="ce17" table:formula="of:=IF(AND([.DH$1]&gt;=[.$L12];[.DH$1]&lt;=[.$K12]);[.DH$1];&quot;&quot;)">
            <text:p/>
          </table:table-cell>
          <table:table-cell table:style-name="ce17" table:formula="of:=IF(AND([.DI$1]&gt;=[.$L12];[.DI$1]&lt;=[.$K12]);[.DI$1];&quot;&quot;)">
            <text:p/>
          </table:table-cell>
          <table:table-cell table:style-name="ce17" table:formula="of:=IF(AND([.DJ$1]&gt;=[.$L12];[.DJ$1]&lt;=[.$K12]);[.DJ$1];&quot;&quot;)">
            <text:p/>
          </table:table-cell>
          <table:table-cell table:style-name="ce17" table:formula="of:=IF(AND([.DK$1]&gt;=[.$L12];[.DK$1]&lt;=[.$K12]);[.DK$1];&quot;&quot;)">
            <text:p/>
          </table:table-cell>
          <table:table-cell table:style-name="ce17" table:formula="of:=IF(AND([.DL$1]&gt;=[.$L12];[.DL$1]&lt;=[.$K12]);[.DL$1];&quot;&quot;)">
            <text:p/>
          </table:table-cell>
          <table:table-cell table:style-name="ce17" table:formula="of:=IF(AND([.DM$1]&gt;=[.$L12];[.DM$1]&lt;=[.$K12]);[.DM$1];&quot;&quot;)">
            <text:p/>
          </table:table-cell>
          <table:table-cell table:style-name="ce17" table:formula="of:=IF(AND([.DN$1]&gt;=[.$L12];[.DN$1]&lt;=[.$K12]);[.DN$1];&quot;&quot;)">
            <text:p/>
          </table:table-cell>
          <table:table-cell table:style-name="ce17" table:formula="of:=IF(AND([.DO$1]&gt;=[.$L12];[.DO$1]&lt;=[.$K12]);[.DO$1];&quot;&quot;)">
            <text:p/>
          </table:table-cell>
          <table:table-cell table:style-name="ce17" table:formula="of:=IF(AND([.DP$1]&gt;=[.$L12];[.DP$1]&lt;=[.$K12]);[.DP$1];&quot;&quot;)">
            <text:p/>
          </table:table-cell>
          <table:table-cell table:style-name="ce17" table:formula="of:=IF(AND([.DQ$1]&gt;=[.$L12];[.DQ$1]&lt;=[.$K12]);[.DQ$1];&quot;&quot;)">
            <text:p/>
          </table:table-cell>
          <table:table-cell table:style-name="ce17" table:formula="of:=IF(AND([.DR$1]&gt;=[.$L12];[.DR$1]&lt;=[.$K12]);[.DR$1];&quot;&quot;)">
            <text:p/>
          </table:table-cell>
          <table:table-cell table:style-name="ce17" table:formula="of:=IF(AND([.DS$1]&gt;=[.$L12];[.DS$1]&lt;=[.$K12]);[.DS$1];&quot;&quot;)">
            <text:p/>
          </table:table-cell>
          <table:table-cell table:style-name="ce17" table:formula="of:=IF(AND([.DT$1]&gt;=[.$L12];[.DT$1]&lt;=[.$K12]);[.DT$1];&quot;&quot;)">
            <text:p/>
          </table:table-cell>
          <table:table-cell table:style-name="ce17" table:formula="of:=IF(AND([.DU$1]&gt;=[.$L12];[.DU$1]&lt;=[.$K12]);[.DU$1];&quot;&quot;)">
            <text:p/>
          </table:table-cell>
          <table:table-cell table:style-name="ce17" table:formula="of:=IF(AND([.DV$1]&gt;=[.$L12];[.DV$1]&lt;=[.$K12]);[.DV$1];&quot;&quot;)">
            <text:p/>
          </table:table-cell>
          <table:table-cell table:style-name="ce17" table:formula="of:=IF(AND([.DW$1]&gt;=[.$L12];[.DW$1]&lt;=[.$K12]);[.DW$1];&quot;&quot;)">
            <text:p/>
          </table:table-cell>
          <table:table-cell table:style-name="ce17" table:formula="of:=IF(AND([.DX$1]&gt;=[.$L12];[.DX$1]&lt;=[.$K12]);[.DX$1];&quot;&quot;)">
            <text:p/>
          </table:table-cell>
          <table:table-cell table:style-name="ce17" table:formula="of:=IF(AND([.DY$1]&gt;=[.$L12];[.DY$1]&lt;=[.$K12]);[.DY$1];&quot;&quot;)">
            <text:p/>
          </table:table-cell>
          <table:table-cell table:style-name="ce17" table:formula="of:=IF(AND([.DZ$1]&gt;=[.$L12];[.DZ$1]&lt;=[.$K12]);[.DZ$1];&quot;&quot;)">
            <text:p/>
          </table:table-cell>
          <table:table-cell table:style-name="ce17" table:formula="of:=IF(AND([.EA$1]&gt;=[.$L12];[.EA$1]&lt;=[.$K12]);[.EA$1];&quot;&quot;)">
            <text:p/>
          </table:table-cell>
          <table:table-cell table:style-name="ce17" table:formula="of:=IF(AND([.EB$1]&gt;=[.$L12];[.EB$1]&lt;=[.$K12]);[.EB$1];&quot;&quot;)">
            <text:p/>
          </table:table-cell>
          <table:table-cell table:style-name="ce17" table:formula="of:=IF(AND([.EC$1]&gt;=[.$L12];[.EC$1]&lt;=[.$K12]);[.EC$1];&quot;&quot;)">
            <text:p/>
          </table:table-cell>
          <table:table-cell table:style-name="ce17" table:formula="of:=IF(AND([.ED$1]&gt;=[.$L12];[.ED$1]&lt;=[.$K12]);[.ED$1];&quot;&quot;)">
            <text:p/>
          </table:table-cell>
          <table:table-cell table:style-name="ce17" table:formula="of:=IF(AND([.EE$1]&gt;=[.$L12];[.EE$1]&lt;=[.$K12]);[.EE$1];&quot;&quot;)">
            <text:p/>
          </table:table-cell>
          <table:table-cell table:style-name="ce17" table:formula="of:=IF(AND([.EF$1]&gt;=[.$L12];[.EF$1]&lt;=[.$K12]);[.EF$1];&quot;&quot;)">
            <text:p/>
          </table:table-cell>
          <table:table-cell table:style-name="ce17" table:formula="of:=IF(AND([.EG$1]&gt;=[.$L12];[.EG$1]&lt;=[.$K12]);[.EG$1];&quot;&quot;)">
            <text:p/>
          </table:table-cell>
          <table:table-cell table:style-name="ce17" table:formula="of:=IF(AND([.EH$1]&gt;=[.$L12];[.EH$1]&lt;=[.$K12]);[.EH$1];&quot;&quot;)">
            <text:p/>
          </table:table-cell>
          <table:table-cell table:style-name="ce17" table:formula="of:=IF(AND([.EI$1]&gt;=[.$L12];[.EI$1]&lt;=[.$K12]);[.EI$1];&quot;&quot;)">
            <text:p/>
          </table:table-cell>
          <table:table-cell table:style-name="ce17" table:formula="of:=IF(AND([.EJ$1]&gt;=[.$L12];[.EJ$1]&lt;=[.$K12]);[.EJ$1];&quot;&quot;)">
            <text:p/>
          </table:table-cell>
          <table:table-cell table:style-name="ce17" table:formula="of:=IF(AND([.EK$1]&gt;=[.$L12];[.EK$1]&lt;=[.$K12]);[.EK$1];&quot;&quot;)">
            <text:p/>
          </table:table-cell>
          <table:table-cell table:style-name="ce17" table:formula="of:=IF(AND([.EL$1]&gt;=[.$L12];[.EL$1]&lt;=[.$K12]);[.EL$1];&quot;&quot;)">
            <text:p/>
          </table:table-cell>
          <table:table-cell table:style-name="ce17" table:formula="of:=IF(AND([.EM$1]&gt;=[.$L12];[.EM$1]&lt;=[.$K12]);[.EM$1];&quot;&quot;)">
            <text:p/>
          </table:table-cell>
          <table:table-cell table:style-name="ce17" table:formula="of:=IF(AND([.EN$1]&gt;=[.$L12];[.EN$1]&lt;=[.$K12]);[.EN$1];&quot;&quot;)">
            <text:p/>
          </table:table-cell>
          <table:table-cell table:style-name="ce17" table:formula="of:=IF(AND([.EO$1]&gt;=[.$L12];[.EO$1]&lt;=[.$K12]);[.EO$1];&quot;&quot;)">
            <text:p/>
          </table:table-cell>
          <table:table-cell table:style-name="ce17" table:formula="of:=IF(AND([.EP$1]&gt;=[.$L12];[.EP$1]&lt;=[.$K12]);[.EP$1];&quot;&quot;)">
            <text:p/>
          </table:table-cell>
          <table:table-cell table:style-name="ce17" table:formula="of:=IF(AND([.EQ$1]&gt;=[.$L12];[.EQ$1]&lt;=[.$K12]);[.EQ$1];&quot;&quot;)">
            <text:p/>
          </table:table-cell>
          <table:table-cell table:style-name="ce17" table:formula="of:=IF(AND([.ER$1]&gt;=[.$L12];[.ER$1]&lt;=[.$K12]);[.ER$1];&quot;&quot;)">
            <text:p/>
          </table:table-cell>
          <table:table-cell table:style-name="ce17" table:formula="of:=IF(AND([.ES$1]&gt;=[.$L12];[.ES$1]&lt;=[.$K12]);[.ES$1];&quot;&quot;)">
            <text:p/>
          </table:table-cell>
          <table:table-cell table:style-name="ce17" table:formula="of:=IF(AND([.ET$1]&gt;=[.$L12];[.ET$1]&lt;=[.$K12]);[.ET$1];&quot;&quot;)">
            <text:p/>
          </table:table-cell>
          <table:table-cell table:style-name="ce17" table:formula="of:=IF(AND([.EU$1]&gt;=[.$L12];[.EU$1]&lt;=[.$K12]);[.EU$1];&quot;&quot;)">
            <text:p/>
          </table:table-cell>
          <table:table-cell table:style-name="ce17" table:formula="of:=IF(AND([.EV$1]&gt;=[.$L12];[.EV$1]&lt;=[.$K12]);[.EV$1];&quot;&quot;)">
            <text:p/>
          </table:table-cell>
          <table:table-cell table:style-name="ce17" table:formula="of:=IF(AND([.EW$1]&gt;=[.$L12];[.EW$1]&lt;=[.$K12]);[.EW$1];&quot;&quot;)">
            <text:p/>
          </table:table-cell>
          <table:table-cell table:style-name="ce19" table:formula="of:=IF(AND([.EX$1]&gt;=[.$L12];[.EX$1]&lt;=[.$K12]);[.EX$1];&quot;&quot;)">
            <text:p/>
          </table:table-cell>
          <table:table-cell table:style-name="ce19" table:formula="of:=IF(AND([.EY$1]&gt;=[.$L12];[.EY$1]&lt;=[.$K12]);[.EY$1];&quot;&quot;)">
            <text:p/>
          </table:table-cell>
          <table:table-cell table:style-name="ce19" table:formula="of:=IF(AND([.EZ$1]&gt;=[.$L12];[.EZ$1]&lt;=[.$K12]);[.EZ$1];&quot;&quot;)">
            <text:p/>
          </table:table-cell>
          <table:table-cell table:style-name="ce19" table:formula="of:=IF(AND([.FA$1]&gt;=[.$L12];[.FA$1]&lt;=[.$K12]);[.FA$1];&quot;&quot;)">
            <text:p/>
          </table:table-cell>
          <table:table-cell table:style-name="ce19" table:formula="of:=IF(AND([.FB$1]&gt;=[.$L12];[.FB$1]&lt;=[.$K12]);[.FB$1];&quot;&quot;)">
            <text:p/>
          </table:table-cell>
          <table:table-cell table:style-name="ce19" table:formula="of:=IF(AND([.FC$1]&gt;=[.$L12];[.FC$1]&lt;=[.$K12]);[.FC$1];&quot;&quot;)">
            <text:p/>
          </table:table-cell>
          <table:table-cell table:style-name="ce19" table:formula="of:=IF(AND([.FD$1]&gt;=[.$L12];[.FD$1]&lt;=[.$K12]);[.FD$1];&quot;&quot;)">
            <text:p/>
          </table:table-cell>
          <table:table-cell table:style-name="ce19" table:formula="of:=IF(AND([.FE$1]&gt;=[.$L12];[.FE$1]&lt;=[.$K12]);[.FE$1];&quot;&quot;)">
            <text:p/>
          </table:table-cell>
          <table:table-cell table:style-name="ce19" table:formula="of:=IF(AND([.FF$1]&gt;=[.$L12];[.FF$1]&lt;=[.$K12]);[.FF$1];&quot;&quot;)">
            <text:p/>
          </table:table-cell>
          <table:table-cell table:style-name="ce19" table:formula="of:=IF(AND([.FG$1]&gt;=[.$L12];[.FG$1]&lt;=[.$K12]);[.FG$1];&quot;&quot;)">
            <text:p/>
          </table:table-cell>
          <table:table-cell table:style-name="ce19" table:formula="of:=IF(AND([.FH$1]&gt;=[.$L12];[.FH$1]&lt;=[.$K12]);[.FH$1];&quot;&quot;)">
            <text:p/>
          </table:table-cell>
          <table:table-cell table:style-name="ce19" table:formula="of:=IF(AND([.FI$1]&gt;=[.$L12];[.FI$1]&lt;=[.$K12]);[.FI$1];&quot;&quot;)">
            <text:p/>
          </table:table-cell>
          <table:table-cell table:style-name="ce22" table:formula="of:=IF(AND([.FJ$1]&gt;=[.$L12];[.FJ$1]&lt;=[.$K12]);[.FJ$1];&quot;&quot;)">
            <text:p/>
          </table:table-cell>
          <table:table-cell table:style-name="ce22" table:formula="of:=IF(AND([.FK$1]&gt;=[.$L12];[.FK$1]&lt;=[.$K12]);[.FK$1];&quot;&quot;)">
            <text:p/>
          </table:table-cell>
          <table:table-cell table:style-name="ce22" table:formula="of:=IF(AND([.FL$1]&gt;=[.$L12];[.FL$1]&lt;=[.$K12]);[.FL$1];&quot;&quot;)">
            <text:p/>
          </table:table-cell>
          <table:table-cell table:style-name="ce22" table:formula="of:=IF(AND([.FM$1]&gt;=[.$L12];[.FM$1]&lt;=[.$K12]);[.FM$1];&quot;&quot;)">
            <text:p/>
          </table:table-cell>
          <table:table-cell table:style-name="ce22" table:formula="of:=IF(AND([.FN$1]&gt;=[.$L12];[.FN$1]&lt;=[.$K12]);[.FN$1];&quot;&quot;)">
            <text:p/>
          </table:table-cell>
          <table:table-cell table:style-name="ce22" table:formula="of:=IF(AND([.FO$1]&gt;=[.$L12];[.FO$1]&lt;=[.$K12]);[.FO$1];&quot;&quot;)">
            <text:p/>
          </table:table-cell>
          <table:table-cell table:style-name="ce22" table:formula="of:=IF(AND([.FP$1]&gt;=[.$L12];[.FP$1]&lt;=[.$K12]);[.FP$1];&quot;&quot;)">
            <text:p/>
          </table:table-cell>
          <table:table-cell table:style-name="ce22" table:formula="of:=IF(AND([.FQ$1]&gt;=[.$L12];[.FQ$1]&lt;=[.$K12]);[.FQ$1];&quot;&quot;)">
            <text:p/>
          </table:table-cell>
          <table:table-cell table:style-name="ce22" table:formula="of:=IF(AND([.FR$1]&gt;=[.$L12];[.FR$1]&lt;=[.$K12]);[.FR$1];&quot;&quot;)">
            <text:p/>
          </table:table-cell>
          <table:table-cell table:style-name="ce22" table:formula="of:=IF(AND([.FS$1]&gt;=[.$L12];[.FS$1]&lt;=[.$K12]);[.FS$1];&quot;&quot;)">
            <text:p/>
          </table:table-cell>
          <table:table-cell table:style-name="ce22" table:formula="of:=IF(AND([.FT$1]&gt;=[.$L12];[.FT$1]&lt;=[.$K12]);[.FT$1];&quot;&quot;)">
            <text:p/>
          </table:table-cell>
          <table:table-cell table:style-name="ce22" table:formula="of:=IF(AND([.FU$1]&gt;=[.$L12];[.FU$1]&lt;=[.$K12]);[.FU$1];&quot;&quot;)">
            <text:p/>
          </table:table-cell>
          <table:table-cell table:style-name="ce22" table:formula="of:=IF(AND([.FV$1]&gt;=[.$L12];[.FV$1]&lt;=[.$K12]);[.FV$1];&quot;&quot;)">
            <text:p/>
          </table:table-cell>
          <table:table-cell table:style-name="ce22" table:formula="of:=IF(AND([.FW$1]&gt;=[.$L12];[.FW$1]&lt;=[.$K12]);[.FW$1];&quot;&quot;)">
            <text:p/>
          </table:table-cell>
          <table:table-cell table:style-name="ce22" table:formula="of:=IF(AND([.FX$1]&gt;=[.$L12];[.FX$1]&lt;=[.$K12]);[.FX$1];&quot;&quot;)">
            <text:p/>
          </table:table-cell>
          <table:table-cell table:style-name="ce22" table:formula="of:=IF(AND([.FY$1]&gt;=[.$L12];[.FY$1]&lt;=[.$K12]);[.FY$1];&quot;&quot;)">
            <text:p/>
          </table:table-cell>
          <table:table-cell table:style-name="ce22" table:formula="of:=IF(AND([.FZ$1]&gt;=[.$L12];[.FZ$1]&lt;=[.$K12]);[.FZ$1];&quot;&quot;)">
            <text:p/>
          </table:table-cell>
          <table:table-cell table:style-name="ce22" table:formula="of:=IF(AND([.GA$1]&gt;=[.$L12];[.GA$1]&lt;=[.$K12]);[.GA$1];&quot;&quot;)">
            <text:p/>
          </table:table-cell>
          <table:table-cell table:style-name="ce22" table:formula="of:=IF(AND([.GB$1]&gt;=[.$L12];[.GB$1]&lt;=[.$K12]);[.GB$1];&quot;&quot;)">
            <text:p/>
          </table:table-cell>
          <table:table-cell table:style-name="ce22" table:formula="of:=IF(AND([.GC$1]&gt;=[.$L12];[.GC$1]&lt;=[.$K12]);[.GC$1];&quot;&quot;)">
            <text:p/>
          </table:table-cell>
          <table:table-cell table:style-name="ce22" table:formula="of:=IF(AND([.GD$1]&gt;=[.$L12];[.GD$1]&lt;=[.$K12]);[.GD$1];&quot;&quot;)">
            <text:p/>
          </table:table-cell>
          <table:table-cell table:style-name="ce22" table:formula="of:=IF(AND([.GE$1]&gt;=[.$L12];[.GE$1]&lt;=[.$K12]);[.GE$1];&quot;&quot;)">
            <text:p/>
          </table:table-cell>
          <table:table-cell table:style-name="ce22" table:formula="of:=IF(AND([.GF$1]&gt;=[.$L12];[.GF$1]&lt;=[.$K12]);[.GF$1];&quot;&quot;)">
            <text:p/>
          </table:table-cell>
          <table:table-cell table:style-name="ce22" table:formula="of:=IF(AND([.GG$1]&gt;=[.$L12];[.GG$1]&lt;=[.$K12]);[.GG$1];&quot;&quot;)">
            <text:p/>
          </table:table-cell>
          <table:table-cell table:style-name="ce22" table:formula="of:=IF(AND([.GH$1]&gt;=[.$L12];[.GH$1]&lt;=[.$K12]);[.GH$1];&quot;&quot;)">
            <text:p/>
          </table:table-cell>
          <table:table-cell table:style-name="ce22" table:formula="of:=IF(AND([.GI$1]&gt;=[.$L12];[.GI$1]&lt;=[.$K12]);[.GI$1];&quot;&quot;)">
            <text:p/>
          </table:table-cell>
          <table:table-cell table:style-name="ce22" table:formula="of:=IF(AND([.GJ$1]&gt;=[.$L12];[.GJ$1]&lt;=[.$K12]);[.GJ$1];&quot;&quot;)">
            <text:p/>
          </table:table-cell>
          <table:table-cell table:style-name="ce22" table:formula="of:=IF(AND([.GK$1]&gt;=[.$L12];[.GK$1]&lt;=[.$K12]);[.GK$1];&quot;&quot;)">
            <text:p/>
          </table:table-cell>
          <table:table-cell table:style-name="ce22" table:formula="of:=IF(AND([.GL$1]&gt;=[.$L12];[.GL$1]&lt;=[.$K12]);[.GL$1];&quot;&quot;)">
            <text:p/>
          </table:table-cell>
          <table:table-cell table:style-name="ce22" table:formula="of:=IF(AND([.GM$1]&gt;=[.$L12];[.GM$1]&lt;=[.$K12]);[.GM$1];&quot;&quot;)">
            <text:p/>
          </table:table-cell>
          <table:table-cell table:style-name="ce22" table:formula="of:=IF(AND([.GN$1]&gt;=[.$L12];[.GN$1]&lt;=[.$K12]);[.GN$1];&quot;&quot;)">
            <text:p/>
          </table:table-cell>
          <table:table-cell table:style-name="ce22" table:formula="of:=IF(AND([.GO$1]&gt;=[.$L12];[.GO$1]&lt;=[.$K12]);[.GO$1];&quot;&quot;)">
            <text:p/>
          </table:table-cell>
          <table:table-cell table:style-name="ce22" table:formula="of:=IF(AND([.GP$1]&gt;=[.$L12];[.GP$1]&lt;=[.$K12]);[.GP$1];&quot;&quot;)">
            <text:p/>
          </table:table-cell>
          <table:table-cell table:style-name="ce22" table:formula="of:=IF(AND([.GQ$1]&gt;=[.$L12];[.GQ$1]&lt;=[.$K12]);[.GQ$1];&quot;&quot;)">
            <text:p/>
          </table:table-cell>
          <table:table-cell table:style-name="ce22" table:formula="of:=IF(AND([.GR$1]&gt;=[.$L12];[.GR$1]&lt;=[.$K12]);[.GR$1];&quot;&quot;)">
            <text:p/>
          </table:table-cell>
          <table:table-cell table:style-name="ce22" table:formula="of:=IF(AND([.GS$1]&gt;=[.$L12];[.GS$1]&lt;=[.$K12]);[.GS$1];&quot;&quot;)">
            <text:p/>
          </table:table-cell>
          <table:table-cell table:style-name="ce22" table:formula="of:=IF(AND([.GT$1]&gt;=[.$L12];[.GT$1]&lt;=[.$K12]);[.GT$1];&quot;&quot;)">
            <text:p/>
          </table:table-cell>
          <table:table-cell table:style-name="ce22" table:formula="of:=IF(AND([.GU$1]&gt;=[.$L12];[.GU$1]&lt;=[.$K12]);[.GU$1];&quot;&quot;)">
            <text:p/>
          </table:table-cell>
          <table:table-cell table:style-name="ce22" table:formula="of:=IF(AND([.GV$1]&gt;=[.$L12];[.GV$1]&lt;=[.$K12]);[.GV$1];&quot;&quot;)">
            <text:p/>
          </table:table-cell>
          <table:table-cell table:style-name="ce22" table:formula="of:=IF(AND([.GW$1]&gt;=[.$L12];[.GW$1]&lt;=[.$K12]);[.GW$1];&quot;&quot;)">
            <text:p/>
          </table:table-cell>
          <table:table-cell table:style-name="ce22" table:formula="of:=IF(AND([.GX$1]&gt;=[.$L12];[.GX$1]&lt;=[.$K12]);[.GX$1];&quot;&quot;)">
            <text:p/>
          </table:table-cell>
          <table:table-cell table:style-name="ce22" table:formula="of:=IF(AND([.GY$1]&gt;=[.$L12];[.GY$1]&lt;=[.$K12]);[.GY$1];&quot;&quot;)">
            <text:p/>
          </table:table-cell>
          <table:table-cell table:style-name="ce22" table:formula="of:=IF(AND([.GZ$1]&gt;=[.$L12];[.GZ$1]&lt;=[.$K12]);[.GZ$1];&quot;&quot;)">
            <text:p/>
          </table:table-cell>
          <table:table-cell table:style-name="ce22" table:formula="of:=IF(AND([.HA$1]&gt;=[.$L12];[.HA$1]&lt;=[.$K12]);[.HA$1];&quot;&quot;)">
            <text:p/>
          </table:table-cell>
          <table:table-cell table:style-name="ce22" table:formula="of:=IF(AND([.HB$1]&gt;=[.$L12];[.HB$1]&lt;=[.$K12]);[.HB$1];&quot;&quot;)">
            <text:p/>
          </table:table-cell>
          <table:table-cell table:style-name="ce22" table:formula="of:=IF(AND([.HC$1]&gt;=[.$L12];[.HC$1]&lt;=[.$K12]);[.HC$1];&quot;&quot;)">
            <text:p/>
          </table:table-cell>
          <table:table-cell table:style-name="ce24" table:formula="of:=IF(AND([.HD$1]&gt;=[.$L12];[.HD$1]&lt;=[.$K12]);[.HD$1];&quot;&quot;)">
            <text:p/>
          </table:table-cell>
          <table:table-cell table:style-name="ce24" table:formula="of:=IF(AND([.HE$1]&gt;=[.$L12];[.HE$1]&lt;=[.$K12]);[.HE$1];&quot;&quot;)">
            <text:p/>
          </table:table-cell>
          <table:table-cell table:style-name="ce24" table:formula="of:=IF(AND([.HF$1]&gt;=[.$L12];[.HF$1]&lt;=[.$K12]);[.HF$1];&quot;&quot;)">
            <text:p/>
          </table:table-cell>
          <table:table-cell table:style-name="ce24" table:formula="of:=IF(AND([.HG$1]&gt;=[.$L12];[.HG$1]&lt;=[.$K12]);[.HG$1];&quot;&quot;)">
            <text:p/>
          </table:table-cell>
          <table:table-cell table:style-name="ce26" table:formula="of:=IF(AND([.HH$1]&gt;=[.$L12];[.HH$1]&lt;=[.$K12]);[.HH$1];&quot;&quot;)">
            <text:p/>
          </table:table-cell>
          <table:table-cell table:style-name="ce26" table:formula="of:=IF(AND([.HI$1]&gt;=[.$L12];[.HI$1]&lt;=[.$K12]);[.HI$1];&quot;&quot;)">
            <text:p/>
          </table:table-cell>
          <table:table-cell table:style-name="ce26" table:formula="of:=IF(AND([.HJ$1]&gt;=[.$L12];[.HJ$1]&lt;=[.$K12]);[.HJ$1];&quot;&quot;)">
            <text:p/>
          </table:table-cell>
          <table:table-cell table:style-name="ce26" table:formula="of:=IF(AND([.HK$1]&gt;=[.$L12];[.HK$1]&lt;=[.$K12]);[.HK$1];&quot;&quot;)">
            <text:p/>
          </table:table-cell>
          <table:table-cell table:style-name="ce26" table:formula="of:=IF(AND([.HL$1]&gt;=[.$L12];[.HL$1]&lt;=[.$K12]);[.HL$1];&quot;&quot;)">
            <text:p/>
          </table:table-cell>
          <table:table-cell table:style-name="ce26" table:formula="of:=IF(AND([.HM$1]&gt;=[.$L12];[.HM$1]&lt;=[.$K12]);[.HM$1];&quot;&quot;)">
            <text:p/>
          </table:table-cell>
          <table:table-cell table:style-name="ce26" table:formula="of:=IF(AND([.HN$1]&gt;=[.$L12];[.HN$1]&lt;=[.$K12]);[.HN$1];&quot;&quot;)">
            <text:p/>
          </table:table-cell>
          <table:table-cell table:style-name="ce26" table:formula="of:=IF(AND([.HO$1]&gt;=[.$L12];[.HO$1]&lt;=[.$K12]);[.HO$1];&quot;&quot;)">
            <text:p/>
          </table:table-cell>
          <table:table-cell table:style-name="ce26" table:formula="of:=IF(AND([.HP$1]&gt;=[.$L12];[.HP$1]&lt;=[.$K12]);[.HP$1];&quot;&quot;)">
            <text:p/>
          </table:table-cell>
          <table:table-cell table:style-name="ce26" table:formula="of:=IF(AND([.HQ$1]&gt;=[.$L12];[.HQ$1]&lt;=[.$K12]);[.HQ$1];&quot;&quot;)">
            <text:p/>
          </table:table-cell>
          <table:table-cell table:style-name="ce26" table:formula="of:=IF(AND([.HR$1]&gt;=[.$L12];[.HR$1]&lt;=[.$K12]);[.HR$1];&quot;&quot;)">
            <text:p/>
          </table:table-cell>
          <table:table-cell table:style-name="ce26" table:formula="of:=IF(AND([.HS$1]&gt;=[.$L12];[.HS$1]&lt;=[.$K12]);[.HS$1];&quot;&quot;)">
            <text:p/>
          </table:table-cell>
          <table:table-cell table:style-name="ce26" table:formula="of:=IF(AND([.HT$1]&gt;=[.$L12];[.HT$1]&lt;=[.$K12]);[.HT$1];&quot;&quot;)">
            <text:p/>
          </table:table-cell>
          <table:table-cell table:style-name="ce26" table:formula="of:=IF(AND([.HU$1]&gt;=[.$L12];[.HU$1]&lt;=[.$K12]);[.HU$1];&quot;&quot;)">
            <text:p/>
          </table:table-cell>
          <table:table-cell table:style-name="ce26" table:formula="of:=IF(AND([.HV$1]&gt;=[.$L12];[.HV$1]&lt;=[.$K12]);[.HV$1];&quot;&quot;)">
            <text:p/>
          </table:table-cell>
          <table:table-cell table:style-name="ce26" table:formula="of:=IF(AND([.HW$1]&gt;=[.$L12];[.HW$1]&lt;=[.$K12]);[.HW$1];&quot;&quot;)">
            <text:p/>
          </table:table-cell>
          <table:table-cell table:style-name="ce26" table:formula="of:=IF(AND([.HX$1]&gt;=[.$L12];[.HX$1]&lt;=[.$K12]);[.HX$1];&quot;&quot;)">
            <text:p/>
          </table:table-cell>
          <table:table-cell table:style-name="ce26" table:formula="of:=IF(AND([.HY$1]&gt;=[.$L12];[.HY$1]&lt;=[.$K12]);[.HY$1];&quot;&quot;)">
            <text:p/>
          </table:table-cell>
          <table:table-cell table:style-name="ce26" table:formula="of:=IF(AND([.HZ$1]&gt;=[.$L12];[.HZ$1]&lt;=[.$K12]);[.HZ$1];&quot;&quot;)">
            <text:p/>
          </table:table-cell>
          <table:table-cell table:style-name="ce26" table:formula="of:=IF(AND([.IA$1]&gt;=[.$L12];[.IA$1]&lt;=[.$K12]);[.IA$1];&quot;&quot;)">
            <text:p/>
          </table:table-cell>
          <table:table-cell table:style-name="ce26" table:formula="of:=IF(AND([.IB$1]&gt;=[.$L12];[.IB$1]&lt;=[.$K12]);[.IB$1];&quot;&quot;)">
            <text:p/>
          </table:table-cell>
          <table:table-cell table:style-name="ce26" table:formula="of:=IF(AND([.IC$1]&gt;=[.$L12];[.IC$1]&lt;=[.$K12]);[.IC$1];&quot;&quot;)">
            <text:p/>
          </table:table-cell>
          <table:table-cell table:style-name="ce26" table:formula="of:=IF(AND([.ID$1]&gt;=[.$L12];[.ID$1]&lt;=[.$K12]);[.ID$1];&quot;&quot;)">
            <text:p/>
          </table:table-cell>
          <table:table-cell table:style-name="ce26" table:formula="of:=IF(AND([.IE$1]&gt;=[.$L12];[.IE$1]&lt;=[.$K12]);[.IE$1];&quot;&quot;)">
            <text:p/>
          </table:table-cell>
          <table:table-cell table:style-name="ce26" table:formula="of:=IF(AND([.IF$1]&gt;=[.$L12];[.IF$1]&lt;=[.$K12]);[.IF$1];&quot;&quot;)">
            <text:p/>
          </table:table-cell>
          <table:table-cell table:style-name="ce26" table:formula="of:=IF(AND([.IG$1]&gt;=[.$L12];[.IG$1]&lt;=[.$K12]);[.IG$1];&quot;&quot;)">
            <text:p/>
          </table:table-cell>
          <table:table-cell table:style-name="ce26" table:formula="of:=IF(AND([.IH$1]&gt;=[.$L12];[.IH$1]&lt;=[.$K12]);[.IH$1];&quot;&quot;)">
            <text:p/>
          </table:table-cell>
          <table:table-cell table:style-name="ce26" table:formula="of:=IF(AND([.II$1]&gt;=[.$L12];[.II$1]&lt;=[.$K12]);[.II$1];&quot;&quot;)">
            <text:p/>
          </table:table-cell>
          <table:table-cell table:style-name="ce26" table:formula="of:=IF(AND([.IJ$1]&gt;=[.$L12];[.IJ$1]&lt;=[.$K12]);[.IJ$1];&quot;&quot;)">
            <text:p/>
          </table:table-cell>
          <table:table-cell table:style-name="ce26" table:formula="of:=IF(AND([.IK$1]&gt;=[.$L12];[.IK$1]&lt;=[.$K12]);[.IK$1];&quot;&quot;)">
            <text:p/>
          </table:table-cell>
          <table:table-cell table:style-name="ce26" table:formula="of:=IF(AND([.IL$1]&gt;=[.$L12];[.IL$1]&lt;=[.$K12]);[.IL$1];&quot;&quot;)">
            <text:p/>
          </table:table-cell>
          <table:table-cell table:style-name="ce26" table:formula="of:=IF(AND([.IM$1]&gt;=[.$L12];[.IM$1]&lt;=[.$K12]);[.IM$1];&quot;&quot;)">
            <text:p/>
          </table:table-cell>
          <table:table-cell table:style-name="ce26" table:formula="of:=IF(AND([.IN$1]&gt;=[.$L12];[.IN$1]&lt;=[.$K12]);[.IN$1];&quot;&quot;)">
            <text:p/>
          </table:table-cell>
          <table:table-cell table:style-name="ce26" table:formula="of:=IF(AND([.IO$1]&gt;=[.$L12];[.IO$1]&lt;=[.$K12]);[.IO$1];&quot;&quot;)">
            <text:p/>
          </table:table-cell>
          <table:table-cell table:style-name="ce26" table:formula="of:=IF(AND([.IP$1]&gt;=[.$L12];[.IP$1]&lt;=[.$K12]);[.IP$1];&quot;&quot;)">
            <text:p/>
          </table:table-cell>
          <table:table-cell table:style-name="ce26" table:formula="of:=IF(AND([.IQ$1]&gt;=[.$L12];[.IQ$1]&lt;=[.$K12]);[.IQ$1];&quot;&quot;)">
            <text:p/>
          </table:table-cell>
          <table:table-cell table:style-name="ce26" table:formula="of:=IF(AND([.IR$1]&gt;=[.$L12];[.IR$1]&lt;=[.$K12]);[.IR$1];&quot;&quot;)">
            <text:p/>
          </table:table-cell>
          <table:table-cell table:style-name="ce26" table:formula="of:=IF(AND([.IS$1]&gt;=[.$L12];[.IS$1]&lt;=[.$K12]);[.IS$1];&quot;&quot;)">
            <text:p/>
          </table:table-cell>
          <table:table-cell table:style-name="ce26" table:formula="of:=IF(AND([.IT$1]&gt;=[.$L12];[.IT$1]&lt;=[.$K12]);[.IT$1];&quot;&quot;)">
            <text:p/>
          </table:table-cell>
          <table:table-cell table:style-name="ce26" table:formula="of:=IF(AND([.IU$1]&gt;=[.$L12];[.IU$1]&lt;=[.$K12]);[.IU$1];&quot;&quot;)">
            <text:p/>
          </table:table-cell>
          <table:table-cell table:style-name="ce26" table:formula="of:=IF(AND([.IV$1]&gt;=[.$L12];[.IV$1]&lt;=[.$K12]);[.IV$1];&quot;&quot;)">
            <text:p/>
          </table:table-cell>
          <table:table-cell table:style-name="ce26" table:formula="of:=IF(AND([.IW$1]&gt;=[.$L12];[.IW$1]&lt;=[.$K12]);[.IW$1];&quot;&quot;)">
            <text:p/>
          </table:table-cell>
          <table:table-cell table:style-name="ce26" table:formula="of:=IF(AND([.IX$1]&gt;=[.$L12];[.IX$1]&lt;=[.$K12]);[.IX$1];&quot;&quot;)">
            <text:p/>
          </table:table-cell>
          <table:table-cell table:style-name="ce26" table:formula="of:=IF(AND([.IY$1]&gt;=[.$L12];[.IY$1]&lt;=[.$K12]);[.IY$1];&quot;&quot;)">
            <text:p/>
          </table:table-cell>
          <table:table-cell table:style-name="ce26" table:formula="of:=IF(AND([.IZ$1]&gt;=[.$L12];[.IZ$1]&lt;=[.$K12]);[.IZ$1];&quot;&quot;)">
            <text:p/>
          </table:table-cell>
          <table:table-cell table:style-name="ce26" table:formula="of:=IF(AND([.JA$1]&gt;=[.$L12];[.JA$1]&lt;=[.$K12]);[.JA$1];&quot;&quot;)">
            <text:p/>
          </table:table-cell>
          <table:table-cell table:style-name="ce26" table:formula="of:=IF(AND([.JB$1]&gt;=[.$L12];[.JB$1]&lt;=[.$K12]);[.JB$1];&quot;&quot;)">
            <text:p/>
          </table:table-cell>
          <table:table-cell table:style-name="ce26" table:formula="of:=IF(AND([.JC$1]&gt;=[.$L12];[.JC$1]&lt;=[.$K12]);[.JC$1];&quot;&quot;)">
            <text:p/>
          </table:table-cell>
          <table:table-cell table:style-name="ce26" table:formula="of:=IF(AND([.JD$1]&gt;=[.$L12];[.JD$1]&lt;=[.$K12]);[.JD$1];&quot;&quot;)">
            <text:p/>
          </table:table-cell>
          <table:table-cell table:style-name="ce26" table:formula="of:=IF(AND([.JE$1]&gt;=[.$L12];[.JE$1]&lt;=[.$K12]);[.JE$1];&quot;&quot;)">
            <text:p/>
          </table:table-cell>
          <table:table-cell table:style-name="ce26" table:formula="of:=IF(AND([.JF$1]&gt;=[.$L12];[.JF$1]&lt;=[.$K12]);[.JF$1];&quot;&quot;)">
            <text:p/>
          </table:table-cell>
          <table:table-cell table:style-name="ce26" table:formula="of:=IF(AND([.JG$1]&gt;=[.$L12];[.JG$1]&lt;=[.$K12]);[.JG$1];&quot;&quot;)">
            <text:p/>
          </table:table-cell>
          <table:table-cell table:style-name="ce26" table:formula="of:=IF(AND([.JH$1]&gt;=[.$L12];[.JH$1]&lt;=[.$K12]);[.JH$1];&quot;&quot;)">
            <text:p/>
          </table:table-cell>
          <table:table-cell table:style-name="ce26" table:formula="of:=IF(AND([.JI$1]&gt;=[.$L12];[.JI$1]&lt;=[.$K12]);[.JI$1];&quot;&quot;)">
            <text:p/>
          </table:table-cell>
          <table:table-cell table:style-name="ce26" table:formula="of:=IF(AND([.JJ$1]&gt;=[.$L12];[.JJ$1]&lt;=[.$K12]);[.JJ$1];&quot;&quot;)">
            <text:p/>
          </table:table-cell>
          <table:table-cell table:style-name="ce26" table:formula="of:=IF(AND([.JK$1]&gt;=[.$L12];[.JK$1]&lt;=[.$K12]);[.JK$1];&quot;&quot;)">
            <text:p/>
          </table:table-cell>
          <table:table-cell table:style-name="ce26" table:formula="of:=IF(AND([.JL$1]&gt;=[.$L12];[.JL$1]&lt;=[.$K12]);[.JL$1];&quot;&quot;)">
            <text:p/>
          </table:table-cell>
          <table:table-cell table:style-name="ce28" table:formula="of:=IF(AND([.JM$1]&gt;=[.$L12];[.JM$1]&lt;=[.$K12]);[.JM$1];&quot;&quot;)">
            <text:p/>
          </table:table-cell>
          <table:table-cell table:style-name="ce28" table:formula="of:=IF(AND([.JN$1]&gt;=[.$L12];[.JN$1]&lt;=[.$K12]);[.JN$1];&quot;&quot;)">
            <text:p/>
          </table:table-cell>
          <table:table-cell table:style-name="ce28" table:formula="of:=IF(AND([.JO$1]&gt;=[.$L12];[.JO$1]&lt;=[.$K12]);[.JO$1];&quot;&quot;)">
            <text:p/>
          </table:table-cell>
          <table:table-cell table:style-name="ce28" table:formula="of:=IF(AND([.JP$1]&gt;=[.$L12];[.JP$1]&lt;=[.$K12]);[.JP$1];&quot;&quot;)">
            <text:p/>
          </table:table-cell>
          <table:table-cell table:style-name="ce28" table:formula="of:=IF(AND([.JQ$1]&gt;=[.$L12];[.JQ$1]&lt;=[.$K12]);[.JQ$1];&quot;&quot;)">
            <text:p/>
          </table:table-cell>
          <table:table-cell table:style-name="ce28" table:formula="of:=IF(AND([.JR$1]&gt;=[.$L12];[.JR$1]&lt;=[.$K12]);[.JR$1];&quot;&quot;)">
            <text:p/>
          </table:table-cell>
          <table:table-cell table:style-name="ce28" table:formula="of:=IF(AND([.JS$1]&gt;=[.$L12];[.JS$1]&lt;=[.$K12]);[.JS$1];&quot;&quot;)">
            <text:p/>
          </table:table-cell>
          <table:table-cell table:style-name="ce30" table:formula="of:=IF(AND([.JT$1]&gt;=[.$L12];[.JT$1]&lt;=[.$K12]);[.JT$1];&quot;&quot;)">
            <text:p/>
          </table:table-cell>
          <table:table-cell table:style-name="ce30" table:formula="of:=IF(AND([.JU$1]&gt;=[.$L12];[.JU$1]&lt;=[.$K12]);[.JU$1];&quot;&quot;)">
            <text:p/>
          </table:table-cell>
          <table:table-cell table:style-name="ce30" table:formula="of:=IF(AND([.JV$1]&gt;=[.$L12];[.JV$1]&lt;=[.$K12]);[.JV$1];&quot;&quot;)">
            <text:p/>
          </table:table-cell>
          <table:table-cell table:style-name="ce30" table:formula="of:=IF(AND([.JW$1]&gt;=[.$L12];[.JW$1]&lt;=[.$K12]);[.JW$1];&quot;&quot;)">
            <text:p/>
          </table:table-cell>
          <table:table-cell table:style-name="ce30" table:formula="of:=IF(AND([.JX$1]&gt;=[.$L12];[.JX$1]&lt;=[.$K12]);[.JX$1];&quot;&quot;)">
            <text:p/>
          </table:table-cell>
          <table:table-cell table:style-name="ce30" table:formula="of:=IF(AND([.JY$1]&gt;=[.$L12];[.JY$1]&lt;=[.$K12]);[.JY$1];&quot;&quot;)">
            <text:p/>
          </table:table-cell>
          <table:table-cell table:style-name="ce30" table:formula="of:=IF(AND([.JZ$1]&gt;=[.$L12];[.JZ$1]&lt;=[.$K12]);[.JZ$1];&quot;&quot;)">
            <text:p/>
          </table:table-cell>
          <table:table-cell table:style-name="ce30" table:formula="of:=IF(AND([.KA$1]&gt;=[.$L12];[.KA$1]&lt;=[.$K12]);[.KA$1];&quot;&quot;)">
            <text:p/>
          </table:table-cell>
          <table:table-cell table:style-name="ce32" table:formula="of:=IF(AND([.KB$1]&gt;=[.$L12];[.KB$1]&lt;=[.$K12]);[.KB$1];&quot;&quot;)">
            <text:p/>
          </table:table-cell>
          <table:table-cell table:style-name="ce32" table:formula="of:=IF(AND([.KC$1]&gt;=[.$L12];[.KC$1]&lt;=[.$K12]);[.KC$1];&quot;&quot;)">
            <text:p/>
          </table:table-cell>
          <table:table-cell table:style-name="ce32" table:formula="of:=IF(AND([.KD$1]&gt;=[.$L12];[.KD$1]&lt;=[.$K12]);[.KD$1];&quot;&quot;)">
            <text:p/>
          </table:table-cell>
          <table:table-cell table:style-name="ce32" table:formula="of:=IF(AND([.KE$1]&gt;=[.$L12];[.KE$1]&lt;=[.$K12]);[.KE$1];&quot;&quot;)">
            <text:p/>
          </table:table-cell>
          <table:table-cell table:style-name="ce32" table:formula="of:=IF(AND([.KF$1]&gt;=[.$L12];[.KF$1]&lt;=[.$K12]);[.KF$1];&quot;&quot;)">
            <text:p/>
          </table:table-cell>
          <table:table-cell table:style-name="ce32" table:formula="of:=IF(AND([.KG$1]&gt;=[.$L12];[.KG$1]&lt;=[.$K12]);[.KG$1];&quot;&quot;)">
            <text:p/>
          </table:table-cell>
          <table:table-cell table:style-name="ce32" table:formula="of:=IF(AND([.KH$1]&gt;=[.$L12];[.KH$1]&lt;=[.$K12]);[.KH$1];&quot;&quot;)">
            <text:p/>
          </table:table-cell>
          <table:table-cell table:style-name="ce32" table:formula="of:=IF(AND([.KI$1]&gt;=[.$L12];[.KI$1]&lt;=[.$K12]);[.KI$1];&quot;&quot;)">
            <text:p/>
          </table:table-cell>
          <table:table-cell table:style-name="ce32" table:formula="of:=IF(AND([.KJ$1]&gt;=[.$L12];[.KJ$1]&lt;=[.$K12]);[.KJ$1];&quot;&quot;)">
            <text:p/>
          </table:table-cell>
          <table:table-cell table:style-name="ce32" table:formula="of:=IF(AND([.KK$1]&gt;=[.$L12];[.KK$1]&lt;=[.$K12]);[.KK$1];&quot;&quot;)">
            <text:p/>
          </table:table-cell>
          <table:table-cell table:style-name="ce32" table:formula="of:=IF(AND([.KL$1]&gt;=[.$L12];[.KL$1]&lt;=[.$K12]);[.KL$1];&quot;&quot;)">
            <text:p/>
          </table:table-cell>
          <table:table-cell table:style-name="ce32" table:formula="of:=IF(AND([.KM$1]&gt;=[.$L12];[.KM$1]&lt;=[.$K12]);[.KM$1];&quot;&quot;)">
            <text:p/>
          </table:table-cell>
          <table:table-cell table:style-name="ce32" table:formula="of:=IF(AND([.KN$1]&gt;=[.$L12];[.KN$1]&lt;=[.$K12]);[.KN$1];&quot;&quot;)">
            <text:p/>
          </table:table-cell>
          <table:table-cell table:style-name="ce32" table:formula="of:=IF(AND([.KO$1]&gt;=[.$L12];[.KO$1]&lt;=[.$K12]);[.KO$1];&quot;&quot;)">
            <text:p/>
          </table:table-cell>
          <table:table-cell table:style-name="ce32" table:formula="of:=IF(AND([.KP$1]&gt;=[.$L12];[.KP$1]&lt;=[.$K12]);[.KP$1];&quot;&quot;)">
            <text:p/>
          </table:table-cell>
          <table:table-cell table:style-name="ce32" table:formula="of:=IF(AND([.KQ$1]&gt;=[.$L12];[.KQ$1]&lt;=[.$K12]);[.KQ$1];&quot;&quot;)">
            <text:p/>
          </table:table-cell>
          <table:table-cell table:style-name="ce32" table:formula="of:=IF(AND([.KR$1]&gt;=[.$L12];[.KR$1]&lt;=[.$K12]);[.KR$1];&quot;&quot;)">
            <text:p/>
          </table:table-cell>
          <table:table-cell table:style-name="ce32" table:formula="of:=IF(AND([.KS$1]&gt;=[.$L12];[.KS$1]&lt;=[.$K12]);[.KS$1];&quot;&quot;)">
            <text:p/>
          </table:table-cell>
          <table:table-cell table:style-name="ce34" table:formula="of:=IF(AND([.KT$1]&gt;=[.$L12];[.KT$1]&lt;=[.$K12]);[.KT$1];&quot;&quot;)">
            <text:p/>
          </table:table-cell>
          <table:table-cell table:style-name="ce34" table:formula="of:=IF(AND([.KU$1]&gt;=[.$L12];[.KU$1]&lt;=[.$K12]);[.KU$1];&quot;&quot;)">
            <text:p/>
          </table:table-cell>
          <table:table-cell table:style-name="ce34" table:formula="of:=IF(AND([.KV$1]&gt;=[.$L12];[.KV$1]&lt;=[.$K12]);[.KV$1];&quot;&quot;)">
            <text:p/>
          </table:table-cell>
          <table:table-cell table:style-name="ce34" table:formula="of:=IF(AND([.KW$1]&gt;=[.$L12];[.KW$1]&lt;=[.$K12]);[.KW$1];&quot;&quot;)">
            <text:p/>
          </table:table-cell>
          <table:table-cell table:style-name="ce34" table:formula="of:=IF(AND([.KX$1]&gt;=[.$L12];[.KX$1]&lt;=[.$K12]);[.KX$1];&quot;&quot;)">
            <text:p/>
          </table:table-cell>
          <table:table-cell table:style-name="ce34" table:formula="of:=IF(AND([.KY$1]&gt;=[.$L12];[.KY$1]&lt;=[.$K12]);[.KY$1];&quot;&quot;)">
            <text:p/>
          </table:table-cell>
          <table:table-cell table:style-name="ce34" table:formula="of:=IF(AND([.KZ$1]&gt;=[.$L12];[.KZ$1]&lt;=[.$K12]);[.KZ$1];&quot;&quot;)">
            <text:p/>
          </table:table-cell>
          <table:table-cell table:style-name="ce34" table:formula="of:=IF(AND([.LA$1]&gt;=[.$L12];[.LA$1]&lt;=[.$K12]);[.LA$1];&quot;&quot;)">
            <text:p/>
          </table:table-cell>
          <table:table-cell table:style-name="ce34" table:formula="of:=IF(AND([.LB$1]&gt;=[.$L12];[.LB$1]&lt;=[.$K12]);[.LB$1];&quot;&quot;)">
            <text:p/>
          </table:table-cell>
          <table:table-cell table:style-name="ce34" table:formula="of:=IF(AND([.LC$1]&gt;=[.$L12];[.LC$1]&lt;=[.$K12]);[.LC$1];&quot;&quot;)">
            <text:p/>
          </table:table-cell>
          <table:table-cell table:style-name="ce34" table:formula="of:=IF(AND([.LD$1]&gt;=[.$L12];[.LD$1]&lt;=[.$K12]);[.LD$1];&quot;&quot;)">
            <text:p/>
          </table:table-cell>
          <table:table-cell table:style-name="ce34" table:formula="of:=IF(AND([.LE$1]&gt;=[.$L12];[.LE$1]&lt;=[.$K12]);[.LE$1];&quot;&quot;)">
            <text:p/>
          </table:table-cell>
          <table:table-cell table:style-name="ce34" table:formula="of:=IF(AND([.LF$1]&gt;=[.$L12];[.LF$1]&lt;=[.$K12]);[.LF$1];&quot;&quot;)">
            <text:p/>
          </table:table-cell>
          <table:table-cell table:style-name="ce34" table:formula="of:=IF(AND([.LG$1]&gt;=[.$L12];[.LG$1]&lt;=[.$K12]);[.LG$1];&quot;&quot;)">
            <text:p/>
          </table:table-cell>
          <table:table-cell table:style-name="ce34" table:formula="of:=IF(AND([.LH$1]&gt;=[.$L12];[.LH$1]&lt;=[.$K12]);[.LH$1];&quot;&quot;)">
            <text:p/>
          </table:table-cell>
          <table:table-cell table:style-name="ce36" table:formula="of:=IF(AND([.LI$1]&gt;=[.$L12];[.LI$1]&lt;=[.$K12]);[.LI$1];&quot;&quot;)">
            <text:p/>
          </table:table-cell>
          <table:table-cell table:style-name="ce36" table:formula="of:=IF(AND([.LJ$1]&gt;=[.$L12];[.LJ$1]&lt;=[.$K12]);[.LJ$1];&quot;&quot;)">
            <text:p/>
          </table:table-cell>
          <table:table-cell table:style-name="ce36" table:formula="of:=IF(AND([.LK$1]&gt;=[.$L12];[.LK$1]&lt;=[.$K12]);[.LK$1];&quot;&quot;)">
            <text:p/>
          </table:table-cell>
          <table:table-cell table:style-name="ce36" table:formula="of:=IF(AND([.LL$1]&gt;=[.$L12];[.LL$1]&lt;=[.$K12]);[.LL$1];&quot;&quot;)">
            <text:p/>
          </table:table-cell>
          <table:table-cell table:style-name="ce36" table:formula="of:=IF(AND([.LM$1]&gt;=[.$L12];[.LM$1]&lt;=[.$K12]);[.LM$1];&quot;&quot;)">
            <text:p/>
          </table:table-cell>
          <table:table-cell table:style-name="ce36" table:formula="of:=IF(AND([.LN$1]&gt;=[.$L12];[.LN$1]&lt;=[.$K12]);[.LN$1];&quot;&quot;)">
            <text:p/>
          </table:table-cell>
          <table:table-cell table:style-name="ce36" table:formula="of:=IF(AND([.LO$1]&gt;=[.$L12];[.LO$1]&lt;=[.$K12]);[.LO$1];&quot;&quot;)">
            <text:p/>
          </table:table-cell>
          <table:table-cell table:style-name="ce36" table:formula="of:=IF(AND([.LP$1]&gt;=[.$L12];[.LP$1]&lt;=[.$K12]);[.LP$1];&quot;&quot;)">
            <text:p/>
          </table:table-cell>
          <table:table-cell table:style-name="ce36" table:formula="of:=IF(AND([.LQ$1]&gt;=[.$L12];[.LQ$1]&lt;=[.$K12]);[.LQ$1];&quot;&quot;)">
            <text:p/>
          </table:table-cell>
          <table:table-cell table:style-name="ce36" table:formula="of:=IF(AND([.LR$1]&gt;=[.$L12];[.LR$1]&lt;=[.$K12]);[.LR$1];&quot;&quot;)">
            <text:p/>
          </table:table-cell>
          <table:table-cell table:style-name="ce36" table:formula="of:=IF(AND([.LS$1]&gt;=[.$L12];[.LS$1]&lt;=[.$K12]);[.LS$1];&quot;&quot;)">
            <text:p/>
          </table:table-cell>
          <table:table-cell table:style-name="ce36" table:formula="of:=IF(AND([.LT$1]&gt;=[.$L12];[.LT$1]&lt;=[.$K12]);[.LT$1];&quot;&quot;)">
            <text:p/>
          </table:table-cell>
          <table:table-cell table:style-name="ce36" table:formula="of:=IF(AND([.LU$1]&gt;=[.$L12];[.LU$1]&lt;=[.$K12]);[.LU$1];&quot;&quot;)">
            <text:p/>
          </table:table-cell>
          <table:table-cell table:style-name="ce36" table:formula="of:=IF(AND([.LV$1]&gt;=[.$L12];[.LV$1]&lt;=[.$K12]);[.LV$1];&quot;&quot;)">
            <text:p/>
          </table:table-cell>
          <table:table-cell table:style-name="ce36" table:formula="of:=IF(AND([.LW$1]&gt;=[.$L12];[.LW$1]&lt;=[.$K12]);[.LW$1];&quot;&quot;)">
            <text:p/>
          </table:table-cell>
          <table:table-cell table:style-name="ce36" table:formula="of:=IF(AND([.LX$1]&gt;=[.$L12];[.LX$1]&lt;=[.$K12]);[.LX$1];&quot;&quot;)">
            <text:p/>
          </table:table-cell>
          <table:table-cell table:style-name="ce36" table:formula="of:=IF(AND([.LY$1]&gt;=[.$L12];[.LY$1]&lt;=[.$K12]);[.LY$1];&quot;&quot;)">
            <text:p/>
          </table:table-cell>
          <table:table-cell table:style-name="ce36" table:formula="of:=IF(AND([.LZ$1]&gt;=[.$L12];[.LZ$1]&lt;=[.$K12]);[.LZ$1];&quot;&quot;)">
            <text:p/>
          </table:table-cell>
          <table:table-cell table:style-name="ce36" table:formula="of:=IF(AND([.MA$1]&gt;=[.$L12];[.MA$1]&lt;=[.$K12]);[.MA$1];&quot;&quot;)">
            <text:p/>
          </table:table-cell>
          <table:table-cell table:style-name="ce36" table:formula="of:=IF(AND([.MB$1]&gt;=[.$L12];[.MB$1]&lt;=[.$K12]);[.MB$1];&quot;&quot;)">
            <text:p/>
          </table:table-cell>
          <table:table-cell table:style-name="ce36" table:formula="of:=IF(AND([.MC$1]&gt;=[.$L12];[.MC$1]&lt;=[.$K12]);[.MC$1];&quot;&quot;)">
            <text:p/>
          </table:table-cell>
          <table:table-cell table:style-name="ce36" table:formula="of:=IF(AND([.MD$1]&gt;=[.$L12];[.MD$1]&lt;=[.$K12]);[.MD$1];&quot;&quot;)">
            <text:p/>
          </table:table-cell>
          <table:table-cell table:style-name="ce36" table:formula="of:=IF(AND([.ME$1]&gt;=[.$L12];[.ME$1]&lt;=[.$K12]);[.ME$1];&quot;&quot;)">
            <text:p/>
          </table:table-cell>
          <table:table-cell table:style-name="ce36" table:formula="of:=IF(AND([.MF$1]&gt;=[.$L12];[.MF$1]&lt;=[.$K12]);[.MF$1];&quot;&quot;)">
            <text:p/>
          </table:table-cell>
          <table:table-cell table:style-name="ce36" table:formula="of:=IF(AND([.MG$1]&gt;=[.$L12];[.MG$1]&lt;=[.$K12]);[.MG$1];&quot;&quot;)">
            <text:p/>
          </table:table-cell>
          <table:table-cell table:style-name="ce36" table:formula="of:=IF(AND([.MH$1]&gt;=[.$L12];[.MH$1]&lt;=[.$K12]);[.MH$1];&quot;&quot;)">
            <text:p/>
          </table:table-cell>
          <table:table-cell table:style-name="ce36" table:formula="of:=IF(AND([.MI$1]&gt;=[.$L12];[.MI$1]&lt;=[.$K12]);[.MI$1];&quot;&quot;)">
            <text:p/>
          </table:table-cell>
          <table:table-cell table:style-name="ce36" table:formula="of:=IF(AND([.MJ$1]&gt;=[.$L12];[.MJ$1]&lt;=[.$K12]);[.MJ$1];&quot;&quot;)">
            <text:p/>
          </table:table-cell>
          <table:table-cell table:style-name="ce36" table:formula="of:=IF(AND([.MK$1]&gt;=[.$L12];[.MK$1]&lt;=[.$K12]);[.MK$1];&quot;&quot;)">
            <text:p/>
          </table:table-cell>
          <table:table-cell table:style-name="ce36" table:formula="of:=IF(AND([.ML$1]&gt;=[.$L12];[.ML$1]&lt;=[.$K12]);[.ML$1];&quot;&quot;)">
            <text:p/>
          </table:table-cell>
          <table:table-cell table:style-name="ce36" table:formula="of:=IF(AND([.MM$1]&gt;=[.$L12];[.MM$1]&lt;=[.$K12]);[.MM$1];&quot;&quot;)">
            <text:p/>
          </table:table-cell>
          <table:table-cell table:style-name="ce36" table:formula="of:=IF(AND([.MN$1]&gt;=[.$L12];[.MN$1]&lt;=[.$K12]);[.MN$1];&quot;&quot;)">
            <text:p/>
          </table:table-cell>
          <table:table-cell table:style-name="ce36" table:formula="of:=IF(AND([.MO$1]&gt;=[.$L12];[.MO$1]&lt;=[.$K12]);[.MO$1];&quot;&quot;)">
            <text:p/>
          </table:table-cell>
          <table:table-cell table:style-name="ce36" table:formula="of:=IF(AND([.MP$1]&gt;=[.$L12];[.MP$1]&lt;=[.$K12]);[.MP$1];&quot;&quot;)">
            <text:p/>
          </table:table-cell>
          <table:table-cell table:style-name="Default" table:number-columns-repeated="1603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3];[.$A:.$K];11;0)" office:value-type="float" office:value="0" calcext:value-type="float">
            <text:p>0</text:p>
          </table:table-cell>
          <table:table-cell table:style-name="ce5" table:formula="of:=VLOOKUP([.D13];[.$A:.$K];11;0)" office:value-type="float" office:value="0" calcext:value-type="float">
            <text:p>0</text:p>
          </table:table-cell>
          <table:table-cell table:style-name="ce5" table:formula="of:=VLOOKUP([.E13];[.$A:.$K];11;0)" office:value-type="float" office:value="0" calcext:value-type="float">
            <text:p>0</text:p>
          </table:table-cell>
          <table:table-cell table:style-name="ce5" table:formula="of:=VLOOKUP([.F13];[.$A:.$K];11;0)" office:value-type="float" office:value="0" calcext:value-type="float">
            <text:p>0</text:p>
          </table:table-cell>
          <table:table-cell table:style-name="ce6" table:formula="of:=MAX([.G13:.J13])+[.B13]+[.M13]" office:value-type="float" office:value="29" calcext:value-type="float">
            <text:p>29</text:p>
          </table:table-cell>
          <table:table-cell table:style-name="ce7" table:formula="of:=[.K13]-[.D13]+1" office:value-type="float" office:value="30" calcext:value-type="float">
            <text:p>30</text:p>
          </table:table-cell>
          <table:table-cell table:style-name="ce8"/>
          <table:table-cell table:style-name="ce10" table:formula="of:=IF(AND([.N$1]&gt;=[.$L13];[.N$1]&lt;=[.$K13]);[.N$1];&quot;&quot;)">
            <text:p/>
          </table:table-cell>
          <table:table-cell table:style-name="ce10" table:formula="of:=IF(AND([.O$1]&gt;=[.$L13];[.O$1]&lt;=[.$K13]);[.O$1];&quot;&quot;)">
            <text:p/>
          </table:table-cell>
          <table:table-cell table:style-name="ce10" table:formula="of:=IF(AND([.P$1]&gt;=[.$L13];[.P$1]&lt;=[.$K13]);[.P$1];&quot;&quot;)">
            <text:p/>
          </table:table-cell>
          <table:table-cell table:style-name="ce10" table:formula="of:=IF(AND([.Q$1]&gt;=[.$L13];[.Q$1]&lt;=[.$K13]);[.Q$1];&quot;&quot;)">
            <text:p/>
          </table:table-cell>
          <table:table-cell table:style-name="ce12" table:formula="of:=IF(AND([.R$1]&gt;=[.$L13];[.R$1]&lt;=[.$K13]);[.R$1];&quot;&quot;)">
            <text:p/>
          </table:table-cell>
          <table:table-cell table:style-name="ce12" table:formula="of:=IF(AND([.S$1]&gt;=[.$L13];[.S$1]&lt;=[.$K13]);[.S$1];&quot;&quot;)">
            <text:p/>
          </table:table-cell>
          <table:table-cell table:style-name="ce12" table:formula="of:=IF(AND([.T$1]&gt;=[.$L13];[.T$1]&lt;=[.$K13]);[.T$1];&quot;&quot;)">
            <text:p/>
          </table:table-cell>
          <table:table-cell table:style-name="ce12" table:formula="of:=IF(AND([.U$1]&gt;=[.$L13];[.U$1]&lt;=[.$K13]);[.U$1];&quot;&quot;)">
            <text:p/>
          </table:table-cell>
          <table:table-cell table:style-name="ce12" table:formula="of:=IF(AND([.V$1]&gt;=[.$L13];[.V$1]&lt;=[.$K13]);[.V$1];&quot;&quot;)">
            <text:p/>
          </table:table-cell>
          <table:table-cell table:style-name="ce12" table:formula="of:=IF(AND([.W$1]&gt;=[.$L13];[.W$1]&lt;=[.$K13]);[.W$1];&quot;&quot;)">
            <text:p/>
          </table:table-cell>
          <table:table-cell table:style-name="ce12" table:formula="of:=IF(AND([.X$1]&gt;=[.$L13];[.X$1]&lt;=[.$K13]);[.X$1];&quot;&quot;)">
            <text:p/>
          </table:table-cell>
          <table:table-cell table:style-name="ce12" table:formula="of:=IF(AND([.Y$1]&gt;=[.$L13];[.Y$1]&lt;=[.$K13]);[.Y$1];&quot;&quot;)">
            <text:p/>
          </table:table-cell>
          <table:table-cell table:style-name="ce12" table:formula="of:=IF(AND([.Z$1]&gt;=[.$L13];[.Z$1]&lt;=[.$K13]);[.Z$1];&quot;&quot;)">
            <text:p/>
          </table:table-cell>
          <table:table-cell table:style-name="ce12" table:formula="of:=IF(AND([.AA$1]&gt;=[.$L13];[.AA$1]&lt;=[.$K13]);[.AA$1];&quot;&quot;)">
            <text:p/>
          </table:table-cell>
          <table:table-cell table:style-name="ce12" table:formula="of:=IF(AND([.AB$1]&gt;=[.$L13];[.AB$1]&lt;=[.$K13]);[.AB$1];&quot;&quot;)">
            <text:p/>
          </table:table-cell>
          <table:table-cell table:style-name="ce12" table:formula="of:=IF(AND([.AC$1]&gt;=[.$L13];[.AC$1]&lt;=[.$K13]);[.AC$1];&quot;&quot;)">
            <text:p/>
          </table:table-cell>
          <table:table-cell table:style-name="ce15" table:formula="of:=IF(AND([.AD$1]&gt;=[.$L13];[.AD$1]&lt;=[.$K13]);[.AD$1];&quot;&quot;)">
            <text:p/>
          </table:table-cell>
          <table:table-cell table:style-name="ce17" table:formula="of:=IF(AND([.AE$1]&gt;=[.$L13];[.AE$1]&lt;=[.$K13]);[.AE$1];&quot;&quot;)">
            <text:p/>
          </table:table-cell>
          <table:table-cell table:style-name="ce17" table:formula="of:=IF(AND([.AF$1]&gt;=[.$L13];[.AF$1]&lt;=[.$K13]);[.AF$1];&quot;&quot;)">
            <text:p/>
          </table:table-cell>
          <table:table-cell table:style-name="ce17" table:formula="of:=IF(AND([.AG$1]&gt;=[.$L13];[.AG$1]&lt;=[.$K13]);[.AG$1];&quot;&quot;)">
            <text:p/>
          </table:table-cell>
          <table:table-cell table:style-name="ce17" table:formula="of:=IF(AND([.AH$1]&gt;=[.$L13];[.AH$1]&lt;=[.$K13]);[.AH$1];&quot;&quot;)">
            <text:p/>
          </table:table-cell>
          <table:table-cell table:style-name="ce17" table:formula="of:=IF(AND([.AI$1]&gt;=[.$L13];[.AI$1]&lt;=[.$K13]);[.AI$1];&quot;&quot;)">
            <text:p/>
          </table:table-cell>
          <table:table-cell table:style-name="ce17" table:formula="of:=IF(AND([.AJ$1]&gt;=[.$L13];[.AJ$1]&lt;=[.$K13]);[.AJ$1];&quot;&quot;)">
            <text:p/>
          </table:table-cell>
          <table:table-cell table:style-name="ce17" table:formula="of:=IF(AND([.AK$1]&gt;=[.$L13];[.AK$1]&lt;=[.$K13]);[.AK$1];&quot;&quot;)">
            <text:p/>
          </table:table-cell>
          <table:table-cell table:style-name="ce17" table:formula="of:=IF(AND([.AL$1]&gt;=[.$L13];[.AL$1]&lt;=[.$K13]);[.AL$1];&quot;&quot;)">
            <text:p/>
          </table:table-cell>
          <table:table-cell table:style-name="ce17" table:formula="of:=IF(AND([.AM$1]&gt;=[.$L13];[.AM$1]&lt;=[.$K13]);[.AM$1];&quot;&quot;)">
            <text:p/>
          </table:table-cell>
          <table:table-cell table:style-name="ce17" table:formula="of:=IF(AND([.AN$1]&gt;=[.$L13];[.AN$1]&lt;=[.$K13]);[.AN$1];&quot;&quot;)">
            <text:p/>
          </table:table-cell>
          <table:table-cell table:style-name="ce17" table:formula="of:=IF(AND([.AO$1]&gt;=[.$L13];[.AO$1]&lt;=[.$K13]);[.AO$1];&quot;&quot;)">
            <text:p/>
          </table:table-cell>
          <table:table-cell table:style-name="ce17" table:formula="of:=IF(AND([.AP$1]&gt;=[.$L13];[.AP$1]&lt;=[.$K13]);[.AP$1];&quot;&quot;)">
            <text:p/>
          </table:table-cell>
          <table:table-cell table:style-name="ce17" table:formula="of:=IF(AND([.AQ$1]&gt;=[.$L13];[.AQ$1]&lt;=[.$K13]);[.AQ$1];&quot;&quot;)">
            <text:p/>
          </table:table-cell>
          <table:table-cell table:style-name="ce17" table:formula="of:=IF(AND([.AR$1]&gt;=[.$L13];[.AR$1]&lt;=[.$K13]);[.AR$1];&quot;&quot;)">
            <text:p/>
          </table:table-cell>
          <table:table-cell table:style-name="ce17" table:formula="of:=IF(AND([.AS$1]&gt;=[.$L13];[.AS$1]&lt;=[.$K13]);[.AS$1];&quot;&quot;)">
            <text:p/>
          </table:table-cell>
          <table:table-cell table:style-name="ce17" table:formula="of:=IF(AND([.AT$1]&gt;=[.$L13];[.AT$1]&lt;=[.$K13]);[.AT$1];&quot;&quot;)">
            <text:p/>
          </table:table-cell>
          <table:table-cell table:style-name="ce17" table:formula="of:=IF(AND([.AU$1]&gt;=[.$L13];[.AU$1]&lt;=[.$K13]);[.AU$1];&quot;&quot;)">
            <text:p/>
          </table:table-cell>
          <table:table-cell table:style-name="ce17" table:formula="of:=IF(AND([.AV$1]&gt;=[.$L13];[.AV$1]&lt;=[.$K13]);[.AV$1];&quot;&quot;)">
            <text:p/>
          </table:table-cell>
          <table:table-cell table:style-name="ce17" table:formula="of:=IF(AND([.AW$1]&gt;=[.$L13];[.AW$1]&lt;=[.$K13]);[.AW$1];&quot;&quot;)">
            <text:p/>
          </table:table-cell>
          <table:table-cell table:style-name="ce17" table:formula="of:=IF(AND([.AX$1]&gt;=[.$L13];[.AX$1]&lt;=[.$K13]);[.AX$1];&quot;&quot;)">
            <text:p/>
          </table:table-cell>
          <table:table-cell table:style-name="ce17" table:formula="of:=IF(AND([.AY$1]&gt;=[.$L13];[.AY$1]&lt;=[.$K13]);[.AY$1];&quot;&quot;)">
            <text:p/>
          </table:table-cell>
          <table:table-cell table:style-name="ce17" table:formula="of:=IF(AND([.AZ$1]&gt;=[.$L13];[.AZ$1]&lt;=[.$K13]);[.AZ$1];&quot;&quot;)">
            <text:p/>
          </table:table-cell>
          <table:table-cell table:style-name="ce17" table:formula="of:=IF(AND([.BA$1]&gt;=[.$L13];[.BA$1]&lt;=[.$K13]);[.BA$1];&quot;&quot;)">
            <text:p/>
          </table:table-cell>
          <table:table-cell table:style-name="ce17" table:formula="of:=IF(AND([.BB$1]&gt;=[.$L13];[.BB$1]&lt;=[.$K13]);[.BB$1];&quot;&quot;)">
            <text:p/>
          </table:table-cell>
          <table:table-cell table:style-name="ce17" table:formula="of:=IF(AND([.BC$1]&gt;=[.$L13];[.BC$1]&lt;=[.$K13]);[.BC$1];&quot;&quot;)">
            <text:p/>
          </table:table-cell>
          <table:table-cell table:style-name="ce17" table:formula="of:=IF(AND([.BD$1]&gt;=[.$L13];[.BD$1]&lt;=[.$K13]);[.BD$1];&quot;&quot;)">
            <text:p/>
          </table:table-cell>
          <table:table-cell table:style-name="ce17" table:formula="of:=IF(AND([.BE$1]&gt;=[.$L13];[.BE$1]&lt;=[.$K13]);[.BE$1];&quot;&quot;)">
            <text:p/>
          </table:table-cell>
          <table:table-cell table:style-name="ce17" table:formula="of:=IF(AND([.BF$1]&gt;=[.$L13];[.BF$1]&lt;=[.$K13]);[.BF$1];&quot;&quot;)">
            <text:p/>
          </table:table-cell>
          <table:table-cell table:style-name="ce17" table:formula="of:=IF(AND([.BG$1]&gt;=[.$L13];[.BG$1]&lt;=[.$K13]);[.BG$1];&quot;&quot;)">
            <text:p/>
          </table:table-cell>
          <table:table-cell table:style-name="ce17" table:formula="of:=IF(AND([.BH$1]&gt;=[.$L13];[.BH$1]&lt;=[.$K13]);[.BH$1];&quot;&quot;)">
            <text:p/>
          </table:table-cell>
          <table:table-cell table:style-name="ce17" table:formula="of:=IF(AND([.BI$1]&gt;=[.$L13];[.BI$1]&lt;=[.$K13]);[.BI$1];&quot;&quot;)">
            <text:p/>
          </table:table-cell>
          <table:table-cell table:style-name="ce17" table:formula="of:=IF(AND([.BJ$1]&gt;=[.$L13];[.BJ$1]&lt;=[.$K13]);[.BJ$1];&quot;&quot;)">
            <text:p/>
          </table:table-cell>
          <table:table-cell table:style-name="ce17" table:formula="of:=IF(AND([.BK$1]&gt;=[.$L13];[.BK$1]&lt;=[.$K13]);[.BK$1];&quot;&quot;)">
            <text:p/>
          </table:table-cell>
          <table:table-cell table:style-name="ce17" table:formula="of:=IF(AND([.BL$1]&gt;=[.$L13];[.BL$1]&lt;=[.$K13]);[.BL$1];&quot;&quot;)">
            <text:p/>
          </table:table-cell>
          <table:table-cell table:style-name="ce17" table:formula="of:=IF(AND([.BM$1]&gt;=[.$L13];[.BM$1]&lt;=[.$K13]);[.BM$1];&quot;&quot;)">
            <text:p/>
          </table:table-cell>
          <table:table-cell table:style-name="ce17" table:formula="of:=IF(AND([.BN$1]&gt;=[.$L13];[.BN$1]&lt;=[.$K13]);[.BN$1];&quot;&quot;)">
            <text:p/>
          </table:table-cell>
          <table:table-cell table:style-name="ce17" table:formula="of:=IF(AND([.BO$1]&gt;=[.$L13];[.BO$1]&lt;=[.$K13]);[.BO$1];&quot;&quot;)">
            <text:p/>
          </table:table-cell>
          <table:table-cell table:style-name="ce17" table:formula="of:=IF(AND([.BP$1]&gt;=[.$L13];[.BP$1]&lt;=[.$K13]);[.BP$1];&quot;&quot;)">
            <text:p/>
          </table:table-cell>
          <table:table-cell table:style-name="ce17" table:formula="of:=IF(AND([.BQ$1]&gt;=[.$L13];[.BQ$1]&lt;=[.$K13]);[.BQ$1];&quot;&quot;)">
            <text:p/>
          </table:table-cell>
          <table:table-cell table:style-name="ce17" table:formula="of:=IF(AND([.BR$1]&gt;=[.$L13];[.BR$1]&lt;=[.$K13]);[.BR$1];&quot;&quot;)">
            <text:p/>
          </table:table-cell>
          <table:table-cell table:style-name="ce17" table:formula="of:=IF(AND([.BS$1]&gt;=[.$L13];[.BS$1]&lt;=[.$K13]);[.BS$1];&quot;&quot;)">
            <text:p/>
          </table:table-cell>
          <table:table-cell table:style-name="ce17" table:formula="of:=IF(AND([.BT$1]&gt;=[.$L13];[.BT$1]&lt;=[.$K13]);[.BT$1];&quot;&quot;)">
            <text:p/>
          </table:table-cell>
          <table:table-cell table:style-name="ce17" table:formula="of:=IF(AND([.BU$1]&gt;=[.$L13];[.BU$1]&lt;=[.$K13]);[.BU$1];&quot;&quot;)">
            <text:p/>
          </table:table-cell>
          <table:table-cell table:style-name="ce17" table:formula="of:=IF(AND([.BV$1]&gt;=[.$L13];[.BV$1]&lt;=[.$K13]);[.BV$1];&quot;&quot;)">
            <text:p/>
          </table:table-cell>
          <table:table-cell table:style-name="ce17" table:formula="of:=IF(AND([.BW$1]&gt;=[.$L13];[.BW$1]&lt;=[.$K13]);[.BW$1];&quot;&quot;)">
            <text:p/>
          </table:table-cell>
          <table:table-cell table:style-name="ce17" table:formula="of:=IF(AND([.BX$1]&gt;=[.$L13];[.BX$1]&lt;=[.$K13]);[.BX$1];&quot;&quot;)">
            <text:p/>
          </table:table-cell>
          <table:table-cell table:style-name="ce17" table:formula="of:=IF(AND([.BY$1]&gt;=[.$L13];[.BY$1]&lt;=[.$K13]);[.BY$1];&quot;&quot;)">
            <text:p/>
          </table:table-cell>
          <table:table-cell table:style-name="ce17" table:formula="of:=IF(AND([.BZ$1]&gt;=[.$L13];[.BZ$1]&lt;=[.$K13]);[.BZ$1];&quot;&quot;)">
            <text:p/>
          </table:table-cell>
          <table:table-cell table:style-name="ce17" table:formula="of:=IF(AND([.CA$1]&gt;=[.$L13];[.CA$1]&lt;=[.$K13]);[.CA$1];&quot;&quot;)">
            <text:p/>
          </table:table-cell>
          <table:table-cell table:style-name="ce17" table:formula="of:=IF(AND([.CB$1]&gt;=[.$L13];[.CB$1]&lt;=[.$K13]);[.CB$1];&quot;&quot;)">
            <text:p/>
          </table:table-cell>
          <table:table-cell table:style-name="ce17" table:formula="of:=IF(AND([.CC$1]&gt;=[.$L13];[.CC$1]&lt;=[.$K13]);[.CC$1];&quot;&quot;)">
            <text:p/>
          </table:table-cell>
          <table:table-cell table:style-name="ce17" table:formula="of:=IF(AND([.CD$1]&gt;=[.$L13];[.CD$1]&lt;=[.$K13]);[.CD$1];&quot;&quot;)">
            <text:p/>
          </table:table-cell>
          <table:table-cell table:style-name="ce17" table:formula="of:=IF(AND([.CE$1]&gt;=[.$L13];[.CE$1]&lt;=[.$K13]);[.CE$1];&quot;&quot;)">
            <text:p/>
          </table:table-cell>
          <table:table-cell table:style-name="ce17" table:formula="of:=IF(AND([.CF$1]&gt;=[.$L13];[.CF$1]&lt;=[.$K13]);[.CF$1];&quot;&quot;)">
            <text:p/>
          </table:table-cell>
          <table:table-cell table:style-name="ce17" table:formula="of:=IF(AND([.CG$1]&gt;=[.$L13];[.CG$1]&lt;=[.$K13]);[.CG$1];&quot;&quot;)">
            <text:p/>
          </table:table-cell>
          <table:table-cell table:style-name="ce17" table:formula="of:=IF(AND([.CH$1]&gt;=[.$L13];[.CH$1]&lt;=[.$K13]);[.CH$1];&quot;&quot;)">
            <text:p/>
          </table:table-cell>
          <table:table-cell table:style-name="ce17" table:formula="of:=IF(AND([.CI$1]&gt;=[.$L13];[.CI$1]&lt;=[.$K13]);[.CI$1];&quot;&quot;)">
            <text:p/>
          </table:table-cell>
          <table:table-cell table:style-name="ce17" table:formula="of:=IF(AND([.CJ$1]&gt;=[.$L13];[.CJ$1]&lt;=[.$K13]);[.CJ$1];&quot;&quot;)">
            <text:p/>
          </table:table-cell>
          <table:table-cell table:style-name="ce17" table:formula="of:=IF(AND([.CK$1]&gt;=[.$L13];[.CK$1]&lt;=[.$K13]);[.CK$1];&quot;&quot;)">
            <text:p/>
          </table:table-cell>
          <table:table-cell table:style-name="ce17" table:formula="of:=IF(AND([.CL$1]&gt;=[.$L13];[.CL$1]&lt;=[.$K13]);[.CL$1];&quot;&quot;)">
            <text:p/>
          </table:table-cell>
          <table:table-cell table:style-name="ce17" table:formula="of:=IF(AND([.CM$1]&gt;=[.$L13];[.CM$1]&lt;=[.$K13]);[.CM$1];&quot;&quot;)">
            <text:p/>
          </table:table-cell>
          <table:table-cell table:style-name="ce17" table:formula="of:=IF(AND([.CN$1]&gt;=[.$L13];[.CN$1]&lt;=[.$K13]);[.CN$1];&quot;&quot;)">
            <text:p/>
          </table:table-cell>
          <table:table-cell table:style-name="ce17" table:formula="of:=IF(AND([.CO$1]&gt;=[.$L13];[.CO$1]&lt;=[.$K13]);[.CO$1];&quot;&quot;)">
            <text:p/>
          </table:table-cell>
          <table:table-cell table:style-name="ce17" table:formula="of:=IF(AND([.CP$1]&gt;=[.$L13];[.CP$1]&lt;=[.$K13]);[.CP$1];&quot;&quot;)">
            <text:p/>
          </table:table-cell>
          <table:table-cell table:style-name="ce17" table:formula="of:=IF(AND([.CQ$1]&gt;=[.$L13];[.CQ$1]&lt;=[.$K13]);[.CQ$1];&quot;&quot;)">
            <text:p/>
          </table:table-cell>
          <table:table-cell table:style-name="ce17" table:formula="of:=IF(AND([.CR$1]&gt;=[.$L13];[.CR$1]&lt;=[.$K13]);[.CR$1];&quot;&quot;)">
            <text:p/>
          </table:table-cell>
          <table:table-cell table:style-name="ce17" table:formula="of:=IF(AND([.CS$1]&gt;=[.$L13];[.CS$1]&lt;=[.$K13]);[.CS$1];&quot;&quot;)">
            <text:p/>
          </table:table-cell>
          <table:table-cell table:style-name="ce17" table:formula="of:=IF(AND([.CT$1]&gt;=[.$L13];[.CT$1]&lt;=[.$K13]);[.CT$1];&quot;&quot;)">
            <text:p/>
          </table:table-cell>
          <table:table-cell table:style-name="ce17" table:formula="of:=IF(AND([.CU$1]&gt;=[.$L13];[.CU$1]&lt;=[.$K13]);[.CU$1];&quot;&quot;)">
            <text:p/>
          </table:table-cell>
          <table:table-cell table:style-name="ce17" table:formula="of:=IF(AND([.CV$1]&gt;=[.$L13];[.CV$1]&lt;=[.$K13]);[.CV$1];&quot;&quot;)">
            <text:p/>
          </table:table-cell>
          <table:table-cell table:style-name="ce17" table:formula="of:=IF(AND([.CW$1]&gt;=[.$L13];[.CW$1]&lt;=[.$K13]);[.CW$1];&quot;&quot;)">
            <text:p/>
          </table:table-cell>
          <table:table-cell table:style-name="ce17" table:formula="of:=IF(AND([.CX$1]&gt;=[.$L13];[.CX$1]&lt;=[.$K13]);[.CX$1];&quot;&quot;)">
            <text:p/>
          </table:table-cell>
          <table:table-cell table:style-name="ce17" table:formula="of:=IF(AND([.CY$1]&gt;=[.$L13];[.CY$1]&lt;=[.$K13]);[.CY$1];&quot;&quot;)">
            <text:p/>
          </table:table-cell>
          <table:table-cell table:style-name="ce17" table:formula="of:=IF(AND([.CZ$1]&gt;=[.$L13];[.CZ$1]&lt;=[.$K13]);[.CZ$1];&quot;&quot;)">
            <text:p/>
          </table:table-cell>
          <table:table-cell table:style-name="ce17" table:formula="of:=IF(AND([.DA$1]&gt;=[.$L13];[.DA$1]&lt;=[.$K13]);[.DA$1];&quot;&quot;)">
            <text:p/>
          </table:table-cell>
          <table:table-cell table:style-name="ce17" table:formula="of:=IF(AND([.DB$1]&gt;=[.$L13];[.DB$1]&lt;=[.$K13]);[.DB$1];&quot;&quot;)">
            <text:p/>
          </table:table-cell>
          <table:table-cell table:style-name="ce17" table:formula="of:=IF(AND([.DC$1]&gt;=[.$L13];[.DC$1]&lt;=[.$K13]);[.DC$1];&quot;&quot;)">
            <text:p/>
          </table:table-cell>
          <table:table-cell table:style-name="ce17" table:formula="of:=IF(AND([.DD$1]&gt;=[.$L13];[.DD$1]&lt;=[.$K13]);[.DD$1];&quot;&quot;)">
            <text:p/>
          </table:table-cell>
          <table:table-cell table:style-name="ce17" table:formula="of:=IF(AND([.DE$1]&gt;=[.$L13];[.DE$1]&lt;=[.$K13]);[.DE$1];&quot;&quot;)">
            <text:p/>
          </table:table-cell>
          <table:table-cell table:style-name="ce17" table:formula="of:=IF(AND([.DF$1]&gt;=[.$L13];[.DF$1]&lt;=[.$K13]);[.DF$1];&quot;&quot;)">
            <text:p/>
          </table:table-cell>
          <table:table-cell table:style-name="ce17" table:formula="of:=IF(AND([.DG$1]&gt;=[.$L13];[.DG$1]&lt;=[.$K13]);[.DG$1];&quot;&quot;)">
            <text:p/>
          </table:table-cell>
          <table:table-cell table:style-name="ce17" table:formula="of:=IF(AND([.DH$1]&gt;=[.$L13];[.DH$1]&lt;=[.$K13]);[.DH$1];&quot;&quot;)">
            <text:p/>
          </table:table-cell>
          <table:table-cell table:style-name="ce17" table:formula="of:=IF(AND([.DI$1]&gt;=[.$L13];[.DI$1]&lt;=[.$K13]);[.DI$1];&quot;&quot;)">
            <text:p/>
          </table:table-cell>
          <table:table-cell table:style-name="ce17" table:formula="of:=IF(AND([.DJ$1]&gt;=[.$L13];[.DJ$1]&lt;=[.$K13]);[.DJ$1];&quot;&quot;)">
            <text:p/>
          </table:table-cell>
          <table:table-cell table:style-name="ce17" table:formula="of:=IF(AND([.DK$1]&gt;=[.$L13];[.DK$1]&lt;=[.$K13]);[.DK$1];&quot;&quot;)">
            <text:p/>
          </table:table-cell>
          <table:table-cell table:style-name="ce17" table:formula="of:=IF(AND([.DL$1]&gt;=[.$L13];[.DL$1]&lt;=[.$K13]);[.DL$1];&quot;&quot;)">
            <text:p/>
          </table:table-cell>
          <table:table-cell table:style-name="ce17" table:formula="of:=IF(AND([.DM$1]&gt;=[.$L13];[.DM$1]&lt;=[.$K13]);[.DM$1];&quot;&quot;)">
            <text:p/>
          </table:table-cell>
          <table:table-cell table:style-name="ce17" table:formula="of:=IF(AND([.DN$1]&gt;=[.$L13];[.DN$1]&lt;=[.$K13]);[.DN$1];&quot;&quot;)">
            <text:p/>
          </table:table-cell>
          <table:table-cell table:style-name="ce17" table:formula="of:=IF(AND([.DO$1]&gt;=[.$L13];[.DO$1]&lt;=[.$K13]);[.DO$1];&quot;&quot;)">
            <text:p/>
          </table:table-cell>
          <table:table-cell table:style-name="ce17" table:formula="of:=IF(AND([.DP$1]&gt;=[.$L13];[.DP$1]&lt;=[.$K13]);[.DP$1];&quot;&quot;)">
            <text:p/>
          </table:table-cell>
          <table:table-cell table:style-name="ce17" table:formula="of:=IF(AND([.DQ$1]&gt;=[.$L13];[.DQ$1]&lt;=[.$K13]);[.DQ$1];&quot;&quot;)">
            <text:p/>
          </table:table-cell>
          <table:table-cell table:style-name="ce17" table:formula="of:=IF(AND([.DR$1]&gt;=[.$L13];[.DR$1]&lt;=[.$K13]);[.DR$1];&quot;&quot;)">
            <text:p/>
          </table:table-cell>
          <table:table-cell table:style-name="ce17" table:formula="of:=IF(AND([.DS$1]&gt;=[.$L13];[.DS$1]&lt;=[.$K13]);[.DS$1];&quot;&quot;)">
            <text:p/>
          </table:table-cell>
          <table:table-cell table:style-name="ce17" table:formula="of:=IF(AND([.DT$1]&gt;=[.$L13];[.DT$1]&lt;=[.$K13]);[.DT$1];&quot;&quot;)">
            <text:p/>
          </table:table-cell>
          <table:table-cell table:style-name="ce17" table:formula="of:=IF(AND([.DU$1]&gt;=[.$L13];[.DU$1]&lt;=[.$K13]);[.DU$1];&quot;&quot;)">
            <text:p/>
          </table:table-cell>
          <table:table-cell table:style-name="ce17" table:formula="of:=IF(AND([.DV$1]&gt;=[.$L13];[.DV$1]&lt;=[.$K13]);[.DV$1];&quot;&quot;)">
            <text:p/>
          </table:table-cell>
          <table:table-cell table:style-name="ce17" table:formula="of:=IF(AND([.DW$1]&gt;=[.$L13];[.DW$1]&lt;=[.$K13]);[.DW$1];&quot;&quot;)">
            <text:p/>
          </table:table-cell>
          <table:table-cell table:style-name="ce17" table:formula="of:=IF(AND([.DX$1]&gt;=[.$L13];[.DX$1]&lt;=[.$K13]);[.DX$1];&quot;&quot;)">
            <text:p/>
          </table:table-cell>
          <table:table-cell table:style-name="ce17" table:formula="of:=IF(AND([.DY$1]&gt;=[.$L13];[.DY$1]&lt;=[.$K13]);[.DY$1];&quot;&quot;)">
            <text:p/>
          </table:table-cell>
          <table:table-cell table:style-name="ce17" table:formula="of:=IF(AND([.DZ$1]&gt;=[.$L13];[.DZ$1]&lt;=[.$K13]);[.DZ$1];&quot;&quot;)">
            <text:p/>
          </table:table-cell>
          <table:table-cell table:style-name="ce17" table:formula="of:=IF(AND([.EA$1]&gt;=[.$L13];[.EA$1]&lt;=[.$K13]);[.EA$1];&quot;&quot;)">
            <text:p/>
          </table:table-cell>
          <table:table-cell table:style-name="ce17" table:formula="of:=IF(AND([.EB$1]&gt;=[.$L13];[.EB$1]&lt;=[.$K13]);[.EB$1];&quot;&quot;)">
            <text:p/>
          </table:table-cell>
          <table:table-cell table:style-name="ce17" table:formula="of:=IF(AND([.EC$1]&gt;=[.$L13];[.EC$1]&lt;=[.$K13]);[.EC$1];&quot;&quot;)">
            <text:p/>
          </table:table-cell>
          <table:table-cell table:style-name="ce17" table:formula="of:=IF(AND([.ED$1]&gt;=[.$L13];[.ED$1]&lt;=[.$K13]);[.ED$1];&quot;&quot;)">
            <text:p/>
          </table:table-cell>
          <table:table-cell table:style-name="ce17" table:formula="of:=IF(AND([.EE$1]&gt;=[.$L13];[.EE$1]&lt;=[.$K13]);[.EE$1];&quot;&quot;)">
            <text:p/>
          </table:table-cell>
          <table:table-cell table:style-name="ce17" table:formula="of:=IF(AND([.EF$1]&gt;=[.$L13];[.EF$1]&lt;=[.$K13]);[.EF$1];&quot;&quot;)">
            <text:p/>
          </table:table-cell>
          <table:table-cell table:style-name="ce17" table:formula="of:=IF(AND([.EG$1]&gt;=[.$L13];[.EG$1]&lt;=[.$K13]);[.EG$1];&quot;&quot;)">
            <text:p/>
          </table:table-cell>
          <table:table-cell table:style-name="ce17" table:formula="of:=IF(AND([.EH$1]&gt;=[.$L13];[.EH$1]&lt;=[.$K13]);[.EH$1];&quot;&quot;)">
            <text:p/>
          </table:table-cell>
          <table:table-cell table:style-name="ce17" table:formula="of:=IF(AND([.EI$1]&gt;=[.$L13];[.EI$1]&lt;=[.$K13]);[.EI$1];&quot;&quot;)">
            <text:p/>
          </table:table-cell>
          <table:table-cell table:style-name="ce17" table:formula="of:=IF(AND([.EJ$1]&gt;=[.$L13];[.EJ$1]&lt;=[.$K13]);[.EJ$1];&quot;&quot;)">
            <text:p/>
          </table:table-cell>
          <table:table-cell table:style-name="ce17" table:formula="of:=IF(AND([.EK$1]&gt;=[.$L13];[.EK$1]&lt;=[.$K13]);[.EK$1];&quot;&quot;)">
            <text:p/>
          </table:table-cell>
          <table:table-cell table:style-name="ce17" table:formula="of:=IF(AND([.EL$1]&gt;=[.$L13];[.EL$1]&lt;=[.$K13]);[.EL$1];&quot;&quot;)">
            <text:p/>
          </table:table-cell>
          <table:table-cell table:style-name="ce17" table:formula="of:=IF(AND([.EM$1]&gt;=[.$L13];[.EM$1]&lt;=[.$K13]);[.EM$1];&quot;&quot;)">
            <text:p/>
          </table:table-cell>
          <table:table-cell table:style-name="ce17" table:formula="of:=IF(AND([.EN$1]&gt;=[.$L13];[.EN$1]&lt;=[.$K13]);[.EN$1];&quot;&quot;)">
            <text:p/>
          </table:table-cell>
          <table:table-cell table:style-name="ce17" table:formula="of:=IF(AND([.EO$1]&gt;=[.$L13];[.EO$1]&lt;=[.$K13]);[.EO$1];&quot;&quot;)">
            <text:p/>
          </table:table-cell>
          <table:table-cell table:style-name="ce17" table:formula="of:=IF(AND([.EP$1]&gt;=[.$L13];[.EP$1]&lt;=[.$K13]);[.EP$1];&quot;&quot;)">
            <text:p/>
          </table:table-cell>
          <table:table-cell table:style-name="ce17" table:formula="of:=IF(AND([.EQ$1]&gt;=[.$L13];[.EQ$1]&lt;=[.$K13]);[.EQ$1];&quot;&quot;)">
            <text:p/>
          </table:table-cell>
          <table:table-cell table:style-name="ce17" table:formula="of:=IF(AND([.ER$1]&gt;=[.$L13];[.ER$1]&lt;=[.$K13]);[.ER$1];&quot;&quot;)">
            <text:p/>
          </table:table-cell>
          <table:table-cell table:style-name="ce17" table:formula="of:=IF(AND([.ES$1]&gt;=[.$L13];[.ES$1]&lt;=[.$K13]);[.ES$1];&quot;&quot;)">
            <text:p/>
          </table:table-cell>
          <table:table-cell table:style-name="ce17" table:formula="of:=IF(AND([.ET$1]&gt;=[.$L13];[.ET$1]&lt;=[.$K13]);[.ET$1];&quot;&quot;)">
            <text:p/>
          </table:table-cell>
          <table:table-cell table:style-name="ce17" table:formula="of:=IF(AND([.EU$1]&gt;=[.$L13];[.EU$1]&lt;=[.$K13]);[.EU$1];&quot;&quot;)">
            <text:p/>
          </table:table-cell>
          <table:table-cell table:style-name="ce17" table:formula="of:=IF(AND([.EV$1]&gt;=[.$L13];[.EV$1]&lt;=[.$K13]);[.EV$1];&quot;&quot;)">
            <text:p/>
          </table:table-cell>
          <table:table-cell table:style-name="ce17" table:formula="of:=IF(AND([.EW$1]&gt;=[.$L13];[.EW$1]&lt;=[.$K13]);[.EW$1];&quot;&quot;)">
            <text:p/>
          </table:table-cell>
          <table:table-cell table:style-name="ce19" table:formula="of:=IF(AND([.EX$1]&gt;=[.$L13];[.EX$1]&lt;=[.$K13]);[.EX$1];&quot;&quot;)">
            <text:p/>
          </table:table-cell>
          <table:table-cell table:style-name="ce19" table:formula="of:=IF(AND([.EY$1]&gt;=[.$L13];[.EY$1]&lt;=[.$K13]);[.EY$1];&quot;&quot;)">
            <text:p/>
          </table:table-cell>
          <table:table-cell table:style-name="ce19" table:formula="of:=IF(AND([.EZ$1]&gt;=[.$L13];[.EZ$1]&lt;=[.$K13]);[.EZ$1];&quot;&quot;)">
            <text:p/>
          </table:table-cell>
          <table:table-cell table:style-name="ce19" table:formula="of:=IF(AND([.FA$1]&gt;=[.$L13];[.FA$1]&lt;=[.$K13]);[.FA$1];&quot;&quot;)">
            <text:p/>
          </table:table-cell>
          <table:table-cell table:style-name="ce19" table:formula="of:=IF(AND([.FB$1]&gt;=[.$L13];[.FB$1]&lt;=[.$K13]);[.FB$1];&quot;&quot;)">
            <text:p/>
          </table:table-cell>
          <table:table-cell table:style-name="ce19" table:formula="of:=IF(AND([.FC$1]&gt;=[.$L13];[.FC$1]&lt;=[.$K13]);[.FC$1];&quot;&quot;)">
            <text:p/>
          </table:table-cell>
          <table:table-cell table:style-name="ce19" table:formula="of:=IF(AND([.FD$1]&gt;=[.$L13];[.FD$1]&lt;=[.$K13]);[.FD$1];&quot;&quot;)">
            <text:p/>
          </table:table-cell>
          <table:table-cell table:style-name="ce19" table:formula="of:=IF(AND([.FE$1]&gt;=[.$L13];[.FE$1]&lt;=[.$K13]);[.FE$1];&quot;&quot;)">
            <text:p/>
          </table:table-cell>
          <table:table-cell table:style-name="ce19" table:formula="of:=IF(AND([.FF$1]&gt;=[.$L13];[.FF$1]&lt;=[.$K13]);[.FF$1];&quot;&quot;)">
            <text:p/>
          </table:table-cell>
          <table:table-cell table:style-name="ce19" table:formula="of:=IF(AND([.FG$1]&gt;=[.$L13];[.FG$1]&lt;=[.$K13]);[.FG$1];&quot;&quot;)">
            <text:p/>
          </table:table-cell>
          <table:table-cell table:style-name="ce19" table:formula="of:=IF(AND([.FH$1]&gt;=[.$L13];[.FH$1]&lt;=[.$K13]);[.FH$1];&quot;&quot;)">
            <text:p/>
          </table:table-cell>
          <table:table-cell table:style-name="ce19" table:formula="of:=IF(AND([.FI$1]&gt;=[.$L13];[.FI$1]&lt;=[.$K13]);[.FI$1];&quot;&quot;)">
            <text:p/>
          </table:table-cell>
          <table:table-cell table:style-name="ce22" table:formula="of:=IF(AND([.FJ$1]&gt;=[.$L13];[.FJ$1]&lt;=[.$K13]);[.FJ$1];&quot;&quot;)">
            <text:p/>
          </table:table-cell>
          <table:table-cell table:style-name="ce22" table:formula="of:=IF(AND([.FK$1]&gt;=[.$L13];[.FK$1]&lt;=[.$K13]);[.FK$1];&quot;&quot;)">
            <text:p/>
          </table:table-cell>
          <table:table-cell table:style-name="ce22" table:formula="of:=IF(AND([.FL$1]&gt;=[.$L13];[.FL$1]&lt;=[.$K13]);[.FL$1];&quot;&quot;)">
            <text:p/>
          </table:table-cell>
          <table:table-cell table:style-name="ce22" table:formula="of:=IF(AND([.FM$1]&gt;=[.$L13];[.FM$1]&lt;=[.$K13]);[.FM$1];&quot;&quot;)">
            <text:p/>
          </table:table-cell>
          <table:table-cell table:style-name="ce22" table:formula="of:=IF(AND([.FN$1]&gt;=[.$L13];[.FN$1]&lt;=[.$K13]);[.FN$1];&quot;&quot;)">
            <text:p/>
          </table:table-cell>
          <table:table-cell table:style-name="ce22" table:formula="of:=IF(AND([.FO$1]&gt;=[.$L13];[.FO$1]&lt;=[.$K13]);[.FO$1];&quot;&quot;)">
            <text:p/>
          </table:table-cell>
          <table:table-cell table:style-name="ce22" table:formula="of:=IF(AND([.FP$1]&gt;=[.$L13];[.FP$1]&lt;=[.$K13]);[.FP$1];&quot;&quot;)">
            <text:p/>
          </table:table-cell>
          <table:table-cell table:style-name="ce22" table:formula="of:=IF(AND([.FQ$1]&gt;=[.$L13];[.FQ$1]&lt;=[.$K13]);[.FQ$1];&quot;&quot;)">
            <text:p/>
          </table:table-cell>
          <table:table-cell table:style-name="ce22" table:formula="of:=IF(AND([.FR$1]&gt;=[.$L13];[.FR$1]&lt;=[.$K13]);[.FR$1];&quot;&quot;)">
            <text:p/>
          </table:table-cell>
          <table:table-cell table:style-name="ce22" table:formula="of:=IF(AND([.FS$1]&gt;=[.$L13];[.FS$1]&lt;=[.$K13]);[.FS$1];&quot;&quot;)">
            <text:p/>
          </table:table-cell>
          <table:table-cell table:style-name="ce22" table:formula="of:=IF(AND([.FT$1]&gt;=[.$L13];[.FT$1]&lt;=[.$K13]);[.FT$1];&quot;&quot;)">
            <text:p/>
          </table:table-cell>
          <table:table-cell table:style-name="ce22" table:formula="of:=IF(AND([.FU$1]&gt;=[.$L13];[.FU$1]&lt;=[.$K13]);[.FU$1];&quot;&quot;)">
            <text:p/>
          </table:table-cell>
          <table:table-cell table:style-name="ce22" table:formula="of:=IF(AND([.FV$1]&gt;=[.$L13];[.FV$1]&lt;=[.$K13]);[.FV$1];&quot;&quot;)">
            <text:p/>
          </table:table-cell>
          <table:table-cell table:style-name="ce22" table:formula="of:=IF(AND([.FW$1]&gt;=[.$L13];[.FW$1]&lt;=[.$K13]);[.FW$1];&quot;&quot;)">
            <text:p/>
          </table:table-cell>
          <table:table-cell table:style-name="ce22" table:formula="of:=IF(AND([.FX$1]&gt;=[.$L13];[.FX$1]&lt;=[.$K13]);[.FX$1];&quot;&quot;)">
            <text:p/>
          </table:table-cell>
          <table:table-cell table:style-name="ce22" table:formula="of:=IF(AND([.FY$1]&gt;=[.$L13];[.FY$1]&lt;=[.$K13]);[.FY$1];&quot;&quot;)">
            <text:p/>
          </table:table-cell>
          <table:table-cell table:style-name="ce22" table:formula="of:=IF(AND([.FZ$1]&gt;=[.$L13];[.FZ$1]&lt;=[.$K13]);[.FZ$1];&quot;&quot;)">
            <text:p/>
          </table:table-cell>
          <table:table-cell table:style-name="ce22" table:formula="of:=IF(AND([.GA$1]&gt;=[.$L13];[.GA$1]&lt;=[.$K13]);[.GA$1];&quot;&quot;)">
            <text:p/>
          </table:table-cell>
          <table:table-cell table:style-name="ce22" table:formula="of:=IF(AND([.GB$1]&gt;=[.$L13];[.GB$1]&lt;=[.$K13]);[.GB$1];&quot;&quot;)">
            <text:p/>
          </table:table-cell>
          <table:table-cell table:style-name="ce22" table:formula="of:=IF(AND([.GC$1]&gt;=[.$L13];[.GC$1]&lt;=[.$K13]);[.GC$1];&quot;&quot;)">
            <text:p/>
          </table:table-cell>
          <table:table-cell table:style-name="ce22" table:formula="of:=IF(AND([.GD$1]&gt;=[.$L13];[.GD$1]&lt;=[.$K13]);[.GD$1];&quot;&quot;)">
            <text:p/>
          </table:table-cell>
          <table:table-cell table:style-name="ce22" table:formula="of:=IF(AND([.GE$1]&gt;=[.$L13];[.GE$1]&lt;=[.$K13]);[.GE$1];&quot;&quot;)">
            <text:p/>
          </table:table-cell>
          <table:table-cell table:style-name="ce22" table:formula="of:=IF(AND([.GF$1]&gt;=[.$L13];[.GF$1]&lt;=[.$K13]);[.GF$1];&quot;&quot;)">
            <text:p/>
          </table:table-cell>
          <table:table-cell table:style-name="ce22" table:formula="of:=IF(AND([.GG$1]&gt;=[.$L13];[.GG$1]&lt;=[.$K13]);[.GG$1];&quot;&quot;)">
            <text:p/>
          </table:table-cell>
          <table:table-cell table:style-name="ce22" table:formula="of:=IF(AND([.GH$1]&gt;=[.$L13];[.GH$1]&lt;=[.$K13]);[.GH$1];&quot;&quot;)">
            <text:p/>
          </table:table-cell>
          <table:table-cell table:style-name="ce22" table:formula="of:=IF(AND([.GI$1]&gt;=[.$L13];[.GI$1]&lt;=[.$K13]);[.GI$1];&quot;&quot;)">
            <text:p/>
          </table:table-cell>
          <table:table-cell table:style-name="ce22" table:formula="of:=IF(AND([.GJ$1]&gt;=[.$L13];[.GJ$1]&lt;=[.$K13]);[.GJ$1];&quot;&quot;)">
            <text:p/>
          </table:table-cell>
          <table:table-cell table:style-name="ce22" table:formula="of:=IF(AND([.GK$1]&gt;=[.$L13];[.GK$1]&lt;=[.$K13]);[.GK$1];&quot;&quot;)">
            <text:p/>
          </table:table-cell>
          <table:table-cell table:style-name="ce22" table:formula="of:=IF(AND([.GL$1]&gt;=[.$L13];[.GL$1]&lt;=[.$K13]);[.GL$1];&quot;&quot;)">
            <text:p/>
          </table:table-cell>
          <table:table-cell table:style-name="ce22" table:formula="of:=IF(AND([.GM$1]&gt;=[.$L13];[.GM$1]&lt;=[.$K13]);[.GM$1];&quot;&quot;)">
            <text:p/>
          </table:table-cell>
          <table:table-cell table:style-name="ce22" table:formula="of:=IF(AND([.GN$1]&gt;=[.$L13];[.GN$1]&lt;=[.$K13]);[.GN$1];&quot;&quot;)">
            <text:p/>
          </table:table-cell>
          <table:table-cell table:style-name="ce22" table:formula="of:=IF(AND([.GO$1]&gt;=[.$L13];[.GO$1]&lt;=[.$K13]);[.GO$1];&quot;&quot;)">
            <text:p/>
          </table:table-cell>
          <table:table-cell table:style-name="ce22" table:formula="of:=IF(AND([.GP$1]&gt;=[.$L13];[.GP$1]&lt;=[.$K13]);[.GP$1];&quot;&quot;)">
            <text:p/>
          </table:table-cell>
          <table:table-cell table:style-name="ce22" table:formula="of:=IF(AND([.GQ$1]&gt;=[.$L13];[.GQ$1]&lt;=[.$K13]);[.GQ$1];&quot;&quot;)">
            <text:p/>
          </table:table-cell>
          <table:table-cell table:style-name="ce22" table:formula="of:=IF(AND([.GR$1]&gt;=[.$L13];[.GR$1]&lt;=[.$K13]);[.GR$1];&quot;&quot;)">
            <text:p/>
          </table:table-cell>
          <table:table-cell table:style-name="ce22" table:formula="of:=IF(AND([.GS$1]&gt;=[.$L13];[.GS$1]&lt;=[.$K13]);[.GS$1];&quot;&quot;)">
            <text:p/>
          </table:table-cell>
          <table:table-cell table:style-name="ce22" table:formula="of:=IF(AND([.GT$1]&gt;=[.$L13];[.GT$1]&lt;=[.$K13]);[.GT$1];&quot;&quot;)">
            <text:p/>
          </table:table-cell>
          <table:table-cell table:style-name="ce22" table:formula="of:=IF(AND([.GU$1]&gt;=[.$L13];[.GU$1]&lt;=[.$K13]);[.GU$1];&quot;&quot;)">
            <text:p/>
          </table:table-cell>
          <table:table-cell table:style-name="ce22" table:formula="of:=IF(AND([.GV$1]&gt;=[.$L13];[.GV$1]&lt;=[.$K13]);[.GV$1];&quot;&quot;)">
            <text:p/>
          </table:table-cell>
          <table:table-cell table:style-name="ce22" table:formula="of:=IF(AND([.GW$1]&gt;=[.$L13];[.GW$1]&lt;=[.$K13]);[.GW$1];&quot;&quot;)">
            <text:p/>
          </table:table-cell>
          <table:table-cell table:style-name="ce22" table:formula="of:=IF(AND([.GX$1]&gt;=[.$L13];[.GX$1]&lt;=[.$K13]);[.GX$1];&quot;&quot;)">
            <text:p/>
          </table:table-cell>
          <table:table-cell table:style-name="ce22" table:formula="of:=IF(AND([.GY$1]&gt;=[.$L13];[.GY$1]&lt;=[.$K13]);[.GY$1];&quot;&quot;)">
            <text:p/>
          </table:table-cell>
          <table:table-cell table:style-name="ce22" table:formula="of:=IF(AND([.GZ$1]&gt;=[.$L13];[.GZ$1]&lt;=[.$K13]);[.GZ$1];&quot;&quot;)">
            <text:p/>
          </table:table-cell>
          <table:table-cell table:style-name="ce22" table:formula="of:=IF(AND([.HA$1]&gt;=[.$L13];[.HA$1]&lt;=[.$K13]);[.HA$1];&quot;&quot;)">
            <text:p/>
          </table:table-cell>
          <table:table-cell table:style-name="ce22" table:formula="of:=IF(AND([.HB$1]&gt;=[.$L13];[.HB$1]&lt;=[.$K13]);[.HB$1];&quot;&quot;)">
            <text:p/>
          </table:table-cell>
          <table:table-cell table:style-name="ce22" table:formula="of:=IF(AND([.HC$1]&gt;=[.$L13];[.HC$1]&lt;=[.$K13]);[.HC$1];&quot;&quot;)">
            <text:p/>
          </table:table-cell>
          <table:table-cell table:style-name="ce24" table:formula="of:=IF(AND([.HD$1]&gt;=[.$L13];[.HD$1]&lt;=[.$K13]);[.HD$1];&quot;&quot;)">
            <text:p/>
          </table:table-cell>
          <table:table-cell table:style-name="ce24" table:formula="of:=IF(AND([.HE$1]&gt;=[.$L13];[.HE$1]&lt;=[.$K13]);[.HE$1];&quot;&quot;)">
            <text:p/>
          </table:table-cell>
          <table:table-cell table:style-name="ce24" table:formula="of:=IF(AND([.HF$1]&gt;=[.$L13];[.HF$1]&lt;=[.$K13]);[.HF$1];&quot;&quot;)">
            <text:p/>
          </table:table-cell>
          <table:table-cell table:style-name="ce24" table:formula="of:=IF(AND([.HG$1]&gt;=[.$L13];[.HG$1]&lt;=[.$K13]);[.HG$1];&quot;&quot;)">
            <text:p/>
          </table:table-cell>
          <table:table-cell table:style-name="ce26" table:formula="of:=IF(AND([.HH$1]&gt;=[.$L13];[.HH$1]&lt;=[.$K13]);[.HH$1];&quot;&quot;)">
            <text:p/>
          </table:table-cell>
          <table:table-cell table:style-name="ce26" table:formula="of:=IF(AND([.HI$1]&gt;=[.$L13];[.HI$1]&lt;=[.$K13]);[.HI$1];&quot;&quot;)">
            <text:p/>
          </table:table-cell>
          <table:table-cell table:style-name="ce26" table:formula="of:=IF(AND([.HJ$1]&gt;=[.$L13];[.HJ$1]&lt;=[.$K13]);[.HJ$1];&quot;&quot;)">
            <text:p/>
          </table:table-cell>
          <table:table-cell table:style-name="ce26" table:formula="of:=IF(AND([.HK$1]&gt;=[.$L13];[.HK$1]&lt;=[.$K13]);[.HK$1];&quot;&quot;)">
            <text:p/>
          </table:table-cell>
          <table:table-cell table:style-name="ce26" table:formula="of:=IF(AND([.HL$1]&gt;=[.$L13];[.HL$1]&lt;=[.$K13]);[.HL$1];&quot;&quot;)">
            <text:p/>
          </table:table-cell>
          <table:table-cell table:style-name="ce26" table:formula="of:=IF(AND([.HM$1]&gt;=[.$L13];[.HM$1]&lt;=[.$K13]);[.HM$1];&quot;&quot;)">
            <text:p/>
          </table:table-cell>
          <table:table-cell table:style-name="ce26" table:formula="of:=IF(AND([.HN$1]&gt;=[.$L13];[.HN$1]&lt;=[.$K13]);[.HN$1];&quot;&quot;)">
            <text:p/>
          </table:table-cell>
          <table:table-cell table:style-name="ce26" table:formula="of:=IF(AND([.HO$1]&gt;=[.$L13];[.HO$1]&lt;=[.$K13]);[.HO$1];&quot;&quot;)">
            <text:p/>
          </table:table-cell>
          <table:table-cell table:style-name="ce26" table:formula="of:=IF(AND([.HP$1]&gt;=[.$L13];[.HP$1]&lt;=[.$K13]);[.HP$1];&quot;&quot;)">
            <text:p/>
          </table:table-cell>
          <table:table-cell table:style-name="ce26" table:formula="of:=IF(AND([.HQ$1]&gt;=[.$L13];[.HQ$1]&lt;=[.$K13]);[.HQ$1];&quot;&quot;)">
            <text:p/>
          </table:table-cell>
          <table:table-cell table:style-name="ce26" table:formula="of:=IF(AND([.HR$1]&gt;=[.$L13];[.HR$1]&lt;=[.$K13]);[.HR$1];&quot;&quot;)">
            <text:p/>
          </table:table-cell>
          <table:table-cell table:style-name="ce26" table:formula="of:=IF(AND([.HS$1]&gt;=[.$L13];[.HS$1]&lt;=[.$K13]);[.HS$1];&quot;&quot;)">
            <text:p/>
          </table:table-cell>
          <table:table-cell table:style-name="ce26" table:formula="of:=IF(AND([.HT$1]&gt;=[.$L13];[.HT$1]&lt;=[.$K13]);[.HT$1];&quot;&quot;)">
            <text:p/>
          </table:table-cell>
          <table:table-cell table:style-name="ce26" table:formula="of:=IF(AND([.HU$1]&gt;=[.$L13];[.HU$1]&lt;=[.$K13]);[.HU$1];&quot;&quot;)">
            <text:p/>
          </table:table-cell>
          <table:table-cell table:style-name="ce26" table:formula="of:=IF(AND([.HV$1]&gt;=[.$L13];[.HV$1]&lt;=[.$K13]);[.HV$1];&quot;&quot;)">
            <text:p/>
          </table:table-cell>
          <table:table-cell table:style-name="ce26" table:formula="of:=IF(AND([.HW$1]&gt;=[.$L13];[.HW$1]&lt;=[.$K13]);[.HW$1];&quot;&quot;)">
            <text:p/>
          </table:table-cell>
          <table:table-cell table:style-name="ce26" table:formula="of:=IF(AND([.HX$1]&gt;=[.$L13];[.HX$1]&lt;=[.$K13]);[.HX$1];&quot;&quot;)">
            <text:p/>
          </table:table-cell>
          <table:table-cell table:style-name="ce26" table:formula="of:=IF(AND([.HY$1]&gt;=[.$L13];[.HY$1]&lt;=[.$K13]);[.HY$1];&quot;&quot;)">
            <text:p/>
          </table:table-cell>
          <table:table-cell table:style-name="ce26" table:formula="of:=IF(AND([.HZ$1]&gt;=[.$L13];[.HZ$1]&lt;=[.$K13]);[.HZ$1];&quot;&quot;)">
            <text:p/>
          </table:table-cell>
          <table:table-cell table:style-name="ce26" table:formula="of:=IF(AND([.IA$1]&gt;=[.$L13];[.IA$1]&lt;=[.$K13]);[.IA$1];&quot;&quot;)">
            <text:p/>
          </table:table-cell>
          <table:table-cell table:style-name="ce26" table:formula="of:=IF(AND([.IB$1]&gt;=[.$L13];[.IB$1]&lt;=[.$K13]);[.IB$1];&quot;&quot;)">
            <text:p/>
          </table:table-cell>
          <table:table-cell table:style-name="ce26" table:formula="of:=IF(AND([.IC$1]&gt;=[.$L13];[.IC$1]&lt;=[.$K13]);[.IC$1];&quot;&quot;)">
            <text:p/>
          </table:table-cell>
          <table:table-cell table:style-name="ce26" table:formula="of:=IF(AND([.ID$1]&gt;=[.$L13];[.ID$1]&lt;=[.$K13]);[.ID$1];&quot;&quot;)">
            <text:p/>
          </table:table-cell>
          <table:table-cell table:style-name="ce26" table:formula="of:=IF(AND([.IE$1]&gt;=[.$L13];[.IE$1]&lt;=[.$K13]);[.IE$1];&quot;&quot;)">
            <text:p/>
          </table:table-cell>
          <table:table-cell table:style-name="ce26" table:formula="of:=IF(AND([.IF$1]&gt;=[.$L13];[.IF$1]&lt;=[.$K13]);[.IF$1];&quot;&quot;)">
            <text:p/>
          </table:table-cell>
          <table:table-cell table:style-name="ce26" table:formula="of:=IF(AND([.IG$1]&gt;=[.$L13];[.IG$1]&lt;=[.$K13]);[.IG$1];&quot;&quot;)">
            <text:p/>
          </table:table-cell>
          <table:table-cell table:style-name="ce26" table:formula="of:=IF(AND([.IH$1]&gt;=[.$L13];[.IH$1]&lt;=[.$K13]);[.IH$1];&quot;&quot;)">
            <text:p/>
          </table:table-cell>
          <table:table-cell table:style-name="ce26" table:formula="of:=IF(AND([.II$1]&gt;=[.$L13];[.II$1]&lt;=[.$K13]);[.II$1];&quot;&quot;)">
            <text:p/>
          </table:table-cell>
          <table:table-cell table:style-name="ce26" table:formula="of:=IF(AND([.IJ$1]&gt;=[.$L13];[.IJ$1]&lt;=[.$K13]);[.IJ$1];&quot;&quot;)">
            <text:p/>
          </table:table-cell>
          <table:table-cell table:style-name="ce26" table:formula="of:=IF(AND([.IK$1]&gt;=[.$L13];[.IK$1]&lt;=[.$K13]);[.IK$1];&quot;&quot;)">
            <text:p/>
          </table:table-cell>
          <table:table-cell table:style-name="ce26" table:formula="of:=IF(AND([.IL$1]&gt;=[.$L13];[.IL$1]&lt;=[.$K13]);[.IL$1];&quot;&quot;)">
            <text:p/>
          </table:table-cell>
          <table:table-cell table:style-name="ce26" table:formula="of:=IF(AND([.IM$1]&gt;=[.$L13];[.IM$1]&lt;=[.$K13]);[.IM$1];&quot;&quot;)">
            <text:p/>
          </table:table-cell>
          <table:table-cell table:style-name="ce26" table:formula="of:=IF(AND([.IN$1]&gt;=[.$L13];[.IN$1]&lt;=[.$K13]);[.IN$1];&quot;&quot;)">
            <text:p/>
          </table:table-cell>
          <table:table-cell table:style-name="ce26" table:formula="of:=IF(AND([.IO$1]&gt;=[.$L13];[.IO$1]&lt;=[.$K13]);[.IO$1];&quot;&quot;)">
            <text:p/>
          </table:table-cell>
          <table:table-cell table:style-name="ce26" table:formula="of:=IF(AND([.IP$1]&gt;=[.$L13];[.IP$1]&lt;=[.$K13]);[.IP$1];&quot;&quot;)">
            <text:p/>
          </table:table-cell>
          <table:table-cell table:style-name="ce26" table:formula="of:=IF(AND([.IQ$1]&gt;=[.$L13];[.IQ$1]&lt;=[.$K13]);[.IQ$1];&quot;&quot;)">
            <text:p/>
          </table:table-cell>
          <table:table-cell table:style-name="ce26" table:formula="of:=IF(AND([.IR$1]&gt;=[.$L13];[.IR$1]&lt;=[.$K13]);[.IR$1];&quot;&quot;)">
            <text:p/>
          </table:table-cell>
          <table:table-cell table:style-name="ce26" table:formula="of:=IF(AND([.IS$1]&gt;=[.$L13];[.IS$1]&lt;=[.$K13]);[.IS$1];&quot;&quot;)">
            <text:p/>
          </table:table-cell>
          <table:table-cell table:style-name="ce26" table:formula="of:=IF(AND([.IT$1]&gt;=[.$L13];[.IT$1]&lt;=[.$K13]);[.IT$1];&quot;&quot;)">
            <text:p/>
          </table:table-cell>
          <table:table-cell table:style-name="ce26" table:formula="of:=IF(AND([.IU$1]&gt;=[.$L13];[.IU$1]&lt;=[.$K13]);[.IU$1];&quot;&quot;)">
            <text:p/>
          </table:table-cell>
          <table:table-cell table:style-name="ce26" table:formula="of:=IF(AND([.IV$1]&gt;=[.$L13];[.IV$1]&lt;=[.$K13]);[.IV$1];&quot;&quot;)">
            <text:p/>
          </table:table-cell>
          <table:table-cell table:style-name="ce26" table:formula="of:=IF(AND([.IW$1]&gt;=[.$L13];[.IW$1]&lt;=[.$K13]);[.IW$1];&quot;&quot;)">
            <text:p/>
          </table:table-cell>
          <table:table-cell table:style-name="ce26" table:formula="of:=IF(AND([.IX$1]&gt;=[.$L13];[.IX$1]&lt;=[.$K13]);[.IX$1];&quot;&quot;)">
            <text:p/>
          </table:table-cell>
          <table:table-cell table:style-name="ce26" table:formula="of:=IF(AND([.IY$1]&gt;=[.$L13];[.IY$1]&lt;=[.$K13]);[.IY$1];&quot;&quot;)">
            <text:p/>
          </table:table-cell>
          <table:table-cell table:style-name="ce26" table:formula="of:=IF(AND([.IZ$1]&gt;=[.$L13];[.IZ$1]&lt;=[.$K13]);[.IZ$1];&quot;&quot;)">
            <text:p/>
          </table:table-cell>
          <table:table-cell table:style-name="ce26" table:formula="of:=IF(AND([.JA$1]&gt;=[.$L13];[.JA$1]&lt;=[.$K13]);[.JA$1];&quot;&quot;)">
            <text:p/>
          </table:table-cell>
          <table:table-cell table:style-name="ce26" table:formula="of:=IF(AND([.JB$1]&gt;=[.$L13];[.JB$1]&lt;=[.$K13]);[.JB$1];&quot;&quot;)">
            <text:p/>
          </table:table-cell>
          <table:table-cell table:style-name="ce26" table:formula="of:=IF(AND([.JC$1]&gt;=[.$L13];[.JC$1]&lt;=[.$K13]);[.JC$1];&quot;&quot;)">
            <text:p/>
          </table:table-cell>
          <table:table-cell table:style-name="ce26" table:formula="of:=IF(AND([.JD$1]&gt;=[.$L13];[.JD$1]&lt;=[.$K13]);[.JD$1];&quot;&quot;)">
            <text:p/>
          </table:table-cell>
          <table:table-cell table:style-name="ce26" table:formula="of:=IF(AND([.JE$1]&gt;=[.$L13];[.JE$1]&lt;=[.$K13]);[.JE$1];&quot;&quot;)">
            <text:p/>
          </table:table-cell>
          <table:table-cell table:style-name="ce26" table:formula="of:=IF(AND([.JF$1]&gt;=[.$L13];[.JF$1]&lt;=[.$K13]);[.JF$1];&quot;&quot;)">
            <text:p/>
          </table:table-cell>
          <table:table-cell table:style-name="ce26" table:formula="of:=IF(AND([.JG$1]&gt;=[.$L13];[.JG$1]&lt;=[.$K13]);[.JG$1];&quot;&quot;)">
            <text:p/>
          </table:table-cell>
          <table:table-cell table:style-name="ce26" table:formula="of:=IF(AND([.JH$1]&gt;=[.$L13];[.JH$1]&lt;=[.$K13]);[.JH$1];&quot;&quot;)">
            <text:p/>
          </table:table-cell>
          <table:table-cell table:style-name="ce26" table:formula="of:=IF(AND([.JI$1]&gt;=[.$L13];[.JI$1]&lt;=[.$K13]);[.JI$1];&quot;&quot;)">
            <text:p/>
          </table:table-cell>
          <table:table-cell table:style-name="ce26" table:formula="of:=IF(AND([.JJ$1]&gt;=[.$L13];[.JJ$1]&lt;=[.$K13]);[.JJ$1];&quot;&quot;)">
            <text:p/>
          </table:table-cell>
          <table:table-cell table:style-name="ce26" table:formula="of:=IF(AND([.JK$1]&gt;=[.$L13];[.JK$1]&lt;=[.$K13]);[.JK$1];&quot;&quot;)">
            <text:p/>
          </table:table-cell>
          <table:table-cell table:style-name="ce26" table:formula="of:=IF(AND([.JL$1]&gt;=[.$L13];[.JL$1]&lt;=[.$K13]);[.JL$1];&quot;&quot;)">
            <text:p/>
          </table:table-cell>
          <table:table-cell table:style-name="ce28" table:formula="of:=IF(AND([.JM$1]&gt;=[.$L13];[.JM$1]&lt;=[.$K13]);[.JM$1];&quot;&quot;)">
            <text:p/>
          </table:table-cell>
          <table:table-cell table:style-name="ce28" table:formula="of:=IF(AND([.JN$1]&gt;=[.$L13];[.JN$1]&lt;=[.$K13]);[.JN$1];&quot;&quot;)">
            <text:p/>
          </table:table-cell>
          <table:table-cell table:style-name="ce28" table:formula="of:=IF(AND([.JO$1]&gt;=[.$L13];[.JO$1]&lt;=[.$K13]);[.JO$1];&quot;&quot;)">
            <text:p/>
          </table:table-cell>
          <table:table-cell table:style-name="ce28" table:formula="of:=IF(AND([.JP$1]&gt;=[.$L13];[.JP$1]&lt;=[.$K13]);[.JP$1];&quot;&quot;)">
            <text:p/>
          </table:table-cell>
          <table:table-cell table:style-name="ce28" table:formula="of:=IF(AND([.JQ$1]&gt;=[.$L13];[.JQ$1]&lt;=[.$K13]);[.JQ$1];&quot;&quot;)">
            <text:p/>
          </table:table-cell>
          <table:table-cell table:style-name="ce28" table:formula="of:=IF(AND([.JR$1]&gt;=[.$L13];[.JR$1]&lt;=[.$K13]);[.JR$1];&quot;&quot;)">
            <text:p/>
          </table:table-cell>
          <table:table-cell table:style-name="ce28" table:formula="of:=IF(AND([.JS$1]&gt;=[.$L13];[.JS$1]&lt;=[.$K13]);[.JS$1];&quot;&quot;)">
            <text:p/>
          </table:table-cell>
          <table:table-cell table:style-name="ce30" table:formula="of:=IF(AND([.JT$1]&gt;=[.$L13];[.JT$1]&lt;=[.$K13]);[.JT$1];&quot;&quot;)">
            <text:p/>
          </table:table-cell>
          <table:table-cell table:style-name="ce30" table:formula="of:=IF(AND([.JU$1]&gt;=[.$L13];[.JU$1]&lt;=[.$K13]);[.JU$1];&quot;&quot;)">
            <text:p/>
          </table:table-cell>
          <table:table-cell table:style-name="ce30" table:formula="of:=IF(AND([.JV$1]&gt;=[.$L13];[.JV$1]&lt;=[.$K13]);[.JV$1];&quot;&quot;)">
            <text:p/>
          </table:table-cell>
          <table:table-cell table:style-name="ce30" table:formula="of:=IF(AND([.JW$1]&gt;=[.$L13];[.JW$1]&lt;=[.$K13]);[.JW$1];&quot;&quot;)">
            <text:p/>
          </table:table-cell>
          <table:table-cell table:style-name="ce30" table:formula="of:=IF(AND([.JX$1]&gt;=[.$L13];[.JX$1]&lt;=[.$K13]);[.JX$1];&quot;&quot;)">
            <text:p/>
          </table:table-cell>
          <table:table-cell table:style-name="ce30" table:formula="of:=IF(AND([.JY$1]&gt;=[.$L13];[.JY$1]&lt;=[.$K13]);[.JY$1];&quot;&quot;)">
            <text:p/>
          </table:table-cell>
          <table:table-cell table:style-name="ce30" table:formula="of:=IF(AND([.JZ$1]&gt;=[.$L13];[.JZ$1]&lt;=[.$K13]);[.JZ$1];&quot;&quot;)">
            <text:p/>
          </table:table-cell>
          <table:table-cell table:style-name="ce30" table:formula="of:=IF(AND([.KA$1]&gt;=[.$L13];[.KA$1]&lt;=[.$K13]);[.KA$1];&quot;&quot;)">
            <text:p/>
          </table:table-cell>
          <table:table-cell table:style-name="ce32" table:formula="of:=IF(AND([.KB$1]&gt;=[.$L13];[.KB$1]&lt;=[.$K13]);[.KB$1];&quot;&quot;)">
            <text:p/>
          </table:table-cell>
          <table:table-cell table:style-name="ce32" table:formula="of:=IF(AND([.KC$1]&gt;=[.$L13];[.KC$1]&lt;=[.$K13]);[.KC$1];&quot;&quot;)">
            <text:p/>
          </table:table-cell>
          <table:table-cell table:style-name="ce32" table:formula="of:=IF(AND([.KD$1]&gt;=[.$L13];[.KD$1]&lt;=[.$K13]);[.KD$1];&quot;&quot;)">
            <text:p/>
          </table:table-cell>
          <table:table-cell table:style-name="ce32" table:formula="of:=IF(AND([.KE$1]&gt;=[.$L13];[.KE$1]&lt;=[.$K13]);[.KE$1];&quot;&quot;)">
            <text:p/>
          </table:table-cell>
          <table:table-cell table:style-name="ce32" table:formula="of:=IF(AND([.KF$1]&gt;=[.$L13];[.KF$1]&lt;=[.$K13]);[.KF$1];&quot;&quot;)">
            <text:p/>
          </table:table-cell>
          <table:table-cell table:style-name="ce32" table:formula="of:=IF(AND([.KG$1]&gt;=[.$L13];[.KG$1]&lt;=[.$K13]);[.KG$1];&quot;&quot;)">
            <text:p/>
          </table:table-cell>
          <table:table-cell table:style-name="ce32" table:formula="of:=IF(AND([.KH$1]&gt;=[.$L13];[.KH$1]&lt;=[.$K13]);[.KH$1];&quot;&quot;)">
            <text:p/>
          </table:table-cell>
          <table:table-cell table:style-name="ce32" table:formula="of:=IF(AND([.KI$1]&gt;=[.$L13];[.KI$1]&lt;=[.$K13]);[.KI$1];&quot;&quot;)">
            <text:p/>
          </table:table-cell>
          <table:table-cell table:style-name="ce32" table:formula="of:=IF(AND([.KJ$1]&gt;=[.$L13];[.KJ$1]&lt;=[.$K13]);[.KJ$1];&quot;&quot;)">
            <text:p/>
          </table:table-cell>
          <table:table-cell table:style-name="ce32" table:formula="of:=IF(AND([.KK$1]&gt;=[.$L13];[.KK$1]&lt;=[.$K13]);[.KK$1];&quot;&quot;)">
            <text:p/>
          </table:table-cell>
          <table:table-cell table:style-name="ce32" table:formula="of:=IF(AND([.KL$1]&gt;=[.$L13];[.KL$1]&lt;=[.$K13]);[.KL$1];&quot;&quot;)">
            <text:p/>
          </table:table-cell>
          <table:table-cell table:style-name="ce32" table:formula="of:=IF(AND([.KM$1]&gt;=[.$L13];[.KM$1]&lt;=[.$K13]);[.KM$1];&quot;&quot;)">
            <text:p/>
          </table:table-cell>
          <table:table-cell table:style-name="ce32" table:formula="of:=IF(AND([.KN$1]&gt;=[.$L13];[.KN$1]&lt;=[.$K13]);[.KN$1];&quot;&quot;)">
            <text:p/>
          </table:table-cell>
          <table:table-cell table:style-name="ce32" table:formula="of:=IF(AND([.KO$1]&gt;=[.$L13];[.KO$1]&lt;=[.$K13]);[.KO$1];&quot;&quot;)">
            <text:p/>
          </table:table-cell>
          <table:table-cell table:style-name="ce32" table:formula="of:=IF(AND([.KP$1]&gt;=[.$L13];[.KP$1]&lt;=[.$K13]);[.KP$1];&quot;&quot;)">
            <text:p/>
          </table:table-cell>
          <table:table-cell table:style-name="ce32" table:formula="of:=IF(AND([.KQ$1]&gt;=[.$L13];[.KQ$1]&lt;=[.$K13]);[.KQ$1];&quot;&quot;)">
            <text:p/>
          </table:table-cell>
          <table:table-cell table:style-name="ce32" table:formula="of:=IF(AND([.KR$1]&gt;=[.$L13];[.KR$1]&lt;=[.$K13]);[.KR$1];&quot;&quot;)">
            <text:p/>
          </table:table-cell>
          <table:table-cell table:style-name="ce32" table:formula="of:=IF(AND([.KS$1]&gt;=[.$L13];[.KS$1]&lt;=[.$K13]);[.KS$1];&quot;&quot;)">
            <text:p/>
          </table:table-cell>
          <table:table-cell table:style-name="ce34" table:formula="of:=IF(AND([.KT$1]&gt;=[.$L13];[.KT$1]&lt;=[.$K13]);[.KT$1];&quot;&quot;)">
            <text:p/>
          </table:table-cell>
          <table:table-cell table:style-name="ce34" table:formula="of:=IF(AND([.KU$1]&gt;=[.$L13];[.KU$1]&lt;=[.$K13]);[.KU$1];&quot;&quot;)">
            <text:p/>
          </table:table-cell>
          <table:table-cell table:style-name="ce34" table:formula="of:=IF(AND([.KV$1]&gt;=[.$L13];[.KV$1]&lt;=[.$K13]);[.KV$1];&quot;&quot;)">
            <text:p/>
          </table:table-cell>
          <table:table-cell table:style-name="ce34" table:formula="of:=IF(AND([.KW$1]&gt;=[.$L13];[.KW$1]&lt;=[.$K13]);[.KW$1];&quot;&quot;)">
            <text:p/>
          </table:table-cell>
          <table:table-cell table:style-name="ce34" table:formula="of:=IF(AND([.KX$1]&gt;=[.$L13];[.KX$1]&lt;=[.$K13]);[.KX$1];&quot;&quot;)">
            <text:p/>
          </table:table-cell>
          <table:table-cell table:style-name="ce34" table:formula="of:=IF(AND([.KY$1]&gt;=[.$L13];[.KY$1]&lt;=[.$K13]);[.KY$1];&quot;&quot;)">
            <text:p/>
          </table:table-cell>
          <table:table-cell table:style-name="ce34" table:formula="of:=IF(AND([.KZ$1]&gt;=[.$L13];[.KZ$1]&lt;=[.$K13]);[.KZ$1];&quot;&quot;)">
            <text:p/>
          </table:table-cell>
          <table:table-cell table:style-name="ce34" table:formula="of:=IF(AND([.LA$1]&gt;=[.$L13];[.LA$1]&lt;=[.$K13]);[.LA$1];&quot;&quot;)">
            <text:p/>
          </table:table-cell>
          <table:table-cell table:style-name="ce34" table:formula="of:=IF(AND([.LB$1]&gt;=[.$L13];[.LB$1]&lt;=[.$K13]);[.LB$1];&quot;&quot;)">
            <text:p/>
          </table:table-cell>
          <table:table-cell table:style-name="ce34" table:formula="of:=IF(AND([.LC$1]&gt;=[.$L13];[.LC$1]&lt;=[.$K13]);[.LC$1];&quot;&quot;)">
            <text:p/>
          </table:table-cell>
          <table:table-cell table:style-name="ce34" table:formula="of:=IF(AND([.LD$1]&gt;=[.$L13];[.LD$1]&lt;=[.$K13]);[.LD$1];&quot;&quot;)">
            <text:p/>
          </table:table-cell>
          <table:table-cell table:style-name="ce34" table:formula="of:=IF(AND([.LE$1]&gt;=[.$L13];[.LE$1]&lt;=[.$K13]);[.LE$1];&quot;&quot;)">
            <text:p/>
          </table:table-cell>
          <table:table-cell table:style-name="ce34" table:formula="of:=IF(AND([.LF$1]&gt;=[.$L13];[.LF$1]&lt;=[.$K13]);[.LF$1];&quot;&quot;)">
            <text:p/>
          </table:table-cell>
          <table:table-cell table:style-name="ce34" table:formula="of:=IF(AND([.LG$1]&gt;=[.$L13];[.LG$1]&lt;=[.$K13]);[.LG$1];&quot;&quot;)">
            <text:p/>
          </table:table-cell>
          <table:table-cell table:style-name="ce34" table:formula="of:=IF(AND([.LH$1]&gt;=[.$L13];[.LH$1]&lt;=[.$K13]);[.LH$1];&quot;&quot;)">
            <text:p/>
          </table:table-cell>
          <table:table-cell table:style-name="ce36" table:formula="of:=IF(AND([.LI$1]&gt;=[.$L13];[.LI$1]&lt;=[.$K13]);[.LI$1];&quot;&quot;)">
            <text:p/>
          </table:table-cell>
          <table:table-cell table:style-name="ce36" table:formula="of:=IF(AND([.LJ$1]&gt;=[.$L13];[.LJ$1]&lt;=[.$K13]);[.LJ$1];&quot;&quot;)">
            <text:p/>
          </table:table-cell>
          <table:table-cell table:style-name="ce36" table:formula="of:=IF(AND([.LK$1]&gt;=[.$L13];[.LK$1]&lt;=[.$K13]);[.LK$1];&quot;&quot;)">
            <text:p/>
          </table:table-cell>
          <table:table-cell table:style-name="ce36" table:formula="of:=IF(AND([.LL$1]&gt;=[.$L13];[.LL$1]&lt;=[.$K13]);[.LL$1];&quot;&quot;)">
            <text:p/>
          </table:table-cell>
          <table:table-cell table:style-name="ce36" table:formula="of:=IF(AND([.LM$1]&gt;=[.$L13];[.LM$1]&lt;=[.$K13]);[.LM$1];&quot;&quot;)">
            <text:p/>
          </table:table-cell>
          <table:table-cell table:style-name="ce36" table:formula="of:=IF(AND([.LN$1]&gt;=[.$L13];[.LN$1]&lt;=[.$K13]);[.LN$1];&quot;&quot;)">
            <text:p/>
          </table:table-cell>
          <table:table-cell table:style-name="ce36" table:formula="of:=IF(AND([.LO$1]&gt;=[.$L13];[.LO$1]&lt;=[.$K13]);[.LO$1];&quot;&quot;)">
            <text:p/>
          </table:table-cell>
          <table:table-cell table:style-name="ce36" table:formula="of:=IF(AND([.LP$1]&gt;=[.$L13];[.LP$1]&lt;=[.$K13]);[.LP$1];&quot;&quot;)">
            <text:p/>
          </table:table-cell>
          <table:table-cell table:style-name="ce36" table:formula="of:=IF(AND([.LQ$1]&gt;=[.$L13];[.LQ$1]&lt;=[.$K13]);[.LQ$1];&quot;&quot;)">
            <text:p/>
          </table:table-cell>
          <table:table-cell table:style-name="ce36" table:formula="of:=IF(AND([.LR$1]&gt;=[.$L13];[.LR$1]&lt;=[.$K13]);[.LR$1];&quot;&quot;)">
            <text:p/>
          </table:table-cell>
          <table:table-cell table:style-name="ce36" table:formula="of:=IF(AND([.LS$1]&gt;=[.$L13];[.LS$1]&lt;=[.$K13]);[.LS$1];&quot;&quot;)">
            <text:p/>
          </table:table-cell>
          <table:table-cell table:style-name="ce36" table:formula="of:=IF(AND([.LT$1]&gt;=[.$L13];[.LT$1]&lt;=[.$K13]);[.LT$1];&quot;&quot;)">
            <text:p/>
          </table:table-cell>
          <table:table-cell table:style-name="ce36" table:formula="of:=IF(AND([.LU$1]&gt;=[.$L13];[.LU$1]&lt;=[.$K13]);[.LU$1];&quot;&quot;)">
            <text:p/>
          </table:table-cell>
          <table:table-cell table:style-name="ce36" table:formula="of:=IF(AND([.LV$1]&gt;=[.$L13];[.LV$1]&lt;=[.$K13]);[.LV$1];&quot;&quot;)">
            <text:p/>
          </table:table-cell>
          <table:table-cell table:style-name="ce36" table:formula="of:=IF(AND([.LW$1]&gt;=[.$L13];[.LW$1]&lt;=[.$K13]);[.LW$1];&quot;&quot;)">
            <text:p/>
          </table:table-cell>
          <table:table-cell table:style-name="ce36" table:formula="of:=IF(AND([.LX$1]&gt;=[.$L13];[.LX$1]&lt;=[.$K13]);[.LX$1];&quot;&quot;)">
            <text:p/>
          </table:table-cell>
          <table:table-cell table:style-name="ce36" table:formula="of:=IF(AND([.LY$1]&gt;=[.$L13];[.LY$1]&lt;=[.$K13]);[.LY$1];&quot;&quot;)">
            <text:p/>
          </table:table-cell>
          <table:table-cell table:style-name="ce36" table:formula="of:=IF(AND([.LZ$1]&gt;=[.$L13];[.LZ$1]&lt;=[.$K13]);[.LZ$1];&quot;&quot;)">
            <text:p/>
          </table:table-cell>
          <table:table-cell table:style-name="ce36" table:formula="of:=IF(AND([.MA$1]&gt;=[.$L13];[.MA$1]&lt;=[.$K13]);[.MA$1];&quot;&quot;)">
            <text:p/>
          </table:table-cell>
          <table:table-cell table:style-name="ce36" table:formula="of:=IF(AND([.MB$1]&gt;=[.$L13];[.MB$1]&lt;=[.$K13]);[.MB$1];&quot;&quot;)">
            <text:p/>
          </table:table-cell>
          <table:table-cell table:style-name="ce36" table:formula="of:=IF(AND([.MC$1]&gt;=[.$L13];[.MC$1]&lt;=[.$K13]);[.MC$1];&quot;&quot;)">
            <text:p/>
          </table:table-cell>
          <table:table-cell table:style-name="ce36" table:formula="of:=IF(AND([.MD$1]&gt;=[.$L13];[.MD$1]&lt;=[.$K13]);[.MD$1];&quot;&quot;)">
            <text:p/>
          </table:table-cell>
          <table:table-cell table:style-name="ce36" table:formula="of:=IF(AND([.ME$1]&gt;=[.$L13];[.ME$1]&lt;=[.$K13]);[.ME$1];&quot;&quot;)">
            <text:p/>
          </table:table-cell>
          <table:table-cell table:style-name="ce36" table:formula="of:=IF(AND([.MF$1]&gt;=[.$L13];[.MF$1]&lt;=[.$K13]);[.MF$1];&quot;&quot;)">
            <text:p/>
          </table:table-cell>
          <table:table-cell table:style-name="ce36" table:formula="of:=IF(AND([.MG$1]&gt;=[.$L13];[.MG$1]&lt;=[.$K13]);[.MG$1];&quot;&quot;)">
            <text:p/>
          </table:table-cell>
          <table:table-cell table:style-name="ce36" table:formula="of:=IF(AND([.MH$1]&gt;=[.$L13];[.MH$1]&lt;=[.$K13]);[.MH$1];&quot;&quot;)">
            <text:p/>
          </table:table-cell>
          <table:table-cell table:style-name="ce36" table:formula="of:=IF(AND([.MI$1]&gt;=[.$L13];[.MI$1]&lt;=[.$K13]);[.MI$1];&quot;&quot;)">
            <text:p/>
          </table:table-cell>
          <table:table-cell table:style-name="ce36" table:formula="of:=IF(AND([.MJ$1]&gt;=[.$L13];[.MJ$1]&lt;=[.$K13]);[.MJ$1];&quot;&quot;)">
            <text:p/>
          </table:table-cell>
          <table:table-cell table:style-name="ce36" table:formula="of:=IF(AND([.MK$1]&gt;=[.$L13];[.MK$1]&lt;=[.$K13]);[.MK$1];&quot;&quot;)">
            <text:p/>
          </table:table-cell>
          <table:table-cell table:style-name="ce36" table:formula="of:=IF(AND([.ML$1]&gt;=[.$L13];[.ML$1]&lt;=[.$K13]);[.ML$1];&quot;&quot;)">
            <text:p/>
          </table:table-cell>
          <table:table-cell table:style-name="ce36" table:formula="of:=IF(AND([.MM$1]&gt;=[.$L13];[.MM$1]&lt;=[.$K13]);[.MM$1];&quot;&quot;)">
            <text:p/>
          </table:table-cell>
          <table:table-cell table:style-name="ce36" table:formula="of:=IF(AND([.MN$1]&gt;=[.$L13];[.MN$1]&lt;=[.$K13]);[.MN$1];&quot;&quot;)">
            <text:p/>
          </table:table-cell>
          <table:table-cell table:style-name="ce36" table:formula="of:=IF(AND([.MO$1]&gt;=[.$L13];[.MO$1]&lt;=[.$K13]);[.MO$1];&quot;&quot;)">
            <text:p/>
          </table:table-cell>
          <table:table-cell table:style-name="ce36" table:formula="of:=IF(AND([.MP$1]&gt;=[.$L13];[.MP$1]&lt;=[.$K13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4];[.$A:.$K];11;0)" office:value-type="float" office:value="120" calcext:value-type="float">
            <text:p>120</text:p>
          </table:table-cell>
          <table:table-cell table:style-name="ce5" table:formula="of:=VLOOKUP([.D14];[.$A:.$K];11;0)" office:value-type="float" office:value="29" calcext:value-type="float">
            <text:p>29</text:p>
          </table:table-cell>
          <table:table-cell table:style-name="ce5" table:formula="of:=VLOOKUP([.E14];[.$A:.$K];11;0)" office:value-type="float" office:value="0" calcext:value-type="float">
            <text:p>0</text:p>
          </table:table-cell>
          <table:table-cell table:style-name="ce5" table:formula="of:=VLOOKUP([.F14];[.$A:.$K];11;0)" office:value-type="float" office:value="0" calcext:value-type="float">
            <text:p>0</text:p>
          </table:table-cell>
          <table:table-cell table:style-name="ce6" table:formula="of:=MAX([.G14:.J14])+[.B14]+[.M14]" office:value-type="float" office:value="152" calcext:value-type="float">
            <text:p>152</text:p>
          </table:table-cell>
          <table:table-cell table:style-name="ce7" table:formula="of:=[.K14]-[.D14]+1" office:value-type="float" office:value="141" calcext:value-type="float">
            <text:p>141</text:p>
          </table:table-cell>
          <table:table-cell table:style-name="ce8"/>
          <table:table-cell table:style-name="ce10" table:formula="of:=IF(AND([.N$1]&gt;=[.$L14];[.N$1]&lt;=[.$K14]);[.N$1];&quot;&quot;)">
            <text:p/>
          </table:table-cell>
          <table:table-cell table:style-name="ce10" table:formula="of:=IF(AND([.O$1]&gt;=[.$L14];[.O$1]&lt;=[.$K14]);[.O$1];&quot;&quot;)">
            <text:p/>
          </table:table-cell>
          <table:table-cell table:style-name="ce10" table:formula="of:=IF(AND([.P$1]&gt;=[.$L14];[.P$1]&lt;=[.$K14]);[.P$1];&quot;&quot;)">
            <text:p/>
          </table:table-cell>
          <table:table-cell table:style-name="ce10" table:formula="of:=IF(AND([.Q$1]&gt;=[.$L14];[.Q$1]&lt;=[.$K14]);[.Q$1];&quot;&quot;)">
            <text:p/>
          </table:table-cell>
          <table:table-cell table:style-name="ce12" table:formula="of:=IF(AND([.R$1]&gt;=[.$L14];[.R$1]&lt;=[.$K14]);[.R$1];&quot;&quot;)">
            <text:p/>
          </table:table-cell>
          <table:table-cell table:style-name="ce12" table:formula="of:=IF(AND([.S$1]&gt;=[.$L14];[.S$1]&lt;=[.$K14]);[.S$1];&quot;&quot;)">
            <text:p/>
          </table:table-cell>
          <table:table-cell table:style-name="ce12" table:formula="of:=IF(AND([.T$1]&gt;=[.$L14];[.T$1]&lt;=[.$K14]);[.T$1];&quot;&quot;)">
            <text:p/>
          </table:table-cell>
          <table:table-cell table:style-name="ce12" table:formula="of:=IF(AND([.U$1]&gt;=[.$L14];[.U$1]&lt;=[.$K14]);[.U$1];&quot;&quot;)">
            <text:p/>
          </table:table-cell>
          <table:table-cell table:style-name="ce12" table:formula="of:=IF(AND([.V$1]&gt;=[.$L14];[.V$1]&lt;=[.$K14]);[.V$1];&quot;&quot;)">
            <text:p/>
          </table:table-cell>
          <table:table-cell table:style-name="ce12" table:formula="of:=IF(AND([.W$1]&gt;=[.$L14];[.W$1]&lt;=[.$K14]);[.W$1];&quot;&quot;)">
            <text:p/>
          </table:table-cell>
          <table:table-cell table:style-name="ce12" table:formula="of:=IF(AND([.X$1]&gt;=[.$L14];[.X$1]&lt;=[.$K14]);[.X$1];&quot;&quot;)">
            <text:p/>
          </table:table-cell>
          <table:table-cell table:style-name="ce12" table:formula="of:=IF(AND([.Y$1]&gt;=[.$L14];[.Y$1]&lt;=[.$K14]);[.Y$1];&quot;&quot;)">
            <text:p/>
          </table:table-cell>
          <table:table-cell table:style-name="ce12" table:formula="of:=IF(AND([.Z$1]&gt;=[.$L14];[.Z$1]&lt;=[.$K14]);[.Z$1];&quot;&quot;)">
            <text:p/>
          </table:table-cell>
          <table:table-cell table:style-name="ce12" table:formula="of:=IF(AND([.AA$1]&gt;=[.$L14];[.AA$1]&lt;=[.$K14]);[.AA$1];&quot;&quot;)">
            <text:p/>
          </table:table-cell>
          <table:table-cell table:style-name="ce12" table:formula="of:=IF(AND([.AB$1]&gt;=[.$L14];[.AB$1]&lt;=[.$K14]);[.AB$1];&quot;&quot;)">
            <text:p/>
          </table:table-cell>
          <table:table-cell table:style-name="ce12" table:formula="of:=IF(AND([.AC$1]&gt;=[.$L14];[.AC$1]&lt;=[.$K14]);[.AC$1];&quot;&quot;)">
            <text:p/>
          </table:table-cell>
          <table:table-cell table:style-name="ce15" table:formula="of:=IF(AND([.AD$1]&gt;=[.$L14];[.AD$1]&lt;=[.$K14]);[.AD$1];&quot;&quot;)">
            <text:p/>
          </table:table-cell>
          <table:table-cell table:style-name="ce17" table:formula="of:=IF(AND([.AE$1]&gt;=[.$L14];[.AE$1]&lt;=[.$K14]);[.AE$1];&quot;&quot;)">
            <text:p/>
          </table:table-cell>
          <table:table-cell table:style-name="ce17" table:formula="of:=IF(AND([.AF$1]&gt;=[.$L14];[.AF$1]&lt;=[.$K14]);[.AF$1];&quot;&quot;)">
            <text:p/>
          </table:table-cell>
          <table:table-cell table:style-name="ce17" table:formula="of:=IF(AND([.AG$1]&gt;=[.$L14];[.AG$1]&lt;=[.$K14]);[.AG$1];&quot;&quot;)">
            <text:p/>
          </table:table-cell>
          <table:table-cell table:style-name="ce17" table:formula="of:=IF(AND([.AH$1]&gt;=[.$L14];[.AH$1]&lt;=[.$K14]);[.AH$1];&quot;&quot;)">
            <text:p/>
          </table:table-cell>
          <table:table-cell table:style-name="ce17" table:formula="of:=IF(AND([.AI$1]&gt;=[.$L14];[.AI$1]&lt;=[.$K14]);[.AI$1];&quot;&quot;)">
            <text:p/>
          </table:table-cell>
          <table:table-cell table:style-name="ce17" table:formula="of:=IF(AND([.AJ$1]&gt;=[.$L14];[.AJ$1]&lt;=[.$K14]);[.AJ$1];&quot;&quot;)">
            <text:p/>
          </table:table-cell>
          <table:table-cell table:style-name="ce17" table:formula="of:=IF(AND([.AK$1]&gt;=[.$L14];[.AK$1]&lt;=[.$K14]);[.AK$1];&quot;&quot;)">
            <text:p/>
          </table:table-cell>
          <table:table-cell table:style-name="ce17" table:formula="of:=IF(AND([.AL$1]&gt;=[.$L14];[.AL$1]&lt;=[.$K14]);[.AL$1];&quot;&quot;)">
            <text:p/>
          </table:table-cell>
          <table:table-cell table:style-name="ce17" table:formula="of:=IF(AND([.AM$1]&gt;=[.$L14];[.AM$1]&lt;=[.$K14]);[.AM$1];&quot;&quot;)">
            <text:p/>
          </table:table-cell>
          <table:table-cell table:style-name="ce17" table:formula="of:=IF(AND([.AN$1]&gt;=[.$L14];[.AN$1]&lt;=[.$K14]);[.AN$1];&quot;&quot;)">
            <text:p/>
          </table:table-cell>
          <table:table-cell table:style-name="ce17" table:formula="of:=IF(AND([.AO$1]&gt;=[.$L14];[.AO$1]&lt;=[.$K14]);[.AO$1];&quot;&quot;)">
            <text:p/>
          </table:table-cell>
          <table:table-cell table:style-name="ce17" table:formula="of:=IF(AND([.AP$1]&gt;=[.$L14];[.AP$1]&lt;=[.$K14]);[.AP$1];&quot;&quot;)">
            <text:p/>
          </table:table-cell>
          <table:table-cell table:style-name="ce17" table:formula="of:=IF(AND([.AQ$1]&gt;=[.$L14];[.AQ$1]&lt;=[.$K14]);[.AQ$1];&quot;&quot;)">
            <text:p/>
          </table:table-cell>
          <table:table-cell table:style-name="ce17" table:formula="of:=IF(AND([.AR$1]&gt;=[.$L14];[.AR$1]&lt;=[.$K14]);[.AR$1];&quot;&quot;)">
            <text:p/>
          </table:table-cell>
          <table:table-cell table:style-name="ce17" table:formula="of:=IF(AND([.AS$1]&gt;=[.$L14];[.AS$1]&lt;=[.$K14]);[.AS$1];&quot;&quot;)">
            <text:p/>
          </table:table-cell>
          <table:table-cell table:style-name="ce17" table:formula="of:=IF(AND([.AT$1]&gt;=[.$L14];[.AT$1]&lt;=[.$K14]);[.AT$1];&quot;&quot;)">
            <text:p/>
          </table:table-cell>
          <table:table-cell table:style-name="ce17" table:formula="of:=IF(AND([.AU$1]&gt;=[.$L14];[.AU$1]&lt;=[.$K14]);[.AU$1];&quot;&quot;)">
            <text:p/>
          </table:table-cell>
          <table:table-cell table:style-name="ce17" table:formula="of:=IF(AND([.AV$1]&gt;=[.$L14];[.AV$1]&lt;=[.$K14]);[.AV$1];&quot;&quot;)">
            <text:p/>
          </table:table-cell>
          <table:table-cell table:style-name="ce17" table:formula="of:=IF(AND([.AW$1]&gt;=[.$L14];[.AW$1]&lt;=[.$K14]);[.AW$1];&quot;&quot;)">
            <text:p/>
          </table:table-cell>
          <table:table-cell table:style-name="ce17" table:formula="of:=IF(AND([.AX$1]&gt;=[.$L14];[.AX$1]&lt;=[.$K14]);[.AX$1];&quot;&quot;)">
            <text:p/>
          </table:table-cell>
          <table:table-cell table:style-name="ce17" table:formula="of:=IF(AND([.AY$1]&gt;=[.$L14];[.AY$1]&lt;=[.$K14]);[.AY$1];&quot;&quot;)">
            <text:p/>
          </table:table-cell>
          <table:table-cell table:style-name="ce17" table:formula="of:=IF(AND([.AZ$1]&gt;=[.$L14];[.AZ$1]&lt;=[.$K14]);[.AZ$1];&quot;&quot;)">
            <text:p/>
          </table:table-cell>
          <table:table-cell table:style-name="ce17" table:formula="of:=IF(AND([.BA$1]&gt;=[.$L14];[.BA$1]&lt;=[.$K14]);[.BA$1];&quot;&quot;)">
            <text:p/>
          </table:table-cell>
          <table:table-cell table:style-name="ce17" table:formula="of:=IF(AND([.BB$1]&gt;=[.$L14];[.BB$1]&lt;=[.$K14]);[.BB$1];&quot;&quot;)">
            <text:p/>
          </table:table-cell>
          <table:table-cell table:style-name="ce17" table:formula="of:=IF(AND([.BC$1]&gt;=[.$L14];[.BC$1]&lt;=[.$K14]);[.BC$1];&quot;&quot;)">
            <text:p/>
          </table:table-cell>
          <table:table-cell table:style-name="ce17" table:formula="of:=IF(AND([.BD$1]&gt;=[.$L14];[.BD$1]&lt;=[.$K14]);[.BD$1];&quot;&quot;)">
            <text:p/>
          </table:table-cell>
          <table:table-cell table:style-name="ce17" table:formula="of:=IF(AND([.BE$1]&gt;=[.$L14];[.BE$1]&lt;=[.$K14]);[.BE$1];&quot;&quot;)">
            <text:p/>
          </table:table-cell>
          <table:table-cell table:style-name="ce17" table:formula="of:=IF(AND([.BF$1]&gt;=[.$L14];[.BF$1]&lt;=[.$K14]);[.BF$1];&quot;&quot;)">
            <text:p/>
          </table:table-cell>
          <table:table-cell table:style-name="ce17" table:formula="of:=IF(AND([.BG$1]&gt;=[.$L14];[.BG$1]&lt;=[.$K14]);[.BG$1];&quot;&quot;)">
            <text:p/>
          </table:table-cell>
          <table:table-cell table:style-name="ce17" table:formula="of:=IF(AND([.BH$1]&gt;=[.$L14];[.BH$1]&lt;=[.$K14]);[.BH$1];&quot;&quot;)">
            <text:p/>
          </table:table-cell>
          <table:table-cell table:style-name="ce17" table:formula="of:=IF(AND([.BI$1]&gt;=[.$L14];[.BI$1]&lt;=[.$K14]);[.BI$1];&quot;&quot;)">
            <text:p/>
          </table:table-cell>
          <table:table-cell table:style-name="ce17" table:formula="of:=IF(AND([.BJ$1]&gt;=[.$L14];[.BJ$1]&lt;=[.$K14]);[.BJ$1];&quot;&quot;)">
            <text:p/>
          </table:table-cell>
          <table:table-cell table:style-name="ce17" table:formula="of:=IF(AND([.BK$1]&gt;=[.$L14];[.BK$1]&lt;=[.$K14]);[.BK$1];&quot;&quot;)">
            <text:p/>
          </table:table-cell>
          <table:table-cell table:style-name="ce17" table:formula="of:=IF(AND([.BL$1]&gt;=[.$L14];[.BL$1]&lt;=[.$K14]);[.BL$1];&quot;&quot;)">
            <text:p/>
          </table:table-cell>
          <table:table-cell table:style-name="ce17" table:formula="of:=IF(AND([.BM$1]&gt;=[.$L14];[.BM$1]&lt;=[.$K14]);[.BM$1];&quot;&quot;)">
            <text:p/>
          </table:table-cell>
          <table:table-cell table:style-name="ce17" table:formula="of:=IF(AND([.BN$1]&gt;=[.$L14];[.BN$1]&lt;=[.$K14]);[.BN$1];&quot;&quot;)">
            <text:p/>
          </table:table-cell>
          <table:table-cell table:style-name="ce17" table:formula="of:=IF(AND([.BO$1]&gt;=[.$L14];[.BO$1]&lt;=[.$K14]);[.BO$1];&quot;&quot;)">
            <text:p/>
          </table:table-cell>
          <table:table-cell table:style-name="ce17" table:formula="of:=IF(AND([.BP$1]&gt;=[.$L14];[.BP$1]&lt;=[.$K14]);[.BP$1];&quot;&quot;)">
            <text:p/>
          </table:table-cell>
          <table:table-cell table:style-name="ce17" table:formula="of:=IF(AND([.BQ$1]&gt;=[.$L14];[.BQ$1]&lt;=[.$K14]);[.BQ$1];&quot;&quot;)">
            <text:p/>
          </table:table-cell>
          <table:table-cell table:style-name="ce17" table:formula="of:=IF(AND([.BR$1]&gt;=[.$L14];[.BR$1]&lt;=[.$K14]);[.BR$1];&quot;&quot;)">
            <text:p/>
          </table:table-cell>
          <table:table-cell table:style-name="ce17" table:formula="of:=IF(AND([.BS$1]&gt;=[.$L14];[.BS$1]&lt;=[.$K14]);[.BS$1];&quot;&quot;)">
            <text:p/>
          </table:table-cell>
          <table:table-cell table:style-name="ce17" table:formula="of:=IF(AND([.BT$1]&gt;=[.$L14];[.BT$1]&lt;=[.$K14]);[.BT$1];&quot;&quot;)">
            <text:p/>
          </table:table-cell>
          <table:table-cell table:style-name="ce17" table:formula="of:=IF(AND([.BU$1]&gt;=[.$L14];[.BU$1]&lt;=[.$K14]);[.BU$1];&quot;&quot;)">
            <text:p/>
          </table:table-cell>
          <table:table-cell table:style-name="ce17" table:formula="of:=IF(AND([.BV$1]&gt;=[.$L14];[.BV$1]&lt;=[.$K14]);[.BV$1];&quot;&quot;)">
            <text:p/>
          </table:table-cell>
          <table:table-cell table:style-name="ce17" table:formula="of:=IF(AND([.BW$1]&gt;=[.$L14];[.BW$1]&lt;=[.$K14]);[.BW$1];&quot;&quot;)">
            <text:p/>
          </table:table-cell>
          <table:table-cell table:style-name="ce17" table:formula="of:=IF(AND([.BX$1]&gt;=[.$L14];[.BX$1]&lt;=[.$K14]);[.BX$1];&quot;&quot;)">
            <text:p/>
          </table:table-cell>
          <table:table-cell table:style-name="ce17" table:formula="of:=IF(AND([.BY$1]&gt;=[.$L14];[.BY$1]&lt;=[.$K14]);[.BY$1];&quot;&quot;)">
            <text:p/>
          </table:table-cell>
          <table:table-cell table:style-name="ce17" table:formula="of:=IF(AND([.BZ$1]&gt;=[.$L14];[.BZ$1]&lt;=[.$K14]);[.BZ$1];&quot;&quot;)">
            <text:p/>
          </table:table-cell>
          <table:table-cell table:style-name="ce17" table:formula="of:=IF(AND([.CA$1]&gt;=[.$L14];[.CA$1]&lt;=[.$K14]);[.CA$1];&quot;&quot;)">
            <text:p/>
          </table:table-cell>
          <table:table-cell table:style-name="ce17" table:formula="of:=IF(AND([.CB$1]&gt;=[.$L14];[.CB$1]&lt;=[.$K14]);[.CB$1];&quot;&quot;)">
            <text:p/>
          </table:table-cell>
          <table:table-cell table:style-name="ce17" table:formula="of:=IF(AND([.CC$1]&gt;=[.$L14];[.CC$1]&lt;=[.$K14]);[.CC$1];&quot;&quot;)">
            <text:p/>
          </table:table-cell>
          <table:table-cell table:style-name="ce17" table:formula="of:=IF(AND([.CD$1]&gt;=[.$L14];[.CD$1]&lt;=[.$K14]);[.CD$1];&quot;&quot;)">
            <text:p/>
          </table:table-cell>
          <table:table-cell table:style-name="ce17" table:formula="of:=IF(AND([.CE$1]&gt;=[.$L14];[.CE$1]&lt;=[.$K14]);[.CE$1];&quot;&quot;)">
            <text:p/>
          </table:table-cell>
          <table:table-cell table:style-name="ce17" table:formula="of:=IF(AND([.CF$1]&gt;=[.$L14];[.CF$1]&lt;=[.$K14]);[.CF$1];&quot;&quot;)">
            <text:p/>
          </table:table-cell>
          <table:table-cell table:style-name="ce17" table:formula="of:=IF(AND([.CG$1]&gt;=[.$L14];[.CG$1]&lt;=[.$K14]);[.CG$1];&quot;&quot;)">
            <text:p/>
          </table:table-cell>
          <table:table-cell table:style-name="ce17" table:formula="of:=IF(AND([.CH$1]&gt;=[.$L14];[.CH$1]&lt;=[.$K14]);[.CH$1];&quot;&quot;)">
            <text:p/>
          </table:table-cell>
          <table:table-cell table:style-name="ce17" table:formula="of:=IF(AND([.CI$1]&gt;=[.$L14];[.CI$1]&lt;=[.$K14]);[.CI$1];&quot;&quot;)">
            <text:p/>
          </table:table-cell>
          <table:table-cell table:style-name="ce17" table:formula="of:=IF(AND([.CJ$1]&gt;=[.$L14];[.CJ$1]&lt;=[.$K14]);[.CJ$1];&quot;&quot;)">
            <text:p/>
          </table:table-cell>
          <table:table-cell table:style-name="ce17" table:formula="of:=IF(AND([.CK$1]&gt;=[.$L14];[.CK$1]&lt;=[.$K14]);[.CK$1];&quot;&quot;)">
            <text:p/>
          </table:table-cell>
          <table:table-cell table:style-name="ce17" table:formula="of:=IF(AND([.CL$1]&gt;=[.$L14];[.CL$1]&lt;=[.$K14]);[.CL$1];&quot;&quot;)">
            <text:p/>
          </table:table-cell>
          <table:table-cell table:style-name="ce17" table:formula="of:=IF(AND([.CM$1]&gt;=[.$L14];[.CM$1]&lt;=[.$K14]);[.CM$1];&quot;&quot;)">
            <text:p/>
          </table:table-cell>
          <table:table-cell table:style-name="ce17" table:formula="of:=IF(AND([.CN$1]&gt;=[.$L14];[.CN$1]&lt;=[.$K14]);[.CN$1];&quot;&quot;)">
            <text:p/>
          </table:table-cell>
          <table:table-cell table:style-name="ce17" table:formula="of:=IF(AND([.CO$1]&gt;=[.$L14];[.CO$1]&lt;=[.$K14]);[.CO$1];&quot;&quot;)">
            <text:p/>
          </table:table-cell>
          <table:table-cell table:style-name="ce17" table:formula="of:=IF(AND([.CP$1]&gt;=[.$L14];[.CP$1]&lt;=[.$K14]);[.CP$1];&quot;&quot;)">
            <text:p/>
          </table:table-cell>
          <table:table-cell table:style-name="ce17" table:formula="of:=IF(AND([.CQ$1]&gt;=[.$L14];[.CQ$1]&lt;=[.$K14]);[.CQ$1];&quot;&quot;)">
            <text:p/>
          </table:table-cell>
          <table:table-cell table:style-name="ce17" table:formula="of:=IF(AND([.CR$1]&gt;=[.$L14];[.CR$1]&lt;=[.$K14]);[.CR$1];&quot;&quot;)">
            <text:p/>
          </table:table-cell>
          <table:table-cell table:style-name="ce17" table:formula="of:=IF(AND([.CS$1]&gt;=[.$L14];[.CS$1]&lt;=[.$K14]);[.CS$1];&quot;&quot;)">
            <text:p/>
          </table:table-cell>
          <table:table-cell table:style-name="ce17" table:formula="of:=IF(AND([.CT$1]&gt;=[.$L14];[.CT$1]&lt;=[.$K14]);[.CT$1];&quot;&quot;)">
            <text:p/>
          </table:table-cell>
          <table:table-cell table:style-name="ce17" table:formula="of:=IF(AND([.CU$1]&gt;=[.$L14];[.CU$1]&lt;=[.$K14]);[.CU$1];&quot;&quot;)">
            <text:p/>
          </table:table-cell>
          <table:table-cell table:style-name="ce17" table:formula="of:=IF(AND([.CV$1]&gt;=[.$L14];[.CV$1]&lt;=[.$K14]);[.CV$1];&quot;&quot;)">
            <text:p/>
          </table:table-cell>
          <table:table-cell table:style-name="ce17" table:formula="of:=IF(AND([.CW$1]&gt;=[.$L14];[.CW$1]&lt;=[.$K14]);[.CW$1];&quot;&quot;)">
            <text:p/>
          </table:table-cell>
          <table:table-cell table:style-name="ce17" table:formula="of:=IF(AND([.CX$1]&gt;=[.$L14];[.CX$1]&lt;=[.$K14]);[.CX$1];&quot;&quot;)">
            <text:p/>
          </table:table-cell>
          <table:table-cell table:style-name="ce17" table:formula="of:=IF(AND([.CY$1]&gt;=[.$L14];[.CY$1]&lt;=[.$K14]);[.CY$1];&quot;&quot;)">
            <text:p/>
          </table:table-cell>
          <table:table-cell table:style-name="ce17" table:formula="of:=IF(AND([.CZ$1]&gt;=[.$L14];[.CZ$1]&lt;=[.$K14]);[.CZ$1];&quot;&quot;)">
            <text:p/>
          </table:table-cell>
          <table:table-cell table:style-name="ce17" table:formula="of:=IF(AND([.DA$1]&gt;=[.$L14];[.DA$1]&lt;=[.$K14]);[.DA$1];&quot;&quot;)">
            <text:p/>
          </table:table-cell>
          <table:table-cell table:style-name="ce17" table:formula="of:=IF(AND([.DB$1]&gt;=[.$L14];[.DB$1]&lt;=[.$K14]);[.DB$1];&quot;&quot;)">
            <text:p/>
          </table:table-cell>
          <table:table-cell table:style-name="ce17" table:formula="of:=IF(AND([.DC$1]&gt;=[.$L14];[.DC$1]&lt;=[.$K14]);[.DC$1];&quot;&quot;)">
            <text:p/>
          </table:table-cell>
          <table:table-cell table:style-name="ce17" table:formula="of:=IF(AND([.DD$1]&gt;=[.$L14];[.DD$1]&lt;=[.$K14]);[.DD$1];&quot;&quot;)">
            <text:p/>
          </table:table-cell>
          <table:table-cell table:style-name="ce17" table:formula="of:=IF(AND([.DE$1]&gt;=[.$L14];[.DE$1]&lt;=[.$K14]);[.DE$1];&quot;&quot;)">
            <text:p/>
          </table:table-cell>
          <table:table-cell table:style-name="ce17" table:formula="of:=IF(AND([.DF$1]&gt;=[.$L14];[.DF$1]&lt;=[.$K14]);[.DF$1];&quot;&quot;)">
            <text:p/>
          </table:table-cell>
          <table:table-cell table:style-name="ce17" table:formula="of:=IF(AND([.DG$1]&gt;=[.$L14];[.DG$1]&lt;=[.$K14]);[.DG$1];&quot;&quot;)">
            <text:p/>
          </table:table-cell>
          <table:table-cell table:style-name="ce17" table:formula="of:=IF(AND([.DH$1]&gt;=[.$L14];[.DH$1]&lt;=[.$K14]);[.DH$1];&quot;&quot;)">
            <text:p/>
          </table:table-cell>
          <table:table-cell table:style-name="ce17" table:formula="of:=IF(AND([.DI$1]&gt;=[.$L14];[.DI$1]&lt;=[.$K14]);[.DI$1];&quot;&quot;)">
            <text:p/>
          </table:table-cell>
          <table:table-cell table:style-name="ce17" table:formula="of:=IF(AND([.DJ$1]&gt;=[.$L14];[.DJ$1]&lt;=[.$K14]);[.DJ$1];&quot;&quot;)">
            <text:p/>
          </table:table-cell>
          <table:table-cell table:style-name="ce17" table:formula="of:=IF(AND([.DK$1]&gt;=[.$L14];[.DK$1]&lt;=[.$K14]);[.DK$1];&quot;&quot;)">
            <text:p/>
          </table:table-cell>
          <table:table-cell table:style-name="ce17" table:formula="of:=IF(AND([.DL$1]&gt;=[.$L14];[.DL$1]&lt;=[.$K14]);[.DL$1];&quot;&quot;)">
            <text:p/>
          </table:table-cell>
          <table:table-cell table:style-name="ce17" table:formula="of:=IF(AND([.DM$1]&gt;=[.$L14];[.DM$1]&lt;=[.$K14]);[.DM$1];&quot;&quot;)">
            <text:p/>
          </table:table-cell>
          <table:table-cell table:style-name="ce17" table:formula="of:=IF(AND([.DN$1]&gt;=[.$L14];[.DN$1]&lt;=[.$K14]);[.DN$1];&quot;&quot;)">
            <text:p/>
          </table:table-cell>
          <table:table-cell table:style-name="ce17" table:formula="of:=IF(AND([.DO$1]&gt;=[.$L14];[.DO$1]&lt;=[.$K14]);[.DO$1];&quot;&quot;)">
            <text:p/>
          </table:table-cell>
          <table:table-cell table:style-name="ce17" table:formula="of:=IF(AND([.DP$1]&gt;=[.$L14];[.DP$1]&lt;=[.$K14]);[.DP$1];&quot;&quot;)">
            <text:p/>
          </table:table-cell>
          <table:table-cell table:style-name="ce17" table:formula="of:=IF(AND([.DQ$1]&gt;=[.$L14];[.DQ$1]&lt;=[.$K14]);[.DQ$1];&quot;&quot;)">
            <text:p/>
          </table:table-cell>
          <table:table-cell table:style-name="ce17" table:formula="of:=IF(AND([.DR$1]&gt;=[.$L14];[.DR$1]&lt;=[.$K14]);[.DR$1];&quot;&quot;)">
            <text:p/>
          </table:table-cell>
          <table:table-cell table:style-name="ce17" table:formula="of:=IF(AND([.DS$1]&gt;=[.$L14];[.DS$1]&lt;=[.$K14]);[.DS$1];&quot;&quot;)">
            <text:p/>
          </table:table-cell>
          <table:table-cell table:style-name="ce17" table:formula="of:=IF(AND([.DT$1]&gt;=[.$L14];[.DT$1]&lt;=[.$K14]);[.DT$1];&quot;&quot;)">
            <text:p/>
          </table:table-cell>
          <table:table-cell table:style-name="ce17" table:formula="of:=IF(AND([.DU$1]&gt;=[.$L14];[.DU$1]&lt;=[.$K14]);[.DU$1];&quot;&quot;)">
            <text:p/>
          </table:table-cell>
          <table:table-cell table:style-name="ce17" table:formula="of:=IF(AND([.DV$1]&gt;=[.$L14];[.DV$1]&lt;=[.$K14]);[.DV$1];&quot;&quot;)">
            <text:p/>
          </table:table-cell>
          <table:table-cell table:style-name="ce17" table:formula="of:=IF(AND([.DW$1]&gt;=[.$L14];[.DW$1]&lt;=[.$K14]);[.DW$1];&quot;&quot;)">
            <text:p/>
          </table:table-cell>
          <table:table-cell table:style-name="ce17" table:formula="of:=IF(AND([.DX$1]&gt;=[.$L14];[.DX$1]&lt;=[.$K14]);[.DX$1];&quot;&quot;)">
            <text:p/>
          </table:table-cell>
          <table:table-cell table:style-name="ce17" table:formula="of:=IF(AND([.DY$1]&gt;=[.$L14];[.DY$1]&lt;=[.$K14]);[.DY$1];&quot;&quot;)">
            <text:p/>
          </table:table-cell>
          <table:table-cell table:style-name="ce17" table:formula="of:=IF(AND([.DZ$1]&gt;=[.$L14];[.DZ$1]&lt;=[.$K14]);[.DZ$1];&quot;&quot;)">
            <text:p/>
          </table:table-cell>
          <table:table-cell table:style-name="ce17" table:formula="of:=IF(AND([.EA$1]&gt;=[.$L14];[.EA$1]&lt;=[.$K14]);[.EA$1];&quot;&quot;)">
            <text:p/>
          </table:table-cell>
          <table:table-cell table:style-name="ce17" table:formula="of:=IF(AND([.EB$1]&gt;=[.$L14];[.EB$1]&lt;=[.$K14]);[.EB$1];&quot;&quot;)">
            <text:p/>
          </table:table-cell>
          <table:table-cell table:style-name="ce17" table:formula="of:=IF(AND([.EC$1]&gt;=[.$L14];[.EC$1]&lt;=[.$K14]);[.EC$1];&quot;&quot;)">
            <text:p/>
          </table:table-cell>
          <table:table-cell table:style-name="ce17" table:formula="of:=IF(AND([.ED$1]&gt;=[.$L14];[.ED$1]&lt;=[.$K14]);[.ED$1];&quot;&quot;)">
            <text:p/>
          </table:table-cell>
          <table:table-cell table:style-name="ce17" table:formula="of:=IF(AND([.EE$1]&gt;=[.$L14];[.EE$1]&lt;=[.$K14]);[.EE$1];&quot;&quot;)">
            <text:p/>
          </table:table-cell>
          <table:table-cell table:style-name="ce17" table:formula="of:=IF(AND([.EF$1]&gt;=[.$L14];[.EF$1]&lt;=[.$K14]);[.EF$1];&quot;&quot;)">
            <text:p/>
          </table:table-cell>
          <table:table-cell table:style-name="ce17" table:formula="of:=IF(AND([.EG$1]&gt;=[.$L14];[.EG$1]&lt;=[.$K14]);[.EG$1];&quot;&quot;)">
            <text:p/>
          </table:table-cell>
          <table:table-cell table:style-name="ce17" table:formula="of:=IF(AND([.EH$1]&gt;=[.$L14];[.EH$1]&lt;=[.$K14]);[.EH$1];&quot;&quot;)">
            <text:p/>
          </table:table-cell>
          <table:table-cell table:style-name="ce17" table:formula="of:=IF(AND([.EI$1]&gt;=[.$L14];[.EI$1]&lt;=[.$K14]);[.EI$1];&quot;&quot;)">
            <text:p/>
          </table:table-cell>
          <table:table-cell table:style-name="ce17" table:formula="of:=IF(AND([.EJ$1]&gt;=[.$L14];[.EJ$1]&lt;=[.$K14]);[.EJ$1];&quot;&quot;)">
            <text:p/>
          </table:table-cell>
          <table:table-cell table:style-name="ce17" table:formula="of:=IF(AND([.EK$1]&gt;=[.$L14];[.EK$1]&lt;=[.$K14]);[.EK$1];&quot;&quot;)">
            <text:p/>
          </table:table-cell>
          <table:table-cell table:style-name="ce17" table:formula="of:=IF(AND([.EL$1]&gt;=[.$L14];[.EL$1]&lt;=[.$K14]);[.EL$1];&quot;&quot;)">
            <text:p/>
          </table:table-cell>
          <table:table-cell table:style-name="ce17" table:formula="of:=IF(AND([.EM$1]&gt;=[.$L14];[.EM$1]&lt;=[.$K14]);[.EM$1];&quot;&quot;)">
            <text:p/>
          </table:table-cell>
          <table:table-cell table:style-name="ce17" table:formula="of:=IF(AND([.EN$1]&gt;=[.$L14];[.EN$1]&lt;=[.$K14]);[.EN$1];&quot;&quot;)">
            <text:p/>
          </table:table-cell>
          <table:table-cell table:style-name="ce17" table:formula="of:=IF(AND([.EO$1]&gt;=[.$L14];[.EO$1]&lt;=[.$K14]);[.EO$1];&quot;&quot;)">
            <text:p/>
          </table:table-cell>
          <table:table-cell table:style-name="ce17" table:formula="of:=IF(AND([.EP$1]&gt;=[.$L14];[.EP$1]&lt;=[.$K14]);[.EP$1];&quot;&quot;)">
            <text:p/>
          </table:table-cell>
          <table:table-cell table:style-name="ce17" table:formula="of:=IF(AND([.EQ$1]&gt;=[.$L14];[.EQ$1]&lt;=[.$K14]);[.EQ$1];&quot;&quot;)">
            <text:p/>
          </table:table-cell>
          <table:table-cell table:style-name="ce17" table:formula="of:=IF(AND([.ER$1]&gt;=[.$L14];[.ER$1]&lt;=[.$K14]);[.ER$1];&quot;&quot;)">
            <text:p/>
          </table:table-cell>
          <table:table-cell table:style-name="ce17" table:formula="of:=IF(AND([.ES$1]&gt;=[.$L14];[.ES$1]&lt;=[.$K14]);[.ES$1];&quot;&quot;)">
            <text:p/>
          </table:table-cell>
          <table:table-cell table:style-name="ce17" table:formula="of:=IF(AND([.ET$1]&gt;=[.$L14];[.ET$1]&lt;=[.$K14]);[.ET$1];&quot;&quot;)">
            <text:p/>
          </table:table-cell>
          <table:table-cell table:style-name="ce17" table:formula="of:=IF(AND([.EU$1]&gt;=[.$L14];[.EU$1]&lt;=[.$K14]);[.EU$1];&quot;&quot;)">
            <text:p/>
          </table:table-cell>
          <table:table-cell table:style-name="ce17" table:formula="of:=IF(AND([.EV$1]&gt;=[.$L14];[.EV$1]&lt;=[.$K14]);[.EV$1];&quot;&quot;)">
            <text:p/>
          </table:table-cell>
          <table:table-cell table:style-name="ce17" table:formula="of:=IF(AND([.EW$1]&gt;=[.$L14];[.EW$1]&lt;=[.$K14]);[.EW$1];&quot;&quot;)">
            <text:p/>
          </table:table-cell>
          <table:table-cell table:style-name="ce20" table:formula="of:=IF(AND([.EX$1]&gt;=[.$L14];[.EX$1]&lt;=[.$K14]);[.EX$1];&quot;&quot;)" office:value-type="float" office:value="141" calcext:value-type="float">
            <text:p>141</text:p>
          </table:table-cell>
          <table:table-cell table:style-name="ce20" table:formula="of:=IF(AND([.EY$1]&gt;=[.$L14];[.EY$1]&lt;=[.$K14]);[.EY$1];&quot;&quot;)" office:value-type="float" office:value="142" calcext:value-type="float">
            <text:p>142</text:p>
          </table:table-cell>
          <table:table-cell table:style-name="ce20" table:formula="of:=IF(AND([.EZ$1]&gt;=[.$L14];[.EZ$1]&lt;=[.$K14]);[.EZ$1];&quot;&quot;)" office:value-type="float" office:value="143" calcext:value-type="float">
            <text:p>143</text:p>
          </table:table-cell>
          <table:table-cell table:style-name="ce20" table:formula="of:=IF(AND([.FA$1]&gt;=[.$L14];[.FA$1]&lt;=[.$K14]);[.FA$1];&quot;&quot;)" office:value-type="float" office:value="144" calcext:value-type="float">
            <text:p>144</text:p>
          </table:table-cell>
          <table:table-cell table:style-name="ce20" table:formula="of:=IF(AND([.FB$1]&gt;=[.$L14];[.FB$1]&lt;=[.$K14]);[.FB$1];&quot;&quot;)" office:value-type="float" office:value="145" calcext:value-type="float">
            <text:p>145</text:p>
          </table:table-cell>
          <table:table-cell table:style-name="ce20" table:formula="of:=IF(AND([.FC$1]&gt;=[.$L14];[.FC$1]&lt;=[.$K14]);[.FC$1];&quot;&quot;)" office:value-type="float" office:value="146" calcext:value-type="float">
            <text:p>146</text:p>
          </table:table-cell>
          <table:table-cell table:style-name="ce20" table:formula="of:=IF(AND([.FD$1]&gt;=[.$L14];[.FD$1]&lt;=[.$K14]);[.FD$1];&quot;&quot;)" office:value-type="float" office:value="147" calcext:value-type="float">
            <text:p>147</text:p>
          </table:table-cell>
          <table:table-cell table:style-name="ce20" table:formula="of:=IF(AND([.FE$1]&gt;=[.$L14];[.FE$1]&lt;=[.$K14]);[.FE$1];&quot;&quot;)" office:value-type="float" office:value="148" calcext:value-type="float">
            <text:p>148</text:p>
          </table:table-cell>
          <table:table-cell table:style-name="ce20" table:formula="of:=IF(AND([.FF$1]&gt;=[.$L14];[.FF$1]&lt;=[.$K14]);[.FF$1];&quot;&quot;)" office:value-type="float" office:value="149" calcext:value-type="float">
            <text:p>149</text:p>
          </table:table-cell>
          <table:table-cell table:style-name="ce20" table:formula="of:=IF(AND([.FG$1]&gt;=[.$L14];[.FG$1]&lt;=[.$K14]);[.FG$1];&quot;&quot;)" office:value-type="float" office:value="150" calcext:value-type="float">
            <text:p>150</text:p>
          </table:table-cell>
          <table:table-cell table:style-name="ce20" table:formula="of:=IF(AND([.FH$1]&gt;=[.$L14];[.FH$1]&lt;=[.$K14]);[.FH$1];&quot;&quot;)" office:value-type="float" office:value="151" calcext:value-type="float">
            <text:p>151</text:p>
          </table:table-cell>
          <table:table-cell table:style-name="ce20" table:formula="of:=IF(AND([.FI$1]&gt;=[.$L14];[.FI$1]&lt;=[.$K14]);[.FI$1];&quot;&quot;)" office:value-type="float" office:value="152" calcext:value-type="float">
            <text:p>152</text:p>
          </table:table-cell>
          <table:table-cell table:style-name="ce22" table:formula="of:=IF(AND([.FJ$1]&gt;=[.$L14];[.FJ$1]&lt;=[.$K14]);[.FJ$1];&quot;&quot;)">
            <text:p/>
          </table:table-cell>
          <table:table-cell table:style-name="ce22" table:formula="of:=IF(AND([.FK$1]&gt;=[.$L14];[.FK$1]&lt;=[.$K14]);[.FK$1];&quot;&quot;)">
            <text:p/>
          </table:table-cell>
          <table:table-cell table:style-name="ce22" table:formula="of:=IF(AND([.FL$1]&gt;=[.$L14];[.FL$1]&lt;=[.$K14]);[.FL$1];&quot;&quot;)">
            <text:p/>
          </table:table-cell>
          <table:table-cell table:style-name="ce22" table:formula="of:=IF(AND([.FM$1]&gt;=[.$L14];[.FM$1]&lt;=[.$K14]);[.FM$1];&quot;&quot;)">
            <text:p/>
          </table:table-cell>
          <table:table-cell table:style-name="ce22" table:formula="of:=IF(AND([.FN$1]&gt;=[.$L14];[.FN$1]&lt;=[.$K14]);[.FN$1];&quot;&quot;)">
            <text:p/>
          </table:table-cell>
          <table:table-cell table:style-name="ce22" table:formula="of:=IF(AND([.FO$1]&gt;=[.$L14];[.FO$1]&lt;=[.$K14]);[.FO$1];&quot;&quot;)">
            <text:p/>
          </table:table-cell>
          <table:table-cell table:style-name="ce22" table:formula="of:=IF(AND([.FP$1]&gt;=[.$L14];[.FP$1]&lt;=[.$K14]);[.FP$1];&quot;&quot;)">
            <text:p/>
          </table:table-cell>
          <table:table-cell table:style-name="ce22" table:formula="of:=IF(AND([.FQ$1]&gt;=[.$L14];[.FQ$1]&lt;=[.$K14]);[.FQ$1];&quot;&quot;)">
            <text:p/>
          </table:table-cell>
          <table:table-cell table:style-name="ce22" table:formula="of:=IF(AND([.FR$1]&gt;=[.$L14];[.FR$1]&lt;=[.$K14]);[.FR$1];&quot;&quot;)">
            <text:p/>
          </table:table-cell>
          <table:table-cell table:style-name="ce22" table:formula="of:=IF(AND([.FS$1]&gt;=[.$L14];[.FS$1]&lt;=[.$K14]);[.FS$1];&quot;&quot;)">
            <text:p/>
          </table:table-cell>
          <table:table-cell table:style-name="ce22" table:formula="of:=IF(AND([.FT$1]&gt;=[.$L14];[.FT$1]&lt;=[.$K14]);[.FT$1];&quot;&quot;)">
            <text:p/>
          </table:table-cell>
          <table:table-cell table:style-name="ce22" table:formula="of:=IF(AND([.FU$1]&gt;=[.$L14];[.FU$1]&lt;=[.$K14]);[.FU$1];&quot;&quot;)">
            <text:p/>
          </table:table-cell>
          <table:table-cell table:style-name="ce22" table:formula="of:=IF(AND([.FV$1]&gt;=[.$L14];[.FV$1]&lt;=[.$K14]);[.FV$1];&quot;&quot;)">
            <text:p/>
          </table:table-cell>
          <table:table-cell table:style-name="ce22" table:formula="of:=IF(AND([.FW$1]&gt;=[.$L14];[.FW$1]&lt;=[.$K14]);[.FW$1];&quot;&quot;)">
            <text:p/>
          </table:table-cell>
          <table:table-cell table:style-name="ce22" table:formula="of:=IF(AND([.FX$1]&gt;=[.$L14];[.FX$1]&lt;=[.$K14]);[.FX$1];&quot;&quot;)">
            <text:p/>
          </table:table-cell>
          <table:table-cell table:style-name="ce22" table:formula="of:=IF(AND([.FY$1]&gt;=[.$L14];[.FY$1]&lt;=[.$K14]);[.FY$1];&quot;&quot;)">
            <text:p/>
          </table:table-cell>
          <table:table-cell table:style-name="ce22" table:formula="of:=IF(AND([.FZ$1]&gt;=[.$L14];[.FZ$1]&lt;=[.$K14]);[.FZ$1];&quot;&quot;)">
            <text:p/>
          </table:table-cell>
          <table:table-cell table:style-name="ce22" table:formula="of:=IF(AND([.GA$1]&gt;=[.$L14];[.GA$1]&lt;=[.$K14]);[.GA$1];&quot;&quot;)">
            <text:p/>
          </table:table-cell>
          <table:table-cell table:style-name="ce22" table:formula="of:=IF(AND([.GB$1]&gt;=[.$L14];[.GB$1]&lt;=[.$K14]);[.GB$1];&quot;&quot;)">
            <text:p/>
          </table:table-cell>
          <table:table-cell table:style-name="ce22" table:formula="of:=IF(AND([.GC$1]&gt;=[.$L14];[.GC$1]&lt;=[.$K14]);[.GC$1];&quot;&quot;)">
            <text:p/>
          </table:table-cell>
          <table:table-cell table:style-name="ce22" table:formula="of:=IF(AND([.GD$1]&gt;=[.$L14];[.GD$1]&lt;=[.$K14]);[.GD$1];&quot;&quot;)">
            <text:p/>
          </table:table-cell>
          <table:table-cell table:style-name="ce22" table:formula="of:=IF(AND([.GE$1]&gt;=[.$L14];[.GE$1]&lt;=[.$K14]);[.GE$1];&quot;&quot;)">
            <text:p/>
          </table:table-cell>
          <table:table-cell table:style-name="ce22" table:formula="of:=IF(AND([.GF$1]&gt;=[.$L14];[.GF$1]&lt;=[.$K14]);[.GF$1];&quot;&quot;)">
            <text:p/>
          </table:table-cell>
          <table:table-cell table:style-name="ce22" table:formula="of:=IF(AND([.GG$1]&gt;=[.$L14];[.GG$1]&lt;=[.$K14]);[.GG$1];&quot;&quot;)">
            <text:p/>
          </table:table-cell>
          <table:table-cell table:style-name="ce22" table:formula="of:=IF(AND([.GH$1]&gt;=[.$L14];[.GH$1]&lt;=[.$K14]);[.GH$1];&quot;&quot;)">
            <text:p/>
          </table:table-cell>
          <table:table-cell table:style-name="ce22" table:formula="of:=IF(AND([.GI$1]&gt;=[.$L14];[.GI$1]&lt;=[.$K14]);[.GI$1];&quot;&quot;)">
            <text:p/>
          </table:table-cell>
          <table:table-cell table:style-name="ce22" table:formula="of:=IF(AND([.GJ$1]&gt;=[.$L14];[.GJ$1]&lt;=[.$K14]);[.GJ$1];&quot;&quot;)">
            <text:p/>
          </table:table-cell>
          <table:table-cell table:style-name="ce22" table:formula="of:=IF(AND([.GK$1]&gt;=[.$L14];[.GK$1]&lt;=[.$K14]);[.GK$1];&quot;&quot;)">
            <text:p/>
          </table:table-cell>
          <table:table-cell table:style-name="ce22" table:formula="of:=IF(AND([.GL$1]&gt;=[.$L14];[.GL$1]&lt;=[.$K14]);[.GL$1];&quot;&quot;)">
            <text:p/>
          </table:table-cell>
          <table:table-cell table:style-name="ce22" table:formula="of:=IF(AND([.GM$1]&gt;=[.$L14];[.GM$1]&lt;=[.$K14]);[.GM$1];&quot;&quot;)">
            <text:p/>
          </table:table-cell>
          <table:table-cell table:style-name="ce22" table:formula="of:=IF(AND([.GN$1]&gt;=[.$L14];[.GN$1]&lt;=[.$K14]);[.GN$1];&quot;&quot;)">
            <text:p/>
          </table:table-cell>
          <table:table-cell table:style-name="ce22" table:formula="of:=IF(AND([.GO$1]&gt;=[.$L14];[.GO$1]&lt;=[.$K14]);[.GO$1];&quot;&quot;)">
            <text:p/>
          </table:table-cell>
          <table:table-cell table:style-name="ce22" table:formula="of:=IF(AND([.GP$1]&gt;=[.$L14];[.GP$1]&lt;=[.$K14]);[.GP$1];&quot;&quot;)">
            <text:p/>
          </table:table-cell>
          <table:table-cell table:style-name="ce22" table:formula="of:=IF(AND([.GQ$1]&gt;=[.$L14];[.GQ$1]&lt;=[.$K14]);[.GQ$1];&quot;&quot;)">
            <text:p/>
          </table:table-cell>
          <table:table-cell table:style-name="ce22" table:formula="of:=IF(AND([.GR$1]&gt;=[.$L14];[.GR$1]&lt;=[.$K14]);[.GR$1];&quot;&quot;)">
            <text:p/>
          </table:table-cell>
          <table:table-cell table:style-name="ce22" table:formula="of:=IF(AND([.GS$1]&gt;=[.$L14];[.GS$1]&lt;=[.$K14]);[.GS$1];&quot;&quot;)">
            <text:p/>
          </table:table-cell>
          <table:table-cell table:style-name="ce22" table:formula="of:=IF(AND([.GT$1]&gt;=[.$L14];[.GT$1]&lt;=[.$K14]);[.GT$1];&quot;&quot;)">
            <text:p/>
          </table:table-cell>
          <table:table-cell table:style-name="ce22" table:formula="of:=IF(AND([.GU$1]&gt;=[.$L14];[.GU$1]&lt;=[.$K14]);[.GU$1];&quot;&quot;)">
            <text:p/>
          </table:table-cell>
          <table:table-cell table:style-name="ce22" table:formula="of:=IF(AND([.GV$1]&gt;=[.$L14];[.GV$1]&lt;=[.$K14]);[.GV$1];&quot;&quot;)">
            <text:p/>
          </table:table-cell>
          <table:table-cell table:style-name="ce22" table:formula="of:=IF(AND([.GW$1]&gt;=[.$L14];[.GW$1]&lt;=[.$K14]);[.GW$1];&quot;&quot;)">
            <text:p/>
          </table:table-cell>
          <table:table-cell table:style-name="ce22" table:formula="of:=IF(AND([.GX$1]&gt;=[.$L14];[.GX$1]&lt;=[.$K14]);[.GX$1];&quot;&quot;)">
            <text:p/>
          </table:table-cell>
          <table:table-cell table:style-name="ce22" table:formula="of:=IF(AND([.GY$1]&gt;=[.$L14];[.GY$1]&lt;=[.$K14]);[.GY$1];&quot;&quot;)">
            <text:p/>
          </table:table-cell>
          <table:table-cell table:style-name="ce22" table:formula="of:=IF(AND([.GZ$1]&gt;=[.$L14];[.GZ$1]&lt;=[.$K14]);[.GZ$1];&quot;&quot;)">
            <text:p/>
          </table:table-cell>
          <table:table-cell table:style-name="ce22" table:formula="of:=IF(AND([.HA$1]&gt;=[.$L14];[.HA$1]&lt;=[.$K14]);[.HA$1];&quot;&quot;)">
            <text:p/>
          </table:table-cell>
          <table:table-cell table:style-name="ce22" table:formula="of:=IF(AND([.HB$1]&gt;=[.$L14];[.HB$1]&lt;=[.$K14]);[.HB$1];&quot;&quot;)">
            <text:p/>
          </table:table-cell>
          <table:table-cell table:style-name="ce22" table:formula="of:=IF(AND([.HC$1]&gt;=[.$L14];[.HC$1]&lt;=[.$K14]);[.HC$1];&quot;&quot;)">
            <text:p/>
          </table:table-cell>
          <table:table-cell table:style-name="ce24" table:formula="of:=IF(AND([.HD$1]&gt;=[.$L14];[.HD$1]&lt;=[.$K14]);[.HD$1];&quot;&quot;)">
            <text:p/>
          </table:table-cell>
          <table:table-cell table:style-name="ce24" table:formula="of:=IF(AND([.HE$1]&gt;=[.$L14];[.HE$1]&lt;=[.$K14]);[.HE$1];&quot;&quot;)">
            <text:p/>
          </table:table-cell>
          <table:table-cell table:style-name="ce24" table:formula="of:=IF(AND([.HF$1]&gt;=[.$L14];[.HF$1]&lt;=[.$K14]);[.HF$1];&quot;&quot;)">
            <text:p/>
          </table:table-cell>
          <table:table-cell table:style-name="ce24" table:formula="of:=IF(AND([.HG$1]&gt;=[.$L14];[.HG$1]&lt;=[.$K14]);[.HG$1];&quot;&quot;)">
            <text:p/>
          </table:table-cell>
          <table:table-cell table:style-name="ce26" table:formula="of:=IF(AND([.HH$1]&gt;=[.$L14];[.HH$1]&lt;=[.$K14]);[.HH$1];&quot;&quot;)">
            <text:p/>
          </table:table-cell>
          <table:table-cell table:style-name="ce26" table:formula="of:=IF(AND([.HI$1]&gt;=[.$L14];[.HI$1]&lt;=[.$K14]);[.HI$1];&quot;&quot;)">
            <text:p/>
          </table:table-cell>
          <table:table-cell table:style-name="ce26" table:formula="of:=IF(AND([.HJ$1]&gt;=[.$L14];[.HJ$1]&lt;=[.$K14]);[.HJ$1];&quot;&quot;)">
            <text:p/>
          </table:table-cell>
          <table:table-cell table:style-name="ce26" table:formula="of:=IF(AND([.HK$1]&gt;=[.$L14];[.HK$1]&lt;=[.$K14]);[.HK$1];&quot;&quot;)">
            <text:p/>
          </table:table-cell>
          <table:table-cell table:style-name="ce26" table:formula="of:=IF(AND([.HL$1]&gt;=[.$L14];[.HL$1]&lt;=[.$K14]);[.HL$1];&quot;&quot;)">
            <text:p/>
          </table:table-cell>
          <table:table-cell table:style-name="ce26" table:formula="of:=IF(AND([.HM$1]&gt;=[.$L14];[.HM$1]&lt;=[.$K14]);[.HM$1];&quot;&quot;)">
            <text:p/>
          </table:table-cell>
          <table:table-cell table:style-name="ce26" table:formula="of:=IF(AND([.HN$1]&gt;=[.$L14];[.HN$1]&lt;=[.$K14]);[.HN$1];&quot;&quot;)">
            <text:p/>
          </table:table-cell>
          <table:table-cell table:style-name="ce26" table:formula="of:=IF(AND([.HO$1]&gt;=[.$L14];[.HO$1]&lt;=[.$K14]);[.HO$1];&quot;&quot;)">
            <text:p/>
          </table:table-cell>
          <table:table-cell table:style-name="ce26" table:formula="of:=IF(AND([.HP$1]&gt;=[.$L14];[.HP$1]&lt;=[.$K14]);[.HP$1];&quot;&quot;)">
            <text:p/>
          </table:table-cell>
          <table:table-cell table:style-name="ce26" table:formula="of:=IF(AND([.HQ$1]&gt;=[.$L14];[.HQ$1]&lt;=[.$K14]);[.HQ$1];&quot;&quot;)">
            <text:p/>
          </table:table-cell>
          <table:table-cell table:style-name="ce26" table:formula="of:=IF(AND([.HR$1]&gt;=[.$L14];[.HR$1]&lt;=[.$K14]);[.HR$1];&quot;&quot;)">
            <text:p/>
          </table:table-cell>
          <table:table-cell table:style-name="ce26" table:formula="of:=IF(AND([.HS$1]&gt;=[.$L14];[.HS$1]&lt;=[.$K14]);[.HS$1];&quot;&quot;)">
            <text:p/>
          </table:table-cell>
          <table:table-cell table:style-name="ce26" table:formula="of:=IF(AND([.HT$1]&gt;=[.$L14];[.HT$1]&lt;=[.$K14]);[.HT$1];&quot;&quot;)">
            <text:p/>
          </table:table-cell>
          <table:table-cell table:style-name="ce26" table:formula="of:=IF(AND([.HU$1]&gt;=[.$L14];[.HU$1]&lt;=[.$K14]);[.HU$1];&quot;&quot;)">
            <text:p/>
          </table:table-cell>
          <table:table-cell table:style-name="ce26" table:formula="of:=IF(AND([.HV$1]&gt;=[.$L14];[.HV$1]&lt;=[.$K14]);[.HV$1];&quot;&quot;)">
            <text:p/>
          </table:table-cell>
          <table:table-cell table:style-name="ce26" table:formula="of:=IF(AND([.HW$1]&gt;=[.$L14];[.HW$1]&lt;=[.$K14]);[.HW$1];&quot;&quot;)">
            <text:p/>
          </table:table-cell>
          <table:table-cell table:style-name="ce26" table:formula="of:=IF(AND([.HX$1]&gt;=[.$L14];[.HX$1]&lt;=[.$K14]);[.HX$1];&quot;&quot;)">
            <text:p/>
          </table:table-cell>
          <table:table-cell table:style-name="ce26" table:formula="of:=IF(AND([.HY$1]&gt;=[.$L14];[.HY$1]&lt;=[.$K14]);[.HY$1];&quot;&quot;)">
            <text:p/>
          </table:table-cell>
          <table:table-cell table:style-name="ce26" table:formula="of:=IF(AND([.HZ$1]&gt;=[.$L14];[.HZ$1]&lt;=[.$K14]);[.HZ$1];&quot;&quot;)">
            <text:p/>
          </table:table-cell>
          <table:table-cell table:style-name="ce26" table:formula="of:=IF(AND([.IA$1]&gt;=[.$L14];[.IA$1]&lt;=[.$K14]);[.IA$1];&quot;&quot;)">
            <text:p/>
          </table:table-cell>
          <table:table-cell table:style-name="ce26" table:formula="of:=IF(AND([.IB$1]&gt;=[.$L14];[.IB$1]&lt;=[.$K14]);[.IB$1];&quot;&quot;)">
            <text:p/>
          </table:table-cell>
          <table:table-cell table:style-name="ce26" table:formula="of:=IF(AND([.IC$1]&gt;=[.$L14];[.IC$1]&lt;=[.$K14]);[.IC$1];&quot;&quot;)">
            <text:p/>
          </table:table-cell>
          <table:table-cell table:style-name="ce26" table:formula="of:=IF(AND([.ID$1]&gt;=[.$L14];[.ID$1]&lt;=[.$K14]);[.ID$1];&quot;&quot;)">
            <text:p/>
          </table:table-cell>
          <table:table-cell table:style-name="ce26" table:formula="of:=IF(AND([.IE$1]&gt;=[.$L14];[.IE$1]&lt;=[.$K14]);[.IE$1];&quot;&quot;)">
            <text:p/>
          </table:table-cell>
          <table:table-cell table:style-name="ce26" table:formula="of:=IF(AND([.IF$1]&gt;=[.$L14];[.IF$1]&lt;=[.$K14]);[.IF$1];&quot;&quot;)">
            <text:p/>
          </table:table-cell>
          <table:table-cell table:style-name="ce26" table:formula="of:=IF(AND([.IG$1]&gt;=[.$L14];[.IG$1]&lt;=[.$K14]);[.IG$1];&quot;&quot;)">
            <text:p/>
          </table:table-cell>
          <table:table-cell table:style-name="ce26" table:formula="of:=IF(AND([.IH$1]&gt;=[.$L14];[.IH$1]&lt;=[.$K14]);[.IH$1];&quot;&quot;)">
            <text:p/>
          </table:table-cell>
          <table:table-cell table:style-name="ce26" table:formula="of:=IF(AND([.II$1]&gt;=[.$L14];[.II$1]&lt;=[.$K14]);[.II$1];&quot;&quot;)">
            <text:p/>
          </table:table-cell>
          <table:table-cell table:style-name="ce26" table:formula="of:=IF(AND([.IJ$1]&gt;=[.$L14];[.IJ$1]&lt;=[.$K14]);[.IJ$1];&quot;&quot;)">
            <text:p/>
          </table:table-cell>
          <table:table-cell table:style-name="ce26" table:formula="of:=IF(AND([.IK$1]&gt;=[.$L14];[.IK$1]&lt;=[.$K14]);[.IK$1];&quot;&quot;)">
            <text:p/>
          </table:table-cell>
          <table:table-cell table:style-name="ce26" table:formula="of:=IF(AND([.IL$1]&gt;=[.$L14];[.IL$1]&lt;=[.$K14]);[.IL$1];&quot;&quot;)">
            <text:p/>
          </table:table-cell>
          <table:table-cell table:style-name="ce26" table:formula="of:=IF(AND([.IM$1]&gt;=[.$L14];[.IM$1]&lt;=[.$K14]);[.IM$1];&quot;&quot;)">
            <text:p/>
          </table:table-cell>
          <table:table-cell table:style-name="ce26" table:formula="of:=IF(AND([.IN$1]&gt;=[.$L14];[.IN$1]&lt;=[.$K14]);[.IN$1];&quot;&quot;)">
            <text:p/>
          </table:table-cell>
          <table:table-cell table:style-name="ce26" table:formula="of:=IF(AND([.IO$1]&gt;=[.$L14];[.IO$1]&lt;=[.$K14]);[.IO$1];&quot;&quot;)">
            <text:p/>
          </table:table-cell>
          <table:table-cell table:style-name="ce26" table:formula="of:=IF(AND([.IP$1]&gt;=[.$L14];[.IP$1]&lt;=[.$K14]);[.IP$1];&quot;&quot;)">
            <text:p/>
          </table:table-cell>
          <table:table-cell table:style-name="ce26" table:formula="of:=IF(AND([.IQ$1]&gt;=[.$L14];[.IQ$1]&lt;=[.$K14]);[.IQ$1];&quot;&quot;)">
            <text:p/>
          </table:table-cell>
          <table:table-cell table:style-name="ce26" table:formula="of:=IF(AND([.IR$1]&gt;=[.$L14];[.IR$1]&lt;=[.$K14]);[.IR$1];&quot;&quot;)">
            <text:p/>
          </table:table-cell>
          <table:table-cell table:style-name="ce26" table:formula="of:=IF(AND([.IS$1]&gt;=[.$L14];[.IS$1]&lt;=[.$K14]);[.IS$1];&quot;&quot;)">
            <text:p/>
          </table:table-cell>
          <table:table-cell table:style-name="ce26" table:formula="of:=IF(AND([.IT$1]&gt;=[.$L14];[.IT$1]&lt;=[.$K14]);[.IT$1];&quot;&quot;)">
            <text:p/>
          </table:table-cell>
          <table:table-cell table:style-name="ce26" table:formula="of:=IF(AND([.IU$1]&gt;=[.$L14];[.IU$1]&lt;=[.$K14]);[.IU$1];&quot;&quot;)">
            <text:p/>
          </table:table-cell>
          <table:table-cell table:style-name="ce26" table:formula="of:=IF(AND([.IV$1]&gt;=[.$L14];[.IV$1]&lt;=[.$K14]);[.IV$1];&quot;&quot;)">
            <text:p/>
          </table:table-cell>
          <table:table-cell table:style-name="ce26" table:formula="of:=IF(AND([.IW$1]&gt;=[.$L14];[.IW$1]&lt;=[.$K14]);[.IW$1];&quot;&quot;)">
            <text:p/>
          </table:table-cell>
          <table:table-cell table:style-name="ce26" table:formula="of:=IF(AND([.IX$1]&gt;=[.$L14];[.IX$1]&lt;=[.$K14]);[.IX$1];&quot;&quot;)">
            <text:p/>
          </table:table-cell>
          <table:table-cell table:style-name="ce26" table:formula="of:=IF(AND([.IY$1]&gt;=[.$L14];[.IY$1]&lt;=[.$K14]);[.IY$1];&quot;&quot;)">
            <text:p/>
          </table:table-cell>
          <table:table-cell table:style-name="ce26" table:formula="of:=IF(AND([.IZ$1]&gt;=[.$L14];[.IZ$1]&lt;=[.$K14]);[.IZ$1];&quot;&quot;)">
            <text:p/>
          </table:table-cell>
          <table:table-cell table:style-name="ce26" table:formula="of:=IF(AND([.JA$1]&gt;=[.$L14];[.JA$1]&lt;=[.$K14]);[.JA$1];&quot;&quot;)">
            <text:p/>
          </table:table-cell>
          <table:table-cell table:style-name="ce26" table:formula="of:=IF(AND([.JB$1]&gt;=[.$L14];[.JB$1]&lt;=[.$K14]);[.JB$1];&quot;&quot;)">
            <text:p/>
          </table:table-cell>
          <table:table-cell table:style-name="ce26" table:formula="of:=IF(AND([.JC$1]&gt;=[.$L14];[.JC$1]&lt;=[.$K14]);[.JC$1];&quot;&quot;)">
            <text:p/>
          </table:table-cell>
          <table:table-cell table:style-name="ce26" table:formula="of:=IF(AND([.JD$1]&gt;=[.$L14];[.JD$1]&lt;=[.$K14]);[.JD$1];&quot;&quot;)">
            <text:p/>
          </table:table-cell>
          <table:table-cell table:style-name="ce26" table:formula="of:=IF(AND([.JE$1]&gt;=[.$L14];[.JE$1]&lt;=[.$K14]);[.JE$1];&quot;&quot;)">
            <text:p/>
          </table:table-cell>
          <table:table-cell table:style-name="ce26" table:formula="of:=IF(AND([.JF$1]&gt;=[.$L14];[.JF$1]&lt;=[.$K14]);[.JF$1];&quot;&quot;)">
            <text:p/>
          </table:table-cell>
          <table:table-cell table:style-name="ce26" table:formula="of:=IF(AND([.JG$1]&gt;=[.$L14];[.JG$1]&lt;=[.$K14]);[.JG$1];&quot;&quot;)">
            <text:p/>
          </table:table-cell>
          <table:table-cell table:style-name="ce26" table:formula="of:=IF(AND([.JH$1]&gt;=[.$L14];[.JH$1]&lt;=[.$K14]);[.JH$1];&quot;&quot;)">
            <text:p/>
          </table:table-cell>
          <table:table-cell table:style-name="ce26" table:formula="of:=IF(AND([.JI$1]&gt;=[.$L14];[.JI$1]&lt;=[.$K14]);[.JI$1];&quot;&quot;)">
            <text:p/>
          </table:table-cell>
          <table:table-cell table:style-name="ce26" table:formula="of:=IF(AND([.JJ$1]&gt;=[.$L14];[.JJ$1]&lt;=[.$K14]);[.JJ$1];&quot;&quot;)">
            <text:p/>
          </table:table-cell>
          <table:table-cell table:style-name="ce26" table:formula="of:=IF(AND([.JK$1]&gt;=[.$L14];[.JK$1]&lt;=[.$K14]);[.JK$1];&quot;&quot;)">
            <text:p/>
          </table:table-cell>
          <table:table-cell table:style-name="ce26" table:formula="of:=IF(AND([.JL$1]&gt;=[.$L14];[.JL$1]&lt;=[.$K14]);[.JL$1];&quot;&quot;)">
            <text:p/>
          </table:table-cell>
          <table:table-cell table:style-name="ce28" table:formula="of:=IF(AND([.JM$1]&gt;=[.$L14];[.JM$1]&lt;=[.$K14]);[.JM$1];&quot;&quot;)">
            <text:p/>
          </table:table-cell>
          <table:table-cell table:style-name="ce28" table:formula="of:=IF(AND([.JN$1]&gt;=[.$L14];[.JN$1]&lt;=[.$K14]);[.JN$1];&quot;&quot;)">
            <text:p/>
          </table:table-cell>
          <table:table-cell table:style-name="ce28" table:formula="of:=IF(AND([.JO$1]&gt;=[.$L14];[.JO$1]&lt;=[.$K14]);[.JO$1];&quot;&quot;)">
            <text:p/>
          </table:table-cell>
          <table:table-cell table:style-name="ce28" table:formula="of:=IF(AND([.JP$1]&gt;=[.$L14];[.JP$1]&lt;=[.$K14]);[.JP$1];&quot;&quot;)">
            <text:p/>
          </table:table-cell>
          <table:table-cell table:style-name="ce28" table:formula="of:=IF(AND([.JQ$1]&gt;=[.$L14];[.JQ$1]&lt;=[.$K14]);[.JQ$1];&quot;&quot;)">
            <text:p/>
          </table:table-cell>
          <table:table-cell table:style-name="ce28" table:formula="of:=IF(AND([.JR$1]&gt;=[.$L14];[.JR$1]&lt;=[.$K14]);[.JR$1];&quot;&quot;)">
            <text:p/>
          </table:table-cell>
          <table:table-cell table:style-name="ce28" table:formula="of:=IF(AND([.JS$1]&gt;=[.$L14];[.JS$1]&lt;=[.$K14]);[.JS$1];&quot;&quot;)">
            <text:p/>
          </table:table-cell>
          <table:table-cell table:style-name="ce30" table:formula="of:=IF(AND([.JT$1]&gt;=[.$L14];[.JT$1]&lt;=[.$K14]);[.JT$1];&quot;&quot;)">
            <text:p/>
          </table:table-cell>
          <table:table-cell table:style-name="ce30" table:formula="of:=IF(AND([.JU$1]&gt;=[.$L14];[.JU$1]&lt;=[.$K14]);[.JU$1];&quot;&quot;)">
            <text:p/>
          </table:table-cell>
          <table:table-cell table:style-name="ce30" table:formula="of:=IF(AND([.JV$1]&gt;=[.$L14];[.JV$1]&lt;=[.$K14]);[.JV$1];&quot;&quot;)">
            <text:p/>
          </table:table-cell>
          <table:table-cell table:style-name="ce30" table:formula="of:=IF(AND([.JW$1]&gt;=[.$L14];[.JW$1]&lt;=[.$K14]);[.JW$1];&quot;&quot;)">
            <text:p/>
          </table:table-cell>
          <table:table-cell table:style-name="ce30" table:formula="of:=IF(AND([.JX$1]&gt;=[.$L14];[.JX$1]&lt;=[.$K14]);[.JX$1];&quot;&quot;)">
            <text:p/>
          </table:table-cell>
          <table:table-cell table:style-name="ce30" table:formula="of:=IF(AND([.JY$1]&gt;=[.$L14];[.JY$1]&lt;=[.$K14]);[.JY$1];&quot;&quot;)">
            <text:p/>
          </table:table-cell>
          <table:table-cell table:style-name="ce30" table:formula="of:=IF(AND([.JZ$1]&gt;=[.$L14];[.JZ$1]&lt;=[.$K14]);[.JZ$1];&quot;&quot;)">
            <text:p/>
          </table:table-cell>
          <table:table-cell table:style-name="ce30" table:formula="of:=IF(AND([.KA$1]&gt;=[.$L14];[.KA$1]&lt;=[.$K14]);[.KA$1];&quot;&quot;)">
            <text:p/>
          </table:table-cell>
          <table:table-cell table:style-name="ce32" table:formula="of:=IF(AND([.KB$1]&gt;=[.$L14];[.KB$1]&lt;=[.$K14]);[.KB$1];&quot;&quot;)">
            <text:p/>
          </table:table-cell>
          <table:table-cell table:style-name="ce32" table:formula="of:=IF(AND([.KC$1]&gt;=[.$L14];[.KC$1]&lt;=[.$K14]);[.KC$1];&quot;&quot;)">
            <text:p/>
          </table:table-cell>
          <table:table-cell table:style-name="ce32" table:formula="of:=IF(AND([.KD$1]&gt;=[.$L14];[.KD$1]&lt;=[.$K14]);[.KD$1];&quot;&quot;)">
            <text:p/>
          </table:table-cell>
          <table:table-cell table:style-name="ce32" table:formula="of:=IF(AND([.KE$1]&gt;=[.$L14];[.KE$1]&lt;=[.$K14]);[.KE$1];&quot;&quot;)">
            <text:p/>
          </table:table-cell>
          <table:table-cell table:style-name="ce32" table:formula="of:=IF(AND([.KF$1]&gt;=[.$L14];[.KF$1]&lt;=[.$K14]);[.KF$1];&quot;&quot;)">
            <text:p/>
          </table:table-cell>
          <table:table-cell table:style-name="ce32" table:formula="of:=IF(AND([.KG$1]&gt;=[.$L14];[.KG$1]&lt;=[.$K14]);[.KG$1];&quot;&quot;)">
            <text:p/>
          </table:table-cell>
          <table:table-cell table:style-name="ce32" table:formula="of:=IF(AND([.KH$1]&gt;=[.$L14];[.KH$1]&lt;=[.$K14]);[.KH$1];&quot;&quot;)">
            <text:p/>
          </table:table-cell>
          <table:table-cell table:style-name="ce32" table:formula="of:=IF(AND([.KI$1]&gt;=[.$L14];[.KI$1]&lt;=[.$K14]);[.KI$1];&quot;&quot;)">
            <text:p/>
          </table:table-cell>
          <table:table-cell table:style-name="ce32" table:formula="of:=IF(AND([.KJ$1]&gt;=[.$L14];[.KJ$1]&lt;=[.$K14]);[.KJ$1];&quot;&quot;)">
            <text:p/>
          </table:table-cell>
          <table:table-cell table:style-name="ce32" table:formula="of:=IF(AND([.KK$1]&gt;=[.$L14];[.KK$1]&lt;=[.$K14]);[.KK$1];&quot;&quot;)">
            <text:p/>
          </table:table-cell>
          <table:table-cell table:style-name="ce32" table:formula="of:=IF(AND([.KL$1]&gt;=[.$L14];[.KL$1]&lt;=[.$K14]);[.KL$1];&quot;&quot;)">
            <text:p/>
          </table:table-cell>
          <table:table-cell table:style-name="ce32" table:formula="of:=IF(AND([.KM$1]&gt;=[.$L14];[.KM$1]&lt;=[.$K14]);[.KM$1];&quot;&quot;)">
            <text:p/>
          </table:table-cell>
          <table:table-cell table:style-name="ce32" table:formula="of:=IF(AND([.KN$1]&gt;=[.$L14];[.KN$1]&lt;=[.$K14]);[.KN$1];&quot;&quot;)">
            <text:p/>
          </table:table-cell>
          <table:table-cell table:style-name="ce32" table:formula="of:=IF(AND([.KO$1]&gt;=[.$L14];[.KO$1]&lt;=[.$K14]);[.KO$1];&quot;&quot;)">
            <text:p/>
          </table:table-cell>
          <table:table-cell table:style-name="ce32" table:formula="of:=IF(AND([.KP$1]&gt;=[.$L14];[.KP$1]&lt;=[.$K14]);[.KP$1];&quot;&quot;)">
            <text:p/>
          </table:table-cell>
          <table:table-cell table:style-name="ce32" table:formula="of:=IF(AND([.KQ$1]&gt;=[.$L14];[.KQ$1]&lt;=[.$K14]);[.KQ$1];&quot;&quot;)">
            <text:p/>
          </table:table-cell>
          <table:table-cell table:style-name="ce32" table:formula="of:=IF(AND([.KR$1]&gt;=[.$L14];[.KR$1]&lt;=[.$K14]);[.KR$1];&quot;&quot;)">
            <text:p/>
          </table:table-cell>
          <table:table-cell table:style-name="ce32" table:formula="of:=IF(AND([.KS$1]&gt;=[.$L14];[.KS$1]&lt;=[.$K14]);[.KS$1];&quot;&quot;)">
            <text:p/>
          </table:table-cell>
          <table:table-cell table:style-name="ce34" table:formula="of:=IF(AND([.KT$1]&gt;=[.$L14];[.KT$1]&lt;=[.$K14]);[.KT$1];&quot;&quot;)">
            <text:p/>
          </table:table-cell>
          <table:table-cell table:style-name="ce34" table:formula="of:=IF(AND([.KU$1]&gt;=[.$L14];[.KU$1]&lt;=[.$K14]);[.KU$1];&quot;&quot;)">
            <text:p/>
          </table:table-cell>
          <table:table-cell table:style-name="ce34" table:formula="of:=IF(AND([.KV$1]&gt;=[.$L14];[.KV$1]&lt;=[.$K14]);[.KV$1];&quot;&quot;)">
            <text:p/>
          </table:table-cell>
          <table:table-cell table:style-name="ce34" table:formula="of:=IF(AND([.KW$1]&gt;=[.$L14];[.KW$1]&lt;=[.$K14]);[.KW$1];&quot;&quot;)">
            <text:p/>
          </table:table-cell>
          <table:table-cell table:style-name="ce34" table:formula="of:=IF(AND([.KX$1]&gt;=[.$L14];[.KX$1]&lt;=[.$K14]);[.KX$1];&quot;&quot;)">
            <text:p/>
          </table:table-cell>
          <table:table-cell table:style-name="ce34" table:formula="of:=IF(AND([.KY$1]&gt;=[.$L14];[.KY$1]&lt;=[.$K14]);[.KY$1];&quot;&quot;)">
            <text:p/>
          </table:table-cell>
          <table:table-cell table:style-name="ce34" table:formula="of:=IF(AND([.KZ$1]&gt;=[.$L14];[.KZ$1]&lt;=[.$K14]);[.KZ$1];&quot;&quot;)">
            <text:p/>
          </table:table-cell>
          <table:table-cell table:style-name="ce34" table:formula="of:=IF(AND([.LA$1]&gt;=[.$L14];[.LA$1]&lt;=[.$K14]);[.LA$1];&quot;&quot;)">
            <text:p/>
          </table:table-cell>
          <table:table-cell table:style-name="ce34" table:formula="of:=IF(AND([.LB$1]&gt;=[.$L14];[.LB$1]&lt;=[.$K14]);[.LB$1];&quot;&quot;)">
            <text:p/>
          </table:table-cell>
          <table:table-cell table:style-name="ce34" table:formula="of:=IF(AND([.LC$1]&gt;=[.$L14];[.LC$1]&lt;=[.$K14]);[.LC$1];&quot;&quot;)">
            <text:p/>
          </table:table-cell>
          <table:table-cell table:style-name="ce34" table:formula="of:=IF(AND([.LD$1]&gt;=[.$L14];[.LD$1]&lt;=[.$K14]);[.LD$1];&quot;&quot;)">
            <text:p/>
          </table:table-cell>
          <table:table-cell table:style-name="ce34" table:formula="of:=IF(AND([.LE$1]&gt;=[.$L14];[.LE$1]&lt;=[.$K14]);[.LE$1];&quot;&quot;)">
            <text:p/>
          </table:table-cell>
          <table:table-cell table:style-name="ce34" table:formula="of:=IF(AND([.LF$1]&gt;=[.$L14];[.LF$1]&lt;=[.$K14]);[.LF$1];&quot;&quot;)">
            <text:p/>
          </table:table-cell>
          <table:table-cell table:style-name="ce34" table:formula="of:=IF(AND([.LG$1]&gt;=[.$L14];[.LG$1]&lt;=[.$K14]);[.LG$1];&quot;&quot;)">
            <text:p/>
          </table:table-cell>
          <table:table-cell table:style-name="ce34" table:formula="of:=IF(AND([.LH$1]&gt;=[.$L14];[.LH$1]&lt;=[.$K14]);[.LH$1];&quot;&quot;)">
            <text:p/>
          </table:table-cell>
          <table:table-cell table:style-name="ce36" table:formula="of:=IF(AND([.LI$1]&gt;=[.$L14];[.LI$1]&lt;=[.$K14]);[.LI$1];&quot;&quot;)">
            <text:p/>
          </table:table-cell>
          <table:table-cell table:style-name="ce36" table:formula="of:=IF(AND([.LJ$1]&gt;=[.$L14];[.LJ$1]&lt;=[.$K14]);[.LJ$1];&quot;&quot;)">
            <text:p/>
          </table:table-cell>
          <table:table-cell table:style-name="ce36" table:formula="of:=IF(AND([.LK$1]&gt;=[.$L14];[.LK$1]&lt;=[.$K14]);[.LK$1];&quot;&quot;)">
            <text:p/>
          </table:table-cell>
          <table:table-cell table:style-name="ce36" table:formula="of:=IF(AND([.LL$1]&gt;=[.$L14];[.LL$1]&lt;=[.$K14]);[.LL$1];&quot;&quot;)">
            <text:p/>
          </table:table-cell>
          <table:table-cell table:style-name="ce36" table:formula="of:=IF(AND([.LM$1]&gt;=[.$L14];[.LM$1]&lt;=[.$K14]);[.LM$1];&quot;&quot;)">
            <text:p/>
          </table:table-cell>
          <table:table-cell table:style-name="ce36" table:formula="of:=IF(AND([.LN$1]&gt;=[.$L14];[.LN$1]&lt;=[.$K14]);[.LN$1];&quot;&quot;)">
            <text:p/>
          </table:table-cell>
          <table:table-cell table:style-name="ce36" table:formula="of:=IF(AND([.LO$1]&gt;=[.$L14];[.LO$1]&lt;=[.$K14]);[.LO$1];&quot;&quot;)">
            <text:p/>
          </table:table-cell>
          <table:table-cell table:style-name="ce36" table:formula="of:=IF(AND([.LP$1]&gt;=[.$L14];[.LP$1]&lt;=[.$K14]);[.LP$1];&quot;&quot;)">
            <text:p/>
          </table:table-cell>
          <table:table-cell table:style-name="ce36" table:formula="of:=IF(AND([.LQ$1]&gt;=[.$L14];[.LQ$1]&lt;=[.$K14]);[.LQ$1];&quot;&quot;)">
            <text:p/>
          </table:table-cell>
          <table:table-cell table:style-name="ce36" table:formula="of:=IF(AND([.LR$1]&gt;=[.$L14];[.LR$1]&lt;=[.$K14]);[.LR$1];&quot;&quot;)">
            <text:p/>
          </table:table-cell>
          <table:table-cell table:style-name="ce36" table:formula="of:=IF(AND([.LS$1]&gt;=[.$L14];[.LS$1]&lt;=[.$K14]);[.LS$1];&quot;&quot;)">
            <text:p/>
          </table:table-cell>
          <table:table-cell table:style-name="ce36" table:formula="of:=IF(AND([.LT$1]&gt;=[.$L14];[.LT$1]&lt;=[.$K14]);[.LT$1];&quot;&quot;)">
            <text:p/>
          </table:table-cell>
          <table:table-cell table:style-name="ce36" table:formula="of:=IF(AND([.LU$1]&gt;=[.$L14];[.LU$1]&lt;=[.$K14]);[.LU$1];&quot;&quot;)">
            <text:p/>
          </table:table-cell>
          <table:table-cell table:style-name="ce36" table:formula="of:=IF(AND([.LV$1]&gt;=[.$L14];[.LV$1]&lt;=[.$K14]);[.LV$1];&quot;&quot;)">
            <text:p/>
          </table:table-cell>
          <table:table-cell table:style-name="ce36" table:formula="of:=IF(AND([.LW$1]&gt;=[.$L14];[.LW$1]&lt;=[.$K14]);[.LW$1];&quot;&quot;)">
            <text:p/>
          </table:table-cell>
          <table:table-cell table:style-name="ce36" table:formula="of:=IF(AND([.LX$1]&gt;=[.$L14];[.LX$1]&lt;=[.$K14]);[.LX$1];&quot;&quot;)">
            <text:p/>
          </table:table-cell>
          <table:table-cell table:style-name="ce36" table:formula="of:=IF(AND([.LY$1]&gt;=[.$L14];[.LY$1]&lt;=[.$K14]);[.LY$1];&quot;&quot;)">
            <text:p/>
          </table:table-cell>
          <table:table-cell table:style-name="ce36" table:formula="of:=IF(AND([.LZ$1]&gt;=[.$L14];[.LZ$1]&lt;=[.$K14]);[.LZ$1];&quot;&quot;)">
            <text:p/>
          </table:table-cell>
          <table:table-cell table:style-name="ce36" table:formula="of:=IF(AND([.MA$1]&gt;=[.$L14];[.MA$1]&lt;=[.$K14]);[.MA$1];&quot;&quot;)">
            <text:p/>
          </table:table-cell>
          <table:table-cell table:style-name="ce36" table:formula="of:=IF(AND([.MB$1]&gt;=[.$L14];[.MB$1]&lt;=[.$K14]);[.MB$1];&quot;&quot;)">
            <text:p/>
          </table:table-cell>
          <table:table-cell table:style-name="ce36" table:formula="of:=IF(AND([.MC$1]&gt;=[.$L14];[.MC$1]&lt;=[.$K14]);[.MC$1];&quot;&quot;)">
            <text:p/>
          </table:table-cell>
          <table:table-cell table:style-name="ce36" table:formula="of:=IF(AND([.MD$1]&gt;=[.$L14];[.MD$1]&lt;=[.$K14]);[.MD$1];&quot;&quot;)">
            <text:p/>
          </table:table-cell>
          <table:table-cell table:style-name="ce36" table:formula="of:=IF(AND([.ME$1]&gt;=[.$L14];[.ME$1]&lt;=[.$K14]);[.ME$1];&quot;&quot;)">
            <text:p/>
          </table:table-cell>
          <table:table-cell table:style-name="ce36" table:formula="of:=IF(AND([.MF$1]&gt;=[.$L14];[.MF$1]&lt;=[.$K14]);[.MF$1];&quot;&quot;)">
            <text:p/>
          </table:table-cell>
          <table:table-cell table:style-name="ce36" table:formula="of:=IF(AND([.MG$1]&gt;=[.$L14];[.MG$1]&lt;=[.$K14]);[.MG$1];&quot;&quot;)">
            <text:p/>
          </table:table-cell>
          <table:table-cell table:style-name="ce36" table:formula="of:=IF(AND([.MH$1]&gt;=[.$L14];[.MH$1]&lt;=[.$K14]);[.MH$1];&quot;&quot;)">
            <text:p/>
          </table:table-cell>
          <table:table-cell table:style-name="ce36" table:formula="of:=IF(AND([.MI$1]&gt;=[.$L14];[.MI$1]&lt;=[.$K14]);[.MI$1];&quot;&quot;)">
            <text:p/>
          </table:table-cell>
          <table:table-cell table:style-name="ce36" table:formula="of:=IF(AND([.MJ$1]&gt;=[.$L14];[.MJ$1]&lt;=[.$K14]);[.MJ$1];&quot;&quot;)">
            <text:p/>
          </table:table-cell>
          <table:table-cell table:style-name="ce36" table:formula="of:=IF(AND([.MK$1]&gt;=[.$L14];[.MK$1]&lt;=[.$K14]);[.MK$1];&quot;&quot;)">
            <text:p/>
          </table:table-cell>
          <table:table-cell table:style-name="ce36" table:formula="of:=IF(AND([.ML$1]&gt;=[.$L14];[.ML$1]&lt;=[.$K14]);[.ML$1];&quot;&quot;)">
            <text:p/>
          </table:table-cell>
          <table:table-cell table:style-name="ce36" table:formula="of:=IF(AND([.MM$1]&gt;=[.$L14];[.MM$1]&lt;=[.$K14]);[.MM$1];&quot;&quot;)">
            <text:p/>
          </table:table-cell>
          <table:table-cell table:style-name="ce36" table:formula="of:=IF(AND([.MN$1]&gt;=[.$L14];[.MN$1]&lt;=[.$K14]);[.MN$1];&quot;&quot;)">
            <text:p/>
          </table:table-cell>
          <table:table-cell table:style-name="ce36" table:formula="of:=IF(AND([.MO$1]&gt;=[.$L14];[.MO$1]&lt;=[.$K14]);[.MO$1];&quot;&quot;)">
            <text:p/>
          </table:table-cell>
          <table:table-cell table:style-name="ce36" table:formula="of:=IF(AND([.MP$1]&gt;=[.$L14];[.MP$1]&lt;=[.$K14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5];[.$A:.$K];11;0)" office:value-type="float" office:value="232" calcext:value-type="float">
            <text:p>232</text:p>
          </table:table-cell>
          <table:table-cell table:style-name="ce5" table:formula="of:=VLOOKUP([.D15];[.$A:.$K];11;0)" office:value-type="float" office:value="241" calcext:value-type="float">
            <text:p>241</text:p>
          </table:table-cell>
          <table:table-cell table:style-name="ce5" table:formula="of:=VLOOKUP([.E15];[.$A:.$K];11;0)" office:value-type="float" office:value="0" calcext:value-type="float">
            <text:p>0</text:p>
          </table:table-cell>
          <table:table-cell table:style-name="ce5" table:formula="of:=VLOOKUP([.F15];[.$A:.$K];11;0)" office:value-type="float" office:value="0" calcext:value-type="float">
            <text:p>0</text:p>
          </table:table-cell>
          <table:table-cell table:style-name="ce6" table:formula="of:=MAX([.G15:.J15])+[.B15]+[.M15]" office:value-type="float" office:value="274" calcext:value-type="float">
            <text:p>274</text:p>
          </table:table-cell>
          <table:table-cell table:style-name="ce7" table:formula="of:=[.K15]-[.D15]+1" office:value-type="float" office:value="260" calcext:value-type="float">
            <text:p>260</text:p>
          </table:table-cell>
          <table:table-cell table:style-name="ce8"/>
          <table:table-cell table:style-name="ce10" table:formula="of:=IF(AND([.N$1]&gt;=[.$L15];[.N$1]&lt;=[.$K15]);[.N$1];&quot;&quot;)">
            <text:p/>
          </table:table-cell>
          <table:table-cell table:style-name="ce10" table:formula="of:=IF(AND([.O$1]&gt;=[.$L15];[.O$1]&lt;=[.$K15]);[.O$1];&quot;&quot;)">
            <text:p/>
          </table:table-cell>
          <table:table-cell table:style-name="ce10" table:formula="of:=IF(AND([.P$1]&gt;=[.$L15];[.P$1]&lt;=[.$K15]);[.P$1];&quot;&quot;)">
            <text:p/>
          </table:table-cell>
          <table:table-cell table:style-name="ce10" table:formula="of:=IF(AND([.Q$1]&gt;=[.$L15];[.Q$1]&lt;=[.$K15]);[.Q$1];&quot;&quot;)">
            <text:p/>
          </table:table-cell>
          <table:table-cell table:style-name="ce12" table:formula="of:=IF(AND([.R$1]&gt;=[.$L15];[.R$1]&lt;=[.$K15]);[.R$1];&quot;&quot;)">
            <text:p/>
          </table:table-cell>
          <table:table-cell table:style-name="ce12" table:formula="of:=IF(AND([.S$1]&gt;=[.$L15];[.S$1]&lt;=[.$K15]);[.S$1];&quot;&quot;)">
            <text:p/>
          </table:table-cell>
          <table:table-cell table:style-name="ce12" table:formula="of:=IF(AND([.T$1]&gt;=[.$L15];[.T$1]&lt;=[.$K15]);[.T$1];&quot;&quot;)">
            <text:p/>
          </table:table-cell>
          <table:table-cell table:style-name="ce12" table:formula="of:=IF(AND([.U$1]&gt;=[.$L15];[.U$1]&lt;=[.$K15]);[.U$1];&quot;&quot;)">
            <text:p/>
          </table:table-cell>
          <table:table-cell table:style-name="ce12" table:formula="of:=IF(AND([.V$1]&gt;=[.$L15];[.V$1]&lt;=[.$K15]);[.V$1];&quot;&quot;)">
            <text:p/>
          </table:table-cell>
          <table:table-cell table:style-name="ce12" table:formula="of:=IF(AND([.W$1]&gt;=[.$L15];[.W$1]&lt;=[.$K15]);[.W$1];&quot;&quot;)">
            <text:p/>
          </table:table-cell>
          <table:table-cell table:style-name="ce12" table:formula="of:=IF(AND([.X$1]&gt;=[.$L15];[.X$1]&lt;=[.$K15]);[.X$1];&quot;&quot;)">
            <text:p/>
          </table:table-cell>
          <table:table-cell table:style-name="ce12" table:formula="of:=IF(AND([.Y$1]&gt;=[.$L15];[.Y$1]&lt;=[.$K15]);[.Y$1];&quot;&quot;)">
            <text:p/>
          </table:table-cell>
          <table:table-cell table:style-name="ce12" table:formula="of:=IF(AND([.Z$1]&gt;=[.$L15];[.Z$1]&lt;=[.$K15]);[.Z$1];&quot;&quot;)">
            <text:p/>
          </table:table-cell>
          <table:table-cell table:style-name="ce12" table:formula="of:=IF(AND([.AA$1]&gt;=[.$L15];[.AA$1]&lt;=[.$K15]);[.AA$1];&quot;&quot;)">
            <text:p/>
          </table:table-cell>
          <table:table-cell table:style-name="ce12" table:formula="of:=IF(AND([.AB$1]&gt;=[.$L15];[.AB$1]&lt;=[.$K15]);[.AB$1];&quot;&quot;)">
            <text:p/>
          </table:table-cell>
          <table:table-cell table:style-name="ce12" table:formula="of:=IF(AND([.AC$1]&gt;=[.$L15];[.AC$1]&lt;=[.$K15]);[.AC$1];&quot;&quot;)">
            <text:p/>
          </table:table-cell>
          <table:table-cell table:style-name="ce15" table:formula="of:=IF(AND([.AD$1]&gt;=[.$L15];[.AD$1]&lt;=[.$K15]);[.AD$1];&quot;&quot;)">
            <text:p/>
          </table:table-cell>
          <table:table-cell table:style-name="ce17" table:formula="of:=IF(AND([.AE$1]&gt;=[.$L15];[.AE$1]&lt;=[.$K15]);[.AE$1];&quot;&quot;)">
            <text:p/>
          </table:table-cell>
          <table:table-cell table:style-name="ce17" table:formula="of:=IF(AND([.AF$1]&gt;=[.$L15];[.AF$1]&lt;=[.$K15]);[.AF$1];&quot;&quot;)">
            <text:p/>
          </table:table-cell>
          <table:table-cell table:style-name="ce17" table:formula="of:=IF(AND([.AG$1]&gt;=[.$L15];[.AG$1]&lt;=[.$K15]);[.AG$1];&quot;&quot;)">
            <text:p/>
          </table:table-cell>
          <table:table-cell table:style-name="ce17" table:formula="of:=IF(AND([.AH$1]&gt;=[.$L15];[.AH$1]&lt;=[.$K15]);[.AH$1];&quot;&quot;)">
            <text:p/>
          </table:table-cell>
          <table:table-cell table:style-name="ce17" table:formula="of:=IF(AND([.AI$1]&gt;=[.$L15];[.AI$1]&lt;=[.$K15]);[.AI$1];&quot;&quot;)">
            <text:p/>
          </table:table-cell>
          <table:table-cell table:style-name="ce17" table:formula="of:=IF(AND([.AJ$1]&gt;=[.$L15];[.AJ$1]&lt;=[.$K15]);[.AJ$1];&quot;&quot;)">
            <text:p/>
          </table:table-cell>
          <table:table-cell table:style-name="ce17" table:formula="of:=IF(AND([.AK$1]&gt;=[.$L15];[.AK$1]&lt;=[.$K15]);[.AK$1];&quot;&quot;)">
            <text:p/>
          </table:table-cell>
          <table:table-cell table:style-name="ce17" table:formula="of:=IF(AND([.AL$1]&gt;=[.$L15];[.AL$1]&lt;=[.$K15]);[.AL$1];&quot;&quot;)">
            <text:p/>
          </table:table-cell>
          <table:table-cell table:style-name="ce17" table:formula="of:=IF(AND([.AM$1]&gt;=[.$L15];[.AM$1]&lt;=[.$K15]);[.AM$1];&quot;&quot;)">
            <text:p/>
          </table:table-cell>
          <table:table-cell table:style-name="ce17" table:formula="of:=IF(AND([.AN$1]&gt;=[.$L15];[.AN$1]&lt;=[.$K15]);[.AN$1];&quot;&quot;)">
            <text:p/>
          </table:table-cell>
          <table:table-cell table:style-name="ce17" table:formula="of:=IF(AND([.AO$1]&gt;=[.$L15];[.AO$1]&lt;=[.$K15]);[.AO$1];&quot;&quot;)">
            <text:p/>
          </table:table-cell>
          <table:table-cell table:style-name="ce17" table:formula="of:=IF(AND([.AP$1]&gt;=[.$L15];[.AP$1]&lt;=[.$K15]);[.AP$1];&quot;&quot;)">
            <text:p/>
          </table:table-cell>
          <table:table-cell table:style-name="ce17" table:formula="of:=IF(AND([.AQ$1]&gt;=[.$L15];[.AQ$1]&lt;=[.$K15]);[.AQ$1];&quot;&quot;)">
            <text:p/>
          </table:table-cell>
          <table:table-cell table:style-name="ce17" table:formula="of:=IF(AND([.AR$1]&gt;=[.$L15];[.AR$1]&lt;=[.$K15]);[.AR$1];&quot;&quot;)">
            <text:p/>
          </table:table-cell>
          <table:table-cell table:style-name="ce17" table:formula="of:=IF(AND([.AS$1]&gt;=[.$L15];[.AS$1]&lt;=[.$K15]);[.AS$1];&quot;&quot;)">
            <text:p/>
          </table:table-cell>
          <table:table-cell table:style-name="ce17" table:formula="of:=IF(AND([.AT$1]&gt;=[.$L15];[.AT$1]&lt;=[.$K15]);[.AT$1];&quot;&quot;)">
            <text:p/>
          </table:table-cell>
          <table:table-cell table:style-name="ce17" table:formula="of:=IF(AND([.AU$1]&gt;=[.$L15];[.AU$1]&lt;=[.$K15]);[.AU$1];&quot;&quot;)">
            <text:p/>
          </table:table-cell>
          <table:table-cell table:style-name="ce17" table:formula="of:=IF(AND([.AV$1]&gt;=[.$L15];[.AV$1]&lt;=[.$K15]);[.AV$1];&quot;&quot;)">
            <text:p/>
          </table:table-cell>
          <table:table-cell table:style-name="ce17" table:formula="of:=IF(AND([.AW$1]&gt;=[.$L15];[.AW$1]&lt;=[.$K15]);[.AW$1];&quot;&quot;)">
            <text:p/>
          </table:table-cell>
          <table:table-cell table:style-name="ce17" table:formula="of:=IF(AND([.AX$1]&gt;=[.$L15];[.AX$1]&lt;=[.$K15]);[.AX$1];&quot;&quot;)">
            <text:p/>
          </table:table-cell>
          <table:table-cell table:style-name="ce17" table:formula="of:=IF(AND([.AY$1]&gt;=[.$L15];[.AY$1]&lt;=[.$K15]);[.AY$1];&quot;&quot;)">
            <text:p/>
          </table:table-cell>
          <table:table-cell table:style-name="ce17" table:formula="of:=IF(AND([.AZ$1]&gt;=[.$L15];[.AZ$1]&lt;=[.$K15]);[.AZ$1];&quot;&quot;)">
            <text:p/>
          </table:table-cell>
          <table:table-cell table:style-name="ce17" table:formula="of:=IF(AND([.BA$1]&gt;=[.$L15];[.BA$1]&lt;=[.$K15]);[.BA$1];&quot;&quot;)">
            <text:p/>
          </table:table-cell>
          <table:table-cell table:style-name="ce17" table:formula="of:=IF(AND([.BB$1]&gt;=[.$L15];[.BB$1]&lt;=[.$K15]);[.BB$1];&quot;&quot;)">
            <text:p/>
          </table:table-cell>
          <table:table-cell table:style-name="ce17" table:formula="of:=IF(AND([.BC$1]&gt;=[.$L15];[.BC$1]&lt;=[.$K15]);[.BC$1];&quot;&quot;)">
            <text:p/>
          </table:table-cell>
          <table:table-cell table:style-name="ce17" table:formula="of:=IF(AND([.BD$1]&gt;=[.$L15];[.BD$1]&lt;=[.$K15]);[.BD$1];&quot;&quot;)">
            <text:p/>
          </table:table-cell>
          <table:table-cell table:style-name="ce17" table:formula="of:=IF(AND([.BE$1]&gt;=[.$L15];[.BE$1]&lt;=[.$K15]);[.BE$1];&quot;&quot;)">
            <text:p/>
          </table:table-cell>
          <table:table-cell table:style-name="ce17" table:formula="of:=IF(AND([.BF$1]&gt;=[.$L15];[.BF$1]&lt;=[.$K15]);[.BF$1];&quot;&quot;)">
            <text:p/>
          </table:table-cell>
          <table:table-cell table:style-name="ce17" table:formula="of:=IF(AND([.BG$1]&gt;=[.$L15];[.BG$1]&lt;=[.$K15]);[.BG$1];&quot;&quot;)">
            <text:p/>
          </table:table-cell>
          <table:table-cell table:style-name="ce17" table:formula="of:=IF(AND([.BH$1]&gt;=[.$L15];[.BH$1]&lt;=[.$K15]);[.BH$1];&quot;&quot;)">
            <text:p/>
          </table:table-cell>
          <table:table-cell table:style-name="ce17" table:formula="of:=IF(AND([.BI$1]&gt;=[.$L15];[.BI$1]&lt;=[.$K15]);[.BI$1];&quot;&quot;)">
            <text:p/>
          </table:table-cell>
          <table:table-cell table:style-name="ce17" table:formula="of:=IF(AND([.BJ$1]&gt;=[.$L15];[.BJ$1]&lt;=[.$K15]);[.BJ$1];&quot;&quot;)">
            <text:p/>
          </table:table-cell>
          <table:table-cell table:style-name="ce17" table:formula="of:=IF(AND([.BK$1]&gt;=[.$L15];[.BK$1]&lt;=[.$K15]);[.BK$1];&quot;&quot;)">
            <text:p/>
          </table:table-cell>
          <table:table-cell table:style-name="ce17" table:formula="of:=IF(AND([.BL$1]&gt;=[.$L15];[.BL$1]&lt;=[.$K15]);[.BL$1];&quot;&quot;)">
            <text:p/>
          </table:table-cell>
          <table:table-cell table:style-name="ce17" table:formula="of:=IF(AND([.BM$1]&gt;=[.$L15];[.BM$1]&lt;=[.$K15]);[.BM$1];&quot;&quot;)">
            <text:p/>
          </table:table-cell>
          <table:table-cell table:style-name="ce17" table:formula="of:=IF(AND([.BN$1]&gt;=[.$L15];[.BN$1]&lt;=[.$K15]);[.BN$1];&quot;&quot;)">
            <text:p/>
          </table:table-cell>
          <table:table-cell table:style-name="ce17" table:formula="of:=IF(AND([.BO$1]&gt;=[.$L15];[.BO$1]&lt;=[.$K15]);[.BO$1];&quot;&quot;)">
            <text:p/>
          </table:table-cell>
          <table:table-cell table:style-name="ce17" table:formula="of:=IF(AND([.BP$1]&gt;=[.$L15];[.BP$1]&lt;=[.$K15]);[.BP$1];&quot;&quot;)">
            <text:p/>
          </table:table-cell>
          <table:table-cell table:style-name="ce17" table:formula="of:=IF(AND([.BQ$1]&gt;=[.$L15];[.BQ$1]&lt;=[.$K15]);[.BQ$1];&quot;&quot;)">
            <text:p/>
          </table:table-cell>
          <table:table-cell table:style-name="ce17" table:formula="of:=IF(AND([.BR$1]&gt;=[.$L15];[.BR$1]&lt;=[.$K15]);[.BR$1];&quot;&quot;)">
            <text:p/>
          </table:table-cell>
          <table:table-cell table:style-name="ce17" table:formula="of:=IF(AND([.BS$1]&gt;=[.$L15];[.BS$1]&lt;=[.$K15]);[.BS$1];&quot;&quot;)">
            <text:p/>
          </table:table-cell>
          <table:table-cell table:style-name="ce17" table:formula="of:=IF(AND([.BT$1]&gt;=[.$L15];[.BT$1]&lt;=[.$K15]);[.BT$1];&quot;&quot;)">
            <text:p/>
          </table:table-cell>
          <table:table-cell table:style-name="ce17" table:formula="of:=IF(AND([.BU$1]&gt;=[.$L15];[.BU$1]&lt;=[.$K15]);[.BU$1];&quot;&quot;)">
            <text:p/>
          </table:table-cell>
          <table:table-cell table:style-name="ce17" table:formula="of:=IF(AND([.BV$1]&gt;=[.$L15];[.BV$1]&lt;=[.$K15]);[.BV$1];&quot;&quot;)">
            <text:p/>
          </table:table-cell>
          <table:table-cell table:style-name="ce17" table:formula="of:=IF(AND([.BW$1]&gt;=[.$L15];[.BW$1]&lt;=[.$K15]);[.BW$1];&quot;&quot;)">
            <text:p/>
          </table:table-cell>
          <table:table-cell table:style-name="ce17" table:formula="of:=IF(AND([.BX$1]&gt;=[.$L15];[.BX$1]&lt;=[.$K15]);[.BX$1];&quot;&quot;)">
            <text:p/>
          </table:table-cell>
          <table:table-cell table:style-name="ce17" table:formula="of:=IF(AND([.BY$1]&gt;=[.$L15];[.BY$1]&lt;=[.$K15]);[.BY$1];&quot;&quot;)">
            <text:p/>
          </table:table-cell>
          <table:table-cell table:style-name="ce17" table:formula="of:=IF(AND([.BZ$1]&gt;=[.$L15];[.BZ$1]&lt;=[.$K15]);[.BZ$1];&quot;&quot;)">
            <text:p/>
          </table:table-cell>
          <table:table-cell table:style-name="ce17" table:formula="of:=IF(AND([.CA$1]&gt;=[.$L15];[.CA$1]&lt;=[.$K15]);[.CA$1];&quot;&quot;)">
            <text:p/>
          </table:table-cell>
          <table:table-cell table:style-name="ce17" table:formula="of:=IF(AND([.CB$1]&gt;=[.$L15];[.CB$1]&lt;=[.$K15]);[.CB$1];&quot;&quot;)">
            <text:p/>
          </table:table-cell>
          <table:table-cell table:style-name="ce17" table:formula="of:=IF(AND([.CC$1]&gt;=[.$L15];[.CC$1]&lt;=[.$K15]);[.CC$1];&quot;&quot;)">
            <text:p/>
          </table:table-cell>
          <table:table-cell table:style-name="ce17" table:formula="of:=IF(AND([.CD$1]&gt;=[.$L15];[.CD$1]&lt;=[.$K15]);[.CD$1];&quot;&quot;)">
            <text:p/>
          </table:table-cell>
          <table:table-cell table:style-name="ce17" table:formula="of:=IF(AND([.CE$1]&gt;=[.$L15];[.CE$1]&lt;=[.$K15]);[.CE$1];&quot;&quot;)">
            <text:p/>
          </table:table-cell>
          <table:table-cell table:style-name="ce17" table:formula="of:=IF(AND([.CF$1]&gt;=[.$L15];[.CF$1]&lt;=[.$K15]);[.CF$1];&quot;&quot;)">
            <text:p/>
          </table:table-cell>
          <table:table-cell table:style-name="ce17" table:formula="of:=IF(AND([.CG$1]&gt;=[.$L15];[.CG$1]&lt;=[.$K15]);[.CG$1];&quot;&quot;)">
            <text:p/>
          </table:table-cell>
          <table:table-cell table:style-name="ce17" table:formula="of:=IF(AND([.CH$1]&gt;=[.$L15];[.CH$1]&lt;=[.$K15]);[.CH$1];&quot;&quot;)">
            <text:p/>
          </table:table-cell>
          <table:table-cell table:style-name="ce17" table:formula="of:=IF(AND([.CI$1]&gt;=[.$L15];[.CI$1]&lt;=[.$K15]);[.CI$1];&quot;&quot;)">
            <text:p/>
          </table:table-cell>
          <table:table-cell table:style-name="ce17" table:formula="of:=IF(AND([.CJ$1]&gt;=[.$L15];[.CJ$1]&lt;=[.$K15]);[.CJ$1];&quot;&quot;)">
            <text:p/>
          </table:table-cell>
          <table:table-cell table:style-name="ce17" table:formula="of:=IF(AND([.CK$1]&gt;=[.$L15];[.CK$1]&lt;=[.$K15]);[.CK$1];&quot;&quot;)">
            <text:p/>
          </table:table-cell>
          <table:table-cell table:style-name="ce17" table:formula="of:=IF(AND([.CL$1]&gt;=[.$L15];[.CL$1]&lt;=[.$K15]);[.CL$1];&quot;&quot;)">
            <text:p/>
          </table:table-cell>
          <table:table-cell table:style-name="ce17" table:formula="of:=IF(AND([.CM$1]&gt;=[.$L15];[.CM$1]&lt;=[.$K15]);[.CM$1];&quot;&quot;)">
            <text:p/>
          </table:table-cell>
          <table:table-cell table:style-name="ce17" table:formula="of:=IF(AND([.CN$1]&gt;=[.$L15];[.CN$1]&lt;=[.$K15]);[.CN$1];&quot;&quot;)">
            <text:p/>
          </table:table-cell>
          <table:table-cell table:style-name="ce17" table:formula="of:=IF(AND([.CO$1]&gt;=[.$L15];[.CO$1]&lt;=[.$K15]);[.CO$1];&quot;&quot;)">
            <text:p/>
          </table:table-cell>
          <table:table-cell table:style-name="ce17" table:formula="of:=IF(AND([.CP$1]&gt;=[.$L15];[.CP$1]&lt;=[.$K15]);[.CP$1];&quot;&quot;)">
            <text:p/>
          </table:table-cell>
          <table:table-cell table:style-name="ce17" table:formula="of:=IF(AND([.CQ$1]&gt;=[.$L15];[.CQ$1]&lt;=[.$K15]);[.CQ$1];&quot;&quot;)">
            <text:p/>
          </table:table-cell>
          <table:table-cell table:style-name="ce17" table:formula="of:=IF(AND([.CR$1]&gt;=[.$L15];[.CR$1]&lt;=[.$K15]);[.CR$1];&quot;&quot;)">
            <text:p/>
          </table:table-cell>
          <table:table-cell table:style-name="ce17" table:formula="of:=IF(AND([.CS$1]&gt;=[.$L15];[.CS$1]&lt;=[.$K15]);[.CS$1];&quot;&quot;)">
            <text:p/>
          </table:table-cell>
          <table:table-cell table:style-name="ce17" table:formula="of:=IF(AND([.CT$1]&gt;=[.$L15];[.CT$1]&lt;=[.$K15]);[.CT$1];&quot;&quot;)">
            <text:p/>
          </table:table-cell>
          <table:table-cell table:style-name="ce17" table:formula="of:=IF(AND([.CU$1]&gt;=[.$L15];[.CU$1]&lt;=[.$K15]);[.CU$1];&quot;&quot;)">
            <text:p/>
          </table:table-cell>
          <table:table-cell table:style-name="ce17" table:formula="of:=IF(AND([.CV$1]&gt;=[.$L15];[.CV$1]&lt;=[.$K15]);[.CV$1];&quot;&quot;)">
            <text:p/>
          </table:table-cell>
          <table:table-cell table:style-name="ce17" table:formula="of:=IF(AND([.CW$1]&gt;=[.$L15];[.CW$1]&lt;=[.$K15]);[.CW$1];&quot;&quot;)">
            <text:p/>
          </table:table-cell>
          <table:table-cell table:style-name="ce17" table:formula="of:=IF(AND([.CX$1]&gt;=[.$L15];[.CX$1]&lt;=[.$K15]);[.CX$1];&quot;&quot;)">
            <text:p/>
          </table:table-cell>
          <table:table-cell table:style-name="ce17" table:formula="of:=IF(AND([.CY$1]&gt;=[.$L15];[.CY$1]&lt;=[.$K15]);[.CY$1];&quot;&quot;)">
            <text:p/>
          </table:table-cell>
          <table:table-cell table:style-name="ce17" table:formula="of:=IF(AND([.CZ$1]&gt;=[.$L15];[.CZ$1]&lt;=[.$K15]);[.CZ$1];&quot;&quot;)">
            <text:p/>
          </table:table-cell>
          <table:table-cell table:style-name="ce17" table:formula="of:=IF(AND([.DA$1]&gt;=[.$L15];[.DA$1]&lt;=[.$K15]);[.DA$1];&quot;&quot;)">
            <text:p/>
          </table:table-cell>
          <table:table-cell table:style-name="ce17" table:formula="of:=IF(AND([.DB$1]&gt;=[.$L15];[.DB$1]&lt;=[.$K15]);[.DB$1];&quot;&quot;)">
            <text:p/>
          </table:table-cell>
          <table:table-cell table:style-name="ce17" table:formula="of:=IF(AND([.DC$1]&gt;=[.$L15];[.DC$1]&lt;=[.$K15]);[.DC$1];&quot;&quot;)">
            <text:p/>
          </table:table-cell>
          <table:table-cell table:style-name="ce17" table:formula="of:=IF(AND([.DD$1]&gt;=[.$L15];[.DD$1]&lt;=[.$K15]);[.DD$1];&quot;&quot;)">
            <text:p/>
          </table:table-cell>
          <table:table-cell table:style-name="ce17" table:formula="of:=IF(AND([.DE$1]&gt;=[.$L15];[.DE$1]&lt;=[.$K15]);[.DE$1];&quot;&quot;)">
            <text:p/>
          </table:table-cell>
          <table:table-cell table:style-name="ce17" table:formula="of:=IF(AND([.DF$1]&gt;=[.$L15];[.DF$1]&lt;=[.$K15]);[.DF$1];&quot;&quot;)">
            <text:p/>
          </table:table-cell>
          <table:table-cell table:style-name="ce17" table:formula="of:=IF(AND([.DG$1]&gt;=[.$L15];[.DG$1]&lt;=[.$K15]);[.DG$1];&quot;&quot;)">
            <text:p/>
          </table:table-cell>
          <table:table-cell table:style-name="ce17" table:formula="of:=IF(AND([.DH$1]&gt;=[.$L15];[.DH$1]&lt;=[.$K15]);[.DH$1];&quot;&quot;)">
            <text:p/>
          </table:table-cell>
          <table:table-cell table:style-name="ce17" table:formula="of:=IF(AND([.DI$1]&gt;=[.$L15];[.DI$1]&lt;=[.$K15]);[.DI$1];&quot;&quot;)">
            <text:p/>
          </table:table-cell>
          <table:table-cell table:style-name="ce17" table:formula="of:=IF(AND([.DJ$1]&gt;=[.$L15];[.DJ$1]&lt;=[.$K15]);[.DJ$1];&quot;&quot;)">
            <text:p/>
          </table:table-cell>
          <table:table-cell table:style-name="ce17" table:formula="of:=IF(AND([.DK$1]&gt;=[.$L15];[.DK$1]&lt;=[.$K15]);[.DK$1];&quot;&quot;)">
            <text:p/>
          </table:table-cell>
          <table:table-cell table:style-name="ce17" table:formula="of:=IF(AND([.DL$1]&gt;=[.$L15];[.DL$1]&lt;=[.$K15]);[.DL$1];&quot;&quot;)">
            <text:p/>
          </table:table-cell>
          <table:table-cell table:style-name="ce17" table:formula="of:=IF(AND([.DM$1]&gt;=[.$L15];[.DM$1]&lt;=[.$K15]);[.DM$1];&quot;&quot;)">
            <text:p/>
          </table:table-cell>
          <table:table-cell table:style-name="ce17" table:formula="of:=IF(AND([.DN$1]&gt;=[.$L15];[.DN$1]&lt;=[.$K15]);[.DN$1];&quot;&quot;)">
            <text:p/>
          </table:table-cell>
          <table:table-cell table:style-name="ce17" table:formula="of:=IF(AND([.DO$1]&gt;=[.$L15];[.DO$1]&lt;=[.$K15]);[.DO$1];&quot;&quot;)">
            <text:p/>
          </table:table-cell>
          <table:table-cell table:style-name="ce17" table:formula="of:=IF(AND([.DP$1]&gt;=[.$L15];[.DP$1]&lt;=[.$K15]);[.DP$1];&quot;&quot;)">
            <text:p/>
          </table:table-cell>
          <table:table-cell table:style-name="ce17" table:formula="of:=IF(AND([.DQ$1]&gt;=[.$L15];[.DQ$1]&lt;=[.$K15]);[.DQ$1];&quot;&quot;)">
            <text:p/>
          </table:table-cell>
          <table:table-cell table:style-name="ce17" table:formula="of:=IF(AND([.DR$1]&gt;=[.$L15];[.DR$1]&lt;=[.$K15]);[.DR$1];&quot;&quot;)">
            <text:p/>
          </table:table-cell>
          <table:table-cell table:style-name="ce17" table:formula="of:=IF(AND([.DS$1]&gt;=[.$L15];[.DS$1]&lt;=[.$K15]);[.DS$1];&quot;&quot;)">
            <text:p/>
          </table:table-cell>
          <table:table-cell table:style-name="ce17" table:formula="of:=IF(AND([.DT$1]&gt;=[.$L15];[.DT$1]&lt;=[.$K15]);[.DT$1];&quot;&quot;)">
            <text:p/>
          </table:table-cell>
          <table:table-cell table:style-name="ce17" table:formula="of:=IF(AND([.DU$1]&gt;=[.$L15];[.DU$1]&lt;=[.$K15]);[.DU$1];&quot;&quot;)">
            <text:p/>
          </table:table-cell>
          <table:table-cell table:style-name="ce17" table:formula="of:=IF(AND([.DV$1]&gt;=[.$L15];[.DV$1]&lt;=[.$K15]);[.DV$1];&quot;&quot;)">
            <text:p/>
          </table:table-cell>
          <table:table-cell table:style-name="ce17" table:formula="of:=IF(AND([.DW$1]&gt;=[.$L15];[.DW$1]&lt;=[.$K15]);[.DW$1];&quot;&quot;)">
            <text:p/>
          </table:table-cell>
          <table:table-cell table:style-name="ce17" table:formula="of:=IF(AND([.DX$1]&gt;=[.$L15];[.DX$1]&lt;=[.$K15]);[.DX$1];&quot;&quot;)">
            <text:p/>
          </table:table-cell>
          <table:table-cell table:style-name="ce17" table:formula="of:=IF(AND([.DY$1]&gt;=[.$L15];[.DY$1]&lt;=[.$K15]);[.DY$1];&quot;&quot;)">
            <text:p/>
          </table:table-cell>
          <table:table-cell table:style-name="ce17" table:formula="of:=IF(AND([.DZ$1]&gt;=[.$L15];[.DZ$1]&lt;=[.$K15]);[.DZ$1];&quot;&quot;)">
            <text:p/>
          </table:table-cell>
          <table:table-cell table:style-name="ce17" table:formula="of:=IF(AND([.EA$1]&gt;=[.$L15];[.EA$1]&lt;=[.$K15]);[.EA$1];&quot;&quot;)">
            <text:p/>
          </table:table-cell>
          <table:table-cell table:style-name="ce17" table:formula="of:=IF(AND([.EB$1]&gt;=[.$L15];[.EB$1]&lt;=[.$K15]);[.EB$1];&quot;&quot;)">
            <text:p/>
          </table:table-cell>
          <table:table-cell table:style-name="ce17" table:formula="of:=IF(AND([.EC$1]&gt;=[.$L15];[.EC$1]&lt;=[.$K15]);[.EC$1];&quot;&quot;)">
            <text:p/>
          </table:table-cell>
          <table:table-cell table:style-name="ce17" table:formula="of:=IF(AND([.ED$1]&gt;=[.$L15];[.ED$1]&lt;=[.$K15]);[.ED$1];&quot;&quot;)">
            <text:p/>
          </table:table-cell>
          <table:table-cell table:style-name="ce17" table:formula="of:=IF(AND([.EE$1]&gt;=[.$L15];[.EE$1]&lt;=[.$K15]);[.EE$1];&quot;&quot;)">
            <text:p/>
          </table:table-cell>
          <table:table-cell table:style-name="ce17" table:formula="of:=IF(AND([.EF$1]&gt;=[.$L15];[.EF$1]&lt;=[.$K15]);[.EF$1];&quot;&quot;)">
            <text:p/>
          </table:table-cell>
          <table:table-cell table:style-name="ce17" table:formula="of:=IF(AND([.EG$1]&gt;=[.$L15];[.EG$1]&lt;=[.$K15]);[.EG$1];&quot;&quot;)">
            <text:p/>
          </table:table-cell>
          <table:table-cell table:style-name="ce17" table:formula="of:=IF(AND([.EH$1]&gt;=[.$L15];[.EH$1]&lt;=[.$K15]);[.EH$1];&quot;&quot;)">
            <text:p/>
          </table:table-cell>
          <table:table-cell table:style-name="ce17" table:formula="of:=IF(AND([.EI$1]&gt;=[.$L15];[.EI$1]&lt;=[.$K15]);[.EI$1];&quot;&quot;)">
            <text:p/>
          </table:table-cell>
          <table:table-cell table:style-name="ce17" table:formula="of:=IF(AND([.EJ$1]&gt;=[.$L15];[.EJ$1]&lt;=[.$K15]);[.EJ$1];&quot;&quot;)">
            <text:p/>
          </table:table-cell>
          <table:table-cell table:style-name="ce17" table:formula="of:=IF(AND([.EK$1]&gt;=[.$L15];[.EK$1]&lt;=[.$K15]);[.EK$1];&quot;&quot;)">
            <text:p/>
          </table:table-cell>
          <table:table-cell table:style-name="ce17" table:formula="of:=IF(AND([.EL$1]&gt;=[.$L15];[.EL$1]&lt;=[.$K15]);[.EL$1];&quot;&quot;)">
            <text:p/>
          </table:table-cell>
          <table:table-cell table:style-name="ce17" table:formula="of:=IF(AND([.EM$1]&gt;=[.$L15];[.EM$1]&lt;=[.$K15]);[.EM$1];&quot;&quot;)">
            <text:p/>
          </table:table-cell>
          <table:table-cell table:style-name="ce17" table:formula="of:=IF(AND([.EN$1]&gt;=[.$L15];[.EN$1]&lt;=[.$K15]);[.EN$1];&quot;&quot;)">
            <text:p/>
          </table:table-cell>
          <table:table-cell table:style-name="ce17" table:formula="of:=IF(AND([.EO$1]&gt;=[.$L15];[.EO$1]&lt;=[.$K15]);[.EO$1];&quot;&quot;)">
            <text:p/>
          </table:table-cell>
          <table:table-cell table:style-name="ce17" table:formula="of:=IF(AND([.EP$1]&gt;=[.$L15];[.EP$1]&lt;=[.$K15]);[.EP$1];&quot;&quot;)">
            <text:p/>
          </table:table-cell>
          <table:table-cell table:style-name="ce17" table:formula="of:=IF(AND([.EQ$1]&gt;=[.$L15];[.EQ$1]&lt;=[.$K15]);[.EQ$1];&quot;&quot;)">
            <text:p/>
          </table:table-cell>
          <table:table-cell table:style-name="ce17" table:formula="of:=IF(AND([.ER$1]&gt;=[.$L15];[.ER$1]&lt;=[.$K15]);[.ER$1];&quot;&quot;)">
            <text:p/>
          </table:table-cell>
          <table:table-cell table:style-name="ce17" table:formula="of:=IF(AND([.ES$1]&gt;=[.$L15];[.ES$1]&lt;=[.$K15]);[.ES$1];&quot;&quot;)">
            <text:p/>
          </table:table-cell>
          <table:table-cell table:style-name="ce17" table:formula="of:=IF(AND([.ET$1]&gt;=[.$L15];[.ET$1]&lt;=[.$K15]);[.ET$1];&quot;&quot;)">
            <text:p/>
          </table:table-cell>
          <table:table-cell table:style-name="ce17" table:formula="of:=IF(AND([.EU$1]&gt;=[.$L15];[.EU$1]&lt;=[.$K15]);[.EU$1];&quot;&quot;)">
            <text:p/>
          </table:table-cell>
          <table:table-cell table:style-name="ce17" table:formula="of:=IF(AND([.EV$1]&gt;=[.$L15];[.EV$1]&lt;=[.$K15]);[.EV$1];&quot;&quot;)">
            <text:p/>
          </table:table-cell>
          <table:table-cell table:style-name="ce17" table:formula="of:=IF(AND([.EW$1]&gt;=[.$L15];[.EW$1]&lt;=[.$K15]);[.EW$1];&quot;&quot;)">
            <text:p/>
          </table:table-cell>
          <table:table-cell table:style-name="ce19" table:formula="of:=IF(AND([.EX$1]&gt;=[.$L15];[.EX$1]&lt;=[.$K15]);[.EX$1];&quot;&quot;)">
            <text:p/>
          </table:table-cell>
          <table:table-cell table:style-name="ce19" table:formula="of:=IF(AND([.EY$1]&gt;=[.$L15];[.EY$1]&lt;=[.$K15]);[.EY$1];&quot;&quot;)">
            <text:p/>
          </table:table-cell>
          <table:table-cell table:style-name="ce19" table:formula="of:=IF(AND([.EZ$1]&gt;=[.$L15];[.EZ$1]&lt;=[.$K15]);[.EZ$1];&quot;&quot;)">
            <text:p/>
          </table:table-cell>
          <table:table-cell table:style-name="ce19" table:formula="of:=IF(AND([.FA$1]&gt;=[.$L15];[.FA$1]&lt;=[.$K15]);[.FA$1];&quot;&quot;)">
            <text:p/>
          </table:table-cell>
          <table:table-cell table:style-name="ce19" table:formula="of:=IF(AND([.FB$1]&gt;=[.$L15];[.FB$1]&lt;=[.$K15]);[.FB$1];&quot;&quot;)">
            <text:p/>
          </table:table-cell>
          <table:table-cell table:style-name="ce19" table:formula="of:=IF(AND([.FC$1]&gt;=[.$L15];[.FC$1]&lt;=[.$K15]);[.FC$1];&quot;&quot;)">
            <text:p/>
          </table:table-cell>
          <table:table-cell table:style-name="ce19" table:formula="of:=IF(AND([.FD$1]&gt;=[.$L15];[.FD$1]&lt;=[.$K15]);[.FD$1];&quot;&quot;)">
            <text:p/>
          </table:table-cell>
          <table:table-cell table:style-name="ce19" table:formula="of:=IF(AND([.FE$1]&gt;=[.$L15];[.FE$1]&lt;=[.$K15]);[.FE$1];&quot;&quot;)">
            <text:p/>
          </table:table-cell>
          <table:table-cell table:style-name="ce19" table:formula="of:=IF(AND([.FF$1]&gt;=[.$L15];[.FF$1]&lt;=[.$K15]);[.FF$1];&quot;&quot;)">
            <text:p/>
          </table:table-cell>
          <table:table-cell table:style-name="ce19" table:formula="of:=IF(AND([.FG$1]&gt;=[.$L15];[.FG$1]&lt;=[.$K15]);[.FG$1];&quot;&quot;)">
            <text:p/>
          </table:table-cell>
          <table:table-cell table:style-name="ce19" table:formula="of:=IF(AND([.FH$1]&gt;=[.$L15];[.FH$1]&lt;=[.$K15]);[.FH$1];&quot;&quot;)">
            <text:p/>
          </table:table-cell>
          <table:table-cell table:style-name="ce19" table:formula="of:=IF(AND([.FI$1]&gt;=[.$L15];[.FI$1]&lt;=[.$K15]);[.FI$1];&quot;&quot;)">
            <text:p/>
          </table:table-cell>
          <table:table-cell table:style-name="ce22" table:formula="of:=IF(AND([.FJ$1]&gt;=[.$L15];[.FJ$1]&lt;=[.$K15]);[.FJ$1];&quot;&quot;)">
            <text:p/>
          </table:table-cell>
          <table:table-cell table:style-name="ce22" table:formula="of:=IF(AND([.FK$1]&gt;=[.$L15];[.FK$1]&lt;=[.$K15]);[.FK$1];&quot;&quot;)">
            <text:p/>
          </table:table-cell>
          <table:table-cell table:style-name="ce22" table:formula="of:=IF(AND([.FL$1]&gt;=[.$L15];[.FL$1]&lt;=[.$K15]);[.FL$1];&quot;&quot;)">
            <text:p/>
          </table:table-cell>
          <table:table-cell table:style-name="ce22" table:formula="of:=IF(AND([.FM$1]&gt;=[.$L15];[.FM$1]&lt;=[.$K15]);[.FM$1];&quot;&quot;)">
            <text:p/>
          </table:table-cell>
          <table:table-cell table:style-name="ce22" table:formula="of:=IF(AND([.FN$1]&gt;=[.$L15];[.FN$1]&lt;=[.$K15]);[.FN$1];&quot;&quot;)">
            <text:p/>
          </table:table-cell>
          <table:table-cell table:style-name="ce22" table:formula="of:=IF(AND([.FO$1]&gt;=[.$L15];[.FO$1]&lt;=[.$K15]);[.FO$1];&quot;&quot;)">
            <text:p/>
          </table:table-cell>
          <table:table-cell table:style-name="ce22" table:formula="of:=IF(AND([.FP$1]&gt;=[.$L15];[.FP$1]&lt;=[.$K15]);[.FP$1];&quot;&quot;)">
            <text:p/>
          </table:table-cell>
          <table:table-cell table:style-name="ce22" table:formula="of:=IF(AND([.FQ$1]&gt;=[.$L15];[.FQ$1]&lt;=[.$K15]);[.FQ$1];&quot;&quot;)">
            <text:p/>
          </table:table-cell>
          <table:table-cell table:style-name="ce22" table:formula="of:=IF(AND([.FR$1]&gt;=[.$L15];[.FR$1]&lt;=[.$K15]);[.FR$1];&quot;&quot;)">
            <text:p/>
          </table:table-cell>
          <table:table-cell table:style-name="ce22" table:formula="of:=IF(AND([.FS$1]&gt;=[.$L15];[.FS$1]&lt;=[.$K15]);[.FS$1];&quot;&quot;)">
            <text:p/>
          </table:table-cell>
          <table:table-cell table:style-name="ce22" table:formula="of:=IF(AND([.FT$1]&gt;=[.$L15];[.FT$1]&lt;=[.$K15]);[.FT$1];&quot;&quot;)">
            <text:p/>
          </table:table-cell>
          <table:table-cell table:style-name="ce22" table:formula="of:=IF(AND([.FU$1]&gt;=[.$L15];[.FU$1]&lt;=[.$K15]);[.FU$1];&quot;&quot;)">
            <text:p/>
          </table:table-cell>
          <table:table-cell table:style-name="ce22" table:formula="of:=IF(AND([.FV$1]&gt;=[.$L15];[.FV$1]&lt;=[.$K15]);[.FV$1];&quot;&quot;)">
            <text:p/>
          </table:table-cell>
          <table:table-cell table:style-name="ce22" table:formula="of:=IF(AND([.FW$1]&gt;=[.$L15];[.FW$1]&lt;=[.$K15]);[.FW$1];&quot;&quot;)">
            <text:p/>
          </table:table-cell>
          <table:table-cell table:style-name="ce22" table:formula="of:=IF(AND([.FX$1]&gt;=[.$L15];[.FX$1]&lt;=[.$K15]);[.FX$1];&quot;&quot;)">
            <text:p/>
          </table:table-cell>
          <table:table-cell table:style-name="ce22" table:formula="of:=IF(AND([.FY$1]&gt;=[.$L15];[.FY$1]&lt;=[.$K15]);[.FY$1];&quot;&quot;)">
            <text:p/>
          </table:table-cell>
          <table:table-cell table:style-name="ce22" table:formula="of:=IF(AND([.FZ$1]&gt;=[.$L15];[.FZ$1]&lt;=[.$K15]);[.FZ$1];&quot;&quot;)">
            <text:p/>
          </table:table-cell>
          <table:table-cell table:style-name="ce22" table:formula="of:=IF(AND([.GA$1]&gt;=[.$L15];[.GA$1]&lt;=[.$K15]);[.GA$1];&quot;&quot;)">
            <text:p/>
          </table:table-cell>
          <table:table-cell table:style-name="ce22" table:formula="of:=IF(AND([.GB$1]&gt;=[.$L15];[.GB$1]&lt;=[.$K15]);[.GB$1];&quot;&quot;)">
            <text:p/>
          </table:table-cell>
          <table:table-cell table:style-name="ce22" table:formula="of:=IF(AND([.GC$1]&gt;=[.$L15];[.GC$1]&lt;=[.$K15]);[.GC$1];&quot;&quot;)">
            <text:p/>
          </table:table-cell>
          <table:table-cell table:style-name="ce22" table:formula="of:=IF(AND([.GD$1]&gt;=[.$L15];[.GD$1]&lt;=[.$K15]);[.GD$1];&quot;&quot;)">
            <text:p/>
          </table:table-cell>
          <table:table-cell table:style-name="ce22" table:formula="of:=IF(AND([.GE$1]&gt;=[.$L15];[.GE$1]&lt;=[.$K15]);[.GE$1];&quot;&quot;)">
            <text:p/>
          </table:table-cell>
          <table:table-cell table:style-name="ce22" table:formula="of:=IF(AND([.GF$1]&gt;=[.$L15];[.GF$1]&lt;=[.$K15]);[.GF$1];&quot;&quot;)">
            <text:p/>
          </table:table-cell>
          <table:table-cell table:style-name="ce22" table:formula="of:=IF(AND([.GG$1]&gt;=[.$L15];[.GG$1]&lt;=[.$K15]);[.GG$1];&quot;&quot;)">
            <text:p/>
          </table:table-cell>
          <table:table-cell table:style-name="ce22" table:formula="of:=IF(AND([.GH$1]&gt;=[.$L15];[.GH$1]&lt;=[.$K15]);[.GH$1];&quot;&quot;)">
            <text:p/>
          </table:table-cell>
          <table:table-cell table:style-name="ce22" table:formula="of:=IF(AND([.GI$1]&gt;=[.$L15];[.GI$1]&lt;=[.$K15]);[.GI$1];&quot;&quot;)">
            <text:p/>
          </table:table-cell>
          <table:table-cell table:style-name="ce22" table:formula="of:=IF(AND([.GJ$1]&gt;=[.$L15];[.GJ$1]&lt;=[.$K15]);[.GJ$1];&quot;&quot;)">
            <text:p/>
          </table:table-cell>
          <table:table-cell table:style-name="ce22" table:formula="of:=IF(AND([.GK$1]&gt;=[.$L15];[.GK$1]&lt;=[.$K15]);[.GK$1];&quot;&quot;)">
            <text:p/>
          </table:table-cell>
          <table:table-cell table:style-name="ce22" table:formula="of:=IF(AND([.GL$1]&gt;=[.$L15];[.GL$1]&lt;=[.$K15]);[.GL$1];&quot;&quot;)">
            <text:p/>
          </table:table-cell>
          <table:table-cell table:style-name="ce22" table:formula="of:=IF(AND([.GM$1]&gt;=[.$L15];[.GM$1]&lt;=[.$K15]);[.GM$1];&quot;&quot;)">
            <text:p/>
          </table:table-cell>
          <table:table-cell table:style-name="ce22" table:formula="of:=IF(AND([.GN$1]&gt;=[.$L15];[.GN$1]&lt;=[.$K15]);[.GN$1];&quot;&quot;)">
            <text:p/>
          </table:table-cell>
          <table:table-cell table:style-name="ce22" table:formula="of:=IF(AND([.GO$1]&gt;=[.$L15];[.GO$1]&lt;=[.$K15]);[.GO$1];&quot;&quot;)">
            <text:p/>
          </table:table-cell>
          <table:table-cell table:style-name="ce22" table:formula="of:=IF(AND([.GP$1]&gt;=[.$L15];[.GP$1]&lt;=[.$K15]);[.GP$1];&quot;&quot;)">
            <text:p/>
          </table:table-cell>
          <table:table-cell table:style-name="ce22" table:formula="of:=IF(AND([.GQ$1]&gt;=[.$L15];[.GQ$1]&lt;=[.$K15]);[.GQ$1];&quot;&quot;)">
            <text:p/>
          </table:table-cell>
          <table:table-cell table:style-name="ce22" table:formula="of:=IF(AND([.GR$1]&gt;=[.$L15];[.GR$1]&lt;=[.$K15]);[.GR$1];&quot;&quot;)">
            <text:p/>
          </table:table-cell>
          <table:table-cell table:style-name="ce22" table:formula="of:=IF(AND([.GS$1]&gt;=[.$L15];[.GS$1]&lt;=[.$K15]);[.GS$1];&quot;&quot;)">
            <text:p/>
          </table:table-cell>
          <table:table-cell table:style-name="ce22" table:formula="of:=IF(AND([.GT$1]&gt;=[.$L15];[.GT$1]&lt;=[.$K15]);[.GT$1];&quot;&quot;)">
            <text:p/>
          </table:table-cell>
          <table:table-cell table:style-name="ce22" table:formula="of:=IF(AND([.GU$1]&gt;=[.$L15];[.GU$1]&lt;=[.$K15]);[.GU$1];&quot;&quot;)">
            <text:p/>
          </table:table-cell>
          <table:table-cell table:style-name="ce22" table:formula="of:=IF(AND([.GV$1]&gt;=[.$L15];[.GV$1]&lt;=[.$K15]);[.GV$1];&quot;&quot;)">
            <text:p/>
          </table:table-cell>
          <table:table-cell table:style-name="ce22" table:formula="of:=IF(AND([.GW$1]&gt;=[.$L15];[.GW$1]&lt;=[.$K15]);[.GW$1];&quot;&quot;)">
            <text:p/>
          </table:table-cell>
          <table:table-cell table:style-name="ce22" table:formula="of:=IF(AND([.GX$1]&gt;=[.$L15];[.GX$1]&lt;=[.$K15]);[.GX$1];&quot;&quot;)">
            <text:p/>
          </table:table-cell>
          <table:table-cell table:style-name="ce22" table:formula="of:=IF(AND([.GY$1]&gt;=[.$L15];[.GY$1]&lt;=[.$K15]);[.GY$1];&quot;&quot;)">
            <text:p/>
          </table:table-cell>
          <table:table-cell table:style-name="ce22" table:formula="of:=IF(AND([.GZ$1]&gt;=[.$L15];[.GZ$1]&lt;=[.$K15]);[.GZ$1];&quot;&quot;)">
            <text:p/>
          </table:table-cell>
          <table:table-cell table:style-name="ce22" table:formula="of:=IF(AND([.HA$1]&gt;=[.$L15];[.HA$1]&lt;=[.$K15]);[.HA$1];&quot;&quot;)">
            <text:p/>
          </table:table-cell>
          <table:table-cell table:style-name="ce22" table:formula="of:=IF(AND([.HB$1]&gt;=[.$L15];[.HB$1]&lt;=[.$K15]);[.HB$1];&quot;&quot;)">
            <text:p/>
          </table:table-cell>
          <table:table-cell table:style-name="ce22" table:formula="of:=IF(AND([.HC$1]&gt;=[.$L15];[.HC$1]&lt;=[.$K15]);[.HC$1];&quot;&quot;)">
            <text:p/>
          </table:table-cell>
          <table:table-cell table:style-name="ce24" table:formula="of:=IF(AND([.HD$1]&gt;=[.$L15];[.HD$1]&lt;=[.$K15]);[.HD$1];&quot;&quot;)">
            <text:p/>
          </table:table-cell>
          <table:table-cell table:style-name="ce24" table:formula="of:=IF(AND([.HE$1]&gt;=[.$L15];[.HE$1]&lt;=[.$K15]);[.HE$1];&quot;&quot;)">
            <text:p/>
          </table:table-cell>
          <table:table-cell table:style-name="ce24" table:formula="of:=IF(AND([.HF$1]&gt;=[.$L15];[.HF$1]&lt;=[.$K15]);[.HF$1];&quot;&quot;)">
            <text:p/>
          </table:table-cell>
          <table:table-cell table:style-name="ce24" table:formula="of:=IF(AND([.HG$1]&gt;=[.$L15];[.HG$1]&lt;=[.$K15]);[.HG$1];&quot;&quot;)">
            <text:p/>
          </table:table-cell>
          <table:table-cell table:style-name="ce26" table:formula="of:=IF(AND([.HH$1]&gt;=[.$L15];[.HH$1]&lt;=[.$K15]);[.HH$1];&quot;&quot;)">
            <text:p/>
          </table:table-cell>
          <table:table-cell table:style-name="ce26" table:formula="of:=IF(AND([.HI$1]&gt;=[.$L15];[.HI$1]&lt;=[.$K15]);[.HI$1];&quot;&quot;)">
            <text:p/>
          </table:table-cell>
          <table:table-cell table:style-name="ce26" table:formula="of:=IF(AND([.HJ$1]&gt;=[.$L15];[.HJ$1]&lt;=[.$K15]);[.HJ$1];&quot;&quot;)">
            <text:p/>
          </table:table-cell>
          <table:table-cell table:style-name="ce26" table:formula="of:=IF(AND([.HK$1]&gt;=[.$L15];[.HK$1]&lt;=[.$K15]);[.HK$1];&quot;&quot;)">
            <text:p/>
          </table:table-cell>
          <table:table-cell table:style-name="ce26" table:formula="of:=IF(AND([.HL$1]&gt;=[.$L15];[.HL$1]&lt;=[.$K15]);[.HL$1];&quot;&quot;)">
            <text:p/>
          </table:table-cell>
          <table:table-cell table:style-name="ce26" table:formula="of:=IF(AND([.HM$1]&gt;=[.$L15];[.HM$1]&lt;=[.$K15]);[.HM$1];&quot;&quot;)">
            <text:p/>
          </table:table-cell>
          <table:table-cell table:style-name="ce26" table:formula="of:=IF(AND([.HN$1]&gt;=[.$L15];[.HN$1]&lt;=[.$K15]);[.HN$1];&quot;&quot;)">
            <text:p/>
          </table:table-cell>
          <table:table-cell table:style-name="ce26" table:formula="of:=IF(AND([.HO$1]&gt;=[.$L15];[.HO$1]&lt;=[.$K15]);[.HO$1];&quot;&quot;)">
            <text:p/>
          </table:table-cell>
          <table:table-cell table:style-name="ce26" table:formula="of:=IF(AND([.HP$1]&gt;=[.$L15];[.HP$1]&lt;=[.$K15]);[.HP$1];&quot;&quot;)">
            <text:p/>
          </table:table-cell>
          <table:table-cell table:style-name="ce26" table:formula="of:=IF(AND([.HQ$1]&gt;=[.$L15];[.HQ$1]&lt;=[.$K15]);[.HQ$1];&quot;&quot;)">
            <text:p/>
          </table:table-cell>
          <table:table-cell table:style-name="ce26" table:formula="of:=IF(AND([.HR$1]&gt;=[.$L15];[.HR$1]&lt;=[.$K15]);[.HR$1];&quot;&quot;)">
            <text:p/>
          </table:table-cell>
          <table:table-cell table:style-name="ce26" table:formula="of:=IF(AND([.HS$1]&gt;=[.$L15];[.HS$1]&lt;=[.$K15]);[.HS$1];&quot;&quot;)">
            <text:p/>
          </table:table-cell>
          <table:table-cell table:style-name="ce26" table:formula="of:=IF(AND([.HT$1]&gt;=[.$L15];[.HT$1]&lt;=[.$K15]);[.HT$1];&quot;&quot;)">
            <text:p/>
          </table:table-cell>
          <table:table-cell table:style-name="ce26" table:formula="of:=IF(AND([.HU$1]&gt;=[.$L15];[.HU$1]&lt;=[.$K15]);[.HU$1];&quot;&quot;)">
            <text:p/>
          </table:table-cell>
          <table:table-cell table:style-name="ce26" table:formula="of:=IF(AND([.HV$1]&gt;=[.$L15];[.HV$1]&lt;=[.$K15]);[.HV$1];&quot;&quot;)">
            <text:p/>
          </table:table-cell>
          <table:table-cell table:style-name="ce26" table:formula="of:=IF(AND([.HW$1]&gt;=[.$L15];[.HW$1]&lt;=[.$K15]);[.HW$1];&quot;&quot;)">
            <text:p/>
          </table:table-cell>
          <table:table-cell table:style-name="ce26" table:formula="of:=IF(AND([.HX$1]&gt;=[.$L15];[.HX$1]&lt;=[.$K15]);[.HX$1];&quot;&quot;)">
            <text:p/>
          </table:table-cell>
          <table:table-cell table:style-name="ce26" table:formula="of:=IF(AND([.HY$1]&gt;=[.$L15];[.HY$1]&lt;=[.$K15]);[.HY$1];&quot;&quot;)">
            <text:p/>
          </table:table-cell>
          <table:table-cell table:style-name="ce26" table:formula="of:=IF(AND([.HZ$1]&gt;=[.$L15];[.HZ$1]&lt;=[.$K15]);[.HZ$1];&quot;&quot;)">
            <text:p/>
          </table:table-cell>
          <table:table-cell table:style-name="ce26" table:formula="of:=IF(AND([.IA$1]&gt;=[.$L15];[.IA$1]&lt;=[.$K15]);[.IA$1];&quot;&quot;)">
            <text:p/>
          </table:table-cell>
          <table:table-cell table:style-name="ce26" table:formula="of:=IF(AND([.IB$1]&gt;=[.$L15];[.IB$1]&lt;=[.$K15]);[.IB$1];&quot;&quot;)">
            <text:p/>
          </table:table-cell>
          <table:table-cell table:style-name="ce26" table:formula="of:=IF(AND([.IC$1]&gt;=[.$L15];[.IC$1]&lt;=[.$K15]);[.IC$1];&quot;&quot;)">
            <text:p/>
          </table:table-cell>
          <table:table-cell table:style-name="ce26" table:formula="of:=IF(AND([.ID$1]&gt;=[.$L15];[.ID$1]&lt;=[.$K15]);[.ID$1];&quot;&quot;)">
            <text:p/>
          </table:table-cell>
          <table:table-cell table:style-name="ce26" table:formula="of:=IF(AND([.IE$1]&gt;=[.$L15];[.IE$1]&lt;=[.$K15]);[.IE$1];&quot;&quot;)">
            <text:p/>
          </table:table-cell>
          <table:table-cell table:style-name="ce26" table:formula="of:=IF(AND([.IF$1]&gt;=[.$L15];[.IF$1]&lt;=[.$K15]);[.IF$1];&quot;&quot;)">
            <text:p/>
          </table:table-cell>
          <table:table-cell table:style-name="ce26" table:formula="of:=IF(AND([.IG$1]&gt;=[.$L15];[.IG$1]&lt;=[.$K15]);[.IG$1];&quot;&quot;)">
            <text:p/>
          </table:table-cell>
          <table:table-cell table:style-name="ce26" table:formula="of:=IF(AND([.IH$1]&gt;=[.$L15];[.IH$1]&lt;=[.$K15]);[.IH$1];&quot;&quot;)">
            <text:p/>
          </table:table-cell>
          <table:table-cell table:style-name="ce26" table:formula="of:=IF(AND([.II$1]&gt;=[.$L15];[.II$1]&lt;=[.$K15]);[.II$1];&quot;&quot;)">
            <text:p/>
          </table:table-cell>
          <table:table-cell table:style-name="ce26" table:formula="of:=IF(AND([.IJ$1]&gt;=[.$L15];[.IJ$1]&lt;=[.$K15]);[.IJ$1];&quot;&quot;)">
            <text:p/>
          </table:table-cell>
          <table:table-cell table:style-name="ce26" table:formula="of:=IF(AND([.IK$1]&gt;=[.$L15];[.IK$1]&lt;=[.$K15]);[.IK$1];&quot;&quot;)">
            <text:p/>
          </table:table-cell>
          <table:table-cell table:style-name="ce26" table:formula="of:=IF(AND([.IL$1]&gt;=[.$L15];[.IL$1]&lt;=[.$K15]);[.IL$1];&quot;&quot;)">
            <text:p/>
          </table:table-cell>
          <table:table-cell table:style-name="ce26" table:formula="of:=IF(AND([.IM$1]&gt;=[.$L15];[.IM$1]&lt;=[.$K15]);[.IM$1];&quot;&quot;)">
            <text:p/>
          </table:table-cell>
          <table:table-cell table:style-name="ce26" table:formula="of:=IF(AND([.IN$1]&gt;=[.$L15];[.IN$1]&lt;=[.$K15]);[.IN$1];&quot;&quot;)">
            <text:p/>
          </table:table-cell>
          <table:table-cell table:style-name="ce26" table:formula="of:=IF(AND([.IO$1]&gt;=[.$L15];[.IO$1]&lt;=[.$K15]);[.IO$1];&quot;&quot;)">
            <text:p/>
          </table:table-cell>
          <table:table-cell table:style-name="ce26" table:formula="of:=IF(AND([.IP$1]&gt;=[.$L15];[.IP$1]&lt;=[.$K15]);[.IP$1];&quot;&quot;)">
            <text:p/>
          </table:table-cell>
          <table:table-cell table:style-name="ce26" table:formula="of:=IF(AND([.IQ$1]&gt;=[.$L15];[.IQ$1]&lt;=[.$K15]);[.IQ$1];&quot;&quot;)">
            <text:p/>
          </table:table-cell>
          <table:table-cell table:style-name="ce26" table:formula="of:=IF(AND([.IR$1]&gt;=[.$L15];[.IR$1]&lt;=[.$K15]);[.IR$1];&quot;&quot;)">
            <text:p/>
          </table:table-cell>
          <table:table-cell table:style-name="ce26" table:formula="of:=IF(AND([.IS$1]&gt;=[.$L15];[.IS$1]&lt;=[.$K15]);[.IS$1];&quot;&quot;)">
            <text:p/>
          </table:table-cell>
          <table:table-cell table:style-name="ce26" table:formula="of:=IF(AND([.IT$1]&gt;=[.$L15];[.IT$1]&lt;=[.$K15]);[.IT$1];&quot;&quot;)">
            <text:p/>
          </table:table-cell>
          <table:table-cell table:style-name="ce26" table:formula="of:=IF(AND([.IU$1]&gt;=[.$L15];[.IU$1]&lt;=[.$K15]);[.IU$1];&quot;&quot;)">
            <text:p/>
          </table:table-cell>
          <table:table-cell table:style-name="ce26" table:formula="of:=IF(AND([.IV$1]&gt;=[.$L15];[.IV$1]&lt;=[.$K15]);[.IV$1];&quot;&quot;)">
            <text:p/>
          </table:table-cell>
          <table:table-cell table:style-name="ce26" table:formula="of:=IF(AND([.IW$1]&gt;=[.$L15];[.IW$1]&lt;=[.$K15]);[.IW$1];&quot;&quot;)">
            <text:p/>
          </table:table-cell>
          <table:table-cell table:style-name="ce26" table:formula="of:=IF(AND([.IX$1]&gt;=[.$L15];[.IX$1]&lt;=[.$K15]);[.IX$1];&quot;&quot;)">
            <text:p/>
          </table:table-cell>
          <table:table-cell table:style-name="ce26" table:formula="of:=IF(AND([.IY$1]&gt;=[.$L15];[.IY$1]&lt;=[.$K15]);[.IY$1];&quot;&quot;)">
            <text:p/>
          </table:table-cell>
          <table:table-cell table:style-name="ce26" table:formula="of:=IF(AND([.IZ$1]&gt;=[.$L15];[.IZ$1]&lt;=[.$K15]);[.IZ$1];&quot;&quot;)">
            <text:p/>
          </table:table-cell>
          <table:table-cell table:style-name="ce26" table:formula="of:=IF(AND([.JA$1]&gt;=[.$L15];[.JA$1]&lt;=[.$K15]);[.JA$1];&quot;&quot;)">
            <text:p/>
          </table:table-cell>
          <table:table-cell table:style-name="ce26" table:formula="of:=IF(AND([.JB$1]&gt;=[.$L15];[.JB$1]&lt;=[.$K15]);[.JB$1];&quot;&quot;)">
            <text:p/>
          </table:table-cell>
          <table:table-cell table:style-name="ce26" table:formula="of:=IF(AND([.JC$1]&gt;=[.$L15];[.JC$1]&lt;=[.$K15]);[.JC$1];&quot;&quot;)">
            <text:p/>
          </table:table-cell>
          <table:table-cell table:style-name="ce26" table:formula="of:=IF(AND([.JD$1]&gt;=[.$L15];[.JD$1]&lt;=[.$K15]);[.JD$1];&quot;&quot;)">
            <text:p/>
          </table:table-cell>
          <table:table-cell table:style-name="ce26" table:formula="of:=IF(AND([.JE$1]&gt;=[.$L15];[.JE$1]&lt;=[.$K15]);[.JE$1];&quot;&quot;)">
            <text:p/>
          </table:table-cell>
          <table:table-cell table:style-name="ce26" table:formula="of:=IF(AND([.JF$1]&gt;=[.$L15];[.JF$1]&lt;=[.$K15]);[.JF$1];&quot;&quot;)">
            <text:p/>
          </table:table-cell>
          <table:table-cell table:style-name="ce26" table:formula="of:=IF(AND([.JG$1]&gt;=[.$L15];[.JG$1]&lt;=[.$K15]);[.JG$1];&quot;&quot;)">
            <text:p/>
          </table:table-cell>
          <table:table-cell table:style-name="ce26" table:formula="of:=IF(AND([.JH$1]&gt;=[.$L15];[.JH$1]&lt;=[.$K15]);[.JH$1];&quot;&quot;)">
            <text:p/>
          </table:table-cell>
          <table:table-cell table:style-name="ce26" table:formula="of:=IF(AND([.JI$1]&gt;=[.$L15];[.JI$1]&lt;=[.$K15]);[.JI$1];&quot;&quot;)">
            <text:p/>
          </table:table-cell>
          <table:table-cell table:style-name="ce26" table:formula="of:=IF(AND([.JJ$1]&gt;=[.$L15];[.JJ$1]&lt;=[.$K15]);[.JJ$1];&quot;&quot;)">
            <text:p/>
          </table:table-cell>
          <table:table-cell table:style-name="ce26" table:formula="of:=IF(AND([.JK$1]&gt;=[.$L15];[.JK$1]&lt;=[.$K15]);[.JK$1];&quot;&quot;)">
            <text:p/>
          </table:table-cell>
          <table:table-cell table:style-name="ce26" table:formula="of:=IF(AND([.JL$1]&gt;=[.$L15];[.JL$1]&lt;=[.$K15]);[.JL$1];&quot;&quot;)">
            <text:p/>
          </table:table-cell>
          <table:table-cell table:style-name="ce20" table:formula="of:=IF(AND([.JM$1]&gt;=[.$L15];[.JM$1]&lt;=[.$K15]);[.JM$1];&quot;&quot;)" office:value-type="float" office:value="260" calcext:value-type="float">
            <text:p>260</text:p>
          </table:table-cell>
          <table:table-cell table:style-name="ce20" table:formula="of:=IF(AND([.JN$1]&gt;=[.$L15];[.JN$1]&lt;=[.$K15]);[.JN$1];&quot;&quot;)" office:value-type="float" office:value="261" calcext:value-type="float">
            <text:p>261</text:p>
          </table:table-cell>
          <table:table-cell table:style-name="ce20" table:formula="of:=IF(AND([.JO$1]&gt;=[.$L15];[.JO$1]&lt;=[.$K15]);[.JO$1];&quot;&quot;)" office:value-type="float" office:value="262" calcext:value-type="float">
            <text:p>262</text:p>
          </table:table-cell>
          <table:table-cell table:style-name="ce20" table:formula="of:=IF(AND([.JP$1]&gt;=[.$L15];[.JP$1]&lt;=[.$K15]);[.JP$1];&quot;&quot;)" office:value-type="float" office:value="263" calcext:value-type="float">
            <text:p>263</text:p>
          </table:table-cell>
          <table:table-cell table:style-name="ce20" table:formula="of:=IF(AND([.JQ$1]&gt;=[.$L15];[.JQ$1]&lt;=[.$K15]);[.JQ$1];&quot;&quot;)" office:value-type="float" office:value="264" calcext:value-type="float">
            <text:p>264</text:p>
          </table:table-cell>
          <table:table-cell table:style-name="ce20" table:formula="of:=IF(AND([.JR$1]&gt;=[.$L15];[.JR$1]&lt;=[.$K15]);[.JR$1];&quot;&quot;)" office:value-type="float" office:value="265" calcext:value-type="float">
            <text:p>265</text:p>
          </table:table-cell>
          <table:table-cell table:style-name="ce20" table:formula="of:=IF(AND([.JS$1]&gt;=[.$L15];[.JS$1]&lt;=[.$K15]);[.JS$1];&quot;&quot;)" office:value-type="float" office:value="266" calcext:value-type="float">
            <text:p>266</text:p>
          </table:table-cell>
          <table:table-cell table:style-name="ce20" table:formula="of:=IF(AND([.JT$1]&gt;=[.$L15];[.JT$1]&lt;=[.$K15]);[.JT$1];&quot;&quot;)" office:value-type="float" office:value="267" calcext:value-type="float">
            <text:p>267</text:p>
          </table:table-cell>
          <table:table-cell table:style-name="ce20" table:formula="of:=IF(AND([.JU$1]&gt;=[.$L15];[.JU$1]&lt;=[.$K15]);[.JU$1];&quot;&quot;)" office:value-type="float" office:value="268" calcext:value-type="float">
            <text:p>268</text:p>
          </table:table-cell>
          <table:table-cell table:style-name="ce20" table:formula="of:=IF(AND([.JV$1]&gt;=[.$L15];[.JV$1]&lt;=[.$K15]);[.JV$1];&quot;&quot;)" office:value-type="float" office:value="269" calcext:value-type="float">
            <text:p>269</text:p>
          </table:table-cell>
          <table:table-cell table:style-name="ce20" table:formula="of:=IF(AND([.JW$1]&gt;=[.$L15];[.JW$1]&lt;=[.$K15]);[.JW$1];&quot;&quot;)" office:value-type="float" office:value="270" calcext:value-type="float">
            <text:p>270</text:p>
          </table:table-cell>
          <table:table-cell table:style-name="ce20" table:formula="of:=IF(AND([.JX$1]&gt;=[.$L15];[.JX$1]&lt;=[.$K15]);[.JX$1];&quot;&quot;)" office:value-type="float" office:value="271" calcext:value-type="float">
            <text:p>271</text:p>
          </table:table-cell>
          <table:table-cell table:style-name="ce20" table:formula="of:=IF(AND([.JY$1]&gt;=[.$L15];[.JY$1]&lt;=[.$K15]);[.JY$1];&quot;&quot;)" office:value-type="float" office:value="272" calcext:value-type="float">
            <text:p>272</text:p>
          </table:table-cell>
          <table:table-cell table:style-name="ce20" table:formula="of:=IF(AND([.JZ$1]&gt;=[.$L15];[.JZ$1]&lt;=[.$K15]);[.JZ$1];&quot;&quot;)" office:value-type="float" office:value="273" calcext:value-type="float">
            <text:p>273</text:p>
          </table:table-cell>
          <table:table-cell table:style-name="ce20" table:formula="of:=IF(AND([.KA$1]&gt;=[.$L15];[.KA$1]&lt;=[.$K15]);[.KA$1];&quot;&quot;)" office:value-type="float" office:value="274" calcext:value-type="float">
            <text:p>274</text:p>
          </table:table-cell>
          <table:table-cell table:style-name="ce32" table:formula="of:=IF(AND([.KB$1]&gt;=[.$L15];[.KB$1]&lt;=[.$K15]);[.KB$1];&quot;&quot;)">
            <text:p/>
          </table:table-cell>
          <table:table-cell table:style-name="ce32" table:formula="of:=IF(AND([.KC$1]&gt;=[.$L15];[.KC$1]&lt;=[.$K15]);[.KC$1];&quot;&quot;)">
            <text:p/>
          </table:table-cell>
          <table:table-cell table:style-name="ce32" table:formula="of:=IF(AND([.KD$1]&gt;=[.$L15];[.KD$1]&lt;=[.$K15]);[.KD$1];&quot;&quot;)">
            <text:p/>
          </table:table-cell>
          <table:table-cell table:style-name="ce32" table:formula="of:=IF(AND([.KE$1]&gt;=[.$L15];[.KE$1]&lt;=[.$K15]);[.KE$1];&quot;&quot;)">
            <text:p/>
          </table:table-cell>
          <table:table-cell table:style-name="ce32" table:formula="of:=IF(AND([.KF$1]&gt;=[.$L15];[.KF$1]&lt;=[.$K15]);[.KF$1];&quot;&quot;)">
            <text:p/>
          </table:table-cell>
          <table:table-cell table:style-name="ce32" table:formula="of:=IF(AND([.KG$1]&gt;=[.$L15];[.KG$1]&lt;=[.$K15]);[.KG$1];&quot;&quot;)">
            <text:p/>
          </table:table-cell>
          <table:table-cell table:style-name="ce32" table:formula="of:=IF(AND([.KH$1]&gt;=[.$L15];[.KH$1]&lt;=[.$K15]);[.KH$1];&quot;&quot;)">
            <text:p/>
          </table:table-cell>
          <table:table-cell table:style-name="ce32" table:formula="of:=IF(AND([.KI$1]&gt;=[.$L15];[.KI$1]&lt;=[.$K15]);[.KI$1];&quot;&quot;)">
            <text:p/>
          </table:table-cell>
          <table:table-cell table:style-name="ce32" table:formula="of:=IF(AND([.KJ$1]&gt;=[.$L15];[.KJ$1]&lt;=[.$K15]);[.KJ$1];&quot;&quot;)">
            <text:p/>
          </table:table-cell>
          <table:table-cell table:style-name="ce32" table:formula="of:=IF(AND([.KK$1]&gt;=[.$L15];[.KK$1]&lt;=[.$K15]);[.KK$1];&quot;&quot;)">
            <text:p/>
          </table:table-cell>
          <table:table-cell table:style-name="ce32" table:formula="of:=IF(AND([.KL$1]&gt;=[.$L15];[.KL$1]&lt;=[.$K15]);[.KL$1];&quot;&quot;)">
            <text:p/>
          </table:table-cell>
          <table:table-cell table:style-name="ce32" table:formula="of:=IF(AND([.KM$1]&gt;=[.$L15];[.KM$1]&lt;=[.$K15]);[.KM$1];&quot;&quot;)">
            <text:p/>
          </table:table-cell>
          <table:table-cell table:style-name="ce32" table:formula="of:=IF(AND([.KN$1]&gt;=[.$L15];[.KN$1]&lt;=[.$K15]);[.KN$1];&quot;&quot;)">
            <text:p/>
          </table:table-cell>
          <table:table-cell table:style-name="ce32" table:formula="of:=IF(AND([.KO$1]&gt;=[.$L15];[.KO$1]&lt;=[.$K15]);[.KO$1];&quot;&quot;)">
            <text:p/>
          </table:table-cell>
          <table:table-cell table:style-name="ce32" table:formula="of:=IF(AND([.KP$1]&gt;=[.$L15];[.KP$1]&lt;=[.$K15]);[.KP$1];&quot;&quot;)">
            <text:p/>
          </table:table-cell>
          <table:table-cell table:style-name="ce32" table:formula="of:=IF(AND([.KQ$1]&gt;=[.$L15];[.KQ$1]&lt;=[.$K15]);[.KQ$1];&quot;&quot;)">
            <text:p/>
          </table:table-cell>
          <table:table-cell table:style-name="ce32" table:formula="of:=IF(AND([.KR$1]&gt;=[.$L15];[.KR$1]&lt;=[.$K15]);[.KR$1];&quot;&quot;)">
            <text:p/>
          </table:table-cell>
          <table:table-cell table:style-name="ce32" table:formula="of:=IF(AND([.KS$1]&gt;=[.$L15];[.KS$1]&lt;=[.$K15]);[.KS$1];&quot;&quot;)">
            <text:p/>
          </table:table-cell>
          <table:table-cell table:style-name="ce34" table:formula="of:=IF(AND([.KT$1]&gt;=[.$L15];[.KT$1]&lt;=[.$K15]);[.KT$1];&quot;&quot;)">
            <text:p/>
          </table:table-cell>
          <table:table-cell table:style-name="ce34" table:formula="of:=IF(AND([.KU$1]&gt;=[.$L15];[.KU$1]&lt;=[.$K15]);[.KU$1];&quot;&quot;)">
            <text:p/>
          </table:table-cell>
          <table:table-cell table:style-name="ce34" table:formula="of:=IF(AND([.KV$1]&gt;=[.$L15];[.KV$1]&lt;=[.$K15]);[.KV$1];&quot;&quot;)">
            <text:p/>
          </table:table-cell>
          <table:table-cell table:style-name="ce34" table:formula="of:=IF(AND([.KW$1]&gt;=[.$L15];[.KW$1]&lt;=[.$K15]);[.KW$1];&quot;&quot;)">
            <text:p/>
          </table:table-cell>
          <table:table-cell table:style-name="ce34" table:formula="of:=IF(AND([.KX$1]&gt;=[.$L15];[.KX$1]&lt;=[.$K15]);[.KX$1];&quot;&quot;)">
            <text:p/>
          </table:table-cell>
          <table:table-cell table:style-name="ce34" table:formula="of:=IF(AND([.KY$1]&gt;=[.$L15];[.KY$1]&lt;=[.$K15]);[.KY$1];&quot;&quot;)">
            <text:p/>
          </table:table-cell>
          <table:table-cell table:style-name="ce34" table:formula="of:=IF(AND([.KZ$1]&gt;=[.$L15];[.KZ$1]&lt;=[.$K15]);[.KZ$1];&quot;&quot;)">
            <text:p/>
          </table:table-cell>
          <table:table-cell table:style-name="ce34" table:formula="of:=IF(AND([.LA$1]&gt;=[.$L15];[.LA$1]&lt;=[.$K15]);[.LA$1];&quot;&quot;)">
            <text:p/>
          </table:table-cell>
          <table:table-cell table:style-name="ce34" table:formula="of:=IF(AND([.LB$1]&gt;=[.$L15];[.LB$1]&lt;=[.$K15]);[.LB$1];&quot;&quot;)">
            <text:p/>
          </table:table-cell>
          <table:table-cell table:style-name="ce34" table:formula="of:=IF(AND([.LC$1]&gt;=[.$L15];[.LC$1]&lt;=[.$K15]);[.LC$1];&quot;&quot;)">
            <text:p/>
          </table:table-cell>
          <table:table-cell table:style-name="ce34" table:formula="of:=IF(AND([.LD$1]&gt;=[.$L15];[.LD$1]&lt;=[.$K15]);[.LD$1];&quot;&quot;)">
            <text:p/>
          </table:table-cell>
          <table:table-cell table:style-name="ce34" table:formula="of:=IF(AND([.LE$1]&gt;=[.$L15];[.LE$1]&lt;=[.$K15]);[.LE$1];&quot;&quot;)">
            <text:p/>
          </table:table-cell>
          <table:table-cell table:style-name="ce34" table:formula="of:=IF(AND([.LF$1]&gt;=[.$L15];[.LF$1]&lt;=[.$K15]);[.LF$1];&quot;&quot;)">
            <text:p/>
          </table:table-cell>
          <table:table-cell table:style-name="ce34" table:formula="of:=IF(AND([.LG$1]&gt;=[.$L15];[.LG$1]&lt;=[.$K15]);[.LG$1];&quot;&quot;)">
            <text:p/>
          </table:table-cell>
          <table:table-cell table:style-name="ce34" table:formula="of:=IF(AND([.LH$1]&gt;=[.$L15];[.LH$1]&lt;=[.$K15]);[.LH$1];&quot;&quot;)">
            <text:p/>
          </table:table-cell>
          <table:table-cell table:style-name="ce36" table:formula="of:=IF(AND([.LI$1]&gt;=[.$L15];[.LI$1]&lt;=[.$K15]);[.LI$1];&quot;&quot;)">
            <text:p/>
          </table:table-cell>
          <table:table-cell table:style-name="ce36" table:formula="of:=IF(AND([.LJ$1]&gt;=[.$L15];[.LJ$1]&lt;=[.$K15]);[.LJ$1];&quot;&quot;)">
            <text:p/>
          </table:table-cell>
          <table:table-cell table:style-name="ce36" table:formula="of:=IF(AND([.LK$1]&gt;=[.$L15];[.LK$1]&lt;=[.$K15]);[.LK$1];&quot;&quot;)">
            <text:p/>
          </table:table-cell>
          <table:table-cell table:style-name="ce36" table:formula="of:=IF(AND([.LL$1]&gt;=[.$L15];[.LL$1]&lt;=[.$K15]);[.LL$1];&quot;&quot;)">
            <text:p/>
          </table:table-cell>
          <table:table-cell table:style-name="ce36" table:formula="of:=IF(AND([.LM$1]&gt;=[.$L15];[.LM$1]&lt;=[.$K15]);[.LM$1];&quot;&quot;)">
            <text:p/>
          </table:table-cell>
          <table:table-cell table:style-name="ce36" table:formula="of:=IF(AND([.LN$1]&gt;=[.$L15];[.LN$1]&lt;=[.$K15]);[.LN$1];&quot;&quot;)">
            <text:p/>
          </table:table-cell>
          <table:table-cell table:style-name="ce36" table:formula="of:=IF(AND([.LO$1]&gt;=[.$L15];[.LO$1]&lt;=[.$K15]);[.LO$1];&quot;&quot;)">
            <text:p/>
          </table:table-cell>
          <table:table-cell table:style-name="ce36" table:formula="of:=IF(AND([.LP$1]&gt;=[.$L15];[.LP$1]&lt;=[.$K15]);[.LP$1];&quot;&quot;)">
            <text:p/>
          </table:table-cell>
          <table:table-cell table:style-name="ce36" table:formula="of:=IF(AND([.LQ$1]&gt;=[.$L15];[.LQ$1]&lt;=[.$K15]);[.LQ$1];&quot;&quot;)">
            <text:p/>
          </table:table-cell>
          <table:table-cell table:style-name="ce36" table:formula="of:=IF(AND([.LR$1]&gt;=[.$L15];[.LR$1]&lt;=[.$K15]);[.LR$1];&quot;&quot;)">
            <text:p/>
          </table:table-cell>
          <table:table-cell table:style-name="ce36" table:formula="of:=IF(AND([.LS$1]&gt;=[.$L15];[.LS$1]&lt;=[.$K15]);[.LS$1];&quot;&quot;)">
            <text:p/>
          </table:table-cell>
          <table:table-cell table:style-name="ce36" table:formula="of:=IF(AND([.LT$1]&gt;=[.$L15];[.LT$1]&lt;=[.$K15]);[.LT$1];&quot;&quot;)">
            <text:p/>
          </table:table-cell>
          <table:table-cell table:style-name="ce36" table:formula="of:=IF(AND([.LU$1]&gt;=[.$L15];[.LU$1]&lt;=[.$K15]);[.LU$1];&quot;&quot;)">
            <text:p/>
          </table:table-cell>
          <table:table-cell table:style-name="ce36" table:formula="of:=IF(AND([.LV$1]&gt;=[.$L15];[.LV$1]&lt;=[.$K15]);[.LV$1];&quot;&quot;)">
            <text:p/>
          </table:table-cell>
          <table:table-cell table:style-name="ce36" table:formula="of:=IF(AND([.LW$1]&gt;=[.$L15];[.LW$1]&lt;=[.$K15]);[.LW$1];&quot;&quot;)">
            <text:p/>
          </table:table-cell>
          <table:table-cell table:style-name="ce36" table:formula="of:=IF(AND([.LX$1]&gt;=[.$L15];[.LX$1]&lt;=[.$K15]);[.LX$1];&quot;&quot;)">
            <text:p/>
          </table:table-cell>
          <table:table-cell table:style-name="ce36" table:formula="of:=IF(AND([.LY$1]&gt;=[.$L15];[.LY$1]&lt;=[.$K15]);[.LY$1];&quot;&quot;)">
            <text:p/>
          </table:table-cell>
          <table:table-cell table:style-name="ce36" table:formula="of:=IF(AND([.LZ$1]&gt;=[.$L15];[.LZ$1]&lt;=[.$K15]);[.LZ$1];&quot;&quot;)">
            <text:p/>
          </table:table-cell>
          <table:table-cell table:style-name="ce36" table:formula="of:=IF(AND([.MA$1]&gt;=[.$L15];[.MA$1]&lt;=[.$K15]);[.MA$1];&quot;&quot;)">
            <text:p/>
          </table:table-cell>
          <table:table-cell table:style-name="ce36" table:formula="of:=IF(AND([.MB$1]&gt;=[.$L15];[.MB$1]&lt;=[.$K15]);[.MB$1];&quot;&quot;)">
            <text:p/>
          </table:table-cell>
          <table:table-cell table:style-name="ce36" table:formula="of:=IF(AND([.MC$1]&gt;=[.$L15];[.MC$1]&lt;=[.$K15]);[.MC$1];&quot;&quot;)">
            <text:p/>
          </table:table-cell>
          <table:table-cell table:style-name="ce36" table:formula="of:=IF(AND([.MD$1]&gt;=[.$L15];[.MD$1]&lt;=[.$K15]);[.MD$1];&quot;&quot;)">
            <text:p/>
          </table:table-cell>
          <table:table-cell table:style-name="ce36" table:formula="of:=IF(AND([.ME$1]&gt;=[.$L15];[.ME$1]&lt;=[.$K15]);[.ME$1];&quot;&quot;)">
            <text:p/>
          </table:table-cell>
          <table:table-cell table:style-name="ce36" table:formula="of:=IF(AND([.MF$1]&gt;=[.$L15];[.MF$1]&lt;=[.$K15]);[.MF$1];&quot;&quot;)">
            <text:p/>
          </table:table-cell>
          <table:table-cell table:style-name="ce36" table:formula="of:=IF(AND([.MG$1]&gt;=[.$L15];[.MG$1]&lt;=[.$K15]);[.MG$1];&quot;&quot;)">
            <text:p/>
          </table:table-cell>
          <table:table-cell table:style-name="ce36" table:formula="of:=IF(AND([.MH$1]&gt;=[.$L15];[.MH$1]&lt;=[.$K15]);[.MH$1];&quot;&quot;)">
            <text:p/>
          </table:table-cell>
          <table:table-cell table:style-name="ce36" table:formula="of:=IF(AND([.MI$1]&gt;=[.$L15];[.MI$1]&lt;=[.$K15]);[.MI$1];&quot;&quot;)">
            <text:p/>
          </table:table-cell>
          <table:table-cell table:style-name="ce36" table:formula="of:=IF(AND([.MJ$1]&gt;=[.$L15];[.MJ$1]&lt;=[.$K15]);[.MJ$1];&quot;&quot;)">
            <text:p/>
          </table:table-cell>
          <table:table-cell table:style-name="ce36" table:formula="of:=IF(AND([.MK$1]&gt;=[.$L15];[.MK$1]&lt;=[.$K15]);[.MK$1];&quot;&quot;)">
            <text:p/>
          </table:table-cell>
          <table:table-cell table:style-name="ce36" table:formula="of:=IF(AND([.ML$1]&gt;=[.$L15];[.ML$1]&lt;=[.$K15]);[.ML$1];&quot;&quot;)">
            <text:p/>
          </table:table-cell>
          <table:table-cell table:style-name="ce36" table:formula="of:=IF(AND([.MM$1]&gt;=[.$L15];[.MM$1]&lt;=[.$K15]);[.MM$1];&quot;&quot;)">
            <text:p/>
          </table:table-cell>
          <table:table-cell table:style-name="ce36" table:formula="of:=IF(AND([.MN$1]&gt;=[.$L15];[.MN$1]&lt;=[.$K15]);[.MN$1];&quot;&quot;)">
            <text:p/>
          </table:table-cell>
          <table:table-cell table:style-name="ce36" table:formula="of:=IF(AND([.MO$1]&gt;=[.$L15];[.MO$1]&lt;=[.$K15]);[.MO$1];&quot;&quot;)">
            <text:p/>
          </table:table-cell>
          <table:table-cell table:style-name="ce36" table:formula="of:=IF(AND([.MP$1]&gt;=[.$L15];[.MP$1]&lt;=[.$K15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6];[.$A:.$K];11;0)" office:value-type="float" office:value="202" calcext:value-type="float">
            <text:p>202</text:p>
          </table:table-cell>
          <table:table-cell table:style-name="ce5" table:formula="of:=VLOOKUP([.D16];[.$A:.$K];11;0)" office:value-type="float" office:value="0" calcext:value-type="float">
            <text:p>0</text:p>
          </table:table-cell>
          <table:table-cell table:style-name="ce5" table:formula="of:=VLOOKUP([.E16];[.$A:.$K];11;0)" office:value-type="float" office:value="0" calcext:value-type="float">
            <text:p>0</text:p>
          </table:table-cell>
          <table:table-cell table:style-name="ce5" table:formula="of:=VLOOKUP([.F16];[.$A:.$K];11;0)" office:value-type="float" office:value="0" calcext:value-type="float">
            <text:p>0</text:p>
          </table:table-cell>
          <table:table-cell table:style-name="ce6" table:formula="of:=MAX([.G16:.J16])+[.B16]+[.M16]" office:value-type="float" office:value="241" calcext:value-type="float">
            <text:p>241</text:p>
          </table:table-cell>
          <table:table-cell table:style-name="ce7" table:formula="of:=[.K16]-[.D16]+1" office:value-type="float" office:value="242" calcext:value-type="float">
            <text:p>242</text:p>
          </table:table-cell>
          <table:table-cell table:style-name="ce8"/>
          <table:table-cell table:style-name="ce10" table:formula="of:=IF(AND([.N$1]&gt;=[.$L16];[.N$1]&lt;=[.$K16]);[.N$1];&quot;&quot;)">
            <text:p/>
          </table:table-cell>
          <table:table-cell table:style-name="ce10" table:formula="of:=IF(AND([.O$1]&gt;=[.$L16];[.O$1]&lt;=[.$K16]);[.O$1];&quot;&quot;)">
            <text:p/>
          </table:table-cell>
          <table:table-cell table:style-name="ce10" table:formula="of:=IF(AND([.P$1]&gt;=[.$L16];[.P$1]&lt;=[.$K16]);[.P$1];&quot;&quot;)">
            <text:p/>
          </table:table-cell>
          <table:table-cell table:style-name="ce10" table:formula="of:=IF(AND([.Q$1]&gt;=[.$L16];[.Q$1]&lt;=[.$K16]);[.Q$1];&quot;&quot;)">
            <text:p/>
          </table:table-cell>
          <table:table-cell table:style-name="ce12" table:formula="of:=IF(AND([.R$1]&gt;=[.$L16];[.R$1]&lt;=[.$K16]);[.R$1];&quot;&quot;)">
            <text:p/>
          </table:table-cell>
          <table:table-cell table:style-name="ce12" table:formula="of:=IF(AND([.S$1]&gt;=[.$L16];[.S$1]&lt;=[.$K16]);[.S$1];&quot;&quot;)">
            <text:p/>
          </table:table-cell>
          <table:table-cell table:style-name="ce12" table:formula="of:=IF(AND([.T$1]&gt;=[.$L16];[.T$1]&lt;=[.$K16]);[.T$1];&quot;&quot;)">
            <text:p/>
          </table:table-cell>
          <table:table-cell table:style-name="ce12" table:formula="of:=IF(AND([.U$1]&gt;=[.$L16];[.U$1]&lt;=[.$K16]);[.U$1];&quot;&quot;)">
            <text:p/>
          </table:table-cell>
          <table:table-cell table:style-name="ce12" table:formula="of:=IF(AND([.V$1]&gt;=[.$L16];[.V$1]&lt;=[.$K16]);[.V$1];&quot;&quot;)">
            <text:p/>
          </table:table-cell>
          <table:table-cell table:style-name="ce12" table:formula="of:=IF(AND([.W$1]&gt;=[.$L16];[.W$1]&lt;=[.$K16]);[.W$1];&quot;&quot;)">
            <text:p/>
          </table:table-cell>
          <table:table-cell table:style-name="ce12" table:formula="of:=IF(AND([.X$1]&gt;=[.$L16];[.X$1]&lt;=[.$K16]);[.X$1];&quot;&quot;)">
            <text:p/>
          </table:table-cell>
          <table:table-cell table:style-name="ce12" table:formula="of:=IF(AND([.Y$1]&gt;=[.$L16];[.Y$1]&lt;=[.$K16]);[.Y$1];&quot;&quot;)">
            <text:p/>
          </table:table-cell>
          <table:table-cell table:style-name="ce12" table:formula="of:=IF(AND([.Z$1]&gt;=[.$L16];[.Z$1]&lt;=[.$K16]);[.Z$1];&quot;&quot;)">
            <text:p/>
          </table:table-cell>
          <table:table-cell table:style-name="ce12" table:formula="of:=IF(AND([.AA$1]&gt;=[.$L16];[.AA$1]&lt;=[.$K16]);[.AA$1];&quot;&quot;)">
            <text:p/>
          </table:table-cell>
          <table:table-cell table:style-name="ce12" table:formula="of:=IF(AND([.AB$1]&gt;=[.$L16];[.AB$1]&lt;=[.$K16]);[.AB$1];&quot;&quot;)">
            <text:p/>
          </table:table-cell>
          <table:table-cell table:style-name="ce12" table:formula="of:=IF(AND([.AC$1]&gt;=[.$L16];[.AC$1]&lt;=[.$K16]);[.AC$1];&quot;&quot;)">
            <text:p/>
          </table:table-cell>
          <table:table-cell table:style-name="ce15" table:formula="of:=IF(AND([.AD$1]&gt;=[.$L16];[.AD$1]&lt;=[.$K16]);[.AD$1];&quot;&quot;)">
            <text:p/>
          </table:table-cell>
          <table:table-cell table:style-name="ce17" table:formula="of:=IF(AND([.AE$1]&gt;=[.$L16];[.AE$1]&lt;=[.$K16]);[.AE$1];&quot;&quot;)">
            <text:p/>
          </table:table-cell>
          <table:table-cell table:style-name="ce17" table:formula="of:=IF(AND([.AF$1]&gt;=[.$L16];[.AF$1]&lt;=[.$K16]);[.AF$1];&quot;&quot;)">
            <text:p/>
          </table:table-cell>
          <table:table-cell table:style-name="ce17" table:formula="of:=IF(AND([.AG$1]&gt;=[.$L16];[.AG$1]&lt;=[.$K16]);[.AG$1];&quot;&quot;)">
            <text:p/>
          </table:table-cell>
          <table:table-cell table:style-name="ce17" table:formula="of:=IF(AND([.AH$1]&gt;=[.$L16];[.AH$1]&lt;=[.$K16]);[.AH$1];&quot;&quot;)">
            <text:p/>
          </table:table-cell>
          <table:table-cell table:style-name="ce17" table:formula="of:=IF(AND([.AI$1]&gt;=[.$L16];[.AI$1]&lt;=[.$K16]);[.AI$1];&quot;&quot;)">
            <text:p/>
          </table:table-cell>
          <table:table-cell table:style-name="ce17" table:formula="of:=IF(AND([.AJ$1]&gt;=[.$L16];[.AJ$1]&lt;=[.$K16]);[.AJ$1];&quot;&quot;)">
            <text:p/>
          </table:table-cell>
          <table:table-cell table:style-name="ce17" table:formula="of:=IF(AND([.AK$1]&gt;=[.$L16];[.AK$1]&lt;=[.$K16]);[.AK$1];&quot;&quot;)">
            <text:p/>
          </table:table-cell>
          <table:table-cell table:style-name="ce17" table:formula="of:=IF(AND([.AL$1]&gt;=[.$L16];[.AL$1]&lt;=[.$K16]);[.AL$1];&quot;&quot;)">
            <text:p/>
          </table:table-cell>
          <table:table-cell table:style-name="ce17" table:formula="of:=IF(AND([.AM$1]&gt;=[.$L16];[.AM$1]&lt;=[.$K16]);[.AM$1];&quot;&quot;)">
            <text:p/>
          </table:table-cell>
          <table:table-cell table:style-name="ce17" table:formula="of:=IF(AND([.AN$1]&gt;=[.$L16];[.AN$1]&lt;=[.$K16]);[.AN$1];&quot;&quot;)">
            <text:p/>
          </table:table-cell>
          <table:table-cell table:style-name="ce17" table:formula="of:=IF(AND([.AO$1]&gt;=[.$L16];[.AO$1]&lt;=[.$K16]);[.AO$1];&quot;&quot;)">
            <text:p/>
          </table:table-cell>
          <table:table-cell table:style-name="ce17" table:formula="of:=IF(AND([.AP$1]&gt;=[.$L16];[.AP$1]&lt;=[.$K16]);[.AP$1];&quot;&quot;)">
            <text:p/>
          </table:table-cell>
          <table:table-cell table:style-name="ce17" table:formula="of:=IF(AND([.AQ$1]&gt;=[.$L16];[.AQ$1]&lt;=[.$K16]);[.AQ$1];&quot;&quot;)">
            <text:p/>
          </table:table-cell>
          <table:table-cell table:style-name="ce17" table:formula="of:=IF(AND([.AR$1]&gt;=[.$L16];[.AR$1]&lt;=[.$K16]);[.AR$1];&quot;&quot;)">
            <text:p/>
          </table:table-cell>
          <table:table-cell table:style-name="ce17" table:formula="of:=IF(AND([.AS$1]&gt;=[.$L16];[.AS$1]&lt;=[.$K16]);[.AS$1];&quot;&quot;)">
            <text:p/>
          </table:table-cell>
          <table:table-cell table:style-name="ce17" table:formula="of:=IF(AND([.AT$1]&gt;=[.$L16];[.AT$1]&lt;=[.$K16]);[.AT$1];&quot;&quot;)">
            <text:p/>
          </table:table-cell>
          <table:table-cell table:style-name="ce17" table:formula="of:=IF(AND([.AU$1]&gt;=[.$L16];[.AU$1]&lt;=[.$K16]);[.AU$1];&quot;&quot;)">
            <text:p/>
          </table:table-cell>
          <table:table-cell table:style-name="ce17" table:formula="of:=IF(AND([.AV$1]&gt;=[.$L16];[.AV$1]&lt;=[.$K16]);[.AV$1];&quot;&quot;)">
            <text:p/>
          </table:table-cell>
          <table:table-cell table:style-name="ce17" table:formula="of:=IF(AND([.AW$1]&gt;=[.$L16];[.AW$1]&lt;=[.$K16]);[.AW$1];&quot;&quot;)">
            <text:p/>
          </table:table-cell>
          <table:table-cell table:style-name="ce17" table:formula="of:=IF(AND([.AX$1]&gt;=[.$L16];[.AX$1]&lt;=[.$K16]);[.AX$1];&quot;&quot;)">
            <text:p/>
          </table:table-cell>
          <table:table-cell table:style-name="ce17" table:formula="of:=IF(AND([.AY$1]&gt;=[.$L16];[.AY$1]&lt;=[.$K16]);[.AY$1];&quot;&quot;)">
            <text:p/>
          </table:table-cell>
          <table:table-cell table:style-name="ce17" table:formula="of:=IF(AND([.AZ$1]&gt;=[.$L16];[.AZ$1]&lt;=[.$K16]);[.AZ$1];&quot;&quot;)">
            <text:p/>
          </table:table-cell>
          <table:table-cell table:style-name="ce17" table:formula="of:=IF(AND([.BA$1]&gt;=[.$L16];[.BA$1]&lt;=[.$K16]);[.BA$1];&quot;&quot;)">
            <text:p/>
          </table:table-cell>
          <table:table-cell table:style-name="ce17" table:formula="of:=IF(AND([.BB$1]&gt;=[.$L16];[.BB$1]&lt;=[.$K16]);[.BB$1];&quot;&quot;)">
            <text:p/>
          </table:table-cell>
          <table:table-cell table:style-name="ce17" table:formula="of:=IF(AND([.BC$1]&gt;=[.$L16];[.BC$1]&lt;=[.$K16]);[.BC$1];&quot;&quot;)">
            <text:p/>
          </table:table-cell>
          <table:table-cell table:style-name="ce17" table:formula="of:=IF(AND([.BD$1]&gt;=[.$L16];[.BD$1]&lt;=[.$K16]);[.BD$1];&quot;&quot;)">
            <text:p/>
          </table:table-cell>
          <table:table-cell table:style-name="ce17" table:formula="of:=IF(AND([.BE$1]&gt;=[.$L16];[.BE$1]&lt;=[.$K16]);[.BE$1];&quot;&quot;)">
            <text:p/>
          </table:table-cell>
          <table:table-cell table:style-name="ce17" table:formula="of:=IF(AND([.BF$1]&gt;=[.$L16];[.BF$1]&lt;=[.$K16]);[.BF$1];&quot;&quot;)">
            <text:p/>
          </table:table-cell>
          <table:table-cell table:style-name="ce17" table:formula="of:=IF(AND([.BG$1]&gt;=[.$L16];[.BG$1]&lt;=[.$K16]);[.BG$1];&quot;&quot;)">
            <text:p/>
          </table:table-cell>
          <table:table-cell table:style-name="ce17" table:formula="of:=IF(AND([.BH$1]&gt;=[.$L16];[.BH$1]&lt;=[.$K16]);[.BH$1];&quot;&quot;)">
            <text:p/>
          </table:table-cell>
          <table:table-cell table:style-name="ce17" table:formula="of:=IF(AND([.BI$1]&gt;=[.$L16];[.BI$1]&lt;=[.$K16]);[.BI$1];&quot;&quot;)">
            <text:p/>
          </table:table-cell>
          <table:table-cell table:style-name="ce17" table:formula="of:=IF(AND([.BJ$1]&gt;=[.$L16];[.BJ$1]&lt;=[.$K16]);[.BJ$1];&quot;&quot;)">
            <text:p/>
          </table:table-cell>
          <table:table-cell table:style-name="ce17" table:formula="of:=IF(AND([.BK$1]&gt;=[.$L16];[.BK$1]&lt;=[.$K16]);[.BK$1];&quot;&quot;)">
            <text:p/>
          </table:table-cell>
          <table:table-cell table:style-name="ce17" table:formula="of:=IF(AND([.BL$1]&gt;=[.$L16];[.BL$1]&lt;=[.$K16]);[.BL$1];&quot;&quot;)">
            <text:p/>
          </table:table-cell>
          <table:table-cell table:style-name="ce17" table:formula="of:=IF(AND([.BM$1]&gt;=[.$L16];[.BM$1]&lt;=[.$K16]);[.BM$1];&quot;&quot;)">
            <text:p/>
          </table:table-cell>
          <table:table-cell table:style-name="ce17" table:formula="of:=IF(AND([.BN$1]&gt;=[.$L16];[.BN$1]&lt;=[.$K16]);[.BN$1];&quot;&quot;)">
            <text:p/>
          </table:table-cell>
          <table:table-cell table:style-name="ce17" table:formula="of:=IF(AND([.BO$1]&gt;=[.$L16];[.BO$1]&lt;=[.$K16]);[.BO$1];&quot;&quot;)">
            <text:p/>
          </table:table-cell>
          <table:table-cell table:style-name="ce17" table:formula="of:=IF(AND([.BP$1]&gt;=[.$L16];[.BP$1]&lt;=[.$K16]);[.BP$1];&quot;&quot;)">
            <text:p/>
          </table:table-cell>
          <table:table-cell table:style-name="ce17" table:formula="of:=IF(AND([.BQ$1]&gt;=[.$L16];[.BQ$1]&lt;=[.$K16]);[.BQ$1];&quot;&quot;)">
            <text:p/>
          </table:table-cell>
          <table:table-cell table:style-name="ce17" table:formula="of:=IF(AND([.BR$1]&gt;=[.$L16];[.BR$1]&lt;=[.$K16]);[.BR$1];&quot;&quot;)">
            <text:p/>
          </table:table-cell>
          <table:table-cell table:style-name="ce17" table:formula="of:=IF(AND([.BS$1]&gt;=[.$L16];[.BS$1]&lt;=[.$K16]);[.BS$1];&quot;&quot;)">
            <text:p/>
          </table:table-cell>
          <table:table-cell table:style-name="ce17" table:formula="of:=IF(AND([.BT$1]&gt;=[.$L16];[.BT$1]&lt;=[.$K16]);[.BT$1];&quot;&quot;)">
            <text:p/>
          </table:table-cell>
          <table:table-cell table:style-name="ce17" table:formula="of:=IF(AND([.BU$1]&gt;=[.$L16];[.BU$1]&lt;=[.$K16]);[.BU$1];&quot;&quot;)">
            <text:p/>
          </table:table-cell>
          <table:table-cell table:style-name="ce17" table:formula="of:=IF(AND([.BV$1]&gt;=[.$L16];[.BV$1]&lt;=[.$K16]);[.BV$1];&quot;&quot;)">
            <text:p/>
          </table:table-cell>
          <table:table-cell table:style-name="ce17" table:formula="of:=IF(AND([.BW$1]&gt;=[.$L16];[.BW$1]&lt;=[.$K16]);[.BW$1];&quot;&quot;)">
            <text:p/>
          </table:table-cell>
          <table:table-cell table:style-name="ce17" table:formula="of:=IF(AND([.BX$1]&gt;=[.$L16];[.BX$1]&lt;=[.$K16]);[.BX$1];&quot;&quot;)">
            <text:p/>
          </table:table-cell>
          <table:table-cell table:style-name="ce17" table:formula="of:=IF(AND([.BY$1]&gt;=[.$L16];[.BY$1]&lt;=[.$K16]);[.BY$1];&quot;&quot;)">
            <text:p/>
          </table:table-cell>
          <table:table-cell table:style-name="ce17" table:formula="of:=IF(AND([.BZ$1]&gt;=[.$L16];[.BZ$1]&lt;=[.$K16]);[.BZ$1];&quot;&quot;)">
            <text:p/>
          </table:table-cell>
          <table:table-cell table:style-name="ce17" table:formula="of:=IF(AND([.CA$1]&gt;=[.$L16];[.CA$1]&lt;=[.$K16]);[.CA$1];&quot;&quot;)">
            <text:p/>
          </table:table-cell>
          <table:table-cell table:style-name="ce17" table:formula="of:=IF(AND([.CB$1]&gt;=[.$L16];[.CB$1]&lt;=[.$K16]);[.CB$1];&quot;&quot;)">
            <text:p/>
          </table:table-cell>
          <table:table-cell table:style-name="ce17" table:formula="of:=IF(AND([.CC$1]&gt;=[.$L16];[.CC$1]&lt;=[.$K16]);[.CC$1];&quot;&quot;)">
            <text:p/>
          </table:table-cell>
          <table:table-cell table:style-name="ce17" table:formula="of:=IF(AND([.CD$1]&gt;=[.$L16];[.CD$1]&lt;=[.$K16]);[.CD$1];&quot;&quot;)">
            <text:p/>
          </table:table-cell>
          <table:table-cell table:style-name="ce17" table:formula="of:=IF(AND([.CE$1]&gt;=[.$L16];[.CE$1]&lt;=[.$K16]);[.CE$1];&quot;&quot;)">
            <text:p/>
          </table:table-cell>
          <table:table-cell table:style-name="ce17" table:formula="of:=IF(AND([.CF$1]&gt;=[.$L16];[.CF$1]&lt;=[.$K16]);[.CF$1];&quot;&quot;)">
            <text:p/>
          </table:table-cell>
          <table:table-cell table:style-name="ce17" table:formula="of:=IF(AND([.CG$1]&gt;=[.$L16];[.CG$1]&lt;=[.$K16]);[.CG$1];&quot;&quot;)">
            <text:p/>
          </table:table-cell>
          <table:table-cell table:style-name="ce17" table:formula="of:=IF(AND([.CH$1]&gt;=[.$L16];[.CH$1]&lt;=[.$K16]);[.CH$1];&quot;&quot;)">
            <text:p/>
          </table:table-cell>
          <table:table-cell table:style-name="ce17" table:formula="of:=IF(AND([.CI$1]&gt;=[.$L16];[.CI$1]&lt;=[.$K16]);[.CI$1];&quot;&quot;)">
            <text:p/>
          </table:table-cell>
          <table:table-cell table:style-name="ce17" table:formula="of:=IF(AND([.CJ$1]&gt;=[.$L16];[.CJ$1]&lt;=[.$K16]);[.CJ$1];&quot;&quot;)">
            <text:p/>
          </table:table-cell>
          <table:table-cell table:style-name="ce17" table:formula="of:=IF(AND([.CK$1]&gt;=[.$L16];[.CK$1]&lt;=[.$K16]);[.CK$1];&quot;&quot;)">
            <text:p/>
          </table:table-cell>
          <table:table-cell table:style-name="ce17" table:formula="of:=IF(AND([.CL$1]&gt;=[.$L16];[.CL$1]&lt;=[.$K16]);[.CL$1];&quot;&quot;)">
            <text:p/>
          </table:table-cell>
          <table:table-cell table:style-name="ce17" table:formula="of:=IF(AND([.CM$1]&gt;=[.$L16];[.CM$1]&lt;=[.$K16]);[.CM$1];&quot;&quot;)">
            <text:p/>
          </table:table-cell>
          <table:table-cell table:style-name="ce17" table:formula="of:=IF(AND([.CN$1]&gt;=[.$L16];[.CN$1]&lt;=[.$K16]);[.CN$1];&quot;&quot;)">
            <text:p/>
          </table:table-cell>
          <table:table-cell table:style-name="ce17" table:formula="of:=IF(AND([.CO$1]&gt;=[.$L16];[.CO$1]&lt;=[.$K16]);[.CO$1];&quot;&quot;)">
            <text:p/>
          </table:table-cell>
          <table:table-cell table:style-name="ce17" table:formula="of:=IF(AND([.CP$1]&gt;=[.$L16];[.CP$1]&lt;=[.$K16]);[.CP$1];&quot;&quot;)">
            <text:p/>
          </table:table-cell>
          <table:table-cell table:style-name="ce17" table:formula="of:=IF(AND([.CQ$1]&gt;=[.$L16];[.CQ$1]&lt;=[.$K16]);[.CQ$1];&quot;&quot;)">
            <text:p/>
          </table:table-cell>
          <table:table-cell table:style-name="ce17" table:formula="of:=IF(AND([.CR$1]&gt;=[.$L16];[.CR$1]&lt;=[.$K16]);[.CR$1];&quot;&quot;)">
            <text:p/>
          </table:table-cell>
          <table:table-cell table:style-name="ce17" table:formula="of:=IF(AND([.CS$1]&gt;=[.$L16];[.CS$1]&lt;=[.$K16]);[.CS$1];&quot;&quot;)">
            <text:p/>
          </table:table-cell>
          <table:table-cell table:style-name="ce17" table:formula="of:=IF(AND([.CT$1]&gt;=[.$L16];[.CT$1]&lt;=[.$K16]);[.CT$1];&quot;&quot;)">
            <text:p/>
          </table:table-cell>
          <table:table-cell table:style-name="ce17" table:formula="of:=IF(AND([.CU$1]&gt;=[.$L16];[.CU$1]&lt;=[.$K16]);[.CU$1];&quot;&quot;)">
            <text:p/>
          </table:table-cell>
          <table:table-cell table:style-name="ce17" table:formula="of:=IF(AND([.CV$1]&gt;=[.$L16];[.CV$1]&lt;=[.$K16]);[.CV$1];&quot;&quot;)">
            <text:p/>
          </table:table-cell>
          <table:table-cell table:style-name="ce17" table:formula="of:=IF(AND([.CW$1]&gt;=[.$L16];[.CW$1]&lt;=[.$K16]);[.CW$1];&quot;&quot;)">
            <text:p/>
          </table:table-cell>
          <table:table-cell table:style-name="ce17" table:formula="of:=IF(AND([.CX$1]&gt;=[.$L16];[.CX$1]&lt;=[.$K16]);[.CX$1];&quot;&quot;)">
            <text:p/>
          </table:table-cell>
          <table:table-cell table:style-name="ce17" table:formula="of:=IF(AND([.CY$1]&gt;=[.$L16];[.CY$1]&lt;=[.$K16]);[.CY$1];&quot;&quot;)">
            <text:p/>
          </table:table-cell>
          <table:table-cell table:style-name="ce17" table:formula="of:=IF(AND([.CZ$1]&gt;=[.$L16];[.CZ$1]&lt;=[.$K16]);[.CZ$1];&quot;&quot;)">
            <text:p/>
          </table:table-cell>
          <table:table-cell table:style-name="ce17" table:formula="of:=IF(AND([.DA$1]&gt;=[.$L16];[.DA$1]&lt;=[.$K16]);[.DA$1];&quot;&quot;)">
            <text:p/>
          </table:table-cell>
          <table:table-cell table:style-name="ce17" table:formula="of:=IF(AND([.DB$1]&gt;=[.$L16];[.DB$1]&lt;=[.$K16]);[.DB$1];&quot;&quot;)">
            <text:p/>
          </table:table-cell>
          <table:table-cell table:style-name="ce17" table:formula="of:=IF(AND([.DC$1]&gt;=[.$L16];[.DC$1]&lt;=[.$K16]);[.DC$1];&quot;&quot;)">
            <text:p/>
          </table:table-cell>
          <table:table-cell table:style-name="ce17" table:formula="of:=IF(AND([.DD$1]&gt;=[.$L16];[.DD$1]&lt;=[.$K16]);[.DD$1];&quot;&quot;)">
            <text:p/>
          </table:table-cell>
          <table:table-cell table:style-name="ce17" table:formula="of:=IF(AND([.DE$1]&gt;=[.$L16];[.DE$1]&lt;=[.$K16]);[.DE$1];&quot;&quot;)">
            <text:p/>
          </table:table-cell>
          <table:table-cell table:style-name="ce17" table:formula="of:=IF(AND([.DF$1]&gt;=[.$L16];[.DF$1]&lt;=[.$K16]);[.DF$1];&quot;&quot;)">
            <text:p/>
          </table:table-cell>
          <table:table-cell table:style-name="ce17" table:formula="of:=IF(AND([.DG$1]&gt;=[.$L16];[.DG$1]&lt;=[.$K16]);[.DG$1];&quot;&quot;)">
            <text:p/>
          </table:table-cell>
          <table:table-cell table:style-name="ce17" table:formula="of:=IF(AND([.DH$1]&gt;=[.$L16];[.DH$1]&lt;=[.$K16]);[.DH$1];&quot;&quot;)">
            <text:p/>
          </table:table-cell>
          <table:table-cell table:style-name="ce17" table:formula="of:=IF(AND([.DI$1]&gt;=[.$L16];[.DI$1]&lt;=[.$K16]);[.DI$1];&quot;&quot;)">
            <text:p/>
          </table:table-cell>
          <table:table-cell table:style-name="ce17" table:formula="of:=IF(AND([.DJ$1]&gt;=[.$L16];[.DJ$1]&lt;=[.$K16]);[.DJ$1];&quot;&quot;)">
            <text:p/>
          </table:table-cell>
          <table:table-cell table:style-name="ce17" table:formula="of:=IF(AND([.DK$1]&gt;=[.$L16];[.DK$1]&lt;=[.$K16]);[.DK$1];&quot;&quot;)">
            <text:p/>
          </table:table-cell>
          <table:table-cell table:style-name="ce17" table:formula="of:=IF(AND([.DL$1]&gt;=[.$L16];[.DL$1]&lt;=[.$K16]);[.DL$1];&quot;&quot;)">
            <text:p/>
          </table:table-cell>
          <table:table-cell table:style-name="ce17" table:formula="of:=IF(AND([.DM$1]&gt;=[.$L16];[.DM$1]&lt;=[.$K16]);[.DM$1];&quot;&quot;)">
            <text:p/>
          </table:table-cell>
          <table:table-cell table:style-name="ce17" table:formula="of:=IF(AND([.DN$1]&gt;=[.$L16];[.DN$1]&lt;=[.$K16]);[.DN$1];&quot;&quot;)">
            <text:p/>
          </table:table-cell>
          <table:table-cell table:style-name="ce17" table:formula="of:=IF(AND([.DO$1]&gt;=[.$L16];[.DO$1]&lt;=[.$K16]);[.DO$1];&quot;&quot;)">
            <text:p/>
          </table:table-cell>
          <table:table-cell table:style-name="ce17" table:formula="of:=IF(AND([.DP$1]&gt;=[.$L16];[.DP$1]&lt;=[.$K16]);[.DP$1];&quot;&quot;)">
            <text:p/>
          </table:table-cell>
          <table:table-cell table:style-name="ce17" table:formula="of:=IF(AND([.DQ$1]&gt;=[.$L16];[.DQ$1]&lt;=[.$K16]);[.DQ$1];&quot;&quot;)">
            <text:p/>
          </table:table-cell>
          <table:table-cell table:style-name="ce17" table:formula="of:=IF(AND([.DR$1]&gt;=[.$L16];[.DR$1]&lt;=[.$K16]);[.DR$1];&quot;&quot;)">
            <text:p/>
          </table:table-cell>
          <table:table-cell table:style-name="ce17" table:formula="of:=IF(AND([.DS$1]&gt;=[.$L16];[.DS$1]&lt;=[.$K16]);[.DS$1];&quot;&quot;)">
            <text:p/>
          </table:table-cell>
          <table:table-cell table:style-name="ce17" table:formula="of:=IF(AND([.DT$1]&gt;=[.$L16];[.DT$1]&lt;=[.$K16]);[.DT$1];&quot;&quot;)">
            <text:p/>
          </table:table-cell>
          <table:table-cell table:style-name="ce17" table:formula="of:=IF(AND([.DU$1]&gt;=[.$L16];[.DU$1]&lt;=[.$K16]);[.DU$1];&quot;&quot;)">
            <text:p/>
          </table:table-cell>
          <table:table-cell table:style-name="ce17" table:formula="of:=IF(AND([.DV$1]&gt;=[.$L16];[.DV$1]&lt;=[.$K16]);[.DV$1];&quot;&quot;)">
            <text:p/>
          </table:table-cell>
          <table:table-cell table:style-name="ce17" table:formula="of:=IF(AND([.DW$1]&gt;=[.$L16];[.DW$1]&lt;=[.$K16]);[.DW$1];&quot;&quot;)">
            <text:p/>
          </table:table-cell>
          <table:table-cell table:style-name="ce17" table:formula="of:=IF(AND([.DX$1]&gt;=[.$L16];[.DX$1]&lt;=[.$K16]);[.DX$1];&quot;&quot;)">
            <text:p/>
          </table:table-cell>
          <table:table-cell table:style-name="ce17" table:formula="of:=IF(AND([.DY$1]&gt;=[.$L16];[.DY$1]&lt;=[.$K16]);[.DY$1];&quot;&quot;)">
            <text:p/>
          </table:table-cell>
          <table:table-cell table:style-name="ce17" table:formula="of:=IF(AND([.DZ$1]&gt;=[.$L16];[.DZ$1]&lt;=[.$K16]);[.DZ$1];&quot;&quot;)">
            <text:p/>
          </table:table-cell>
          <table:table-cell table:style-name="ce17" table:formula="of:=IF(AND([.EA$1]&gt;=[.$L16];[.EA$1]&lt;=[.$K16]);[.EA$1];&quot;&quot;)">
            <text:p/>
          </table:table-cell>
          <table:table-cell table:style-name="ce17" table:formula="of:=IF(AND([.EB$1]&gt;=[.$L16];[.EB$1]&lt;=[.$K16]);[.EB$1];&quot;&quot;)">
            <text:p/>
          </table:table-cell>
          <table:table-cell table:style-name="ce17" table:formula="of:=IF(AND([.EC$1]&gt;=[.$L16];[.EC$1]&lt;=[.$K16]);[.EC$1];&quot;&quot;)">
            <text:p/>
          </table:table-cell>
          <table:table-cell table:style-name="ce17" table:formula="of:=IF(AND([.ED$1]&gt;=[.$L16];[.ED$1]&lt;=[.$K16]);[.ED$1];&quot;&quot;)">
            <text:p/>
          </table:table-cell>
          <table:table-cell table:style-name="ce17" table:formula="of:=IF(AND([.EE$1]&gt;=[.$L16];[.EE$1]&lt;=[.$K16]);[.EE$1];&quot;&quot;)">
            <text:p/>
          </table:table-cell>
          <table:table-cell table:style-name="ce17" table:formula="of:=IF(AND([.EF$1]&gt;=[.$L16];[.EF$1]&lt;=[.$K16]);[.EF$1];&quot;&quot;)">
            <text:p/>
          </table:table-cell>
          <table:table-cell table:style-name="ce17" table:formula="of:=IF(AND([.EG$1]&gt;=[.$L16];[.EG$1]&lt;=[.$K16]);[.EG$1];&quot;&quot;)">
            <text:p/>
          </table:table-cell>
          <table:table-cell table:style-name="ce17" table:formula="of:=IF(AND([.EH$1]&gt;=[.$L16];[.EH$1]&lt;=[.$K16]);[.EH$1];&quot;&quot;)">
            <text:p/>
          </table:table-cell>
          <table:table-cell table:style-name="ce17" table:formula="of:=IF(AND([.EI$1]&gt;=[.$L16];[.EI$1]&lt;=[.$K16]);[.EI$1];&quot;&quot;)">
            <text:p/>
          </table:table-cell>
          <table:table-cell table:style-name="ce17" table:formula="of:=IF(AND([.EJ$1]&gt;=[.$L16];[.EJ$1]&lt;=[.$K16]);[.EJ$1];&quot;&quot;)">
            <text:p/>
          </table:table-cell>
          <table:table-cell table:style-name="ce17" table:formula="of:=IF(AND([.EK$1]&gt;=[.$L16];[.EK$1]&lt;=[.$K16]);[.EK$1];&quot;&quot;)">
            <text:p/>
          </table:table-cell>
          <table:table-cell table:style-name="ce17" table:formula="of:=IF(AND([.EL$1]&gt;=[.$L16];[.EL$1]&lt;=[.$K16]);[.EL$1];&quot;&quot;)">
            <text:p/>
          </table:table-cell>
          <table:table-cell table:style-name="ce17" table:formula="of:=IF(AND([.EM$1]&gt;=[.$L16];[.EM$1]&lt;=[.$K16]);[.EM$1];&quot;&quot;)">
            <text:p/>
          </table:table-cell>
          <table:table-cell table:style-name="ce17" table:formula="of:=IF(AND([.EN$1]&gt;=[.$L16];[.EN$1]&lt;=[.$K16]);[.EN$1];&quot;&quot;)">
            <text:p/>
          </table:table-cell>
          <table:table-cell table:style-name="ce17" table:formula="of:=IF(AND([.EO$1]&gt;=[.$L16];[.EO$1]&lt;=[.$K16]);[.EO$1];&quot;&quot;)">
            <text:p/>
          </table:table-cell>
          <table:table-cell table:style-name="ce17" table:formula="of:=IF(AND([.EP$1]&gt;=[.$L16];[.EP$1]&lt;=[.$K16]);[.EP$1];&quot;&quot;)">
            <text:p/>
          </table:table-cell>
          <table:table-cell table:style-name="ce17" table:formula="of:=IF(AND([.EQ$1]&gt;=[.$L16];[.EQ$1]&lt;=[.$K16]);[.EQ$1];&quot;&quot;)">
            <text:p/>
          </table:table-cell>
          <table:table-cell table:style-name="ce17" table:formula="of:=IF(AND([.ER$1]&gt;=[.$L16];[.ER$1]&lt;=[.$K16]);[.ER$1];&quot;&quot;)">
            <text:p/>
          </table:table-cell>
          <table:table-cell table:style-name="ce17" table:formula="of:=IF(AND([.ES$1]&gt;=[.$L16];[.ES$1]&lt;=[.$K16]);[.ES$1];&quot;&quot;)">
            <text:p/>
          </table:table-cell>
          <table:table-cell table:style-name="ce17" table:formula="of:=IF(AND([.ET$1]&gt;=[.$L16];[.ET$1]&lt;=[.$K16]);[.ET$1];&quot;&quot;)">
            <text:p/>
          </table:table-cell>
          <table:table-cell table:style-name="ce17" table:formula="of:=IF(AND([.EU$1]&gt;=[.$L16];[.EU$1]&lt;=[.$K16]);[.EU$1];&quot;&quot;)">
            <text:p/>
          </table:table-cell>
          <table:table-cell table:style-name="ce17" table:formula="of:=IF(AND([.EV$1]&gt;=[.$L16];[.EV$1]&lt;=[.$K16]);[.EV$1];&quot;&quot;)">
            <text:p/>
          </table:table-cell>
          <table:table-cell table:style-name="ce17" table:formula="of:=IF(AND([.EW$1]&gt;=[.$L16];[.EW$1]&lt;=[.$K16]);[.EW$1];&quot;&quot;)">
            <text:p/>
          </table:table-cell>
          <table:table-cell table:style-name="ce19" table:formula="of:=IF(AND([.EX$1]&gt;=[.$L16];[.EX$1]&lt;=[.$K16]);[.EX$1];&quot;&quot;)">
            <text:p/>
          </table:table-cell>
          <table:table-cell table:style-name="ce19" table:formula="of:=IF(AND([.EY$1]&gt;=[.$L16];[.EY$1]&lt;=[.$K16]);[.EY$1];&quot;&quot;)">
            <text:p/>
          </table:table-cell>
          <table:table-cell table:style-name="ce19" table:formula="of:=IF(AND([.EZ$1]&gt;=[.$L16];[.EZ$1]&lt;=[.$K16]);[.EZ$1];&quot;&quot;)">
            <text:p/>
          </table:table-cell>
          <table:table-cell table:style-name="ce19" table:formula="of:=IF(AND([.FA$1]&gt;=[.$L16];[.FA$1]&lt;=[.$K16]);[.FA$1];&quot;&quot;)">
            <text:p/>
          </table:table-cell>
          <table:table-cell table:style-name="ce19" table:formula="of:=IF(AND([.FB$1]&gt;=[.$L16];[.FB$1]&lt;=[.$K16]);[.FB$1];&quot;&quot;)">
            <text:p/>
          </table:table-cell>
          <table:table-cell table:style-name="ce19" table:formula="of:=IF(AND([.FC$1]&gt;=[.$L16];[.FC$1]&lt;=[.$K16]);[.FC$1];&quot;&quot;)">
            <text:p/>
          </table:table-cell>
          <table:table-cell table:style-name="ce19" table:formula="of:=IF(AND([.FD$1]&gt;=[.$L16];[.FD$1]&lt;=[.$K16]);[.FD$1];&quot;&quot;)">
            <text:p/>
          </table:table-cell>
          <table:table-cell table:style-name="ce19" table:formula="of:=IF(AND([.FE$1]&gt;=[.$L16];[.FE$1]&lt;=[.$K16]);[.FE$1];&quot;&quot;)">
            <text:p/>
          </table:table-cell>
          <table:table-cell table:style-name="ce19" table:formula="of:=IF(AND([.FF$1]&gt;=[.$L16];[.FF$1]&lt;=[.$K16]);[.FF$1];&quot;&quot;)">
            <text:p/>
          </table:table-cell>
          <table:table-cell table:style-name="ce19" table:formula="of:=IF(AND([.FG$1]&gt;=[.$L16];[.FG$1]&lt;=[.$K16]);[.FG$1];&quot;&quot;)">
            <text:p/>
          </table:table-cell>
          <table:table-cell table:style-name="ce19" table:formula="of:=IF(AND([.FH$1]&gt;=[.$L16];[.FH$1]&lt;=[.$K16]);[.FH$1];&quot;&quot;)">
            <text:p/>
          </table:table-cell>
          <table:table-cell table:style-name="ce19" table:formula="of:=IF(AND([.FI$1]&gt;=[.$L16];[.FI$1]&lt;=[.$K16]);[.FI$1];&quot;&quot;)">
            <text:p/>
          </table:table-cell>
          <table:table-cell table:style-name="ce22" table:formula="of:=IF(AND([.FJ$1]&gt;=[.$L16];[.FJ$1]&lt;=[.$K16]);[.FJ$1];&quot;&quot;)">
            <text:p/>
          </table:table-cell>
          <table:table-cell table:style-name="ce22" table:formula="of:=IF(AND([.FK$1]&gt;=[.$L16];[.FK$1]&lt;=[.$K16]);[.FK$1];&quot;&quot;)">
            <text:p/>
          </table:table-cell>
          <table:table-cell table:style-name="ce22" table:formula="of:=IF(AND([.FL$1]&gt;=[.$L16];[.FL$1]&lt;=[.$K16]);[.FL$1];&quot;&quot;)">
            <text:p/>
          </table:table-cell>
          <table:table-cell table:style-name="ce22" table:formula="of:=IF(AND([.FM$1]&gt;=[.$L16];[.FM$1]&lt;=[.$K16]);[.FM$1];&quot;&quot;)">
            <text:p/>
          </table:table-cell>
          <table:table-cell table:style-name="ce22" table:formula="of:=IF(AND([.FN$1]&gt;=[.$L16];[.FN$1]&lt;=[.$K16]);[.FN$1];&quot;&quot;)">
            <text:p/>
          </table:table-cell>
          <table:table-cell table:style-name="ce22" table:formula="of:=IF(AND([.FO$1]&gt;=[.$L16];[.FO$1]&lt;=[.$K16]);[.FO$1];&quot;&quot;)">
            <text:p/>
          </table:table-cell>
          <table:table-cell table:style-name="ce22" table:formula="of:=IF(AND([.FP$1]&gt;=[.$L16];[.FP$1]&lt;=[.$K16]);[.FP$1];&quot;&quot;)">
            <text:p/>
          </table:table-cell>
          <table:table-cell table:style-name="ce22" table:formula="of:=IF(AND([.FQ$1]&gt;=[.$L16];[.FQ$1]&lt;=[.$K16]);[.FQ$1];&quot;&quot;)">
            <text:p/>
          </table:table-cell>
          <table:table-cell table:style-name="ce22" table:formula="of:=IF(AND([.FR$1]&gt;=[.$L16];[.FR$1]&lt;=[.$K16]);[.FR$1];&quot;&quot;)">
            <text:p/>
          </table:table-cell>
          <table:table-cell table:style-name="ce22" table:formula="of:=IF(AND([.FS$1]&gt;=[.$L16];[.FS$1]&lt;=[.$K16]);[.FS$1];&quot;&quot;)">
            <text:p/>
          </table:table-cell>
          <table:table-cell table:style-name="ce22" table:formula="of:=IF(AND([.FT$1]&gt;=[.$L16];[.FT$1]&lt;=[.$K16]);[.FT$1];&quot;&quot;)">
            <text:p/>
          </table:table-cell>
          <table:table-cell table:style-name="ce22" table:formula="of:=IF(AND([.FU$1]&gt;=[.$L16];[.FU$1]&lt;=[.$K16]);[.FU$1];&quot;&quot;)">
            <text:p/>
          </table:table-cell>
          <table:table-cell table:style-name="ce22" table:formula="of:=IF(AND([.FV$1]&gt;=[.$L16];[.FV$1]&lt;=[.$K16]);[.FV$1];&quot;&quot;)">
            <text:p/>
          </table:table-cell>
          <table:table-cell table:style-name="ce22" table:formula="of:=IF(AND([.FW$1]&gt;=[.$L16];[.FW$1]&lt;=[.$K16]);[.FW$1];&quot;&quot;)">
            <text:p/>
          </table:table-cell>
          <table:table-cell table:style-name="ce22" table:formula="of:=IF(AND([.FX$1]&gt;=[.$L16];[.FX$1]&lt;=[.$K16]);[.FX$1];&quot;&quot;)">
            <text:p/>
          </table:table-cell>
          <table:table-cell table:style-name="ce22" table:formula="of:=IF(AND([.FY$1]&gt;=[.$L16];[.FY$1]&lt;=[.$K16]);[.FY$1];&quot;&quot;)">
            <text:p/>
          </table:table-cell>
          <table:table-cell table:style-name="ce22" table:formula="of:=IF(AND([.FZ$1]&gt;=[.$L16];[.FZ$1]&lt;=[.$K16]);[.FZ$1];&quot;&quot;)">
            <text:p/>
          </table:table-cell>
          <table:table-cell table:style-name="ce22" table:formula="of:=IF(AND([.GA$1]&gt;=[.$L16];[.GA$1]&lt;=[.$K16]);[.GA$1];&quot;&quot;)">
            <text:p/>
          </table:table-cell>
          <table:table-cell table:style-name="ce22" table:formula="of:=IF(AND([.GB$1]&gt;=[.$L16];[.GB$1]&lt;=[.$K16]);[.GB$1];&quot;&quot;)">
            <text:p/>
          </table:table-cell>
          <table:table-cell table:style-name="ce22" table:formula="of:=IF(AND([.GC$1]&gt;=[.$L16];[.GC$1]&lt;=[.$K16]);[.GC$1];&quot;&quot;)">
            <text:p/>
          </table:table-cell>
          <table:table-cell table:style-name="ce22" table:formula="of:=IF(AND([.GD$1]&gt;=[.$L16];[.GD$1]&lt;=[.$K16]);[.GD$1];&quot;&quot;)">
            <text:p/>
          </table:table-cell>
          <table:table-cell table:style-name="ce22" table:formula="of:=IF(AND([.GE$1]&gt;=[.$L16];[.GE$1]&lt;=[.$K16]);[.GE$1];&quot;&quot;)">
            <text:p/>
          </table:table-cell>
          <table:table-cell table:style-name="ce22" table:formula="of:=IF(AND([.GF$1]&gt;=[.$L16];[.GF$1]&lt;=[.$K16]);[.GF$1];&quot;&quot;)">
            <text:p/>
          </table:table-cell>
          <table:table-cell table:style-name="ce22" table:formula="of:=IF(AND([.GG$1]&gt;=[.$L16];[.GG$1]&lt;=[.$K16]);[.GG$1];&quot;&quot;)">
            <text:p/>
          </table:table-cell>
          <table:table-cell table:style-name="ce22" table:formula="of:=IF(AND([.GH$1]&gt;=[.$L16];[.GH$1]&lt;=[.$K16]);[.GH$1];&quot;&quot;)">
            <text:p/>
          </table:table-cell>
          <table:table-cell table:style-name="ce22" table:formula="of:=IF(AND([.GI$1]&gt;=[.$L16];[.GI$1]&lt;=[.$K16]);[.GI$1];&quot;&quot;)">
            <text:p/>
          </table:table-cell>
          <table:table-cell table:style-name="ce22" table:formula="of:=IF(AND([.GJ$1]&gt;=[.$L16];[.GJ$1]&lt;=[.$K16]);[.GJ$1];&quot;&quot;)">
            <text:p/>
          </table:table-cell>
          <table:table-cell table:style-name="ce22" table:formula="of:=IF(AND([.GK$1]&gt;=[.$L16];[.GK$1]&lt;=[.$K16]);[.GK$1];&quot;&quot;)">
            <text:p/>
          </table:table-cell>
          <table:table-cell table:style-name="ce22" table:formula="of:=IF(AND([.GL$1]&gt;=[.$L16];[.GL$1]&lt;=[.$K16]);[.GL$1];&quot;&quot;)">
            <text:p/>
          </table:table-cell>
          <table:table-cell table:style-name="ce22" table:formula="of:=IF(AND([.GM$1]&gt;=[.$L16];[.GM$1]&lt;=[.$K16]);[.GM$1];&quot;&quot;)">
            <text:p/>
          </table:table-cell>
          <table:table-cell table:style-name="ce22" table:formula="of:=IF(AND([.GN$1]&gt;=[.$L16];[.GN$1]&lt;=[.$K16]);[.GN$1];&quot;&quot;)">
            <text:p/>
          </table:table-cell>
          <table:table-cell table:style-name="ce22" table:formula="of:=IF(AND([.GO$1]&gt;=[.$L16];[.GO$1]&lt;=[.$K16]);[.GO$1];&quot;&quot;)">
            <text:p/>
          </table:table-cell>
          <table:table-cell table:style-name="ce22" table:formula="of:=IF(AND([.GP$1]&gt;=[.$L16];[.GP$1]&lt;=[.$K16]);[.GP$1];&quot;&quot;)">
            <text:p/>
          </table:table-cell>
          <table:table-cell table:style-name="ce22" table:formula="of:=IF(AND([.GQ$1]&gt;=[.$L16];[.GQ$1]&lt;=[.$K16]);[.GQ$1];&quot;&quot;)">
            <text:p/>
          </table:table-cell>
          <table:table-cell table:style-name="ce22" table:formula="of:=IF(AND([.GR$1]&gt;=[.$L16];[.GR$1]&lt;=[.$K16]);[.GR$1];&quot;&quot;)">
            <text:p/>
          </table:table-cell>
          <table:table-cell table:style-name="ce22" table:formula="of:=IF(AND([.GS$1]&gt;=[.$L16];[.GS$1]&lt;=[.$K16]);[.GS$1];&quot;&quot;)">
            <text:p/>
          </table:table-cell>
          <table:table-cell table:style-name="ce22" table:formula="of:=IF(AND([.GT$1]&gt;=[.$L16];[.GT$1]&lt;=[.$K16]);[.GT$1];&quot;&quot;)">
            <text:p/>
          </table:table-cell>
          <table:table-cell table:style-name="ce22" table:formula="of:=IF(AND([.GU$1]&gt;=[.$L16];[.GU$1]&lt;=[.$K16]);[.GU$1];&quot;&quot;)">
            <text:p/>
          </table:table-cell>
          <table:table-cell table:style-name="ce22" table:formula="of:=IF(AND([.GV$1]&gt;=[.$L16];[.GV$1]&lt;=[.$K16]);[.GV$1];&quot;&quot;)">
            <text:p/>
          </table:table-cell>
          <table:table-cell table:style-name="ce22" table:formula="of:=IF(AND([.GW$1]&gt;=[.$L16];[.GW$1]&lt;=[.$K16]);[.GW$1];&quot;&quot;)">
            <text:p/>
          </table:table-cell>
          <table:table-cell table:style-name="ce22" table:formula="of:=IF(AND([.GX$1]&gt;=[.$L16];[.GX$1]&lt;=[.$K16]);[.GX$1];&quot;&quot;)">
            <text:p/>
          </table:table-cell>
          <table:table-cell table:style-name="ce22" table:formula="of:=IF(AND([.GY$1]&gt;=[.$L16];[.GY$1]&lt;=[.$K16]);[.GY$1];&quot;&quot;)">
            <text:p/>
          </table:table-cell>
          <table:table-cell table:style-name="ce22" table:formula="of:=IF(AND([.GZ$1]&gt;=[.$L16];[.GZ$1]&lt;=[.$K16]);[.GZ$1];&quot;&quot;)">
            <text:p/>
          </table:table-cell>
          <table:table-cell table:style-name="ce22" table:formula="of:=IF(AND([.HA$1]&gt;=[.$L16];[.HA$1]&lt;=[.$K16]);[.HA$1];&quot;&quot;)">
            <text:p/>
          </table:table-cell>
          <table:table-cell table:style-name="ce22" table:formula="of:=IF(AND([.HB$1]&gt;=[.$L16];[.HB$1]&lt;=[.$K16]);[.HB$1];&quot;&quot;)">
            <text:p/>
          </table:table-cell>
          <table:table-cell table:style-name="ce22" table:formula="of:=IF(AND([.HC$1]&gt;=[.$L16];[.HC$1]&lt;=[.$K16]);[.HC$1];&quot;&quot;)">
            <text:p/>
          </table:table-cell>
          <table:table-cell table:style-name="ce24" table:formula="of:=IF(AND([.HD$1]&gt;=[.$L16];[.HD$1]&lt;=[.$K16]);[.HD$1];&quot;&quot;)">
            <text:p/>
          </table:table-cell>
          <table:table-cell table:style-name="ce24" table:formula="of:=IF(AND([.HE$1]&gt;=[.$L16];[.HE$1]&lt;=[.$K16]);[.HE$1];&quot;&quot;)">
            <text:p/>
          </table:table-cell>
          <table:table-cell table:style-name="ce24" table:formula="of:=IF(AND([.HF$1]&gt;=[.$L16];[.HF$1]&lt;=[.$K16]);[.HF$1];&quot;&quot;)">
            <text:p/>
          </table:table-cell>
          <table:table-cell table:style-name="ce24" table:formula="of:=IF(AND([.HG$1]&gt;=[.$L16];[.HG$1]&lt;=[.$K16]);[.HG$1];&quot;&quot;)">
            <text:p/>
          </table:table-cell>
          <table:table-cell table:style-name="ce26" table:formula="of:=IF(AND([.HH$1]&gt;=[.$L16];[.HH$1]&lt;=[.$K16]);[.HH$1];&quot;&quot;)">
            <text:p/>
          </table:table-cell>
          <table:table-cell table:style-name="ce26" table:formula="of:=IF(AND([.HI$1]&gt;=[.$L16];[.HI$1]&lt;=[.$K16]);[.HI$1];&quot;&quot;)">
            <text:p/>
          </table:table-cell>
          <table:table-cell table:style-name="ce26" table:formula="of:=IF(AND([.HJ$1]&gt;=[.$L16];[.HJ$1]&lt;=[.$K16]);[.HJ$1];&quot;&quot;)">
            <text:p/>
          </table:table-cell>
          <table:table-cell table:style-name="ce26" table:formula="of:=IF(AND([.HK$1]&gt;=[.$L16];[.HK$1]&lt;=[.$K16]);[.HK$1];&quot;&quot;)">
            <text:p/>
          </table:table-cell>
          <table:table-cell table:style-name="ce26" table:formula="of:=IF(AND([.HL$1]&gt;=[.$L16];[.HL$1]&lt;=[.$K16]);[.HL$1];&quot;&quot;)">
            <text:p/>
          </table:table-cell>
          <table:table-cell table:style-name="ce26" table:formula="of:=IF(AND([.HM$1]&gt;=[.$L16];[.HM$1]&lt;=[.$K16]);[.HM$1];&quot;&quot;)">
            <text:p/>
          </table:table-cell>
          <table:table-cell table:style-name="ce26" table:formula="of:=IF(AND([.HN$1]&gt;=[.$L16];[.HN$1]&lt;=[.$K16]);[.HN$1];&quot;&quot;)">
            <text:p/>
          </table:table-cell>
          <table:table-cell table:style-name="ce26" table:formula="of:=IF(AND([.HO$1]&gt;=[.$L16];[.HO$1]&lt;=[.$K16]);[.HO$1];&quot;&quot;)">
            <text:p/>
          </table:table-cell>
          <table:table-cell table:style-name="ce26" table:formula="of:=IF(AND([.HP$1]&gt;=[.$L16];[.HP$1]&lt;=[.$K16]);[.HP$1];&quot;&quot;)">
            <text:p/>
          </table:table-cell>
          <table:table-cell table:style-name="ce26" table:formula="of:=IF(AND([.HQ$1]&gt;=[.$L16];[.HQ$1]&lt;=[.$K16]);[.HQ$1];&quot;&quot;)">
            <text:p/>
          </table:table-cell>
          <table:table-cell table:style-name="ce26" table:formula="of:=IF(AND([.HR$1]&gt;=[.$L16];[.HR$1]&lt;=[.$K16]);[.HR$1];&quot;&quot;)">
            <text:p/>
          </table:table-cell>
          <table:table-cell table:style-name="ce26" table:formula="of:=IF(AND([.HS$1]&gt;=[.$L16];[.HS$1]&lt;=[.$K16]);[.HS$1];&quot;&quot;)">
            <text:p/>
          </table:table-cell>
          <table:table-cell table:style-name="ce26" table:formula="of:=IF(AND([.HT$1]&gt;=[.$L16];[.HT$1]&lt;=[.$K16]);[.HT$1];&quot;&quot;)">
            <text:p/>
          </table:table-cell>
          <table:table-cell table:style-name="ce26" table:formula="of:=IF(AND([.HU$1]&gt;=[.$L16];[.HU$1]&lt;=[.$K16]);[.HU$1];&quot;&quot;)">
            <text:p/>
          </table:table-cell>
          <table:table-cell table:style-name="ce26" table:formula="of:=IF(AND([.HV$1]&gt;=[.$L16];[.HV$1]&lt;=[.$K16]);[.HV$1];&quot;&quot;)">
            <text:p/>
          </table:table-cell>
          <table:table-cell table:style-name="ce26" table:formula="of:=IF(AND([.HW$1]&gt;=[.$L16];[.HW$1]&lt;=[.$K16]);[.HW$1];&quot;&quot;)">
            <text:p/>
          </table:table-cell>
          <table:table-cell table:style-name="ce26" table:formula="of:=IF(AND([.HX$1]&gt;=[.$L16];[.HX$1]&lt;=[.$K16]);[.HX$1];&quot;&quot;)">
            <text:p/>
          </table:table-cell>
          <table:table-cell table:style-name="ce26" table:formula="of:=IF(AND([.HY$1]&gt;=[.$L16];[.HY$1]&lt;=[.$K16]);[.HY$1];&quot;&quot;)">
            <text:p/>
          </table:table-cell>
          <table:table-cell table:style-name="ce26" table:formula="of:=IF(AND([.HZ$1]&gt;=[.$L16];[.HZ$1]&lt;=[.$K16]);[.HZ$1];&quot;&quot;)">
            <text:p/>
          </table:table-cell>
          <table:table-cell table:style-name="ce26" table:formula="of:=IF(AND([.IA$1]&gt;=[.$L16];[.IA$1]&lt;=[.$K16]);[.IA$1];&quot;&quot;)">
            <text:p/>
          </table:table-cell>
          <table:table-cell table:style-name="ce26" table:formula="of:=IF(AND([.IB$1]&gt;=[.$L16];[.IB$1]&lt;=[.$K16]);[.IB$1];&quot;&quot;)">
            <text:p/>
          </table:table-cell>
          <table:table-cell table:style-name="ce26" table:formula="of:=IF(AND([.IC$1]&gt;=[.$L16];[.IC$1]&lt;=[.$K16]);[.IC$1];&quot;&quot;)">
            <text:p/>
          </table:table-cell>
          <table:table-cell table:style-name="ce26" table:formula="of:=IF(AND([.ID$1]&gt;=[.$L16];[.ID$1]&lt;=[.$K16]);[.ID$1];&quot;&quot;)">
            <text:p/>
          </table:table-cell>
          <table:table-cell table:style-name="ce26" table:formula="of:=IF(AND([.IE$1]&gt;=[.$L16];[.IE$1]&lt;=[.$K16]);[.IE$1];&quot;&quot;)">
            <text:p/>
          </table:table-cell>
          <table:table-cell table:style-name="ce26" table:formula="of:=IF(AND([.IF$1]&gt;=[.$L16];[.IF$1]&lt;=[.$K16]);[.IF$1];&quot;&quot;)">
            <text:p/>
          </table:table-cell>
          <table:table-cell table:style-name="ce26" table:formula="of:=IF(AND([.IG$1]&gt;=[.$L16];[.IG$1]&lt;=[.$K16]);[.IG$1];&quot;&quot;)">
            <text:p/>
          </table:table-cell>
          <table:table-cell table:style-name="ce26" table:formula="of:=IF(AND([.IH$1]&gt;=[.$L16];[.IH$1]&lt;=[.$K16]);[.IH$1];&quot;&quot;)">
            <text:p/>
          </table:table-cell>
          <table:table-cell table:style-name="ce26" table:formula="of:=IF(AND([.II$1]&gt;=[.$L16];[.II$1]&lt;=[.$K16]);[.II$1];&quot;&quot;)">
            <text:p/>
          </table:table-cell>
          <table:table-cell table:style-name="ce26" table:formula="of:=IF(AND([.IJ$1]&gt;=[.$L16];[.IJ$1]&lt;=[.$K16]);[.IJ$1];&quot;&quot;)">
            <text:p/>
          </table:table-cell>
          <table:table-cell table:style-name="ce26" table:formula="of:=IF(AND([.IK$1]&gt;=[.$L16];[.IK$1]&lt;=[.$K16]);[.IK$1];&quot;&quot;)">
            <text:p/>
          </table:table-cell>
          <table:table-cell table:style-name="ce26" table:formula="of:=IF(AND([.IL$1]&gt;=[.$L16];[.IL$1]&lt;=[.$K16]);[.IL$1];&quot;&quot;)">
            <text:p/>
          </table:table-cell>
          <table:table-cell table:style-name="ce26" table:formula="of:=IF(AND([.IM$1]&gt;=[.$L16];[.IM$1]&lt;=[.$K16]);[.IM$1];&quot;&quot;)">
            <text:p/>
          </table:table-cell>
          <table:table-cell table:style-name="ce26" table:formula="of:=IF(AND([.IN$1]&gt;=[.$L16];[.IN$1]&lt;=[.$K16]);[.IN$1];&quot;&quot;)">
            <text:p/>
          </table:table-cell>
          <table:table-cell table:style-name="ce26" table:formula="of:=IF(AND([.IO$1]&gt;=[.$L16];[.IO$1]&lt;=[.$K16]);[.IO$1];&quot;&quot;)">
            <text:p/>
          </table:table-cell>
          <table:table-cell table:style-name="ce26" table:formula="of:=IF(AND([.IP$1]&gt;=[.$L16];[.IP$1]&lt;=[.$K16]);[.IP$1];&quot;&quot;)">
            <text:p/>
          </table:table-cell>
          <table:table-cell table:style-name="ce26" table:formula="of:=IF(AND([.IQ$1]&gt;=[.$L16];[.IQ$1]&lt;=[.$K16]);[.IQ$1];&quot;&quot;)">
            <text:p/>
          </table:table-cell>
          <table:table-cell table:style-name="ce26" table:formula="of:=IF(AND([.IR$1]&gt;=[.$L16];[.IR$1]&lt;=[.$K16]);[.IR$1];&quot;&quot;)">
            <text:p/>
          </table:table-cell>
          <table:table-cell table:style-name="ce26" table:formula="of:=IF(AND([.IS$1]&gt;=[.$L16];[.IS$1]&lt;=[.$K16]);[.IS$1];&quot;&quot;)">
            <text:p/>
          </table:table-cell>
          <table:table-cell table:style-name="ce26" table:formula="of:=IF(AND([.IT$1]&gt;=[.$L16];[.IT$1]&lt;=[.$K16]);[.IT$1];&quot;&quot;)">
            <text:p/>
          </table:table-cell>
          <table:table-cell table:style-name="ce26" table:formula="of:=IF(AND([.IU$1]&gt;=[.$L16];[.IU$1]&lt;=[.$K16]);[.IU$1];&quot;&quot;)">
            <text:p/>
          </table:table-cell>
          <table:table-cell table:style-name="ce26" table:formula="of:=IF(AND([.IV$1]&gt;=[.$L16];[.IV$1]&lt;=[.$K16]);[.IV$1];&quot;&quot;)">
            <text:p/>
          </table:table-cell>
          <table:table-cell table:style-name="ce26" table:formula="of:=IF(AND([.IW$1]&gt;=[.$L16];[.IW$1]&lt;=[.$K16]);[.IW$1];&quot;&quot;)">
            <text:p/>
          </table:table-cell>
          <table:table-cell table:style-name="ce26" table:formula="of:=IF(AND([.IX$1]&gt;=[.$L16];[.IX$1]&lt;=[.$K16]);[.IX$1];&quot;&quot;)">
            <text:p/>
          </table:table-cell>
          <table:table-cell table:style-name="ce26" table:formula="of:=IF(AND([.IY$1]&gt;=[.$L16];[.IY$1]&lt;=[.$K16]);[.IY$1];&quot;&quot;)">
            <text:p/>
          </table:table-cell>
          <table:table-cell table:style-name="ce26" table:formula="of:=IF(AND([.IZ$1]&gt;=[.$L16];[.IZ$1]&lt;=[.$K16]);[.IZ$1];&quot;&quot;)">
            <text:p/>
          </table:table-cell>
          <table:table-cell table:style-name="ce26" table:formula="of:=IF(AND([.JA$1]&gt;=[.$L16];[.JA$1]&lt;=[.$K16]);[.JA$1];&quot;&quot;)">
            <text:p/>
          </table:table-cell>
          <table:table-cell table:style-name="ce26" table:formula="of:=IF(AND([.JB$1]&gt;=[.$L16];[.JB$1]&lt;=[.$K16]);[.JB$1];&quot;&quot;)">
            <text:p/>
          </table:table-cell>
          <table:table-cell table:style-name="ce26" table:formula="of:=IF(AND([.JC$1]&gt;=[.$L16];[.JC$1]&lt;=[.$K16]);[.JC$1];&quot;&quot;)">
            <text:p/>
          </table:table-cell>
          <table:table-cell table:style-name="ce26" table:formula="of:=IF(AND([.JD$1]&gt;=[.$L16];[.JD$1]&lt;=[.$K16]);[.JD$1];&quot;&quot;)">
            <text:p/>
          </table:table-cell>
          <table:table-cell table:style-name="ce26" table:formula="of:=IF(AND([.JE$1]&gt;=[.$L16];[.JE$1]&lt;=[.$K16]);[.JE$1];&quot;&quot;)">
            <text:p/>
          </table:table-cell>
          <table:table-cell table:style-name="ce26" table:formula="of:=IF(AND([.JF$1]&gt;=[.$L16];[.JF$1]&lt;=[.$K16]);[.JF$1];&quot;&quot;)">
            <text:p/>
          </table:table-cell>
          <table:table-cell table:style-name="ce26" table:formula="of:=IF(AND([.JG$1]&gt;=[.$L16];[.JG$1]&lt;=[.$K16]);[.JG$1];&quot;&quot;)">
            <text:p/>
          </table:table-cell>
          <table:table-cell table:style-name="ce26" table:formula="of:=IF(AND([.JH$1]&gt;=[.$L16];[.JH$1]&lt;=[.$K16]);[.JH$1];&quot;&quot;)">
            <text:p/>
          </table:table-cell>
          <table:table-cell table:style-name="ce26" table:formula="of:=IF(AND([.JI$1]&gt;=[.$L16];[.JI$1]&lt;=[.$K16]);[.JI$1];&quot;&quot;)">
            <text:p/>
          </table:table-cell>
          <table:table-cell table:style-name="ce26" table:formula="of:=IF(AND([.JJ$1]&gt;=[.$L16];[.JJ$1]&lt;=[.$K16]);[.JJ$1];&quot;&quot;)">
            <text:p/>
          </table:table-cell>
          <table:table-cell table:style-name="ce26" table:formula="of:=IF(AND([.JK$1]&gt;=[.$L16];[.JK$1]&lt;=[.$K16]);[.JK$1];&quot;&quot;)">
            <text:p/>
          </table:table-cell>
          <table:table-cell table:style-name="ce26" table:formula="of:=IF(AND([.JL$1]&gt;=[.$L16];[.JL$1]&lt;=[.$K16]);[.JL$1];&quot;&quot;)">
            <text:p/>
          </table:table-cell>
          <table:table-cell table:style-name="ce28" table:formula="of:=IF(AND([.JM$1]&gt;=[.$L16];[.JM$1]&lt;=[.$K16]);[.JM$1];&quot;&quot;)">
            <text:p/>
          </table:table-cell>
          <table:table-cell table:style-name="ce28" table:formula="of:=IF(AND([.JN$1]&gt;=[.$L16];[.JN$1]&lt;=[.$K16]);[.JN$1];&quot;&quot;)">
            <text:p/>
          </table:table-cell>
          <table:table-cell table:style-name="ce28" table:formula="of:=IF(AND([.JO$1]&gt;=[.$L16];[.JO$1]&lt;=[.$K16]);[.JO$1];&quot;&quot;)">
            <text:p/>
          </table:table-cell>
          <table:table-cell table:style-name="ce28" table:formula="of:=IF(AND([.JP$1]&gt;=[.$L16];[.JP$1]&lt;=[.$K16]);[.JP$1];&quot;&quot;)">
            <text:p/>
          </table:table-cell>
          <table:table-cell table:style-name="ce28" table:formula="of:=IF(AND([.JQ$1]&gt;=[.$L16];[.JQ$1]&lt;=[.$K16]);[.JQ$1];&quot;&quot;)">
            <text:p/>
          </table:table-cell>
          <table:table-cell table:style-name="ce28" table:formula="of:=IF(AND([.JR$1]&gt;=[.$L16];[.JR$1]&lt;=[.$K16]);[.JR$1];&quot;&quot;)">
            <text:p/>
          </table:table-cell>
          <table:table-cell table:style-name="ce28" table:formula="of:=IF(AND([.JS$1]&gt;=[.$L16];[.JS$1]&lt;=[.$K16]);[.JS$1];&quot;&quot;)">
            <text:p/>
          </table:table-cell>
          <table:table-cell table:style-name="ce30" table:formula="of:=IF(AND([.JT$1]&gt;=[.$L16];[.JT$1]&lt;=[.$K16]);[.JT$1];&quot;&quot;)">
            <text:p/>
          </table:table-cell>
          <table:table-cell table:style-name="ce30" table:formula="of:=IF(AND([.JU$1]&gt;=[.$L16];[.JU$1]&lt;=[.$K16]);[.JU$1];&quot;&quot;)">
            <text:p/>
          </table:table-cell>
          <table:table-cell table:style-name="ce30" table:formula="of:=IF(AND([.JV$1]&gt;=[.$L16];[.JV$1]&lt;=[.$K16]);[.JV$1];&quot;&quot;)">
            <text:p/>
          </table:table-cell>
          <table:table-cell table:style-name="ce30" table:formula="of:=IF(AND([.JW$1]&gt;=[.$L16];[.JW$1]&lt;=[.$K16]);[.JW$1];&quot;&quot;)">
            <text:p/>
          </table:table-cell>
          <table:table-cell table:style-name="ce30" table:formula="of:=IF(AND([.JX$1]&gt;=[.$L16];[.JX$1]&lt;=[.$K16]);[.JX$1];&quot;&quot;)">
            <text:p/>
          </table:table-cell>
          <table:table-cell table:style-name="ce30" table:formula="of:=IF(AND([.JY$1]&gt;=[.$L16];[.JY$1]&lt;=[.$K16]);[.JY$1];&quot;&quot;)">
            <text:p/>
          </table:table-cell>
          <table:table-cell table:style-name="ce30" table:formula="of:=IF(AND([.JZ$1]&gt;=[.$L16];[.JZ$1]&lt;=[.$K16]);[.JZ$1];&quot;&quot;)">
            <text:p/>
          </table:table-cell>
          <table:table-cell table:style-name="ce30" table:formula="of:=IF(AND([.KA$1]&gt;=[.$L16];[.KA$1]&lt;=[.$K16]);[.KA$1];&quot;&quot;)">
            <text:p/>
          </table:table-cell>
          <table:table-cell table:style-name="ce32" table:formula="of:=IF(AND([.KB$1]&gt;=[.$L16];[.KB$1]&lt;=[.$K16]);[.KB$1];&quot;&quot;)">
            <text:p/>
          </table:table-cell>
          <table:table-cell table:style-name="ce32" table:formula="of:=IF(AND([.KC$1]&gt;=[.$L16];[.KC$1]&lt;=[.$K16]);[.KC$1];&quot;&quot;)">
            <text:p/>
          </table:table-cell>
          <table:table-cell table:style-name="ce32" table:formula="of:=IF(AND([.KD$1]&gt;=[.$L16];[.KD$1]&lt;=[.$K16]);[.KD$1];&quot;&quot;)">
            <text:p/>
          </table:table-cell>
          <table:table-cell table:style-name="ce32" table:formula="of:=IF(AND([.KE$1]&gt;=[.$L16];[.KE$1]&lt;=[.$K16]);[.KE$1];&quot;&quot;)">
            <text:p/>
          </table:table-cell>
          <table:table-cell table:style-name="ce32" table:formula="of:=IF(AND([.KF$1]&gt;=[.$L16];[.KF$1]&lt;=[.$K16]);[.KF$1];&quot;&quot;)">
            <text:p/>
          </table:table-cell>
          <table:table-cell table:style-name="ce32" table:formula="of:=IF(AND([.KG$1]&gt;=[.$L16];[.KG$1]&lt;=[.$K16]);[.KG$1];&quot;&quot;)">
            <text:p/>
          </table:table-cell>
          <table:table-cell table:style-name="ce32" table:formula="of:=IF(AND([.KH$1]&gt;=[.$L16];[.KH$1]&lt;=[.$K16]);[.KH$1];&quot;&quot;)">
            <text:p/>
          </table:table-cell>
          <table:table-cell table:style-name="ce32" table:formula="of:=IF(AND([.KI$1]&gt;=[.$L16];[.KI$1]&lt;=[.$K16]);[.KI$1];&quot;&quot;)">
            <text:p/>
          </table:table-cell>
          <table:table-cell table:style-name="ce32" table:formula="of:=IF(AND([.KJ$1]&gt;=[.$L16];[.KJ$1]&lt;=[.$K16]);[.KJ$1];&quot;&quot;)">
            <text:p/>
          </table:table-cell>
          <table:table-cell table:style-name="ce32" table:formula="of:=IF(AND([.KK$1]&gt;=[.$L16];[.KK$1]&lt;=[.$K16]);[.KK$1];&quot;&quot;)">
            <text:p/>
          </table:table-cell>
          <table:table-cell table:style-name="ce32" table:formula="of:=IF(AND([.KL$1]&gt;=[.$L16];[.KL$1]&lt;=[.$K16]);[.KL$1];&quot;&quot;)">
            <text:p/>
          </table:table-cell>
          <table:table-cell table:style-name="ce32" table:formula="of:=IF(AND([.KM$1]&gt;=[.$L16];[.KM$1]&lt;=[.$K16]);[.KM$1];&quot;&quot;)">
            <text:p/>
          </table:table-cell>
          <table:table-cell table:style-name="ce32" table:formula="of:=IF(AND([.KN$1]&gt;=[.$L16];[.KN$1]&lt;=[.$K16]);[.KN$1];&quot;&quot;)">
            <text:p/>
          </table:table-cell>
          <table:table-cell table:style-name="ce32" table:formula="of:=IF(AND([.KO$1]&gt;=[.$L16];[.KO$1]&lt;=[.$K16]);[.KO$1];&quot;&quot;)">
            <text:p/>
          </table:table-cell>
          <table:table-cell table:style-name="ce32" table:formula="of:=IF(AND([.KP$1]&gt;=[.$L16];[.KP$1]&lt;=[.$K16]);[.KP$1];&quot;&quot;)">
            <text:p/>
          </table:table-cell>
          <table:table-cell table:style-name="ce32" table:formula="of:=IF(AND([.KQ$1]&gt;=[.$L16];[.KQ$1]&lt;=[.$K16]);[.KQ$1];&quot;&quot;)">
            <text:p/>
          </table:table-cell>
          <table:table-cell table:style-name="ce32" table:formula="of:=IF(AND([.KR$1]&gt;=[.$L16];[.KR$1]&lt;=[.$K16]);[.KR$1];&quot;&quot;)">
            <text:p/>
          </table:table-cell>
          <table:table-cell table:style-name="ce32" table:formula="of:=IF(AND([.KS$1]&gt;=[.$L16];[.KS$1]&lt;=[.$K16]);[.KS$1];&quot;&quot;)">
            <text:p/>
          </table:table-cell>
          <table:table-cell table:style-name="ce34" table:formula="of:=IF(AND([.KT$1]&gt;=[.$L16];[.KT$1]&lt;=[.$K16]);[.KT$1];&quot;&quot;)">
            <text:p/>
          </table:table-cell>
          <table:table-cell table:style-name="ce34" table:formula="of:=IF(AND([.KU$1]&gt;=[.$L16];[.KU$1]&lt;=[.$K16]);[.KU$1];&quot;&quot;)">
            <text:p/>
          </table:table-cell>
          <table:table-cell table:style-name="ce34" table:formula="of:=IF(AND([.KV$1]&gt;=[.$L16];[.KV$1]&lt;=[.$K16]);[.KV$1];&quot;&quot;)">
            <text:p/>
          </table:table-cell>
          <table:table-cell table:style-name="ce34" table:formula="of:=IF(AND([.KW$1]&gt;=[.$L16];[.KW$1]&lt;=[.$K16]);[.KW$1];&quot;&quot;)">
            <text:p/>
          </table:table-cell>
          <table:table-cell table:style-name="ce34" table:formula="of:=IF(AND([.KX$1]&gt;=[.$L16];[.KX$1]&lt;=[.$K16]);[.KX$1];&quot;&quot;)">
            <text:p/>
          </table:table-cell>
          <table:table-cell table:style-name="ce34" table:formula="of:=IF(AND([.KY$1]&gt;=[.$L16];[.KY$1]&lt;=[.$K16]);[.KY$1];&quot;&quot;)">
            <text:p/>
          </table:table-cell>
          <table:table-cell table:style-name="ce34" table:formula="of:=IF(AND([.KZ$1]&gt;=[.$L16];[.KZ$1]&lt;=[.$K16]);[.KZ$1];&quot;&quot;)">
            <text:p/>
          </table:table-cell>
          <table:table-cell table:style-name="ce34" table:formula="of:=IF(AND([.LA$1]&gt;=[.$L16];[.LA$1]&lt;=[.$K16]);[.LA$1];&quot;&quot;)">
            <text:p/>
          </table:table-cell>
          <table:table-cell table:style-name="ce34" table:formula="of:=IF(AND([.LB$1]&gt;=[.$L16];[.LB$1]&lt;=[.$K16]);[.LB$1];&quot;&quot;)">
            <text:p/>
          </table:table-cell>
          <table:table-cell table:style-name="ce34" table:formula="of:=IF(AND([.LC$1]&gt;=[.$L16];[.LC$1]&lt;=[.$K16]);[.LC$1];&quot;&quot;)">
            <text:p/>
          </table:table-cell>
          <table:table-cell table:style-name="ce34" table:formula="of:=IF(AND([.LD$1]&gt;=[.$L16];[.LD$1]&lt;=[.$K16]);[.LD$1];&quot;&quot;)">
            <text:p/>
          </table:table-cell>
          <table:table-cell table:style-name="ce34" table:formula="of:=IF(AND([.LE$1]&gt;=[.$L16];[.LE$1]&lt;=[.$K16]);[.LE$1];&quot;&quot;)">
            <text:p/>
          </table:table-cell>
          <table:table-cell table:style-name="ce34" table:formula="of:=IF(AND([.LF$1]&gt;=[.$L16];[.LF$1]&lt;=[.$K16]);[.LF$1];&quot;&quot;)">
            <text:p/>
          </table:table-cell>
          <table:table-cell table:style-name="ce34" table:formula="of:=IF(AND([.LG$1]&gt;=[.$L16];[.LG$1]&lt;=[.$K16]);[.LG$1];&quot;&quot;)">
            <text:p/>
          </table:table-cell>
          <table:table-cell table:style-name="ce34" table:formula="of:=IF(AND([.LH$1]&gt;=[.$L16];[.LH$1]&lt;=[.$K16]);[.LH$1];&quot;&quot;)">
            <text:p/>
          </table:table-cell>
          <table:table-cell table:style-name="ce36" table:formula="of:=IF(AND([.LI$1]&gt;=[.$L16];[.LI$1]&lt;=[.$K16]);[.LI$1];&quot;&quot;)">
            <text:p/>
          </table:table-cell>
          <table:table-cell table:style-name="ce36" table:formula="of:=IF(AND([.LJ$1]&gt;=[.$L16];[.LJ$1]&lt;=[.$K16]);[.LJ$1];&quot;&quot;)">
            <text:p/>
          </table:table-cell>
          <table:table-cell table:style-name="ce36" table:formula="of:=IF(AND([.LK$1]&gt;=[.$L16];[.LK$1]&lt;=[.$K16]);[.LK$1];&quot;&quot;)">
            <text:p/>
          </table:table-cell>
          <table:table-cell table:style-name="ce36" table:formula="of:=IF(AND([.LL$1]&gt;=[.$L16];[.LL$1]&lt;=[.$K16]);[.LL$1];&quot;&quot;)">
            <text:p/>
          </table:table-cell>
          <table:table-cell table:style-name="ce36" table:formula="of:=IF(AND([.LM$1]&gt;=[.$L16];[.LM$1]&lt;=[.$K16]);[.LM$1];&quot;&quot;)">
            <text:p/>
          </table:table-cell>
          <table:table-cell table:style-name="ce36" table:formula="of:=IF(AND([.LN$1]&gt;=[.$L16];[.LN$1]&lt;=[.$K16]);[.LN$1];&quot;&quot;)">
            <text:p/>
          </table:table-cell>
          <table:table-cell table:style-name="ce36" table:formula="of:=IF(AND([.LO$1]&gt;=[.$L16];[.LO$1]&lt;=[.$K16]);[.LO$1];&quot;&quot;)">
            <text:p/>
          </table:table-cell>
          <table:table-cell table:style-name="ce36" table:formula="of:=IF(AND([.LP$1]&gt;=[.$L16];[.LP$1]&lt;=[.$K16]);[.LP$1];&quot;&quot;)">
            <text:p/>
          </table:table-cell>
          <table:table-cell table:style-name="ce36" table:formula="of:=IF(AND([.LQ$1]&gt;=[.$L16];[.LQ$1]&lt;=[.$K16]);[.LQ$1];&quot;&quot;)">
            <text:p/>
          </table:table-cell>
          <table:table-cell table:style-name="ce36" table:formula="of:=IF(AND([.LR$1]&gt;=[.$L16];[.LR$1]&lt;=[.$K16]);[.LR$1];&quot;&quot;)">
            <text:p/>
          </table:table-cell>
          <table:table-cell table:style-name="ce36" table:formula="of:=IF(AND([.LS$1]&gt;=[.$L16];[.LS$1]&lt;=[.$K16]);[.LS$1];&quot;&quot;)">
            <text:p/>
          </table:table-cell>
          <table:table-cell table:style-name="ce36" table:formula="of:=IF(AND([.LT$1]&gt;=[.$L16];[.LT$1]&lt;=[.$K16]);[.LT$1];&quot;&quot;)">
            <text:p/>
          </table:table-cell>
          <table:table-cell table:style-name="ce36" table:formula="of:=IF(AND([.LU$1]&gt;=[.$L16];[.LU$1]&lt;=[.$K16]);[.LU$1];&quot;&quot;)">
            <text:p/>
          </table:table-cell>
          <table:table-cell table:style-name="ce36" table:formula="of:=IF(AND([.LV$1]&gt;=[.$L16];[.LV$1]&lt;=[.$K16]);[.LV$1];&quot;&quot;)">
            <text:p/>
          </table:table-cell>
          <table:table-cell table:style-name="ce36" table:formula="of:=IF(AND([.LW$1]&gt;=[.$L16];[.LW$1]&lt;=[.$K16]);[.LW$1];&quot;&quot;)">
            <text:p/>
          </table:table-cell>
          <table:table-cell table:style-name="ce36" table:formula="of:=IF(AND([.LX$1]&gt;=[.$L16];[.LX$1]&lt;=[.$K16]);[.LX$1];&quot;&quot;)">
            <text:p/>
          </table:table-cell>
          <table:table-cell table:style-name="ce36" table:formula="of:=IF(AND([.LY$1]&gt;=[.$L16];[.LY$1]&lt;=[.$K16]);[.LY$1];&quot;&quot;)">
            <text:p/>
          </table:table-cell>
          <table:table-cell table:style-name="ce36" table:formula="of:=IF(AND([.LZ$1]&gt;=[.$L16];[.LZ$1]&lt;=[.$K16]);[.LZ$1];&quot;&quot;)">
            <text:p/>
          </table:table-cell>
          <table:table-cell table:style-name="ce36" table:formula="of:=IF(AND([.MA$1]&gt;=[.$L16];[.MA$1]&lt;=[.$K16]);[.MA$1];&quot;&quot;)">
            <text:p/>
          </table:table-cell>
          <table:table-cell table:style-name="ce36" table:formula="of:=IF(AND([.MB$1]&gt;=[.$L16];[.MB$1]&lt;=[.$K16]);[.MB$1];&quot;&quot;)">
            <text:p/>
          </table:table-cell>
          <table:table-cell table:style-name="ce36" table:formula="of:=IF(AND([.MC$1]&gt;=[.$L16];[.MC$1]&lt;=[.$K16]);[.MC$1];&quot;&quot;)">
            <text:p/>
          </table:table-cell>
          <table:table-cell table:style-name="ce36" table:formula="of:=IF(AND([.MD$1]&gt;=[.$L16];[.MD$1]&lt;=[.$K16]);[.MD$1];&quot;&quot;)">
            <text:p/>
          </table:table-cell>
          <table:table-cell table:style-name="ce36" table:formula="of:=IF(AND([.ME$1]&gt;=[.$L16];[.ME$1]&lt;=[.$K16]);[.ME$1];&quot;&quot;)">
            <text:p/>
          </table:table-cell>
          <table:table-cell table:style-name="ce36" table:formula="of:=IF(AND([.MF$1]&gt;=[.$L16];[.MF$1]&lt;=[.$K16]);[.MF$1];&quot;&quot;)">
            <text:p/>
          </table:table-cell>
          <table:table-cell table:style-name="ce36" table:formula="of:=IF(AND([.MG$1]&gt;=[.$L16];[.MG$1]&lt;=[.$K16]);[.MG$1];&quot;&quot;)">
            <text:p/>
          </table:table-cell>
          <table:table-cell table:style-name="ce36" table:formula="of:=IF(AND([.MH$1]&gt;=[.$L16];[.MH$1]&lt;=[.$K16]);[.MH$1];&quot;&quot;)">
            <text:p/>
          </table:table-cell>
          <table:table-cell table:style-name="ce36" table:formula="of:=IF(AND([.MI$1]&gt;=[.$L16];[.MI$1]&lt;=[.$K16]);[.MI$1];&quot;&quot;)">
            <text:p/>
          </table:table-cell>
          <table:table-cell table:style-name="ce36" table:formula="of:=IF(AND([.MJ$1]&gt;=[.$L16];[.MJ$1]&lt;=[.$K16]);[.MJ$1];&quot;&quot;)">
            <text:p/>
          </table:table-cell>
          <table:table-cell table:style-name="ce36" table:formula="of:=IF(AND([.MK$1]&gt;=[.$L16];[.MK$1]&lt;=[.$K16]);[.MK$1];&quot;&quot;)">
            <text:p/>
          </table:table-cell>
          <table:table-cell table:style-name="ce36" table:formula="of:=IF(AND([.ML$1]&gt;=[.$L16];[.ML$1]&lt;=[.$K16]);[.ML$1];&quot;&quot;)">
            <text:p/>
          </table:table-cell>
          <table:table-cell table:style-name="ce36" table:formula="of:=IF(AND([.MM$1]&gt;=[.$L16];[.MM$1]&lt;=[.$K16]);[.MM$1];&quot;&quot;)">
            <text:p/>
          </table:table-cell>
          <table:table-cell table:style-name="ce36" table:formula="of:=IF(AND([.MN$1]&gt;=[.$L16];[.MN$1]&lt;=[.$K16]);[.MN$1];&quot;&quot;)">
            <text:p/>
          </table:table-cell>
          <table:table-cell table:style-name="ce36" table:formula="of:=IF(AND([.MO$1]&gt;=[.$L16];[.MO$1]&lt;=[.$K16]);[.MO$1];&quot;&quot;)">
            <text:p/>
          </table:table-cell>
          <table:table-cell table:style-name="ce36" table:formula="of:=IF(AND([.MP$1]&gt;=[.$L16];[.MP$1]&lt;=[.$K16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7];[.$A:.$K];11;0)" office:value-type="float" office:value="274" calcext:value-type="float">
            <text:p>274</text:p>
          </table:table-cell>
          <table:table-cell table:style-name="ce5" table:formula="of:=VLOOKUP([.D17];[.$A:.$K];11;0)" office:value-type="float" office:value="241" calcext:value-type="float">
            <text:p>241</text:p>
          </table:table-cell>
          <table:table-cell table:style-name="ce5" table:formula="of:=VLOOKUP([.E17];[.$A:.$K];11;0)" office:value-type="float" office:value="0" calcext:value-type="float">
            <text:p>0</text:p>
          </table:table-cell>
          <table:table-cell table:style-name="ce5" table:formula="of:=VLOOKUP([.F17];[.$A:.$K];11;0)" office:value-type="float" office:value="0" calcext:value-type="float">
            <text:p>0</text:p>
          </table:table-cell>
          <table:table-cell table:style-name="ce6" table:formula="of:=MAX([.G17:.J17])+[.B17]+[.M17]" office:value-type="float" office:value="307" calcext:value-type="float">
            <text:p>307</text:p>
          </table:table-cell>
          <table:table-cell table:style-name="ce7" table:formula="of:=[.K17]-[.D17]+1" office:value-type="float" office:value="293" calcext:value-type="float">
            <text:p>293</text:p>
          </table:table-cell>
          <table:table-cell table:style-name="ce8"/>
          <table:table-cell table:style-name="ce10" table:formula="of:=IF(AND([.N$1]&gt;=[.$L17];[.N$1]&lt;=[.$K17]);[.N$1];&quot;&quot;)">
            <text:p/>
          </table:table-cell>
          <table:table-cell table:style-name="ce10" table:formula="of:=IF(AND([.O$1]&gt;=[.$L17];[.O$1]&lt;=[.$K17]);[.O$1];&quot;&quot;)">
            <text:p/>
          </table:table-cell>
          <table:table-cell table:style-name="ce10" table:formula="of:=IF(AND([.P$1]&gt;=[.$L17];[.P$1]&lt;=[.$K17]);[.P$1];&quot;&quot;)">
            <text:p/>
          </table:table-cell>
          <table:table-cell table:style-name="ce10" table:formula="of:=IF(AND([.Q$1]&gt;=[.$L17];[.Q$1]&lt;=[.$K17]);[.Q$1];&quot;&quot;)">
            <text:p/>
          </table:table-cell>
          <table:table-cell table:style-name="ce12" table:formula="of:=IF(AND([.R$1]&gt;=[.$L17];[.R$1]&lt;=[.$K17]);[.R$1];&quot;&quot;)">
            <text:p/>
          </table:table-cell>
          <table:table-cell table:style-name="ce12" table:formula="of:=IF(AND([.S$1]&gt;=[.$L17];[.S$1]&lt;=[.$K17]);[.S$1];&quot;&quot;)">
            <text:p/>
          </table:table-cell>
          <table:table-cell table:style-name="ce12" table:formula="of:=IF(AND([.T$1]&gt;=[.$L17];[.T$1]&lt;=[.$K17]);[.T$1];&quot;&quot;)">
            <text:p/>
          </table:table-cell>
          <table:table-cell table:style-name="ce12" table:formula="of:=IF(AND([.U$1]&gt;=[.$L17];[.U$1]&lt;=[.$K17]);[.U$1];&quot;&quot;)">
            <text:p/>
          </table:table-cell>
          <table:table-cell table:style-name="ce12" table:formula="of:=IF(AND([.V$1]&gt;=[.$L17];[.V$1]&lt;=[.$K17]);[.V$1];&quot;&quot;)">
            <text:p/>
          </table:table-cell>
          <table:table-cell table:style-name="ce12" table:formula="of:=IF(AND([.W$1]&gt;=[.$L17];[.W$1]&lt;=[.$K17]);[.W$1];&quot;&quot;)">
            <text:p/>
          </table:table-cell>
          <table:table-cell table:style-name="ce12" table:formula="of:=IF(AND([.X$1]&gt;=[.$L17];[.X$1]&lt;=[.$K17]);[.X$1];&quot;&quot;)">
            <text:p/>
          </table:table-cell>
          <table:table-cell table:style-name="ce12" table:formula="of:=IF(AND([.Y$1]&gt;=[.$L17];[.Y$1]&lt;=[.$K17]);[.Y$1];&quot;&quot;)">
            <text:p/>
          </table:table-cell>
          <table:table-cell table:style-name="ce12" table:formula="of:=IF(AND([.Z$1]&gt;=[.$L17];[.Z$1]&lt;=[.$K17]);[.Z$1];&quot;&quot;)">
            <text:p/>
          </table:table-cell>
          <table:table-cell table:style-name="ce12" table:formula="of:=IF(AND([.AA$1]&gt;=[.$L17];[.AA$1]&lt;=[.$K17]);[.AA$1];&quot;&quot;)">
            <text:p/>
          </table:table-cell>
          <table:table-cell table:style-name="ce12" table:formula="of:=IF(AND([.AB$1]&gt;=[.$L17];[.AB$1]&lt;=[.$K17]);[.AB$1];&quot;&quot;)">
            <text:p/>
          </table:table-cell>
          <table:table-cell table:style-name="ce12" table:formula="of:=IF(AND([.AC$1]&gt;=[.$L17];[.AC$1]&lt;=[.$K17]);[.AC$1];&quot;&quot;)">
            <text:p/>
          </table:table-cell>
          <table:table-cell table:style-name="ce15" table:formula="of:=IF(AND([.AD$1]&gt;=[.$L17];[.AD$1]&lt;=[.$K17]);[.AD$1];&quot;&quot;)">
            <text:p/>
          </table:table-cell>
          <table:table-cell table:style-name="ce17" table:formula="of:=IF(AND([.AE$1]&gt;=[.$L17];[.AE$1]&lt;=[.$K17]);[.AE$1];&quot;&quot;)">
            <text:p/>
          </table:table-cell>
          <table:table-cell table:style-name="ce17" table:formula="of:=IF(AND([.AF$1]&gt;=[.$L17];[.AF$1]&lt;=[.$K17]);[.AF$1];&quot;&quot;)">
            <text:p/>
          </table:table-cell>
          <table:table-cell table:style-name="ce17" table:formula="of:=IF(AND([.AG$1]&gt;=[.$L17];[.AG$1]&lt;=[.$K17]);[.AG$1];&quot;&quot;)">
            <text:p/>
          </table:table-cell>
          <table:table-cell table:style-name="ce17" table:formula="of:=IF(AND([.AH$1]&gt;=[.$L17];[.AH$1]&lt;=[.$K17]);[.AH$1];&quot;&quot;)">
            <text:p/>
          </table:table-cell>
          <table:table-cell table:style-name="ce17" table:formula="of:=IF(AND([.AI$1]&gt;=[.$L17];[.AI$1]&lt;=[.$K17]);[.AI$1];&quot;&quot;)">
            <text:p/>
          </table:table-cell>
          <table:table-cell table:style-name="ce17" table:formula="of:=IF(AND([.AJ$1]&gt;=[.$L17];[.AJ$1]&lt;=[.$K17]);[.AJ$1];&quot;&quot;)">
            <text:p/>
          </table:table-cell>
          <table:table-cell table:style-name="ce17" table:formula="of:=IF(AND([.AK$1]&gt;=[.$L17];[.AK$1]&lt;=[.$K17]);[.AK$1];&quot;&quot;)">
            <text:p/>
          </table:table-cell>
          <table:table-cell table:style-name="ce17" table:formula="of:=IF(AND([.AL$1]&gt;=[.$L17];[.AL$1]&lt;=[.$K17]);[.AL$1];&quot;&quot;)">
            <text:p/>
          </table:table-cell>
          <table:table-cell table:style-name="ce17" table:formula="of:=IF(AND([.AM$1]&gt;=[.$L17];[.AM$1]&lt;=[.$K17]);[.AM$1];&quot;&quot;)">
            <text:p/>
          </table:table-cell>
          <table:table-cell table:style-name="ce17" table:formula="of:=IF(AND([.AN$1]&gt;=[.$L17];[.AN$1]&lt;=[.$K17]);[.AN$1];&quot;&quot;)">
            <text:p/>
          </table:table-cell>
          <table:table-cell table:style-name="ce17" table:formula="of:=IF(AND([.AO$1]&gt;=[.$L17];[.AO$1]&lt;=[.$K17]);[.AO$1];&quot;&quot;)">
            <text:p/>
          </table:table-cell>
          <table:table-cell table:style-name="ce17" table:formula="of:=IF(AND([.AP$1]&gt;=[.$L17];[.AP$1]&lt;=[.$K17]);[.AP$1];&quot;&quot;)">
            <text:p/>
          </table:table-cell>
          <table:table-cell table:style-name="ce17" table:formula="of:=IF(AND([.AQ$1]&gt;=[.$L17];[.AQ$1]&lt;=[.$K17]);[.AQ$1];&quot;&quot;)">
            <text:p/>
          </table:table-cell>
          <table:table-cell table:style-name="ce17" table:formula="of:=IF(AND([.AR$1]&gt;=[.$L17];[.AR$1]&lt;=[.$K17]);[.AR$1];&quot;&quot;)">
            <text:p/>
          </table:table-cell>
          <table:table-cell table:style-name="ce17" table:formula="of:=IF(AND([.AS$1]&gt;=[.$L17];[.AS$1]&lt;=[.$K17]);[.AS$1];&quot;&quot;)">
            <text:p/>
          </table:table-cell>
          <table:table-cell table:style-name="ce17" table:formula="of:=IF(AND([.AT$1]&gt;=[.$L17];[.AT$1]&lt;=[.$K17]);[.AT$1];&quot;&quot;)">
            <text:p/>
          </table:table-cell>
          <table:table-cell table:style-name="ce17" table:formula="of:=IF(AND([.AU$1]&gt;=[.$L17];[.AU$1]&lt;=[.$K17]);[.AU$1];&quot;&quot;)">
            <text:p/>
          </table:table-cell>
          <table:table-cell table:style-name="ce17" table:formula="of:=IF(AND([.AV$1]&gt;=[.$L17];[.AV$1]&lt;=[.$K17]);[.AV$1];&quot;&quot;)">
            <text:p/>
          </table:table-cell>
          <table:table-cell table:style-name="ce17" table:formula="of:=IF(AND([.AW$1]&gt;=[.$L17];[.AW$1]&lt;=[.$K17]);[.AW$1];&quot;&quot;)">
            <text:p/>
          </table:table-cell>
          <table:table-cell table:style-name="ce17" table:formula="of:=IF(AND([.AX$1]&gt;=[.$L17];[.AX$1]&lt;=[.$K17]);[.AX$1];&quot;&quot;)">
            <text:p/>
          </table:table-cell>
          <table:table-cell table:style-name="ce17" table:formula="of:=IF(AND([.AY$1]&gt;=[.$L17];[.AY$1]&lt;=[.$K17]);[.AY$1];&quot;&quot;)">
            <text:p/>
          </table:table-cell>
          <table:table-cell table:style-name="ce17" table:formula="of:=IF(AND([.AZ$1]&gt;=[.$L17];[.AZ$1]&lt;=[.$K17]);[.AZ$1];&quot;&quot;)">
            <text:p/>
          </table:table-cell>
          <table:table-cell table:style-name="ce17" table:formula="of:=IF(AND([.BA$1]&gt;=[.$L17];[.BA$1]&lt;=[.$K17]);[.BA$1];&quot;&quot;)">
            <text:p/>
          </table:table-cell>
          <table:table-cell table:style-name="ce17" table:formula="of:=IF(AND([.BB$1]&gt;=[.$L17];[.BB$1]&lt;=[.$K17]);[.BB$1];&quot;&quot;)">
            <text:p/>
          </table:table-cell>
          <table:table-cell table:style-name="ce17" table:formula="of:=IF(AND([.BC$1]&gt;=[.$L17];[.BC$1]&lt;=[.$K17]);[.BC$1];&quot;&quot;)">
            <text:p/>
          </table:table-cell>
          <table:table-cell table:style-name="ce17" table:formula="of:=IF(AND([.BD$1]&gt;=[.$L17];[.BD$1]&lt;=[.$K17]);[.BD$1];&quot;&quot;)">
            <text:p/>
          </table:table-cell>
          <table:table-cell table:style-name="ce17" table:formula="of:=IF(AND([.BE$1]&gt;=[.$L17];[.BE$1]&lt;=[.$K17]);[.BE$1];&quot;&quot;)">
            <text:p/>
          </table:table-cell>
          <table:table-cell table:style-name="ce17" table:formula="of:=IF(AND([.BF$1]&gt;=[.$L17];[.BF$1]&lt;=[.$K17]);[.BF$1];&quot;&quot;)">
            <text:p/>
          </table:table-cell>
          <table:table-cell table:style-name="ce17" table:formula="of:=IF(AND([.BG$1]&gt;=[.$L17];[.BG$1]&lt;=[.$K17]);[.BG$1];&quot;&quot;)">
            <text:p/>
          </table:table-cell>
          <table:table-cell table:style-name="ce17" table:formula="of:=IF(AND([.BH$1]&gt;=[.$L17];[.BH$1]&lt;=[.$K17]);[.BH$1];&quot;&quot;)">
            <text:p/>
          </table:table-cell>
          <table:table-cell table:style-name="ce17" table:formula="of:=IF(AND([.BI$1]&gt;=[.$L17];[.BI$1]&lt;=[.$K17]);[.BI$1];&quot;&quot;)">
            <text:p/>
          </table:table-cell>
          <table:table-cell table:style-name="ce17" table:formula="of:=IF(AND([.BJ$1]&gt;=[.$L17];[.BJ$1]&lt;=[.$K17]);[.BJ$1];&quot;&quot;)">
            <text:p/>
          </table:table-cell>
          <table:table-cell table:style-name="ce17" table:formula="of:=IF(AND([.BK$1]&gt;=[.$L17];[.BK$1]&lt;=[.$K17]);[.BK$1];&quot;&quot;)">
            <text:p/>
          </table:table-cell>
          <table:table-cell table:style-name="ce17" table:formula="of:=IF(AND([.BL$1]&gt;=[.$L17];[.BL$1]&lt;=[.$K17]);[.BL$1];&quot;&quot;)">
            <text:p/>
          </table:table-cell>
          <table:table-cell table:style-name="ce17" table:formula="of:=IF(AND([.BM$1]&gt;=[.$L17];[.BM$1]&lt;=[.$K17]);[.BM$1];&quot;&quot;)">
            <text:p/>
          </table:table-cell>
          <table:table-cell table:style-name="ce17" table:formula="of:=IF(AND([.BN$1]&gt;=[.$L17];[.BN$1]&lt;=[.$K17]);[.BN$1];&quot;&quot;)">
            <text:p/>
          </table:table-cell>
          <table:table-cell table:style-name="ce17" table:formula="of:=IF(AND([.BO$1]&gt;=[.$L17];[.BO$1]&lt;=[.$K17]);[.BO$1];&quot;&quot;)">
            <text:p/>
          </table:table-cell>
          <table:table-cell table:style-name="ce17" table:formula="of:=IF(AND([.BP$1]&gt;=[.$L17];[.BP$1]&lt;=[.$K17]);[.BP$1];&quot;&quot;)">
            <text:p/>
          </table:table-cell>
          <table:table-cell table:style-name="ce17" table:formula="of:=IF(AND([.BQ$1]&gt;=[.$L17];[.BQ$1]&lt;=[.$K17]);[.BQ$1];&quot;&quot;)">
            <text:p/>
          </table:table-cell>
          <table:table-cell table:style-name="ce17" table:formula="of:=IF(AND([.BR$1]&gt;=[.$L17];[.BR$1]&lt;=[.$K17]);[.BR$1];&quot;&quot;)">
            <text:p/>
          </table:table-cell>
          <table:table-cell table:style-name="ce17" table:formula="of:=IF(AND([.BS$1]&gt;=[.$L17];[.BS$1]&lt;=[.$K17]);[.BS$1];&quot;&quot;)">
            <text:p/>
          </table:table-cell>
          <table:table-cell table:style-name="ce17" table:formula="of:=IF(AND([.BT$1]&gt;=[.$L17];[.BT$1]&lt;=[.$K17]);[.BT$1];&quot;&quot;)">
            <text:p/>
          </table:table-cell>
          <table:table-cell table:style-name="ce17" table:formula="of:=IF(AND([.BU$1]&gt;=[.$L17];[.BU$1]&lt;=[.$K17]);[.BU$1];&quot;&quot;)">
            <text:p/>
          </table:table-cell>
          <table:table-cell table:style-name="ce17" table:formula="of:=IF(AND([.BV$1]&gt;=[.$L17];[.BV$1]&lt;=[.$K17]);[.BV$1];&quot;&quot;)">
            <text:p/>
          </table:table-cell>
          <table:table-cell table:style-name="ce17" table:formula="of:=IF(AND([.BW$1]&gt;=[.$L17];[.BW$1]&lt;=[.$K17]);[.BW$1];&quot;&quot;)">
            <text:p/>
          </table:table-cell>
          <table:table-cell table:style-name="ce17" table:formula="of:=IF(AND([.BX$1]&gt;=[.$L17];[.BX$1]&lt;=[.$K17]);[.BX$1];&quot;&quot;)">
            <text:p/>
          </table:table-cell>
          <table:table-cell table:style-name="ce17" table:formula="of:=IF(AND([.BY$1]&gt;=[.$L17];[.BY$1]&lt;=[.$K17]);[.BY$1];&quot;&quot;)">
            <text:p/>
          </table:table-cell>
          <table:table-cell table:style-name="ce17" table:formula="of:=IF(AND([.BZ$1]&gt;=[.$L17];[.BZ$1]&lt;=[.$K17]);[.BZ$1];&quot;&quot;)">
            <text:p/>
          </table:table-cell>
          <table:table-cell table:style-name="ce17" table:formula="of:=IF(AND([.CA$1]&gt;=[.$L17];[.CA$1]&lt;=[.$K17]);[.CA$1];&quot;&quot;)">
            <text:p/>
          </table:table-cell>
          <table:table-cell table:style-name="ce17" table:formula="of:=IF(AND([.CB$1]&gt;=[.$L17];[.CB$1]&lt;=[.$K17]);[.CB$1];&quot;&quot;)">
            <text:p/>
          </table:table-cell>
          <table:table-cell table:style-name="ce17" table:formula="of:=IF(AND([.CC$1]&gt;=[.$L17];[.CC$1]&lt;=[.$K17]);[.CC$1];&quot;&quot;)">
            <text:p/>
          </table:table-cell>
          <table:table-cell table:style-name="ce17" table:formula="of:=IF(AND([.CD$1]&gt;=[.$L17];[.CD$1]&lt;=[.$K17]);[.CD$1];&quot;&quot;)">
            <text:p/>
          </table:table-cell>
          <table:table-cell table:style-name="ce17" table:formula="of:=IF(AND([.CE$1]&gt;=[.$L17];[.CE$1]&lt;=[.$K17]);[.CE$1];&quot;&quot;)">
            <text:p/>
          </table:table-cell>
          <table:table-cell table:style-name="ce17" table:formula="of:=IF(AND([.CF$1]&gt;=[.$L17];[.CF$1]&lt;=[.$K17]);[.CF$1];&quot;&quot;)">
            <text:p/>
          </table:table-cell>
          <table:table-cell table:style-name="ce17" table:formula="of:=IF(AND([.CG$1]&gt;=[.$L17];[.CG$1]&lt;=[.$K17]);[.CG$1];&quot;&quot;)">
            <text:p/>
          </table:table-cell>
          <table:table-cell table:style-name="ce17" table:formula="of:=IF(AND([.CH$1]&gt;=[.$L17];[.CH$1]&lt;=[.$K17]);[.CH$1];&quot;&quot;)">
            <text:p/>
          </table:table-cell>
          <table:table-cell table:style-name="ce17" table:formula="of:=IF(AND([.CI$1]&gt;=[.$L17];[.CI$1]&lt;=[.$K17]);[.CI$1];&quot;&quot;)">
            <text:p/>
          </table:table-cell>
          <table:table-cell table:style-name="ce17" table:formula="of:=IF(AND([.CJ$1]&gt;=[.$L17];[.CJ$1]&lt;=[.$K17]);[.CJ$1];&quot;&quot;)">
            <text:p/>
          </table:table-cell>
          <table:table-cell table:style-name="ce17" table:formula="of:=IF(AND([.CK$1]&gt;=[.$L17];[.CK$1]&lt;=[.$K17]);[.CK$1];&quot;&quot;)">
            <text:p/>
          </table:table-cell>
          <table:table-cell table:style-name="ce17" table:formula="of:=IF(AND([.CL$1]&gt;=[.$L17];[.CL$1]&lt;=[.$K17]);[.CL$1];&quot;&quot;)">
            <text:p/>
          </table:table-cell>
          <table:table-cell table:style-name="ce17" table:formula="of:=IF(AND([.CM$1]&gt;=[.$L17];[.CM$1]&lt;=[.$K17]);[.CM$1];&quot;&quot;)">
            <text:p/>
          </table:table-cell>
          <table:table-cell table:style-name="ce17" table:formula="of:=IF(AND([.CN$1]&gt;=[.$L17];[.CN$1]&lt;=[.$K17]);[.CN$1];&quot;&quot;)">
            <text:p/>
          </table:table-cell>
          <table:table-cell table:style-name="ce17" table:formula="of:=IF(AND([.CO$1]&gt;=[.$L17];[.CO$1]&lt;=[.$K17]);[.CO$1];&quot;&quot;)">
            <text:p/>
          </table:table-cell>
          <table:table-cell table:style-name="ce17" table:formula="of:=IF(AND([.CP$1]&gt;=[.$L17];[.CP$1]&lt;=[.$K17]);[.CP$1];&quot;&quot;)">
            <text:p/>
          </table:table-cell>
          <table:table-cell table:style-name="ce17" table:formula="of:=IF(AND([.CQ$1]&gt;=[.$L17];[.CQ$1]&lt;=[.$K17]);[.CQ$1];&quot;&quot;)">
            <text:p/>
          </table:table-cell>
          <table:table-cell table:style-name="ce17" table:formula="of:=IF(AND([.CR$1]&gt;=[.$L17];[.CR$1]&lt;=[.$K17]);[.CR$1];&quot;&quot;)">
            <text:p/>
          </table:table-cell>
          <table:table-cell table:style-name="ce17" table:formula="of:=IF(AND([.CS$1]&gt;=[.$L17];[.CS$1]&lt;=[.$K17]);[.CS$1];&quot;&quot;)">
            <text:p/>
          </table:table-cell>
          <table:table-cell table:style-name="ce17" table:formula="of:=IF(AND([.CT$1]&gt;=[.$L17];[.CT$1]&lt;=[.$K17]);[.CT$1];&quot;&quot;)">
            <text:p/>
          </table:table-cell>
          <table:table-cell table:style-name="ce17" table:formula="of:=IF(AND([.CU$1]&gt;=[.$L17];[.CU$1]&lt;=[.$K17]);[.CU$1];&quot;&quot;)">
            <text:p/>
          </table:table-cell>
          <table:table-cell table:style-name="ce17" table:formula="of:=IF(AND([.CV$1]&gt;=[.$L17];[.CV$1]&lt;=[.$K17]);[.CV$1];&quot;&quot;)">
            <text:p/>
          </table:table-cell>
          <table:table-cell table:style-name="ce17" table:formula="of:=IF(AND([.CW$1]&gt;=[.$L17];[.CW$1]&lt;=[.$K17]);[.CW$1];&quot;&quot;)">
            <text:p/>
          </table:table-cell>
          <table:table-cell table:style-name="ce17" table:formula="of:=IF(AND([.CX$1]&gt;=[.$L17];[.CX$1]&lt;=[.$K17]);[.CX$1];&quot;&quot;)">
            <text:p/>
          </table:table-cell>
          <table:table-cell table:style-name="ce17" table:formula="of:=IF(AND([.CY$1]&gt;=[.$L17];[.CY$1]&lt;=[.$K17]);[.CY$1];&quot;&quot;)">
            <text:p/>
          </table:table-cell>
          <table:table-cell table:style-name="ce17" table:formula="of:=IF(AND([.CZ$1]&gt;=[.$L17];[.CZ$1]&lt;=[.$K17]);[.CZ$1];&quot;&quot;)">
            <text:p/>
          </table:table-cell>
          <table:table-cell table:style-name="ce17" table:formula="of:=IF(AND([.DA$1]&gt;=[.$L17];[.DA$1]&lt;=[.$K17]);[.DA$1];&quot;&quot;)">
            <text:p/>
          </table:table-cell>
          <table:table-cell table:style-name="ce17" table:formula="of:=IF(AND([.DB$1]&gt;=[.$L17];[.DB$1]&lt;=[.$K17]);[.DB$1];&quot;&quot;)">
            <text:p/>
          </table:table-cell>
          <table:table-cell table:style-name="ce17" table:formula="of:=IF(AND([.DC$1]&gt;=[.$L17];[.DC$1]&lt;=[.$K17]);[.DC$1];&quot;&quot;)">
            <text:p/>
          </table:table-cell>
          <table:table-cell table:style-name="ce17" table:formula="of:=IF(AND([.DD$1]&gt;=[.$L17];[.DD$1]&lt;=[.$K17]);[.DD$1];&quot;&quot;)">
            <text:p/>
          </table:table-cell>
          <table:table-cell table:style-name="ce17" table:formula="of:=IF(AND([.DE$1]&gt;=[.$L17];[.DE$1]&lt;=[.$K17]);[.DE$1];&quot;&quot;)">
            <text:p/>
          </table:table-cell>
          <table:table-cell table:style-name="ce17" table:formula="of:=IF(AND([.DF$1]&gt;=[.$L17];[.DF$1]&lt;=[.$K17]);[.DF$1];&quot;&quot;)">
            <text:p/>
          </table:table-cell>
          <table:table-cell table:style-name="ce17" table:formula="of:=IF(AND([.DG$1]&gt;=[.$L17];[.DG$1]&lt;=[.$K17]);[.DG$1];&quot;&quot;)">
            <text:p/>
          </table:table-cell>
          <table:table-cell table:style-name="ce17" table:formula="of:=IF(AND([.DH$1]&gt;=[.$L17];[.DH$1]&lt;=[.$K17]);[.DH$1];&quot;&quot;)">
            <text:p/>
          </table:table-cell>
          <table:table-cell table:style-name="ce17" table:formula="of:=IF(AND([.DI$1]&gt;=[.$L17];[.DI$1]&lt;=[.$K17]);[.DI$1];&quot;&quot;)">
            <text:p/>
          </table:table-cell>
          <table:table-cell table:style-name="ce17" table:formula="of:=IF(AND([.DJ$1]&gt;=[.$L17];[.DJ$1]&lt;=[.$K17]);[.DJ$1];&quot;&quot;)">
            <text:p/>
          </table:table-cell>
          <table:table-cell table:style-name="ce17" table:formula="of:=IF(AND([.DK$1]&gt;=[.$L17];[.DK$1]&lt;=[.$K17]);[.DK$1];&quot;&quot;)">
            <text:p/>
          </table:table-cell>
          <table:table-cell table:style-name="ce17" table:formula="of:=IF(AND([.DL$1]&gt;=[.$L17];[.DL$1]&lt;=[.$K17]);[.DL$1];&quot;&quot;)">
            <text:p/>
          </table:table-cell>
          <table:table-cell table:style-name="ce17" table:formula="of:=IF(AND([.DM$1]&gt;=[.$L17];[.DM$1]&lt;=[.$K17]);[.DM$1];&quot;&quot;)">
            <text:p/>
          </table:table-cell>
          <table:table-cell table:style-name="ce17" table:formula="of:=IF(AND([.DN$1]&gt;=[.$L17];[.DN$1]&lt;=[.$K17]);[.DN$1];&quot;&quot;)">
            <text:p/>
          </table:table-cell>
          <table:table-cell table:style-name="ce17" table:formula="of:=IF(AND([.DO$1]&gt;=[.$L17];[.DO$1]&lt;=[.$K17]);[.DO$1];&quot;&quot;)">
            <text:p/>
          </table:table-cell>
          <table:table-cell table:style-name="ce17" table:formula="of:=IF(AND([.DP$1]&gt;=[.$L17];[.DP$1]&lt;=[.$K17]);[.DP$1];&quot;&quot;)">
            <text:p/>
          </table:table-cell>
          <table:table-cell table:style-name="ce17" table:formula="of:=IF(AND([.DQ$1]&gt;=[.$L17];[.DQ$1]&lt;=[.$K17]);[.DQ$1];&quot;&quot;)">
            <text:p/>
          </table:table-cell>
          <table:table-cell table:style-name="ce17" table:formula="of:=IF(AND([.DR$1]&gt;=[.$L17];[.DR$1]&lt;=[.$K17]);[.DR$1];&quot;&quot;)">
            <text:p/>
          </table:table-cell>
          <table:table-cell table:style-name="ce17" table:formula="of:=IF(AND([.DS$1]&gt;=[.$L17];[.DS$1]&lt;=[.$K17]);[.DS$1];&quot;&quot;)">
            <text:p/>
          </table:table-cell>
          <table:table-cell table:style-name="ce17" table:formula="of:=IF(AND([.DT$1]&gt;=[.$L17];[.DT$1]&lt;=[.$K17]);[.DT$1];&quot;&quot;)">
            <text:p/>
          </table:table-cell>
          <table:table-cell table:style-name="ce17" table:formula="of:=IF(AND([.DU$1]&gt;=[.$L17];[.DU$1]&lt;=[.$K17]);[.DU$1];&quot;&quot;)">
            <text:p/>
          </table:table-cell>
          <table:table-cell table:style-name="ce17" table:formula="of:=IF(AND([.DV$1]&gt;=[.$L17];[.DV$1]&lt;=[.$K17]);[.DV$1];&quot;&quot;)">
            <text:p/>
          </table:table-cell>
          <table:table-cell table:style-name="ce17" table:formula="of:=IF(AND([.DW$1]&gt;=[.$L17];[.DW$1]&lt;=[.$K17]);[.DW$1];&quot;&quot;)">
            <text:p/>
          </table:table-cell>
          <table:table-cell table:style-name="ce17" table:formula="of:=IF(AND([.DX$1]&gt;=[.$L17];[.DX$1]&lt;=[.$K17]);[.DX$1];&quot;&quot;)">
            <text:p/>
          </table:table-cell>
          <table:table-cell table:style-name="ce17" table:formula="of:=IF(AND([.DY$1]&gt;=[.$L17];[.DY$1]&lt;=[.$K17]);[.DY$1];&quot;&quot;)">
            <text:p/>
          </table:table-cell>
          <table:table-cell table:style-name="ce17" table:formula="of:=IF(AND([.DZ$1]&gt;=[.$L17];[.DZ$1]&lt;=[.$K17]);[.DZ$1];&quot;&quot;)">
            <text:p/>
          </table:table-cell>
          <table:table-cell table:style-name="ce17" table:formula="of:=IF(AND([.EA$1]&gt;=[.$L17];[.EA$1]&lt;=[.$K17]);[.EA$1];&quot;&quot;)">
            <text:p/>
          </table:table-cell>
          <table:table-cell table:style-name="ce17" table:formula="of:=IF(AND([.EB$1]&gt;=[.$L17];[.EB$1]&lt;=[.$K17]);[.EB$1];&quot;&quot;)">
            <text:p/>
          </table:table-cell>
          <table:table-cell table:style-name="ce17" table:formula="of:=IF(AND([.EC$1]&gt;=[.$L17];[.EC$1]&lt;=[.$K17]);[.EC$1];&quot;&quot;)">
            <text:p/>
          </table:table-cell>
          <table:table-cell table:style-name="ce17" table:formula="of:=IF(AND([.ED$1]&gt;=[.$L17];[.ED$1]&lt;=[.$K17]);[.ED$1];&quot;&quot;)">
            <text:p/>
          </table:table-cell>
          <table:table-cell table:style-name="ce17" table:formula="of:=IF(AND([.EE$1]&gt;=[.$L17];[.EE$1]&lt;=[.$K17]);[.EE$1];&quot;&quot;)">
            <text:p/>
          </table:table-cell>
          <table:table-cell table:style-name="ce17" table:formula="of:=IF(AND([.EF$1]&gt;=[.$L17];[.EF$1]&lt;=[.$K17]);[.EF$1];&quot;&quot;)">
            <text:p/>
          </table:table-cell>
          <table:table-cell table:style-name="ce17" table:formula="of:=IF(AND([.EG$1]&gt;=[.$L17];[.EG$1]&lt;=[.$K17]);[.EG$1];&quot;&quot;)">
            <text:p/>
          </table:table-cell>
          <table:table-cell table:style-name="ce17" table:formula="of:=IF(AND([.EH$1]&gt;=[.$L17];[.EH$1]&lt;=[.$K17]);[.EH$1];&quot;&quot;)">
            <text:p/>
          </table:table-cell>
          <table:table-cell table:style-name="ce17" table:formula="of:=IF(AND([.EI$1]&gt;=[.$L17];[.EI$1]&lt;=[.$K17]);[.EI$1];&quot;&quot;)">
            <text:p/>
          </table:table-cell>
          <table:table-cell table:style-name="ce17" table:formula="of:=IF(AND([.EJ$1]&gt;=[.$L17];[.EJ$1]&lt;=[.$K17]);[.EJ$1];&quot;&quot;)">
            <text:p/>
          </table:table-cell>
          <table:table-cell table:style-name="ce17" table:formula="of:=IF(AND([.EK$1]&gt;=[.$L17];[.EK$1]&lt;=[.$K17]);[.EK$1];&quot;&quot;)">
            <text:p/>
          </table:table-cell>
          <table:table-cell table:style-name="ce17" table:formula="of:=IF(AND([.EL$1]&gt;=[.$L17];[.EL$1]&lt;=[.$K17]);[.EL$1];&quot;&quot;)">
            <text:p/>
          </table:table-cell>
          <table:table-cell table:style-name="ce17" table:formula="of:=IF(AND([.EM$1]&gt;=[.$L17];[.EM$1]&lt;=[.$K17]);[.EM$1];&quot;&quot;)">
            <text:p/>
          </table:table-cell>
          <table:table-cell table:style-name="ce17" table:formula="of:=IF(AND([.EN$1]&gt;=[.$L17];[.EN$1]&lt;=[.$K17]);[.EN$1];&quot;&quot;)">
            <text:p/>
          </table:table-cell>
          <table:table-cell table:style-name="ce17" table:formula="of:=IF(AND([.EO$1]&gt;=[.$L17];[.EO$1]&lt;=[.$K17]);[.EO$1];&quot;&quot;)">
            <text:p/>
          </table:table-cell>
          <table:table-cell table:style-name="ce17" table:formula="of:=IF(AND([.EP$1]&gt;=[.$L17];[.EP$1]&lt;=[.$K17]);[.EP$1];&quot;&quot;)">
            <text:p/>
          </table:table-cell>
          <table:table-cell table:style-name="ce17" table:formula="of:=IF(AND([.EQ$1]&gt;=[.$L17];[.EQ$1]&lt;=[.$K17]);[.EQ$1];&quot;&quot;)">
            <text:p/>
          </table:table-cell>
          <table:table-cell table:style-name="ce17" table:formula="of:=IF(AND([.ER$1]&gt;=[.$L17];[.ER$1]&lt;=[.$K17]);[.ER$1];&quot;&quot;)">
            <text:p/>
          </table:table-cell>
          <table:table-cell table:style-name="ce17" table:formula="of:=IF(AND([.ES$1]&gt;=[.$L17];[.ES$1]&lt;=[.$K17]);[.ES$1];&quot;&quot;)">
            <text:p/>
          </table:table-cell>
          <table:table-cell table:style-name="ce17" table:formula="of:=IF(AND([.ET$1]&gt;=[.$L17];[.ET$1]&lt;=[.$K17]);[.ET$1];&quot;&quot;)">
            <text:p/>
          </table:table-cell>
          <table:table-cell table:style-name="ce17" table:formula="of:=IF(AND([.EU$1]&gt;=[.$L17];[.EU$1]&lt;=[.$K17]);[.EU$1];&quot;&quot;)">
            <text:p/>
          </table:table-cell>
          <table:table-cell table:style-name="ce17" table:formula="of:=IF(AND([.EV$1]&gt;=[.$L17];[.EV$1]&lt;=[.$K17]);[.EV$1];&quot;&quot;)">
            <text:p/>
          </table:table-cell>
          <table:table-cell table:style-name="ce17" table:formula="of:=IF(AND([.EW$1]&gt;=[.$L17];[.EW$1]&lt;=[.$K17]);[.EW$1];&quot;&quot;)">
            <text:p/>
          </table:table-cell>
          <table:table-cell table:style-name="ce19" table:formula="of:=IF(AND([.EX$1]&gt;=[.$L17];[.EX$1]&lt;=[.$K17]);[.EX$1];&quot;&quot;)">
            <text:p/>
          </table:table-cell>
          <table:table-cell table:style-name="ce19" table:formula="of:=IF(AND([.EY$1]&gt;=[.$L17];[.EY$1]&lt;=[.$K17]);[.EY$1];&quot;&quot;)">
            <text:p/>
          </table:table-cell>
          <table:table-cell table:style-name="ce19" table:formula="of:=IF(AND([.EZ$1]&gt;=[.$L17];[.EZ$1]&lt;=[.$K17]);[.EZ$1];&quot;&quot;)">
            <text:p/>
          </table:table-cell>
          <table:table-cell table:style-name="ce19" table:formula="of:=IF(AND([.FA$1]&gt;=[.$L17];[.FA$1]&lt;=[.$K17]);[.FA$1];&quot;&quot;)">
            <text:p/>
          </table:table-cell>
          <table:table-cell table:style-name="ce19" table:formula="of:=IF(AND([.FB$1]&gt;=[.$L17];[.FB$1]&lt;=[.$K17]);[.FB$1];&quot;&quot;)">
            <text:p/>
          </table:table-cell>
          <table:table-cell table:style-name="ce19" table:formula="of:=IF(AND([.FC$1]&gt;=[.$L17];[.FC$1]&lt;=[.$K17]);[.FC$1];&quot;&quot;)">
            <text:p/>
          </table:table-cell>
          <table:table-cell table:style-name="ce19" table:formula="of:=IF(AND([.FD$1]&gt;=[.$L17];[.FD$1]&lt;=[.$K17]);[.FD$1];&quot;&quot;)">
            <text:p/>
          </table:table-cell>
          <table:table-cell table:style-name="ce19" table:formula="of:=IF(AND([.FE$1]&gt;=[.$L17];[.FE$1]&lt;=[.$K17]);[.FE$1];&quot;&quot;)">
            <text:p/>
          </table:table-cell>
          <table:table-cell table:style-name="ce19" table:formula="of:=IF(AND([.FF$1]&gt;=[.$L17];[.FF$1]&lt;=[.$K17]);[.FF$1];&quot;&quot;)">
            <text:p/>
          </table:table-cell>
          <table:table-cell table:style-name="ce19" table:formula="of:=IF(AND([.FG$1]&gt;=[.$L17];[.FG$1]&lt;=[.$K17]);[.FG$1];&quot;&quot;)">
            <text:p/>
          </table:table-cell>
          <table:table-cell table:style-name="ce19" table:formula="of:=IF(AND([.FH$1]&gt;=[.$L17];[.FH$1]&lt;=[.$K17]);[.FH$1];&quot;&quot;)">
            <text:p/>
          </table:table-cell>
          <table:table-cell table:style-name="ce19" table:formula="of:=IF(AND([.FI$1]&gt;=[.$L17];[.FI$1]&lt;=[.$K17]);[.FI$1];&quot;&quot;)">
            <text:p/>
          </table:table-cell>
          <table:table-cell table:style-name="ce22" table:formula="of:=IF(AND([.FJ$1]&gt;=[.$L17];[.FJ$1]&lt;=[.$K17]);[.FJ$1];&quot;&quot;)">
            <text:p/>
          </table:table-cell>
          <table:table-cell table:style-name="ce22" table:formula="of:=IF(AND([.FK$1]&gt;=[.$L17];[.FK$1]&lt;=[.$K17]);[.FK$1];&quot;&quot;)">
            <text:p/>
          </table:table-cell>
          <table:table-cell table:style-name="ce22" table:formula="of:=IF(AND([.FL$1]&gt;=[.$L17];[.FL$1]&lt;=[.$K17]);[.FL$1];&quot;&quot;)">
            <text:p/>
          </table:table-cell>
          <table:table-cell table:style-name="ce22" table:formula="of:=IF(AND([.FM$1]&gt;=[.$L17];[.FM$1]&lt;=[.$K17]);[.FM$1];&quot;&quot;)">
            <text:p/>
          </table:table-cell>
          <table:table-cell table:style-name="ce22" table:formula="of:=IF(AND([.FN$1]&gt;=[.$L17];[.FN$1]&lt;=[.$K17]);[.FN$1];&quot;&quot;)">
            <text:p/>
          </table:table-cell>
          <table:table-cell table:style-name="ce22" table:formula="of:=IF(AND([.FO$1]&gt;=[.$L17];[.FO$1]&lt;=[.$K17]);[.FO$1];&quot;&quot;)">
            <text:p/>
          </table:table-cell>
          <table:table-cell table:style-name="ce22" table:formula="of:=IF(AND([.FP$1]&gt;=[.$L17];[.FP$1]&lt;=[.$K17]);[.FP$1];&quot;&quot;)">
            <text:p/>
          </table:table-cell>
          <table:table-cell table:style-name="ce22" table:formula="of:=IF(AND([.FQ$1]&gt;=[.$L17];[.FQ$1]&lt;=[.$K17]);[.FQ$1];&quot;&quot;)">
            <text:p/>
          </table:table-cell>
          <table:table-cell table:style-name="ce22" table:formula="of:=IF(AND([.FR$1]&gt;=[.$L17];[.FR$1]&lt;=[.$K17]);[.FR$1];&quot;&quot;)">
            <text:p/>
          </table:table-cell>
          <table:table-cell table:style-name="ce22" table:formula="of:=IF(AND([.FS$1]&gt;=[.$L17];[.FS$1]&lt;=[.$K17]);[.FS$1];&quot;&quot;)">
            <text:p/>
          </table:table-cell>
          <table:table-cell table:style-name="ce22" table:formula="of:=IF(AND([.FT$1]&gt;=[.$L17];[.FT$1]&lt;=[.$K17]);[.FT$1];&quot;&quot;)">
            <text:p/>
          </table:table-cell>
          <table:table-cell table:style-name="ce22" table:formula="of:=IF(AND([.FU$1]&gt;=[.$L17];[.FU$1]&lt;=[.$K17]);[.FU$1];&quot;&quot;)">
            <text:p/>
          </table:table-cell>
          <table:table-cell table:style-name="ce22" table:formula="of:=IF(AND([.FV$1]&gt;=[.$L17];[.FV$1]&lt;=[.$K17]);[.FV$1];&quot;&quot;)">
            <text:p/>
          </table:table-cell>
          <table:table-cell table:style-name="ce22" table:formula="of:=IF(AND([.FW$1]&gt;=[.$L17];[.FW$1]&lt;=[.$K17]);[.FW$1];&quot;&quot;)">
            <text:p/>
          </table:table-cell>
          <table:table-cell table:style-name="ce22" table:formula="of:=IF(AND([.FX$1]&gt;=[.$L17];[.FX$1]&lt;=[.$K17]);[.FX$1];&quot;&quot;)">
            <text:p/>
          </table:table-cell>
          <table:table-cell table:style-name="ce22" table:formula="of:=IF(AND([.FY$1]&gt;=[.$L17];[.FY$1]&lt;=[.$K17]);[.FY$1];&quot;&quot;)">
            <text:p/>
          </table:table-cell>
          <table:table-cell table:style-name="ce22" table:formula="of:=IF(AND([.FZ$1]&gt;=[.$L17];[.FZ$1]&lt;=[.$K17]);[.FZ$1];&quot;&quot;)">
            <text:p/>
          </table:table-cell>
          <table:table-cell table:style-name="ce22" table:formula="of:=IF(AND([.GA$1]&gt;=[.$L17];[.GA$1]&lt;=[.$K17]);[.GA$1];&quot;&quot;)">
            <text:p/>
          </table:table-cell>
          <table:table-cell table:style-name="ce22" table:formula="of:=IF(AND([.GB$1]&gt;=[.$L17];[.GB$1]&lt;=[.$K17]);[.GB$1];&quot;&quot;)">
            <text:p/>
          </table:table-cell>
          <table:table-cell table:style-name="ce22" table:formula="of:=IF(AND([.GC$1]&gt;=[.$L17];[.GC$1]&lt;=[.$K17]);[.GC$1];&quot;&quot;)">
            <text:p/>
          </table:table-cell>
          <table:table-cell table:style-name="ce22" table:formula="of:=IF(AND([.GD$1]&gt;=[.$L17];[.GD$1]&lt;=[.$K17]);[.GD$1];&quot;&quot;)">
            <text:p/>
          </table:table-cell>
          <table:table-cell table:style-name="ce22" table:formula="of:=IF(AND([.GE$1]&gt;=[.$L17];[.GE$1]&lt;=[.$K17]);[.GE$1];&quot;&quot;)">
            <text:p/>
          </table:table-cell>
          <table:table-cell table:style-name="ce22" table:formula="of:=IF(AND([.GF$1]&gt;=[.$L17];[.GF$1]&lt;=[.$K17]);[.GF$1];&quot;&quot;)">
            <text:p/>
          </table:table-cell>
          <table:table-cell table:style-name="ce22" table:formula="of:=IF(AND([.GG$1]&gt;=[.$L17];[.GG$1]&lt;=[.$K17]);[.GG$1];&quot;&quot;)">
            <text:p/>
          </table:table-cell>
          <table:table-cell table:style-name="ce22" table:formula="of:=IF(AND([.GH$1]&gt;=[.$L17];[.GH$1]&lt;=[.$K17]);[.GH$1];&quot;&quot;)">
            <text:p/>
          </table:table-cell>
          <table:table-cell table:style-name="ce22" table:formula="of:=IF(AND([.GI$1]&gt;=[.$L17];[.GI$1]&lt;=[.$K17]);[.GI$1];&quot;&quot;)">
            <text:p/>
          </table:table-cell>
          <table:table-cell table:style-name="ce22" table:formula="of:=IF(AND([.GJ$1]&gt;=[.$L17];[.GJ$1]&lt;=[.$K17]);[.GJ$1];&quot;&quot;)">
            <text:p/>
          </table:table-cell>
          <table:table-cell table:style-name="ce22" table:formula="of:=IF(AND([.GK$1]&gt;=[.$L17];[.GK$1]&lt;=[.$K17]);[.GK$1];&quot;&quot;)">
            <text:p/>
          </table:table-cell>
          <table:table-cell table:style-name="ce22" table:formula="of:=IF(AND([.GL$1]&gt;=[.$L17];[.GL$1]&lt;=[.$K17]);[.GL$1];&quot;&quot;)">
            <text:p/>
          </table:table-cell>
          <table:table-cell table:style-name="ce22" table:formula="of:=IF(AND([.GM$1]&gt;=[.$L17];[.GM$1]&lt;=[.$K17]);[.GM$1];&quot;&quot;)">
            <text:p/>
          </table:table-cell>
          <table:table-cell table:style-name="ce22" table:formula="of:=IF(AND([.GN$1]&gt;=[.$L17];[.GN$1]&lt;=[.$K17]);[.GN$1];&quot;&quot;)">
            <text:p/>
          </table:table-cell>
          <table:table-cell table:style-name="ce22" table:formula="of:=IF(AND([.GO$1]&gt;=[.$L17];[.GO$1]&lt;=[.$K17]);[.GO$1];&quot;&quot;)">
            <text:p/>
          </table:table-cell>
          <table:table-cell table:style-name="ce22" table:formula="of:=IF(AND([.GP$1]&gt;=[.$L17];[.GP$1]&lt;=[.$K17]);[.GP$1];&quot;&quot;)">
            <text:p/>
          </table:table-cell>
          <table:table-cell table:style-name="ce22" table:formula="of:=IF(AND([.GQ$1]&gt;=[.$L17];[.GQ$1]&lt;=[.$K17]);[.GQ$1];&quot;&quot;)">
            <text:p/>
          </table:table-cell>
          <table:table-cell table:style-name="ce22" table:formula="of:=IF(AND([.GR$1]&gt;=[.$L17];[.GR$1]&lt;=[.$K17]);[.GR$1];&quot;&quot;)">
            <text:p/>
          </table:table-cell>
          <table:table-cell table:style-name="ce22" table:formula="of:=IF(AND([.GS$1]&gt;=[.$L17];[.GS$1]&lt;=[.$K17]);[.GS$1];&quot;&quot;)">
            <text:p/>
          </table:table-cell>
          <table:table-cell table:style-name="ce22" table:formula="of:=IF(AND([.GT$1]&gt;=[.$L17];[.GT$1]&lt;=[.$K17]);[.GT$1];&quot;&quot;)">
            <text:p/>
          </table:table-cell>
          <table:table-cell table:style-name="ce22" table:formula="of:=IF(AND([.GU$1]&gt;=[.$L17];[.GU$1]&lt;=[.$K17]);[.GU$1];&quot;&quot;)">
            <text:p/>
          </table:table-cell>
          <table:table-cell table:style-name="ce22" table:formula="of:=IF(AND([.GV$1]&gt;=[.$L17];[.GV$1]&lt;=[.$K17]);[.GV$1];&quot;&quot;)">
            <text:p/>
          </table:table-cell>
          <table:table-cell table:style-name="ce22" table:formula="of:=IF(AND([.GW$1]&gt;=[.$L17];[.GW$1]&lt;=[.$K17]);[.GW$1];&quot;&quot;)">
            <text:p/>
          </table:table-cell>
          <table:table-cell table:style-name="ce22" table:formula="of:=IF(AND([.GX$1]&gt;=[.$L17];[.GX$1]&lt;=[.$K17]);[.GX$1];&quot;&quot;)">
            <text:p/>
          </table:table-cell>
          <table:table-cell table:style-name="ce22" table:formula="of:=IF(AND([.GY$1]&gt;=[.$L17];[.GY$1]&lt;=[.$K17]);[.GY$1];&quot;&quot;)">
            <text:p/>
          </table:table-cell>
          <table:table-cell table:style-name="ce22" table:formula="of:=IF(AND([.GZ$1]&gt;=[.$L17];[.GZ$1]&lt;=[.$K17]);[.GZ$1];&quot;&quot;)">
            <text:p/>
          </table:table-cell>
          <table:table-cell table:style-name="ce22" table:formula="of:=IF(AND([.HA$1]&gt;=[.$L17];[.HA$1]&lt;=[.$K17]);[.HA$1];&quot;&quot;)">
            <text:p/>
          </table:table-cell>
          <table:table-cell table:style-name="ce22" table:formula="of:=IF(AND([.HB$1]&gt;=[.$L17];[.HB$1]&lt;=[.$K17]);[.HB$1];&quot;&quot;)">
            <text:p/>
          </table:table-cell>
          <table:table-cell table:style-name="ce22" table:formula="of:=IF(AND([.HC$1]&gt;=[.$L17];[.HC$1]&lt;=[.$K17]);[.HC$1];&quot;&quot;)">
            <text:p/>
          </table:table-cell>
          <table:table-cell table:style-name="ce24" table:formula="of:=IF(AND([.HD$1]&gt;=[.$L17];[.HD$1]&lt;=[.$K17]);[.HD$1];&quot;&quot;)">
            <text:p/>
          </table:table-cell>
          <table:table-cell table:style-name="ce24" table:formula="of:=IF(AND([.HE$1]&gt;=[.$L17];[.HE$1]&lt;=[.$K17]);[.HE$1];&quot;&quot;)">
            <text:p/>
          </table:table-cell>
          <table:table-cell table:style-name="ce24" table:formula="of:=IF(AND([.HF$1]&gt;=[.$L17];[.HF$1]&lt;=[.$K17]);[.HF$1];&quot;&quot;)">
            <text:p/>
          </table:table-cell>
          <table:table-cell table:style-name="ce24" table:formula="of:=IF(AND([.HG$1]&gt;=[.$L17];[.HG$1]&lt;=[.$K17]);[.HG$1];&quot;&quot;)">
            <text:p/>
          </table:table-cell>
          <table:table-cell table:style-name="ce26" table:formula="of:=IF(AND([.HH$1]&gt;=[.$L17];[.HH$1]&lt;=[.$K17]);[.HH$1];&quot;&quot;)">
            <text:p/>
          </table:table-cell>
          <table:table-cell table:style-name="ce26" table:formula="of:=IF(AND([.HI$1]&gt;=[.$L17];[.HI$1]&lt;=[.$K17]);[.HI$1];&quot;&quot;)">
            <text:p/>
          </table:table-cell>
          <table:table-cell table:style-name="ce26" table:formula="of:=IF(AND([.HJ$1]&gt;=[.$L17];[.HJ$1]&lt;=[.$K17]);[.HJ$1];&quot;&quot;)">
            <text:p/>
          </table:table-cell>
          <table:table-cell table:style-name="ce26" table:formula="of:=IF(AND([.HK$1]&gt;=[.$L17];[.HK$1]&lt;=[.$K17]);[.HK$1];&quot;&quot;)">
            <text:p/>
          </table:table-cell>
          <table:table-cell table:style-name="ce26" table:formula="of:=IF(AND([.HL$1]&gt;=[.$L17];[.HL$1]&lt;=[.$K17]);[.HL$1];&quot;&quot;)">
            <text:p/>
          </table:table-cell>
          <table:table-cell table:style-name="ce26" table:formula="of:=IF(AND([.HM$1]&gt;=[.$L17];[.HM$1]&lt;=[.$K17]);[.HM$1];&quot;&quot;)">
            <text:p/>
          </table:table-cell>
          <table:table-cell table:style-name="ce26" table:formula="of:=IF(AND([.HN$1]&gt;=[.$L17];[.HN$1]&lt;=[.$K17]);[.HN$1];&quot;&quot;)">
            <text:p/>
          </table:table-cell>
          <table:table-cell table:style-name="ce26" table:formula="of:=IF(AND([.HO$1]&gt;=[.$L17];[.HO$1]&lt;=[.$K17]);[.HO$1];&quot;&quot;)">
            <text:p/>
          </table:table-cell>
          <table:table-cell table:style-name="ce26" table:formula="of:=IF(AND([.HP$1]&gt;=[.$L17];[.HP$1]&lt;=[.$K17]);[.HP$1];&quot;&quot;)">
            <text:p/>
          </table:table-cell>
          <table:table-cell table:style-name="ce26" table:formula="of:=IF(AND([.HQ$1]&gt;=[.$L17];[.HQ$1]&lt;=[.$K17]);[.HQ$1];&quot;&quot;)">
            <text:p/>
          </table:table-cell>
          <table:table-cell table:style-name="ce26" table:formula="of:=IF(AND([.HR$1]&gt;=[.$L17];[.HR$1]&lt;=[.$K17]);[.HR$1];&quot;&quot;)">
            <text:p/>
          </table:table-cell>
          <table:table-cell table:style-name="ce26" table:formula="of:=IF(AND([.HS$1]&gt;=[.$L17];[.HS$1]&lt;=[.$K17]);[.HS$1];&quot;&quot;)">
            <text:p/>
          </table:table-cell>
          <table:table-cell table:style-name="ce26" table:formula="of:=IF(AND([.HT$1]&gt;=[.$L17];[.HT$1]&lt;=[.$K17]);[.HT$1];&quot;&quot;)">
            <text:p/>
          </table:table-cell>
          <table:table-cell table:style-name="ce26" table:formula="of:=IF(AND([.HU$1]&gt;=[.$L17];[.HU$1]&lt;=[.$K17]);[.HU$1];&quot;&quot;)">
            <text:p/>
          </table:table-cell>
          <table:table-cell table:style-name="ce26" table:formula="of:=IF(AND([.HV$1]&gt;=[.$L17];[.HV$1]&lt;=[.$K17]);[.HV$1];&quot;&quot;)">
            <text:p/>
          </table:table-cell>
          <table:table-cell table:style-name="ce26" table:formula="of:=IF(AND([.HW$1]&gt;=[.$L17];[.HW$1]&lt;=[.$K17]);[.HW$1];&quot;&quot;)">
            <text:p/>
          </table:table-cell>
          <table:table-cell table:style-name="ce26" table:formula="of:=IF(AND([.HX$1]&gt;=[.$L17];[.HX$1]&lt;=[.$K17]);[.HX$1];&quot;&quot;)">
            <text:p/>
          </table:table-cell>
          <table:table-cell table:style-name="ce26" table:formula="of:=IF(AND([.HY$1]&gt;=[.$L17];[.HY$1]&lt;=[.$K17]);[.HY$1];&quot;&quot;)">
            <text:p/>
          </table:table-cell>
          <table:table-cell table:style-name="ce26" table:formula="of:=IF(AND([.HZ$1]&gt;=[.$L17];[.HZ$1]&lt;=[.$K17]);[.HZ$1];&quot;&quot;)">
            <text:p/>
          </table:table-cell>
          <table:table-cell table:style-name="ce26" table:formula="of:=IF(AND([.IA$1]&gt;=[.$L17];[.IA$1]&lt;=[.$K17]);[.IA$1];&quot;&quot;)">
            <text:p/>
          </table:table-cell>
          <table:table-cell table:style-name="ce26" table:formula="of:=IF(AND([.IB$1]&gt;=[.$L17];[.IB$1]&lt;=[.$K17]);[.IB$1];&quot;&quot;)">
            <text:p/>
          </table:table-cell>
          <table:table-cell table:style-name="ce26" table:formula="of:=IF(AND([.IC$1]&gt;=[.$L17];[.IC$1]&lt;=[.$K17]);[.IC$1];&quot;&quot;)">
            <text:p/>
          </table:table-cell>
          <table:table-cell table:style-name="ce26" table:formula="of:=IF(AND([.ID$1]&gt;=[.$L17];[.ID$1]&lt;=[.$K17]);[.ID$1];&quot;&quot;)">
            <text:p/>
          </table:table-cell>
          <table:table-cell table:style-name="ce26" table:formula="of:=IF(AND([.IE$1]&gt;=[.$L17];[.IE$1]&lt;=[.$K17]);[.IE$1];&quot;&quot;)">
            <text:p/>
          </table:table-cell>
          <table:table-cell table:style-name="ce26" table:formula="of:=IF(AND([.IF$1]&gt;=[.$L17];[.IF$1]&lt;=[.$K17]);[.IF$1];&quot;&quot;)">
            <text:p/>
          </table:table-cell>
          <table:table-cell table:style-name="ce26" table:formula="of:=IF(AND([.IG$1]&gt;=[.$L17];[.IG$1]&lt;=[.$K17]);[.IG$1];&quot;&quot;)">
            <text:p/>
          </table:table-cell>
          <table:table-cell table:style-name="ce26" table:formula="of:=IF(AND([.IH$1]&gt;=[.$L17];[.IH$1]&lt;=[.$K17]);[.IH$1];&quot;&quot;)">
            <text:p/>
          </table:table-cell>
          <table:table-cell table:style-name="ce26" table:formula="of:=IF(AND([.II$1]&gt;=[.$L17];[.II$1]&lt;=[.$K17]);[.II$1];&quot;&quot;)">
            <text:p/>
          </table:table-cell>
          <table:table-cell table:style-name="ce26" table:formula="of:=IF(AND([.IJ$1]&gt;=[.$L17];[.IJ$1]&lt;=[.$K17]);[.IJ$1];&quot;&quot;)">
            <text:p/>
          </table:table-cell>
          <table:table-cell table:style-name="ce26" table:formula="of:=IF(AND([.IK$1]&gt;=[.$L17];[.IK$1]&lt;=[.$K17]);[.IK$1];&quot;&quot;)">
            <text:p/>
          </table:table-cell>
          <table:table-cell table:style-name="ce26" table:formula="of:=IF(AND([.IL$1]&gt;=[.$L17];[.IL$1]&lt;=[.$K17]);[.IL$1];&quot;&quot;)">
            <text:p/>
          </table:table-cell>
          <table:table-cell table:style-name="ce26" table:formula="of:=IF(AND([.IM$1]&gt;=[.$L17];[.IM$1]&lt;=[.$K17]);[.IM$1];&quot;&quot;)">
            <text:p/>
          </table:table-cell>
          <table:table-cell table:style-name="ce26" table:formula="of:=IF(AND([.IN$1]&gt;=[.$L17];[.IN$1]&lt;=[.$K17]);[.IN$1];&quot;&quot;)">
            <text:p/>
          </table:table-cell>
          <table:table-cell table:style-name="ce26" table:formula="of:=IF(AND([.IO$1]&gt;=[.$L17];[.IO$1]&lt;=[.$K17]);[.IO$1];&quot;&quot;)">
            <text:p/>
          </table:table-cell>
          <table:table-cell table:style-name="ce26" table:formula="of:=IF(AND([.IP$1]&gt;=[.$L17];[.IP$1]&lt;=[.$K17]);[.IP$1];&quot;&quot;)">
            <text:p/>
          </table:table-cell>
          <table:table-cell table:style-name="ce26" table:formula="of:=IF(AND([.IQ$1]&gt;=[.$L17];[.IQ$1]&lt;=[.$K17]);[.IQ$1];&quot;&quot;)">
            <text:p/>
          </table:table-cell>
          <table:table-cell table:style-name="ce26" table:formula="of:=IF(AND([.IR$1]&gt;=[.$L17];[.IR$1]&lt;=[.$K17]);[.IR$1];&quot;&quot;)">
            <text:p/>
          </table:table-cell>
          <table:table-cell table:style-name="ce26" table:formula="of:=IF(AND([.IS$1]&gt;=[.$L17];[.IS$1]&lt;=[.$K17]);[.IS$1];&quot;&quot;)">
            <text:p/>
          </table:table-cell>
          <table:table-cell table:style-name="ce26" table:formula="of:=IF(AND([.IT$1]&gt;=[.$L17];[.IT$1]&lt;=[.$K17]);[.IT$1];&quot;&quot;)">
            <text:p/>
          </table:table-cell>
          <table:table-cell table:style-name="ce26" table:formula="of:=IF(AND([.IU$1]&gt;=[.$L17];[.IU$1]&lt;=[.$K17]);[.IU$1];&quot;&quot;)">
            <text:p/>
          </table:table-cell>
          <table:table-cell table:style-name="ce26" table:formula="of:=IF(AND([.IV$1]&gt;=[.$L17];[.IV$1]&lt;=[.$K17]);[.IV$1];&quot;&quot;)">
            <text:p/>
          </table:table-cell>
          <table:table-cell table:style-name="ce26" table:formula="of:=IF(AND([.IW$1]&gt;=[.$L17];[.IW$1]&lt;=[.$K17]);[.IW$1];&quot;&quot;)">
            <text:p/>
          </table:table-cell>
          <table:table-cell table:style-name="ce26" table:formula="of:=IF(AND([.IX$1]&gt;=[.$L17];[.IX$1]&lt;=[.$K17]);[.IX$1];&quot;&quot;)">
            <text:p/>
          </table:table-cell>
          <table:table-cell table:style-name="ce26" table:formula="of:=IF(AND([.IY$1]&gt;=[.$L17];[.IY$1]&lt;=[.$K17]);[.IY$1];&quot;&quot;)">
            <text:p/>
          </table:table-cell>
          <table:table-cell table:style-name="ce26" table:formula="of:=IF(AND([.IZ$1]&gt;=[.$L17];[.IZ$1]&lt;=[.$K17]);[.IZ$1];&quot;&quot;)">
            <text:p/>
          </table:table-cell>
          <table:table-cell table:style-name="ce26" table:formula="of:=IF(AND([.JA$1]&gt;=[.$L17];[.JA$1]&lt;=[.$K17]);[.JA$1];&quot;&quot;)">
            <text:p/>
          </table:table-cell>
          <table:table-cell table:style-name="ce26" table:formula="of:=IF(AND([.JB$1]&gt;=[.$L17];[.JB$1]&lt;=[.$K17]);[.JB$1];&quot;&quot;)">
            <text:p/>
          </table:table-cell>
          <table:table-cell table:style-name="ce26" table:formula="of:=IF(AND([.JC$1]&gt;=[.$L17];[.JC$1]&lt;=[.$K17]);[.JC$1];&quot;&quot;)">
            <text:p/>
          </table:table-cell>
          <table:table-cell table:style-name="ce26" table:formula="of:=IF(AND([.JD$1]&gt;=[.$L17];[.JD$1]&lt;=[.$K17]);[.JD$1];&quot;&quot;)">
            <text:p/>
          </table:table-cell>
          <table:table-cell table:style-name="ce26" table:formula="of:=IF(AND([.JE$1]&gt;=[.$L17];[.JE$1]&lt;=[.$K17]);[.JE$1];&quot;&quot;)">
            <text:p/>
          </table:table-cell>
          <table:table-cell table:style-name="ce26" table:formula="of:=IF(AND([.JF$1]&gt;=[.$L17];[.JF$1]&lt;=[.$K17]);[.JF$1];&quot;&quot;)">
            <text:p/>
          </table:table-cell>
          <table:table-cell table:style-name="ce26" table:formula="of:=IF(AND([.JG$1]&gt;=[.$L17];[.JG$1]&lt;=[.$K17]);[.JG$1];&quot;&quot;)">
            <text:p/>
          </table:table-cell>
          <table:table-cell table:style-name="ce26" table:formula="of:=IF(AND([.JH$1]&gt;=[.$L17];[.JH$1]&lt;=[.$K17]);[.JH$1];&quot;&quot;)">
            <text:p/>
          </table:table-cell>
          <table:table-cell table:style-name="ce26" table:formula="of:=IF(AND([.JI$1]&gt;=[.$L17];[.JI$1]&lt;=[.$K17]);[.JI$1];&quot;&quot;)">
            <text:p/>
          </table:table-cell>
          <table:table-cell table:style-name="ce26" table:formula="of:=IF(AND([.JJ$1]&gt;=[.$L17];[.JJ$1]&lt;=[.$K17]);[.JJ$1];&quot;&quot;)">
            <text:p/>
          </table:table-cell>
          <table:table-cell table:style-name="ce26" table:formula="of:=IF(AND([.JK$1]&gt;=[.$L17];[.JK$1]&lt;=[.$K17]);[.JK$1];&quot;&quot;)">
            <text:p/>
          </table:table-cell>
          <table:table-cell table:style-name="ce26" table:formula="of:=IF(AND([.JL$1]&gt;=[.$L17];[.JL$1]&lt;=[.$K17]);[.JL$1];&quot;&quot;)">
            <text:p/>
          </table:table-cell>
          <table:table-cell table:style-name="ce28" table:formula="of:=IF(AND([.JM$1]&gt;=[.$L17];[.JM$1]&lt;=[.$K17]);[.JM$1];&quot;&quot;)">
            <text:p/>
          </table:table-cell>
          <table:table-cell table:style-name="ce28" table:formula="of:=IF(AND([.JN$1]&gt;=[.$L17];[.JN$1]&lt;=[.$K17]);[.JN$1];&quot;&quot;)">
            <text:p/>
          </table:table-cell>
          <table:table-cell table:style-name="ce28" table:formula="of:=IF(AND([.JO$1]&gt;=[.$L17];[.JO$1]&lt;=[.$K17]);[.JO$1];&quot;&quot;)">
            <text:p/>
          </table:table-cell>
          <table:table-cell table:style-name="ce28" table:formula="of:=IF(AND([.JP$1]&gt;=[.$L17];[.JP$1]&lt;=[.$K17]);[.JP$1];&quot;&quot;)">
            <text:p/>
          </table:table-cell>
          <table:table-cell table:style-name="ce28" table:formula="of:=IF(AND([.JQ$1]&gt;=[.$L17];[.JQ$1]&lt;=[.$K17]);[.JQ$1];&quot;&quot;)">
            <text:p/>
          </table:table-cell>
          <table:table-cell table:style-name="ce28" table:formula="of:=IF(AND([.JR$1]&gt;=[.$L17];[.JR$1]&lt;=[.$K17]);[.JR$1];&quot;&quot;)">
            <text:p/>
          </table:table-cell>
          <table:table-cell table:style-name="ce28" table:formula="of:=IF(AND([.JS$1]&gt;=[.$L17];[.JS$1]&lt;=[.$K17]);[.JS$1];&quot;&quot;)">
            <text:p/>
          </table:table-cell>
          <table:table-cell table:style-name="ce30" table:formula="of:=IF(AND([.JT$1]&gt;=[.$L17];[.JT$1]&lt;=[.$K17]);[.JT$1];&quot;&quot;)">
            <text:p/>
          </table:table-cell>
          <table:table-cell table:style-name="ce30" table:formula="of:=IF(AND([.JU$1]&gt;=[.$L17];[.JU$1]&lt;=[.$K17]);[.JU$1];&quot;&quot;)">
            <text:p/>
          </table:table-cell>
          <table:table-cell table:style-name="ce30" table:formula="of:=IF(AND([.JV$1]&gt;=[.$L17];[.JV$1]&lt;=[.$K17]);[.JV$1];&quot;&quot;)">
            <text:p/>
          </table:table-cell>
          <table:table-cell table:style-name="ce30" table:formula="of:=IF(AND([.JW$1]&gt;=[.$L17];[.JW$1]&lt;=[.$K17]);[.JW$1];&quot;&quot;)">
            <text:p/>
          </table:table-cell>
          <table:table-cell table:style-name="ce30" table:formula="of:=IF(AND([.JX$1]&gt;=[.$L17];[.JX$1]&lt;=[.$K17]);[.JX$1];&quot;&quot;)">
            <text:p/>
          </table:table-cell>
          <table:table-cell table:style-name="ce30" table:formula="of:=IF(AND([.JY$1]&gt;=[.$L17];[.JY$1]&lt;=[.$K17]);[.JY$1];&quot;&quot;)">
            <text:p/>
          </table:table-cell>
          <table:table-cell table:style-name="ce30" table:formula="of:=IF(AND([.JZ$1]&gt;=[.$L17];[.JZ$1]&lt;=[.$K17]);[.JZ$1];&quot;&quot;)">
            <text:p/>
          </table:table-cell>
          <table:table-cell table:style-name="ce30" table:formula="of:=IF(AND([.KA$1]&gt;=[.$L17];[.KA$1]&lt;=[.$K17]);[.KA$1];&quot;&quot;)">
            <text:p/>
          </table:table-cell>
          <table:table-cell table:style-name="ce32" table:formula="of:=IF(AND([.KB$1]&gt;=[.$L17];[.KB$1]&lt;=[.$K17]);[.KB$1];&quot;&quot;)">
            <text:p/>
          </table:table-cell>
          <table:table-cell table:style-name="ce32" table:formula="of:=IF(AND([.KC$1]&gt;=[.$L17];[.KC$1]&lt;=[.$K17]);[.KC$1];&quot;&quot;)">
            <text:p/>
          </table:table-cell>
          <table:table-cell table:style-name="ce32" table:formula="of:=IF(AND([.KD$1]&gt;=[.$L17];[.KD$1]&lt;=[.$K17]);[.KD$1];&quot;&quot;)">
            <text:p/>
          </table:table-cell>
          <table:table-cell table:style-name="ce32" table:formula="of:=IF(AND([.KE$1]&gt;=[.$L17];[.KE$1]&lt;=[.$K17]);[.KE$1];&quot;&quot;)">
            <text:p/>
          </table:table-cell>
          <table:table-cell table:style-name="ce32" table:formula="of:=IF(AND([.KF$1]&gt;=[.$L17];[.KF$1]&lt;=[.$K17]);[.KF$1];&quot;&quot;)">
            <text:p/>
          </table:table-cell>
          <table:table-cell table:style-name="ce32" table:formula="of:=IF(AND([.KG$1]&gt;=[.$L17];[.KG$1]&lt;=[.$K17]);[.KG$1];&quot;&quot;)">
            <text:p/>
          </table:table-cell>
          <table:table-cell table:style-name="ce32" table:formula="of:=IF(AND([.KH$1]&gt;=[.$L17];[.KH$1]&lt;=[.$K17]);[.KH$1];&quot;&quot;)">
            <text:p/>
          </table:table-cell>
          <table:table-cell table:style-name="ce32" table:formula="of:=IF(AND([.KI$1]&gt;=[.$L17];[.KI$1]&lt;=[.$K17]);[.KI$1];&quot;&quot;)">
            <text:p/>
          </table:table-cell>
          <table:table-cell table:style-name="ce32" table:formula="of:=IF(AND([.KJ$1]&gt;=[.$L17];[.KJ$1]&lt;=[.$K17]);[.KJ$1];&quot;&quot;)">
            <text:p/>
          </table:table-cell>
          <table:table-cell table:style-name="ce32" table:formula="of:=IF(AND([.KK$1]&gt;=[.$L17];[.KK$1]&lt;=[.$K17]);[.KK$1];&quot;&quot;)">
            <text:p/>
          </table:table-cell>
          <table:table-cell table:style-name="ce32" table:formula="of:=IF(AND([.KL$1]&gt;=[.$L17];[.KL$1]&lt;=[.$K17]);[.KL$1];&quot;&quot;)">
            <text:p/>
          </table:table-cell>
          <table:table-cell table:style-name="ce32" table:formula="of:=IF(AND([.KM$1]&gt;=[.$L17];[.KM$1]&lt;=[.$K17]);[.KM$1];&quot;&quot;)">
            <text:p/>
          </table:table-cell>
          <table:table-cell table:style-name="ce32" table:formula="of:=IF(AND([.KN$1]&gt;=[.$L17];[.KN$1]&lt;=[.$K17]);[.KN$1];&quot;&quot;)">
            <text:p/>
          </table:table-cell>
          <table:table-cell table:style-name="ce32" table:formula="of:=IF(AND([.KO$1]&gt;=[.$L17];[.KO$1]&lt;=[.$K17]);[.KO$1];&quot;&quot;)">
            <text:p/>
          </table:table-cell>
          <table:table-cell table:style-name="ce32" table:formula="of:=IF(AND([.KP$1]&gt;=[.$L17];[.KP$1]&lt;=[.$K17]);[.KP$1];&quot;&quot;)">
            <text:p/>
          </table:table-cell>
          <table:table-cell table:style-name="ce32" table:formula="of:=IF(AND([.KQ$1]&gt;=[.$L17];[.KQ$1]&lt;=[.$K17]);[.KQ$1];&quot;&quot;)">
            <text:p/>
          </table:table-cell>
          <table:table-cell table:style-name="ce32" table:formula="of:=IF(AND([.KR$1]&gt;=[.$L17];[.KR$1]&lt;=[.$K17]);[.KR$1];&quot;&quot;)">
            <text:p/>
          </table:table-cell>
          <table:table-cell table:style-name="ce32" table:formula="of:=IF(AND([.KS$1]&gt;=[.$L17];[.KS$1]&lt;=[.$K17]);[.KS$1];&quot;&quot;)">
            <text:p/>
          </table:table-cell>
          <table:table-cell table:style-name="ce20" table:formula="of:=IF(AND([.KT$1]&gt;=[.$L17];[.KT$1]&lt;=[.$K17]);[.KT$1];&quot;&quot;)" office:value-type="float" office:value="293" calcext:value-type="float">
            <text:p>293</text:p>
          </table:table-cell>
          <table:table-cell table:style-name="ce20" table:formula="of:=IF(AND([.KU$1]&gt;=[.$L17];[.KU$1]&lt;=[.$K17]);[.KU$1];&quot;&quot;)" office:value-type="float" office:value="294" calcext:value-type="float">
            <text:p>294</text:p>
          </table:table-cell>
          <table:table-cell table:style-name="ce20" table:formula="of:=IF(AND([.KV$1]&gt;=[.$L17];[.KV$1]&lt;=[.$K17]);[.KV$1];&quot;&quot;)" office:value-type="float" office:value="295" calcext:value-type="float">
            <text:p>295</text:p>
          </table:table-cell>
          <table:table-cell table:style-name="ce20" table:formula="of:=IF(AND([.KW$1]&gt;=[.$L17];[.KW$1]&lt;=[.$K17]);[.KW$1];&quot;&quot;)" office:value-type="float" office:value="296" calcext:value-type="float">
            <text:p>296</text:p>
          </table:table-cell>
          <table:table-cell table:style-name="ce20" table:formula="of:=IF(AND([.KX$1]&gt;=[.$L17];[.KX$1]&lt;=[.$K17]);[.KX$1];&quot;&quot;)" office:value-type="float" office:value="297" calcext:value-type="float">
            <text:p>297</text:p>
          </table:table-cell>
          <table:table-cell table:style-name="ce20" table:formula="of:=IF(AND([.KY$1]&gt;=[.$L17];[.KY$1]&lt;=[.$K17]);[.KY$1];&quot;&quot;)" office:value-type="float" office:value="298" calcext:value-type="float">
            <text:p>298</text:p>
          </table:table-cell>
          <table:table-cell table:style-name="ce20" table:formula="of:=IF(AND([.KZ$1]&gt;=[.$L17];[.KZ$1]&lt;=[.$K17]);[.KZ$1];&quot;&quot;)" office:value-type="float" office:value="299" calcext:value-type="float">
            <text:p>299</text:p>
          </table:table-cell>
          <table:table-cell table:style-name="ce20" table:formula="of:=IF(AND([.LA$1]&gt;=[.$L17];[.LA$1]&lt;=[.$K17]);[.LA$1];&quot;&quot;)" office:value-type="float" office:value="300" calcext:value-type="float">
            <text:p>300</text:p>
          </table:table-cell>
          <table:table-cell table:style-name="ce20" table:formula="of:=IF(AND([.LB$1]&gt;=[.$L17];[.LB$1]&lt;=[.$K17]);[.LB$1];&quot;&quot;)" office:value-type="float" office:value="301" calcext:value-type="float">
            <text:p>301</text:p>
          </table:table-cell>
          <table:table-cell table:style-name="ce20" table:formula="of:=IF(AND([.LC$1]&gt;=[.$L17];[.LC$1]&lt;=[.$K17]);[.LC$1];&quot;&quot;)" office:value-type="float" office:value="302" calcext:value-type="float">
            <text:p>302</text:p>
          </table:table-cell>
          <table:table-cell table:style-name="ce20" table:formula="of:=IF(AND([.LD$1]&gt;=[.$L17];[.LD$1]&lt;=[.$K17]);[.LD$1];&quot;&quot;)" office:value-type="float" office:value="303" calcext:value-type="float">
            <text:p>303</text:p>
          </table:table-cell>
          <table:table-cell table:style-name="ce20" table:formula="of:=IF(AND([.LE$1]&gt;=[.$L17];[.LE$1]&lt;=[.$K17]);[.LE$1];&quot;&quot;)" office:value-type="float" office:value="304" calcext:value-type="float">
            <text:p>304</text:p>
          </table:table-cell>
          <table:table-cell table:style-name="ce20" table:formula="of:=IF(AND([.LF$1]&gt;=[.$L17];[.LF$1]&lt;=[.$K17]);[.LF$1];&quot;&quot;)" office:value-type="float" office:value="305" calcext:value-type="float">
            <text:p>305</text:p>
          </table:table-cell>
          <table:table-cell table:style-name="ce20" table:formula="of:=IF(AND([.LG$1]&gt;=[.$L17];[.LG$1]&lt;=[.$K17]);[.LG$1];&quot;&quot;)" office:value-type="float" office:value="306" calcext:value-type="float">
            <text:p>306</text:p>
          </table:table-cell>
          <table:table-cell table:style-name="ce20" table:formula="of:=IF(AND([.LH$1]&gt;=[.$L17];[.LH$1]&lt;=[.$K17]);[.LH$1];&quot;&quot;)" office:value-type="float" office:value="307" calcext:value-type="float">
            <text:p>307</text:p>
          </table:table-cell>
          <table:table-cell table:style-name="ce36" table:formula="of:=IF(AND([.LI$1]&gt;=[.$L17];[.LI$1]&lt;=[.$K17]);[.LI$1];&quot;&quot;)">
            <text:p/>
          </table:table-cell>
          <table:table-cell table:style-name="ce36" table:formula="of:=IF(AND([.LJ$1]&gt;=[.$L17];[.LJ$1]&lt;=[.$K17]);[.LJ$1];&quot;&quot;)">
            <text:p/>
          </table:table-cell>
          <table:table-cell table:style-name="ce36" table:formula="of:=IF(AND([.LK$1]&gt;=[.$L17];[.LK$1]&lt;=[.$K17]);[.LK$1];&quot;&quot;)">
            <text:p/>
          </table:table-cell>
          <table:table-cell table:style-name="ce36" table:formula="of:=IF(AND([.LL$1]&gt;=[.$L17];[.LL$1]&lt;=[.$K17]);[.LL$1];&quot;&quot;)">
            <text:p/>
          </table:table-cell>
          <table:table-cell table:style-name="ce36" table:formula="of:=IF(AND([.LM$1]&gt;=[.$L17];[.LM$1]&lt;=[.$K17]);[.LM$1];&quot;&quot;)">
            <text:p/>
          </table:table-cell>
          <table:table-cell table:style-name="ce36" table:formula="of:=IF(AND([.LN$1]&gt;=[.$L17];[.LN$1]&lt;=[.$K17]);[.LN$1];&quot;&quot;)">
            <text:p/>
          </table:table-cell>
          <table:table-cell table:style-name="ce36" table:formula="of:=IF(AND([.LO$1]&gt;=[.$L17];[.LO$1]&lt;=[.$K17]);[.LO$1];&quot;&quot;)">
            <text:p/>
          </table:table-cell>
          <table:table-cell table:style-name="ce36" table:formula="of:=IF(AND([.LP$1]&gt;=[.$L17];[.LP$1]&lt;=[.$K17]);[.LP$1];&quot;&quot;)">
            <text:p/>
          </table:table-cell>
          <table:table-cell table:style-name="ce36" table:formula="of:=IF(AND([.LQ$1]&gt;=[.$L17];[.LQ$1]&lt;=[.$K17]);[.LQ$1];&quot;&quot;)">
            <text:p/>
          </table:table-cell>
          <table:table-cell table:style-name="ce36" table:formula="of:=IF(AND([.LR$1]&gt;=[.$L17];[.LR$1]&lt;=[.$K17]);[.LR$1];&quot;&quot;)">
            <text:p/>
          </table:table-cell>
          <table:table-cell table:style-name="ce36" table:formula="of:=IF(AND([.LS$1]&gt;=[.$L17];[.LS$1]&lt;=[.$K17]);[.LS$1];&quot;&quot;)">
            <text:p/>
          </table:table-cell>
          <table:table-cell table:style-name="ce36" table:formula="of:=IF(AND([.LT$1]&gt;=[.$L17];[.LT$1]&lt;=[.$K17]);[.LT$1];&quot;&quot;)">
            <text:p/>
          </table:table-cell>
          <table:table-cell table:style-name="ce36" table:formula="of:=IF(AND([.LU$1]&gt;=[.$L17];[.LU$1]&lt;=[.$K17]);[.LU$1];&quot;&quot;)">
            <text:p/>
          </table:table-cell>
          <table:table-cell table:style-name="ce36" table:formula="of:=IF(AND([.LV$1]&gt;=[.$L17];[.LV$1]&lt;=[.$K17]);[.LV$1];&quot;&quot;)">
            <text:p/>
          </table:table-cell>
          <table:table-cell table:style-name="ce36" table:formula="of:=IF(AND([.LW$1]&gt;=[.$L17];[.LW$1]&lt;=[.$K17]);[.LW$1];&quot;&quot;)">
            <text:p/>
          </table:table-cell>
          <table:table-cell table:style-name="ce36" table:formula="of:=IF(AND([.LX$1]&gt;=[.$L17];[.LX$1]&lt;=[.$K17]);[.LX$1];&quot;&quot;)">
            <text:p/>
          </table:table-cell>
          <table:table-cell table:style-name="ce36" table:formula="of:=IF(AND([.LY$1]&gt;=[.$L17];[.LY$1]&lt;=[.$K17]);[.LY$1];&quot;&quot;)">
            <text:p/>
          </table:table-cell>
          <table:table-cell table:style-name="ce36" table:formula="of:=IF(AND([.LZ$1]&gt;=[.$L17];[.LZ$1]&lt;=[.$K17]);[.LZ$1];&quot;&quot;)">
            <text:p/>
          </table:table-cell>
          <table:table-cell table:style-name="ce36" table:formula="of:=IF(AND([.MA$1]&gt;=[.$L17];[.MA$1]&lt;=[.$K17]);[.MA$1];&quot;&quot;)">
            <text:p/>
          </table:table-cell>
          <table:table-cell table:style-name="ce36" table:formula="of:=IF(AND([.MB$1]&gt;=[.$L17];[.MB$1]&lt;=[.$K17]);[.MB$1];&quot;&quot;)">
            <text:p/>
          </table:table-cell>
          <table:table-cell table:style-name="ce36" table:formula="of:=IF(AND([.MC$1]&gt;=[.$L17];[.MC$1]&lt;=[.$K17]);[.MC$1];&quot;&quot;)">
            <text:p/>
          </table:table-cell>
          <table:table-cell table:style-name="ce36" table:formula="of:=IF(AND([.MD$1]&gt;=[.$L17];[.MD$1]&lt;=[.$K17]);[.MD$1];&quot;&quot;)">
            <text:p/>
          </table:table-cell>
          <table:table-cell table:style-name="ce36" table:formula="of:=IF(AND([.ME$1]&gt;=[.$L17];[.ME$1]&lt;=[.$K17]);[.ME$1];&quot;&quot;)">
            <text:p/>
          </table:table-cell>
          <table:table-cell table:style-name="ce36" table:formula="of:=IF(AND([.MF$1]&gt;=[.$L17];[.MF$1]&lt;=[.$K17]);[.MF$1];&quot;&quot;)">
            <text:p/>
          </table:table-cell>
          <table:table-cell table:style-name="ce36" table:formula="of:=IF(AND([.MG$1]&gt;=[.$L17];[.MG$1]&lt;=[.$K17]);[.MG$1];&quot;&quot;)">
            <text:p/>
          </table:table-cell>
          <table:table-cell table:style-name="ce36" table:formula="of:=IF(AND([.MH$1]&gt;=[.$L17];[.MH$1]&lt;=[.$K17]);[.MH$1];&quot;&quot;)">
            <text:p/>
          </table:table-cell>
          <table:table-cell table:style-name="ce36" table:formula="of:=IF(AND([.MI$1]&gt;=[.$L17];[.MI$1]&lt;=[.$K17]);[.MI$1];&quot;&quot;)">
            <text:p/>
          </table:table-cell>
          <table:table-cell table:style-name="ce36" table:formula="of:=IF(AND([.MJ$1]&gt;=[.$L17];[.MJ$1]&lt;=[.$K17]);[.MJ$1];&quot;&quot;)">
            <text:p/>
          </table:table-cell>
          <table:table-cell table:style-name="ce36" table:formula="of:=IF(AND([.MK$1]&gt;=[.$L17];[.MK$1]&lt;=[.$K17]);[.MK$1];&quot;&quot;)">
            <text:p/>
          </table:table-cell>
          <table:table-cell table:style-name="ce36" table:formula="of:=IF(AND([.ML$1]&gt;=[.$L17];[.ML$1]&lt;=[.$K17]);[.ML$1];&quot;&quot;)">
            <text:p/>
          </table:table-cell>
          <table:table-cell table:style-name="ce36" table:formula="of:=IF(AND([.MM$1]&gt;=[.$L17];[.MM$1]&lt;=[.$K17]);[.MM$1];&quot;&quot;)">
            <text:p/>
          </table:table-cell>
          <table:table-cell table:style-name="ce36" table:formula="of:=IF(AND([.MN$1]&gt;=[.$L17];[.MN$1]&lt;=[.$K17]);[.MN$1];&quot;&quot;)">
            <text:p/>
          </table:table-cell>
          <table:table-cell table:style-name="ce36" table:formula="of:=IF(AND([.MO$1]&gt;=[.$L17];[.MO$1]&lt;=[.$K17]);[.MO$1];&quot;&quot;)">
            <text:p/>
          </table:table-cell>
          <table:table-cell table:style-name="ce36" table:formula="of:=IF(AND([.MP$1]&gt;=[.$L17];[.MP$1]&lt;=[.$K17]);[.MP$1];&quot;&quot;)">
            <text:p/>
          </table:table-cell>
          <table:table-cell table:style-name="Default" table:number-columns-repeated="1603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8];[.$A:.$K];11;0)" office:value-type="float" office:value="152" calcext:value-type="float">
            <text:p>152</text:p>
          </table:table-cell>
          <table:table-cell table:style-name="ce5" table:formula="of:=VLOOKUP([.D18];[.$A:.$K];11;0)" office:value-type="float" office:value="0" calcext:value-type="float">
            <text:p>0</text:p>
          </table:table-cell>
          <table:table-cell table:style-name="ce5" table:formula="of:=VLOOKUP([.E18];[.$A:.$K];11;0)" office:value-type="float" office:value="0" calcext:value-type="float">
            <text:p>0</text:p>
          </table:table-cell>
          <table:table-cell table:style-name="ce5" table:formula="of:=VLOOKUP([.F18];[.$A:.$K];11;0)" office:value-type="float" office:value="0" calcext:value-type="float">
            <text:p>0</text:p>
          </table:table-cell>
          <table:table-cell table:style-name="ce6" table:formula="of:=MAX([.G18:.J18])+[.B18]+[.M18]" office:value-type="float" office:value="188" calcext:value-type="float">
            <text:p>188</text:p>
          </table:table-cell>
          <table:table-cell table:style-name="ce7" table:formula="of:=[.K18]-[.D18]+1" office:value-type="float" office:value="189" calcext:value-type="float">
            <text:p>189</text:p>
          </table:table-cell>
          <table:table-cell table:style-name="ce8"/>
          <table:table-cell table:style-name="ce10" table:formula="of:=IF(AND([.N$1]&gt;=[.$L18];[.N$1]&lt;=[.$K18]);[.N$1];&quot;&quot;)">
            <text:p/>
          </table:table-cell>
          <table:table-cell table:style-name="ce10" table:formula="of:=IF(AND([.O$1]&gt;=[.$L18];[.O$1]&lt;=[.$K18]);[.O$1];&quot;&quot;)">
            <text:p/>
          </table:table-cell>
          <table:table-cell table:style-name="ce10" table:formula="of:=IF(AND([.P$1]&gt;=[.$L18];[.P$1]&lt;=[.$K18]);[.P$1];&quot;&quot;)">
            <text:p/>
          </table:table-cell>
          <table:table-cell table:style-name="ce10" table:formula="of:=IF(AND([.Q$1]&gt;=[.$L18];[.Q$1]&lt;=[.$K18]);[.Q$1];&quot;&quot;)">
            <text:p/>
          </table:table-cell>
          <table:table-cell table:style-name="ce12" table:formula="of:=IF(AND([.R$1]&gt;=[.$L18];[.R$1]&lt;=[.$K18]);[.R$1];&quot;&quot;)">
            <text:p/>
          </table:table-cell>
          <table:table-cell table:style-name="ce12" table:formula="of:=IF(AND([.S$1]&gt;=[.$L18];[.S$1]&lt;=[.$K18]);[.S$1];&quot;&quot;)">
            <text:p/>
          </table:table-cell>
          <table:table-cell table:style-name="ce12" table:formula="of:=IF(AND([.T$1]&gt;=[.$L18];[.T$1]&lt;=[.$K18]);[.T$1];&quot;&quot;)">
            <text:p/>
          </table:table-cell>
          <table:table-cell table:style-name="ce12" table:formula="of:=IF(AND([.U$1]&gt;=[.$L18];[.U$1]&lt;=[.$K18]);[.U$1];&quot;&quot;)">
            <text:p/>
          </table:table-cell>
          <table:table-cell table:style-name="ce12" table:formula="of:=IF(AND([.V$1]&gt;=[.$L18];[.V$1]&lt;=[.$K18]);[.V$1];&quot;&quot;)">
            <text:p/>
          </table:table-cell>
          <table:table-cell table:style-name="ce12" table:formula="of:=IF(AND([.W$1]&gt;=[.$L18];[.W$1]&lt;=[.$K18]);[.W$1];&quot;&quot;)">
            <text:p/>
          </table:table-cell>
          <table:table-cell table:style-name="ce12" table:formula="of:=IF(AND([.X$1]&gt;=[.$L18];[.X$1]&lt;=[.$K18]);[.X$1];&quot;&quot;)">
            <text:p/>
          </table:table-cell>
          <table:table-cell table:style-name="ce12" table:formula="of:=IF(AND([.Y$1]&gt;=[.$L18];[.Y$1]&lt;=[.$K18]);[.Y$1];&quot;&quot;)">
            <text:p/>
          </table:table-cell>
          <table:table-cell table:style-name="ce12" table:formula="of:=IF(AND([.Z$1]&gt;=[.$L18];[.Z$1]&lt;=[.$K18]);[.Z$1];&quot;&quot;)">
            <text:p/>
          </table:table-cell>
          <table:table-cell table:style-name="ce12" table:formula="of:=IF(AND([.AA$1]&gt;=[.$L18];[.AA$1]&lt;=[.$K18]);[.AA$1];&quot;&quot;)">
            <text:p/>
          </table:table-cell>
          <table:table-cell table:style-name="ce12" table:formula="of:=IF(AND([.AB$1]&gt;=[.$L18];[.AB$1]&lt;=[.$K18]);[.AB$1];&quot;&quot;)">
            <text:p/>
          </table:table-cell>
          <table:table-cell table:style-name="ce12" table:formula="of:=IF(AND([.AC$1]&gt;=[.$L18];[.AC$1]&lt;=[.$K18]);[.AC$1];&quot;&quot;)">
            <text:p/>
          </table:table-cell>
          <table:table-cell table:style-name="ce15" table:formula="of:=IF(AND([.AD$1]&gt;=[.$L18];[.AD$1]&lt;=[.$K18]);[.AD$1];&quot;&quot;)">
            <text:p/>
          </table:table-cell>
          <table:table-cell table:style-name="ce17" table:formula="of:=IF(AND([.AE$1]&gt;=[.$L18];[.AE$1]&lt;=[.$K18]);[.AE$1];&quot;&quot;)">
            <text:p/>
          </table:table-cell>
          <table:table-cell table:style-name="ce17" table:formula="of:=IF(AND([.AF$1]&gt;=[.$L18];[.AF$1]&lt;=[.$K18]);[.AF$1];&quot;&quot;)">
            <text:p/>
          </table:table-cell>
          <table:table-cell table:style-name="ce17" table:formula="of:=IF(AND([.AG$1]&gt;=[.$L18];[.AG$1]&lt;=[.$K18]);[.AG$1];&quot;&quot;)">
            <text:p/>
          </table:table-cell>
          <table:table-cell table:style-name="ce17" table:formula="of:=IF(AND([.AH$1]&gt;=[.$L18];[.AH$1]&lt;=[.$K18]);[.AH$1];&quot;&quot;)">
            <text:p/>
          </table:table-cell>
          <table:table-cell table:style-name="ce17" table:formula="of:=IF(AND([.AI$1]&gt;=[.$L18];[.AI$1]&lt;=[.$K18]);[.AI$1];&quot;&quot;)">
            <text:p/>
          </table:table-cell>
          <table:table-cell table:style-name="ce17" table:formula="of:=IF(AND([.AJ$1]&gt;=[.$L18];[.AJ$1]&lt;=[.$K18]);[.AJ$1];&quot;&quot;)">
            <text:p/>
          </table:table-cell>
          <table:table-cell table:style-name="ce17" table:formula="of:=IF(AND([.AK$1]&gt;=[.$L18];[.AK$1]&lt;=[.$K18]);[.AK$1];&quot;&quot;)">
            <text:p/>
          </table:table-cell>
          <table:table-cell table:style-name="ce17" table:formula="of:=IF(AND([.AL$1]&gt;=[.$L18];[.AL$1]&lt;=[.$K18]);[.AL$1];&quot;&quot;)">
            <text:p/>
          </table:table-cell>
          <table:table-cell table:style-name="ce17" table:formula="of:=IF(AND([.AM$1]&gt;=[.$L18];[.AM$1]&lt;=[.$K18]);[.AM$1];&quot;&quot;)">
            <text:p/>
          </table:table-cell>
          <table:table-cell table:style-name="ce17" table:formula="of:=IF(AND([.AN$1]&gt;=[.$L18];[.AN$1]&lt;=[.$K18]);[.AN$1];&quot;&quot;)">
            <text:p/>
          </table:table-cell>
          <table:table-cell table:style-name="ce17" table:formula="of:=IF(AND([.AO$1]&gt;=[.$L18];[.AO$1]&lt;=[.$K18]);[.AO$1];&quot;&quot;)">
            <text:p/>
          </table:table-cell>
          <table:table-cell table:style-name="ce17" table:formula="of:=IF(AND([.AP$1]&gt;=[.$L18];[.AP$1]&lt;=[.$K18]);[.AP$1];&quot;&quot;)">
            <text:p/>
          </table:table-cell>
          <table:table-cell table:style-name="ce17" table:formula="of:=IF(AND([.AQ$1]&gt;=[.$L18];[.AQ$1]&lt;=[.$K18]);[.AQ$1];&quot;&quot;)">
            <text:p/>
          </table:table-cell>
          <table:table-cell table:style-name="ce17" table:formula="of:=IF(AND([.AR$1]&gt;=[.$L18];[.AR$1]&lt;=[.$K18]);[.AR$1];&quot;&quot;)">
            <text:p/>
          </table:table-cell>
          <table:table-cell table:style-name="ce17" table:formula="of:=IF(AND([.AS$1]&gt;=[.$L18];[.AS$1]&lt;=[.$K18]);[.AS$1];&quot;&quot;)">
            <text:p/>
          </table:table-cell>
          <table:table-cell table:style-name="ce17" table:formula="of:=IF(AND([.AT$1]&gt;=[.$L18];[.AT$1]&lt;=[.$K18]);[.AT$1];&quot;&quot;)">
            <text:p/>
          </table:table-cell>
          <table:table-cell table:style-name="ce17" table:formula="of:=IF(AND([.AU$1]&gt;=[.$L18];[.AU$1]&lt;=[.$K18]);[.AU$1];&quot;&quot;)">
            <text:p/>
          </table:table-cell>
          <table:table-cell table:style-name="ce17" table:formula="of:=IF(AND([.AV$1]&gt;=[.$L18];[.AV$1]&lt;=[.$K18]);[.AV$1];&quot;&quot;)">
            <text:p/>
          </table:table-cell>
          <table:table-cell table:style-name="ce17" table:formula="of:=IF(AND([.AW$1]&gt;=[.$L18];[.AW$1]&lt;=[.$K18]);[.AW$1];&quot;&quot;)">
            <text:p/>
          </table:table-cell>
          <table:table-cell table:style-name="ce17" table:formula="of:=IF(AND([.AX$1]&gt;=[.$L18];[.AX$1]&lt;=[.$K18]);[.AX$1];&quot;&quot;)">
            <text:p/>
          </table:table-cell>
          <table:table-cell table:style-name="ce17" table:formula="of:=IF(AND([.AY$1]&gt;=[.$L18];[.AY$1]&lt;=[.$K18]);[.AY$1];&quot;&quot;)">
            <text:p/>
          </table:table-cell>
          <table:table-cell table:style-name="ce17" table:formula="of:=IF(AND([.AZ$1]&gt;=[.$L18];[.AZ$1]&lt;=[.$K18]);[.AZ$1];&quot;&quot;)">
            <text:p/>
          </table:table-cell>
          <table:table-cell table:style-name="ce17" table:formula="of:=IF(AND([.BA$1]&gt;=[.$L18];[.BA$1]&lt;=[.$K18]);[.BA$1];&quot;&quot;)">
            <text:p/>
          </table:table-cell>
          <table:table-cell table:style-name="ce17" table:formula="of:=IF(AND([.BB$1]&gt;=[.$L18];[.BB$1]&lt;=[.$K18]);[.BB$1];&quot;&quot;)">
            <text:p/>
          </table:table-cell>
          <table:table-cell table:style-name="ce17" table:formula="of:=IF(AND([.BC$1]&gt;=[.$L18];[.BC$1]&lt;=[.$K18]);[.BC$1];&quot;&quot;)">
            <text:p/>
          </table:table-cell>
          <table:table-cell table:style-name="ce17" table:formula="of:=IF(AND([.BD$1]&gt;=[.$L18];[.BD$1]&lt;=[.$K18]);[.BD$1];&quot;&quot;)">
            <text:p/>
          </table:table-cell>
          <table:table-cell table:style-name="ce17" table:formula="of:=IF(AND([.BE$1]&gt;=[.$L18];[.BE$1]&lt;=[.$K18]);[.BE$1];&quot;&quot;)">
            <text:p/>
          </table:table-cell>
          <table:table-cell table:style-name="ce17" table:formula="of:=IF(AND([.BF$1]&gt;=[.$L18];[.BF$1]&lt;=[.$K18]);[.BF$1];&quot;&quot;)">
            <text:p/>
          </table:table-cell>
          <table:table-cell table:style-name="ce17" table:formula="of:=IF(AND([.BG$1]&gt;=[.$L18];[.BG$1]&lt;=[.$K18]);[.BG$1];&quot;&quot;)">
            <text:p/>
          </table:table-cell>
          <table:table-cell table:style-name="ce17" table:formula="of:=IF(AND([.BH$1]&gt;=[.$L18];[.BH$1]&lt;=[.$K18]);[.BH$1];&quot;&quot;)">
            <text:p/>
          </table:table-cell>
          <table:table-cell table:style-name="ce17" table:formula="of:=IF(AND([.BI$1]&gt;=[.$L18];[.BI$1]&lt;=[.$K18]);[.BI$1];&quot;&quot;)">
            <text:p/>
          </table:table-cell>
          <table:table-cell table:style-name="ce17" table:formula="of:=IF(AND([.BJ$1]&gt;=[.$L18];[.BJ$1]&lt;=[.$K18]);[.BJ$1];&quot;&quot;)">
            <text:p/>
          </table:table-cell>
          <table:table-cell table:style-name="ce17" table:formula="of:=IF(AND([.BK$1]&gt;=[.$L18];[.BK$1]&lt;=[.$K18]);[.BK$1];&quot;&quot;)">
            <text:p/>
          </table:table-cell>
          <table:table-cell table:style-name="ce17" table:formula="of:=IF(AND([.BL$1]&gt;=[.$L18];[.BL$1]&lt;=[.$K18]);[.BL$1];&quot;&quot;)">
            <text:p/>
          </table:table-cell>
          <table:table-cell table:style-name="ce17" table:formula="of:=IF(AND([.BM$1]&gt;=[.$L18];[.BM$1]&lt;=[.$K18]);[.BM$1];&quot;&quot;)">
            <text:p/>
          </table:table-cell>
          <table:table-cell table:style-name="ce17" table:formula="of:=IF(AND([.BN$1]&gt;=[.$L18];[.BN$1]&lt;=[.$K18]);[.BN$1];&quot;&quot;)">
            <text:p/>
          </table:table-cell>
          <table:table-cell table:style-name="ce17" table:formula="of:=IF(AND([.BO$1]&gt;=[.$L18];[.BO$1]&lt;=[.$K18]);[.BO$1];&quot;&quot;)">
            <text:p/>
          </table:table-cell>
          <table:table-cell table:style-name="ce17" table:formula="of:=IF(AND([.BP$1]&gt;=[.$L18];[.BP$1]&lt;=[.$K18]);[.BP$1];&quot;&quot;)">
            <text:p/>
          </table:table-cell>
          <table:table-cell table:style-name="ce17" table:formula="of:=IF(AND([.BQ$1]&gt;=[.$L18];[.BQ$1]&lt;=[.$K18]);[.BQ$1];&quot;&quot;)">
            <text:p/>
          </table:table-cell>
          <table:table-cell table:style-name="ce17" table:formula="of:=IF(AND([.BR$1]&gt;=[.$L18];[.BR$1]&lt;=[.$K18]);[.BR$1];&quot;&quot;)">
            <text:p/>
          </table:table-cell>
          <table:table-cell table:style-name="ce17" table:formula="of:=IF(AND([.BS$1]&gt;=[.$L18];[.BS$1]&lt;=[.$K18]);[.BS$1];&quot;&quot;)">
            <text:p/>
          </table:table-cell>
          <table:table-cell table:style-name="ce17" table:formula="of:=IF(AND([.BT$1]&gt;=[.$L18];[.BT$1]&lt;=[.$K18]);[.BT$1];&quot;&quot;)">
            <text:p/>
          </table:table-cell>
          <table:table-cell table:style-name="ce17" table:formula="of:=IF(AND([.BU$1]&gt;=[.$L18];[.BU$1]&lt;=[.$K18]);[.BU$1];&quot;&quot;)">
            <text:p/>
          </table:table-cell>
          <table:table-cell table:style-name="ce17" table:formula="of:=IF(AND([.BV$1]&gt;=[.$L18];[.BV$1]&lt;=[.$K18]);[.BV$1];&quot;&quot;)">
            <text:p/>
          </table:table-cell>
          <table:table-cell table:style-name="ce17" table:formula="of:=IF(AND([.BW$1]&gt;=[.$L18];[.BW$1]&lt;=[.$K18]);[.BW$1];&quot;&quot;)">
            <text:p/>
          </table:table-cell>
          <table:table-cell table:style-name="ce17" table:formula="of:=IF(AND([.BX$1]&gt;=[.$L18];[.BX$1]&lt;=[.$K18]);[.BX$1];&quot;&quot;)">
            <text:p/>
          </table:table-cell>
          <table:table-cell table:style-name="ce17" table:formula="of:=IF(AND([.BY$1]&gt;=[.$L18];[.BY$1]&lt;=[.$K18]);[.BY$1];&quot;&quot;)">
            <text:p/>
          </table:table-cell>
          <table:table-cell table:style-name="ce17" table:formula="of:=IF(AND([.BZ$1]&gt;=[.$L18];[.BZ$1]&lt;=[.$K18]);[.BZ$1];&quot;&quot;)">
            <text:p/>
          </table:table-cell>
          <table:table-cell table:style-name="ce17" table:formula="of:=IF(AND([.CA$1]&gt;=[.$L18];[.CA$1]&lt;=[.$K18]);[.CA$1];&quot;&quot;)">
            <text:p/>
          </table:table-cell>
          <table:table-cell table:style-name="ce17" table:formula="of:=IF(AND([.CB$1]&gt;=[.$L18];[.CB$1]&lt;=[.$K18]);[.CB$1];&quot;&quot;)">
            <text:p/>
          </table:table-cell>
          <table:table-cell table:style-name="ce17" table:formula="of:=IF(AND([.CC$1]&gt;=[.$L18];[.CC$1]&lt;=[.$K18]);[.CC$1];&quot;&quot;)">
            <text:p/>
          </table:table-cell>
          <table:table-cell table:style-name="ce17" table:formula="of:=IF(AND([.CD$1]&gt;=[.$L18];[.CD$1]&lt;=[.$K18]);[.CD$1];&quot;&quot;)">
            <text:p/>
          </table:table-cell>
          <table:table-cell table:style-name="ce17" table:formula="of:=IF(AND([.CE$1]&gt;=[.$L18];[.CE$1]&lt;=[.$K18]);[.CE$1];&quot;&quot;)">
            <text:p/>
          </table:table-cell>
          <table:table-cell table:style-name="ce17" table:formula="of:=IF(AND([.CF$1]&gt;=[.$L18];[.CF$1]&lt;=[.$K18]);[.CF$1];&quot;&quot;)">
            <text:p/>
          </table:table-cell>
          <table:table-cell table:style-name="ce17" table:formula="of:=IF(AND([.CG$1]&gt;=[.$L18];[.CG$1]&lt;=[.$K18]);[.CG$1];&quot;&quot;)">
            <text:p/>
          </table:table-cell>
          <table:table-cell table:style-name="ce17" table:formula="of:=IF(AND([.CH$1]&gt;=[.$L18];[.CH$1]&lt;=[.$K18]);[.CH$1];&quot;&quot;)">
            <text:p/>
          </table:table-cell>
          <table:table-cell table:style-name="ce17" table:formula="of:=IF(AND([.CI$1]&gt;=[.$L18];[.CI$1]&lt;=[.$K18]);[.CI$1];&quot;&quot;)">
            <text:p/>
          </table:table-cell>
          <table:table-cell table:style-name="ce17" table:formula="of:=IF(AND([.CJ$1]&gt;=[.$L18];[.CJ$1]&lt;=[.$K18]);[.CJ$1];&quot;&quot;)">
            <text:p/>
          </table:table-cell>
          <table:table-cell table:style-name="ce17" table:formula="of:=IF(AND([.CK$1]&gt;=[.$L18];[.CK$1]&lt;=[.$K18]);[.CK$1];&quot;&quot;)">
            <text:p/>
          </table:table-cell>
          <table:table-cell table:style-name="ce17" table:formula="of:=IF(AND([.CL$1]&gt;=[.$L18];[.CL$1]&lt;=[.$K18]);[.CL$1];&quot;&quot;)">
            <text:p/>
          </table:table-cell>
          <table:table-cell table:style-name="ce17" table:formula="of:=IF(AND([.CM$1]&gt;=[.$L18];[.CM$1]&lt;=[.$K18]);[.CM$1];&quot;&quot;)">
            <text:p/>
          </table:table-cell>
          <table:table-cell table:style-name="ce17" table:formula="of:=IF(AND([.CN$1]&gt;=[.$L18];[.CN$1]&lt;=[.$K18]);[.CN$1];&quot;&quot;)">
            <text:p/>
          </table:table-cell>
          <table:table-cell table:style-name="ce17" table:formula="of:=IF(AND([.CO$1]&gt;=[.$L18];[.CO$1]&lt;=[.$K18]);[.CO$1];&quot;&quot;)">
            <text:p/>
          </table:table-cell>
          <table:table-cell table:style-name="ce17" table:formula="of:=IF(AND([.CP$1]&gt;=[.$L18];[.CP$1]&lt;=[.$K18]);[.CP$1];&quot;&quot;)">
            <text:p/>
          </table:table-cell>
          <table:table-cell table:style-name="ce17" table:formula="of:=IF(AND([.CQ$1]&gt;=[.$L18];[.CQ$1]&lt;=[.$K18]);[.CQ$1];&quot;&quot;)">
            <text:p/>
          </table:table-cell>
          <table:table-cell table:style-name="ce17" table:formula="of:=IF(AND([.CR$1]&gt;=[.$L18];[.CR$1]&lt;=[.$K18]);[.CR$1];&quot;&quot;)">
            <text:p/>
          </table:table-cell>
          <table:table-cell table:style-name="ce17" table:formula="of:=IF(AND([.CS$1]&gt;=[.$L18];[.CS$1]&lt;=[.$K18]);[.CS$1];&quot;&quot;)">
            <text:p/>
          </table:table-cell>
          <table:table-cell table:style-name="ce17" table:formula="of:=IF(AND([.CT$1]&gt;=[.$L18];[.CT$1]&lt;=[.$K18]);[.CT$1];&quot;&quot;)">
            <text:p/>
          </table:table-cell>
          <table:table-cell table:style-name="ce17" table:formula="of:=IF(AND([.CU$1]&gt;=[.$L18];[.CU$1]&lt;=[.$K18]);[.CU$1];&quot;&quot;)">
            <text:p/>
          </table:table-cell>
          <table:table-cell table:style-name="ce17" table:formula="of:=IF(AND([.CV$1]&gt;=[.$L18];[.CV$1]&lt;=[.$K18]);[.CV$1];&quot;&quot;)">
            <text:p/>
          </table:table-cell>
          <table:table-cell table:style-name="ce17" table:formula="of:=IF(AND([.CW$1]&gt;=[.$L18];[.CW$1]&lt;=[.$K18]);[.CW$1];&quot;&quot;)">
            <text:p/>
          </table:table-cell>
          <table:table-cell table:style-name="ce17" table:formula="of:=IF(AND([.CX$1]&gt;=[.$L18];[.CX$1]&lt;=[.$K18]);[.CX$1];&quot;&quot;)">
            <text:p/>
          </table:table-cell>
          <table:table-cell table:style-name="ce17" table:formula="of:=IF(AND([.CY$1]&gt;=[.$L18];[.CY$1]&lt;=[.$K18]);[.CY$1];&quot;&quot;)">
            <text:p/>
          </table:table-cell>
          <table:table-cell table:style-name="ce17" table:formula="of:=IF(AND([.CZ$1]&gt;=[.$L18];[.CZ$1]&lt;=[.$K18]);[.CZ$1];&quot;&quot;)">
            <text:p/>
          </table:table-cell>
          <table:table-cell table:style-name="ce17" table:formula="of:=IF(AND([.DA$1]&gt;=[.$L18];[.DA$1]&lt;=[.$K18]);[.DA$1];&quot;&quot;)">
            <text:p/>
          </table:table-cell>
          <table:table-cell table:style-name="ce17" table:formula="of:=IF(AND([.DB$1]&gt;=[.$L18];[.DB$1]&lt;=[.$K18]);[.DB$1];&quot;&quot;)">
            <text:p/>
          </table:table-cell>
          <table:table-cell table:style-name="ce17" table:formula="of:=IF(AND([.DC$1]&gt;=[.$L18];[.DC$1]&lt;=[.$K18]);[.DC$1];&quot;&quot;)">
            <text:p/>
          </table:table-cell>
          <table:table-cell table:style-name="ce17" table:formula="of:=IF(AND([.DD$1]&gt;=[.$L18];[.DD$1]&lt;=[.$K18]);[.DD$1];&quot;&quot;)">
            <text:p/>
          </table:table-cell>
          <table:table-cell table:style-name="ce17" table:formula="of:=IF(AND([.DE$1]&gt;=[.$L18];[.DE$1]&lt;=[.$K18]);[.DE$1];&quot;&quot;)">
            <text:p/>
          </table:table-cell>
          <table:table-cell table:style-name="ce17" table:formula="of:=IF(AND([.DF$1]&gt;=[.$L18];[.DF$1]&lt;=[.$K18]);[.DF$1];&quot;&quot;)">
            <text:p/>
          </table:table-cell>
          <table:table-cell table:style-name="ce17" table:formula="of:=IF(AND([.DG$1]&gt;=[.$L18];[.DG$1]&lt;=[.$K18]);[.DG$1];&quot;&quot;)">
            <text:p/>
          </table:table-cell>
          <table:table-cell table:style-name="ce17" table:formula="of:=IF(AND([.DH$1]&gt;=[.$L18];[.DH$1]&lt;=[.$K18]);[.DH$1];&quot;&quot;)">
            <text:p/>
          </table:table-cell>
          <table:table-cell table:style-name="ce17" table:formula="of:=IF(AND([.DI$1]&gt;=[.$L18];[.DI$1]&lt;=[.$K18]);[.DI$1];&quot;&quot;)">
            <text:p/>
          </table:table-cell>
          <table:table-cell table:style-name="ce17" table:formula="of:=IF(AND([.DJ$1]&gt;=[.$L18];[.DJ$1]&lt;=[.$K18]);[.DJ$1];&quot;&quot;)">
            <text:p/>
          </table:table-cell>
          <table:table-cell table:style-name="ce17" table:formula="of:=IF(AND([.DK$1]&gt;=[.$L18];[.DK$1]&lt;=[.$K18]);[.DK$1];&quot;&quot;)">
            <text:p/>
          </table:table-cell>
          <table:table-cell table:style-name="ce17" table:formula="of:=IF(AND([.DL$1]&gt;=[.$L18];[.DL$1]&lt;=[.$K18]);[.DL$1];&quot;&quot;)">
            <text:p/>
          </table:table-cell>
          <table:table-cell table:style-name="ce17" table:formula="of:=IF(AND([.DM$1]&gt;=[.$L18];[.DM$1]&lt;=[.$K18]);[.DM$1];&quot;&quot;)">
            <text:p/>
          </table:table-cell>
          <table:table-cell table:style-name="ce17" table:formula="of:=IF(AND([.DN$1]&gt;=[.$L18];[.DN$1]&lt;=[.$K18]);[.DN$1];&quot;&quot;)">
            <text:p/>
          </table:table-cell>
          <table:table-cell table:style-name="ce17" table:formula="of:=IF(AND([.DO$1]&gt;=[.$L18];[.DO$1]&lt;=[.$K18]);[.DO$1];&quot;&quot;)">
            <text:p/>
          </table:table-cell>
          <table:table-cell table:style-name="ce17" table:formula="of:=IF(AND([.DP$1]&gt;=[.$L18];[.DP$1]&lt;=[.$K18]);[.DP$1];&quot;&quot;)">
            <text:p/>
          </table:table-cell>
          <table:table-cell table:style-name="ce17" table:formula="of:=IF(AND([.DQ$1]&gt;=[.$L18];[.DQ$1]&lt;=[.$K18]);[.DQ$1];&quot;&quot;)">
            <text:p/>
          </table:table-cell>
          <table:table-cell table:style-name="ce17" table:formula="of:=IF(AND([.DR$1]&gt;=[.$L18];[.DR$1]&lt;=[.$K18]);[.DR$1];&quot;&quot;)">
            <text:p/>
          </table:table-cell>
          <table:table-cell table:style-name="ce17" table:formula="of:=IF(AND([.DS$1]&gt;=[.$L18];[.DS$1]&lt;=[.$K18]);[.DS$1];&quot;&quot;)">
            <text:p/>
          </table:table-cell>
          <table:table-cell table:style-name="ce17" table:formula="of:=IF(AND([.DT$1]&gt;=[.$L18];[.DT$1]&lt;=[.$K18]);[.DT$1];&quot;&quot;)">
            <text:p/>
          </table:table-cell>
          <table:table-cell table:style-name="ce17" table:formula="of:=IF(AND([.DU$1]&gt;=[.$L18];[.DU$1]&lt;=[.$K18]);[.DU$1];&quot;&quot;)">
            <text:p/>
          </table:table-cell>
          <table:table-cell table:style-name="ce17" table:formula="of:=IF(AND([.DV$1]&gt;=[.$L18];[.DV$1]&lt;=[.$K18]);[.DV$1];&quot;&quot;)">
            <text:p/>
          </table:table-cell>
          <table:table-cell table:style-name="ce17" table:formula="of:=IF(AND([.DW$1]&gt;=[.$L18];[.DW$1]&lt;=[.$K18]);[.DW$1];&quot;&quot;)">
            <text:p/>
          </table:table-cell>
          <table:table-cell table:style-name="ce17" table:formula="of:=IF(AND([.DX$1]&gt;=[.$L18];[.DX$1]&lt;=[.$K18]);[.DX$1];&quot;&quot;)">
            <text:p/>
          </table:table-cell>
          <table:table-cell table:style-name="ce17" table:formula="of:=IF(AND([.DY$1]&gt;=[.$L18];[.DY$1]&lt;=[.$K18]);[.DY$1];&quot;&quot;)">
            <text:p/>
          </table:table-cell>
          <table:table-cell table:style-name="ce17" table:formula="of:=IF(AND([.DZ$1]&gt;=[.$L18];[.DZ$1]&lt;=[.$K18]);[.DZ$1];&quot;&quot;)">
            <text:p/>
          </table:table-cell>
          <table:table-cell table:style-name="ce17" table:formula="of:=IF(AND([.EA$1]&gt;=[.$L18];[.EA$1]&lt;=[.$K18]);[.EA$1];&quot;&quot;)">
            <text:p/>
          </table:table-cell>
          <table:table-cell table:style-name="ce17" table:formula="of:=IF(AND([.EB$1]&gt;=[.$L18];[.EB$1]&lt;=[.$K18]);[.EB$1];&quot;&quot;)">
            <text:p/>
          </table:table-cell>
          <table:table-cell table:style-name="ce17" table:formula="of:=IF(AND([.EC$1]&gt;=[.$L18];[.EC$1]&lt;=[.$K18]);[.EC$1];&quot;&quot;)">
            <text:p/>
          </table:table-cell>
          <table:table-cell table:style-name="ce17" table:formula="of:=IF(AND([.ED$1]&gt;=[.$L18];[.ED$1]&lt;=[.$K18]);[.ED$1];&quot;&quot;)">
            <text:p/>
          </table:table-cell>
          <table:table-cell table:style-name="ce17" table:formula="of:=IF(AND([.EE$1]&gt;=[.$L18];[.EE$1]&lt;=[.$K18]);[.EE$1];&quot;&quot;)">
            <text:p/>
          </table:table-cell>
          <table:table-cell table:style-name="ce17" table:formula="of:=IF(AND([.EF$1]&gt;=[.$L18];[.EF$1]&lt;=[.$K18]);[.EF$1];&quot;&quot;)">
            <text:p/>
          </table:table-cell>
          <table:table-cell table:style-name="ce17" table:formula="of:=IF(AND([.EG$1]&gt;=[.$L18];[.EG$1]&lt;=[.$K18]);[.EG$1];&quot;&quot;)">
            <text:p/>
          </table:table-cell>
          <table:table-cell table:style-name="ce17" table:formula="of:=IF(AND([.EH$1]&gt;=[.$L18];[.EH$1]&lt;=[.$K18]);[.EH$1];&quot;&quot;)">
            <text:p/>
          </table:table-cell>
          <table:table-cell table:style-name="ce17" table:formula="of:=IF(AND([.EI$1]&gt;=[.$L18];[.EI$1]&lt;=[.$K18]);[.EI$1];&quot;&quot;)">
            <text:p/>
          </table:table-cell>
          <table:table-cell table:style-name="ce17" table:formula="of:=IF(AND([.EJ$1]&gt;=[.$L18];[.EJ$1]&lt;=[.$K18]);[.EJ$1];&quot;&quot;)">
            <text:p/>
          </table:table-cell>
          <table:table-cell table:style-name="ce17" table:formula="of:=IF(AND([.EK$1]&gt;=[.$L18];[.EK$1]&lt;=[.$K18]);[.EK$1];&quot;&quot;)">
            <text:p/>
          </table:table-cell>
          <table:table-cell table:style-name="ce17" table:formula="of:=IF(AND([.EL$1]&gt;=[.$L18];[.EL$1]&lt;=[.$K18]);[.EL$1];&quot;&quot;)">
            <text:p/>
          </table:table-cell>
          <table:table-cell table:style-name="ce17" table:formula="of:=IF(AND([.EM$1]&gt;=[.$L18];[.EM$1]&lt;=[.$K18]);[.EM$1];&quot;&quot;)">
            <text:p/>
          </table:table-cell>
          <table:table-cell table:style-name="ce17" table:formula="of:=IF(AND([.EN$1]&gt;=[.$L18];[.EN$1]&lt;=[.$K18]);[.EN$1];&quot;&quot;)">
            <text:p/>
          </table:table-cell>
          <table:table-cell table:style-name="ce17" table:formula="of:=IF(AND([.EO$1]&gt;=[.$L18];[.EO$1]&lt;=[.$K18]);[.EO$1];&quot;&quot;)">
            <text:p/>
          </table:table-cell>
          <table:table-cell table:style-name="ce17" table:formula="of:=IF(AND([.EP$1]&gt;=[.$L18];[.EP$1]&lt;=[.$K18]);[.EP$1];&quot;&quot;)">
            <text:p/>
          </table:table-cell>
          <table:table-cell table:style-name="ce17" table:formula="of:=IF(AND([.EQ$1]&gt;=[.$L18];[.EQ$1]&lt;=[.$K18]);[.EQ$1];&quot;&quot;)">
            <text:p/>
          </table:table-cell>
          <table:table-cell table:style-name="ce17" table:formula="of:=IF(AND([.ER$1]&gt;=[.$L18];[.ER$1]&lt;=[.$K18]);[.ER$1];&quot;&quot;)">
            <text:p/>
          </table:table-cell>
          <table:table-cell table:style-name="ce17" table:formula="of:=IF(AND([.ES$1]&gt;=[.$L18];[.ES$1]&lt;=[.$K18]);[.ES$1];&quot;&quot;)">
            <text:p/>
          </table:table-cell>
          <table:table-cell table:style-name="ce17" table:formula="of:=IF(AND([.ET$1]&gt;=[.$L18];[.ET$1]&lt;=[.$K18]);[.ET$1];&quot;&quot;)">
            <text:p/>
          </table:table-cell>
          <table:table-cell table:style-name="ce17" table:formula="of:=IF(AND([.EU$1]&gt;=[.$L18];[.EU$1]&lt;=[.$K18]);[.EU$1];&quot;&quot;)">
            <text:p/>
          </table:table-cell>
          <table:table-cell table:style-name="ce17" table:formula="of:=IF(AND([.EV$1]&gt;=[.$L18];[.EV$1]&lt;=[.$K18]);[.EV$1];&quot;&quot;)">
            <text:p/>
          </table:table-cell>
          <table:table-cell table:style-name="ce17" table:formula="of:=IF(AND([.EW$1]&gt;=[.$L18];[.EW$1]&lt;=[.$K18]);[.EW$1];&quot;&quot;)">
            <text:p/>
          </table:table-cell>
          <table:table-cell table:style-name="ce19" table:formula="of:=IF(AND([.EX$1]&gt;=[.$L18];[.EX$1]&lt;=[.$K18]);[.EX$1];&quot;&quot;)">
            <text:p/>
          </table:table-cell>
          <table:table-cell table:style-name="ce19" table:formula="of:=IF(AND([.EY$1]&gt;=[.$L18];[.EY$1]&lt;=[.$K18]);[.EY$1];&quot;&quot;)">
            <text:p/>
          </table:table-cell>
          <table:table-cell table:style-name="ce19" table:formula="of:=IF(AND([.EZ$1]&gt;=[.$L18];[.EZ$1]&lt;=[.$K18]);[.EZ$1];&quot;&quot;)">
            <text:p/>
          </table:table-cell>
          <table:table-cell table:style-name="ce19" table:formula="of:=IF(AND([.FA$1]&gt;=[.$L18];[.FA$1]&lt;=[.$K18]);[.FA$1];&quot;&quot;)">
            <text:p/>
          </table:table-cell>
          <table:table-cell table:style-name="ce19" table:formula="of:=IF(AND([.FB$1]&gt;=[.$L18];[.FB$1]&lt;=[.$K18]);[.FB$1];&quot;&quot;)">
            <text:p/>
          </table:table-cell>
          <table:table-cell table:style-name="ce19" table:formula="of:=IF(AND([.FC$1]&gt;=[.$L18];[.FC$1]&lt;=[.$K18]);[.FC$1];&quot;&quot;)">
            <text:p/>
          </table:table-cell>
          <table:table-cell table:style-name="ce19" table:formula="of:=IF(AND([.FD$1]&gt;=[.$L18];[.FD$1]&lt;=[.$K18]);[.FD$1];&quot;&quot;)">
            <text:p/>
          </table:table-cell>
          <table:table-cell table:style-name="ce19" table:formula="of:=IF(AND([.FE$1]&gt;=[.$L18];[.FE$1]&lt;=[.$K18]);[.FE$1];&quot;&quot;)">
            <text:p/>
          </table:table-cell>
          <table:table-cell table:style-name="ce19" table:formula="of:=IF(AND([.FF$1]&gt;=[.$L18];[.FF$1]&lt;=[.$K18]);[.FF$1];&quot;&quot;)">
            <text:p/>
          </table:table-cell>
          <table:table-cell table:style-name="ce19" table:formula="of:=IF(AND([.FG$1]&gt;=[.$L18];[.FG$1]&lt;=[.$K18]);[.FG$1];&quot;&quot;)">
            <text:p/>
          </table:table-cell>
          <table:table-cell table:style-name="ce19" table:formula="of:=IF(AND([.FH$1]&gt;=[.$L18];[.FH$1]&lt;=[.$K18]);[.FH$1];&quot;&quot;)">
            <text:p/>
          </table:table-cell>
          <table:table-cell table:style-name="ce19" table:formula="of:=IF(AND([.FI$1]&gt;=[.$L18];[.FI$1]&lt;=[.$K18]);[.FI$1];&quot;&quot;)">
            <text:p/>
          </table:table-cell>
          <table:table-cell table:style-name="ce22" table:formula="of:=IF(AND([.FJ$1]&gt;=[.$L18];[.FJ$1]&lt;=[.$K18]);[.FJ$1];&quot;&quot;)">
            <text:p/>
          </table:table-cell>
          <table:table-cell table:style-name="ce22" table:formula="of:=IF(AND([.FK$1]&gt;=[.$L18];[.FK$1]&lt;=[.$K18]);[.FK$1];&quot;&quot;)">
            <text:p/>
          </table:table-cell>
          <table:table-cell table:style-name="ce22" table:formula="of:=IF(AND([.FL$1]&gt;=[.$L18];[.FL$1]&lt;=[.$K18]);[.FL$1];&quot;&quot;)">
            <text:p/>
          </table:table-cell>
          <table:table-cell table:style-name="ce22" table:formula="of:=IF(AND([.FM$1]&gt;=[.$L18];[.FM$1]&lt;=[.$K18]);[.FM$1];&quot;&quot;)">
            <text:p/>
          </table:table-cell>
          <table:table-cell table:style-name="ce22" table:formula="of:=IF(AND([.FN$1]&gt;=[.$L18];[.FN$1]&lt;=[.$K18]);[.FN$1];&quot;&quot;)">
            <text:p/>
          </table:table-cell>
          <table:table-cell table:style-name="ce22" table:formula="of:=IF(AND([.FO$1]&gt;=[.$L18];[.FO$1]&lt;=[.$K18]);[.FO$1];&quot;&quot;)">
            <text:p/>
          </table:table-cell>
          <table:table-cell table:style-name="ce22" table:formula="of:=IF(AND([.FP$1]&gt;=[.$L18];[.FP$1]&lt;=[.$K18]);[.FP$1];&quot;&quot;)">
            <text:p/>
          </table:table-cell>
          <table:table-cell table:style-name="ce22" table:formula="of:=IF(AND([.FQ$1]&gt;=[.$L18];[.FQ$1]&lt;=[.$K18]);[.FQ$1];&quot;&quot;)">
            <text:p/>
          </table:table-cell>
          <table:table-cell table:style-name="ce22" table:formula="of:=IF(AND([.FR$1]&gt;=[.$L18];[.FR$1]&lt;=[.$K18]);[.FR$1];&quot;&quot;)">
            <text:p/>
          </table:table-cell>
          <table:table-cell table:style-name="ce22" table:formula="of:=IF(AND([.FS$1]&gt;=[.$L18];[.FS$1]&lt;=[.$K18]);[.FS$1];&quot;&quot;)">
            <text:p/>
          </table:table-cell>
          <table:table-cell table:style-name="ce22" table:formula="of:=IF(AND([.FT$1]&gt;=[.$L18];[.FT$1]&lt;=[.$K18]);[.FT$1];&quot;&quot;)">
            <text:p/>
          </table:table-cell>
          <table:table-cell table:style-name="ce22" table:formula="of:=IF(AND([.FU$1]&gt;=[.$L18];[.FU$1]&lt;=[.$K18]);[.FU$1];&quot;&quot;)">
            <text:p/>
          </table:table-cell>
          <table:table-cell table:style-name="ce22" table:formula="of:=IF(AND([.FV$1]&gt;=[.$L18];[.FV$1]&lt;=[.$K18]);[.FV$1];&quot;&quot;)">
            <text:p/>
          </table:table-cell>
          <table:table-cell table:style-name="ce22" table:formula="of:=IF(AND([.FW$1]&gt;=[.$L18];[.FW$1]&lt;=[.$K18]);[.FW$1];&quot;&quot;)">
            <text:p/>
          </table:table-cell>
          <table:table-cell table:style-name="ce22" table:formula="of:=IF(AND([.FX$1]&gt;=[.$L18];[.FX$1]&lt;=[.$K18]);[.FX$1];&quot;&quot;)">
            <text:p/>
          </table:table-cell>
          <table:table-cell table:style-name="ce22" table:formula="of:=IF(AND([.FY$1]&gt;=[.$L18];[.FY$1]&lt;=[.$K18]);[.FY$1];&quot;&quot;)">
            <text:p/>
          </table:table-cell>
          <table:table-cell table:style-name="ce22" table:formula="of:=IF(AND([.FZ$1]&gt;=[.$L18];[.FZ$1]&lt;=[.$K18]);[.FZ$1];&quot;&quot;)">
            <text:p/>
          </table:table-cell>
          <table:table-cell table:style-name="ce22" table:formula="of:=IF(AND([.GA$1]&gt;=[.$L18];[.GA$1]&lt;=[.$K18]);[.GA$1];&quot;&quot;)">
            <text:p/>
          </table:table-cell>
          <table:table-cell table:style-name="ce22" table:formula="of:=IF(AND([.GB$1]&gt;=[.$L18];[.GB$1]&lt;=[.$K18]);[.GB$1];&quot;&quot;)">
            <text:p/>
          </table:table-cell>
          <table:table-cell table:style-name="ce22" table:formula="of:=IF(AND([.GC$1]&gt;=[.$L18];[.GC$1]&lt;=[.$K18]);[.GC$1];&quot;&quot;)">
            <text:p/>
          </table:table-cell>
          <table:table-cell table:style-name="ce22" table:formula="of:=IF(AND([.GD$1]&gt;=[.$L18];[.GD$1]&lt;=[.$K18]);[.GD$1];&quot;&quot;)">
            <text:p/>
          </table:table-cell>
          <table:table-cell table:style-name="ce22" table:formula="of:=IF(AND([.GE$1]&gt;=[.$L18];[.GE$1]&lt;=[.$K18]);[.GE$1];&quot;&quot;)">
            <text:p/>
          </table:table-cell>
          <table:table-cell table:style-name="ce22" table:formula="of:=IF(AND([.GF$1]&gt;=[.$L18];[.GF$1]&lt;=[.$K18]);[.GF$1];&quot;&quot;)">
            <text:p/>
          </table:table-cell>
          <table:table-cell table:style-name="ce22" table:formula="of:=IF(AND([.GG$1]&gt;=[.$L18];[.GG$1]&lt;=[.$K18]);[.GG$1];&quot;&quot;)">
            <text:p/>
          </table:table-cell>
          <table:table-cell table:style-name="ce22" table:formula="of:=IF(AND([.GH$1]&gt;=[.$L18];[.GH$1]&lt;=[.$K18]);[.GH$1];&quot;&quot;)">
            <text:p/>
          </table:table-cell>
          <table:table-cell table:style-name="ce22" table:formula="of:=IF(AND([.GI$1]&gt;=[.$L18];[.GI$1]&lt;=[.$K18]);[.GI$1];&quot;&quot;)">
            <text:p/>
          </table:table-cell>
          <table:table-cell table:style-name="ce22" table:formula="of:=IF(AND([.GJ$1]&gt;=[.$L18];[.GJ$1]&lt;=[.$K18]);[.GJ$1];&quot;&quot;)">
            <text:p/>
          </table:table-cell>
          <table:table-cell table:style-name="ce22" table:formula="of:=IF(AND([.GK$1]&gt;=[.$L18];[.GK$1]&lt;=[.$K18]);[.GK$1];&quot;&quot;)">
            <text:p/>
          </table:table-cell>
          <table:table-cell table:style-name="ce22" table:formula="of:=IF(AND([.GL$1]&gt;=[.$L18];[.GL$1]&lt;=[.$K18]);[.GL$1];&quot;&quot;)">
            <text:p/>
          </table:table-cell>
          <table:table-cell table:style-name="ce22" table:formula="of:=IF(AND([.GM$1]&gt;=[.$L18];[.GM$1]&lt;=[.$K18]);[.GM$1];&quot;&quot;)">
            <text:p/>
          </table:table-cell>
          <table:table-cell table:style-name="ce22" table:formula="of:=IF(AND([.GN$1]&gt;=[.$L18];[.GN$1]&lt;=[.$K18]);[.GN$1];&quot;&quot;)">
            <text:p/>
          </table:table-cell>
          <table:table-cell table:style-name="ce22" table:formula="of:=IF(AND([.GO$1]&gt;=[.$L18];[.GO$1]&lt;=[.$K18]);[.GO$1];&quot;&quot;)">
            <text:p/>
          </table:table-cell>
          <table:table-cell table:style-name="ce22" table:formula="of:=IF(AND([.GP$1]&gt;=[.$L18];[.GP$1]&lt;=[.$K18]);[.GP$1];&quot;&quot;)">
            <text:p/>
          </table:table-cell>
          <table:table-cell table:style-name="ce22" table:formula="of:=IF(AND([.GQ$1]&gt;=[.$L18];[.GQ$1]&lt;=[.$K18]);[.GQ$1];&quot;&quot;)">
            <text:p/>
          </table:table-cell>
          <table:table-cell table:style-name="ce22" table:formula="of:=IF(AND([.GR$1]&gt;=[.$L18];[.GR$1]&lt;=[.$K18]);[.GR$1];&quot;&quot;)">
            <text:p/>
          </table:table-cell>
          <table:table-cell table:style-name="ce22" table:formula="of:=IF(AND([.GS$1]&gt;=[.$L18];[.GS$1]&lt;=[.$K18]);[.GS$1];&quot;&quot;)">
            <text:p/>
          </table:table-cell>
          <table:table-cell table:style-name="ce22" table:formula="of:=IF(AND([.GT$1]&gt;=[.$L18];[.GT$1]&lt;=[.$K18]);[.GT$1];&quot;&quot;)">
            <text:p/>
          </table:table-cell>
          <table:table-cell table:style-name="ce22" table:formula="of:=IF(AND([.GU$1]&gt;=[.$L18];[.GU$1]&lt;=[.$K18]);[.GU$1];&quot;&quot;)">
            <text:p/>
          </table:table-cell>
          <table:table-cell table:style-name="ce22" table:formula="of:=IF(AND([.GV$1]&gt;=[.$L18];[.GV$1]&lt;=[.$K18]);[.GV$1];&quot;&quot;)">
            <text:p/>
          </table:table-cell>
          <table:table-cell table:style-name="ce22" table:formula="of:=IF(AND([.GW$1]&gt;=[.$L18];[.GW$1]&lt;=[.$K18]);[.GW$1];&quot;&quot;)">
            <text:p/>
          </table:table-cell>
          <table:table-cell table:style-name="ce22" table:formula="of:=IF(AND([.GX$1]&gt;=[.$L18];[.GX$1]&lt;=[.$K18]);[.GX$1];&quot;&quot;)">
            <text:p/>
          </table:table-cell>
          <table:table-cell table:style-name="ce22" table:formula="of:=IF(AND([.GY$1]&gt;=[.$L18];[.GY$1]&lt;=[.$K18]);[.GY$1];&quot;&quot;)">
            <text:p/>
          </table:table-cell>
          <table:table-cell table:style-name="ce22" table:formula="of:=IF(AND([.GZ$1]&gt;=[.$L18];[.GZ$1]&lt;=[.$K18]);[.GZ$1];&quot;&quot;)">
            <text:p/>
          </table:table-cell>
          <table:table-cell table:style-name="ce22" table:formula="of:=IF(AND([.HA$1]&gt;=[.$L18];[.HA$1]&lt;=[.$K18]);[.HA$1];&quot;&quot;)">
            <text:p/>
          </table:table-cell>
          <table:table-cell table:style-name="ce22" table:formula="of:=IF(AND([.HB$1]&gt;=[.$L18];[.HB$1]&lt;=[.$K18]);[.HB$1];&quot;&quot;)">
            <text:p/>
          </table:table-cell>
          <table:table-cell table:style-name="ce22" table:formula="of:=IF(AND([.HC$1]&gt;=[.$L18];[.HC$1]&lt;=[.$K18]);[.HC$1];&quot;&quot;)">
            <text:p/>
          </table:table-cell>
          <table:table-cell table:style-name="ce24" table:formula="of:=IF(AND([.HD$1]&gt;=[.$L18];[.HD$1]&lt;=[.$K18]);[.HD$1];&quot;&quot;)">
            <text:p/>
          </table:table-cell>
          <table:table-cell table:style-name="ce24" table:formula="of:=IF(AND([.HE$1]&gt;=[.$L18];[.HE$1]&lt;=[.$K18]);[.HE$1];&quot;&quot;)">
            <text:p/>
          </table:table-cell>
          <table:table-cell table:style-name="ce24" table:formula="of:=IF(AND([.HF$1]&gt;=[.$L18];[.HF$1]&lt;=[.$K18]);[.HF$1];&quot;&quot;)">
            <text:p/>
          </table:table-cell>
          <table:table-cell table:style-name="ce24" table:formula="of:=IF(AND([.HG$1]&gt;=[.$L18];[.HG$1]&lt;=[.$K18]);[.HG$1];&quot;&quot;)">
            <text:p/>
          </table:table-cell>
          <table:table-cell table:style-name="ce26" table:formula="of:=IF(AND([.HH$1]&gt;=[.$L18];[.HH$1]&lt;=[.$K18]);[.HH$1];&quot;&quot;)">
            <text:p/>
          </table:table-cell>
          <table:table-cell table:style-name="ce26" table:formula="of:=IF(AND([.HI$1]&gt;=[.$L18];[.HI$1]&lt;=[.$K18]);[.HI$1];&quot;&quot;)">
            <text:p/>
          </table:table-cell>
          <table:table-cell table:style-name="ce26" table:formula="of:=IF(AND([.HJ$1]&gt;=[.$L18];[.HJ$1]&lt;=[.$K18]);[.HJ$1];&quot;&quot;)">
            <text:p/>
          </table:table-cell>
          <table:table-cell table:style-name="ce26" table:formula="of:=IF(AND([.HK$1]&gt;=[.$L18];[.HK$1]&lt;=[.$K18]);[.HK$1];&quot;&quot;)">
            <text:p/>
          </table:table-cell>
          <table:table-cell table:style-name="ce26" table:formula="of:=IF(AND([.HL$1]&gt;=[.$L18];[.HL$1]&lt;=[.$K18]);[.HL$1];&quot;&quot;)">
            <text:p/>
          </table:table-cell>
          <table:table-cell table:style-name="ce26" table:formula="of:=IF(AND([.HM$1]&gt;=[.$L18];[.HM$1]&lt;=[.$K18]);[.HM$1];&quot;&quot;)">
            <text:p/>
          </table:table-cell>
          <table:table-cell table:style-name="ce26" table:formula="of:=IF(AND([.HN$1]&gt;=[.$L18];[.HN$1]&lt;=[.$K18]);[.HN$1];&quot;&quot;)">
            <text:p/>
          </table:table-cell>
          <table:table-cell table:style-name="ce26" table:formula="of:=IF(AND([.HO$1]&gt;=[.$L18];[.HO$1]&lt;=[.$K18]);[.HO$1];&quot;&quot;)">
            <text:p/>
          </table:table-cell>
          <table:table-cell table:style-name="ce26" table:formula="of:=IF(AND([.HP$1]&gt;=[.$L18];[.HP$1]&lt;=[.$K18]);[.HP$1];&quot;&quot;)">
            <text:p/>
          </table:table-cell>
          <table:table-cell table:style-name="ce26" table:formula="of:=IF(AND([.HQ$1]&gt;=[.$L18];[.HQ$1]&lt;=[.$K18]);[.HQ$1];&quot;&quot;)">
            <text:p/>
          </table:table-cell>
          <table:table-cell table:style-name="ce26" table:formula="of:=IF(AND([.HR$1]&gt;=[.$L18];[.HR$1]&lt;=[.$K18]);[.HR$1];&quot;&quot;)">
            <text:p/>
          </table:table-cell>
          <table:table-cell table:style-name="ce26" table:formula="of:=IF(AND([.HS$1]&gt;=[.$L18];[.HS$1]&lt;=[.$K18]);[.HS$1];&quot;&quot;)">
            <text:p/>
          </table:table-cell>
          <table:table-cell table:style-name="ce26" table:formula="of:=IF(AND([.HT$1]&gt;=[.$L18];[.HT$1]&lt;=[.$K18]);[.HT$1];&quot;&quot;)">
            <text:p/>
          </table:table-cell>
          <table:table-cell table:style-name="ce26" table:formula="of:=IF(AND([.HU$1]&gt;=[.$L18];[.HU$1]&lt;=[.$K18]);[.HU$1];&quot;&quot;)">
            <text:p/>
          </table:table-cell>
          <table:table-cell table:style-name="ce26" table:formula="of:=IF(AND([.HV$1]&gt;=[.$L18];[.HV$1]&lt;=[.$K18]);[.HV$1];&quot;&quot;)">
            <text:p/>
          </table:table-cell>
          <table:table-cell table:style-name="ce26" table:formula="of:=IF(AND([.HW$1]&gt;=[.$L18];[.HW$1]&lt;=[.$K18]);[.HW$1];&quot;&quot;)">
            <text:p/>
          </table:table-cell>
          <table:table-cell table:style-name="ce26" table:formula="of:=IF(AND([.HX$1]&gt;=[.$L18];[.HX$1]&lt;=[.$K18]);[.HX$1];&quot;&quot;)">
            <text:p/>
          </table:table-cell>
          <table:table-cell table:style-name="ce26" table:formula="of:=IF(AND([.HY$1]&gt;=[.$L18];[.HY$1]&lt;=[.$K18]);[.HY$1];&quot;&quot;)">
            <text:p/>
          </table:table-cell>
          <table:table-cell table:style-name="ce26" table:formula="of:=IF(AND([.HZ$1]&gt;=[.$L18];[.HZ$1]&lt;=[.$K18]);[.HZ$1];&quot;&quot;)">
            <text:p/>
          </table:table-cell>
          <table:table-cell table:style-name="ce26" table:formula="of:=IF(AND([.IA$1]&gt;=[.$L18];[.IA$1]&lt;=[.$K18]);[.IA$1];&quot;&quot;)">
            <text:p/>
          </table:table-cell>
          <table:table-cell table:style-name="ce26" table:formula="of:=IF(AND([.IB$1]&gt;=[.$L18];[.IB$1]&lt;=[.$K18]);[.IB$1];&quot;&quot;)">
            <text:p/>
          </table:table-cell>
          <table:table-cell table:style-name="ce26" table:formula="of:=IF(AND([.IC$1]&gt;=[.$L18];[.IC$1]&lt;=[.$K18]);[.IC$1];&quot;&quot;)">
            <text:p/>
          </table:table-cell>
          <table:table-cell table:style-name="ce26" table:formula="of:=IF(AND([.ID$1]&gt;=[.$L18];[.ID$1]&lt;=[.$K18]);[.ID$1];&quot;&quot;)">
            <text:p/>
          </table:table-cell>
          <table:table-cell table:style-name="ce26" table:formula="of:=IF(AND([.IE$1]&gt;=[.$L18];[.IE$1]&lt;=[.$K18]);[.IE$1];&quot;&quot;)">
            <text:p/>
          </table:table-cell>
          <table:table-cell table:style-name="ce26" table:formula="of:=IF(AND([.IF$1]&gt;=[.$L18];[.IF$1]&lt;=[.$K18]);[.IF$1];&quot;&quot;)">
            <text:p/>
          </table:table-cell>
          <table:table-cell table:style-name="ce26" table:formula="of:=IF(AND([.IG$1]&gt;=[.$L18];[.IG$1]&lt;=[.$K18]);[.IG$1];&quot;&quot;)">
            <text:p/>
          </table:table-cell>
          <table:table-cell table:style-name="ce26" table:formula="of:=IF(AND([.IH$1]&gt;=[.$L18];[.IH$1]&lt;=[.$K18]);[.IH$1];&quot;&quot;)">
            <text:p/>
          </table:table-cell>
          <table:table-cell table:style-name="ce26" table:formula="of:=IF(AND([.II$1]&gt;=[.$L18];[.II$1]&lt;=[.$K18]);[.II$1];&quot;&quot;)">
            <text:p/>
          </table:table-cell>
          <table:table-cell table:style-name="ce26" table:formula="of:=IF(AND([.IJ$1]&gt;=[.$L18];[.IJ$1]&lt;=[.$K18]);[.IJ$1];&quot;&quot;)">
            <text:p/>
          </table:table-cell>
          <table:table-cell table:style-name="ce26" table:formula="of:=IF(AND([.IK$1]&gt;=[.$L18];[.IK$1]&lt;=[.$K18]);[.IK$1];&quot;&quot;)">
            <text:p/>
          </table:table-cell>
          <table:table-cell table:style-name="ce26" table:formula="of:=IF(AND([.IL$1]&gt;=[.$L18];[.IL$1]&lt;=[.$K18]);[.IL$1];&quot;&quot;)">
            <text:p/>
          </table:table-cell>
          <table:table-cell table:style-name="ce26" table:formula="of:=IF(AND([.IM$1]&gt;=[.$L18];[.IM$1]&lt;=[.$K18]);[.IM$1];&quot;&quot;)">
            <text:p/>
          </table:table-cell>
          <table:table-cell table:style-name="ce26" table:formula="of:=IF(AND([.IN$1]&gt;=[.$L18];[.IN$1]&lt;=[.$K18]);[.IN$1];&quot;&quot;)">
            <text:p/>
          </table:table-cell>
          <table:table-cell table:style-name="ce26" table:formula="of:=IF(AND([.IO$1]&gt;=[.$L18];[.IO$1]&lt;=[.$K18]);[.IO$1];&quot;&quot;)">
            <text:p/>
          </table:table-cell>
          <table:table-cell table:style-name="ce26" table:formula="of:=IF(AND([.IP$1]&gt;=[.$L18];[.IP$1]&lt;=[.$K18]);[.IP$1];&quot;&quot;)">
            <text:p/>
          </table:table-cell>
          <table:table-cell table:style-name="ce26" table:formula="of:=IF(AND([.IQ$1]&gt;=[.$L18];[.IQ$1]&lt;=[.$K18]);[.IQ$1];&quot;&quot;)">
            <text:p/>
          </table:table-cell>
          <table:table-cell table:style-name="ce26" table:formula="of:=IF(AND([.IR$1]&gt;=[.$L18];[.IR$1]&lt;=[.$K18]);[.IR$1];&quot;&quot;)">
            <text:p/>
          </table:table-cell>
          <table:table-cell table:style-name="ce26" table:formula="of:=IF(AND([.IS$1]&gt;=[.$L18];[.IS$1]&lt;=[.$K18]);[.IS$1];&quot;&quot;)">
            <text:p/>
          </table:table-cell>
          <table:table-cell table:style-name="ce26" table:formula="of:=IF(AND([.IT$1]&gt;=[.$L18];[.IT$1]&lt;=[.$K18]);[.IT$1];&quot;&quot;)">
            <text:p/>
          </table:table-cell>
          <table:table-cell table:style-name="ce26" table:formula="of:=IF(AND([.IU$1]&gt;=[.$L18];[.IU$1]&lt;=[.$K18]);[.IU$1];&quot;&quot;)">
            <text:p/>
          </table:table-cell>
          <table:table-cell table:style-name="ce26" table:formula="of:=IF(AND([.IV$1]&gt;=[.$L18];[.IV$1]&lt;=[.$K18]);[.IV$1];&quot;&quot;)">
            <text:p/>
          </table:table-cell>
          <table:table-cell table:style-name="ce26" table:formula="of:=IF(AND([.IW$1]&gt;=[.$L18];[.IW$1]&lt;=[.$K18]);[.IW$1];&quot;&quot;)">
            <text:p/>
          </table:table-cell>
          <table:table-cell table:style-name="ce26" table:formula="of:=IF(AND([.IX$1]&gt;=[.$L18];[.IX$1]&lt;=[.$K18]);[.IX$1];&quot;&quot;)">
            <text:p/>
          </table:table-cell>
          <table:table-cell table:style-name="ce26" table:formula="of:=IF(AND([.IY$1]&gt;=[.$L18];[.IY$1]&lt;=[.$K18]);[.IY$1];&quot;&quot;)">
            <text:p/>
          </table:table-cell>
          <table:table-cell table:style-name="ce26" table:formula="of:=IF(AND([.IZ$1]&gt;=[.$L18];[.IZ$1]&lt;=[.$K18]);[.IZ$1];&quot;&quot;)">
            <text:p/>
          </table:table-cell>
          <table:table-cell table:style-name="ce26" table:formula="of:=IF(AND([.JA$1]&gt;=[.$L18];[.JA$1]&lt;=[.$K18]);[.JA$1];&quot;&quot;)">
            <text:p/>
          </table:table-cell>
          <table:table-cell table:style-name="ce26" table:formula="of:=IF(AND([.JB$1]&gt;=[.$L18];[.JB$1]&lt;=[.$K18]);[.JB$1];&quot;&quot;)">
            <text:p/>
          </table:table-cell>
          <table:table-cell table:style-name="ce26" table:formula="of:=IF(AND([.JC$1]&gt;=[.$L18];[.JC$1]&lt;=[.$K18]);[.JC$1];&quot;&quot;)">
            <text:p/>
          </table:table-cell>
          <table:table-cell table:style-name="ce26" table:formula="of:=IF(AND([.JD$1]&gt;=[.$L18];[.JD$1]&lt;=[.$K18]);[.JD$1];&quot;&quot;)">
            <text:p/>
          </table:table-cell>
          <table:table-cell table:style-name="ce26" table:formula="of:=IF(AND([.JE$1]&gt;=[.$L18];[.JE$1]&lt;=[.$K18]);[.JE$1];&quot;&quot;)">
            <text:p/>
          </table:table-cell>
          <table:table-cell table:style-name="ce26" table:formula="of:=IF(AND([.JF$1]&gt;=[.$L18];[.JF$1]&lt;=[.$K18]);[.JF$1];&quot;&quot;)">
            <text:p/>
          </table:table-cell>
          <table:table-cell table:style-name="ce26" table:formula="of:=IF(AND([.JG$1]&gt;=[.$L18];[.JG$1]&lt;=[.$K18]);[.JG$1];&quot;&quot;)">
            <text:p/>
          </table:table-cell>
          <table:table-cell table:style-name="ce26" table:formula="of:=IF(AND([.JH$1]&gt;=[.$L18];[.JH$1]&lt;=[.$K18]);[.JH$1];&quot;&quot;)">
            <text:p/>
          </table:table-cell>
          <table:table-cell table:style-name="ce26" table:formula="of:=IF(AND([.JI$1]&gt;=[.$L18];[.JI$1]&lt;=[.$K18]);[.JI$1];&quot;&quot;)">
            <text:p/>
          </table:table-cell>
          <table:table-cell table:style-name="ce26" table:formula="of:=IF(AND([.JJ$1]&gt;=[.$L18];[.JJ$1]&lt;=[.$K18]);[.JJ$1];&quot;&quot;)">
            <text:p/>
          </table:table-cell>
          <table:table-cell table:style-name="ce26" table:formula="of:=IF(AND([.JK$1]&gt;=[.$L18];[.JK$1]&lt;=[.$K18]);[.JK$1];&quot;&quot;)">
            <text:p/>
          </table:table-cell>
          <table:table-cell table:style-name="ce26" table:formula="of:=IF(AND([.JL$1]&gt;=[.$L18];[.JL$1]&lt;=[.$K18]);[.JL$1];&quot;&quot;)">
            <text:p/>
          </table:table-cell>
          <table:table-cell table:style-name="ce28" table:formula="of:=IF(AND([.JM$1]&gt;=[.$L18];[.JM$1]&lt;=[.$K18]);[.JM$1];&quot;&quot;)">
            <text:p/>
          </table:table-cell>
          <table:table-cell table:style-name="ce28" table:formula="of:=IF(AND([.JN$1]&gt;=[.$L18];[.JN$1]&lt;=[.$K18]);[.JN$1];&quot;&quot;)">
            <text:p/>
          </table:table-cell>
          <table:table-cell table:style-name="ce28" table:formula="of:=IF(AND([.JO$1]&gt;=[.$L18];[.JO$1]&lt;=[.$K18]);[.JO$1];&quot;&quot;)">
            <text:p/>
          </table:table-cell>
          <table:table-cell table:style-name="ce28" table:formula="of:=IF(AND([.JP$1]&gt;=[.$L18];[.JP$1]&lt;=[.$K18]);[.JP$1];&quot;&quot;)">
            <text:p/>
          </table:table-cell>
          <table:table-cell table:style-name="ce28" table:formula="of:=IF(AND([.JQ$1]&gt;=[.$L18];[.JQ$1]&lt;=[.$K18]);[.JQ$1];&quot;&quot;)">
            <text:p/>
          </table:table-cell>
          <table:table-cell table:style-name="ce28" table:formula="of:=IF(AND([.JR$1]&gt;=[.$L18];[.JR$1]&lt;=[.$K18]);[.JR$1];&quot;&quot;)">
            <text:p/>
          </table:table-cell>
          <table:table-cell table:style-name="ce28" table:formula="of:=IF(AND([.JS$1]&gt;=[.$L18];[.JS$1]&lt;=[.$K18]);[.JS$1];&quot;&quot;)">
            <text:p/>
          </table:table-cell>
          <table:table-cell table:style-name="ce30" table:formula="of:=IF(AND([.JT$1]&gt;=[.$L18];[.JT$1]&lt;=[.$K18]);[.JT$1];&quot;&quot;)">
            <text:p/>
          </table:table-cell>
          <table:table-cell table:style-name="ce30" table:formula="of:=IF(AND([.JU$1]&gt;=[.$L18];[.JU$1]&lt;=[.$K18]);[.JU$1];&quot;&quot;)">
            <text:p/>
          </table:table-cell>
          <table:table-cell table:style-name="ce30" table:formula="of:=IF(AND([.JV$1]&gt;=[.$L18];[.JV$1]&lt;=[.$K18]);[.JV$1];&quot;&quot;)">
            <text:p/>
          </table:table-cell>
          <table:table-cell table:style-name="ce30" table:formula="of:=IF(AND([.JW$1]&gt;=[.$L18];[.JW$1]&lt;=[.$K18]);[.JW$1];&quot;&quot;)">
            <text:p/>
          </table:table-cell>
          <table:table-cell table:style-name="ce30" table:formula="of:=IF(AND([.JX$1]&gt;=[.$L18];[.JX$1]&lt;=[.$K18]);[.JX$1];&quot;&quot;)">
            <text:p/>
          </table:table-cell>
          <table:table-cell table:style-name="ce30" table:formula="of:=IF(AND([.JY$1]&gt;=[.$L18];[.JY$1]&lt;=[.$K18]);[.JY$1];&quot;&quot;)">
            <text:p/>
          </table:table-cell>
          <table:table-cell table:style-name="ce30" table:formula="of:=IF(AND([.JZ$1]&gt;=[.$L18];[.JZ$1]&lt;=[.$K18]);[.JZ$1];&quot;&quot;)">
            <text:p/>
          </table:table-cell>
          <table:table-cell table:style-name="ce30" table:formula="of:=IF(AND([.KA$1]&gt;=[.$L18];[.KA$1]&lt;=[.$K18]);[.KA$1];&quot;&quot;)">
            <text:p/>
          </table:table-cell>
          <table:table-cell table:style-name="ce32" table:formula="of:=IF(AND([.KB$1]&gt;=[.$L18];[.KB$1]&lt;=[.$K18]);[.KB$1];&quot;&quot;)">
            <text:p/>
          </table:table-cell>
          <table:table-cell table:style-name="ce32" table:formula="of:=IF(AND([.KC$1]&gt;=[.$L18];[.KC$1]&lt;=[.$K18]);[.KC$1];&quot;&quot;)">
            <text:p/>
          </table:table-cell>
          <table:table-cell table:style-name="ce32" table:formula="of:=IF(AND([.KD$1]&gt;=[.$L18];[.KD$1]&lt;=[.$K18]);[.KD$1];&quot;&quot;)">
            <text:p/>
          </table:table-cell>
          <table:table-cell table:style-name="ce32" table:formula="of:=IF(AND([.KE$1]&gt;=[.$L18];[.KE$1]&lt;=[.$K18]);[.KE$1];&quot;&quot;)">
            <text:p/>
          </table:table-cell>
          <table:table-cell table:style-name="ce32" table:formula="of:=IF(AND([.KF$1]&gt;=[.$L18];[.KF$1]&lt;=[.$K18]);[.KF$1];&quot;&quot;)">
            <text:p/>
          </table:table-cell>
          <table:table-cell table:style-name="ce32" table:formula="of:=IF(AND([.KG$1]&gt;=[.$L18];[.KG$1]&lt;=[.$K18]);[.KG$1];&quot;&quot;)">
            <text:p/>
          </table:table-cell>
          <table:table-cell table:style-name="ce32" table:formula="of:=IF(AND([.KH$1]&gt;=[.$L18];[.KH$1]&lt;=[.$K18]);[.KH$1];&quot;&quot;)">
            <text:p/>
          </table:table-cell>
          <table:table-cell table:style-name="ce32" table:formula="of:=IF(AND([.KI$1]&gt;=[.$L18];[.KI$1]&lt;=[.$K18]);[.KI$1];&quot;&quot;)">
            <text:p/>
          </table:table-cell>
          <table:table-cell table:style-name="ce32" table:formula="of:=IF(AND([.KJ$1]&gt;=[.$L18];[.KJ$1]&lt;=[.$K18]);[.KJ$1];&quot;&quot;)">
            <text:p/>
          </table:table-cell>
          <table:table-cell table:style-name="ce32" table:formula="of:=IF(AND([.KK$1]&gt;=[.$L18];[.KK$1]&lt;=[.$K18]);[.KK$1];&quot;&quot;)">
            <text:p/>
          </table:table-cell>
          <table:table-cell table:style-name="ce32" table:formula="of:=IF(AND([.KL$1]&gt;=[.$L18];[.KL$1]&lt;=[.$K18]);[.KL$1];&quot;&quot;)">
            <text:p/>
          </table:table-cell>
          <table:table-cell table:style-name="ce32" table:formula="of:=IF(AND([.KM$1]&gt;=[.$L18];[.KM$1]&lt;=[.$K18]);[.KM$1];&quot;&quot;)">
            <text:p/>
          </table:table-cell>
          <table:table-cell table:style-name="ce32" table:formula="of:=IF(AND([.KN$1]&gt;=[.$L18];[.KN$1]&lt;=[.$K18]);[.KN$1];&quot;&quot;)">
            <text:p/>
          </table:table-cell>
          <table:table-cell table:style-name="ce32" table:formula="of:=IF(AND([.KO$1]&gt;=[.$L18];[.KO$1]&lt;=[.$K18]);[.KO$1];&quot;&quot;)">
            <text:p/>
          </table:table-cell>
          <table:table-cell table:style-name="ce32" table:formula="of:=IF(AND([.KP$1]&gt;=[.$L18];[.KP$1]&lt;=[.$K18]);[.KP$1];&quot;&quot;)">
            <text:p/>
          </table:table-cell>
          <table:table-cell table:style-name="ce32" table:formula="of:=IF(AND([.KQ$1]&gt;=[.$L18];[.KQ$1]&lt;=[.$K18]);[.KQ$1];&quot;&quot;)">
            <text:p/>
          </table:table-cell>
          <table:table-cell table:style-name="ce32" table:formula="of:=IF(AND([.KR$1]&gt;=[.$L18];[.KR$1]&lt;=[.$K18]);[.KR$1];&quot;&quot;)">
            <text:p/>
          </table:table-cell>
          <table:table-cell table:style-name="ce32" table:formula="of:=IF(AND([.KS$1]&gt;=[.$L18];[.KS$1]&lt;=[.$K18]);[.KS$1];&quot;&quot;)">
            <text:p/>
          </table:table-cell>
          <table:table-cell table:style-name="ce34" table:formula="of:=IF(AND([.KT$1]&gt;=[.$L18];[.KT$1]&lt;=[.$K18]);[.KT$1];&quot;&quot;)">
            <text:p/>
          </table:table-cell>
          <table:table-cell table:style-name="ce34" table:formula="of:=IF(AND([.KU$1]&gt;=[.$L18];[.KU$1]&lt;=[.$K18]);[.KU$1];&quot;&quot;)">
            <text:p/>
          </table:table-cell>
          <table:table-cell table:style-name="ce34" table:formula="of:=IF(AND([.KV$1]&gt;=[.$L18];[.KV$1]&lt;=[.$K18]);[.KV$1];&quot;&quot;)">
            <text:p/>
          </table:table-cell>
          <table:table-cell table:style-name="ce34" table:formula="of:=IF(AND([.KW$1]&gt;=[.$L18];[.KW$1]&lt;=[.$K18]);[.KW$1];&quot;&quot;)">
            <text:p/>
          </table:table-cell>
          <table:table-cell table:style-name="ce34" table:formula="of:=IF(AND([.KX$1]&gt;=[.$L18];[.KX$1]&lt;=[.$K18]);[.KX$1];&quot;&quot;)">
            <text:p/>
          </table:table-cell>
          <table:table-cell table:style-name="ce34" table:formula="of:=IF(AND([.KY$1]&gt;=[.$L18];[.KY$1]&lt;=[.$K18]);[.KY$1];&quot;&quot;)">
            <text:p/>
          </table:table-cell>
          <table:table-cell table:style-name="ce34" table:formula="of:=IF(AND([.KZ$1]&gt;=[.$L18];[.KZ$1]&lt;=[.$K18]);[.KZ$1];&quot;&quot;)">
            <text:p/>
          </table:table-cell>
          <table:table-cell table:style-name="ce34" table:formula="of:=IF(AND([.LA$1]&gt;=[.$L18];[.LA$1]&lt;=[.$K18]);[.LA$1];&quot;&quot;)">
            <text:p/>
          </table:table-cell>
          <table:table-cell table:style-name="ce34" table:formula="of:=IF(AND([.LB$1]&gt;=[.$L18];[.LB$1]&lt;=[.$K18]);[.LB$1];&quot;&quot;)">
            <text:p/>
          </table:table-cell>
          <table:table-cell table:style-name="ce34" table:formula="of:=IF(AND([.LC$1]&gt;=[.$L18];[.LC$1]&lt;=[.$K18]);[.LC$1];&quot;&quot;)">
            <text:p/>
          </table:table-cell>
          <table:table-cell table:style-name="ce34" table:formula="of:=IF(AND([.LD$1]&gt;=[.$L18];[.LD$1]&lt;=[.$K18]);[.LD$1];&quot;&quot;)">
            <text:p/>
          </table:table-cell>
          <table:table-cell table:style-name="ce34" table:formula="of:=IF(AND([.LE$1]&gt;=[.$L18];[.LE$1]&lt;=[.$K18]);[.LE$1];&quot;&quot;)">
            <text:p/>
          </table:table-cell>
          <table:table-cell table:style-name="ce34" table:formula="of:=IF(AND([.LF$1]&gt;=[.$L18];[.LF$1]&lt;=[.$K18]);[.LF$1];&quot;&quot;)">
            <text:p/>
          </table:table-cell>
          <table:table-cell table:style-name="ce34" table:formula="of:=IF(AND([.LG$1]&gt;=[.$L18];[.LG$1]&lt;=[.$K18]);[.LG$1];&quot;&quot;)">
            <text:p/>
          </table:table-cell>
          <table:table-cell table:style-name="ce34" table:formula="of:=IF(AND([.LH$1]&gt;=[.$L18];[.LH$1]&lt;=[.$K18]);[.LH$1];&quot;&quot;)">
            <text:p/>
          </table:table-cell>
          <table:table-cell table:style-name="ce36" table:formula="of:=IF(AND([.LI$1]&gt;=[.$L18];[.LI$1]&lt;=[.$K18]);[.LI$1];&quot;&quot;)">
            <text:p/>
          </table:table-cell>
          <table:table-cell table:style-name="ce36" table:formula="of:=IF(AND([.LJ$1]&gt;=[.$L18];[.LJ$1]&lt;=[.$K18]);[.LJ$1];&quot;&quot;)">
            <text:p/>
          </table:table-cell>
          <table:table-cell table:style-name="ce36" table:formula="of:=IF(AND([.LK$1]&gt;=[.$L18];[.LK$1]&lt;=[.$K18]);[.LK$1];&quot;&quot;)">
            <text:p/>
          </table:table-cell>
          <table:table-cell table:style-name="ce36" table:formula="of:=IF(AND([.LL$1]&gt;=[.$L18];[.LL$1]&lt;=[.$K18]);[.LL$1];&quot;&quot;)">
            <text:p/>
          </table:table-cell>
          <table:table-cell table:style-name="ce36" table:formula="of:=IF(AND([.LM$1]&gt;=[.$L18];[.LM$1]&lt;=[.$K18]);[.LM$1];&quot;&quot;)">
            <text:p/>
          </table:table-cell>
          <table:table-cell table:style-name="ce36" table:formula="of:=IF(AND([.LN$1]&gt;=[.$L18];[.LN$1]&lt;=[.$K18]);[.LN$1];&quot;&quot;)">
            <text:p/>
          </table:table-cell>
          <table:table-cell table:style-name="ce36" table:formula="of:=IF(AND([.LO$1]&gt;=[.$L18];[.LO$1]&lt;=[.$K18]);[.LO$1];&quot;&quot;)">
            <text:p/>
          </table:table-cell>
          <table:table-cell table:style-name="ce36" table:formula="of:=IF(AND([.LP$1]&gt;=[.$L18];[.LP$1]&lt;=[.$K18]);[.LP$1];&quot;&quot;)">
            <text:p/>
          </table:table-cell>
          <table:table-cell table:style-name="ce36" table:formula="of:=IF(AND([.LQ$1]&gt;=[.$L18];[.LQ$1]&lt;=[.$K18]);[.LQ$1];&quot;&quot;)">
            <text:p/>
          </table:table-cell>
          <table:table-cell table:style-name="ce36" table:formula="of:=IF(AND([.LR$1]&gt;=[.$L18];[.LR$1]&lt;=[.$K18]);[.LR$1];&quot;&quot;)">
            <text:p/>
          </table:table-cell>
          <table:table-cell table:style-name="ce36" table:formula="of:=IF(AND([.LS$1]&gt;=[.$L18];[.LS$1]&lt;=[.$K18]);[.LS$1];&quot;&quot;)">
            <text:p/>
          </table:table-cell>
          <table:table-cell table:style-name="ce36" table:formula="of:=IF(AND([.LT$1]&gt;=[.$L18];[.LT$1]&lt;=[.$K18]);[.LT$1];&quot;&quot;)">
            <text:p/>
          </table:table-cell>
          <table:table-cell table:style-name="ce36" table:formula="of:=IF(AND([.LU$1]&gt;=[.$L18];[.LU$1]&lt;=[.$K18]);[.LU$1];&quot;&quot;)">
            <text:p/>
          </table:table-cell>
          <table:table-cell table:style-name="ce36" table:formula="of:=IF(AND([.LV$1]&gt;=[.$L18];[.LV$1]&lt;=[.$K18]);[.LV$1];&quot;&quot;)">
            <text:p/>
          </table:table-cell>
          <table:table-cell table:style-name="ce36" table:formula="of:=IF(AND([.LW$1]&gt;=[.$L18];[.LW$1]&lt;=[.$K18]);[.LW$1];&quot;&quot;)">
            <text:p/>
          </table:table-cell>
          <table:table-cell table:style-name="ce36" table:formula="of:=IF(AND([.LX$1]&gt;=[.$L18];[.LX$1]&lt;=[.$K18]);[.LX$1];&quot;&quot;)">
            <text:p/>
          </table:table-cell>
          <table:table-cell table:style-name="ce36" table:formula="of:=IF(AND([.LY$1]&gt;=[.$L18];[.LY$1]&lt;=[.$K18]);[.LY$1];&quot;&quot;)">
            <text:p/>
          </table:table-cell>
          <table:table-cell table:style-name="ce36" table:formula="of:=IF(AND([.LZ$1]&gt;=[.$L18];[.LZ$1]&lt;=[.$K18]);[.LZ$1];&quot;&quot;)">
            <text:p/>
          </table:table-cell>
          <table:table-cell table:style-name="ce36" table:formula="of:=IF(AND([.MA$1]&gt;=[.$L18];[.MA$1]&lt;=[.$K18]);[.MA$1];&quot;&quot;)">
            <text:p/>
          </table:table-cell>
          <table:table-cell table:style-name="ce36" table:formula="of:=IF(AND([.MB$1]&gt;=[.$L18];[.MB$1]&lt;=[.$K18]);[.MB$1];&quot;&quot;)">
            <text:p/>
          </table:table-cell>
          <table:table-cell table:style-name="ce36" table:formula="of:=IF(AND([.MC$1]&gt;=[.$L18];[.MC$1]&lt;=[.$K18]);[.MC$1];&quot;&quot;)">
            <text:p/>
          </table:table-cell>
          <table:table-cell table:style-name="ce36" table:formula="of:=IF(AND([.MD$1]&gt;=[.$L18];[.MD$1]&lt;=[.$K18]);[.MD$1];&quot;&quot;)">
            <text:p/>
          </table:table-cell>
          <table:table-cell table:style-name="ce36" table:formula="of:=IF(AND([.ME$1]&gt;=[.$L18];[.ME$1]&lt;=[.$K18]);[.ME$1];&quot;&quot;)">
            <text:p/>
          </table:table-cell>
          <table:table-cell table:style-name="ce36" table:formula="of:=IF(AND([.MF$1]&gt;=[.$L18];[.MF$1]&lt;=[.$K18]);[.MF$1];&quot;&quot;)">
            <text:p/>
          </table:table-cell>
          <table:table-cell table:style-name="ce36" table:formula="of:=IF(AND([.MG$1]&gt;=[.$L18];[.MG$1]&lt;=[.$K18]);[.MG$1];&quot;&quot;)">
            <text:p/>
          </table:table-cell>
          <table:table-cell table:style-name="ce36" table:formula="of:=IF(AND([.MH$1]&gt;=[.$L18];[.MH$1]&lt;=[.$K18]);[.MH$1];&quot;&quot;)">
            <text:p/>
          </table:table-cell>
          <table:table-cell table:style-name="ce36" table:formula="of:=IF(AND([.MI$1]&gt;=[.$L18];[.MI$1]&lt;=[.$K18]);[.MI$1];&quot;&quot;)">
            <text:p/>
          </table:table-cell>
          <table:table-cell table:style-name="ce36" table:formula="of:=IF(AND([.MJ$1]&gt;=[.$L18];[.MJ$1]&lt;=[.$K18]);[.MJ$1];&quot;&quot;)">
            <text:p/>
          </table:table-cell>
          <table:table-cell table:style-name="ce36" table:formula="of:=IF(AND([.MK$1]&gt;=[.$L18];[.MK$1]&lt;=[.$K18]);[.MK$1];&quot;&quot;)">
            <text:p/>
          </table:table-cell>
          <table:table-cell table:style-name="ce36" table:formula="of:=IF(AND([.ML$1]&gt;=[.$L18];[.ML$1]&lt;=[.$K18]);[.ML$1];&quot;&quot;)">
            <text:p/>
          </table:table-cell>
          <table:table-cell table:style-name="ce36" table:formula="of:=IF(AND([.MM$1]&gt;=[.$L18];[.MM$1]&lt;=[.$K18]);[.MM$1];&quot;&quot;)">
            <text:p/>
          </table:table-cell>
          <table:table-cell table:style-name="ce36" table:formula="of:=IF(AND([.MN$1]&gt;=[.$L18];[.MN$1]&lt;=[.$K18]);[.MN$1];&quot;&quot;)">
            <text:p/>
          </table:table-cell>
          <table:table-cell table:style-name="ce36" table:formula="of:=IF(AND([.MO$1]&gt;=[.$L18];[.MO$1]&lt;=[.$K18]);[.MO$1];&quot;&quot;)">
            <text:p/>
          </table:table-cell>
          <table:table-cell table:style-name="ce36" table:formula="of:=IF(AND([.MP$1]&gt;=[.$L18];[.MP$1]&lt;=[.$K18]);[.MP$1];&quot;&quot;)">
            <text:p/>
          </table:table-cell>
          <table:table-cell table:style-name="Default" table:number-columns-repeated="1603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table:style-name="ce6" table:formula="of:=MAX([.G19:.J19])+[.D19]+[.M19]" office:value-type="float" office:value="0" calcext:value-type="float">
            <text:p>0</text:p>
          </table:table-cell>
          <table:table-cell table:number-columns-repeated="2"/>
          <table:table-cell table:formula="of:=COUNT([.N2:.N13])" office:value-type="float" office:value="0" calcext:value-type="float">
            <text:p>0</text:p>
          </table:table-cell>
          <table:table-cell table:formula="of:=COUNT([.O2:.O13])" office:value-type="float" office:value="0" calcext:value-type="float">
            <text:p>0</text:p>
          </table:table-cell>
          <table:table-cell table:formula="of:=COUNT([.P2:.P13])" office:value-type="float" office:value="0" calcext:value-type="float">
            <text:p>0</text:p>
          </table:table-cell>
          <table:table-cell table:formula="of:=COUNT([.Q2:.Q13])" office:value-type="float" office:value="0" calcext:value-type="float">
            <text:p>0</text:p>
          </table:table-cell>
          <table:table-cell table:formula="of:=COUNT([.R2:.R13])" office:value-type="float" office:value="0" calcext:value-type="float">
            <text:p>0</text:p>
          </table:table-cell>
          <table:table-cell table:formula="of:=COUNT([.S2:.S13])" office:value-type="float" office:value="0" calcext:value-type="float">
            <text:p>0</text:p>
          </table:table-cell>
          <table:table-cell table:formula="of:=COUNT([.T2:.T13])" office:value-type="float" office:value="0" calcext:value-type="float">
            <text:p>0</text:p>
          </table:table-cell>
          <table:table-cell table:formula="of:=COUNT([.U2:.U13])" office:value-type="float" office:value="0" calcext:value-type="float">
            <text:p>0</text:p>
          </table:table-cell>
          <table:table-cell table:formula="of:=COUNT([.V2:.V13])" office:value-type="float" office:value="0" calcext:value-type="float">
            <text:p>0</text:p>
          </table:table-cell>
          <table:table-cell table:formula="of:=COUNT([.W2:.W13])" office:value-type="float" office:value="0" calcext:value-type="float">
            <text:p>0</text:p>
          </table:table-cell>
          <table:table-cell table:formula="of:=COUNT([.X2:.X13])" office:value-type="float" office:value="0" calcext:value-type="float">
            <text:p>0</text:p>
          </table:table-cell>
          <table:table-cell table:formula="of:=COUNT([.Y2:.Y13])" office:value-type="float" office:value="0" calcext:value-type="float">
            <text:p>0</text:p>
          </table:table-cell>
          <table:table-cell table:formula="of:=COUNT([.Z2:.Z13])" office:value-type="float" office:value="0" calcext:value-type="float">
            <text:p>0</text:p>
          </table:table-cell>
          <table:table-cell table:formula="of:=COUNT([.AA2:.AA13])" office:value-type="float" office:value="0" calcext:value-type="float">
            <text:p>0</text:p>
          </table:table-cell>
          <table:table-cell table:formula="of:=COUNT([.AB2:.AB13])" office:value-type="float" office:value="0" calcext:value-type="float">
            <text:p>0</text:p>
          </table:table-cell>
          <table:table-cell table:formula="of:=COUNT([.AC2:.AC13])" office:value-type="float" office:value="0" calcext:value-type="float">
            <text:p>0</text:p>
          </table:table-cell>
          <table:table-cell table:formula="of:=COUNT([.AD2:.AD13])" office:value-type="float" office:value="0" calcext:value-type="float">
            <text:p>0</text:p>
          </table:table-cell>
          <table:table-cell table:formula="of:=COUNT([.AE2:.AE13])" office:value-type="float" office:value="0" calcext:value-type="float">
            <text:p>0</text:p>
          </table:table-cell>
          <table:table-cell table:formula="of:=COUNT([.AF2:.AF13])" office:value-type="float" office:value="0" calcext:value-type="float">
            <text:p>0</text:p>
          </table:table-cell>
          <table:table-cell table:formula="of:=COUNT([.AG2:.AG13])" office:value-type="float" office:value="0" calcext:value-type="float">
            <text:p>0</text:p>
          </table:table-cell>
          <table:table-cell table:formula="of:=COUNT([.AH2:.AH13])" office:value-type="float" office:value="0" calcext:value-type="float">
            <text:p>0</text:p>
          </table:table-cell>
          <table:table-cell table:formula="of:=COUNT([.AI2:.AI13])" office:value-type="float" office:value="0" calcext:value-type="float">
            <text:p>0</text:p>
          </table:table-cell>
          <table:table-cell table:formula="of:=COUNT([.AJ2:.AJ13])" office:value-type="float" office:value="0" calcext:value-type="float">
            <text:p>0</text:p>
          </table:table-cell>
          <table:table-cell table:formula="of:=COUNT([.AK2:.AK13])" office:value-type="float" office:value="0" calcext:value-type="float">
            <text:p>0</text:p>
          </table:table-cell>
          <table:table-cell table:formula="of:=COUNT([.AL2:.AL13])" office:value-type="float" office:value="0" calcext:value-type="float">
            <text:p>0</text:p>
          </table:table-cell>
          <table:table-cell table:formula="of:=COUNT([.AM2:.AM13])" office:value-type="float" office:value="0" calcext:value-type="float">
            <text:p>0</text:p>
          </table:table-cell>
          <table:table-cell table:formula="of:=COUNT([.AN2:.AN13])" office:value-type="float" office:value="0" calcext:value-type="float">
            <text:p>0</text:p>
          </table:table-cell>
          <table:table-cell table:formula="of:=COUNT([.AO2:.AO13])" office:value-type="float" office:value="0" calcext:value-type="float">
            <text:p>0</text:p>
          </table:table-cell>
          <table:table-cell table:formula="of:=COUNT([.AP2:.AP13])" office:value-type="float" office:value="0" calcext:value-type="float">
            <text:p>0</text:p>
          </table:table-cell>
          <table:table-cell table:formula="of:=COUNT([.AQ2:.AQ13])" office:value-type="float" office:value="0" calcext:value-type="float">
            <text:p>0</text:p>
          </table:table-cell>
          <table:table-cell table:formula="of:=COUNT([.AR2:.AR13])" office:value-type="float" office:value="0" calcext:value-type="float">
            <text:p>0</text:p>
          </table:table-cell>
          <table:table-cell table:formula="of:=COUNT([.AS2:.AS13])" office:value-type="float" office:value="0" calcext:value-type="float">
            <text:p>0</text:p>
          </table:table-cell>
          <table:table-cell table:formula="of:=COUNT([.AT2:.AT13])" office:value-type="float" office:value="0" calcext:value-type="float">
            <text:p>0</text:p>
          </table:table-cell>
          <table:table-cell table:formula="of:=COUNT([.AU2:.AU13])" office:value-type="float" office:value="0" calcext:value-type="float">
            <text:p>0</text:p>
          </table:table-cell>
          <table:table-cell table:formula="of:=COUNT([.AV2:.AV13])" office:value-type="float" office:value="0" calcext:value-type="float">
            <text:p>0</text:p>
          </table:table-cell>
          <table:table-cell table:formula="of:=COUNT([.AW2:.AW13])" office:value-type="float" office:value="0" calcext:value-type="float">
            <text:p>0</text:p>
          </table:table-cell>
          <table:table-cell table:formula="of:=COUNT([.AX2:.AX13])" office:value-type="float" office:value="0" calcext:value-type="float">
            <text:p>0</text:p>
          </table:table-cell>
          <table:table-cell table:formula="of:=COUNT([.AY2:.AY13])" office:value-type="float" office:value="0" calcext:value-type="float">
            <text:p>0</text:p>
          </table:table-cell>
          <table:table-cell table:formula="of:=COUNT([.AZ2:.AZ13])" office:value-type="float" office:value="0" calcext:value-type="float">
            <text:p>0</text:p>
          </table:table-cell>
          <table:table-cell table:formula="of:=COUNT([.BA2:.BA13])" office:value-type="float" office:value="0" calcext:value-type="float">
            <text:p>0</text:p>
          </table:table-cell>
          <table:table-cell table:formula="of:=COUNT([.BB2:.BB13])" office:value-type="float" office:value="0" calcext:value-type="float">
            <text:p>0</text:p>
          </table:table-cell>
          <table:table-cell table:formula="of:=COUNT([.BC2:.BC13])" office:value-type="float" office:value="0" calcext:value-type="float">
            <text:p>0</text:p>
          </table:table-cell>
          <table:table-cell table:formula="of:=COUNT([.BD2:.BD13])" office:value-type="float" office:value="0" calcext:value-type="float">
            <text:p>0</text:p>
          </table:table-cell>
          <table:table-cell table:formula="of:=COUNT([.BE2:.BE13])" office:value-type="float" office:value="0" calcext:value-type="float">
            <text:p>0</text:p>
          </table:table-cell>
          <table:table-cell table:formula="of:=COUNT([.BF2:.BF13])" office:value-type="float" office:value="0" calcext:value-type="float">
            <text:p>0</text:p>
          </table:table-cell>
          <table:table-cell table:formula="of:=COUNT([.BG2:.BG13])" office:value-type="float" office:value="0" calcext:value-type="float">
            <text:p>0</text:p>
          </table:table-cell>
          <table:table-cell table:formula="of:=COUNT([.BH2:.BH13])" office:value-type="float" office:value="0" calcext:value-type="float">
            <text:p>0</text:p>
          </table:table-cell>
          <table:table-cell table:formula="of:=COUNT([.BI2:.BI13])" office:value-type="float" office:value="0" calcext:value-type="float">
            <text:p>0</text:p>
          </table:table-cell>
          <table:table-cell table:formula="of:=COUNT([.BJ2:.BJ13])" office:value-type="float" office:value="0" calcext:value-type="float">
            <text:p>0</text:p>
          </table:table-cell>
          <table:table-cell table:formula="of:=COUNT([.BK2:.BK13])" office:value-type="float" office:value="0" calcext:value-type="float">
            <text:p>0</text:p>
          </table:table-cell>
          <table:table-cell table:formula="of:=COUNT([.BL2:.BL13])" office:value-type="float" office:value="0" calcext:value-type="float">
            <text:p>0</text:p>
          </table:table-cell>
          <table:table-cell table:formula="of:=COUNT([.BM2:.BM13])" office:value-type="float" office:value="0" calcext:value-type="float">
            <text:p>0</text:p>
          </table:table-cell>
          <table:table-cell table:formula="of:=COUNT([.BN2:.BN13])" office:value-type="float" office:value="0" calcext:value-type="float">
            <text:p>0</text:p>
          </table:table-cell>
          <table:table-cell table:formula="of:=COUNT([.BO2:.BO13])" office:value-type="float" office:value="0" calcext:value-type="float">
            <text:p>0</text:p>
          </table:table-cell>
          <table:table-cell table:formula="of:=COUNT([.BP2:.BP13])" office:value-type="float" office:value="0" calcext:value-type="float">
            <text:p>0</text:p>
          </table:table-cell>
          <table:table-cell table:formula="of:=COUNT([.BQ2:.BQ13])" office:value-type="float" office:value="0" calcext:value-type="float">
            <text:p>0</text:p>
          </table:table-cell>
          <table:table-cell table:formula="of:=COUNT([.BR2:.BR13])" office:value-type="float" office:value="0" calcext:value-type="float">
            <text:p>0</text:p>
          </table:table-cell>
          <table:table-cell table:formula="of:=COUNT([.BS2:.BS13])" office:value-type="float" office:value="0" calcext:value-type="float">
            <text:p>0</text:p>
          </table:table-cell>
          <table:table-cell table:formula="of:=COUNT([.BT2:.BT13])" office:value-type="float" office:value="0" calcext:value-type="float">
            <text:p>0</text:p>
          </table:table-cell>
          <table:table-cell table:formula="of:=COUNT([.BU2:.BU13])" office:value-type="float" office:value="0" calcext:value-type="float">
            <text:p>0</text:p>
          </table:table-cell>
          <table:table-cell table:formula="of:=COUNT([.BV2:.BV13])" office:value-type="float" office:value="0" calcext:value-type="float">
            <text:p>0</text:p>
          </table:table-cell>
          <table:table-cell table:formula="of:=COUNT([.BW2:.BW13])" office:value-type="float" office:value="0" calcext:value-type="float">
            <text:p>0</text:p>
          </table:table-cell>
          <table:table-cell table:formula="of:=COUNT([.BX2:.BX13])" office:value-type="float" office:value="0" calcext:value-type="float">
            <text:p>0</text:p>
          </table:table-cell>
          <table:table-cell table:formula="of:=COUNT([.BY2:.BY13])" office:value-type="float" office:value="0" calcext:value-type="float">
            <text:p>0</text:p>
          </table:table-cell>
          <table:table-cell table:formula="of:=COUNT([.BZ2:.BZ13])" office:value-type="float" office:value="0" calcext:value-type="float">
            <text:p>0</text:p>
          </table:table-cell>
          <table:table-cell table:formula="of:=COUNT([.CA2:.CA13])" office:value-type="float" office:value="0" calcext:value-type="float">
            <text:p>0</text:p>
          </table:table-cell>
          <table:table-cell table:formula="of:=COUNT([.CB2:.CB13])" office:value-type="float" office:value="0" calcext:value-type="float">
            <text:p>0</text:p>
          </table:table-cell>
          <table:table-cell table:formula="of:=COUNT([.CC2:.CC13])" office:value-type="float" office:value="0" calcext:value-type="float">
            <text:p>0</text:p>
          </table:table-cell>
          <table:table-cell table:formula="of:=COUNT([.CD2:.CD13])" office:value-type="float" office:value="0" calcext:value-type="float">
            <text:p>0</text:p>
          </table:table-cell>
          <table:table-cell table:formula="of:=COUNT([.CE2:.CE13])" office:value-type="float" office:value="0" calcext:value-type="float">
            <text:p>0</text:p>
          </table:table-cell>
          <table:table-cell table:formula="of:=COUNT([.CF2:.CF13])" office:value-type="float" office:value="0" calcext:value-type="float">
            <text:p>0</text:p>
          </table:table-cell>
          <table:table-cell table:formula="of:=COUNT([.CG2:.CG13])" office:value-type="float" office:value="0" calcext:value-type="float">
            <text:p>0</text:p>
          </table:table-cell>
          <table:table-cell table:formula="of:=COUNT([.CH2:.CH13])" office:value-type="float" office:value="0" calcext:value-type="float">
            <text:p>0</text:p>
          </table:table-cell>
          <table:table-cell table:formula="of:=COUNT([.CI2:.CI13])" office:value-type="float" office:value="0" calcext:value-type="float">
            <text:p>0</text:p>
          </table:table-cell>
          <table:table-cell table:formula="of:=COUNT([.CJ2:.CJ13])" office:value-type="float" office:value="0" calcext:value-type="float">
            <text:p>0</text:p>
          </table:table-cell>
          <table:table-cell table:formula="of:=COUNT([.CK2:.CK13])" office:value-type="float" office:value="0" calcext:value-type="float">
            <text:p>0</text:p>
          </table:table-cell>
          <table:table-cell table:formula="of:=COUNT([.CL2:.CL13])" office:value-type="float" office:value="0" calcext:value-type="float">
            <text:p>0</text:p>
          </table:table-cell>
          <table:table-cell table:formula="of:=COUNT([.CM2:.CM13])" office:value-type="float" office:value="0" calcext:value-type="float">
            <text:p>0</text:p>
          </table:table-cell>
          <table:table-cell table:formula="of:=COUNT([.CN2:.CN13])" office:value-type="float" office:value="0" calcext:value-type="float">
            <text:p>0</text:p>
          </table:table-cell>
          <table:table-cell table:formula="of:=COUNT([.CO2:.CO13])" office:value-type="float" office:value="0" calcext:value-type="float">
            <text:p>0</text:p>
          </table:table-cell>
          <table:table-cell table:formula="of:=COUNT([.CP2:.CP13])" office:value-type="float" office:value="0" calcext:value-type="float">
            <text:p>0</text:p>
          </table:table-cell>
          <table:table-cell table:formula="of:=COUNT([.CQ2:.CQ13])" office:value-type="float" office:value="0" calcext:value-type="float">
            <text:p>0</text:p>
          </table:table-cell>
          <table:table-cell table:formula="of:=COUNT([.CR2:.CR13])" office:value-type="float" office:value="0" calcext:value-type="float">
            <text:p>0</text:p>
          </table:table-cell>
          <table:table-cell table:formula="of:=COUNT([.CS2:.CS13])" office:value-type="float" office:value="0" calcext:value-type="float">
            <text:p>0</text:p>
          </table:table-cell>
          <table:table-cell table:formula="of:=COUNT([.CT2:.CT13])" office:value-type="float" office:value="0" calcext:value-type="float">
            <text:p>0</text:p>
          </table:table-cell>
          <table:table-cell table:formula="of:=COUNT([.CU2:.CU13])" office:value-type="float" office:value="0" calcext:value-type="float">
            <text:p>0</text:p>
          </table:table-cell>
          <table:table-cell table:formula="of:=COUNT([.CV2:.CV13])" office:value-type="float" office:value="0" calcext:value-type="float">
            <text:p>0</text:p>
          </table:table-cell>
          <table:table-cell table:formula="of:=COUNT([.CW2:.CW13])" office:value-type="float" office:value="0" calcext:value-type="float">
            <text:p>0</text:p>
          </table:table-cell>
          <table:table-cell table:formula="of:=COUNT([.CX2:.CX13])" office:value-type="float" office:value="0" calcext:value-type="float">
            <text:p>0</text:p>
          </table:table-cell>
          <table:table-cell table:formula="of:=COUNT([.CY2:.CY13])" office:value-type="float" office:value="0" calcext:value-type="float">
            <text:p>0</text:p>
          </table:table-cell>
          <table:table-cell table:formula="of:=COUNT([.CZ2:.CZ13])" office:value-type="float" office:value="0" calcext:value-type="float">
            <text:p>0</text:p>
          </table:table-cell>
          <table:table-cell table:formula="of:=COUNT([.DA2:.DA13])" office:value-type="float" office:value="0" calcext:value-type="float">
            <text:p>0</text:p>
          </table:table-cell>
          <table:table-cell table:formula="of:=COUNT([.DB2:.DB13])" office:value-type="float" office:value="0" calcext:value-type="float">
            <text:p>0</text:p>
          </table:table-cell>
          <table:table-cell table:formula="of:=COUNT([.DC2:.DC13])" office:value-type="float" office:value="0" calcext:value-type="float">
            <text:p>0</text:p>
          </table:table-cell>
          <table:table-cell table:formula="of:=COUNT([.DD2:.DD13])" office:value-type="float" office:value="0" calcext:value-type="float">
            <text:p>0</text:p>
          </table:table-cell>
          <table:table-cell table:formula="of:=COUNT([.DE2:.DE13])" office:value-type="float" office:value="0" calcext:value-type="float">
            <text:p>0</text:p>
          </table:table-cell>
          <table:table-cell table:formula="of:=COUNT([.DF2:.DF13])" office:value-type="float" office:value="0" calcext:value-type="float">
            <text:p>0</text:p>
          </table:table-cell>
          <table:table-cell table:formula="of:=COUNT([.DG2:.DG13])" office:value-type="float" office:value="0" calcext:value-type="float">
            <text:p>0</text:p>
          </table:table-cell>
          <table:table-cell table:formula="of:=COUNT([.DH2:.DH13])" office:value-type="float" office:value="0" calcext:value-type="float">
            <text:p>0</text:p>
          </table:table-cell>
          <table:table-cell table:formula="of:=COUNT([.DI2:.DI13])" office:value-type="float" office:value="0" calcext:value-type="float">
            <text:p>0</text:p>
          </table:table-cell>
          <table:table-cell table:formula="of:=COUNT([.DJ2:.DJ13])" office:value-type="float" office:value="0" calcext:value-type="float">
            <text:p>0</text:p>
          </table:table-cell>
          <table:table-cell table:formula="of:=COUNT([.DK2:.DK13])" office:value-type="float" office:value="0" calcext:value-type="float">
            <text:p>0</text:p>
          </table:table-cell>
          <table:table-cell table:formula="of:=COUNT([.DL2:.DL13])" office:value-type="float" office:value="0" calcext:value-type="float">
            <text:p>0</text:p>
          </table:table-cell>
          <table:table-cell table:formula="of:=COUNT([.DM2:.DM13])" office:value-type="float" office:value="0" calcext:value-type="float">
            <text:p>0</text:p>
          </table:table-cell>
          <table:table-cell table:formula="of:=COUNT([.DN2:.DN13])" office:value-type="float" office:value="0" calcext:value-type="float">
            <text:p>0</text:p>
          </table:table-cell>
          <table:table-cell table:formula="of:=COUNT([.DO2:.DO13])" office:value-type="float" office:value="0" calcext:value-type="float">
            <text:p>0</text:p>
          </table:table-cell>
          <table:table-cell table:formula="of:=COUNT([.DP2:.DP13])" office:value-type="float" office:value="0" calcext:value-type="float">
            <text:p>0</text:p>
          </table:table-cell>
          <table:table-cell table:formula="of:=COUNT([.DQ2:.DQ13])" office:value-type="float" office:value="0" calcext:value-type="float">
            <text:p>0</text:p>
          </table:table-cell>
          <table:table-cell table:formula="of:=COUNT([.DR2:.DR13])" office:value-type="float" office:value="0" calcext:value-type="float">
            <text:p>0</text:p>
          </table:table-cell>
          <table:table-cell table:formula="of:=COUNT([.DS2:.DS13])" office:value-type="float" office:value="0" calcext:value-type="float">
            <text:p>0</text:p>
          </table:table-cell>
          <table:table-cell table:formula="of:=COUNT([.DT2:.DT13])" office:value-type="float" office:value="0" calcext:value-type="float">
            <text:p>0</text:p>
          </table:table-cell>
          <table:table-cell table:formula="of:=COUNT([.DU2:.DU13])" office:value-type="float" office:value="0" calcext:value-type="float">
            <text:p>0</text:p>
          </table:table-cell>
          <table:table-cell table:formula="of:=COUNT([.DV2:.DV13])" office:value-type="float" office:value="0" calcext:value-type="float">
            <text:p>0</text:p>
          </table:table-cell>
          <table:table-cell table:formula="of:=COUNT([.DW2:.DW13])" office:value-type="float" office:value="0" calcext:value-type="float">
            <text:p>0</text:p>
          </table:table-cell>
          <table:table-cell table:formula="of:=COUNT([.DX2:.DX13])" office:value-type="float" office:value="0" calcext:value-type="float">
            <text:p>0</text:p>
          </table:table-cell>
          <table:table-cell table:formula="of:=COUNT([.DY2:.DY13])" office:value-type="float" office:value="0" calcext:value-type="float">
            <text:p>0</text:p>
          </table:table-cell>
          <table:table-cell table:formula="of:=COUNT([.DZ2:.DZ13])" office:value-type="float" office:value="0" calcext:value-type="float">
            <text:p>0</text:p>
          </table:table-cell>
          <table:table-cell table:formula="of:=COUNT([.EA2:.EA13])" office:value-type="float" office:value="0" calcext:value-type="float">
            <text:p>0</text:p>
          </table:table-cell>
          <table:table-cell table:formula="of:=COUNT([.EB2:.EB13])" office:value-type="float" office:value="0" calcext:value-type="float">
            <text:p>0</text:p>
          </table:table-cell>
          <table:table-cell table:formula="of:=COUNT([.EC2:.EC13])" office:value-type="float" office:value="0" calcext:value-type="float">
            <text:p>0</text:p>
          </table:table-cell>
          <table:table-cell table:formula="of:=COUNT([.ED2:.ED13])" office:value-type="float" office:value="0" calcext:value-type="float">
            <text:p>0</text:p>
          </table:table-cell>
          <table:table-cell table:formula="of:=COUNT([.EE2:.EE13])" office:value-type="float" office:value="0" calcext:value-type="float">
            <text:p>0</text:p>
          </table:table-cell>
          <table:table-cell table:formula="of:=COUNT([.EF2:.EF13])" office:value-type="float" office:value="0" calcext:value-type="float">
            <text:p>0</text:p>
          </table:table-cell>
          <table:table-cell table:formula="of:=COUNT([.EG2:.EG13])" office:value-type="float" office:value="0" calcext:value-type="float">
            <text:p>0</text:p>
          </table:table-cell>
          <table:table-cell table:formula="of:=COUNT([.EH2:.EH13])" office:value-type="float" office:value="0" calcext:value-type="float">
            <text:p>0</text:p>
          </table:table-cell>
          <table:table-cell table:formula="of:=COUNT([.EI2:.EI13])" office:value-type="float" office:value="0" calcext:value-type="float">
            <text:p>0</text:p>
          </table:table-cell>
          <table:table-cell table:formula="of:=COUNT([.EJ2:.EJ13])" office:value-type="float" office:value="0" calcext:value-type="float">
            <text:p>0</text:p>
          </table:table-cell>
          <table:table-cell table:formula="of:=COUNT([.EK2:.EK13])" office:value-type="float" office:value="0" calcext:value-type="float">
            <text:p>0</text:p>
          </table:table-cell>
          <table:table-cell table:formula="of:=COUNT([.EL2:.EL13])" office:value-type="float" office:value="0" calcext:value-type="float">
            <text:p>0</text:p>
          </table:table-cell>
          <table:table-cell table:formula="of:=COUNT([.EM2:.EM13])" office:value-type="float" office:value="0" calcext:value-type="float">
            <text:p>0</text:p>
          </table:table-cell>
          <table:table-cell table:formula="of:=COUNT([.EN2:.EN13])" office:value-type="float" office:value="0" calcext:value-type="float">
            <text:p>0</text:p>
          </table:table-cell>
          <table:table-cell table:formula="of:=COUNT([.EO2:.EO13])" office:value-type="float" office:value="0" calcext:value-type="float">
            <text:p>0</text:p>
          </table:table-cell>
          <table:table-cell table:formula="of:=COUNT([.EP2:.EP13])" office:value-type="float" office:value="0" calcext:value-type="float">
            <text:p>0</text:p>
          </table:table-cell>
          <table:table-cell table:formula="of:=COUNT([.EQ2:.EQ13])" office:value-type="float" office:value="0" calcext:value-type="float">
            <text:p>0</text:p>
          </table:table-cell>
          <table:table-cell table:formula="of:=COUNT([.ER2:.ER13])" office:value-type="float" office:value="0" calcext:value-type="float">
            <text:p>0</text:p>
          </table:table-cell>
          <table:table-cell table:formula="of:=COUNT([.ES2:.ES13])" office:value-type="float" office:value="0" calcext:value-type="float">
            <text:p>0</text:p>
          </table:table-cell>
          <table:table-cell table:formula="of:=COUNT([.ET2:.ET13])" office:value-type="float" office:value="0" calcext:value-type="float">
            <text:p>0</text:p>
          </table:table-cell>
          <table:table-cell table:formula="of:=COUNT([.EU2:.EU13])" office:value-type="float" office:value="0" calcext:value-type="float">
            <text:p>0</text:p>
          </table:table-cell>
          <table:table-cell table:formula="of:=COUNT([.EV2:.EV13])" office:value-type="float" office:value="0" calcext:value-type="float">
            <text:p>0</text:p>
          </table:table-cell>
          <table:table-cell table:formula="of:=COUNT([.EW2:.EW13])" office:value-type="float" office:value="0" calcext:value-type="float">
            <text:p>0</text:p>
          </table:table-cell>
          <table:table-cell table:formula="of:=COUNT([.EX2:.EX13])" office:value-type="float" office:value="0" calcext:value-type="float">
            <text:p>0</text:p>
          </table:table-cell>
          <table:table-cell table:formula="of:=COUNT([.EY2:.EY13])" office:value-type="float" office:value="0" calcext:value-type="float">
            <text:p>0</text:p>
          </table:table-cell>
          <table:table-cell table:formula="of:=COUNT([.EZ2:.EZ13])" office:value-type="float" office:value="0" calcext:value-type="float">
            <text:p>0</text:p>
          </table:table-cell>
          <table:table-cell table:formula="of:=COUNT([.FA2:.FA13])" office:value-type="float" office:value="0" calcext:value-type="float">
            <text:p>0</text:p>
          </table:table-cell>
          <table:table-cell table:formula="of:=COUNT([.FB2:.FB13])" office:value-type="float" office:value="0" calcext:value-type="float">
            <text:p>0</text:p>
          </table:table-cell>
          <table:table-cell table:formula="of:=COUNT([.FC2:.FC13])" office:value-type="float" office:value="0" calcext:value-type="float">
            <text:p>0</text:p>
          </table:table-cell>
          <table:table-cell table:formula="of:=COUNT([.FD2:.FD13])" office:value-type="float" office:value="0" calcext:value-type="float">
            <text:p>0</text:p>
          </table:table-cell>
          <table:table-cell table:formula="of:=COUNT([.FE2:.FE13])" office:value-type="float" office:value="0" calcext:value-type="float">
            <text:p>0</text:p>
          </table:table-cell>
          <table:table-cell table:formula="of:=COUNT([.FF2:.FF13])" office:value-type="float" office:value="0" calcext:value-type="float">
            <text:p>0</text:p>
          </table:table-cell>
          <table:table-cell table:formula="of:=COUNT([.FG2:.FG13])" office:value-type="float" office:value="0" calcext:value-type="float">
            <text:p>0</text:p>
          </table:table-cell>
          <table:table-cell table:formula="of:=COUNT([.FH2:.FH13])" office:value-type="float" office:value="0" calcext:value-type="float">
            <text:p>0</text:p>
          </table:table-cell>
          <table:table-cell table:formula="of:=COUNT([.FI2:.FI13])" office:value-type="float" office:value="0" calcext:value-type="float">
            <text:p>0</text:p>
          </table:table-cell>
          <table:table-cell table:formula="of:=COUNT([.FJ2:.FJ13])" office:value-type="float" office:value="0" calcext:value-type="float">
            <text:p>0</text:p>
          </table:table-cell>
          <table:table-cell table:formula="of:=COUNT([.FK2:.FK13])" office:value-type="float" office:value="0" calcext:value-type="float">
            <text:p>0</text:p>
          </table:table-cell>
          <table:table-cell table:formula="of:=COUNT([.FL2:.FL13])" office:value-type="float" office:value="0" calcext:value-type="float">
            <text:p>0</text:p>
          </table:table-cell>
          <table:table-cell table:formula="of:=COUNT([.FM2:.FM13])" office:value-type="float" office:value="0" calcext:value-type="float">
            <text:p>0</text:p>
          </table:table-cell>
          <table:table-cell table:formula="of:=COUNT([.FN2:.FN13])" office:value-type="float" office:value="0" calcext:value-type="float">
            <text:p>0</text:p>
          </table:table-cell>
          <table:table-cell table:formula="of:=COUNT([.FO2:.FO13])" office:value-type="float" office:value="0" calcext:value-type="float">
            <text:p>0</text:p>
          </table:table-cell>
          <table:table-cell table:formula="of:=COUNT([.FP2:.FP13])" office:value-type="float" office:value="0" calcext:value-type="float">
            <text:p>0</text:p>
          </table:table-cell>
          <table:table-cell table:formula="of:=COUNT([.FQ2:.FQ13])" office:value-type="float" office:value="0" calcext:value-type="float">
            <text:p>0</text:p>
          </table:table-cell>
          <table:table-cell table:formula="of:=COUNT([.FR2:.FR13])" office:value-type="float" office:value="0" calcext:value-type="float">
            <text:p>0</text:p>
          </table:table-cell>
          <table:table-cell table:formula="of:=COUNT([.FS2:.FS13])" office:value-type="float" office:value="0" calcext:value-type="float">
            <text:p>0</text:p>
          </table:table-cell>
          <table:table-cell table:formula="of:=COUNT([.FT2:.FT13])" office:value-type="float" office:value="0" calcext:value-type="float">
            <text:p>0</text:p>
          </table:table-cell>
          <table:table-cell table:formula="of:=COUNT([.FU2:.FU13])" office:value-type="float" office:value="0" calcext:value-type="float">
            <text:p>0</text:p>
          </table:table-cell>
          <table:table-cell table:formula="of:=COUNT([.FV2:.FV13])" office:value-type="float" office:value="0" calcext:value-type="float">
            <text:p>0</text:p>
          </table:table-cell>
          <table:table-cell table:formula="of:=COUNT([.FW2:.FW13])" office:value-type="float" office:value="0" calcext:value-type="float">
            <text:p>0</text:p>
          </table:table-cell>
          <table:table-cell table:formula="of:=COUNT([.FX2:.FX13])" office:value-type="float" office:value="0" calcext:value-type="float">
            <text:p>0</text:p>
          </table:table-cell>
          <table:table-cell table:formula="of:=COUNT([.FY2:.FY13])" office:value-type="float" office:value="0" calcext:value-type="float">
            <text:p>0</text:p>
          </table:table-cell>
          <table:table-cell table:formula="of:=COUNT([.FZ2:.FZ13])" office:value-type="float" office:value="0" calcext:value-type="float">
            <text:p>0</text:p>
          </table:table-cell>
          <table:table-cell table:formula="of:=COUNT([.GA2:.GA13])" office:value-type="float" office:value="0" calcext:value-type="float">
            <text:p>0</text:p>
          </table:table-cell>
          <table:table-cell table:formula="of:=COUNT([.GB2:.GB13])" office:value-type="float" office:value="0" calcext:value-type="float">
            <text:p>0</text:p>
          </table:table-cell>
          <table:table-cell table:formula="of:=COUNT([.GC2:.GC13])" office:value-type="float" office:value="0" calcext:value-type="float">
            <text:p>0</text:p>
          </table:table-cell>
          <table:table-cell table:formula="of:=COUNT([.GD2:.GD13])" office:value-type="float" office:value="0" calcext:value-type="float">
            <text:p>0</text:p>
          </table:table-cell>
          <table:table-cell table:formula="of:=COUNT([.GE2:.GE13])" office:value-type="float" office:value="0" calcext:value-type="float">
            <text:p>0</text:p>
          </table:table-cell>
          <table:table-cell table:formula="of:=COUNT([.GF2:.GF13])" office:value-type="float" office:value="0" calcext:value-type="float">
            <text:p>0</text:p>
          </table:table-cell>
          <table:table-cell table:formula="of:=COUNT([.GG2:.GG13])" office:value-type="float" office:value="0" calcext:value-type="float">
            <text:p>0</text:p>
          </table:table-cell>
          <table:table-cell table:formula="of:=COUNT([.GH2:.GH13])" office:value-type="float" office:value="0" calcext:value-type="float">
            <text:p>0</text:p>
          </table:table-cell>
          <table:table-cell table:formula="of:=COUNT([.GI2:.GI13])" office:value-type="float" office:value="0" calcext:value-type="float">
            <text:p>0</text:p>
          </table:table-cell>
          <table:table-cell table:formula="of:=COUNT([.GJ2:.GJ13])" office:value-type="float" office:value="0" calcext:value-type="float">
            <text:p>0</text:p>
          </table:table-cell>
          <table:table-cell table:formula="of:=COUNT([.GK2:.GK13])" office:value-type="float" office:value="0" calcext:value-type="float">
            <text:p>0</text:p>
          </table:table-cell>
          <table:table-cell table:formula="of:=COUNT([.GL2:.GL13])" office:value-type="float" office:value="0" calcext:value-type="float">
            <text:p>0</text:p>
          </table:table-cell>
          <table:table-cell table:formula="of:=COUNT([.GM2:.GM13])" office:value-type="float" office:value="0" calcext:value-type="float">
            <text:p>0</text:p>
          </table:table-cell>
          <table:table-cell table:formula="of:=COUNT([.GN2:.GN13])" office:value-type="float" office:value="0" calcext:value-type="float">
            <text:p>0</text:p>
          </table:table-cell>
          <table:table-cell table:formula="of:=COUNT([.GO2:.GO13])" office:value-type="float" office:value="0" calcext:value-type="float">
            <text:p>0</text:p>
          </table:table-cell>
          <table:table-cell table:formula="of:=COUNT([.GP2:.GP13])" office:value-type="float" office:value="0" calcext:value-type="float">
            <text:p>0</text:p>
          </table:table-cell>
          <table:table-cell table:formula="of:=COUNT([.GQ2:.GQ13])" office:value-type="float" office:value="0" calcext:value-type="float">
            <text:p>0</text:p>
          </table:table-cell>
          <table:table-cell table:formula="of:=COUNT([.GR2:.GR13])" office:value-type="float" office:value="0" calcext:value-type="float">
            <text:p>0</text:p>
          </table:table-cell>
          <table:table-cell table:formula="of:=COUNT([.GS2:.GS13])" office:value-type="float" office:value="0" calcext:value-type="float">
            <text:p>0</text:p>
          </table:table-cell>
          <table:table-cell table:formula="of:=COUNT([.GT2:.GT13])" office:value-type="float" office:value="0" calcext:value-type="float">
            <text:p>0</text:p>
          </table:table-cell>
          <table:table-cell table:formula="of:=COUNT([.GU2:.GU13])" office:value-type="float" office:value="0" calcext:value-type="float">
            <text:p>0</text:p>
          </table:table-cell>
          <table:table-cell table:formula="of:=COUNT([.GV2:.GV13])" office:value-type="float" office:value="0" calcext:value-type="float">
            <text:p>0</text:p>
          </table:table-cell>
          <table:table-cell table:formula="of:=COUNT([.GW2:.GW13])" office:value-type="float" office:value="0" calcext:value-type="float">
            <text:p>0</text:p>
          </table:table-cell>
          <table:table-cell table:formula="of:=COUNT([.GX2:.GX13])" office:value-type="float" office:value="0" calcext:value-type="float">
            <text:p>0</text:p>
          </table:table-cell>
          <table:table-cell table:formula="of:=COUNT([.GY2:.GY13])" office:value-type="float" office:value="0" calcext:value-type="float">
            <text:p>0</text:p>
          </table:table-cell>
          <table:table-cell table:formula="of:=COUNT([.GZ2:.GZ13])" office:value-type="float" office:value="0" calcext:value-type="float">
            <text:p>0</text:p>
          </table:table-cell>
          <table:table-cell table:formula="of:=COUNT([.HA2:.HA13])" office:value-type="float" office:value="0" calcext:value-type="float">
            <text:p>0</text:p>
          </table:table-cell>
          <table:table-cell table:formula="of:=COUNT([.HB2:.HB13])" office:value-type="float" office:value="0" calcext:value-type="float">
            <text:p>0</text:p>
          </table:table-cell>
          <table:table-cell table:formula="of:=COUNT([.HC2:.HC13])" office:value-type="float" office:value="0" calcext:value-type="float">
            <text:p>0</text:p>
          </table:table-cell>
          <table:table-cell table:formula="of:=COUNT([.HD2:.HD13])" office:value-type="float" office:value="1" calcext:value-type="float">
            <text:p>1</text:p>
          </table:table-cell>
          <table:table-cell table:formula="of:=COUNT([.HE2:.HE13])" office:value-type="float" office:value="1" calcext:value-type="float">
            <text:p>1</text:p>
          </table:table-cell>
          <table:table-cell table:formula="of:=COUNT([.HF2:.HF13])" office:value-type="float" office:value="1" calcext:value-type="float">
            <text:p>1</text:p>
          </table:table-cell>
          <table:table-cell table:formula="of:=COUNT([.HG2:.HG13])" office:value-type="float" office:value="1" calcext:value-type="float">
            <text:p>1</text:p>
          </table:table-cell>
          <table:table-cell table:formula="of:=COUNT([.HH2:.HH13])" office:value-type="float" office:value="0" calcext:value-type="float">
            <text:p>0</text:p>
          </table:table-cell>
          <table:table-cell table:formula="of:=COUNT([.HI2:.HI13])" office:value-type="float" office:value="0" calcext:value-type="float">
            <text:p>0</text:p>
          </table:table-cell>
          <table:table-cell table:formula="of:=COUNT([.HJ2:.HJ13])" office:value-type="float" office:value="0" calcext:value-type="float">
            <text:p>0</text:p>
          </table:table-cell>
          <table:table-cell table:formula="of:=COUNT([.HK2:.HK13])" office:value-type="float" office:value="0" calcext:value-type="float">
            <text:p>0</text:p>
          </table:table-cell>
          <table:table-cell table:formula="of:=COUNT([.HL2:.HL13])" office:value-type="float" office:value="0" calcext:value-type="float">
            <text:p>0</text:p>
          </table:table-cell>
          <table:table-cell table:formula="of:=COUNT([.HM2:.HM13])" office:value-type="float" office:value="0" calcext:value-type="float">
            <text:p>0</text:p>
          </table:table-cell>
          <table:table-cell table:formula="of:=COUNT([.HN2:.HN13])" office:value-type="float" office:value="0" calcext:value-type="float">
            <text:p>0</text:p>
          </table:table-cell>
          <table:table-cell table:formula="of:=COUNT([.HO2:.HO13])" office:value-type="float" office:value="0" calcext:value-type="float">
            <text:p>0</text:p>
          </table:table-cell>
          <table:table-cell table:formula="of:=COUNT([.HP2:.HP13])" office:value-type="float" office:value="0" calcext:value-type="float">
            <text:p>0</text:p>
          </table:table-cell>
          <table:table-cell table:formula="of:=COUNT([.HQ2:.HQ13])" office:value-type="float" office:value="0" calcext:value-type="float">
            <text:p>0</text:p>
          </table:table-cell>
          <table:table-cell table:formula="of:=COUNT([.HR2:.HR13])" office:value-type="float" office:value="0" calcext:value-type="float">
            <text:p>0</text:p>
          </table:table-cell>
          <table:table-cell table:formula="of:=COUNT([.HS2:.HS13])" office:value-type="float" office:value="0" calcext:value-type="float">
            <text:p>0</text:p>
          </table:table-cell>
          <table:table-cell table:formula="of:=COUNT([.HT2:.HT13])" office:value-type="float" office:value="0" calcext:value-type="float">
            <text:p>0</text:p>
          </table:table-cell>
          <table:table-cell table:formula="of:=COUNT([.HU2:.HU13])" office:value-type="float" office:value="0" calcext:value-type="float">
            <text:p>0</text:p>
          </table:table-cell>
          <table:table-cell table:formula="of:=COUNT([.HV2:.HV13])" office:value-type="float" office:value="0" calcext:value-type="float">
            <text:p>0</text:p>
          </table:table-cell>
          <table:table-cell table:formula="of:=COUNT([.HW2:.HW13])" office:value-type="float" office:value="0" calcext:value-type="float">
            <text:p>0</text:p>
          </table:table-cell>
          <table:table-cell table:formula="of:=COUNT([.HX2:.HX13])" office:value-type="float" office:value="0" calcext:value-type="float">
            <text:p>0</text:p>
          </table:table-cell>
          <table:table-cell table:formula="of:=COUNT([.HY2:.HY13])" office:value-type="float" office:value="0" calcext:value-type="float">
            <text:p>0</text:p>
          </table:table-cell>
          <table:table-cell table:formula="of:=COUNT([.HZ2:.HZ13])" office:value-type="float" office:value="0" calcext:value-type="float">
            <text:p>0</text:p>
          </table:table-cell>
          <table:table-cell table:formula="of:=COUNT([.IA2:.IA13])" office:value-type="float" office:value="0" calcext:value-type="float">
            <text:p>0</text:p>
          </table:table-cell>
          <table:table-cell table:formula="of:=COUNT([.IB2:.IB13])" office:value-type="float" office:value="0" calcext:value-type="float">
            <text:p>0</text:p>
          </table:table-cell>
          <table:table-cell table:formula="of:=COUNT([.IC2:.IC13])" office:value-type="float" office:value="0" calcext:value-type="float">
            <text:p>0</text:p>
          </table:table-cell>
          <table:table-cell table:formula="of:=COUNT([.ID2:.ID13])" office:value-type="float" office:value="0" calcext:value-type="float">
            <text:p>0</text:p>
          </table:table-cell>
          <table:table-cell table:formula="of:=COUNT([.IE2:.IE13])" office:value-type="float" office:value="0" calcext:value-type="float">
            <text:p>0</text:p>
          </table:table-cell>
          <table:table-cell table:formula="of:=COUNT([.IF2:.IF13])" office:value-type="float" office:value="0" calcext:value-type="float">
            <text:p>0</text:p>
          </table:table-cell>
          <table:table-cell table:formula="of:=COUNT([.IG2:.IG13])" office:value-type="float" office:value="0" calcext:value-type="float">
            <text:p>0</text:p>
          </table:table-cell>
          <table:table-cell table:formula="of:=COUNT([.IH2:.IH13])" office:value-type="float" office:value="0" calcext:value-type="float">
            <text:p>0</text:p>
          </table:table-cell>
          <table:table-cell table:formula="of:=COUNT([.II2:.II13])" office:value-type="float" office:value="0" calcext:value-type="float">
            <text:p>0</text:p>
          </table:table-cell>
          <table:table-cell table:formula="of:=COUNT([.IJ2:.IJ13])" office:value-type="float" office:value="0" calcext:value-type="float">
            <text:p>0</text:p>
          </table:table-cell>
          <table:table-cell table:formula="of:=COUNT([.IK2:.IK13])" office:value-type="float" office:value="0" calcext:value-type="float">
            <text:p>0</text:p>
          </table:table-cell>
          <table:table-cell table:formula="of:=COUNT([.IL2:.IL13])" office:value-type="float" office:value="0" calcext:value-type="float">
            <text:p>0</text:p>
          </table:table-cell>
          <table:table-cell table:formula="of:=COUNT([.IM2:.IM13])" office:value-type="float" office:value="0" calcext:value-type="float">
            <text:p>0</text:p>
          </table:table-cell>
          <table:table-cell table:formula="of:=COUNT([.IN2:.IN13])" office:value-type="float" office:value="0" calcext:value-type="float">
            <text:p>0</text:p>
          </table:table-cell>
          <table:table-cell table:formula="of:=COUNT([.IO2:.IO13])" office:value-type="float" office:value="0" calcext:value-type="float">
            <text:p>0</text:p>
          </table:table-cell>
          <table:table-cell table:formula="of:=COUNT([.IP2:.IP13])" office:value-type="float" office:value="0" calcext:value-type="float">
            <text:p>0</text:p>
          </table:table-cell>
          <table:table-cell table:formula="of:=COUNT([.IQ2:.IQ13])" office:value-type="float" office:value="0" calcext:value-type="float">
            <text:p>0</text:p>
          </table:table-cell>
          <table:table-cell table:formula="of:=COUNT([.IR2:.IR13])" office:value-type="float" office:value="0" calcext:value-type="float">
            <text:p>0</text:p>
          </table:table-cell>
          <table:table-cell table:formula="of:=COUNT([.IS2:.IS13])" office:value-type="float" office:value="0" calcext:value-type="float">
            <text:p>0</text:p>
          </table:table-cell>
          <table:table-cell table:formula="of:=COUNT([.IT2:.IT13])" office:value-type="float" office:value="0" calcext:value-type="float">
            <text:p>0</text:p>
          </table:table-cell>
          <table:table-cell table:formula="of:=COUNT([.IU2:.IU13])" office:value-type="float" office:value="0" calcext:value-type="float">
            <text:p>0</text:p>
          </table:table-cell>
          <table:table-cell table:formula="of:=COUNT([.IV2:.IV13])" office:value-type="float" office:value="0" calcext:value-type="float">
            <text:p>0</text:p>
          </table:table-cell>
          <table:table-cell table:formula="of:=COUNT([.IW2:.IW13])" office:value-type="float" office:value="0" calcext:value-type="float">
            <text:p>0</text:p>
          </table:table-cell>
          <table:table-cell table:formula="of:=COUNT([.IX2:.IX13])" office:value-type="float" office:value="0" calcext:value-type="float">
            <text:p>0</text:p>
          </table:table-cell>
          <table:table-cell table:formula="of:=COUNT([.IY2:.IY13])" office:value-type="float" office:value="0" calcext:value-type="float">
            <text:p>0</text:p>
          </table:table-cell>
          <table:table-cell table:formula="of:=COUNT([.IZ2:.IZ13])" office:value-type="float" office:value="0" calcext:value-type="float">
            <text:p>0</text:p>
          </table:table-cell>
          <table:table-cell table:formula="of:=COUNT([.JA2:.JA13])" office:value-type="float" office:value="0" calcext:value-type="float">
            <text:p>0</text:p>
          </table:table-cell>
          <table:table-cell table:formula="of:=COUNT([.JB2:.JB13])" office:value-type="float" office:value="0" calcext:value-type="float">
            <text:p>0</text:p>
          </table:table-cell>
          <table:table-cell table:formula="of:=COUNT([.JC2:.JC13])" office:value-type="float" office:value="0" calcext:value-type="float">
            <text:p>0</text:p>
          </table:table-cell>
          <table:table-cell table:formula="of:=COUNT([.JD2:.JD13])" office:value-type="float" office:value="0" calcext:value-type="float">
            <text:p>0</text:p>
          </table:table-cell>
          <table:table-cell table:formula="of:=COUNT([.JE2:.JE13])" office:value-type="float" office:value="0" calcext:value-type="float">
            <text:p>0</text:p>
          </table:table-cell>
          <table:table-cell table:formula="of:=COUNT([.JF2:.JF13])" office:value-type="float" office:value="0" calcext:value-type="float">
            <text:p>0</text:p>
          </table:table-cell>
          <table:table-cell table:formula="of:=COUNT([.JG2:.JG13])" office:value-type="float" office:value="0" calcext:value-type="float">
            <text:p>0</text:p>
          </table:table-cell>
          <table:table-cell table:formula="of:=COUNT([.JH2:.JH13])" office:value-type="float" office:value="0" calcext:value-type="float">
            <text:p>0</text:p>
          </table:table-cell>
          <table:table-cell table:formula="of:=COUNT([.JI2:.JI13])" office:value-type="float" office:value="0" calcext:value-type="float">
            <text:p>0</text:p>
          </table:table-cell>
          <table:table-cell table:formula="of:=COUNT([.JJ2:.JJ13])" office:value-type="float" office:value="0" calcext:value-type="float">
            <text:p>0</text:p>
          </table:table-cell>
          <table:table-cell table:formula="of:=COUNT([.JK2:.JK13])" office:value-type="float" office:value="0" calcext:value-type="float">
            <text:p>0</text:p>
          </table:table-cell>
          <table:table-cell table:formula="of:=COUNT([.JL2:.JL13])" office:value-type="float" office:value="0" calcext:value-type="float">
            <text:p>0</text:p>
          </table:table-cell>
          <table:table-cell table:formula="of:=COUNT([.JM2:.JM13])" office:value-type="float" office:value="1" calcext:value-type="float">
            <text:p>1</text:p>
          </table:table-cell>
          <table:table-cell table:formula="of:=COUNT([.JN2:.JN13])" office:value-type="float" office:value="1" calcext:value-type="float">
            <text:p>1</text:p>
          </table:table-cell>
          <table:table-cell table:formula="of:=COUNT([.JO2:.JO13])" office:value-type="float" office:value="1" calcext:value-type="float">
            <text:p>1</text:p>
          </table:table-cell>
          <table:table-cell table:formula="of:=COUNT([.JP2:.JP13])" office:value-type="float" office:value="1" calcext:value-type="float">
            <text:p>1</text:p>
          </table:table-cell>
          <table:table-cell table:formula="of:=COUNT([.JQ2:.JQ13])" office:value-type="float" office:value="1" calcext:value-type="float">
            <text:p>1</text:p>
          </table:table-cell>
          <table:table-cell table:formula="of:=COUNT([.JR2:.JR13])" office:value-type="float" office:value="1" calcext:value-type="float">
            <text:p>1</text:p>
          </table:table-cell>
          <table:table-cell table:formula="of:=COUNT([.JS2:.JS13])" office:value-type="float" office:value="1" calcext:value-type="float">
            <text:p>1</text:p>
          </table:table-cell>
          <table:table-cell table:formula="of:=COUNT([.JT2:.JT13])" office:value-type="float" office:value="0" calcext:value-type="float">
            <text:p>0</text:p>
          </table:table-cell>
          <table:table-cell table:formula="of:=COUNT([.JU2:.JU13])" office:value-type="float" office:value="0" calcext:value-type="float">
            <text:p>0</text:p>
          </table:table-cell>
          <table:table-cell table:formula="of:=COUNT([.JV2:.JV13])" office:value-type="float" office:value="0" calcext:value-type="float">
            <text:p>0</text:p>
          </table:table-cell>
          <table:table-cell table:formula="of:=COUNT([.JW2:.JW13])" office:value-type="float" office:value="0" calcext:value-type="float">
            <text:p>0</text:p>
          </table:table-cell>
          <table:table-cell table:formula="of:=COUNT([.JX2:.JX13])" office:value-type="float" office:value="0" calcext:value-type="float">
            <text:p>0</text:p>
          </table:table-cell>
          <table:table-cell table:formula="of:=COUNT([.JY2:.JY13])" office:value-type="float" office:value="0" calcext:value-type="float">
            <text:p>0</text:p>
          </table:table-cell>
          <table:table-cell table:formula="of:=COUNT([.JZ2:.JZ13])" office:value-type="float" office:value="0" calcext:value-type="float">
            <text:p>0</text:p>
          </table:table-cell>
          <table:table-cell table:formula="of:=COUNT([.KA2:.KA13])" office:value-type="float" office:value="0" calcext:value-type="float">
            <text:p>0</text:p>
          </table:table-cell>
          <table:table-cell table:formula="of:=COUNT([.KB2:.KB13])" office:value-type="float" office:value="0" calcext:value-type="float">
            <text:p>0</text:p>
          </table:table-cell>
          <table:table-cell table:formula="of:=COUNT([.KC2:.KC13])" office:value-type="float" office:value="0" calcext:value-type="float">
            <text:p>0</text:p>
          </table:table-cell>
          <table:table-cell table:formula="of:=COUNT([.KD2:.KD13])" office:value-type="float" office:value="0" calcext:value-type="float">
            <text:p>0</text:p>
          </table:table-cell>
          <table:table-cell table:formula="of:=COUNT([.KE2:.KE13])" office:value-type="float" office:value="0" calcext:value-type="float">
            <text:p>0</text:p>
          </table:table-cell>
          <table:table-cell table:formula="of:=COUNT([.KF2:.KF13])" office:value-type="float" office:value="0" calcext:value-type="float">
            <text:p>0</text:p>
          </table:table-cell>
          <table:table-cell table:formula="of:=COUNT([.KG2:.KG13])" office:value-type="float" office:value="0" calcext:value-type="float">
            <text:p>0</text:p>
          </table:table-cell>
          <table:table-cell table:formula="of:=COUNT([.KH2:.KH13])" office:value-type="float" office:value="0" calcext:value-type="float">
            <text:p>0</text:p>
          </table:table-cell>
          <table:table-cell table:formula="of:=COUNT([.KI2:.KI13])" office:value-type="float" office:value="0" calcext:value-type="float">
            <text:p>0</text:p>
          </table:table-cell>
          <table:table-cell table:formula="of:=COUNT([.KJ2:.KJ13])" office:value-type="float" office:value="0" calcext:value-type="float">
            <text:p>0</text:p>
          </table:table-cell>
          <table:table-cell table:formula="of:=COUNT([.KK2:.KK13])" office:value-type="float" office:value="0" calcext:value-type="float">
            <text:p>0</text:p>
          </table:table-cell>
          <table:table-cell table:formula="of:=COUNT([.KL2:.KL13])" office:value-type="float" office:value="0" calcext:value-type="float">
            <text:p>0</text:p>
          </table:table-cell>
          <table:table-cell table:formula="of:=COUNT([.KM2:.KM13])" office:value-type="float" office:value="0" calcext:value-type="float">
            <text:p>0</text:p>
          </table:table-cell>
          <table:table-cell table:formula="of:=COUNT([.KN2:.KN13])" office:value-type="float" office:value="0" calcext:value-type="float">
            <text:p>0</text:p>
          </table:table-cell>
          <table:table-cell table:formula="of:=COUNT([.KO2:.KO13])" office:value-type="float" office:value="0" calcext:value-type="float">
            <text:p>0</text:p>
          </table:table-cell>
          <table:table-cell table:formula="of:=COUNT([.KP2:.KP13])" office:value-type="float" office:value="0" calcext:value-type="float">
            <text:p>0</text:p>
          </table:table-cell>
          <table:table-cell table:formula="of:=COUNT([.KQ2:.KQ13])" office:value-type="float" office:value="0" calcext:value-type="float">
            <text:p>0</text:p>
          </table:table-cell>
          <table:table-cell table:formula="of:=COUNT([.KR2:.KR13])" office:value-type="float" office:value="0" calcext:value-type="float">
            <text:p>0</text:p>
          </table:table-cell>
          <table:table-cell table:formula="of:=COUNT([.KS2:.KS13])" office:value-type="float" office:value="0" calcext:value-type="float">
            <text:p>0</text:p>
          </table:table-cell>
          <table:table-cell table:formula="of:=COUNT([.KT2:.KT13])" office:value-type="float" office:value="0" calcext:value-type="float">
            <text:p>0</text:p>
          </table:table-cell>
          <table:table-cell table:formula="of:=COUNT([.KU2:.KU13])" office:value-type="float" office:value="0" calcext:value-type="float">
            <text:p>0</text:p>
          </table:table-cell>
          <table:table-cell table:formula="of:=COUNT([.KV2:.KV13])" office:value-type="float" office:value="0" calcext:value-type="float">
            <text:p>0</text:p>
          </table:table-cell>
          <table:table-cell table:formula="of:=COUNT([.KW2:.KW13])" office:value-type="float" office:value="0" calcext:value-type="float">
            <text:p>0</text:p>
          </table:table-cell>
          <table:table-cell table:formula="of:=COUNT([.KX2:.KX13])" office:value-type="float" office:value="0" calcext:value-type="float">
            <text:p>0</text:p>
          </table:table-cell>
          <table:table-cell table:formula="of:=COUNT([.KY2:.KY13])" office:value-type="float" office:value="0" calcext:value-type="float">
            <text:p>0</text:p>
          </table:table-cell>
          <table:table-cell table:formula="of:=COUNT([.KZ2:.KZ13])" office:value-type="float" office:value="0" calcext:value-type="float">
            <text:p>0</text:p>
          </table:table-cell>
          <table:table-cell table:formula="of:=COUNT([.LA2:.LA13])" office:value-type="float" office:value="0" calcext:value-type="float">
            <text:p>0</text:p>
          </table:table-cell>
          <table:table-cell table:formula="of:=COUNT([.LB2:.LB13])" office:value-type="float" office:value="0" calcext:value-type="float">
            <text:p>0</text:p>
          </table:table-cell>
          <table:table-cell table:formula="of:=COUNT([.LC2:.LC13])" office:value-type="float" office:value="0" calcext:value-type="float">
            <text:p>0</text:p>
          </table:table-cell>
          <table:table-cell table:formula="of:=COUNT([.LD2:.LD13])" office:value-type="float" office:value="0" calcext:value-type="float">
            <text:p>0</text:p>
          </table:table-cell>
          <table:table-cell table:formula="of:=COUNT([.LE2:.LE13])" office:value-type="float" office:value="0" calcext:value-type="float">
            <text:p>0</text:p>
          </table:table-cell>
          <table:table-cell table:formula="of:=COUNT([.LF2:.LF13])" office:value-type="float" office:value="0" calcext:value-type="float">
            <text:p>0</text:p>
          </table:table-cell>
          <table:table-cell table:formula="of:=COUNT([.LG2:.LG13])" office:value-type="float" office:value="0" calcext:value-type="float">
            <text:p>0</text:p>
          </table:table-cell>
          <table:table-cell table:formula="of:=COUNT([.LH2:.LH13])" office:value-type="float" office:value="0" calcext:value-type="float">
            <text:p>0</text:p>
          </table:table-cell>
          <table:table-cell table:formula="of:=COUNT([.LI2:.LI13])" office:value-type="float" office:value="0" calcext:value-type="float">
            <text:p>0</text:p>
          </table:table-cell>
          <table:table-cell table:formula="of:=COUNT([.LJ2:.LJ13])" office:value-type="float" office:value="0" calcext:value-type="float">
            <text:p>0</text:p>
          </table:table-cell>
          <table:table-cell table:formula="of:=COUNT([.LK2:.LK13])" office:value-type="float" office:value="0" calcext:value-type="float">
            <text:p>0</text:p>
          </table:table-cell>
          <table:table-cell table:formula="of:=COUNT([.LL2:.LL13])" office:value-type="float" office:value="0" calcext:value-type="float">
            <text:p>0</text:p>
          </table:table-cell>
          <table:table-cell table:formula="of:=COUNT([.LM2:.LM13])" office:value-type="float" office:value="0" calcext:value-type="float">
            <text:p>0</text:p>
          </table:table-cell>
          <table:table-cell table:formula="of:=COUNT([.LN2:.LN13])" office:value-type="float" office:value="0" calcext:value-type="float">
            <text:p>0</text:p>
          </table:table-cell>
          <table:table-cell table:formula="of:=COUNT([.LO2:.LO13])" office:value-type="float" office:value="0" calcext:value-type="float">
            <text:p>0</text:p>
          </table:table-cell>
          <table:table-cell table:formula="of:=COUNT([.LP2:.LP13])" office:value-type="float" office:value="0" calcext:value-type="float">
            <text:p>0</text:p>
          </table:table-cell>
          <table:table-cell table:formula="of:=COUNT([.LQ2:.LQ13])" office:value-type="float" office:value="0" calcext:value-type="float">
            <text:p>0</text:p>
          </table:table-cell>
          <table:table-cell table:formula="of:=COUNT([.LR2:.LR13])" office:value-type="float" office:value="0" calcext:value-type="float">
            <text:p>0</text:p>
          </table:table-cell>
          <table:table-cell table:formula="of:=COUNT([.LS2:.LS13])" office:value-type="float" office:value="0" calcext:value-type="float">
            <text:p>0</text:p>
          </table:table-cell>
          <table:table-cell table:formula="of:=COUNT([.LT2:.LT13])" office:value-type="float" office:value="0" calcext:value-type="float">
            <text:p>0</text:p>
          </table:table-cell>
          <table:table-cell table:formula="of:=COUNT([.LU2:.LU13])" office:value-type="float" office:value="0" calcext:value-type="float">
            <text:p>0</text:p>
          </table:table-cell>
          <table:table-cell table:formula="of:=COUNT([.LV2:.LV13])" office:value-type="float" office:value="0" calcext:value-type="float">
            <text:p>0</text:p>
          </table:table-cell>
          <table:table-cell table:formula="of:=COUNT([.LW2:.LW13])" office:value-type="float" office:value="0" calcext:value-type="float">
            <text:p>0</text:p>
          </table:table-cell>
          <table:table-cell table:formula="of:=COUNT([.LX2:.LX13])" office:value-type="float" office:value="0" calcext:value-type="float">
            <text:p>0</text:p>
          </table:table-cell>
          <table:table-cell table:formula="of:=COUNT([.LY2:.LY13])" office:value-type="float" office:value="0" calcext:value-type="float">
            <text:p>0</text:p>
          </table:table-cell>
          <table:table-cell table:formula="of:=COUNT([.LZ2:.LZ13])" office:value-type="float" office:value="0" calcext:value-type="float">
            <text:p>0</text:p>
          </table:table-cell>
          <table:table-cell table:formula="of:=COUNT([.MA2:.MA13])" office:value-type="float" office:value="0" calcext:value-type="float">
            <text:p>0</text:p>
          </table:table-cell>
          <table:table-cell table:formula="of:=COUNT([.MB2:.MB13])" office:value-type="float" office:value="0" calcext:value-type="float">
            <text:p>0</text:p>
          </table:table-cell>
          <table:table-cell table:formula="of:=COUNT([.MC2:.MC13])" office:value-type="float" office:value="0" calcext:value-type="float">
            <text:p>0</text:p>
          </table:table-cell>
          <table:table-cell table:formula="of:=COUNT([.MD2:.MD13])" office:value-type="float" office:value="0" calcext:value-type="float">
            <text:p>0</text:p>
          </table:table-cell>
          <table:table-cell table:formula="of:=COUNT([.ME2:.ME13])" office:value-type="float" office:value="0" calcext:value-type="float">
            <text:p>0</text:p>
          </table:table-cell>
          <table:table-cell table:formula="of:=COUNT([.MF2:.MF13])" office:value-type="float" office:value="0" calcext:value-type="float">
            <text:p>0</text:p>
          </table:table-cell>
          <table:table-cell table:formula="of:=COUNT([.MG2:.MG13])" office:value-type="float" office:value="0" calcext:value-type="float">
            <text:p>0</text:p>
          </table:table-cell>
          <table:table-cell table:formula="of:=COUNT([.MH2:.MH13])" office:value-type="float" office:value="0" calcext:value-type="float">
            <text:p>0</text:p>
          </table:table-cell>
          <table:table-cell table:formula="of:=COUNT([.MI2:.MI13])" office:value-type="float" office:value="0" calcext:value-type="float">
            <text:p>0</text:p>
          </table:table-cell>
          <table:table-cell table:formula="of:=COUNT([.MJ2:.MJ13])" office:value-type="float" office:value="0" calcext:value-type="float">
            <text:p>0</text:p>
          </table:table-cell>
          <table:table-cell table:formula="of:=COUNT([.MK2:.MK13])" office:value-type="float" office:value="0" calcext:value-type="float">
            <text:p>0</text:p>
          </table:table-cell>
          <table:table-cell table:formula="of:=COUNT([.ML2:.ML13])" office:value-type="float" office:value="0" calcext:value-type="float">
            <text:p>0</text:p>
          </table:table-cell>
          <table:table-cell table:formula="of:=COUNT([.MM2:.MM13])" office:value-type="float" office:value="0" calcext:value-type="float">
            <text:p>0</text:p>
          </table:table-cell>
          <table:table-cell table:formula="of:=COUNT([.MN2:.MN13])" office:value-type="float" office:value="0" calcext:value-type="float">
            <text:p>0</text:p>
          </table:table-cell>
          <table:table-cell table:formula="of:=COUNT([.MO2:.MO13])" office:value-type="float" office:value="0" calcext:value-type="float">
            <text:p>0</text:p>
          </table:table-cell>
          <table:table-cell table:formula="of:=COUNT([.MP2:.MP13])" office:value-type="float" office:value="0" calcext:value-type="float">
            <text:p>0</text:p>
          </table:table-cell>
          <table:table-cell table:style-name="Default" table:number-columns-repeated="16030"/>
        </table:table-row>
        <table:table-row table:style-name="ro1">
          <table:table-cell table:number-columns-repeated="354"/>
          <table:table-cell table:style-name="Default" table:number-columns-repeated="16030"/>
        </table:table-row>
        <table:table-row table:style-name="ro1">
          <table:table-cell table:number-columns-repeated="319"/>
          <table:table-cell office:value-type="float" office:value="307" calcext:value-type="float">
            <text:p>307</text:p>
          </table:table-cell>
          <table:table-cell table:number-columns-repeated="34"/>
          <table:table-cell table:style-name="Default" table:number-columns-repeated="16030"/>
        </table:table-row>
        <table:table-row table:style-name="ro1" table:number-rows-repeated="1048554">
          <table:table-cell table:number-columns-repeated="354"/>
          <table:table-cell table:style-name="Default" table:number-columns-repeated="16030"/>
        </table:table-row>
        <table:table-row table:style-name="ro1">
          <table:table-cell table:number-columns-repeated="354"/>
          <table:table-cell table:style-name="Default" table:number-columns-repeated="16030"/>
        </table:table-row>
        <calcext:conditional-formats>
          <calcext:conditional-format calcext:target-range-address="Лист1.N2:Лист1.MP18">
            <calcext:condition calcext:apply-style-name="Good" calcext:value="!=&quot;&quot;" calcext:base-cell-address="Лист1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 loext:blank-width-char="-3">-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decimal-places="0" number:min-integer-digits="1" number:grouping="true"/>
      <number:text> р.</number:text>
    </number:number-style>
    <number:number-style style:name="N138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р.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р.</number:text>
    </number:number-style>
    <number:number-style style:name="N140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41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4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43P2" style:volatile="true">
      <number:text loext:blank-width-char="-"> </number:text>
      <number:fill-character> </number:fill-character>
      <number:text loext:blank-width-char="-4">- р.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5:10:13.071276960</dc:date>
    <meta:editing-duration>PT7M56S</meta:editing-duration>
    <meta:editing-cycles>1</meta:editing-cycles>
    <meta:document-statistic meta:table-count="1" meta:cell-count="6693" meta:object-count="0"/>
    <meta:generator>LibreOffice/25.8.1.1$Linux_X86_64 LibreOffice_project/6493efb0486b5ef4a09f10f25df428a1c89b13aa</meta:generator>
  </office:meta>
</office:document-meta>
</file>